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D_WN2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number-columns-repeated="5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10" table:number-columns-repeated="1005" table:default-cell-style-name="ce3"/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Elbow angle (degrees)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Elbow angle (rad)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Elbow angular velocity (rad/s)</text:p>
          </table:table-cell>
          <table:covered-table-cell table:style-name="ce11"/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Elbow angular acceleration (rad/s^2)</text:p>
          </table:table-cell>
          <table:covered-table-cell table:style-name="ce11"/>
          <table:covered-table-cell table:style-name="ce6"/>
          <table:table-cell table:style-name="ce6" table:number-columns-repeated="2"/>
          <table:table-cell table:style-name="ce8"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7:.C482])" office:value-type="float" office:value="57" calcext:value-type="float">
            <text:p>57</text:p>
          </table:table-cell>
          <table:table-cell table:formula="of:=MAX([.D7:.D482])" office:value-type="float" office:value="1.524" calcext:value-type="float">
            <text:p>1.524</text:p>
          </table:table-cell>
          <table:table-cell table:formula="of:=MAX([.E7:.E482])" office:value-type="float" office:value="45.594" calcext:value-type="float">
            <text:p>45.594</text:p>
          </table:table-cell>
          <table:table-cell table:formula="of:=MAX([.F7:.F482])" office:value-type="float" office:value="19.747" calcext:value-type="float">
            <text:p>19.747</text:p>
          </table:table-cell>
          <table:table-cell table:formula="of:=MAX([.G7:.G405])" office:value-type="float" office:value="0.994837673636768" calcext:value-type="float">
            <text:p>0.994837673636768</text:p>
          </table:table-cell>
          <table:table-cell table:formula="of:=MAX([.H7:.H405])" office:value-type="float" office:value="0.0265988178003936" calcext:value-type="float">
            <text:p>0.026598817800394</text:p>
          </table:table-cell>
          <table:table-cell table:formula="of:=MAX([.I7:.I405])" office:value-type="float" office:value="0.795765419154295" calcext:value-type="float">
            <text:p>0.795765419154295</text:p>
          </table:table-cell>
          <table:table-cell table:formula="of:=MAX([.J7:.J405])" office:value-type="float" office:value="0.34465016739132" calcext:value-type="float">
            <text:p>0.34465016739132</text:p>
          </table:table-cell>
          <table:table-cell table:formula="of:=MAX([.K7:.K388])" office:value-type="float" office:value="2.55097323471493" calcext:value-type="float">
            <text:p>2.55097323471493</text:p>
          </table:table-cell>
          <table:table-cell table:formula="of:=MAX([.L7:.L388])" office:value-type="float" office:value="1.54566358556618" calcext:value-type="float">
            <text:p>1.54566358556618</text:p>
          </table:table-cell>
          <table:table-cell table:formula="of:=MAX([.M7:.M388])" office:value-type="float" office:value="2.58029476614838" calcext:value-type="float">
            <text:p>2.58029476614838</text:p>
          </table:table-cell>
          <table:table-cell table:formula="of:=MAX([.N7:.N388])" office:value-type="float" office:value="0.531976356007879" calcext:value-type="float">
            <text:p>0.531976356007879</text:p>
          </table:table-cell>
          <table:table-cell table:formula="of:=MAX([.O7:.O388])" office:value-type="float" office:value="25.1327412287156" calcext:value-type="float">
            <text:p>25.1327412287156</text:p>
          </table:table-cell>
          <table:table-cell table:formula="of:=MAX([.P7:.P388])" office:value-type="float" office:value="16.0849543863803" calcext:value-type="float">
            <text:p>16.0849543863803</text:p>
          </table:table-cell>
          <table:table-cell table:formula="of:=MAX([.Q7:.Q388])" office:value-type="float" office:value="18.5982285092481" calcext:value-type="float">
            <text:p>18.5982285092481</text:p>
          </table:table-cell>
          <table:table-cell table:formula="of:=MAX([.R7:.R388])" office:value-type="float" office:value="11.8123883774969" calcext:value-type="float">
            <text:p>11.81238837749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7:.C482])" office:value-type="float" office:value="20.339" calcext:value-type="float">
            <text:p>20.339</text:p>
          </table:table-cell>
          <table:table-cell table:formula="of:=MIN([.D7:.D482])" office:value-type="float" office:value="-26.852" calcext:value-type="float">
            <text:p>-26.852</text:p>
          </table:table-cell>
          <table:table-cell table:formula="of:=MIN([.E7:.E482])" office:value-type="float" office:value="15.738" calcext:value-type="float">
            <text:p>15.738</text:p>
          </table:table-cell>
          <table:table-cell table:formula="of:=MIN([.F7:.F482])" office:value-type="float" office:value="11.669" calcext:value-type="float">
            <text:p>11.669</text:p>
          </table:table-cell>
          <table:table-cell table:formula="of:=MIN([.G7:.G405])" office:value-type="float" office:value="0.354982516563127" calcext:value-type="float">
            <text:p>0.354982516563127</text:p>
          </table:table-cell>
          <table:table-cell table:formula="of:=MIN([.H7:.H405])" office:value-type="float" office:value="-0.468655810745517" calcext:value-type="float">
            <text:p>-0.468655810745517</text:p>
          </table:table-cell>
          <table:table-cell table:formula="of:=MIN([.I7:.I405])" office:value-type="float" office:value="0.274679917678868" calcext:value-type="float">
            <text:p>0.274679917678868</text:p>
          </table:table-cell>
          <table:table-cell table:formula="of:=MIN([.J7:.J405])" office:value-type="float" office:value="0.203662470415218" calcext:value-type="float">
            <text:p>0.203662470415218</text:p>
          </table:table-cell>
          <table:table-cell table:formula="of:=MIN([.K7:.K388])" office:value-type="float" office:value="-2.44625347959525" calcext:value-type="float">
            <text:p>-2.44625347959525</text:p>
          </table:table-cell>
          <table:table-cell table:formula="of:=MIN([.L7:.L388])" office:value-type="float" office:value="-1.65038334068585" calcext:value-type="float">
            <text:p>-1.65038334068585</text:p>
          </table:table-cell>
          <table:table-cell table:formula="of:=MIN([.M7:.M388])" office:value-type="float" office:value="-1.94988184032807" calcext:value-type="float">
            <text:p>-1.94988184032807</text:p>
          </table:table-cell>
          <table:table-cell table:formula="of:=MIN([.N7:.N388])" office:value-type="float" office:value="-0.68277280338019" calcext:value-type="float">
            <text:p>-0.68277280338019</text:p>
          </table:table-cell>
          <table:table-cell table:formula="of:=MIN([.O7:.O388])" office:value-type="float" office:value="-25.8867234655782" calcext:value-type="float">
            <text:p>-25.8867234655782</text:p>
          </table:table-cell>
          <table:table-cell table:formula="of:=MIN([.P7:.P388])" office:value-type="float" office:value="-22.8707945181338" calcext:value-type="float">
            <text:p>-22.8707945181338</text:p>
          </table:table-cell>
          <table:table-cell table:formula="of:=MIN([.Q7:.Q388])" office:value-type="float" office:value="-25.6353960532889" calcext:value-type="float">
            <text:p>-25.6353960532889</text:p>
          </table:table-cell>
          <table:table-cell table:formula="of:=MIN([.R7:.R388])" office:value-type="float" office:value="-8.29380460547788" calcext:value-type="float">
            <text:p>-8.29380460547788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 calcext:value-type="string">
            <text:p>frame</text:p>
          </table:table-cell>
          <table:table-cell table:style-name="ce6" office:value-type="string" calcext:value-type="string">
            <text:p>t (sec)</text:p>
          </table:table-cell>
          <table:table-cell table:style-name="ce6" office:value-type="string" calcext:value-type="string">
            <text:p>R_Elbow_Ang</text:p>
          </table:table-cell>
          <table:table-cell table:style-name="ce6" office:value-type="string" calcext:value-type="string">
            <text:p>R_Shl_Flex_Ang</text:p>
          </table:table-cell>
          <table:table-cell table:style-name="ce6" office:value-type="string" calcext:value-type="string">
            <text:p>L_Elbow_Ang</text:p>
          </table:table-cell>
          <table:table-cell table:style-name="ce6" office:value-type="string" calcext:value-type="string">
            <text:p>L_Shl_Add_Ang</text:p>
          </table:table-cell>
          <table:table-cell table:style-name="ce6" office:value-type="string" calcext:value-type="string">
            <text:p>R_Elbow_Ang</text:p>
          </table:table-cell>
          <table:table-cell table:style-name="ce6" office:value-type="string" calcext:value-type="string">
            <text:p>R_Shl_Flex_Ang</text:p>
          </table:table-cell>
          <table:table-cell table:style-name="ce6" office:value-type="string" calcext:value-type="string">
            <text:p>L_Elbow_Ang</text:p>
          </table:table-cell>
          <table:table-cell table:style-name="ce6" office:value-type="string" calcext:value-type="string">
            <text:p>L_Shl_Flex_Ang</text:p>
          </table:table-cell>
          <table:table-cell table:style-name="ce6" office:value-type="string" calcext:value-type="string">
            <text:p>R_Elbow_Ang_Vel</text:p>
          </table:table-cell>
          <table:table-cell table:style-name="ce6" office:value-type="string" calcext:value-type="string">
            <text:p>R_Shl_Flex_Vel</text:p>
          </table:table-cell>
          <table:table-cell table:style-name="ce6" office:value-type="string" calcext:value-type="string">
            <text:p>L_Elbow_Ang_Vel</text:p>
          </table:table-cell>
          <table:table-cell table:style-name="ce6" office:value-type="string" calcext:value-type="string">
            <text:p>L_Shl_Flex_Vel</text:p>
          </table:table-cell>
          <table:table-cell table:style-name="ce6" office:value-type="string" calcext:value-type="string">
            <text:p>R_Elbow_Ang_Acc</text:p>
          </table:table-cell>
          <table:table-cell table:style-name="ce6" office:value-type="string" calcext:value-type="string">
            <text:p>R_Shl_Flex_Acc</text:p>
          </table:table-cell>
          <table:table-cell table:style-name="ce6" office:value-type="string" calcext:value-type="string">
            <text:p>L_Elbow_Ang_Acc</text:p>
          </table:table-cell>
          <table:table-cell table:style-name="ce6" office:value-type="string" calcext:value-type="string">
            <text:p>L_Shl_Flex_Acc</text:p>
          </table:table-cell>
          <table:table-cell table:style-name="ce6" table:number-columns-repeated="1000"/>
          <table:table-cell table:style-name="ce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]/120" office:value-type="float" office:value="0" calcext:value-type="float">
            <text:p>0</text:p>
          </table:table-cell>
          <table:table-cell office:value-type="float" office:value="30.133" calcext:value-type="float">
            <text:p>30.133</text:p>
          </table:table-cell>
          <table:table-cell office:value-type="float" office:value="-11.008" calcext:value-type="float">
            <text:p>-11.008</text:p>
          </table:table-cell>
          <table:table-cell office:value-type="float" office:value="23.473" calcext:value-type="float">
            <text:p>23.473</text:p>
          </table:table-cell>
          <table:table-cell office:value-type="float" office:value="13.153" calcext:value-type="float">
            <text:p>13.153</text:p>
          </table:table-cell>
          <table:table-cell table:formula="of:=[.C7]*2*PI()/360" office:value-type="float" office:value="0.525920063503451" calcext:value-type="float">
            <text:p>0.525920063503451</text:p>
          </table:table-cell>
          <table:table-cell table:formula="of:=[.D7]*2*PI()/360" office:value-type="float" office:value="-0.192125844059536" calcext:value-type="float">
            <text:p>-0.192125844059536</text:p>
          </table:table-cell>
          <table:table-cell table:formula="of:=[.E7]*2*PI()/360" office:value-type="float" office:value="0.409681135320629" calcext:value-type="float">
            <text:p>0.409681135320629</text:p>
          </table:table-cell>
          <table:table-cell table:formula="of:=[.F7]*2*PI()/360" office:value-type="float" office:value="0.229563156514814" calcext:value-type="float">
            <text:p>0.229563156514814</text:p>
          </table:table-cell>
          <table:table-cell table:formula="of:=([.G8]-[.G7])/([.B7]-[.B8])" office:value-type="float" office:value="-2.24309715466311" calcext:value-type="float">
            <text:p>-2.24309715466311</text:p>
          </table:table-cell>
          <table:table-cell table:formula="of:=([.H8]-[.H7])/([.B7]-[.B8])" office:value-type="float" office:value="-1.22103234469522" calcext:value-type="float">
            <text:p>-1.22103234469522</text:p>
          </table:table-cell>
          <table:table-cell table:formula="of:=([.I8]-[.I7])/([.B7]-[.B8])" office:value-type="float" office:value="0.645073691537101" calcext:value-type="float">
            <text:p>0.645073691537101</text:p>
          </table:table-cell>
          <table:table-cell table:formula="of:=([.J8]-[.J7])/([.B7]-[.B8])" office:value-type="float" office:value="-0.477522083345646" calcext:value-type="float">
            <text:p>-0.477522083345646</text:p>
          </table:table-cell>
          <table:table-cell table:formula="of:=([.K8]-[.K7])/([.B7]-[.B8])" office:value-type="float" office:value="-1.00530964914931" calcext:value-type="float">
            <text:p>-1.00530964914931</text:p>
          </table:table-cell>
          <table:table-cell table:formula="of:=([.L8]-[.L7])/([.B7]-[.B8])" office:value-type="float" office:value="-1.00530964914731" calcext:value-type="float">
            <text:p>-1.00530964914731</text:p>
          </table:table-cell>
          <table:table-cell table:formula="of:=([.M8]-[.M7])/([.B7]-[.B8])" office:value-type="float" office:value="2.01061929829702" calcext:value-type="float">
            <text:p>2.01061929829702</text:p>
          </table:table-cell>
          <table:table-cell table:formula="of:=([.N8]-[.N7])/([.B7]-[.B8])" office:value-type="float" office:value="0.502654824575055" calcext:value-type="float">
            <text:p>0.50265482457505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/120" office:value-type="float" office:value="0.00833333333333333" calcext:value-type="float">
            <text:p>0.008333333333333</text:p>
          </table:table-cell>
          <table:table-cell office:value-type="float" office:value="31.204" calcext:value-type="float">
            <text:p>31.204</text:p>
          </table:table-cell>
          <table:table-cell office:value-type="float" office:value="-10.425" calcext:value-type="float">
            <text:p>-10.425</text:p>
          </table:table-cell>
          <table:table-cell office:value-type="float" office:value="23.165" calcext:value-type="float">
            <text:p>23.165</text:p>
          </table:table-cell>
          <table:table-cell office:value-type="float" office:value="13.381" calcext:value-type="float">
            <text:p>13.381</text:p>
          </table:table-cell>
          <table:table-cell table:formula="of:=[.C8]*2*PI()/360" office:value-type="float" office:value="0.544612539792311" calcext:value-type="float">
            <text:p>0.544612539792311</text:p>
          </table:table-cell>
          <table:table-cell table:formula="of:=[.D8]*2*PI()/360" office:value-type="float" office:value="-0.181950574520409" calcext:value-type="float">
            <text:p>-0.181950574520409</text:p>
          </table:table-cell>
          <table:table-cell table:formula="of:=[.E8]*2*PI()/360" office:value-type="float" office:value="0.404305521224486" calcext:value-type="float">
            <text:p>0.404305521224486</text:p>
          </table:table-cell>
          <table:table-cell table:formula="of:=[.F8]*2*PI()/360" office:value-type="float" office:value="0.233542507209361" calcext:value-type="float">
            <text:p>0.233542507209361</text:p>
          </table:table-cell>
          <table:table-cell table:formula="of:=([.G9]-[.G8])/([.B8]-[.B9])" office:value-type="float" office:value="-2.23471957425354" calcext:value-type="float">
            <text:p>-2.23471957425354</text:p>
          </table:table-cell>
          <table:table-cell table:formula="of:=([.H9]-[.H8])/([.B8]-[.B9])" office:value-type="float" office:value="-1.21265476428566" calcext:value-type="float">
            <text:p>-1.21265476428566</text:p>
          </table:table-cell>
          <table:table-cell table:formula="of:=([.I9]-[.I8])/([.B8]-[.B9])" office:value-type="float" office:value="0.62831853071796" calcext:value-type="float">
            <text:p>0.62831853071796</text:p>
          </table:table-cell>
          <table:table-cell table:formula="of:=([.J9]-[.J8])/([.B8]-[.B9])" office:value-type="float" office:value="-0.481710873550438" calcext:value-type="float">
            <text:p>-0.481710873550438</text:p>
          </table:table-cell>
          <table:table-cell table:formula="of:=([.K9]-[.K8])/([.B8]-[.B9])" office:value-type="float" office:value="-1.75929188600895" calcext:value-type="float">
            <text:p>-1.75929188600895</text:p>
          </table:table-cell>
          <table:table-cell table:formula="of:=([.L9]-[.L8])/([.B8]-[.B9])" office:value-type="float" office:value="-0.502654824574682" calcext:value-type="float">
            <text:p>-0.502654824574682</text:p>
          </table:table-cell>
          <table:table-cell table:formula="of:=([.M9]-[.M8])/([.B8]-[.B9])" office:value-type="float" office:value="3.26725635973367" calcext:value-type="float">
            <text:p>3.26725635973367</text:p>
          </table:table-cell>
          <table:table-cell table:formula="of:=([.N9]-[.N8])/([.B8]-[.B9])" office:value-type="float" office:value="-0.00000000000121236354289067" calcext:value-type="float">
            <text:p>-1.21236354289067E-12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/120" office:value-type="float" office:value="0.0166666666666667" calcext:value-type="float">
            <text:p>0.016666666666667</text:p>
          </table:table-cell>
          <table:table-cell office:value-type="float" office:value="32.271" calcext:value-type="float">
            <text:p>32.271</text:p>
          </table:table-cell>
          <table:table-cell office:value-type="float" office:value="-9.846" calcext:value-type="float">
            <text:p>-9.846</text:p>
          </table:table-cell>
          <table:table-cell office:value-type="float" office:value="22.865" calcext:value-type="float">
            <text:p>22.865</text:p>
          </table:table-cell>
          <table:table-cell office:value-type="float" office:value="13.611" calcext:value-type="float">
            <text:p>13.611</text:p>
          </table:table-cell>
          <table:table-cell table:formula="of:=[.C9]*2*PI()/360" office:value-type="float" office:value="0.56323520291109" calcext:value-type="float">
            <text:p>0.56323520291109</text:p>
          </table:table-cell>
          <table:table-cell table:formula="of:=[.D9]*2*PI()/360" office:value-type="float" office:value="-0.171845118151362" calcext:value-type="float">
            <text:p>-0.171845118151362</text:p>
          </table:table-cell>
          <table:table-cell table:formula="of:=[.E9]*2*PI()/360" office:value-type="float" office:value="0.399069533468503" calcext:value-type="float">
            <text:p>0.399069533468503</text:p>
          </table:table-cell>
          <table:table-cell table:formula="of:=[.F9]*2*PI()/360" office:value-type="float" office:value="0.237556764488948" calcext:value-type="float">
            <text:p>0.237556764488948</text:p>
          </table:table-cell>
          <table:table-cell table:formula="of:=([.G10]-[.G9])/([.B9]-[.B10])" office:value-type="float" office:value="-2.2200588085368" calcext:value-type="float">
            <text:p>-2.2200588085368</text:p>
          </table:table-cell>
          <table:table-cell table:formula="of:=([.H10]-[.H9])/([.B9]-[.B10])" office:value-type="float" office:value="-1.20846597408087" calcext:value-type="float">
            <text:p>-1.20846597408087</text:p>
          </table:table-cell>
          <table:table-cell table:formula="of:=([.I10]-[.I9])/([.B9]-[.B10])" office:value-type="float" office:value="0.601091394386846" calcext:value-type="float">
            <text:p>0.601091394386846</text:p>
          </table:table-cell>
          <table:table-cell table:formula="of:=([.J10]-[.J9])/([.B9]-[.B10])" office:value-type="float" office:value="-0.481710873550428" calcext:value-type="float">
            <text:p>-0.481710873550428</text:p>
          </table:table-cell>
          <table:table-cell table:formula="of:=([.K10]-[.K9])/([.B9]-[.B10])" office:value-type="float" office:value="-2.26194671058664" calcext:value-type="float">
            <text:p>-2.26194671058664</text:p>
          </table:table-cell>
          <table:table-cell table:formula="of:=([.L10]-[.L9])/([.B9]-[.B10])" office:value-type="float" office:value="-1.00530964914886" calcext:value-type="float">
            <text:p>-1.00530964914886</text:p>
          </table:table-cell>
          <table:table-cell table:formula="of:=([.M10]-[.M9])/([.B9]-[.B10])" office:value-type="float" office:value="2.76460153515898" calcext:value-type="float">
            <text:p>2.76460153515898</text:p>
          </table:table-cell>
          <table:table-cell table:formula="of:=([.N10]-[.N9])/([.B9]-[.B10])" office:value-type="float" office:value="-0.251327412285702" calcext:value-type="float">
            <text:p>-0.251327412285702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0]/120" office:value-type="float" office:value="0.025" calcext:value-type="float">
            <text:p>0.025</text:p>
          </table:table-cell>
          <table:table-cell office:value-type="float" office:value="33.331" calcext:value-type="float">
            <text:p>33.331</text:p>
          </table:table-cell>
          <table:table-cell office:value-type="float" office:value="-9.269" calcext:value-type="float">
            <text:p>-9.269</text:p>
          </table:table-cell>
          <table:table-cell office:value-type="float" office:value="22.578" calcext:value-type="float">
            <text:p>22.578</text:p>
          </table:table-cell>
          <table:table-cell office:value-type="float" office:value="13.841" calcext:value-type="float">
            <text:p>13.841</text:p>
          </table:table-cell>
          <table:table-cell table:formula="of:=[.C10]*2*PI()/360" office:value-type="float" office:value="0.58173569298223" calcext:value-type="float">
            <text:p>0.58173569298223</text:p>
          </table:table-cell>
          <table:table-cell table:formula="of:=[.D10]*2*PI()/360" office:value-type="float" office:value="-0.161774568367354" calcext:value-type="float">
            <text:p>-0.161774568367354</text:p>
          </table:table-cell>
          <table:table-cell table:formula="of:=[.E10]*2*PI()/360" office:value-type="float" office:value="0.39406043851528" calcext:value-type="float">
            <text:p>0.39406043851528</text:p>
          </table:table-cell>
          <table:table-cell table:formula="of:=[.F10]*2*PI()/360" office:value-type="float" office:value="0.241571021768535" calcext:value-type="float">
            <text:p>0.241571021768535</text:p>
          </table:table-cell>
          <table:table-cell table:formula="of:=([.G11]-[.G10])/([.B10]-[.B11])" office:value-type="float" office:value="-2.20120925261524" calcext:value-type="float">
            <text:p>-2.20120925261524</text:p>
          </table:table-cell>
          <table:table-cell table:formula="of:=([.H11]-[.H10])/([.B10]-[.B11])" office:value-type="float" office:value="-1.2000883936713" calcext:value-type="float">
            <text:p>-1.2000883936713</text:p>
          </table:table-cell>
          <table:table-cell table:formula="of:=([.I11]-[.I10])/([.B10]-[.B11])" office:value-type="float" office:value="0.578053048260521" calcext:value-type="float">
            <text:p>0.578053048260521</text:p>
          </table:table-cell>
          <table:table-cell table:formula="of:=([.J11]-[.J10])/([.B10]-[.B11])" office:value-type="float" office:value="-0.479616478448047" calcext:value-type="float">
            <text:p>-0.479616478448047</text:p>
          </table:table-cell>
          <table:table-cell table:formula="of:=([.K11]-[.K10])/([.B10]-[.B11])" office:value-type="float" office:value="-1.7592918860089" calcext:value-type="float">
            <text:p>-1.7592918860089</text:p>
          </table:table-cell>
          <table:table-cell table:formula="of:=([.L11]-[.L10])/([.B10]-[.B11])" office:value-type="float" office:value="-1.50796447372277" calcext:value-type="float">
            <text:p>-1.50796447372277</text:p>
          </table:table-cell>
          <table:table-cell table:formula="of:=([.M11]-[.M10])/([.B10]-[.B11])" office:value-type="float" office:value="2.51327412287168" calcext:value-type="float">
            <text:p>2.51327412287168</text:p>
          </table:table-cell>
          <table:table-cell table:formula="of:=([.N11]-[.N10])/([.B10]-[.B11])" office:value-type="float" office:value="-0.753982236862383" calcext:value-type="float">
            <text:p>-0.753982236862383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/120" office:value-type="float" office:value="0.0333333333333333" calcext:value-type="float">
            <text:p>0.033333333333333</text:p>
          </table:table-cell>
          <table:table-cell office:value-type="float" office:value="34.382" calcext:value-type="float">
            <text:p>34.382</text:p>
          </table:table-cell>
          <table:table-cell office:value-type="float" office:value="-8.696" calcext:value-type="float">
            <text:p>-8.696</text:p>
          </table:table-cell>
          <table:table-cell office:value-type="float" office:value="22.302" calcext:value-type="float">
            <text:p>22.302</text:p>
          </table:table-cell>
          <table:table-cell office:value-type="float" office:value="14.07" calcext:value-type="float">
            <text:p>14.07</text:p>
          </table:table-cell>
          <table:table-cell table:formula="of:=[.C11]*2*PI()/360" office:value-type="float" office:value="0.60007910342069" calcext:value-type="float">
            <text:p>0.60007910342069</text:p>
          </table:table-cell>
          <table:table-cell table:formula="of:=[.D11]*2*PI()/360" office:value-type="float" office:value="-0.151773831753427" calcext:value-type="float">
            <text:p>-0.151773831753427</text:p>
          </table:table-cell>
          <table:table-cell table:formula="of:=[.E11]*2*PI()/360" office:value-type="float" office:value="0.389243329779775" calcext:value-type="float">
            <text:p>0.389243329779775</text:p>
          </table:table-cell>
          <table:table-cell table:formula="of:=[.F11]*2*PI()/360" office:value-type="float" office:value="0.245567825755602" calcext:value-type="float">
            <text:p>0.245567825755602</text:p>
          </table:table-cell>
          <table:table-cell table:formula="of:=([.G12]-[.G11])/([.B11]-[.B12])" office:value-type="float" office:value="-2.1865484868985" calcext:value-type="float">
            <text:p>-2.1865484868985</text:p>
          </table:table-cell>
          <table:table-cell table:formula="of:=([.H12]-[.H11])/([.B11]-[.B12])" office:value-type="float" office:value="-1.18752202305694" calcext:value-type="float">
            <text:p>-1.18752202305694</text:p>
          </table:table-cell>
          <table:table-cell table:formula="of:=([.I12]-[.I11])/([.B11]-[.B12])" office:value-type="float" office:value="0.55710909723659" calcext:value-type="float">
            <text:p>0.55710909723659</text:p>
          </table:table-cell>
          <table:table-cell table:formula="of:=([.J12]-[.J11])/([.B11]-[.B12])" office:value-type="float" office:value="-0.473333293140861" calcext:value-type="float">
            <text:p>-0.473333293140861</text:p>
          </table:table-cell>
          <table:table-cell table:formula="of:=([.K12]-[.K11])/([.B11]-[.B12])" office:value-type="float" office:value="-2.01061929829724" calcext:value-type="float">
            <text:p>-2.01061929829724</text:p>
          </table:table-cell>
          <table:table-cell table:formula="of:=([.L12]-[.L11])/([.B11]-[.B12])" office:value-type="float" office:value="-1.00530964914902" calcext:value-type="float">
            <text:p>-1.00530964914902</text:p>
          </table:table-cell>
          <table:table-cell table:formula="of:=([.M12]-[.M11])/([.B11]-[.B12])" office:value-type="float" office:value="1.75929188601055" calcext:value-type="float">
            <text:p>1.75929188601055</text:p>
          </table:table-cell>
          <table:table-cell table:formula="of:=([.N12]-[.N11])/([.B11]-[.B12])" office:value-type="float" office:value="-1.50796447372281" calcext:value-type="float">
            <text:p>-1.50796447372281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]/120" office:value-type="float" office:value="0.0416666666666667" calcext:value-type="float">
            <text:p>0.041666666666667</text:p>
          </table:table-cell>
          <table:table-cell office:value-type="float" office:value="35.426" calcext:value-type="float">
            <text:p>35.426</text:p>
          </table:table-cell>
          <table:table-cell office:value-type="float" office:value="-8.129" calcext:value-type="float">
            <text:p>-8.129</text:p>
          </table:table-cell>
          <table:table-cell office:value-type="float" office:value="22.036" calcext:value-type="float">
            <text:p>22.036</text:p>
          </table:table-cell>
          <table:table-cell office:value-type="float" office:value="14.296" calcext:value-type="float">
            <text:p>14.296</text:p>
          </table:table-cell>
          <table:table-cell table:formula="of:=[.C12]*2*PI()/360" office:value-type="float" office:value="0.618300340811511" calcext:value-type="float">
            <text:p>0.618300340811511</text:p>
          </table:table-cell>
          <table:table-cell table:formula="of:=[.D12]*2*PI()/360" office:value-type="float" office:value="-0.141877814894619" calcext:value-type="float">
            <text:p>-0.141877814894619</text:p>
          </table:table-cell>
          <table:table-cell table:formula="of:=[.E12]*2*PI()/360" office:value-type="float" office:value="0.38460075396947" calcext:value-type="float">
            <text:p>0.38460075396947</text:p>
          </table:table-cell>
          <table:table-cell table:formula="of:=[.F12]*2*PI()/360" office:value-type="float" office:value="0.249512269865109" calcext:value-type="float">
            <text:p>0.249512269865109</text:p>
          </table:table-cell>
          <table:table-cell table:formula="of:=([.G13]-[.G12])/([.B12]-[.B13])" office:value-type="float" office:value="-2.16979332607936" calcext:value-type="float">
            <text:p>-2.16979332607936</text:p>
          </table:table-cell>
          <table:table-cell table:formula="of:=([.H13]-[.H12])/([.B12]-[.B13])" office:value-type="float" office:value="-1.17914444264737" calcext:value-type="float">
            <text:p>-1.17914444264737</text:p>
          </table:table-cell>
          <table:table-cell table:formula="of:=([.I13]-[.I12])/([.B12]-[.B13])" office:value-type="float" office:value="0.542448331519836" calcext:value-type="float">
            <text:p>0.542448331519836</text:p>
          </table:table-cell>
          <table:table-cell table:formula="of:=([.J13]-[.J12])/([.B12]-[.B13])" office:value-type="float" office:value="-0.460766922526504" calcext:value-type="float">
            <text:p>-0.460766922526504</text:p>
          </table:table-cell>
          <table:table-cell table:formula="of:=([.K13]-[.K12])/([.B12]-[.B13])" office:value-type="float" office:value="-2.51327412287466" calcext:value-type="float">
            <text:p>-2.51327412287466</text:p>
          </table:table-cell>
          <table:table-cell table:formula="of:=([.L13]-[.L12])/([.B12]-[.B13])" office:value-type="float" office:value="-1.25663706143592" calcext:value-type="float">
            <text:p>-1.25663706143592</text:p>
          </table:table-cell>
          <table:table-cell table:formula="of:=([.M13]-[.M12])/([.B12]-[.B13])" office:value-type="float" office:value="1.00530964914766" calcext:value-type="float">
            <text:p>1.00530964914766</text:p>
          </table:table-cell>
          <table:table-cell table:formula="of:=([.N13]-[.N12])/([.B12]-[.B13])" office:value-type="float" office:value="-2.01061929829817" calcext:value-type="float">
            <text:p>-2.01061929829817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3]/120" office:value-type="float" office:value="0.05" calcext:value-type="float">
            <text:p>0.05</text:p>
          </table:table-cell>
          <table:table-cell office:value-type="float" office:value="36.462" calcext:value-type="float">
            <text:p>36.462</text:p>
          </table:table-cell>
          <table:table-cell office:value-type="float" office:value="-7.566" calcext:value-type="float">
            <text:p>-7.566</text:p>
          </table:table-cell>
          <table:table-cell office:value-type="float" office:value="21.777" calcext:value-type="float">
            <text:p>21.777</text:p>
          </table:table-cell>
          <table:table-cell office:value-type="float" office:value="14.516" calcext:value-type="float">
            <text:p>14.516</text:p>
          </table:table-cell>
          <table:table-cell table:formula="of:=[.C13]*2*PI()/360" office:value-type="float" office:value="0.636381951862172" calcext:value-type="float">
            <text:p>0.636381951862172</text:p>
          </table:table-cell>
          <table:table-cell table:formula="of:=[.D13]*2*PI()/360" office:value-type="float" office:value="-0.132051611205891" calcext:value-type="float">
            <text:p>-0.132051611205891</text:p>
          </table:table-cell>
          <table:table-cell table:formula="of:=[.E13]*2*PI()/360" office:value-type="float" office:value="0.380080351206805" calcext:value-type="float">
            <text:p>0.380080351206805</text:p>
          </table:table-cell>
          <table:table-cell table:formula="of:=[.F13]*2*PI()/360" office:value-type="float" office:value="0.253351994219497" calcext:value-type="float">
            <text:p>0.253351994219497</text:p>
          </table:table-cell>
          <table:table-cell table:formula="of:=([.G14]-[.G13])/([.B13]-[.B14])" office:value-type="float" office:value="-2.1488493750554" calcext:value-type="float">
            <text:p>-2.1488493750554</text:p>
          </table:table-cell>
          <table:table-cell table:formula="of:=([.H14]-[.H13])/([.B13]-[.B14])" office:value-type="float" office:value="-1.1686724671354" calcext:value-type="float">
            <text:p>-1.1686724671354</text:p>
          </table:table-cell>
          <table:table-cell table:formula="of:=([.I14]-[.I13])/([.B13]-[.B14])" office:value-type="float" office:value="0.534070751110272" calcext:value-type="float">
            <text:p>0.534070751110272</text:p>
          </table:table-cell>
          <table:table-cell table:formula="of:=([.J14]-[.J13])/([.B13]-[.B14])" office:value-type="float" office:value="-0.444011761707353" calcext:value-type="float">
            <text:p>-0.444011761707353</text:p>
          </table:table-cell>
          <table:table-cell table:formula="of:=([.K14]-[.K13])/([.B13]-[.B14])" office:value-type="float" office:value="-2.76460153515501" calcext:value-type="float">
            <text:p>-2.76460153515501</text:p>
          </table:table-cell>
          <table:table-cell table:formula="of:=([.L14]-[.L13])/([.B13]-[.B14])" office:value-type="float" office:value="-0.502654824574469" calcext:value-type="float">
            <text:p>-0.502654824574469</text:p>
          </table:table-cell>
          <table:table-cell table:formula="of:=([.M14]-[.M13])/([.B13]-[.B14])" office:value-type="float" office:value="-0.251327412286528" calcext:value-type="float">
            <text:p>-0.251327412286528</text:p>
          </table:table-cell>
          <table:table-cell table:formula="of:=([.N14]-[.N13])/([.B13]-[.B14])" office:value-type="float" office:value="-2.26194671058355" calcext:value-type="float">
            <text:p>-2.26194671058355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4]/120" office:value-type="float" office:value="0.0583333333333333" calcext:value-type="float">
            <text:p>0.058333333333333</text:p>
          </table:table-cell>
          <table:table-cell office:value-type="float" office:value="37.488" calcext:value-type="float">
            <text:p>37.488</text:p>
          </table:table-cell>
          <table:table-cell office:value-type="float" office:value="-7.008" calcext:value-type="float">
            <text:p>-7.008</text:p>
          </table:table-cell>
          <table:table-cell office:value-type="float" office:value="21.522" calcext:value-type="float">
            <text:p>21.522</text:p>
          </table:table-cell>
          <table:table-cell office:value-type="float" office:value="14.728" calcext:value-type="float">
            <text:p>14.728</text:p>
          </table:table-cell>
          <table:table-cell table:formula="of:=[.C14]*2*PI()/360" office:value-type="float" office:value="0.654289029987634" calcext:value-type="float">
            <text:p>0.654289029987634</text:p>
          </table:table-cell>
          <table:table-cell table:formula="of:=[.D14]*2*PI()/360" office:value-type="float" office:value="-0.122312673979763" calcext:value-type="float">
            <text:p>-0.122312673979763</text:p>
          </table:table-cell>
          <table:table-cell table:formula="of:=[.E14]*2*PI()/360" office:value-type="float" office:value="0.37562976161422" calcext:value-type="float">
            <text:p>0.37562976161422</text:p>
          </table:table-cell>
          <table:table-cell table:formula="of:=[.F14]*2*PI()/360" office:value-type="float" office:value="0.257052092233725" calcext:value-type="float">
            <text:p>0.257052092233725</text:p>
          </table:table-cell>
          <table:table-cell table:formula="of:=([.G15]-[.G14])/([.B14]-[.B15])" office:value-type="float" office:value="-2.12581102892911" calcext:value-type="float">
            <text:p>-2.12581102892911</text:p>
          </table:table-cell>
          <table:table-cell table:formula="of:=([.H15]-[.H14])/([.B14]-[.B15])" office:value-type="float" office:value="-1.16448367693062" calcext:value-type="float">
            <text:p>-1.16448367693062</text:p>
          </table:table-cell>
          <table:table-cell table:formula="of:=([.I15]-[.I14])/([.B14]-[.B15])" office:value-type="float" office:value="0.536165146212659" calcext:value-type="float">
            <text:p>0.536165146212659</text:p>
          </table:table-cell>
          <table:table-cell table:formula="of:=([.J15]-[.J14])/([.B14]-[.B15])" office:value-type="float" office:value="-0.425162205785823" calcext:value-type="float">
            <text:p>-0.425162205785823</text:p>
          </table:table-cell>
          <table:table-cell table:formula="of:=([.K15]-[.K14])/([.B14]-[.B15])" office:value-type="float" office:value="-3.26725635973446" calcext:value-type="float">
            <text:p>-3.26725635973446</text:p>
          </table:table-cell>
          <table:table-cell table:formula="of:=([.L15]-[.L14])/([.B14]-[.B15])" office:value-type="float" office:value="-0.251327412287115" calcext:value-type="float">
            <text:p>-0.251327412287115</text:p>
          </table:table-cell>
          <table:table-cell table:formula="of:=([.M15]-[.M14])/([.B14]-[.B15])" office:value-type="float" office:value="-1.25663706143584" calcext:value-type="float">
            <text:p>-1.25663706143584</text:p>
          </table:table-cell>
          <table:table-cell table:formula="of:=([.N15]-[.N14])/([.B14]-[.B15])" office:value-type="float" office:value="-2.76460153515981" calcext:value-type="float">
            <text:p>-2.76460153515981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]/120" office:value-type="float" office:value="0.0666666666666667" calcext:value-type="float">
            <text:p>0.066666666666667</text:p>
          </table:table-cell>
          <table:table-cell office:value-type="float" office:value="38.503" calcext:value-type="float">
            <text:p>38.503</text:p>
          </table:table-cell>
          <table:table-cell office:value-type="float" office:value="-6.452" calcext:value-type="float">
            <text:p>-6.452</text:p>
          </table:table-cell>
          <table:table-cell office:value-type="float" office:value="21.266" calcext:value-type="float">
            <text:p>21.266</text:p>
          </table:table-cell>
          <table:table-cell office:value-type="float" office:value="14.931" calcext:value-type="float">
            <text:p>14.931</text:p>
          </table:table-cell>
          <table:table-cell table:formula="of:=[.C15]*2*PI()/360" office:value-type="float" office:value="0.672004121895377" calcext:value-type="float">
            <text:p>0.672004121895377</text:p>
          </table:table-cell>
          <table:table-cell table:formula="of:=[.D15]*2*PI()/360" office:value-type="float" office:value="-0.112608643338674" calcext:value-type="float">
            <text:p>-0.112608643338674</text:p>
          </table:table-cell>
          <table:table-cell table:formula="of:=[.E15]*2*PI()/360" office:value-type="float" office:value="0.371161718729114" calcext:value-type="float">
            <text:p>0.371161718729114</text:p>
          </table:table-cell>
          <table:table-cell table:formula="of:=[.F15]*2*PI()/360" office:value-type="float" office:value="0.260595110615273" calcext:value-type="float">
            <text:p>0.260595110615273</text:p>
          </table:table-cell>
          <table:table-cell table:formula="of:=([.G16]-[.G15])/([.B15]-[.B16])" office:value-type="float" office:value="-2.09858389259799" calcext:value-type="float">
            <text:p>-2.09858389259799</text:p>
          </table:table-cell>
          <table:table-cell table:formula="of:=([.H16]-[.H15])/([.B15]-[.B16])" office:value-type="float" office:value="-1.16238928182822" calcext:value-type="float">
            <text:p>-1.16238928182822</text:p>
          </table:table-cell>
          <table:table-cell table:formula="of:=([.I16]-[.I15])/([.B15]-[.B16])" office:value-type="float" office:value="0.546637121724625" calcext:value-type="float">
            <text:p>0.546637121724625</text:p>
          </table:table-cell>
          <table:table-cell table:formula="of:=([.J16]-[.J15])/([.B15]-[.B16])" office:value-type="float" office:value="-0.402123859659491" calcext:value-type="float">
            <text:p>-0.402123859659491</text:p>
          </table:table-cell>
          <table:table-cell table:formula="of:=([.K16]-[.K15])/([.B15]-[.B16])" office:value-type="float" office:value="-3.26725635973446" calcext:value-type="float">
            <text:p>-3.26725635973446</text:p>
          </table:table-cell>
          <table:table-cell table:formula="of:=([.L16]-[.L15])/([.B15]-[.B16])" office:value-type="float" office:value="0.75398223686137" calcext:value-type="float">
            <text:p>0.75398223686137</text:p>
          </table:table-cell>
          <table:table-cell table:formula="of:=([.M16]-[.M15])/([.B15]-[.B16])" office:value-type="float" office:value="-1.00530964914851" calcext:value-type="float">
            <text:p>-1.00530964914851</text:p>
          </table:table-cell>
          <table:table-cell table:formula="of:=([.N16]-[.N15])/([.B15]-[.B16])" office:value-type="float" office:value="-3.01592894744553" calcext:value-type="float">
            <text:p>-3.01592894744553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6]/120" office:value-type="float" office:value="0.075" calcext:value-type="float">
            <text:p>0.075</text:p>
          </table:table-cell>
          <table:table-cell office:value-type="float" office:value="39.505" calcext:value-type="float">
            <text:p>39.505</text:p>
          </table:table-cell>
          <table:table-cell office:value-type="float" office:value="-5.897" calcext:value-type="float">
            <text:p>-5.897</text:p>
          </table:table-cell>
          <table:table-cell office:value-type="float" office:value="21.005" calcext:value-type="float">
            <text:p>21.005</text:p>
          </table:table-cell>
          <table:table-cell office:value-type="float" office:value="15.123" calcext:value-type="float">
            <text:p>15.123</text:p>
          </table:table-cell>
          <table:table-cell table:formula="of:=[.C16]*2*PI()/360" office:value-type="float" office:value="0.68949232100036" calcext:value-type="float">
            <text:p>0.68949232100036</text:p>
          </table:table-cell>
          <table:table-cell table:formula="of:=[.D16]*2*PI()/360" office:value-type="float" office:value="-0.102922065990106" calcext:value-type="float">
            <text:p>-0.102922065990106</text:p>
          </table:table-cell>
          <table:table-cell table:formula="of:=[.E16]*2*PI()/360" office:value-type="float" office:value="0.366606409381409" calcext:value-type="float">
            <text:p>0.366606409381409</text:p>
          </table:table-cell>
          <table:table-cell table:formula="of:=[.F16]*2*PI()/360" office:value-type="float" office:value="0.263946142779102" calcext:value-type="float">
            <text:p>0.263946142779102</text:p>
          </table:table-cell>
          <table:table-cell table:formula="of:=([.G17]-[.G16])/([.B16]-[.B17])" office:value-type="float" office:value="-2.07135675626687" calcext:value-type="float">
            <text:p>-2.07135675626687</text:p>
          </table:table-cell>
          <table:table-cell table:formula="of:=([.H17]-[.H16])/([.B16]-[.B17])" office:value-type="float" office:value="-1.1686724671354" calcext:value-type="float">
            <text:p>-1.1686724671354</text:p>
          </table:table-cell>
          <table:table-cell table:formula="of:=([.I17]-[.I16])/([.B16]-[.B17])" office:value-type="float" office:value="0.555014702134196" calcext:value-type="float">
            <text:p>0.555014702134196</text:p>
          </table:table-cell>
          <table:table-cell table:formula="of:=([.J17]-[.J16])/([.B16]-[.B17])" office:value-type="float" office:value="-0.376991118430778" calcext:value-type="float">
            <text:p>-0.376991118430778</text:p>
          </table:table-cell>
          <table:table-cell table:formula="of:=([.K17]-[.K16])/([.B16]-[.B17])" office:value-type="float" office:value="-3.51858377202099" calcext:value-type="float">
            <text:p>-3.51858377202099</text:p>
          </table:table-cell>
          <table:table-cell table:formula="of:=([.L17]-[.L16])/([.B16]-[.B17])" office:value-type="float" office:value="0.753982236861983" calcext:value-type="float">
            <text:p>0.753982236861983</text:p>
          </table:table-cell>
          <table:table-cell table:formula="of:=([.M17]-[.M16])/([.B16]-[.B17])" office:value-type="float" office:value="-2.01061929829702" calcext:value-type="float">
            <text:p>-2.01061929829702</text:p>
          </table:table-cell>
          <table:table-cell table:formula="of:=([.N17]-[.N16])/([.B16]-[.B17])" office:value-type="float" office:value="-3.01592894744634" calcext:value-type="float">
            <text:p>-3.01592894744634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]/120" office:value-type="float" office:value="0.0833333333333333" calcext:value-type="float">
            <text:p>0.083333333333333</text:p>
          </table:table-cell>
          <table:table-cell office:value-type="float" office:value="40.494" calcext:value-type="float">
            <text:p>40.494</text:p>
          </table:table-cell>
          <table:table-cell office:value-type="float" office:value="-5.339" calcext:value-type="float">
            <text:p>-5.339</text:p>
          </table:table-cell>
          <table:table-cell office:value-type="float" office:value="20.74" calcext:value-type="float">
            <text:p>20.74</text:p>
          </table:table-cell>
          <table:table-cell office:value-type="float" office:value="15.303" calcext:value-type="float">
            <text:p>15.303</text:p>
          </table:table-cell>
          <table:table-cell table:formula="of:=[.C17]*2*PI()/360" office:value-type="float" office:value="0.706753627302584" calcext:value-type="float">
            <text:p>0.706753627302584</text:p>
          </table:table-cell>
          <table:table-cell table:formula="of:=[.D17]*2*PI()/360" office:value-type="float" office:value="-0.0931831287639773" calcext:value-type="float">
            <text:p>-0.093183128763977</text:p>
          </table:table-cell>
          <table:table-cell table:formula="of:=[.E17]*2*PI()/360" office:value-type="float" office:value="0.361981286863624" calcext:value-type="float">
            <text:p>0.361981286863624</text:p>
          </table:table-cell>
          <table:table-cell table:formula="of:=[.F17]*2*PI()/360" office:value-type="float" office:value="0.267087735432692" calcext:value-type="float">
            <text:p>0.267087735432692</text:p>
          </table:table-cell>
          <table:table-cell table:formula="of:=([.G18]-[.G17])/([.B17]-[.B18])" office:value-type="float" office:value="-2.04203522483336" calcext:value-type="float">
            <text:p>-2.04203522483336</text:p>
          </table:table-cell>
          <table:table-cell table:formula="of:=([.H18]-[.H17])/([.B17]-[.B18])" office:value-type="float" office:value="-1.17495565244258" calcext:value-type="float">
            <text:p>-1.17495565244258</text:p>
          </table:table-cell>
          <table:table-cell table:formula="of:=([.I18]-[.I17])/([.B17]-[.B18])" office:value-type="float" office:value="0.571769862953338" calcext:value-type="float">
            <text:p>0.571769862953338</text:p>
          </table:table-cell>
          <table:table-cell table:formula="of:=([.J18]-[.J17])/([.B17]-[.B18])" office:value-type="float" office:value="-0.351858377202059" calcext:value-type="float">
            <text:p>-0.351858377202059</text:p>
          </table:table-cell>
          <table:table-cell table:formula="of:=([.K18]-[.K17])/([.B17]-[.B18])" office:value-type="float" office:value="-3.76991118430635" calcext:value-type="float">
            <text:p>-3.76991118430635</text:p>
          </table:table-cell>
          <table:table-cell table:formula="of:=([.L18]-[.L17])/([.B17]-[.B18])" office:value-type="float" office:value="1.00530964914827" calcext:value-type="float">
            <text:p>1.00530964914827</text:p>
          </table:table-cell>
          <table:table-cell table:formula="of:=([.M18]-[.M17])/([.B17]-[.B18])" office:value-type="float" office:value="-1.75929188601038" calcext:value-type="float">
            <text:p>-1.75929188601038</text:p>
          </table:table-cell>
          <table:table-cell table:formula="of:=([.N18]-[.N17])/([.B17]-[.B18])" office:value-type="float" office:value="-3.01592894744719" calcext:value-type="float">
            <text:p>-3.01592894744719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8]/120" office:value-type="float" office:value="0.0916666666666667" calcext:value-type="float">
            <text:p>0.091666666666667</text:p>
          </table:table-cell>
          <table:table-cell office:value-type="float" office:value="41.469" calcext:value-type="float">
            <text:p>41.469</text:p>
          </table:table-cell>
          <table:table-cell office:value-type="float" office:value="-4.778" calcext:value-type="float">
            <text:p>-4.778</text:p>
          </table:table-cell>
          <table:table-cell office:value-type="float" office:value="20.467" calcext:value-type="float">
            <text:p>20.467</text:p>
          </table:table-cell>
          <table:table-cell office:value-type="float" office:value="15.471" calcext:value-type="float">
            <text:p>15.471</text:p>
          </table:table-cell>
          <table:table-cell table:formula="of:=[.C18]*2*PI()/360" office:value-type="float" office:value="0.723770587509528" calcext:value-type="float">
            <text:p>0.723770587509528</text:p>
          </table:table-cell>
          <table:table-cell table:formula="of:=[.D18]*2*PI()/360" office:value-type="float" office:value="-0.0833918316602891" calcext:value-type="float">
            <text:p>-0.083391831660289</text:p>
          </table:table-cell>
          <table:table-cell table:formula="of:=[.E18]*2*PI()/360" office:value-type="float" office:value="0.357216538005679" calcext:value-type="float">
            <text:p>0.357216538005679</text:p>
          </table:table-cell>
          <table:table-cell table:formula="of:=[.F18]*2*PI()/360" office:value-type="float" office:value="0.270019888576043" calcext:value-type="float">
            <text:p>0.270019888576043</text:p>
          </table:table-cell>
          <table:table-cell table:formula="of:=([.G19]-[.G18])/([.B18]-[.B19])" office:value-type="float" office:value="-2.01061929829747" calcext:value-type="float">
            <text:p>-2.01061929829747</text:p>
          </table:table-cell>
          <table:table-cell table:formula="of:=([.H19]-[.H18])/([.B18]-[.B19])" office:value-type="float" office:value="-1.18333323285215" calcext:value-type="float">
            <text:p>-1.18333323285215</text:p>
          </table:table-cell>
          <table:table-cell table:formula="of:=([.I19]-[.I18])/([.B18]-[.B19])" office:value-type="float" office:value="0.586430628670091" calcext:value-type="float">
            <text:p>0.586430628670091</text:p>
          </table:table-cell>
          <table:table-cell table:formula="of:=([.J19]-[.J18])/([.B18]-[.B19])" office:value-type="float" office:value="-0.326725635973332" calcext:value-type="float">
            <text:p>-0.326725635973332</text:p>
          </table:table-cell>
          <table:table-cell table:formula="of:=([.K19]-[.K18])/([.B18]-[.B19])" office:value-type="float" office:value="-4.52389342117147" calcext:value-type="float">
            <text:p>-4.52389342117147</text:p>
          </table:table-cell>
          <table:table-cell table:formula="of:=([.L19]-[.L18])/([.B18]-[.B19])" office:value-type="float" office:value="0.251327412287567" calcext:value-type="float">
            <text:p>0.251327412287567</text:p>
          </table:table-cell>
          <table:table-cell table:formula="of:=([.M19]-[.M18])/([.B18]-[.B19])" office:value-type="float" office:value="-1.75929188601141" calcext:value-type="float">
            <text:p>-1.75929188601141</text:p>
          </table:table-cell>
          <table:table-cell table:formula="of:=([.N19]-[.N18])/([.B18]-[.B19])" office:value-type="float" office:value="-3.01592894744547" calcext:value-type="float">
            <text:p>-3.01592894744547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9]/120" office:value-type="float" office:value="0.1" calcext:value-type="float">
            <text:p>0.1</text:p>
          </table:table-cell>
          <table:table-cell office:value-type="float" office:value="42.429" calcext:value-type="float">
            <text:p>42.429</text:p>
          </table:table-cell>
          <table:table-cell office:value-type="float" office:value="-4.213" calcext:value-type="float">
            <text:p>-4.213</text:p>
          </table:table-cell>
          <table:table-cell office:value-type="float" office:value="20.187" calcext:value-type="float">
            <text:p>20.187</text:p>
          </table:table-cell>
          <table:table-cell office:value-type="float" office:value="15.627" calcext:value-type="float">
            <text:p>15.627</text:p>
          </table:table-cell>
          <table:table-cell table:formula="of:=[.C19]*2*PI()/360" office:value-type="float" office:value="0.740525748328674" calcext:value-type="float">
            <text:p>0.740525748328674</text:p>
          </table:table-cell>
          <table:table-cell table:formula="of:=[.D19]*2*PI()/360" office:value-type="float" office:value="-0.0735307213865211" calcext:value-type="float">
            <text:p>-0.073530721386521</text:p>
          </table:table-cell>
          <table:table-cell table:formula="of:=[.E19]*2*PI()/360" office:value-type="float" office:value="0.352329616100095" calcext:value-type="float">
            <text:p>0.352329616100095</text:p>
          </table:table-cell>
          <table:table-cell table:formula="of:=[.F19]*2*PI()/360" office:value-type="float" office:value="0.272742602209154" calcext:value-type="float">
            <text:p>0.272742602209154</text:p>
          </table:table-cell>
          <table:table-cell table:formula="of:=([.G20]-[.G19])/([.B19]-[.B20])" office:value-type="float" office:value="-1.97292018645438" calcext:value-type="float">
            <text:p>-1.97292018645438</text:p>
          </table:table-cell>
          <table:table-cell table:formula="of:=([.H20]-[.H19])/([.B19]-[.B20])" office:value-type="float" office:value="-1.18542762795455" calcext:value-type="float">
            <text:p>-1.18542762795455</text:p>
          </table:table-cell>
          <table:table-cell table:formula="of:=([.I20]-[.I19])/([.B19]-[.B20])" office:value-type="float" office:value="0.601091394386852" calcext:value-type="float">
            <text:p>0.601091394386852</text:p>
          </table:table-cell>
          <table:table-cell table:formula="of:=([.J20]-[.J19])/([.B19]-[.B20])" office:value-type="float" office:value="-0.30159289474462" calcext:value-type="float">
            <text:p>-0.30159289474462</text:p>
          </table:table-cell>
          <table:table-cell table:formula="of:=([.K20]-[.K19])/([.B19]-[.B20])" office:value-type="float" office:value="-5.52920307031801" calcext:value-type="float">
            <text:p>-5.52920307031801</text:p>
          </table:table-cell>
          <table:table-cell table:formula="of:=([.L20]-[.L19])/([.B19]-[.B20])" office:value-type="float" office:value="-0.753982236861584" calcext:value-type="float">
            <text:p>-0.753982236861584</text:p>
          </table:table-cell>
          <table:table-cell table:formula="of:=([.M20]-[.M19])/([.B19]-[.B20])" office:value-type="float" office:value="-1.00530964914771" calcext:value-type="float">
            <text:p>-1.00530964914771</text:p>
          </table:table-cell>
          <table:table-cell table:formula="of:=([.N20]-[.N19])/([.B19]-[.B20])" office:value-type="float" office:value="-3.26725635973366" calcext:value-type="float">
            <text:p>-3.26725635973366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0]/120" office:value-type="float" office:value="0.108333333333333" calcext:value-type="float">
            <text:p>0.108333333333333</text:p>
          </table:table-cell>
          <table:table-cell office:value-type="float" office:value="43.371" calcext:value-type="float">
            <text:p>43.371</text:p>
          </table:table-cell>
          <table:table-cell office:value-type="float" office:value="-3.647" calcext:value-type="float">
            <text:p>-3.647</text:p>
          </table:table-cell>
          <table:table-cell office:value-type="float" office:value="19.9" calcext:value-type="float">
            <text:p>19.9</text:p>
          </table:table-cell>
          <table:table-cell office:value-type="float" office:value="15.771" calcext:value-type="float">
            <text:p>15.771</text:p>
          </table:table-cell>
          <table:table-cell table:formula="of:=[.C20]*2*PI()/360" office:value-type="float" office:value="0.756966749882461" calcext:value-type="float">
            <text:p>0.756966749882461</text:p>
          </table:table-cell>
          <table:table-cell table:formula="of:=[.D20]*2*PI()/360" office:value-type="float" office:value="-0.0636521578202332" calcext:value-type="float">
            <text:p>-0.063652157820233</text:p>
          </table:table-cell>
          <table:table-cell table:formula="of:=[.E20]*2*PI()/360" office:value-type="float" office:value="0.347320521146872" calcext:value-type="float">
            <text:p>0.347320521146872</text:p>
          </table:table-cell>
          <table:table-cell table:formula="of:=[.F20]*2*PI()/360" office:value-type="float" office:value="0.275255876332026" calcext:value-type="float">
            <text:p>0.275255876332026</text:p>
          </table:table-cell>
          <table:table-cell table:formula="of:=([.G21]-[.G20])/([.B20]-[.B21])" office:value-type="float" office:value="-1.92684349420173" calcext:value-type="float">
            <text:p>-1.92684349420173</text:p>
          </table:table-cell>
          <table:table-cell table:formula="of:=([.H21]-[.H20])/([.B20]-[.B21])" office:value-type="float" office:value="-1.17914444264737" calcext:value-type="float">
            <text:p>-1.17914444264737</text:p>
          </table:table-cell>
          <table:table-cell table:formula="of:=([.I21]-[.I20])/([.B20]-[.B21])" office:value-type="float" office:value="0.609468974796417" calcext:value-type="float">
            <text:p>0.609468974796417</text:p>
          </table:table-cell>
          <table:table-cell table:formula="of:=([.J21]-[.J20])/([.B20]-[.B21])" office:value-type="float" office:value="-0.274365758413506" calcext:value-type="float">
            <text:p>-0.274365758413506</text:p>
          </table:table-cell>
          <table:table-cell table:formula="of:=([.K21]-[.K20])/([.B20]-[.B21])" office:value-type="float" office:value="-6.03185789488787" calcext:value-type="float">
            <text:p>-6.03185789488787</text:p>
          </table:table-cell>
          <table:table-cell table:formula="of:=([.L21]-[.L20])/([.B20]-[.B21])" office:value-type="float" office:value="-1.50796447372317" calcext:value-type="float">
            <text:p>-1.50796447372317</text:p>
          </table:table-cell>
          <table:table-cell table:formula="of:=([.M21]-[.M20])/([.B20]-[.B21])" office:value-type="float" office:value="0.251327412286528" calcext:value-type="float">
            <text:p>0.251327412286528</text:p>
          </table:table-cell>
          <table:table-cell table:formula="of:=([.N21]-[.N20])/([.B20]-[.B21])" office:value-type="float" office:value="-3.26725635973286" calcext:value-type="float">
            <text:p>-3.26725635973286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1]/120" office:value-type="float" office:value="0.116666666666667" calcext:value-type="float">
            <text:p>0.116666666666667</text:p>
          </table:table-cell>
          <table:table-cell office:value-type="float" office:value="44.291" calcext:value-type="float">
            <text:p>44.291</text:p>
          </table:table-cell>
          <table:table-cell office:value-type="float" office:value="-3.084" calcext:value-type="float">
            <text:p>-3.084</text:p>
          </table:table-cell>
          <table:table-cell office:value-type="float" office:value="19.609" calcext:value-type="float">
            <text:p>19.609</text:p>
          </table:table-cell>
          <table:table-cell office:value-type="float" office:value="15.902" calcext:value-type="float">
            <text:p>15.902</text:p>
          </table:table-cell>
          <table:table-cell table:formula="of:=[.C21]*2*PI()/360" office:value-type="float" office:value="0.773023779000808" calcext:value-type="float">
            <text:p>0.773023779000808</text:p>
          </table:table-cell>
          <table:table-cell table:formula="of:=[.D21]*2*PI()/360" office:value-type="float" office:value="-0.0538259541315051" calcext:value-type="float">
            <text:p>-0.053825954131505</text:p>
          </table:table-cell>
          <table:table-cell table:formula="of:=[.E21]*2*PI()/360" office:value-type="float" office:value="0.342241613023568" calcext:value-type="float">
            <text:p>0.342241613023568</text:p>
          </table:table-cell>
          <table:table-cell table:formula="of:=[.F21]*2*PI()/360" office:value-type="float" office:value="0.277542257652138" calcext:value-type="float">
            <text:p>0.277542257652138</text:p>
          </table:table-cell>
          <table:table-cell table:formula="of:=([.G22]-[.G21])/([.B21]-[.B22])" office:value-type="float" office:value="-1.87657801174433" calcext:value-type="float">
            <text:p>-1.87657801174433</text:p>
          </table:table-cell>
          <table:table-cell table:formula="of:=([.H22]-[.H21])/([.B21]-[.B22])" office:value-type="float" office:value="-1.16657807203301" calcext:value-type="float">
            <text:p>-1.16657807203301</text:p>
          </table:table-cell>
          <table:table-cell table:formula="of:=([.I22]-[.I21])/([.B21]-[.B22])" office:value-type="float" office:value="0.607374579694029" calcext:value-type="float">
            <text:p>0.607374579694029</text:p>
          </table:table-cell>
          <table:table-cell table:formula="of:=([.J22]-[.J21])/([.B21]-[.B22])" office:value-type="float" office:value="-0.247138622082399" calcext:value-type="float">
            <text:p>-0.247138622082399</text:p>
          </table:table-cell>
          <table:table-cell table:formula="of:=([.K22]-[.K21])/([.B21]-[.B22])" office:value-type="float" office:value="-6.78584013175705" calcext:value-type="float">
            <text:p>-6.78584013175705</text:p>
          </table:table-cell>
          <table:table-cell table:formula="of:=([.L22]-[.L21])/([.B21]-[.B22])" office:value-type="float" office:value="-3.01592894744623" calcext:value-type="float">
            <text:p>-3.01592894744623</text:p>
          </table:table-cell>
          <table:table-cell table:formula="of:=([.M22]-[.M21])/([.B21]-[.B22])" office:value-type="float" office:value="1.50796447372317" calcext:value-type="float">
            <text:p>1.50796447372317</text:p>
          </table:table-cell>
          <table:table-cell table:formula="of:=([.N22]-[.N21])/([.B21]-[.B22])" office:value-type="float" office:value="-3.26725635973366" calcext:value-type="float">
            <text:p>-3.2672563597336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2]/120" office:value-type="float" office:value="0.125" calcext:value-type="float">
            <text:p>0.125</text:p>
          </table:table-cell>
          <table:table-cell office:value-type="float" office:value="45.187" calcext:value-type="float">
            <text:p>45.187</text:p>
          </table:table-cell>
          <table:table-cell office:value-type="float" office:value="-2.527" calcext:value-type="float">
            <text:p>-2.527</text:p>
          </table:table-cell>
          <table:table-cell office:value-type="float" office:value="19.319" calcext:value-type="float">
            <text:p>19.319</text:p>
          </table:table-cell>
          <table:table-cell office:value-type="float" office:value="16.02" calcext:value-type="float">
            <text:p>16.02</text:p>
          </table:table-cell>
          <table:table-cell table:formula="of:=[.C22]*2*PI()/360" office:value-type="float" office:value="0.788661929098678" calcext:value-type="float">
            <text:p>0.788661929098678</text:p>
          </table:table-cell>
          <table:table-cell table:formula="of:=[.D22]*2*PI()/360" office:value-type="float" office:value="-0.0441044701978967" calcext:value-type="float">
            <text:p>-0.044104470197897</text:p>
          </table:table-cell>
          <table:table-cell table:formula="of:=[.E22]*2*PI()/360" office:value-type="float" office:value="0.337180158192784" calcext:value-type="float">
            <text:p>0.337180158192784</text:p>
          </table:table-cell>
          <table:table-cell table:formula="of:=[.F22]*2*PI()/360" office:value-type="float" office:value="0.279601746169492" calcext:value-type="float">
            <text:p>0.279601746169492</text:p>
          </table:table-cell>
          <table:table-cell table:formula="of:=([.G23]-[.G22])/([.B22]-[.B23])" office:value-type="float" office:value="-1.82002934397969" calcext:value-type="float">
            <text:p>-1.82002934397969</text:p>
          </table:table-cell>
          <table:table-cell table:formula="of:=([.H23]-[.H22])/([.B22]-[.B23])" office:value-type="float" office:value="-1.14144533080429" calcext:value-type="float">
            <text:p>-1.14144533080429</text:p>
          </table:table-cell>
          <table:table-cell table:formula="of:=([.I23]-[.I22])/([.B22]-[.B23])" office:value-type="float" office:value="0.594808209079669" calcext:value-type="float">
            <text:p>0.594808209079669</text:p>
          </table:table-cell>
          <table:table-cell table:formula="of:=([.J23]-[.J22])/([.B22]-[.B23])" office:value-type="float" office:value="-0.219911485751285" calcext:value-type="float">
            <text:p>-0.219911485751285</text:p>
          </table:table-cell>
          <table:table-cell table:formula="of:=([.K23]-[.K22])/([.B22]-[.B23])" office:value-type="float" office:value="-7.53982236861504" calcext:value-type="float">
            <text:p>-7.53982236861504</text:p>
          </table:table-cell>
          <table:table-cell table:formula="of:=([.L23]-[.L22])/([.B22]-[.B23])" office:value-type="float" office:value="-3.76991118430768" calcext:value-type="float">
            <text:p>-3.76991118430768</text:p>
          </table:table-cell>
          <table:table-cell table:formula="of:=([.M23]-[.M22])/([.B22]-[.B23])" office:value-type="float" office:value="3.01592894744713" calcext:value-type="float">
            <text:p>3.01592894744713</text:p>
          </table:table-cell>
          <table:table-cell table:formula="of:=([.N23]-[.N22])/([.B22]-[.B23])" office:value-type="float" office:value="-3.26725635973366" calcext:value-type="float">
            <text:p>-3.26725635973366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3]/120" office:value-type="float" office:value="0.133333333333333" calcext:value-type="float">
            <text:p>0.133333333333333</text:p>
          </table:table-cell>
          <table:table-cell office:value-type="float" office:value="46.056" calcext:value-type="float">
            <text:p>46.056</text:p>
          </table:table-cell>
          <table:table-cell office:value-type="float" office:value="-1.982" calcext:value-type="float">
            <text:p>-1.982</text:p>
          </table:table-cell>
          <table:table-cell office:value-type="float" office:value="19.035" calcext:value-type="float">
            <text:p>19.035</text:p>
          </table:table-cell>
          <table:table-cell office:value-type="float" office:value="16.125" calcext:value-type="float">
            <text:p>16.125</text:p>
          </table:table-cell>
          <table:table-cell table:formula="of:=[.C23]*2*PI()/360" office:value-type="float" office:value="0.803828840298508" calcext:value-type="float">
            <text:p>0.803828840298508</text:p>
          </table:table-cell>
          <table:table-cell table:formula="of:=[.D23]*2*PI()/360" office:value-type="float" office:value="-0.0345924257745276" calcext:value-type="float">
            <text:p>-0.034592425774528</text:p>
          </table:table-cell>
          <table:table-cell table:formula="of:=[.E23]*2*PI()/360" office:value-type="float" office:value="0.332223423117121" calcext:value-type="float">
            <text:p>0.332223423117121</text:p>
          </table:table-cell>
          <table:table-cell table:formula="of:=[.F23]*2*PI()/360" office:value-type="float" office:value="0.281434341884086" calcext:value-type="float">
            <text:p>0.281434341884086</text:p>
          </table:table-cell>
          <table:table-cell table:formula="of:=([.G24]-[.G23])/([.B23]-[.B24])" office:value-type="float" office:value="-1.75719749090789" calcext:value-type="float">
            <text:p>-1.75719749090789</text:p>
          </table:table-cell>
          <table:table-cell table:formula="of:=([.H24]-[.H23])/([.B23]-[.B24])" office:value-type="float" office:value="-1.11002940426839" calcext:value-type="float">
            <text:p>-1.11002940426839</text:p>
          </table:table-cell>
          <table:table-cell table:formula="of:=([.I24]-[.I23])/([.B23]-[.B24])" office:value-type="float" office:value="0.569675467850943" calcext:value-type="float">
            <text:p>0.569675467850943</text:p>
          </table:table-cell>
          <table:table-cell table:formula="of:=([.J24]-[.J23])/([.B23]-[.B24])" office:value-type="float" office:value="-0.192684349420171" calcext:value-type="float">
            <text:p>-0.192684349420171</text:p>
          </table:table-cell>
          <table:table-cell table:formula="of:=([.K24]-[.K23])/([.B23]-[.B24])" office:value-type="float" office:value="-9.047786842339" calcext:value-type="float">
            <text:p>-9.047786842339</text:p>
          </table:table-cell>
          <table:table-cell table:formula="of:=([.L24]-[.L23])/([.B23]-[.B24])" office:value-type="float" office:value="-4.52389342116939" calcext:value-type="float">
            <text:p>-4.52389342116939</text:p>
          </table:table-cell>
          <table:table-cell table:formula="of:=([.M24]-[.M23])/([.B23]-[.B24])" office:value-type="float" office:value="3.76991118430672" calcext:value-type="float">
            <text:p>3.76991118430672</text:p>
          </table:table-cell>
          <table:table-cell table:formula="of:=([.N24]-[.N23])/([.B23]-[.B24])" office:value-type="float" office:value="-3.51858377201939" calcext:value-type="float">
            <text:p>-3.51858377201939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4]/120" office:value-type="float" office:value="0.141666666666667" calcext:value-type="float">
            <text:p>0.141666666666667</text:p>
          </table:table-cell>
          <table:table-cell office:value-type="float" office:value="46.895" calcext:value-type="float">
            <text:p>46.895</text:p>
          </table:table-cell>
          <table:table-cell office:value-type="float" office:value="-1.452" calcext:value-type="float">
            <text:p>-1.452</text:p>
          </table:table-cell>
          <table:table-cell office:value-type="float" office:value="18.763" calcext:value-type="float">
            <text:p>18.763</text:p>
          </table:table-cell>
          <table:table-cell office:value-type="float" office:value="16.217" calcext:value-type="float">
            <text:p>16.217</text:p>
          </table:table-cell>
          <table:table-cell table:formula="of:=[.C24]*2*PI()/360" office:value-type="float" office:value="0.818472152722741" calcext:value-type="float">
            <text:p>0.818472152722741</text:p>
          </table:table-cell>
          <table:table-cell table:formula="of:=[.D24]*2*PI()/360" office:value-type="float" office:value="-0.0253421807389577" calcext:value-type="float">
            <text:p>-0.025342180738958</text:p>
          </table:table-cell>
          <table:table-cell table:formula="of:=[.E24]*2*PI()/360" office:value-type="float" office:value="0.327476127551696" calcext:value-type="float">
            <text:p>0.327476127551696</text:p>
          </table:table-cell>
          <table:table-cell table:formula="of:=[.F24]*2*PI()/360" office:value-type="float" office:value="0.28304004479592" calcext:value-type="float">
            <text:p>0.28304004479592</text:p>
          </table:table-cell>
          <table:table-cell table:formula="of:=([.G25]-[.G24])/([.B24]-[.B25])" office:value-type="float" office:value="-1.68179926722174" calcext:value-type="float">
            <text:p>-1.68179926722174</text:p>
          </table:table-cell>
          <table:table-cell table:formula="of:=([.H25]-[.H24])/([.B24]-[.B25])" office:value-type="float" office:value="-1.07233029242532" calcext:value-type="float">
            <text:p>-1.07233029242532</text:p>
          </table:table-cell>
          <table:table-cell table:formula="of:=([.I25]-[.I24])/([.B24]-[.B25])" office:value-type="float" office:value="0.538259541315054" calcext:value-type="float">
            <text:p>0.538259541315054</text:p>
          </table:table-cell>
          <table:table-cell table:formula="of:=([.J25]-[.J24])/([.B24]-[.B25])" office:value-type="float" office:value="-0.163362817986676" calcext:value-type="float">
            <text:p>-0.163362817986676</text:p>
          </table:table-cell>
          <table:table-cell table:formula="of:=([.K25]-[.K24])/([.B24]-[.B25])" office:value-type="float" office:value="-10.3044239037732" calcext:value-type="float">
            <text:p>-10.3044239037732</text:p>
          </table:table-cell>
          <table:table-cell table:formula="of:=([.L25]-[.L24])/([.B24]-[.B25])" office:value-type="float" office:value="-6.28318530717957" calcext:value-type="float">
            <text:p>-6.28318530717957</text:p>
          </table:table-cell>
          <table:table-cell table:formula="of:=([.M25]-[.M24])/([.B24]-[.B25])" office:value-type="float" office:value="4.02123859659485" calcext:value-type="float">
            <text:p>4.02123859659485</text:p>
          </table:table-cell>
          <table:table-cell table:formula="of:=([.N25]-[.N24])/([.B24]-[.B25])" office:value-type="float" office:value="-2.51327412287328" calcext:value-type="float">
            <text:p>-2.51327412287328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5]/120" office:value-type="float" office:value="0.15" calcext:value-type="float">
            <text:p>0.15</text:p>
          </table:table-cell>
          <table:table-cell office:value-type="float" office:value="47.698" calcext:value-type="float">
            <text:p>47.698</text:p>
          </table:table-cell>
          <table:table-cell office:value-type="float" office:value="-0.94" calcext:value-type="float">
            <text:p>-0.94</text:p>
          </table:table-cell>
          <table:table-cell office:value-type="float" office:value="18.506" calcext:value-type="float">
            <text:p>18.506</text:p>
          </table:table-cell>
          <table:table-cell office:value-type="float" office:value="16.295" calcext:value-type="float">
            <text:p>16.295</text:p>
          </table:table-cell>
          <table:table-cell table:formula="of:=[.C25]*2*PI()/360" office:value-type="float" office:value="0.832487146616255" calcext:value-type="float">
            <text:p>0.832487146616255</text:p>
          </table:table-cell>
          <table:table-cell table:formula="of:=[.D25]*2*PI()/360" office:value-type="float" office:value="-0.0164060949687467" calcext:value-type="float">
            <text:p>-0.016406094968747</text:p>
          </table:table-cell>
          <table:table-cell table:formula="of:=[.E25]*2*PI()/360" office:value-type="float" office:value="0.322990631374071" calcext:value-type="float">
            <text:p>0.322990631374071</text:p>
          </table:table-cell>
          <table:table-cell table:formula="of:=[.F25]*2*PI()/360" office:value-type="float" office:value="0.284401401612476" calcext:value-type="float">
            <text:p>0.284401401612476</text:p>
          </table:table-cell>
          <table:table-cell table:formula="of:=([.G26]-[.G25])/([.B25]-[.B26])" office:value-type="float" office:value="-1.59592906802363" calcext:value-type="float">
            <text:p>-1.59592906802363</text:p>
          </table:table-cell>
          <table:table-cell table:formula="of:=([.H26]-[.H25])/([.B25]-[.B26])" office:value-type="float" office:value="-1.01997041486549" calcext:value-type="float">
            <text:p>-1.01997041486549</text:p>
          </table:table-cell>
          <table:table-cell table:formula="of:=([.I26]-[.I25])/([.B25]-[.B26])" office:value-type="float" office:value="0.504749219676763" calcext:value-type="float">
            <text:p>0.504749219676763</text:p>
          </table:table-cell>
          <table:table-cell table:formula="of:=([.J26]-[.J25])/([.B25]-[.B26])" office:value-type="float" office:value="-0.142418866962732" calcext:value-type="float">
            <text:p>-0.142418866962732</text:p>
          </table:table-cell>
          <table:table-cell table:formula="of:=([.K26]-[.K25])/([.B25]-[.B26])" office:value-type="float" office:value="-10.5557513160662" calcext:value-type="float">
            <text:p>-10.5557513160662</text:p>
          </table:table-cell>
          <table:table-cell table:formula="of:=([.L26]-[.L25])/([.B25]-[.B26])" office:value-type="float" office:value="-7.53982236861546" calcext:value-type="float">
            <text:p>-7.53982236861546</text:p>
          </table:table-cell>
          <table:table-cell table:formula="of:=([.M26]-[.M25])/([.B25]-[.B26])" office:value-type="float" office:value="5.02654824574416" calcext:value-type="float">
            <text:p>5.02654824574416</text:p>
          </table:table-cell>
          <table:table-cell table:formula="of:=([.N26]-[.N25])/([.B25]-[.B26])" office:value-type="float" office:value="-1.7592918860097" calcext:value-type="float">
            <text:p>-1.7592918860097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6]/120" office:value-type="float" office:value="0.158333333333333" calcext:value-type="float">
            <text:p>0.158333333333333</text:p>
          </table:table-cell>
          <table:table-cell office:value-type="float" office:value="48.46" calcext:value-type="float">
            <text:p>48.46</text:p>
          </table:table-cell>
          <table:table-cell office:value-type="float" office:value="-0.453" calcext:value-type="float">
            <text:p>-0.453</text:p>
          </table:table-cell>
          <table:table-cell office:value-type="float" office:value="18.265" calcext:value-type="float">
            <text:p>18.265</text:p>
          </table:table-cell>
          <table:table-cell office:value-type="float" office:value="16.363" calcext:value-type="float">
            <text:p>16.363</text:p>
          </table:table-cell>
          <table:table-cell table:formula="of:=[.C26]*2*PI()/360" office:value-type="float" office:value="0.845786555516452" calcext:value-type="float">
            <text:p>0.845786555516452</text:p>
          </table:table-cell>
          <table:table-cell table:formula="of:=[.D26]*2*PI()/360" office:value-type="float" office:value="-0.00790634151153431" calcext:value-type="float">
            <text:p>-0.007906341511534</text:p>
          </table:table-cell>
          <table:table-cell table:formula="of:=[.E26]*2*PI()/360" office:value-type="float" office:value="0.318784387876764" calcext:value-type="float">
            <text:p>0.318784387876764</text:p>
          </table:table-cell>
          <table:table-cell table:formula="of:=[.F26]*2*PI()/360" office:value-type="float" office:value="0.285588225503832" calcext:value-type="float">
            <text:p>0.285588225503832</text:p>
          </table:table-cell>
          <table:table-cell table:formula="of:=([.G27]-[.G26])/([.B26]-[.B27])" office:value-type="float" office:value="-1.50796447372307" calcext:value-type="float">
            <text:p>-1.50796447372307</text:p>
          </table:table-cell>
          <table:table-cell table:formula="of:=([.H27]-[.H26])/([.B26]-[.B27])" office:value-type="float" office:value="-0.957138561793691" calcext:value-type="float">
            <text:p>-0.957138561793691</text:p>
          </table:table-cell>
          <table:table-cell table:formula="of:=([.I27]-[.I26])/([.B26]-[.B27])" office:value-type="float" office:value="0.462861317628895" calcext:value-type="float">
            <text:p>0.462861317628895</text:p>
          </table:table-cell>
          <table:table-cell table:formula="of:=([.J27]-[.J26])/([.B26]-[.B27])" office:value-type="float" office:value="-0.127758101245985" calcext:value-type="float">
            <text:p>-0.127758101245985</text:p>
          </table:table-cell>
          <table:table-cell table:formula="of:=([.K27]-[.K26])/([.B26]-[.B27])" office:value-type="float" office:value="-11.8123883774924" calcext:value-type="float">
            <text:p>-11.8123883774924</text:p>
          </table:table-cell>
          <table:table-cell table:formula="of:=([.L27]-[.L26])/([.B26]-[.B27])" office:value-type="float" office:value="-10.8070787283489" calcext:value-type="float">
            <text:p>-10.8070787283489</text:p>
          </table:table-cell>
          <table:table-cell table:formula="of:=([.M27]-[.M26])/([.B26]-[.B27])" office:value-type="float" office:value="5.52920307031801" calcext:value-type="float">
            <text:p>5.52920307031801</text:p>
          </table:table-cell>
          <table:table-cell table:formula="of:=([.N27]-[.N26])/([.B26]-[.B27])" office:value-type="float" office:value="-0.502654824573856" calcext:value-type="float">
            <text:p>-0.502654824573856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7]/120" office:value-type="float" office:value="0.166666666666667" calcext:value-type="float">
            <text:p>0.166666666666667</text:p>
          </table:table-cell>
          <table:table-cell office:value-type="float" office:value="49.18" calcext:value-type="float">
            <text:p>49.18</text:p>
          </table:table-cell>
          <table:table-cell office:value-type="float" office:value="0.004" calcext:value-type="float">
            <text:p>0.004</text:p>
          </table:table-cell>
          <table:table-cell office:value-type="float" office:value="18.044" calcext:value-type="float">
            <text:p>18.044</text:p>
          </table:table-cell>
          <table:table-cell office:value-type="float" office:value="16.424" calcext:value-type="float">
            <text:p>16.424</text:p>
          </table:table-cell>
          <table:table-cell table:formula="of:=[.C27]*2*PI()/360" office:value-type="float" office:value="0.858352926130811" calcext:value-type="float">
            <text:p>0.858352926130811</text:p>
          </table:table-cell>
          <table:table-cell table:formula="of:=[.D27]*2*PI()/360" office:value-type="float" office:value="0.0000698131700797732" calcext:value-type="float">
            <text:p>6.98131700797732E-05</text:p>
          </table:table-cell>
          <table:table-cell table:formula="of:=[.E27]*2*PI()/360" office:value-type="float" office:value="0.314927210229857" calcext:value-type="float">
            <text:p>0.314927210229857</text:p>
          </table:table-cell>
          <table:table-cell table:formula="of:=[.F27]*2*PI()/360" office:value-type="float" office:value="0.286652876347549" calcext:value-type="float">
            <text:p>0.286652876347549</text:p>
          </table:table-cell>
          <table:table-cell table:formula="of:=([.G28]-[.G27])/([.B27]-[.B28])" office:value-type="float" office:value="-1.40952790391064" calcext:value-type="float">
            <text:p>-1.40952790391064</text:p>
          </table:table-cell>
          <table:table-cell table:formula="of:=([.H28]-[.H27])/([.B27]-[.B28])" office:value-type="float" office:value="-0.867079572390783" calcext:value-type="float">
            <text:p>-0.867079572390783</text:p>
          </table:table-cell>
          <table:table-cell table:formula="of:=([.I28]-[.I27])/([.B27]-[.B28])" office:value-type="float" office:value="0.416784625376245" calcext:value-type="float">
            <text:p>0.416784625376245</text:p>
          </table:table-cell>
          <table:table-cell table:formula="of:=([.J28]-[.J27])/([.B27]-[.B28])" office:value-type="float" office:value="-0.123569311041203" calcext:value-type="float">
            <text:p>-0.123569311041203</text:p>
          </table:table-cell>
          <table:table-cell table:formula="of:=([.K28]-[.K27])/([.B27]-[.B28])" office:value-type="float" office:value="-11.3097335529242" calcext:value-type="float">
            <text:p>-11.3097335529242</text:p>
          </table:table-cell>
          <table:table-cell table:formula="of:=([.L28]-[.L27])/([.B27]-[.B28])" office:value-type="float" office:value="-13.0690254389336" calcext:value-type="float">
            <text:p>-13.0690254389336</text:p>
          </table:table-cell>
          <table:table-cell table:formula="of:=([.M28]-[.M27])/([.B27]-[.B28])" office:value-type="float" office:value="6.2831853071792" calcext:value-type="float">
            <text:p>6.2831853071792</text:p>
          </table:table-cell>
          <table:table-cell table:formula="of:=([.N28]-[.N27])/([.B27]-[.B28])" office:value-type="float" office:value="0.502654824573856" calcext:value-type="float">
            <text:p>0.502654824573856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8]/120" office:value-type="float" office:value="0.175" calcext:value-type="float">
            <text:p>0.175</text:p>
          </table:table-cell>
          <table:table-cell office:value-type="float" office:value="49.853" calcext:value-type="float">
            <text:p>49.853</text:p>
          </table:table-cell>
          <table:table-cell office:value-type="float" office:value="0.418" calcext:value-type="float">
            <text:p>0.418</text:p>
          </table:table-cell>
          <table:table-cell office:value-type="float" office:value="17.845" calcext:value-type="float">
            <text:p>17.845</text:p>
          </table:table-cell>
          <table:table-cell office:value-type="float" office:value="16.483" calcext:value-type="float">
            <text:p>16.483</text:p>
          </table:table-cell>
          <table:table-cell table:formula="of:=[.C28]*2*PI()/360" office:value-type="float" office:value="0.870098991996733" calcext:value-type="float">
            <text:p>0.870098991996733</text:p>
          </table:table-cell>
          <table:table-cell table:formula="of:=[.D28]*2*PI()/360" office:value-type="float" office:value="0.0072954762733363" calcext:value-type="float">
            <text:p>0.007295476273336</text:p>
          </table:table-cell>
          <table:table-cell table:formula="of:=[.E28]*2*PI()/360" office:value-type="float" office:value="0.311454005018388" calcext:value-type="float">
            <text:p>0.311454005018388</text:p>
          </table:table-cell>
          <table:table-cell table:formula="of:=[.F28]*2*PI()/360" office:value-type="float" office:value="0.287682620606225" calcext:value-type="float">
            <text:p>0.287682620606225</text:p>
          </table:table-cell>
          <table:table-cell table:formula="of:=([.G29]-[.G28])/([.B28]-[.B29])" office:value-type="float" office:value="-1.31528012430294" calcext:value-type="float">
            <text:p>-1.31528012430294</text:p>
          </table:table-cell>
          <table:table-cell table:formula="of:=([.H29]-[.H28])/([.B28]-[.B29])" office:value-type="float" office:value="-0.758171027066337" calcext:value-type="float">
            <text:p>-0.758171027066337</text:p>
          </table:table-cell>
          <table:table-cell table:formula="of:=([.I29]-[.I28])/([.B28]-[.B29])" office:value-type="float" office:value="0.364424747816419" calcext:value-type="float">
            <text:p>0.364424747816419</text:p>
          </table:table-cell>
          <table:table-cell table:formula="of:=([.J29]-[.J28])/([.B28]-[.B29])" office:value-type="float" office:value="-0.127758101245985" calcext:value-type="float">
            <text:p>-0.127758101245985</text:p>
          </table:table-cell>
          <table:table-cell table:formula="of:=([.K29]-[.K28])/([.B28]-[.B29])" office:value-type="float" office:value="-10.8070787283516" calcext:value-type="float">
            <text:p>-10.8070787283516</text:p>
          </table:table-cell>
          <table:table-cell table:formula="of:=([.L29]-[.L28])/([.B28]-[.B29])" office:value-type="float" office:value="-15.5822995618056" calcext:value-type="float">
            <text:p>-15.5822995618056</text:p>
          </table:table-cell>
          <table:table-cell table:formula="of:=([.M29]-[.M28])/([.B28]-[.B29])" office:value-type="float" office:value="6.53451271946744" calcext:value-type="float">
            <text:p>6.53451271946744</text:p>
          </table:table-cell>
          <table:table-cell table:formula="of:=([.N29]-[.N28])/([.B28]-[.B29])" office:value-type="float" office:value="1.25663706143579" calcext:value-type="float">
            <text:p>1.25663706143579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9]/120" office:value-type="float" office:value="0.183333333333333" calcext:value-type="float">
            <text:p>0.183333333333333</text:p>
          </table:table-cell>
          <table:table-cell office:value-type="float" office:value="50.481" calcext:value-type="float">
            <text:p>50.481</text:p>
          </table:table-cell>
          <table:table-cell office:value-type="float" office:value="0.78" calcext:value-type="float">
            <text:p>0.78</text:p>
          </table:table-cell>
          <table:table-cell office:value-type="float" office:value="17.671" calcext:value-type="float">
            <text:p>17.671</text:p>
          </table:table-cell>
          <table:table-cell office:value-type="float" office:value="16.544" calcext:value-type="float">
            <text:p>16.544</text:p>
          </table:table-cell>
          <table:table-cell table:formula="of:=[.C29]*2*PI()/360" office:value-type="float" office:value="0.881059659699258" calcext:value-type="float">
            <text:p>0.881059659699258</text:p>
          </table:table-cell>
          <table:table-cell table:formula="of:=[.D29]*2*PI()/360" office:value-type="float" office:value="0.0136135681655558" calcext:value-type="float">
            <text:p>0.013613568165556</text:p>
          </table:table-cell>
          <table:table-cell table:formula="of:=[.E29]*2*PI()/360" office:value-type="float" office:value="0.308417132119918" calcext:value-type="float">
            <text:p>0.308417132119918</text:p>
          </table:table-cell>
          <table:table-cell table:formula="of:=[.F29]*2*PI()/360" office:value-type="float" office:value="0.288747271449942" calcext:value-type="float">
            <text:p>0.288747271449942</text:p>
          </table:table-cell>
          <table:table-cell table:formula="of:=([.G30]-[.G29])/([.B29]-[.B30])" office:value-type="float" office:value="-1.22522113490001" calcext:value-type="float">
            <text:p>-1.22522113490001</text:p>
          </table:table-cell>
          <table:table-cell table:formula="of:=([.H30]-[.H29])/([.B29]-[.B30])" office:value-type="float" office:value="-0.628318530717957" calcext:value-type="float">
            <text:p>-0.628318530717957</text:p>
          </table:table-cell>
          <table:table-cell table:formula="of:=([.I30]-[.I29])/([.B29]-[.B30])" office:value-type="float" office:value="0.30997047515419" calcext:value-type="float">
            <text:p>0.30997047515419</text:p>
          </table:table-cell>
          <table:table-cell table:formula="of:=([.J30]-[.J29])/([.B29]-[.B30])" office:value-type="float" office:value="-0.13823007675795" calcext:value-type="float">
            <text:p>-0.13823007675795</text:p>
          </table:table-cell>
          <table:table-cell table:formula="of:=([.K30]-[.K29])/([.B29]-[.B30])" office:value-type="float" office:value="-10.0530964914878" calcext:value-type="float">
            <text:p>-10.0530964914878</text:p>
          </table:table-cell>
          <table:table-cell table:formula="of:=([.L30]-[.L29])/([.B29]-[.B30])" office:value-type="float" office:value="-18.0955736846769" calcext:value-type="float">
            <text:p>-18.0955736846769</text:p>
          </table:table-cell>
          <table:table-cell table:formula="of:=([.M30]-[.M29])/([.B29]-[.B30])" office:value-type="float" office:value="6.78584013175451" calcext:value-type="float">
            <text:p>6.78584013175451</text:p>
          </table:table-cell>
          <table:table-cell table:formula="of:=([.N30]-[.N29])/([.B29]-[.B30])" office:value-type="float" office:value="1.75929188601054" calcext:value-type="float">
            <text:p>1.75929188601054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0]/120" office:value-type="float" office:value="0.191666666666667" calcext:value-type="float">
            <text:p>0.191666666666667</text:p>
          </table:table-cell>
          <table:table-cell office:value-type="float" office:value="51.066" calcext:value-type="float">
            <text:p>51.066</text:p>
          </table:table-cell>
          <table:table-cell office:value-type="float" office:value="1.08" calcext:value-type="float">
            <text:p>1.08</text:p>
          </table:table-cell>
          <table:table-cell office:value-type="float" office:value="17.523" calcext:value-type="float">
            <text:p>17.523</text:p>
          </table:table-cell>
          <table:table-cell office:value-type="float" office:value="16.61" calcext:value-type="float">
            <text:p>16.61</text:p>
          </table:table-cell>
          <table:table-cell table:formula="of:=[.C30]*2*PI()/360" office:value-type="float" office:value="0.891269835823424" calcext:value-type="float">
            <text:p>0.891269835823424</text:p>
          </table:table-cell>
          <table:table-cell table:formula="of:=[.D30]*2*PI()/360" office:value-type="float" office:value="0.0188495559215388" calcext:value-type="float">
            <text:p>0.018849555921539</text:p>
          </table:table-cell>
          <table:table-cell table:formula="of:=[.E30]*2*PI()/360" office:value-type="float" office:value="0.305834044826966" calcext:value-type="float">
            <text:p>0.305834044826966</text:p>
          </table:table-cell>
          <table:table-cell table:formula="of:=[.F30]*2*PI()/360" office:value-type="float" office:value="0.289899188756258" calcext:value-type="float">
            <text:p>0.289899188756258</text:p>
          </table:table-cell>
          <table:table-cell table:formula="of:=([.G31]-[.G30])/([.B30]-[.B31])" office:value-type="float" office:value="-1.14144533080427" calcext:value-type="float">
            <text:p>-1.14144533080427</text:p>
          </table:table-cell>
          <table:table-cell table:formula="of:=([.H31]-[.H30])/([.B30]-[.B31])" office:value-type="float" office:value="-0.477522083345649" calcext:value-type="float">
            <text:p>-0.477522083345649</text:p>
          </table:table-cell>
          <table:table-cell table:formula="of:=([.I31]-[.I30])/([.B30]-[.B31])" office:value-type="float" office:value="0.253421807389569" calcext:value-type="float">
            <text:p>0.253421807389569</text:p>
          </table:table-cell>
          <table:table-cell table:formula="of:=([.J31]-[.J30])/([.B30]-[.B31])" office:value-type="float" office:value="-0.152890842474704" calcext:value-type="float">
            <text:p>-0.152890842474704</text:p>
          </table:table-cell>
          <table:table-cell table:formula="of:=([.K31]-[.K30])/([.B30]-[.B31])" office:value-type="float" office:value="-9.29911425462233" calcext:value-type="float">
            <text:p>-9.29911425462233</text:p>
          </table:table-cell>
          <table:table-cell table:formula="of:=([.L31]-[.L30])/([.B30]-[.B31])" office:value-type="float" office:value="-19.6035381584003" calcext:value-type="float">
            <text:p>-19.6035381584003</text:p>
          </table:table-cell>
          <table:table-cell table:formula="of:=([.M31]-[.M30])/([.B30]-[.B31])" office:value-type="float" office:value="6.78584013175225" calcext:value-type="float">
            <text:p>6.78584013175225</text:p>
          </table:table-cell>
          <table:table-cell table:formula="of:=([.N31]-[.N30])/([.B30]-[.B31])" office:value-type="float" office:value="2.26194671058435" calcext:value-type="float">
            <text:p>2.26194671058435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1]/120" office:value-type="float" office:value="0.2" calcext:value-type="float">
            <text:p>0.2</text:p>
          </table:table-cell>
          <table:table-cell office:value-type="float" office:value="51.611" calcext:value-type="float">
            <text:p>51.611</text:p>
          </table:table-cell>
          <table:table-cell office:value-type="float" office:value="1.308" calcext:value-type="float">
            <text:p>1.308</text:p>
          </table:table-cell>
          <table:table-cell office:value-type="float" office:value="17.402" calcext:value-type="float">
            <text:p>17.402</text:p>
          </table:table-cell>
          <table:table-cell office:value-type="float" office:value="16.683" calcext:value-type="float">
            <text:p>16.683</text:p>
          </table:table-cell>
          <table:table-cell table:formula="of:=[.C31]*2*PI()/360" office:value-type="float" office:value="0.900781880246793" calcext:value-type="float">
            <text:p>0.900781880246793</text:p>
          </table:table-cell>
          <table:table-cell table:formula="of:=[.D31]*2*PI()/360" office:value-type="float" office:value="0.0228289066160858" calcext:value-type="float">
            <text:p>0.022828906616086</text:p>
          </table:table-cell>
          <table:table-cell table:formula="of:=[.E31]*2*PI()/360" office:value-type="float" office:value="0.303722196432053" calcext:value-type="float">
            <text:p>0.303722196432053</text:p>
          </table:table-cell>
          <table:table-cell table:formula="of:=[.F31]*2*PI()/360" office:value-type="float" office:value="0.291173279110214" calcext:value-type="float">
            <text:p>0.291173279110214</text:p>
          </table:table-cell>
          <table:table-cell table:formula="of:=([.G32]-[.G31])/([.B31]-[.B32])" office:value-type="float" office:value="-1.06395271201575" calcext:value-type="float">
            <text:p>-1.06395271201575</text:p>
          </table:table-cell>
          <table:table-cell table:formula="of:=([.H32]-[.H31])/([.B31]-[.B32])" office:value-type="float" office:value="-0.314159265358979" calcext:value-type="float">
            <text:p>-0.314159265358979</text:p>
          </table:table-cell>
          <table:table-cell table:formula="of:=([.I32]-[.I31])/([.B31]-[.B32])" office:value-type="float" office:value="0.196873139624967" calcext:value-type="float">
            <text:p>0.196873139624967</text:p>
          </table:table-cell>
          <table:table-cell table:formula="of:=([.J32]-[.J31])/([.B31]-[.B32])" office:value-type="float" office:value="-0.171740398396241" calcext:value-type="float">
            <text:p>-0.171740398396241</text:p>
          </table:table-cell>
          <table:table-cell table:formula="of:=([.K32]-[.K31])/([.B31]-[.B32])" office:value-type="float" office:value="-9.29911425462553" calcext:value-type="float">
            <text:p>-9.29911425462553</text:p>
          </table:table-cell>
          <table:table-cell table:formula="of:=([.L32]-[.L31])/([.B31]-[.B32])" office:value-type="float" office:value="-21.1115026321234" calcext:value-type="float">
            <text:p>-21.1115026321234</text:p>
          </table:table-cell>
          <table:table-cell table:formula="of:=([.M32]-[.M31])/([.B31]-[.B32])" office:value-type="float" office:value="7.28849495632851" calcext:value-type="float">
            <text:p>7.28849495632851</text:p>
          </table:table-cell>
          <table:table-cell table:formula="of:=([.N32]-[.N31])/([.B31]-[.B32])" office:value-type="float" office:value="2.01061929829783" calcext:value-type="float">
            <text:p>2.01061929829783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2]/120" office:value-type="float" office:value="0.208333333333333" calcext:value-type="float">
            <text:p>0.208333333333333</text:p>
          </table:table-cell>
          <table:table-cell office:value-type="float" office:value="52.119" calcext:value-type="float">
            <text:p>52.119</text:p>
          </table:table-cell>
          <table:table-cell office:value-type="float" office:value="1.458" calcext:value-type="float">
            <text:p>1.458</text:p>
          </table:table-cell>
          <table:table-cell office:value-type="float" office:value="17.308" calcext:value-type="float">
            <text:p>17.308</text:p>
          </table:table-cell>
          <table:table-cell office:value-type="float" office:value="16.765" calcext:value-type="float">
            <text:p>16.765</text:p>
          </table:table-cell>
          <table:table-cell table:formula="of:=[.C32]*2*PI()/360" office:value-type="float" office:value="0.909648152846925" calcext:value-type="float">
            <text:p>0.909648152846925</text:p>
          </table:table-cell>
          <table:table-cell table:formula="of:=[.D32]*2*PI()/360" office:value-type="float" office:value="0.0254469004940773" calcext:value-type="float">
            <text:p>0.025446900494077</text:p>
          </table:table-cell>
          <table:table-cell table:formula="of:=[.E32]*2*PI()/360" office:value-type="float" office:value="0.302081586935179" calcext:value-type="float">
            <text:p>0.302081586935179</text:p>
          </table:table-cell>
          <table:table-cell table:formula="of:=[.F32]*2*PI()/360" office:value-type="float" office:value="0.292604449096849" calcext:value-type="float">
            <text:p>0.292604449096849</text:p>
          </table:table-cell>
          <table:table-cell table:formula="of:=([.G33]-[.G32])/([.B32]-[.B33])" office:value-type="float" office:value="-0.986460093227209" calcext:value-type="float">
            <text:p>-0.986460093227209</text:p>
          </table:table-cell>
          <table:table-cell table:formula="of:=([.H33]-[.H32])/([.B32]-[.B33])" office:value-type="float" office:value="-0.138230076757951" calcext:value-type="float">
            <text:p>-0.138230076757951</text:p>
          </table:table-cell>
          <table:table-cell table:formula="of:=([.I33]-[.I32])/([.B32]-[.B33])" office:value-type="float" office:value="0.136135681655563" calcext:value-type="float">
            <text:p>0.136135681655563</text:p>
          </table:table-cell>
          <table:table-cell table:formula="of:=([.J33]-[.J32])/([.B32]-[.B33])" office:value-type="float" office:value="-0.188495559215389" calcext:value-type="float">
            <text:p>-0.188495559215389</text:p>
          </table:table-cell>
          <table:table-cell table:formula="of:=([.K33]-[.K32])/([.B32]-[.B33])" office:value-type="float" office:value="-8.29380460548102" calcext:value-type="float">
            <text:p>-8.29380460548102</text:p>
          </table:table-cell>
          <table:table-cell table:formula="of:=([.L33]-[.L32])/([.B32]-[.B33])" office:value-type="float" office:value="-21.3628300444106" calcext:value-type="float">
            <text:p>-21.3628300444106</text:p>
          </table:table-cell>
          <table:table-cell table:formula="of:=([.M33]-[.M32])/([.B32]-[.B33])" office:value-type="float" office:value="7.79114978090396" calcext:value-type="float">
            <text:p>7.79114978090396</text:p>
          </table:table-cell>
          <table:table-cell table:formula="of:=([.N33]-[.N32])/([.B32]-[.B33])" office:value-type="float" office:value="2.76460153515821" calcext:value-type="float">
            <text:p>2.76460153515821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3]/120" office:value-type="float" office:value="0.216666666666667" calcext:value-type="float">
            <text:p>0.216666666666667</text:p>
          </table:table-cell>
          <table:table-cell office:value-type="float" office:value="52.59" calcext:value-type="float">
            <text:p>52.59</text:p>
          </table:table-cell>
          <table:table-cell office:value-type="float" office:value="1.524" calcext:value-type="float">
            <text:p>1.524</text:p>
          </table:table-cell>
          <table:table-cell office:value-type="float" office:value="17.243" calcext:value-type="float">
            <text:p>17.243</text:p>
          </table:table-cell>
          <table:table-cell office:value-type="float" office:value="16.855" calcext:value-type="float">
            <text:p>16.855</text:p>
          </table:table-cell>
          <table:table-cell table:formula="of:=[.C33]*2*PI()/360" office:value-type="float" office:value="0.917868653623818" calcext:value-type="float">
            <text:p>0.917868653623818</text:p>
          </table:table-cell>
          <table:table-cell table:formula="of:=[.D33]*2*PI()/360" office:value-type="float" office:value="0.0265988178003936" calcext:value-type="float">
            <text:p>0.026598817800394</text:p>
          </table:table-cell>
          <table:table-cell table:formula="of:=[.E33]*2*PI()/360" office:value-type="float" office:value="0.300947122921382" calcext:value-type="float">
            <text:p>0.300947122921382</text:p>
          </table:table-cell>
          <table:table-cell table:formula="of:=[.F33]*2*PI()/360" office:value-type="float" office:value="0.294175245423644" calcext:value-type="float">
            <text:p>0.294175245423644</text:p>
          </table:table-cell>
          <table:table-cell table:formula="of:=([.G34]-[.G33])/([.B33]-[.B34])" office:value-type="float" office:value="-0.9173450548482" calcext:value-type="float">
            <text:p>-0.9173450548482</text:p>
          </table:table-cell>
          <table:table-cell table:formula="of:=([.H34]-[.H33])/([.B33]-[.B34])" office:value-type="float" office:value="0.0397935069454707" calcext:value-type="float">
            <text:p>0.039793506945471</text:p>
          </table:table-cell>
          <table:table-cell table:formula="of:=([.I34]-[.I33])/([.B33]-[.B34])" office:value-type="float" office:value="0.0712094334813629" calcext:value-type="float">
            <text:p>0.071209433481363</text:p>
          </table:table-cell>
          <table:table-cell table:formula="of:=([.J34]-[.J33])/([.B33]-[.B34])" office:value-type="float" office:value="-0.211533905341708" calcext:value-type="float">
            <text:p>-0.211533905341708</text:p>
          </table:table-cell>
          <table:table-cell table:formula="of:=([.K34]-[.K33])/([.B33]-[.B34])" office:value-type="float" office:value="-7.53982236861184" calcext:value-type="float">
            <text:p>-7.53982236861184</text:p>
          </table:table-cell>
          <table:table-cell table:formula="of:=([.L34]-[.L33])/([.B33]-[.B34])" office:value-type="float" office:value="-22.3681396935594" calcext:value-type="float">
            <text:p>-22.3681396935594</text:p>
          </table:table-cell>
          <table:table-cell table:formula="of:=([.M34]-[.M33])/([.B33]-[.B34])" office:value-type="float" office:value="7.03716754404038" calcext:value-type="float">
            <text:p>7.03716754404038</text:p>
          </table:table-cell>
          <table:table-cell table:formula="of:=([.N34]-[.N33])/([.B33]-[.B34])" office:value-type="float" office:value="2.01061929829862" calcext:value-type="float">
            <text:p>2.01061929829862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4]/120" office:value-type="float" office:value="0.225" calcext:value-type="float">
            <text:p>0.225</text:p>
          </table:table-cell>
          <table:table-cell office:value-type="float" office:value="53.028" calcext:value-type="float">
            <text:p>53.028</text:p>
          </table:table-cell>
          <table:table-cell office:value-type="float" office:value="1.505" calcext:value-type="float">
            <text:p>1.505</text:p>
          </table:table-cell>
          <table:table-cell office:value-type="float" office:value="17.209" calcext:value-type="float">
            <text:p>17.209</text:p>
          </table:table-cell>
          <table:table-cell office:value-type="float" office:value="16.956" calcext:value-type="float">
            <text:p>16.956</text:p>
          </table:table-cell>
          <table:table-cell table:formula="of:=[.C34]*2*PI()/360" office:value-type="float" office:value="0.925513195747553" calcext:value-type="float">
            <text:p>0.925513195747553</text:p>
          </table:table-cell>
          <table:table-cell table:formula="of:=[.D34]*2*PI()/360" office:value-type="float" office:value="0.0262672052425147" calcext:value-type="float">
            <text:p>0.026267205242515</text:p>
          </table:table-cell>
          <table:table-cell table:formula="of:=[.E34]*2*PI()/360" office:value-type="float" office:value="0.300353710975704" calcext:value-type="float">
            <text:p>0.300353710975704</text:p>
          </table:table-cell>
          <table:table-cell table:formula="of:=[.F34]*2*PI()/360" office:value-type="float" office:value="0.295938027968158" calcext:value-type="float">
            <text:p>0.295938027968158</text:p>
          </table:table-cell>
          <table:table-cell table:formula="of:=([.G35]-[.G34])/([.B34]-[.B35])" office:value-type="float" office:value="-0.854513201776435" calcext:value-type="float">
            <text:p>-0.854513201776435</text:p>
          </table:table-cell>
          <table:table-cell table:formula="of:=([.H35]-[.H34])/([.B34]-[.B35])" office:value-type="float" office:value="0.226194671058465" calcext:value-type="float">
            <text:p>0.226194671058465</text:p>
          </table:table-cell>
          <table:table-cell table:formula="of:=([.I35]-[.I34])/([.B34]-[.B35])" office:value-type="float" office:value="0.0125663706143597" calcext:value-type="float">
            <text:p>0.01256637061436</text:p>
          </table:table-cell>
          <table:table-cell table:formula="of:=([.J35]-[.J34])/([.B34]-[.B35])" office:value-type="float" office:value="-0.228289066160863" calcext:value-type="float">
            <text:p>-0.228289066160863</text:p>
          </table:table-cell>
          <table:table-cell table:formula="of:=([.K35]-[.K34])/([.B34]-[.B35])" office:value-type="float" office:value="-6.2831853071808" calcext:value-type="float">
            <text:p>-6.2831853071808</text:p>
          </table:table-cell>
          <table:table-cell table:formula="of:=([.L35]-[.L34])/([.B34]-[.B35])" office:value-type="float" office:value="-22.6194671058464" calcext:value-type="float">
            <text:p>-22.6194671058464</text:p>
          </table:table-cell>
          <table:table-cell table:formula="of:=([.M35]-[.M34])/([.B34]-[.B35])" office:value-type="float" office:value="7.28849495632851" calcext:value-type="float">
            <text:p>7.28849495632851</text:p>
          </table:table-cell>
          <table:table-cell table:formula="of:=([.N35]-[.N34])/([.B34]-[.B35])" office:value-type="float" office:value="1.50796447372237" calcext:value-type="float">
            <text:p>1.50796447372237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5]/120" office:value-type="float" office:value="0.233333333333333" calcext:value-type="float">
            <text:p>0.233333333333333</text:p>
          </table:table-cell>
          <table:table-cell office:value-type="float" office:value="53.436" calcext:value-type="float">
            <text:p>53.436</text:p>
          </table:table-cell>
          <table:table-cell office:value-type="float" office:value="1.397" calcext:value-type="float">
            <text:p>1.397</text:p>
          </table:table-cell>
          <table:table-cell office:value-type="float" office:value="17.203" calcext:value-type="float">
            <text:p>17.203</text:p>
          </table:table-cell>
          <table:table-cell office:value-type="float" office:value="17.065" calcext:value-type="float">
            <text:p>17.065</text:p>
          </table:table-cell>
          <table:table-cell table:formula="of:=[.C35]*2*PI()/360" office:value-type="float" office:value="0.93263413909569" calcext:value-type="float">
            <text:p>0.93263413909569</text:p>
          </table:table-cell>
          <table:table-cell table:formula="of:=[.D35]*2*PI()/360" office:value-type="float" office:value="0.0243822496503608" calcext:value-type="float">
            <text:p>0.024382249650361</text:p>
          </table:table-cell>
          <table:table-cell table:formula="of:=[.E35]*2*PI()/360" office:value-type="float" office:value="0.300248991220584" calcext:value-type="float">
            <text:p>0.300248991220584</text:p>
          </table:table-cell>
          <table:table-cell table:formula="of:=[.F35]*2*PI()/360" office:value-type="float" office:value="0.297840436852832" calcext:value-type="float">
            <text:p>0.297840436852832</text:p>
          </table:table-cell>
          <table:table-cell table:formula="of:=([.G36]-[.G35])/([.B35]-[.B36])" office:value-type="float" office:value="-0.802153324216595" calcext:value-type="float">
            <text:p>-0.802153324216595</text:p>
          </table:table-cell>
          <table:table-cell table:formula="of:=([.H36]-[.H35])/([.B35]-[.B36])" office:value-type="float" office:value="0.414690230273852" calcext:value-type="float">
            <text:p>0.414690230273852</text:p>
          </table:table-cell>
          <table:table-cell table:formula="of:=([.I36]-[.I35])/([.B35]-[.B36])" office:value-type="float" office:value="-0.0481710873550445" calcext:value-type="float">
            <text:p>-0.048171087355045</text:p>
          </table:table-cell>
          <table:table-cell table:formula="of:=([.J36]-[.J35])/([.B35]-[.B36])" office:value-type="float" office:value="-0.240855436775216" calcext:value-type="float">
            <text:p>-0.240855436775216</text:p>
          </table:table-cell>
          <table:table-cell table:formula="of:=([.K36]-[.K35])/([.B35]-[.B36])" office:value-type="float" office:value="-5.27787565803308" calcext:value-type="float">
            <text:p>-5.27787565803308</text:p>
          </table:table-cell>
          <table:table-cell table:formula="of:=([.L36]-[.L35])/([.B35]-[.B36])" office:value-type="float" office:value="-22.8707945181338" calcext:value-type="float">
            <text:p>-22.8707945181338</text:p>
          </table:table-cell>
          <table:table-cell table:formula="of:=([.M36]-[.M35])/([.B35]-[.B36])" office:value-type="float" office:value="6.53451271946653" calcext:value-type="float">
            <text:p>6.53451271946653</text:p>
          </table:table-cell>
          <table:table-cell table:formula="of:=([.N36]-[.N35])/([.B35]-[.B36])" office:value-type="float" office:value="0.000000000000799360577730113" calcext:value-type="float">
            <text:p>7.99360577730113E-13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6]/120" office:value-type="float" office:value="0.241666666666667" calcext:value-type="float">
            <text:p>0.241666666666667</text:p>
          </table:table-cell>
          <table:table-cell office:value-type="float" office:value="53.819" calcext:value-type="float">
            <text:p>53.819</text:p>
          </table:table-cell>
          <table:table-cell office:value-type="float" office:value="1.199" calcext:value-type="float">
            <text:p>1.199</text:p>
          </table:table-cell>
          <table:table-cell office:value-type="float" office:value="17.226" calcext:value-type="float">
            <text:p>17.226</text:p>
          </table:table-cell>
          <table:table-cell office:value-type="float" office:value="17.18" calcext:value-type="float">
            <text:p>17.18</text:p>
          </table:table-cell>
          <table:table-cell table:formula="of:=[.C36]*2*PI()/360" office:value-type="float" office:value="0.939318750130828" calcext:value-type="float">
            <text:p>0.939318750130828</text:p>
          </table:table-cell>
          <table:table-cell table:formula="of:=[.D36]*2*PI()/360" office:value-type="float" office:value="0.020926497731412" calcext:value-type="float">
            <text:p>0.020926497731412</text:p>
          </table:table-cell>
          <table:table-cell table:formula="of:=[.E36]*2*PI()/360" office:value-type="float" office:value="0.300650416948543" calcext:value-type="float">
            <text:p>0.300650416948543</text:p>
          </table:table-cell>
          <table:table-cell table:formula="of:=[.F36]*2*PI()/360" office:value-type="float" office:value="0.299847565492626" calcext:value-type="float">
            <text:p>0.299847565492626</text:p>
          </table:table-cell>
          <table:table-cell table:formula="of:=([.G37]-[.G36])/([.B36]-[.B37])" office:value-type="float" office:value="-0.758171027066319" calcext:value-type="float">
            <text:p>-0.758171027066319</text:p>
          </table:table-cell>
          <table:table-cell table:formula="of:=([.H37]-[.H36])/([.B36]-[.B37])" office:value-type="float" office:value="0.605280184591634" calcext:value-type="float">
            <text:p>0.605280184591634</text:p>
          </table:table-cell>
          <table:table-cell table:formula="of:=([.I37]-[.I36])/([.B36]-[.B37])" office:value-type="float" office:value="-0.102625360017266" calcext:value-type="float">
            <text:p>-0.102625360017266</text:p>
          </table:table-cell>
          <table:table-cell table:formula="of:=([.J37]-[.J36])/([.B36]-[.B37])" office:value-type="float" office:value="-0.240855436775223" calcext:value-type="float">
            <text:p>-0.240855436775223</text:p>
          </table:table-cell>
          <table:table-cell table:formula="of:=([.K37]-[.K36])/([.B36]-[.B37])" office:value-type="float" office:value="-4.77522083345233" calcext:value-type="float">
            <text:p>-4.77522083345233</text:p>
          </table:table-cell>
          <table:table-cell table:formula="of:=([.L37]-[.L36])/([.B36]-[.B37])" office:value-type="float" office:value="-22.8707945181334" calcext:value-type="float">
            <text:p>-22.8707945181334</text:p>
          </table:table-cell>
          <table:table-cell table:formula="of:=([.M37]-[.M36])/([.B36]-[.B37])" office:value-type="float" office:value="6.53451271946726" calcext:value-type="float">
            <text:p>6.53451271946726</text:p>
          </table:table-cell>
          <table:table-cell table:formula="of:=([.N37]-[.N36])/([.B36]-[.B37])" office:value-type="float" office:value="-0.753982236862876" calcext:value-type="float">
            <text:p>-0.753982236862876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]/120" office:value-type="float" office:value="0.25" calcext:value-type="float">
            <text:p>0.25</text:p>
          </table:table-cell>
          <table:table-cell office:value-type="float" office:value="54.181" calcext:value-type="float">
            <text:p>54.181</text:p>
          </table:table-cell>
          <table:table-cell office:value-type="float" office:value="0.91" calcext:value-type="float">
            <text:p>0.91</text:p>
          </table:table-cell>
          <table:table-cell office:value-type="float" office:value="17.275" calcext:value-type="float">
            <text:p>17.275</text:p>
          </table:table-cell>
          <table:table-cell office:value-type="float" office:value="17.295" calcext:value-type="float">
            <text:p>17.295</text:p>
          </table:table-cell>
          <table:table-cell table:formula="of:=[.C37]*2*PI()/360" office:value-type="float" office:value="0.945636842023048" calcext:value-type="float">
            <text:p>0.945636842023048</text:p>
          </table:table-cell>
          <table:table-cell table:formula="of:=[.D37]*2*PI()/360" office:value-type="float" office:value="0.0158824961931484" calcext:value-type="float">
            <text:p>0.015882496193148</text:p>
          </table:table-cell>
          <table:table-cell table:formula="of:=[.E37]*2*PI()/360" office:value-type="float" office:value="0.30150562828202" calcext:value-type="float">
            <text:p>0.30150562828202</text:p>
          </table:table-cell>
          <table:table-cell table:formula="of:=[.F37]*2*PI()/360" office:value-type="float" office:value="0.301854694132419" calcext:value-type="float">
            <text:p>0.301854694132419</text:p>
          </table:table-cell>
          <table:table-cell table:formula="of:=([.G38]-[.G37])/([.B37]-[.B38])" office:value-type="float" office:value="-0.718377520120883" calcext:value-type="float">
            <text:p>-0.718377520120883</text:p>
          </table:table-cell>
          <table:table-cell table:formula="of:=([.H38]-[.H37])/([.B37]-[.B38])" office:value-type="float" office:value="0.795870138909412" calcext:value-type="float">
            <text:p>0.795870138909412</text:p>
          </table:table-cell>
          <table:table-cell table:formula="of:=([.I38]-[.I37])/([.B37]-[.B38])" office:value-type="float" office:value="-0.157079632679493" calcext:value-type="float">
            <text:p>-0.157079632679493</text:p>
          </table:table-cell>
          <table:table-cell table:formula="of:=([.J38]-[.J37])/([.B37]-[.B38])" office:value-type="float" office:value="-0.234572251468032" calcext:value-type="float">
            <text:p>-0.234572251468032</text:p>
          </table:table-cell>
          <table:table-cell table:formula="of:=([.K38]-[.K37])/([.B37]-[.B38])" office:value-type="float" office:value="-5.02654824574438" calcext:value-type="float">
            <text:p>-5.02654824574438</text:p>
          </table:table-cell>
          <table:table-cell table:formula="of:=([.L38]-[.L37])/([.B37]-[.B38])" office:value-type="float" office:value="-22.1168122812728" calcext:value-type="float">
            <text:p>-22.1168122812728</text:p>
          </table:table-cell>
          <table:table-cell table:formula="of:=([.M38]-[.M37])/([.B37]-[.B38])" office:value-type="float" office:value="6.78584013175398" calcext:value-type="float">
            <text:p>6.78584013175398</text:p>
          </table:table-cell>
          <table:table-cell table:formula="of:=([.N38]-[.N37])/([.B37]-[.B38])" office:value-type="float" office:value="-1.50796447372218" calcext:value-type="float">
            <text:p>-1.50796447372218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]/120" office:value-type="float" office:value="0.258333333333333" calcext:value-type="float">
            <text:p>0.258333333333333</text:p>
          </table:table-cell>
          <table:table-cell office:value-type="float" office:value="54.524" calcext:value-type="float">
            <text:p>54.524</text:p>
          </table:table-cell>
          <table:table-cell office:value-type="float" office:value="0.53" calcext:value-type="float">
            <text:p>0.53</text:p>
          </table:table-cell>
          <table:table-cell office:value-type="float" office:value="17.35" calcext:value-type="float">
            <text:p>17.35</text:p>
          </table:table-cell>
          <table:table-cell office:value-type="float" office:value="17.407" calcext:value-type="float">
            <text:p>17.407</text:p>
          </table:table-cell>
          <table:table-cell table:formula="of:=[.C38]*2*PI()/360" office:value-type="float" office:value="0.951623321357388" calcext:value-type="float">
            <text:p>0.951623321357388</text:p>
          </table:table-cell>
          <table:table-cell table:formula="of:=[.D38]*2*PI()/360" office:value-type="float" office:value="0.00925024503556995" calcext:value-type="float">
            <text:p>0.00925024503557</text:p>
          </table:table-cell>
          <table:table-cell table:formula="of:=[.E38]*2*PI()/360" office:value-type="float" office:value="0.302814625221016" calcext:value-type="float">
            <text:p>0.302814625221016</text:p>
          </table:table-cell>
          <table:table-cell table:formula="of:=[.F38]*2*PI()/360" office:value-type="float" office:value="0.303809462894653" calcext:value-type="float">
            <text:p>0.303809462894653</text:p>
          </table:table-cell>
          <table:table-cell table:formula="of:=([.G39]-[.G38])/([.B38]-[.B39])" office:value-type="float" office:value="-0.676489618073013" calcext:value-type="float">
            <text:p>-0.676489618073013</text:p>
          </table:table-cell>
          <table:table-cell table:formula="of:=([.H39]-[.H38])/([.B38]-[.B39])" office:value-type="float" office:value="0.980176907920019" calcext:value-type="float">
            <text:p>0.980176907920019</text:p>
          </table:table-cell>
          <table:table-cell table:formula="of:=([.I39]-[.I38])/([.B38]-[.B39])" office:value-type="float" office:value="-0.213628300444109" calcext:value-type="float">
            <text:p>-0.213628300444109</text:p>
          </table:table-cell>
          <table:table-cell table:formula="of:=([.J39]-[.J38])/([.B38]-[.B39])" office:value-type="float" office:value="-0.22200588085368" calcext:value-type="float">
            <text:p>-0.22200588085368</text:p>
          </table:table-cell>
          <table:table-cell table:formula="of:=([.K39]-[.K38])/([.B38]-[.B39])" office:value-type="float" office:value="-5.78053048260829" calcext:value-type="float">
            <text:p>-5.78053048260829</text:p>
          </table:table-cell>
          <table:table-cell table:formula="of:=([.L39]-[.L38])/([.B38]-[.B39])" office:value-type="float" office:value="-20.3575203952611" calcext:value-type="float">
            <text:p>-20.3575203952611</text:p>
          </table:table-cell>
          <table:table-cell table:formula="of:=([.M39]-[.M38])/([.B38]-[.B39])" office:value-type="float" office:value="7.03716754403941" calcext:value-type="float">
            <text:p>7.03716754403941</text:p>
          </table:table-cell>
          <table:table-cell table:formula="of:=([.N39]-[.N38])/([.B38]-[.B39])" office:value-type="float" office:value="-2.0106192982972" calcext:value-type="float">
            <text:p>-2.0106192982972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]/120" office:value-type="float" office:value="0.266666666666667" calcext:value-type="float">
            <text:p>0.266666666666667</text:p>
          </table:table-cell>
          <table:table-cell office:value-type="float" office:value="54.847" calcext:value-type="float">
            <text:p>54.847</text:p>
          </table:table-cell>
          <table:table-cell office:value-type="float" office:value="0.062" calcext:value-type="float">
            <text:p>0.062</text:p>
          </table:table-cell>
          <table:table-cell office:value-type="float" office:value="17.452" calcext:value-type="float">
            <text:p>17.452</text:p>
          </table:table-cell>
          <table:table-cell office:value-type="float" office:value="17.513" calcext:value-type="float">
            <text:p>17.513</text:p>
          </table:table-cell>
          <table:table-cell table:formula="of:=[.C39]*2*PI()/360" office:value-type="float" office:value="0.95726073484133" calcext:value-type="float">
            <text:p>0.95726073484133</text:p>
          </table:table-cell>
          <table:table-cell table:formula="of:=[.D39]*2*PI()/360" office:value-type="float" office:value="0.00108210413623648" calcext:value-type="float">
            <text:p>0.001082104136236</text:p>
          </table:table-cell>
          <table:table-cell table:formula="of:=[.E39]*2*PI()/360" office:value-type="float" office:value="0.30459486105805" calcext:value-type="float">
            <text:p>0.30459486105805</text:p>
          </table:table-cell>
          <table:table-cell table:formula="of:=[.F39]*2*PI()/360" office:value-type="float" office:value="0.305659511901767" calcext:value-type="float">
            <text:p>0.305659511901767</text:p>
          </table:table-cell>
          <table:table-cell table:formula="of:=([.G40]-[.G39])/([.B39]-[.B40])" office:value-type="float" office:value="-0.628318530717944" calcext:value-type="float">
            <text:p>-0.628318530717944</text:p>
          </table:table-cell>
          <table:table-cell table:formula="of:=([.H40]-[.H39])/([.B39]-[.B40])" office:value-type="float" office:value="1.14982291121386" calcext:value-type="float">
            <text:p>1.14982291121386</text:p>
          </table:table-cell>
          <table:table-cell table:formula="of:=([.I40]-[.I39])/([.B39]-[.B40])" office:value-type="float" office:value="-0.272271363311104" calcext:value-type="float">
            <text:p>-0.272271363311104</text:p>
          </table:table-cell>
          <table:table-cell table:formula="of:=([.J40]-[.J39])/([.B39]-[.B40])" office:value-type="float" office:value="-0.205250720034537" calcext:value-type="float">
            <text:p>-0.205250720034537</text:p>
          </table:table-cell>
          <table:table-cell table:formula="of:=([.K40]-[.K39])/([.B39]-[.B40])" office:value-type="float" office:value="-8.29380460547411" calcext:value-type="float">
            <text:p>-8.29380460547411</text:p>
          </table:table-cell>
          <table:table-cell table:formula="of:=([.L40]-[.L39])/([.B39]-[.B40])" office:value-type="float" office:value="-17.3415914478166" calcext:value-type="float">
            <text:p>-17.3415914478166</text:p>
          </table:table-cell>
          <table:table-cell table:formula="of:=([.M40]-[.M39])/([.B39]-[.B40])" office:value-type="float" office:value="7.0371675440422" calcext:value-type="float">
            <text:p>7.0371675440422</text:p>
          </table:table-cell>
          <table:table-cell table:formula="of:=([.N40]-[.N39])/([.B39]-[.B40])" office:value-type="float" office:value="-3.2672563597343" calcext:value-type="float">
            <text:p>-3.2672563597343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0]/120" office:value-type="float" office:value="0.275" calcext:value-type="float">
            <text:p>0.275</text:p>
          </table:table-cell>
          <table:table-cell office:value-type="float" office:value="55.147" calcext:value-type="float">
            <text:p>55.147</text:p>
          </table:table-cell>
          <table:table-cell office:value-type="float" office:value="-0.487" calcext:value-type="float">
            <text:p>-0.487</text:p>
          </table:table-cell>
          <table:table-cell office:value-type="float" office:value="17.582" calcext:value-type="float">
            <text:p>17.582</text:p>
          </table:table-cell>
          <table:table-cell office:value-type="float" office:value="17.611" calcext:value-type="float">
            <text:p>17.611</text:p>
          </table:table-cell>
          <table:table-cell table:formula="of:=[.C40]*2*PI()/360" office:value-type="float" office:value="0.962496722597313" calcext:value-type="float">
            <text:p>0.962496722597313</text:p>
          </table:table-cell>
          <table:table-cell table:formula="of:=[.D40]*2*PI()/360" office:value-type="float" office:value="-0.00849975345721239" calcext:value-type="float">
            <text:p>-0.008499753457212</text:p>
          </table:table-cell>
          <table:table-cell table:formula="of:=[.E40]*2*PI()/360" office:value-type="float" office:value="0.306863789085643" calcext:value-type="float">
            <text:p>0.306863789085643</text:p>
          </table:table-cell>
          <table:table-cell table:formula="of:=[.F40]*2*PI()/360" office:value-type="float" office:value="0.307369934568721" calcext:value-type="float">
            <text:p>0.307369934568721</text:p>
          </table:table-cell>
          <table:table-cell table:formula="of:=([.G41]-[.G40])/([.B40]-[.B41])" office:value-type="float" office:value="-0.559203492338993" calcext:value-type="float">
            <text:p>-0.559203492338993</text:p>
          </table:table-cell>
          <table:table-cell table:formula="of:=([.H41]-[.H40])/([.B40]-[.B41])" office:value-type="float" office:value="1.294336173279" calcext:value-type="float">
            <text:p>1.294336173279</text:p>
          </table:table-cell>
          <table:table-cell table:formula="of:=([.I41]-[.I40])/([.B40]-[.B41])" office:value-type="float" office:value="-0.330914426178123" calcext:value-type="float">
            <text:p>-0.330914426178123</text:p>
          </table:table-cell>
          <table:table-cell table:formula="of:=([.J41]-[.J40])/([.B40]-[.B41])" office:value-type="float" office:value="-0.178023583703418" calcext:value-type="float">
            <text:p>-0.178023583703418</text:p>
          </table:table-cell>
          <table:table-cell table:formula="of:=([.K41]-[.K40])/([.B40]-[.B41])" office:value-type="float" office:value="-10.5557513160634" calcext:value-type="float">
            <text:p>-10.5557513160634</text:p>
          </table:table-cell>
          <table:table-cell table:formula="of:=([.L41]-[.L40])/([.B40]-[.B41])" office:value-type="float" office:value="-13.3203528512197" calcext:value-type="float">
            <text:p>-13.3203528512197</text:p>
          </table:table-cell>
          <table:table-cell table:formula="of:=([.M41]-[.M40])/([.B40]-[.B41])" office:value-type="float" office:value="6.28318530718134" calcext:value-type="float">
            <text:p>6.28318530718134</text:p>
          </table:table-cell>
          <table:table-cell table:formula="of:=([.N41]-[.N40])/([.B40]-[.B41])" office:value-type="float" office:value="-4.02123859659419" calcext:value-type="float">
            <text:p>-4.02123859659419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1]/120" office:value-type="float" office:value="0.283333333333333" calcext:value-type="float">
            <text:p>0.283333333333333</text:p>
          </table:table-cell>
          <table:table-cell office:value-type="float" office:value="55.414" calcext:value-type="float">
            <text:p>55.414</text:p>
          </table:table-cell>
          <table:table-cell office:value-type="float" office:value="-1.105" calcext:value-type="float">
            <text:p>-1.105</text:p>
          </table:table-cell>
          <table:table-cell office:value-type="float" office:value="17.74" calcext:value-type="float">
            <text:p>17.74</text:p>
          </table:table-cell>
          <table:table-cell office:value-type="float" office:value="17.696" calcext:value-type="float">
            <text:p>17.696</text:p>
          </table:table-cell>
          <table:table-cell table:formula="of:=[.C41]*2*PI()/360" office:value-type="float" office:value="0.967156751700138" calcext:value-type="float">
            <text:p>0.967156751700138</text:p>
          </table:table-cell>
          <table:table-cell table:formula="of:=[.D41]*2*PI()/360" office:value-type="float" office:value="-0.0192858882345373" calcext:value-type="float">
            <text:p>-0.019285888234537</text:p>
          </table:table-cell>
          <table:table-cell table:formula="of:=[.E41]*2*PI()/360" office:value-type="float" office:value="0.309621409303794" calcext:value-type="float">
            <text:p>0.309621409303794</text:p>
          </table:table-cell>
          <table:table-cell table:formula="of:=[.F41]*2*PI()/360" office:value-type="float" office:value="0.308853464432917" calcext:value-type="float">
            <text:p>0.308853464432917</text:p>
          </table:table-cell>
          <table:table-cell table:formula="of:=([.G42]-[.G41])/([.B41]-[.B42])" office:value-type="float" office:value="-0.471238898038465" calcext:value-type="float">
            <text:p>-0.471238898038465</text:p>
          </table:table-cell>
          <table:table-cell table:formula="of:=([.H42]-[.H41])/([.B41]-[.B42])" office:value-type="float" office:value="1.40533911370583" calcext:value-type="float">
            <text:p>1.40533911370583</text:p>
          </table:table-cell>
          <table:table-cell table:formula="of:=([.I42]-[.I41])/([.B41]-[.B42])" office:value-type="float" office:value="-0.383274303737967" calcext:value-type="float">
            <text:p>-0.383274303737967</text:p>
          </table:table-cell>
          <table:table-cell table:formula="of:=([.J42]-[.J41])/([.B41]-[.B42])" office:value-type="float" office:value="-0.144513262065133" calcext:value-type="float">
            <text:p>-0.144513262065133</text:p>
          </table:table-cell>
          <table:table-cell table:formula="of:=([.K42]-[.K41])/([.B41]-[.B42])" office:value-type="float" office:value="-13.3203528512208" calcext:value-type="float">
            <text:p>-13.3203528512208</text:p>
          </table:table-cell>
          <table:table-cell table:formula="of:=([.L42]-[.L41])/([.B41]-[.B42])" office:value-type="float" office:value="-9.550441666914" calcext:value-type="float">
            <text:p>-9.550441666914</text:p>
          </table:table-cell>
          <table:table-cell table:formula="of:=([.M42]-[.M41])/([.B41]-[.B42])" office:value-type="float" office:value="5.52920307031592" calcext:value-type="float">
            <text:p>5.52920307031592</text:p>
          </table:table-cell>
          <table:table-cell table:formula="of:=([.N42]-[.N41])/([.B41]-[.B42])" office:value-type="float" office:value="-4.77522083345672" calcext:value-type="float">
            <text:p>-4.77522083345672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2]/120" office:value-type="float" office:value="0.291666666666667" calcext:value-type="float">
            <text:p>0.291666666666667</text:p>
          </table:table-cell>
          <table:table-cell office:value-type="float" office:value="55.639" calcext:value-type="float">
            <text:p>55.639</text:p>
          </table:table-cell>
          <table:table-cell office:value-type="float" office:value="-1.776" calcext:value-type="float">
            <text:p>-1.776</text:p>
          </table:table-cell>
          <table:table-cell office:value-type="float" office:value="17.923" calcext:value-type="float">
            <text:p>17.923</text:p>
          </table:table-cell>
          <table:table-cell office:value-type="float" office:value="17.765" calcext:value-type="float">
            <text:p>17.765</text:p>
          </table:table-cell>
          <table:table-cell table:formula="of:=[.C42]*2*PI()/360" office:value-type="float" office:value="0.971083742517125" calcext:value-type="float">
            <text:p>0.971083742517125</text:p>
          </table:table-cell>
          <table:table-cell table:formula="of:=[.D42]*2*PI()/360" office:value-type="float" office:value="-0.0309970475154193" calcext:value-type="float">
            <text:p>-0.030997047515419</text:p>
          </table:table-cell>
          <table:table-cell table:formula="of:=[.E42]*2*PI()/360" office:value-type="float" office:value="0.312815361834944" calcext:value-type="float">
            <text:p>0.312815361834944</text:p>
          </table:table-cell>
          <table:table-cell table:formula="of:=[.F42]*2*PI()/360" office:value-type="float" office:value="0.310057741616793" calcext:value-type="float">
            <text:p>0.310057741616793</text:p>
          </table:table-cell>
          <table:table-cell table:formula="of:=([.G43]-[.G42])/([.B42]-[.B43])" office:value-type="float" office:value="-0.360235957611624" calcext:value-type="float">
            <text:p>-0.360235957611624</text:p>
          </table:table-cell>
          <table:table-cell table:formula="of:=([.H43]-[.H42])/([.B42]-[.B43])" office:value-type="float" office:value="1.48492612759678" calcext:value-type="float">
            <text:p>1.48492612759678</text:p>
          </table:table-cell>
          <table:table-cell table:formula="of:=([.I43]-[.I42])/([.B42]-[.B43])" office:value-type="float" office:value="-0.4293509959906" calcext:value-type="float">
            <text:p>-0.4293509959906</text:p>
          </table:table-cell>
          <table:table-cell table:formula="of:=([.J43]-[.J42])/([.B42]-[.B43])" office:value-type="float" office:value="-0.10471975511966" calcext:value-type="float">
            <text:p>-0.10471975511966</text:p>
          </table:table-cell>
          <table:table-cell table:formula="of:=([.K43]-[.K42])/([.B42]-[.B43])" office:value-type="float" office:value="-16.3362817986678" calcext:value-type="float">
            <text:p>-16.3362817986678</text:p>
          </table:table-cell>
          <table:table-cell table:formula="of:=([.L43]-[.L42])/([.B42]-[.B43])" office:value-type="float" office:value="-5.52920307031707" calcext:value-type="float">
            <text:p>-5.52920307031707</text:p>
          </table:table-cell>
          <table:table-cell table:formula="of:=([.M43]-[.M42])/([.B42]-[.B43])" office:value-type="float" office:value="4.02123859659531" calcext:value-type="float">
            <text:p>4.02123859659531</text:p>
          </table:table-cell>
          <table:table-cell table:formula="of:=([.N43]-[.N42])/([.B42]-[.B43])" office:value-type="float" office:value="-5.02654824574424" calcext:value-type="float">
            <text:p>-5.02654824574424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3]/120" office:value-type="float" office:value="0.3" calcext:value-type="float">
            <text:p>0.3</text:p>
          </table:table-cell>
          <table:table-cell office:value-type="float" office:value="55.811" calcext:value-type="float">
            <text:p>55.811</text:p>
          </table:table-cell>
          <table:table-cell office:value-type="float" office:value="-2.485" calcext:value-type="float">
            <text:p>-2.485</text:p>
          </table:table-cell>
          <table:table-cell office:value-type="float" office:value="18.128" calcext:value-type="float">
            <text:p>18.128</text:p>
          </table:table-cell>
          <table:table-cell office:value-type="float" office:value="17.815" calcext:value-type="float">
            <text:p>17.815</text:p>
          </table:table-cell>
          <table:table-cell table:formula="of:=[.C43]*2*PI()/360" office:value-type="float" office:value="0.974085708830555" calcext:value-type="float">
            <text:p>0.974085708830555</text:p>
          </table:table-cell>
          <table:table-cell table:formula="of:=[.D43]*2*PI()/360" office:value-type="float" office:value="-0.0433714319120591" calcext:value-type="float">
            <text:p>-0.043371431912059</text:p>
          </table:table-cell>
          <table:table-cell table:formula="of:=[.E43]*2*PI()/360" office:value-type="float" office:value="0.316393286801532" calcext:value-type="float">
            <text:p>0.316393286801532</text:p>
          </table:table-cell>
          <table:table-cell table:formula="of:=[.F43]*2*PI()/360" office:value-type="float" office:value="0.31093040624279" calcext:value-type="float">
            <text:p>0.31093040624279</text:p>
          </table:table-cell>
          <table:table-cell table:formula="of:=([.G44]-[.G43])/([.B43]-[.B44])" office:value-type="float" office:value="-0.22410027595606" calcext:value-type="float">
            <text:p>-0.22410027595606</text:p>
          </table:table-cell>
          <table:table-cell table:formula="of:=([.H44]-[.H43])/([.B43]-[.B44])" office:value-type="float" office:value="1.53100281984942" calcext:value-type="float">
            <text:p>1.53100281984942</text:p>
          </table:table-cell>
          <table:table-cell table:formula="of:=([.I44]-[.I43])/([.B43]-[.B44])" office:value-type="float" office:value="-0.462861317628894" calcext:value-type="float">
            <text:p>-0.462861317628894</text:p>
          </table:table-cell>
          <table:table-cell table:formula="of:=([.J44]-[.J43])/([.B43]-[.B44])" office:value-type="float" office:value="-0.0628318530717918" calcext:value-type="float">
            <text:p>-0.062831853071792</text:p>
          </table:table-cell>
          <table:table-cell table:formula="of:=([.K44]-[.K43])/([.B43]-[.B44])" office:value-type="float" office:value="-18.5982285092493" calcext:value-type="float">
            <text:p>-18.5982285092493</text:p>
          </table:table-cell>
          <table:table-cell table:formula="of:=([.L44]-[.L43])/([.B43]-[.B44])" office:value-type="float" office:value="-1.75929188601132" calcext:value-type="float">
            <text:p>-1.75929188601132</text:p>
          </table:table-cell>
          <table:table-cell table:formula="of:=([.M44]-[.M43])/([.B43]-[.B44])" office:value-type="float" office:value="2.51327412287205" calcext:value-type="float">
            <text:p>2.51327412287205</text:p>
          </table:table-cell>
          <table:table-cell table:formula="of:=([.N44]-[.N43])/([.B43]-[.B44])" office:value-type="float" office:value="-4.52389342116865" calcext:value-type="float">
            <text:p>-4.52389342116865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4]/120" office:value-type="float" office:value="0.308333333333333" calcext:value-type="float">
            <text:p>0.308333333333333</text:p>
          </table:table-cell>
          <table:table-cell office:value-type="float" office:value="55.918" calcext:value-type="float">
            <text:p>55.918</text:p>
          </table:table-cell>
          <table:table-cell office:value-type="float" office:value="-3.216" calcext:value-type="float">
            <text:p>-3.216</text:p>
          </table:table-cell>
          <table:table-cell office:value-type="float" office:value="18.349" calcext:value-type="float">
            <text:p>18.349</text:p>
          </table:table-cell>
          <table:table-cell office:value-type="float" office:value="17.845" calcext:value-type="float">
            <text:p>17.845</text:p>
          </table:table-cell>
          <table:table-cell table:formula="of:=[.C44]*2*PI()/360" office:value-type="float" office:value="0.975953211130189" calcext:value-type="float">
            <text:p>0.975953211130189</text:p>
          </table:table-cell>
          <table:table-cell table:formula="of:=[.D44]*2*PI()/360" office:value-type="float" office:value="-0.0561297887441376" calcext:value-type="float">
            <text:p>-0.056129788744138</text:p>
          </table:table-cell>
          <table:table-cell table:formula="of:=[.E44]*2*PI()/360" office:value-type="float" office:value="0.320250464448439" calcext:value-type="float">
            <text:p>0.320250464448439</text:p>
          </table:table-cell>
          <table:table-cell table:formula="of:=[.F44]*2*PI()/360" office:value-type="float" office:value="0.311454005018388" calcext:value-type="float">
            <text:p>0.311454005018388</text:p>
          </table:table-cell>
          <table:table-cell table:formula="of:=([.G45]-[.G44])/([.B44]-[.B45])" office:value-type="float" office:value="-0.0691150383789821" calcext:value-type="float">
            <text:p>-0.069115038378982</text:p>
          </table:table-cell>
          <table:table-cell table:formula="of:=([.H45]-[.H44])/([.B44]-[.B45])" office:value-type="float" office:value="1.54566358556618" calcext:value-type="float">
            <text:p>1.54566358556618</text:p>
          </table:table-cell>
          <table:table-cell table:formula="of:=([.I45]-[.I44])/([.B44]-[.B45])" office:value-type="float" office:value="-0.483805268652828" calcext:value-type="float">
            <text:p>-0.483805268652828</text:p>
          </table:table-cell>
          <table:table-cell table:formula="of:=([.J45]-[.J44])/([.B44]-[.B45])" office:value-type="float" office:value="-0.0251327412287195" calcext:value-type="float">
            <text:p>-0.02513274122872</text:p>
          </table:table-cell>
          <table:table-cell table:formula="of:=([.K45]-[.K44])/([.B44]-[.B45])" office:value-type="float" office:value="-20.3575203952616" calcext:value-type="float">
            <text:p>-20.3575203952616</text:p>
          </table:table-cell>
          <table:table-cell table:formula="of:=([.L45]-[.L44])/([.B44]-[.B45])" office:value-type="float" office:value="0.502654824575297" calcext:value-type="float">
            <text:p>0.502654824575297</text:p>
          </table:table-cell>
          <table:table-cell table:formula="of:=([.M45]-[.M44])/([.B44]-[.B45])" office:value-type="float" office:value="1.25663706143545" calcext:value-type="float">
            <text:p>1.25663706143545</text:p>
          </table:table-cell>
          <table:table-cell table:formula="of:=([.N45]-[.N44])/([.B44]-[.B45])" office:value-type="float" office:value="-3.76991118430834" calcext:value-type="float">
            <text:p>-3.76991118430834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5]/120" office:value-type="float" office:value="0.316666666666667" calcext:value-type="float">
            <text:p>0.316666666666667</text:p>
          </table:table-cell>
          <table:table-cell office:value-type="float" office:value="55.951" calcext:value-type="float">
            <text:p>55.951</text:p>
          </table:table-cell>
          <table:table-cell office:value-type="float" office:value="-3.954" calcext:value-type="float">
            <text:p>-3.954</text:p>
          </table:table-cell>
          <table:table-cell office:value-type="float" office:value="18.58" calcext:value-type="float">
            <text:p>18.58</text:p>
          </table:table-cell>
          <table:table-cell office:value-type="float" office:value="17.857" calcext:value-type="float">
            <text:p>17.857</text:p>
          </table:table-cell>
          <table:table-cell table:formula="of:=[.C45]*2*PI()/360" office:value-type="float" office:value="0.976529169783347" calcext:value-type="float">
            <text:p>0.976529169783347</text:p>
          </table:table-cell>
          <table:table-cell table:formula="of:=[.D45]*2*PI()/360" office:value-type="float" office:value="-0.0690103186238558" calcext:value-type="float">
            <text:p>-0.069010318623856</text:p>
          </table:table-cell>
          <table:table-cell table:formula="of:=[.E45]*2*PI()/360" office:value-type="float" office:value="0.324282175020546" calcext:value-type="float">
            <text:p>0.324282175020546</text:p>
          </table:table-cell>
          <table:table-cell table:formula="of:=[.F45]*2*PI()/360" office:value-type="float" office:value="0.311663444528627" calcext:value-type="float">
            <text:p>0.311663444528627</text:p>
          </table:table-cell>
          <table:table-cell table:formula="of:=([.G46]-[.G45])/([.B45]-[.B46])" office:value-type="float" office:value="0.100530964914864" calcext:value-type="float">
            <text:p>0.100530964914864</text:p>
          </table:table-cell>
          <table:table-cell table:formula="of:=([.H46]-[.H45])/([.B45]-[.B46])" office:value-type="float" office:value="1.54147479536139" calcext:value-type="float">
            <text:p>1.54147479536139</text:p>
          </table:table-cell>
          <table:table-cell table:formula="of:=([.I46]-[.I45])/([.B45]-[.B46])" office:value-type="float" office:value="-0.49427724416479" calcext:value-type="float">
            <text:p>-0.49427724416479</text:p>
          </table:table-cell>
          <table:table-cell table:formula="of:=([.J46]-[.J45])/([.B45]-[.B46])" office:value-type="float" office:value="0.00628318530718317" calcext:value-type="float">
            <text:p>0.006283185307183</text:p>
          </table:table-cell>
          <table:table-cell table:formula="of:=([.K46]-[.K45])/([.B45]-[.B46])" office:value-type="float" office:value="-21.6141574567007" calcext:value-type="float">
            <text:p>-21.6141574567007</text:p>
          </table:table-cell>
          <table:table-cell table:formula="of:=([.L46]-[.L45])/([.B45]-[.B46])" office:value-type="float" office:value="3.51858377201975" calcext:value-type="float">
            <text:p>3.51858377201975</text:p>
          </table:table-cell>
          <table:table-cell table:formula="of:=([.M46]-[.M45])/([.B45]-[.B46])" office:value-type="float" office:value="-0.251327412286134" calcext:value-type="float">
            <text:p>-0.251327412286134</text:p>
          </table:table-cell>
          <table:table-cell table:formula="of:=([.N46]-[.N45])/([.B45]-[.B46])" office:value-type="float" office:value="-3.5185837720202" calcext:value-type="float">
            <text:p>-3.5185837720202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6]/120" office:value-type="float" office:value="0.325" calcext:value-type="float">
            <text:p>0.325</text:p>
          </table:table-cell>
          <table:table-cell office:value-type="float" office:value="55.903" calcext:value-type="float">
            <text:p>55.903</text:p>
          </table:table-cell>
          <table:table-cell office:value-type="float" office:value="-4.69" calcext:value-type="float">
            <text:p>-4.69</text:p>
          </table:table-cell>
          <table:table-cell office:value-type="float" office:value="18.816" calcext:value-type="float">
            <text:p>18.816</text:p>
          </table:table-cell>
          <table:table-cell office:value-type="float" office:value="17.854" calcext:value-type="float">
            <text:p>17.854</text:p>
          </table:table-cell>
          <table:table-cell table:formula="of:=[.C46]*2*PI()/360" office:value-type="float" office:value="0.97569141174239" calcext:value-type="float">
            <text:p>0.97569141174239</text:p>
          </table:table-cell>
          <table:table-cell table:formula="of:=[.D46]*2*PI()/360" office:value-type="float" office:value="-0.0818559419185341" calcext:value-type="float">
            <text:p>-0.081855941918534</text:p>
          </table:table-cell>
          <table:table-cell table:formula="of:=[.E46]*2*PI()/360" office:value-type="float" office:value="0.328401152055253" calcext:value-type="float">
            <text:p>0.328401152055253</text:p>
          </table:table-cell>
          <table:table-cell table:formula="of:=[.F46]*2*PI()/360" office:value-type="float" office:value="0.311611084651068" calcext:value-type="float">
            <text:p>0.311611084651068</text:p>
          </table:table-cell>
          <table:table-cell table:formula="of:=([.G47]-[.G46])/([.B46]-[.B47])" office:value-type="float" office:value="0.280648943720704" calcext:value-type="float">
            <text:p>0.280648943720704</text:p>
          </table:table-cell>
          <table:table-cell table:formula="of:=([.H47]-[.H46])/([.B46]-[.B47])" office:value-type="float" office:value="1.51215326392789" calcext:value-type="float">
            <text:p>1.51215326392789</text:p>
          </table:table-cell>
          <table:table-cell table:formula="of:=([.I47]-[.I46])/([.B46]-[.B47])" office:value-type="float" office:value="-0.492182849062405" calcext:value-type="float">
            <text:p>-0.492182849062405</text:p>
          </table:table-cell>
          <table:table-cell table:formula="of:=([.J47]-[.J46])/([.B46]-[.B47])" office:value-type="float" office:value="0.0356047167406849" calcext:value-type="float">
            <text:p>0.035604716740685</text:p>
          </table:table-cell>
          <table:table-cell table:formula="of:=([.K47]-[.K46])/([.B46]-[.B47])" office:value-type="float" office:value="-22.8707945181314" calcext:value-type="float">
            <text:p>-22.8707945181314</text:p>
          </table:table-cell>
          <table:table-cell table:formula="of:=([.L47]-[.L46])/([.B46]-[.B47])" office:value-type="float" office:value="5.52920307031923" calcext:value-type="float">
            <text:p>5.52920307031923</text:p>
          </table:table-cell>
          <table:table-cell table:formula="of:=([.M47]-[.M46])/([.B46]-[.B47])" office:value-type="float" office:value="-0.753982236861573" calcext:value-type="float">
            <text:p>-0.753982236861573</text:p>
          </table:table-cell>
          <table:table-cell table:formula="of:=([.N47]-[.N46])/([.B46]-[.B47])" office:value-type="float" office:value="-2.010619298297" calcext:value-type="float">
            <text:p>-2.010619298297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7]/120" office:value-type="float" office:value="0.333333333333333" calcext:value-type="float">
            <text:p>0.333333333333333</text:p>
          </table:table-cell>
          <table:table-cell office:value-type="float" office:value="55.769" calcext:value-type="float">
            <text:p>55.769</text:p>
          </table:table-cell>
          <table:table-cell office:value-type="float" office:value="-5.412" calcext:value-type="float">
            <text:p>-5.412</text:p>
          </table:table-cell>
          <table:table-cell office:value-type="float" office:value="19.051" calcext:value-type="float">
            <text:p>19.051</text:p>
          </table:table-cell>
          <table:table-cell office:value-type="float" office:value="17.837" calcext:value-type="float">
            <text:p>17.837</text:p>
          </table:table-cell>
          <table:table-cell table:formula="of:=[.C47]*2*PI()/360" office:value-type="float" office:value="0.973352670544717" calcext:value-type="float">
            <text:p>0.973352670544717</text:p>
          </table:table-cell>
          <table:table-cell table:formula="of:=[.D47]*2*PI()/360" office:value-type="float" office:value="-0.0944572191179331" calcext:value-type="float">
            <text:p>-0.094457219117933</text:p>
          </table:table-cell>
          <table:table-cell table:formula="of:=[.E47]*2*PI()/360" office:value-type="float" office:value="0.33250267579744" calcext:value-type="float">
            <text:p>0.33250267579744</text:p>
          </table:table-cell>
          <table:table-cell table:formula="of:=[.F47]*2*PI()/360" office:value-type="float" office:value="0.311314378678228" calcext:value-type="float">
            <text:p>0.311314378678228</text:p>
          </table:table-cell>
          <table:table-cell table:formula="of:=([.G48]-[.G47])/([.B47]-[.B48])" office:value-type="float" office:value="0.471238898038465" calcext:value-type="float">
            <text:p>0.471238898038465</text:p>
          </table:table-cell>
          <table:table-cell table:formula="of:=([.H48]-[.H47])/([.B47]-[.B48])" office:value-type="float" office:value="1.46607657167523" calcext:value-type="float">
            <text:p>1.46607657167523</text:p>
          </table:table-cell>
          <table:table-cell table:formula="of:=([.I48]-[.I47])/([.B47]-[.B48])" office:value-type="float" office:value="-0.485899663755226" calcext:value-type="float">
            <text:p>-0.485899663755226</text:p>
          </table:table-cell>
          <table:table-cell table:formula="of:=([.J48]-[.J47])/([.B47]-[.B48])" office:value-type="float" office:value="0.0523598775598265" calcext:value-type="float">
            <text:p>0.052359877559827</text:p>
          </table:table-cell>
          <table:table-cell table:formula="of:=([.K48]-[.K47])/([.B47]-[.B48])" office:value-type="float" office:value="-22.8707945181336" calcext:value-type="float">
            <text:p>-22.8707945181336</text:p>
          </table:table-cell>
          <table:table-cell table:formula="of:=([.L48]-[.L47])/([.B47]-[.B48])" office:value-type="float" office:value="7.53982236861405" calcext:value-type="float">
            <text:p>7.53982236861405</text:p>
          </table:table-cell>
          <table:table-cell table:formula="of:=([.M48]-[.M47])/([.B47]-[.B48])" office:value-type="float" office:value="-0.25132741228774" calcext:value-type="float">
            <text:p>-0.25132741228774</text:p>
          </table:table-cell>
          <table:table-cell table:formula="of:=([.N48]-[.N47])/([.B47]-[.B48])" office:value-type="float" office:value="-0.502654824574697" calcext:value-type="float">
            <text:p>-0.502654824574697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8]/120" office:value-type="float" office:value="0.341666666666667" calcext:value-type="float">
            <text:p>0.341666666666667</text:p>
          </table:table-cell>
          <table:table-cell office:value-type="float" office:value="55.544" calcext:value-type="float">
            <text:p>55.544</text:p>
          </table:table-cell>
          <table:table-cell office:value-type="float" office:value="-6.112" calcext:value-type="float">
            <text:p>-6.112</text:p>
          </table:table-cell>
          <table:table-cell office:value-type="float" office:value="19.283" calcext:value-type="float">
            <text:p>19.283</text:p>
          </table:table-cell>
          <table:table-cell office:value-type="float" office:value="17.812" calcext:value-type="float">
            <text:p>17.812</text:p>
          </table:table-cell>
          <table:table-cell table:formula="of:=[.C48]*2*PI()/360" office:value-type="float" office:value="0.96942567972773" calcext:value-type="float">
            <text:p>0.96942567972773</text:p>
          </table:table-cell>
          <table:table-cell table:formula="of:=[.D48]*2*PI()/360" office:value-type="float" office:value="-0.106674523881893" calcext:value-type="float">
            <text:p>-0.106674523881893</text:p>
          </table:table-cell>
          <table:table-cell table:formula="of:=[.E48]*2*PI()/360" office:value-type="float" office:value="0.336551839662067" calcext:value-type="float">
            <text:p>0.336551839662067</text:p>
          </table:table-cell>
          <table:table-cell table:formula="of:=[.F48]*2*PI()/360" office:value-type="float" office:value="0.31087804636523" calcext:value-type="float">
            <text:p>0.31087804636523</text:p>
          </table:table-cell>
          <table:table-cell table:formula="of:=([.G49]-[.G48])/([.B48]-[.B49])" office:value-type="float" office:value="0.661828852356246" calcext:value-type="float">
            <text:p>0.661828852356246</text:p>
          </table:table-cell>
          <table:table-cell table:formula="of:=([.H49]-[.H48])/([.B48]-[.B49])" office:value-type="float" office:value="1.40324471860345" calcext:value-type="float">
            <text:p>1.40324471860345</text:p>
          </table:table-cell>
          <table:table-cell table:formula="of:=([.I49]-[.I48])/([.B48]-[.B49])" office:value-type="float" office:value="-0.483805268652828" calcext:value-type="float">
            <text:p>-0.483805268652828</text:p>
          </table:table-cell>
          <table:table-cell table:formula="of:=([.J49]-[.J48])/([.B48]-[.B49])" office:value-type="float" office:value="0.0565486677646156" calcext:value-type="float">
            <text:p>0.056548667764616</text:p>
          </table:table-cell>
          <table:table-cell table:formula="of:=([.K49]-[.K48])/([.B48]-[.B49])" office:value-type="float" office:value="-23.373449342709" calcext:value-type="float">
            <text:p>-23.373449342709</text:p>
          </table:table-cell>
          <table:table-cell table:formula="of:=([.L49]-[.L48])/([.B48]-[.B49])" office:value-type="float" office:value="8.04247719319121" calcext:value-type="float">
            <text:p>8.04247719319121</text:p>
          </table:table-cell>
          <table:table-cell table:formula="of:=([.M49]-[.M48])/([.B48]-[.B49])" office:value-type="float" office:value="1.00530964914812" calcext:value-type="float">
            <text:p>1.00530964914812</text:p>
          </table:table-cell>
          <table:table-cell table:formula="of:=([.N49]-[.N48])/([.B48]-[.B49])" office:value-type="float" office:value="1.00530964914856" calcext:value-type="float">
            <text:p>1.00530964914856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9]/120" office:value-type="float" office:value="0.35" calcext:value-type="float">
            <text:p>0.35</text:p>
          </table:table-cell>
          <table:table-cell office:value-type="float" office:value="55.228" calcext:value-type="float">
            <text:p>55.228</text:p>
          </table:table-cell>
          <table:table-cell office:value-type="float" office:value="-6.782" calcext:value-type="float">
            <text:p>-6.782</text:p>
          </table:table-cell>
          <table:table-cell office:value-type="float" office:value="19.514" calcext:value-type="float">
            <text:p>19.514</text:p>
          </table:table-cell>
          <table:table-cell office:value-type="float" office:value="17.785" calcext:value-type="float">
            <text:p>17.785</text:p>
          </table:table-cell>
          <table:table-cell table:formula="of:=[.C49]*2*PI()/360" office:value-type="float" office:value="0.963910439291428" calcext:value-type="float">
            <text:p>0.963910439291428</text:p>
          </table:table-cell>
          <table:table-cell table:formula="of:=[.D49]*2*PI()/360" office:value-type="float" office:value="-0.118368229870255" calcext:value-type="float">
            <text:p>-0.118368229870255</text:p>
          </table:table-cell>
          <table:table-cell table:formula="of:=[.E49]*2*PI()/360" office:value-type="float" office:value="0.340583550234173" calcext:value-type="float">
            <text:p>0.340583550234173</text:p>
          </table:table-cell>
          <table:table-cell table:formula="of:=[.F49]*2*PI()/360" office:value-type="float" office:value="0.310406807467192" calcext:value-type="float">
            <text:p>0.310406807467192</text:p>
          </table:table-cell>
          <table:table-cell table:formula="of:=([.G50]-[.G49])/([.B49]-[.B50])" office:value-type="float" office:value="0.85660759687882" calcext:value-type="float">
            <text:p>0.85660759687882</text:p>
          </table:table-cell>
          <table:table-cell table:formula="of:=([.H50]-[.H49])/([.B49]-[.B50])" office:value-type="float" office:value="1.33622407532685" calcext:value-type="float">
            <text:p>1.33622407532685</text:p>
          </table:table-cell>
          <table:table-cell table:formula="of:=([.I50]-[.I49])/([.B49]-[.B50])" office:value-type="float" office:value="-0.492182849062395" calcext:value-type="float">
            <text:p>-0.492182849062395</text:p>
          </table:table-cell>
          <table:table-cell table:formula="of:=([.J50]-[.J49])/([.B49]-[.B50])" office:value-type="float" office:value="0.0481710873550443" calcext:value-type="float">
            <text:p>0.048171087355044</text:p>
          </table:table-cell>
          <table:table-cell table:formula="of:=([.K50]-[.K49])/([.B49]-[.B50])" office:value-type="float" office:value="-22.8707945181323" calcext:value-type="float">
            <text:p>-22.8707945181323</text:p>
          </table:table-cell>
          <table:table-cell table:formula="of:=([.L50]-[.L49])/([.B49]-[.B50])" office:value-type="float" office:value="8.54513201776309" calcext:value-type="float">
            <text:p>8.54513201776309</text:p>
          </table:table-cell>
          <table:table-cell table:formula="of:=([.M50]-[.M49])/([.B49]-[.B50])" office:value-type="float" office:value="1.75929188601169" calcext:value-type="float">
            <text:p>1.75929188601169</text:p>
          </table:table-cell>
          <table:table-cell table:formula="of:=([.N50]-[.N49])/([.B49]-[.B50])" office:value-type="float" office:value="2.26194671058511" calcext:value-type="float">
            <text:p>2.26194671058511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50]/120" office:value-type="float" office:value="0.358333333333333" calcext:value-type="float">
            <text:p>0.358333333333333</text:p>
          </table:table-cell>
          <table:table-cell office:value-type="float" office:value="54.819" calcext:value-type="float">
            <text:p>54.819</text:p>
          </table:table-cell>
          <table:table-cell office:value-type="float" office:value="-7.42" calcext:value-type="float">
            <text:p>-7.42</text:p>
          </table:table-cell>
          <table:table-cell office:value-type="float" office:value="19.749" calcext:value-type="float">
            <text:p>19.749</text:p>
          </table:table-cell>
          <table:table-cell office:value-type="float" office:value="17.762" calcext:value-type="float">
            <text:p>17.762</text:p>
          </table:table-cell>
          <table:table-cell table:formula="of:=[.C50]*2*PI()/360" office:value-type="float" office:value="0.956772042650771" calcext:value-type="float">
            <text:p>0.956772042650771</text:p>
          </table:table-cell>
          <table:table-cell table:formula="of:=[.D50]*2*PI()/360" office:value-type="float" office:value="-0.129503430497979" calcext:value-type="float">
            <text:p>-0.129503430497979</text:p>
          </table:table-cell>
          <table:table-cell table:formula="of:=[.E50]*2*PI()/360" office:value-type="float" office:value="0.34468507397636" calcext:value-type="float">
            <text:p>0.34468507397636</text:p>
          </table:table-cell>
          <table:table-cell table:formula="of:=[.F50]*2*PI()/360" office:value-type="float" office:value="0.310005381739233" calcext:value-type="float">
            <text:p>0.310005381739233</text:p>
          </table:table-cell>
          <table:table-cell table:formula="of:=([.G51]-[.G50])/([.B50]-[.B51])" office:value-type="float" office:value="1.04719755119659" calcext:value-type="float">
            <text:p>1.04719755119659</text:p>
          </table:table-cell>
          <table:table-cell table:formula="of:=([.H51]-[.H50])/([.B50]-[.B51])" office:value-type="float" office:value="1.26501464184549" calcext:value-type="float">
            <text:p>1.26501464184549</text:p>
          </table:table-cell>
          <table:table-cell table:formula="of:=([.I51]-[.I50])/([.B50]-[.B51])" office:value-type="float" office:value="-0.50684361477916" calcext:value-type="float">
            <text:p>-0.50684361477916</text:p>
          </table:table-cell>
          <table:table-cell table:formula="of:=([.J51]-[.J50])/([.B50]-[.B51])" office:value-type="float" office:value="0.0293215314335017" calcext:value-type="float">
            <text:p>0.029321531433502</text:p>
          </table:table-cell>
          <table:table-cell table:formula="of:=([.K51]-[.K50])/([.B50]-[.B51])" office:value-type="float" office:value="-22.1168122812728" calcext:value-type="float">
            <text:p>-22.1168122812728</text:p>
          </table:table-cell>
          <table:table-cell table:formula="of:=([.L51]-[.L50])/([.B50]-[.B51])" office:value-type="float" office:value="8.0424771931907" calcext:value-type="float">
            <text:p>8.0424771931907</text:p>
          </table:table-cell>
          <table:table-cell table:formula="of:=([.M51]-[.M50])/([.B50]-[.B51])" office:value-type="float" office:value="3.76991118430632" calcext:value-type="float">
            <text:p>3.76991118430632</text:p>
          </table:table-cell>
          <table:table-cell table:formula="of:=([.N51]-[.N50])/([.B50]-[.B51])" office:value-type="float" office:value="3.01592894744476" calcext:value-type="float">
            <text:p>3.01592894744476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51]/120" office:value-type="float" office:value="0.366666666666667" calcext:value-type="float">
            <text:p>0.366666666666667</text:p>
          </table:table-cell>
          <table:table-cell office:value-type="float" office:value="54.319" calcext:value-type="float">
            <text:p>54.319</text:p>
          </table:table-cell>
          <table:table-cell office:value-type="float" office:value="-8.024" calcext:value-type="float">
            <text:p>-8.024</text:p>
          </table:table-cell>
          <table:table-cell office:value-type="float" office:value="19.991" calcext:value-type="float">
            <text:p>19.991</text:p>
          </table:table-cell>
          <table:table-cell office:value-type="float" office:value="17.748" calcext:value-type="float">
            <text:p>17.748</text:p>
          </table:table-cell>
          <table:table-cell table:formula="of:=[.C51]*2*PI()/360" office:value-type="float" office:value="0.9480453963908" calcext:value-type="float">
            <text:p>0.9480453963908</text:p>
          </table:table-cell>
          <table:table-cell table:formula="of:=[.D51]*2*PI()/360" office:value-type="float" office:value="-0.140045219180025" calcext:value-type="float">
            <text:p>-0.140045219180025</text:p>
          </table:table-cell>
          <table:table-cell table:formula="of:=[.E51]*2*PI()/360" office:value-type="float" office:value="0.348908770766186" calcext:value-type="float">
            <text:p>0.348908770766186</text:p>
          </table:table-cell>
          <table:table-cell table:formula="of:=[.F51]*2*PI()/360" office:value-type="float" office:value="0.309761035643954" calcext:value-type="float">
            <text:p>0.309761035643954</text:p>
          </table:table-cell>
          <table:table-cell table:formula="of:=([.G52]-[.G51])/([.B51]-[.B52])" office:value-type="float" office:value="1.2315043202072" calcext:value-type="float">
            <text:p>1.2315043202072</text:p>
          </table:table-cell>
          <table:table-cell table:formula="of:=([.H52]-[.H51])/([.B51]-[.B52])" office:value-type="float" office:value="1.19799399856891" calcext:value-type="float">
            <text:p>1.19799399856891</text:p>
          </table:table-cell>
          <table:table-cell table:formula="of:=([.I52]-[.I51])/([.B51]-[.B52])" office:value-type="float" office:value="-0.538259541315045" calcext:value-type="float">
            <text:p>-0.538259541315045</text:p>
          </table:table-cell>
          <table:table-cell table:formula="of:=([.J52]-[.J51])/([.B51]-[.B52])" office:value-type="float" office:value="0.00418879020479544" calcext:value-type="float">
            <text:p>0.004188790204795</text:p>
          </table:table-cell>
          <table:table-cell table:formula="of:=([.K52]-[.K51])/([.B51]-[.B52])" office:value-type="float" office:value="-21.1115026321242" calcext:value-type="float">
            <text:p>-21.1115026321242</text:p>
          </table:table-cell>
          <table:table-cell table:formula="of:=([.L52]-[.L51])/([.B51]-[.B52])" office:value-type="float" office:value="7.03716754404113" calcext:value-type="float">
            <text:p>7.03716754404113</text:p>
          </table:table-cell>
          <table:table-cell table:formula="of:=([.M52]-[.M51])/([.B51]-[.B52])" office:value-type="float" office:value="4.52389342117027" calcext:value-type="float">
            <text:p>4.52389342117027</text:p>
          </table:table-cell>
          <table:table-cell table:formula="of:=([.N52]-[.N51])/([.B51]-[.B52])" office:value-type="float" office:value="2.51327412287406" calcext:value-type="float">
            <text:p>2.51327412287406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2]/120" office:value-type="float" office:value="0.375" calcext:value-type="float">
            <text:p>0.375</text:p>
          </table:table-cell>
          <table:table-cell office:value-type="float" office:value="53.731" calcext:value-type="float">
            <text:p>53.731</text:p>
          </table:table-cell>
          <table:table-cell office:value-type="float" office:value="-8.596" calcext:value-type="float">
            <text:p>-8.596</text:p>
          </table:table-cell>
          <table:table-cell office:value-type="float" office:value="20.248" calcext:value-type="float">
            <text:p>20.248</text:p>
          </table:table-cell>
          <table:table-cell office:value-type="float" office:value="17.746" calcext:value-type="float">
            <text:p>17.746</text:p>
          </table:table-cell>
          <table:table-cell table:formula="of:=[.C52]*2*PI()/360" office:value-type="float" office:value="0.937782860389073" calcext:value-type="float">
            <text:p>0.937782860389073</text:p>
          </table:table-cell>
          <table:table-cell table:formula="of:=[.D52]*2*PI()/360" office:value-type="float" office:value="-0.150028502501433" calcext:value-type="float">
            <text:p>-0.150028502501433</text:p>
          </table:table-cell>
          <table:table-cell table:formula="of:=[.E52]*2*PI()/360" office:value-type="float" office:value="0.353394266943812" calcext:value-type="float">
            <text:p>0.353394266943812</text:p>
          </table:table-cell>
          <table:table-cell table:formula="of:=[.F52]*2*PI()/360" office:value-type="float" office:value="0.309726129058914" calcext:value-type="float">
            <text:p>0.309726129058914</text:p>
          </table:table-cell>
          <table:table-cell table:formula="of:=([.G53]-[.G52])/([.B52]-[.B53])" office:value-type="float" office:value="1.40743350880823" calcext:value-type="float">
            <text:p>1.40743350880823</text:p>
          </table:table-cell>
          <table:table-cell table:formula="of:=([.H53]-[.H52])/([.B52]-[.B53])" office:value-type="float" office:value="1.1393509357019" calcext:value-type="float">
            <text:p>1.1393509357019</text:p>
          </table:table-cell>
          <table:table-cell table:formula="of:=([.I53]-[.I52])/([.B52]-[.B53])" office:value-type="float" office:value="-0.575958653158131" calcext:value-type="float">
            <text:p>-0.575958653158131</text:p>
          </table:table-cell>
          <table:table-cell table:formula="of:=([.J53]-[.J52])/([.B52]-[.B53])" office:value-type="float" office:value="-0.0167551608191551" calcext:value-type="float">
            <text:p>-0.016755160819155</text:p>
          </table:table-cell>
          <table:table-cell table:formula="of:=([.K53]-[.K52])/([.B52]-[.B53])" office:value-type="float" office:value="-19.3522107461102" calcext:value-type="float">
            <text:p>-19.3522107461102</text:p>
          </table:table-cell>
          <table:table-cell table:formula="of:=([.L53]-[.L52])/([.B52]-[.B53])" office:value-type="float" office:value="7.03716754404028" calcext:value-type="float">
            <text:p>7.03716754404028</text:p>
          </table:table-cell>
          <table:table-cell table:formula="of:=([.M53]-[.M52])/([.B52]-[.B53])" office:value-type="float" office:value="5.780530482605" calcext:value-type="float">
            <text:p>5.780530482605</text:p>
          </table:table-cell>
          <table:table-cell table:formula="of:=([.N53]-[.N52])/([.B52]-[.B53])" office:value-type="float" office:value="2.51327412287009" calcext:value-type="float">
            <text:p>2.51327412287009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3]/120" office:value-type="float" office:value="0.383333333333333" calcext:value-type="float">
            <text:p>0.383333333333333</text:p>
          </table:table-cell>
          <table:table-cell office:value-type="float" office:value="53.059" calcext:value-type="float">
            <text:p>53.059</text:p>
          </table:table-cell>
          <table:table-cell office:value-type="float" office:value="-9.14" calcext:value-type="float">
            <text:p>-9.14</text:p>
          </table:table-cell>
          <table:table-cell office:value-type="float" office:value="20.523" calcext:value-type="float">
            <text:p>20.523</text:p>
          </table:table-cell>
          <table:table-cell office:value-type="float" office:value="17.754" calcext:value-type="float">
            <text:p>17.754</text:p>
          </table:table-cell>
          <table:table-cell table:formula="of:=[.C53]*2*PI()/360" office:value-type="float" office:value="0.926054247815671" calcext:value-type="float">
            <text:p>0.926054247815671</text:p>
          </table:table-cell>
          <table:table-cell table:formula="of:=[.D53]*2*PI()/360" office:value-type="float" office:value="-0.159523093632282" calcext:value-type="float">
            <text:p>-0.159523093632282</text:p>
          </table:table-cell>
          <table:table-cell table:formula="of:=[.E53]*2*PI()/360" office:value-type="float" office:value="0.358193922386796" calcext:value-type="float">
            <text:p>0.358193922386796</text:p>
          </table:table-cell>
          <table:table-cell table:formula="of:=[.F53]*2*PI()/360" office:value-type="float" office:value="0.309865755399073" calcext:value-type="float">
            <text:p>0.309865755399073</text:p>
          </table:table-cell>
          <table:table-cell table:formula="of:=([.G54]-[.G53])/([.B53]-[.B54])" office:value-type="float" office:value="1.56870193169248" calcext:value-type="float">
            <text:p>1.56870193169248</text:p>
          </table:table-cell>
          <table:table-cell table:formula="of:=([.H54]-[.H53])/([.B53]-[.B54])" office:value-type="float" office:value="1.08070787283489" calcext:value-type="float">
            <text:p>1.08070787283489</text:p>
          </table:table-cell>
          <table:table-cell table:formula="of:=([.I54]-[.I53])/([.B53]-[.B54])" office:value-type="float" office:value="-0.624129740513173" calcext:value-type="float">
            <text:p>-0.624129740513173</text:p>
          </table:table-cell>
          <table:table-cell table:formula="of:=([.J54]-[.J53])/([.B53]-[.B54])" office:value-type="float" office:value="-0.0376991118430726" calcext:value-type="float">
            <text:p>-0.037699111843073</text:p>
          </table:table-cell>
          <table:table-cell table:formula="of:=([.K54]-[.K53])/([.B53]-[.B54])" office:value-type="float" office:value="-18.0955736846832" calcext:value-type="float">
            <text:p>-18.0955736846832</text:p>
          </table:table-cell>
          <table:table-cell table:formula="of:=([.L54]-[.L53])/([.B53]-[.B54])" office:value-type="float" office:value="6.03185789489351" calcext:value-type="float">
            <text:p>6.03185789489351</text:p>
          </table:table-cell>
          <table:table-cell table:formula="of:=([.M54]-[.M53])/([.B53]-[.B54])" office:value-type="float" office:value="6.2831853071787" calcext:value-type="float">
            <text:p>6.2831853071787</text:p>
          </table:table-cell>
          <table:table-cell table:formula="of:=([.N54]-[.N53])/([.B53]-[.B54])" office:value-type="float" office:value="1.00530964914928" calcext:value-type="float">
            <text:p>1.00530964914928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4]/120" office:value-type="float" office:value="0.391666666666667" calcext:value-type="float">
            <text:p>0.391666666666667</text:p>
          </table:table-cell>
          <table:table-cell office:value-type="float" office:value="52.31" calcext:value-type="float">
            <text:p>52.31</text:p>
          </table:table-cell>
          <table:table-cell office:value-type="float" office:value="-9.656" calcext:value-type="float">
            <text:p>-9.656</text:p>
          </table:table-cell>
          <table:table-cell office:value-type="float" office:value="20.821" calcext:value-type="float">
            <text:p>20.821</text:p>
          </table:table-cell>
          <table:table-cell office:value-type="float" office:value="17.772" calcext:value-type="float">
            <text:p>17.772</text:p>
          </table:table-cell>
          <table:table-cell table:formula="of:=[.C54]*2*PI()/360" office:value-type="float" office:value="0.912981731718234" calcext:value-type="float">
            <text:p>0.912981731718234</text:p>
          </table:table-cell>
          <table:table-cell table:formula="of:=[.D54]*2*PI()/360" office:value-type="float" office:value="-0.168528992572572" calcext:value-type="float">
            <text:p>-0.168528992572572</text:p>
          </table:table-cell>
          <table:table-cell table:formula="of:=[.E54]*2*PI()/360" office:value-type="float" office:value="0.363395003557739" calcext:value-type="float">
            <text:p>0.363395003557739</text:p>
          </table:table-cell>
          <table:table-cell table:formula="of:=[.F54]*2*PI()/360" office:value-type="float" office:value="0.310179914664432" calcext:value-type="float">
            <text:p>0.310179914664432</text:p>
          </table:table-cell>
          <table:table-cell table:formula="of:=([.G55]-[.G54])/([.B54]-[.B55])" office:value-type="float" office:value="1.71949837906484" calcext:value-type="float">
            <text:p>1.71949837906484</text:p>
          </table:table-cell>
          <table:table-cell table:formula="of:=([.H55]-[.H54])/([.B54]-[.B55])" office:value-type="float" office:value="1.03044239037745" calcext:value-type="float">
            <text:p>1.03044239037745</text:p>
          </table:table-cell>
          <table:table-cell table:formula="of:=([.I55]-[.I54])/([.B54]-[.B55])" office:value-type="float" office:value="-0.676489618072995" calcext:value-type="float">
            <text:p>-0.676489618072995</text:p>
          </table:table-cell>
          <table:table-cell table:formula="of:=([.J55]-[.J54])/([.B54]-[.B55])" office:value-type="float" office:value="-0.04607669225265" calcext:value-type="float">
            <text:p>-0.04607669225265</text:p>
          </table:table-cell>
          <table:table-cell table:formula="of:=([.K55]-[.K54])/([.B54]-[.B55])" office:value-type="float" office:value="-15.3309721495148" calcext:value-type="float">
            <text:p>-15.3309721495148</text:p>
          </table:table-cell>
          <table:table-cell table:formula="of:=([.L55]-[.L54])/([.B54]-[.B55])" office:value-type="float" office:value="6.28318530717879" calcext:value-type="float">
            <text:p>6.28318530717879</text:p>
          </table:table-cell>
          <table:table-cell table:formula="of:=([.M55]-[.M54])/([.B54]-[.B55])" office:value-type="float" office:value="7.53982236861638" calcext:value-type="float">
            <text:p>7.53982236861638</text:p>
          </table:table-cell>
          <table:table-cell table:formula="of:=([.N55]-[.N54])/([.B54]-[.B55])" office:value-type="float" office:value="0.0000000000000374700270810989" calcext:value-type="float">
            <text:p>3.74700270810989E-14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5]/120" office:value-type="float" office:value="0.4" calcext:value-type="float">
            <text:p>0.4</text:p>
          </table:table-cell>
          <table:table-cell office:value-type="float" office:value="51.489" calcext:value-type="float">
            <text:p>51.489</text:p>
          </table:table-cell>
          <table:table-cell office:value-type="float" office:value="-10.148" calcext:value-type="float">
            <text:p>-10.148</text:p>
          </table:table-cell>
          <table:table-cell office:value-type="float" office:value="21.144" calcext:value-type="float">
            <text:p>21.144</text:p>
          </table:table-cell>
          <table:table-cell office:value-type="float" office:value="17.794" calcext:value-type="float">
            <text:p>17.794</text:p>
          </table:table-cell>
          <table:table-cell table:formula="of:=[.C55]*2*PI()/360" office:value-type="float" office:value="0.89865257855936" calcext:value-type="float">
            <text:p>0.89865257855936</text:p>
          </table:table-cell>
          <table:table-cell table:formula="of:=[.D55]*2*PI()/360" office:value-type="float" office:value="-0.177116012492385" calcext:value-type="float">
            <text:p>-0.177116012492385</text:p>
          </table:table-cell>
          <table:table-cell table:formula="of:=[.E55]*2*PI()/360" office:value-type="float" office:value="0.369032417041681" calcext:value-type="float">
            <text:p>0.369032417041681</text:p>
          </table:table-cell>
          <table:table-cell table:formula="of:=[.F55]*2*PI()/360" office:value-type="float" office:value="0.310563887099871" calcext:value-type="float">
            <text:p>0.310563887099871</text:p>
          </table:table-cell>
          <table:table-cell table:formula="of:=([.G56]-[.G55])/([.B55]-[.B56])" office:value-type="float" office:value="1.8472564803108" calcext:value-type="float">
            <text:p>1.8472564803108</text:p>
          </table:table-cell>
          <table:table-cell table:formula="of:=([.H56]-[.H55])/([.B55]-[.B56])" office:value-type="float" office:value="0.978082512817624" calcext:value-type="float">
            <text:p>0.978082512817624</text:p>
          </table:table-cell>
          <table:table-cell table:formula="of:=([.I56]-[.I55])/([.B55]-[.B56])" office:value-type="float" office:value="-0.739321471144799" calcext:value-type="float">
            <text:p>-0.739321471144799</text:p>
          </table:table-cell>
          <table:table-cell table:formula="of:=([.J56]-[.J55])/([.B55]-[.B56])" office:value-type="float" office:value="-0.0460766922526503" calcext:value-type="float">
            <text:p>-0.04607669225265</text:p>
          </table:table-cell>
          <table:table-cell table:formula="of:=([.K56]-[.K55])/([.B55]-[.B56])" office:value-type="float" office:value="-13.3203528512197" calcext:value-type="float">
            <text:p>-13.3203528512197</text:p>
          </table:table-cell>
          <table:table-cell table:formula="of:=([.L56]-[.L55])/([.B55]-[.B56])" office:value-type="float" office:value="6.78584013175463" calcext:value-type="float">
            <text:p>6.78584013175463</text:p>
          </table:table-cell>
          <table:table-cell table:formula="of:=([.M56]-[.M55])/([.B55]-[.B56])" office:value-type="float" office:value="7.79114978090336" calcext:value-type="float">
            <text:p>7.79114978090336</text:p>
          </table:table-cell>
          <table:table-cell table:formula="of:=([.N56]-[.N55])/([.B55]-[.B56])" office:value-type="float" office:value="-1.50796447372241" calcext:value-type="float">
            <text:p>-1.50796447372241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6]/120" office:value-type="float" office:value="0.408333333333333" calcext:value-type="float">
            <text:p>0.408333333333333</text:p>
          </table:table-cell>
          <table:table-cell office:value-type="float" office:value="50.607" calcext:value-type="float">
            <text:p>50.607</text:p>
          </table:table-cell>
          <table:table-cell office:value-type="float" office:value="-10.615" calcext:value-type="float">
            <text:p>-10.615</text:p>
          </table:table-cell>
          <table:table-cell office:value-type="float" office:value="21.497" calcext:value-type="float">
            <text:p>21.497</text:p>
          </table:table-cell>
          <table:table-cell office:value-type="float" office:value="17.816" calcext:value-type="float">
            <text:p>17.816</text:p>
          </table:table-cell>
          <table:table-cell table:formula="of:=[.C56]*2*PI()/360" office:value-type="float" office:value="0.88325877455677" calcext:value-type="float">
            <text:p>0.88325877455677</text:p>
          </table:table-cell>
          <table:table-cell table:formula="of:=[.D56]*2*PI()/360" office:value-type="float" office:value="-0.185266700099198" calcext:value-type="float">
            <text:p>-0.185266700099198</text:p>
          </table:table-cell>
          <table:table-cell table:formula="of:=[.E56]*2*PI()/360" office:value-type="float" office:value="0.375193429301221" calcext:value-type="float">
            <text:p>0.375193429301221</text:p>
          </table:table-cell>
          <table:table-cell table:formula="of:=[.F56]*2*PI()/360" office:value-type="float" office:value="0.31094785953531" calcext:value-type="float">
            <text:p>0.31094785953531</text:p>
          </table:table-cell>
          <table:table-cell table:formula="of:=([.G57]-[.G56])/([.B56]-[.B57])" office:value-type="float" office:value="1.95825942073763" calcext:value-type="float">
            <text:p>1.95825942073763</text:p>
          </table:table-cell>
          <table:table-cell table:formula="of:=([.H57]-[.H56])/([.B56]-[.B57])" office:value-type="float" office:value="0.921533845053002" calcext:value-type="float">
            <text:p>0.921533845053002</text:p>
          </table:table-cell>
          <table:table-cell table:formula="of:=([.I57]-[.I56])/([.B56]-[.B57])" office:value-type="float" office:value="-0.804247719318993" calcext:value-type="float">
            <text:p>-0.804247719318993</text:p>
          </table:table-cell>
          <table:table-cell table:formula="of:=([.J57]-[.J56])/([.B56]-[.B57])" office:value-type="float" office:value="-0.0335103216382969" calcext:value-type="float">
            <text:p>-0.033510321638297</text:p>
          </table:table-cell>
          <table:table-cell table:formula="of:=([.K57]-[.K56])/([.B56]-[.B57])" office:value-type="float" office:value="-11.5610609652122" calcext:value-type="float">
            <text:p>-11.5610609652122</text:p>
          </table:table-cell>
          <table:table-cell table:formula="of:=([.L57]-[.L56])/([.B56]-[.B57])" office:value-type="float" office:value="7.03716754404004" calcext:value-type="float">
            <text:p>7.03716754404004</text:p>
          </table:table-cell>
          <table:table-cell table:formula="of:=([.M57]-[.M56])/([.B56]-[.B57])" office:value-type="float" office:value="8.5451320177634" calcext:value-type="float">
            <text:p>8.5451320177634</text:p>
          </table:table-cell>
          <table:table-cell table:formula="of:=([.N57]-[.N56])/([.B56]-[.B57])" office:value-type="float" office:value="-3.51858377202176" calcext:value-type="float">
            <text:p>-3.5185837720217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7]/120" office:value-type="float" office:value="0.416666666666667" calcext:value-type="float">
            <text:p>0.416666666666667</text:p>
          </table:table-cell>
          <table:table-cell office:value-type="float" office:value="49.672" calcext:value-type="float">
            <text:p>49.672</text:p>
          </table:table-cell>
          <table:table-cell office:value-type="float" office:value="-11.055" calcext:value-type="float">
            <text:p>-11.055</text:p>
          </table:table-cell>
          <table:table-cell office:value-type="float" office:value="21.881" calcext:value-type="float">
            <text:p>21.881</text:p>
          </table:table-cell>
          <table:table-cell office:value-type="float" office:value="17.832" calcext:value-type="float">
            <text:p>17.832</text:p>
          </table:table-cell>
          <table:table-cell table:formula="of:=[.C57]*2*PI()/360" office:value-type="float" office:value="0.866939946050623" calcext:value-type="float">
            <text:p>0.866939946050623</text:p>
          </table:table-cell>
          <table:table-cell table:formula="of:=[.D57]*2*PI()/360" office:value-type="float" office:value="-0.192946148807973" calcext:value-type="float">
            <text:p>-0.192946148807973</text:p>
          </table:table-cell>
          <table:table-cell table:formula="of:=[.E57]*2*PI()/360" office:value-type="float" office:value="0.381895493628879" calcext:value-type="float">
            <text:p>0.381895493628879</text:p>
          </table:table-cell>
          <table:table-cell table:formula="of:=[.F57]*2*PI()/360" office:value-type="float" office:value="0.311227112215629" calcext:value-type="float">
            <text:p>0.311227112215629</text:p>
          </table:table-cell>
          <table:table-cell table:formula="of:=([.G58]-[.G57])/([.B57]-[.B58])" office:value-type="float" office:value="2.05460159544773" calcext:value-type="float">
            <text:p>2.05460159544773</text:p>
          </table:table-cell>
          <table:table-cell table:formula="of:=([.H58]-[.H57])/([.B57]-[.B58])" office:value-type="float" office:value="0.862890782186002" calcext:value-type="float">
            <text:p>0.862890782186002</text:p>
          </table:table-cell>
          <table:table-cell table:formula="of:=([.I58]-[.I57])/([.B57]-[.B58])" office:value-type="float" office:value="-0.875457152800355" calcext:value-type="float">
            <text:p>-0.875457152800355</text:p>
          </table:table-cell>
          <table:table-cell table:formula="of:=([.J58]-[.J57])/([.B57]-[.B58])" office:value-type="float" office:value="-0.00418879020478215" calcext:value-type="float">
            <text:p>-0.004188790204782</text:p>
          </table:table-cell>
          <table:table-cell table:formula="of:=([.K58]-[.K57])/([.B57]-[.B58])" office:value-type="float" office:value="-11.0584061406344" calcext:value-type="float">
            <text:p>-11.0584061406344</text:p>
          </table:table-cell>
          <table:table-cell table:formula="of:=([.L58]-[.L57])/([.B57]-[.B58])" office:value-type="float" office:value="7.03716754404228" calcext:value-type="float">
            <text:p>7.03716754404228</text:p>
          </table:table-cell>
          <table:table-cell table:formula="of:=([.M58]-[.M57])/([.B57]-[.B58])" office:value-type="float" office:value="8.0424771931898" calcext:value-type="float">
            <text:p>8.0424771931898</text:p>
          </table:table-cell>
          <table:table-cell table:formula="of:=([.N58]-[.N57])/([.B57]-[.B58])" office:value-type="float" office:value="-4.27256600888218" calcext:value-type="float">
            <text:p>-4.27256600888218</text:p>
          </table:table-cell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8]/120" office:value-type="float" office:value="0.425" calcext:value-type="float">
            <text:p>0.425</text:p>
          </table:table-cell>
          <table:table-cell office:value-type="float" office:value="48.691" calcext:value-type="float">
            <text:p>48.691</text:p>
          </table:table-cell>
          <table:table-cell office:value-type="float" office:value="-11.467" calcext:value-type="float">
            <text:p>-11.467</text:p>
          </table:table-cell>
          <table:table-cell office:value-type="float" office:value="22.299" calcext:value-type="float">
            <text:p>22.299</text:p>
          </table:table-cell>
          <table:table-cell office:value-type="float" office:value="17.834" calcext:value-type="float">
            <text:p>17.834</text:p>
          </table:table-cell>
          <table:table-cell table:formula="of:=[.C58]*2*PI()/360" office:value-type="float" office:value="0.849818266088559" calcext:value-type="float">
            <text:p>0.849818266088559</text:p>
          </table:table-cell>
          <table:table-cell table:formula="of:=[.D58]*2*PI()/360" office:value-type="float" office:value="-0.20013690532619" calcext:value-type="float">
            <text:p>-0.20013690532619</text:p>
          </table:table-cell>
          <table:table-cell table:formula="of:=[.E58]*2*PI()/360" office:value-type="float" office:value="0.389190969902215" calcext:value-type="float">
            <text:p>0.389190969902215</text:p>
          </table:table-cell>
          <table:table-cell table:formula="of:=[.F58]*2*PI()/360" office:value-type="float" office:value="0.311262018800669" calcext:value-type="float">
            <text:p>0.311262018800669</text:p>
          </table:table-cell>
          <table:table-cell table:formula="of:=([.G59]-[.G58])/([.B58]-[.B59])" office:value-type="float" office:value="2.14675497995302" calcext:value-type="float">
            <text:p>2.14675497995302</text:p>
          </table:table-cell>
          <table:table-cell table:formula="of:=([.H59]-[.H58])/([.B58]-[.B59])" office:value-type="float" office:value="0.804247719318983" calcext:value-type="float">
            <text:p>0.804247719318983</text:p>
          </table:table-cell>
          <table:table-cell table:formula="of:=([.I59]-[.I58])/([.B58]-[.B59])" office:value-type="float" office:value="-0.942477796076936" calcext:value-type="float">
            <text:p>-0.942477796076936</text:p>
          </table:table-cell>
          <table:table-cell table:formula="of:=([.J59]-[.J58])/([.B58]-[.B59])" office:value-type="float" office:value="0.0314159265359025" calcext:value-type="float">
            <text:p>0.031415926535903</text:p>
          </table:table-cell>
          <table:table-cell table:formula="of:=([.K59]-[.K58])/([.B58]-[.B59])" office:value-type="float" office:value="-10.304423903775" calcext:value-type="float">
            <text:p>-10.304423903775</text:p>
          </table:table-cell>
          <table:table-cell table:formula="of:=([.L59]-[.L58])/([.B58]-[.B59])" office:value-type="float" office:value="7.28849495632746" calcext:value-type="float">
            <text:p>7.28849495632746</text:p>
          </table:table-cell>
          <table:table-cell table:formula="of:=([.M59]-[.M58])/([.B58]-[.B59])" office:value-type="float" office:value="7.79114978090391" calcext:value-type="float">
            <text:p>7.79114978090391</text:p>
          </table:table-cell>
          <table:table-cell table:formula="of:=([.N59]-[.N58])/([.B58]-[.B59])" office:value-type="float" office:value="-5.27787565802911" calcext:value-type="float">
            <text:p>-5.27787565802911</text:p>
          </table:table-cell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9]/120" office:value-type="float" office:value="0.433333333333333" calcext:value-type="float">
            <text:p>0.433333333333333</text:p>
          </table:table-cell>
          <table:table-cell office:value-type="float" office:value="47.666" calcext:value-type="float">
            <text:p>47.666</text:p>
          </table:table-cell>
          <table:table-cell office:value-type="float" office:value="-11.851" calcext:value-type="float">
            <text:p>-11.851</text:p>
          </table:table-cell>
          <table:table-cell office:value-type="float" office:value="22.749" calcext:value-type="float">
            <text:p>22.749</text:p>
          </table:table-cell>
          <table:table-cell office:value-type="float" office:value="17.819" calcext:value-type="float">
            <text:p>17.819</text:p>
          </table:table-cell>
          <table:table-cell table:formula="of:=[.C59]*2*PI()/360" office:value-type="float" office:value="0.831928641255617" calcext:value-type="float">
            <text:p>0.831928641255617</text:p>
          </table:table-cell>
          <table:table-cell table:formula="of:=[.D59]*2*PI()/360" office:value-type="float" office:value="-0.206838969653848" calcext:value-type="float">
            <text:p>-0.206838969653848</text:p>
          </table:table-cell>
          <table:table-cell table:formula="of:=[.E59]*2*PI()/360" office:value-type="float" office:value="0.39704495153619" calcext:value-type="float">
            <text:p>0.39704495153619</text:p>
          </table:table-cell>
          <table:table-cell table:formula="of:=[.F59]*2*PI()/360" office:value-type="float" office:value="0.311000219412869" calcext:value-type="float">
            <text:p>0.311000219412869</text:p>
          </table:table-cell>
          <table:table-cell table:formula="of:=([.G60]-[.G59])/([.B59]-[.B60])" office:value-type="float" office:value="2.23262517915114" calcext:value-type="float">
            <text:p>2.23262517915114</text:p>
          </table:table-cell>
          <table:table-cell table:formula="of:=([.H60]-[.H59])/([.B59]-[.B60])" office:value-type="float" office:value="0.743510261349587" calcext:value-type="float">
            <text:p>0.743510261349587</text:p>
          </table:table-cell>
          <table:table-cell table:formula="of:=([.I60]-[.I59])/([.B59]-[.B60])" office:value-type="float" office:value="-1.00740404425114" calcext:value-type="float">
            <text:p>-1.00740404425114</text:p>
          </table:table-cell>
          <table:table-cell table:formula="of:=([.J60]-[.J59])/([.B59]-[.B60])" office:value-type="float" office:value="0.0753982236861453" calcext:value-type="float">
            <text:p>0.075398223686145</text:p>
          </table:table-cell>
          <table:table-cell table:formula="of:=([.K60]-[.K59])/([.B59]-[.B60])" office:value-type="float" office:value="-9.55044166691188" calcext:value-type="float">
            <text:p>-9.55044166691188</text:p>
          </table:table-cell>
          <table:table-cell table:formula="of:=([.L60]-[.L59])/([.B59]-[.B60])" office:value-type="float" office:value="7.79114978090336" calcext:value-type="float">
            <text:p>7.79114978090336</text:p>
          </table:table-cell>
          <table:table-cell table:formula="of:=([.M60]-[.M59])/([.B59]-[.B60])" office:value-type="float" office:value="6.78584013175145" calcext:value-type="float">
            <text:p>6.78584013175145</text:p>
          </table:table-cell>
          <table:table-cell table:formula="of:=([.N60]-[.N59])/([.B59]-[.B60])" office:value-type="float" office:value="-5.78053048260688" calcext:value-type="float">
            <text:p>-5.78053048260688</text:p>
          </table:table-cell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60]/120" office:value-type="float" office:value="0.441666666666667" calcext:value-type="float">
            <text:p>0.441666666666667</text:p>
          </table:table-cell>
          <table:table-cell office:value-type="float" office:value="46.6" calcext:value-type="float">
            <text:p>46.6</text:p>
          </table:table-cell>
          <table:table-cell office:value-type="float" office:value="-12.206" calcext:value-type="float">
            <text:p>-12.206</text:p>
          </table:table-cell>
          <table:table-cell office:value-type="float" office:value="23.23" calcext:value-type="float">
            <text:p>23.23</text:p>
          </table:table-cell>
          <table:table-cell office:value-type="float" office:value="17.783" calcext:value-type="float">
            <text:p>17.783</text:p>
          </table:table-cell>
          <table:table-cell table:formula="of:=[.C60]*2*PI()/360" office:value-type="float" office:value="0.813323431429358" calcext:value-type="float">
            <text:p>0.813323431429358</text:p>
          </table:table-cell>
          <table:table-cell table:formula="of:=[.D60]*2*PI()/360" office:value-type="float" office:value="-0.213034888498428" calcext:value-type="float">
            <text:p>-0.213034888498428</text:p>
          </table:table-cell>
          <table:table-cell table:formula="of:=[.E60]*2*PI()/360" office:value-type="float" office:value="0.405439985238283" calcext:value-type="float">
            <text:p>0.405439985238283</text:p>
          </table:table-cell>
          <table:table-cell table:formula="of:=[.F60]*2*PI()/360" office:value-type="float" office:value="0.310371900882152" calcext:value-type="float">
            <text:p>0.310371900882152</text:p>
          </table:table-cell>
          <table:table-cell table:formula="of:=([.G61]-[.G60])/([.B60]-[.B61])" office:value-type="float" office:value="2.31221219304208" calcext:value-type="float">
            <text:p>2.31221219304208</text:p>
          </table:table-cell>
          <table:table-cell table:formula="of:=([.H61]-[.H60])/([.B60]-[.B61])" office:value-type="float" office:value="0.678584013175393" calcext:value-type="float">
            <text:p>0.678584013175393</text:p>
          </table:table-cell>
          <table:table-cell table:formula="of:=([.I61]-[.I60])/([.B60]-[.B61])" office:value-type="float" office:value="-1.06395271201573" calcext:value-type="float">
            <text:p>-1.06395271201573</text:p>
          </table:table-cell>
          <table:table-cell table:formula="of:=([.J61]-[.J60])/([.B60]-[.B61])" office:value-type="float" office:value="0.123569311041202" calcext:value-type="float">
            <text:p>0.123569311041202</text:p>
          </table:table-cell>
          <table:table-cell table:formula="of:=([.K61]-[.K60])/([.B60]-[.B61])" office:value-type="float" office:value="-9.29911425463056" calcext:value-type="float">
            <text:p>-9.29911425463056</text:p>
          </table:table-cell>
          <table:table-cell table:formula="of:=([.L61]-[.L60])/([.B60]-[.B61])" office:value-type="float" office:value="7.53982236861489" calcext:value-type="float">
            <text:p>7.53982236861489</text:p>
          </table:table-cell>
          <table:table-cell table:formula="of:=([.M61]-[.M60])/([.B60]-[.B61])" office:value-type="float" office:value="6.78584013175711" calcext:value-type="float">
            <text:p>6.78584013175711</text:p>
          </table:table-cell>
          <table:table-cell table:formula="of:=([.N61]-[.N60])/([.B60]-[.B61])" office:value-type="float" office:value="-5.78053048260544" calcext:value-type="float">
            <text:p>-5.78053048260544</text:p>
          </table:table-cell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61]/120" office:value-type="float" office:value="0.45" calcext:value-type="float">
            <text:p>0.45</text:p>
          </table:table-cell>
          <table:table-cell office:value-type="float" office:value="45.496" calcext:value-type="float">
            <text:p>45.496</text:p>
          </table:table-cell>
          <table:table-cell office:value-type="float" office:value="-12.53" calcext:value-type="float">
            <text:p>-12.53</text:p>
          </table:table-cell>
          <table:table-cell office:value-type="float" office:value="23.738" calcext:value-type="float">
            <text:p>23.738</text:p>
          </table:table-cell>
          <table:table-cell office:value-type="float" office:value="17.724" calcext:value-type="float">
            <text:p>17.724</text:p>
          </table:table-cell>
          <table:table-cell table:formula="of:=[.C61]*2*PI()/360" office:value-type="float" office:value="0.79405499648734" calcext:value-type="float">
            <text:p>0.79405499648734</text:p>
          </table:table-cell>
          <table:table-cell table:formula="of:=[.D61]*2*PI()/360" office:value-type="float" office:value="-0.218689755274889" calcext:value-type="float">
            <text:p>-0.218689755274889</text:p>
          </table:table-cell>
          <table:table-cell table:formula="of:=[.E61]*2*PI()/360" office:value-type="float" office:value="0.414306257838414" calcext:value-type="float">
            <text:p>0.414306257838414</text:p>
          </table:table-cell>
          <table:table-cell table:formula="of:=[.F61]*2*PI()/360" office:value-type="float" office:value="0.309342156623475" calcext:value-type="float">
            <text:p>0.309342156623475</text:p>
          </table:table-cell>
          <table:table-cell table:formula="of:=([.G62]-[.G61])/([.B61]-[.B62])" office:value-type="float" office:value="2.38970481183066" calcext:value-type="float">
            <text:p>2.38970481183066</text:p>
          </table:table-cell>
          <table:table-cell table:formula="of:=([.H62]-[.H61])/([.B61]-[.B62])" office:value-type="float" office:value="0.615752160103602" calcext:value-type="float">
            <text:p>0.615752160103602</text:p>
          </table:table-cell>
          <table:table-cell table:formula="of:=([.I62]-[.I61])/([.B61]-[.B62])" office:value-type="float" office:value="-1.12050137978037" calcext:value-type="float">
            <text:p>-1.12050137978037</text:p>
          </table:table-cell>
          <table:table-cell table:formula="of:=([.J62]-[.J61])/([.B61]-[.B62])" office:value-type="float" office:value="0.171740398396248" calcext:value-type="float">
            <text:p>0.171740398396248</text:p>
          </table:table-cell>
          <table:table-cell table:formula="of:=([.K62]-[.K61])/([.B61]-[.B62])" office:value-type="float" office:value="-7.79114978089807" calcext:value-type="float">
            <text:p>-7.79114978089807</text:p>
          </table:table-cell>
          <table:table-cell table:formula="of:=([.L62]-[.L61])/([.B61]-[.B62])" office:value-type="float" office:value="6.78584013175475" calcext:value-type="float">
            <text:p>6.78584013175475</text:p>
          </table:table-cell>
          <table:table-cell table:formula="of:=([.M62]-[.M61])/([.B61]-[.B62])" office:value-type="float" office:value="5.78053048260206" calcext:value-type="float">
            <text:p>5.78053048260206</text:p>
          </table:table-cell>
          <table:table-cell table:formula="of:=([.N62]-[.N61])/([.B61]-[.B62])" office:value-type="float" office:value="-5.78053048260361" calcext:value-type="float">
            <text:p>-5.78053048260361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2]/120" office:value-type="float" office:value="0.458333333333333" calcext:value-type="float">
            <text:p>0.458333333333333</text:p>
          </table:table-cell>
          <table:table-cell office:value-type="float" office:value="44.355" calcext:value-type="float">
            <text:p>44.355</text:p>
          </table:table-cell>
          <table:table-cell office:value-type="float" office:value="-12.824" calcext:value-type="float">
            <text:p>-12.824</text:p>
          </table:table-cell>
          <table:table-cell office:value-type="float" office:value="24.273" calcext:value-type="float">
            <text:p>24.273</text:p>
          </table:table-cell>
          <table:table-cell office:value-type="float" office:value="17.642" calcext:value-type="float">
            <text:p>17.642</text:p>
          </table:table-cell>
          <table:table-cell table:formula="of:=[.C62]*2*PI()/360" office:value-type="float" office:value="0.774140789722085" calcext:value-type="float">
            <text:p>0.774140789722085</text:p>
          </table:table-cell>
          <table:table-cell table:formula="of:=[.D62]*2*PI()/360" office:value-type="float" office:value="-0.223821023275753" calcext:value-type="float">
            <text:p>-0.223821023275753</text:p>
          </table:table-cell>
          <table:table-cell table:formula="of:=[.E62]*2*PI()/360" office:value-type="float" office:value="0.423643769336584" calcext:value-type="float">
            <text:p>0.423643769336584</text:p>
          </table:table-cell>
          <table:table-cell table:formula="of:=[.F62]*2*PI()/360" office:value-type="float" office:value="0.30791098663684" calcext:value-type="float">
            <text:p>0.30791098663684</text:p>
          </table:table-cell>
          <table:table-cell table:formula="of:=([.G63]-[.G62])/([.B62]-[.B63])" office:value-type="float" office:value="2.45463106000481" calcext:value-type="float">
            <text:p>2.45463106000481</text:p>
          </table:table-cell>
          <table:table-cell table:formula="of:=([.H63]-[.H62])/([.B62]-[.B63])" office:value-type="float" office:value="0.559203492338979" calcext:value-type="float">
            <text:p>0.559203492338979</text:p>
          </table:table-cell>
          <table:table-cell table:formula="of:=([.I63]-[.I62])/([.B62]-[.B63])" office:value-type="float" office:value="-1.16867246713539" calcext:value-type="float">
            <text:p>-1.16867246713539</text:p>
          </table:table-cell>
          <table:table-cell table:formula="of:=([.J63]-[.J62])/([.B62]-[.B63])" office:value-type="float" office:value="0.219911485751278" calcext:value-type="float">
            <text:p>0.219911485751278</text:p>
          </table:table-cell>
          <table:table-cell table:formula="of:=([.K63]-[.K62])/([.B62]-[.B63])" office:value-type="float" office:value="-6.7858401317542" calcext:value-type="float">
            <text:p>-6.7858401317542</text:p>
          </table:table-cell>
          <table:table-cell table:formula="of:=([.L63]-[.L62])/([.B62]-[.B63])" office:value-type="float" office:value="5.7805304826041" calcext:value-type="float">
            <text:p>5.7805304826041</text:p>
          </table:table-cell>
          <table:table-cell table:formula="of:=([.M63]-[.M62])/([.B62]-[.B63])" office:value-type="float" office:value="5.52920307032053" calcext:value-type="float">
            <text:p>5.52920307032053</text:p>
          </table:table-cell>
          <table:table-cell table:formula="of:=([.N63]-[.N62])/([.B62]-[.B63])" office:value-type="float" office:value="-5.78053048260712" calcext:value-type="float">
            <text:p>-5.78053048260712</text:p>
          </table:table-cell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3]/120" office:value-type="float" office:value="0.466666666666667" calcext:value-type="float">
            <text:p>0.466666666666667</text:p>
          </table:table-cell>
          <table:table-cell office:value-type="float" office:value="43.183" calcext:value-type="float">
            <text:p>43.183</text:p>
          </table:table-cell>
          <table:table-cell office:value-type="float" office:value="-13.091" calcext:value-type="float">
            <text:p>-13.091</text:p>
          </table:table-cell>
          <table:table-cell office:value-type="float" office:value="24.831" calcext:value-type="float">
            <text:p>24.831</text:p>
          </table:table-cell>
          <table:table-cell office:value-type="float" office:value="17.537" calcext:value-type="float">
            <text:p>17.537</text:p>
          </table:table-cell>
          <table:table-cell table:formula="of:=[.C63]*2*PI()/360" office:value-type="float" office:value="0.753685530888711" calcext:value-type="float">
            <text:p>0.753685530888711</text:p>
          </table:table-cell>
          <table:table-cell table:formula="of:=[.D63]*2*PI()/360" office:value-type="float" office:value="-0.228481052378578" calcext:value-type="float">
            <text:p>-0.228481052378578</text:p>
          </table:table-cell>
          <table:table-cell table:formula="of:=[.E63]*2*PI()/360" office:value-type="float" office:value="0.433382706562712" calcext:value-type="float">
            <text:p>0.433382706562712</text:p>
          </table:table-cell>
          <table:table-cell table:formula="of:=[.F63]*2*PI()/360" office:value-type="float" office:value="0.306078390922246" calcext:value-type="float">
            <text:p>0.306078390922246</text:p>
          </table:table-cell>
          <table:table-cell table:formula="of:=([.G64]-[.G63])/([.B63]-[.B64])" office:value-type="float" office:value="2.51117972776943" calcext:value-type="float">
            <text:p>2.51117972776943</text:p>
          </table:table-cell>
          <table:table-cell table:formula="of:=([.H64]-[.H63])/([.B63]-[.B64])" office:value-type="float" office:value="0.511032404983945" calcext:value-type="float">
            <text:p>0.511032404983945</text:p>
          </table:table-cell>
          <table:table-cell table:formula="of:=([.I64]-[.I63])/([.B63]-[.B64])" office:value-type="float" office:value="-1.21474915938806" calcext:value-type="float">
            <text:p>-1.21474915938806</text:p>
          </table:table-cell>
          <table:table-cell table:formula="of:=([.J64]-[.J63])/([.B63]-[.B64])" office:value-type="float" office:value="0.268082573106337" calcext:value-type="float">
            <text:p>0.268082573106337</text:p>
          </table:table-cell>
          <table:table-cell table:formula="of:=([.K64]-[.K63])/([.B63]-[.B64])" office:value-type="float" office:value="-3.7699111843071" calcext:value-type="float">
            <text:p>-3.7699111843071</text:p>
          </table:table-cell>
          <table:table-cell table:formula="of:=([.L64]-[.L63])/([.B63]-[.B64])" office:value-type="float" office:value="4.52389342117031" calcext:value-type="float">
            <text:p>4.52389342117031</text:p>
          </table:table-cell>
          <table:table-cell table:formula="of:=([.M64]-[.M63])/([.B63]-[.B64])" office:value-type="float" office:value="5.52920307031625" calcext:value-type="float">
            <text:p>5.52920307031625</text:p>
          </table:table-cell>
          <table:table-cell table:formula="of:=([.N64]-[.N63])/([.B63]-[.B64])" office:value-type="float" office:value="-5.27787565802888" calcext:value-type="float">
            <text:p>-5.27787565802888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4]/120" office:value-type="float" office:value="0.475" calcext:value-type="float">
            <text:p>0.475</text:p>
          </table:table-cell>
          <table:table-cell office:value-type="float" office:value="41.984" calcext:value-type="float">
            <text:p>41.984</text:p>
          </table:table-cell>
          <table:table-cell office:value-type="float" office:value="-13.335" calcext:value-type="float">
            <text:p>-13.335</text:p>
          </table:table-cell>
          <table:table-cell office:value-type="float" office:value="25.411" calcext:value-type="float">
            <text:p>25.411</text:p>
          </table:table-cell>
          <table:table-cell office:value-type="float" office:value="17.409" calcext:value-type="float">
            <text:p>17.409</text:p>
          </table:table-cell>
          <table:table-cell table:formula="of:=[.C64]*2*PI()/360" office:value-type="float" office:value="0.732759033157299" calcext:value-type="float">
            <text:p>0.732759033157299</text:p>
          </table:table-cell>
          <table:table-cell table:formula="of:=[.D64]*2*PI()/360" office:value-type="float" office:value="-0.232739655753444" calcext:value-type="float">
            <text:p>-0.232739655753444</text:p>
          </table:table-cell>
          <table:table-cell table:formula="of:=[.E64]*2*PI()/360" office:value-type="float" office:value="0.443505616224279" calcext:value-type="float">
            <text:p>0.443505616224279</text:p>
          </table:table-cell>
          <table:table-cell table:formula="of:=[.F64]*2*PI()/360" office:value-type="float" office:value="0.303844369479693" calcext:value-type="float">
            <text:p>0.303844369479693</text:p>
          </table:table-cell>
          <table:table-cell table:formula="of:=([.G65]-[.G64])/([.B64]-[.B65])" office:value-type="float" office:value="2.54259565430532" calcext:value-type="float">
            <text:p>2.54259565430532</text:p>
          </table:table-cell>
          <table:table-cell table:formula="of:=([.H65]-[.H64])/([.B64]-[.B65])" office:value-type="float" office:value="0.473333293140859" calcext:value-type="float">
            <text:p>0.473333293140859</text:p>
          </table:table-cell>
          <table:table-cell table:formula="of:=([.I65]-[.I64])/([.B64]-[.B65])" office:value-type="float" office:value="-1.2608258516407" calcext:value-type="float">
            <text:p>-1.2608258516407</text:p>
          </table:table-cell>
          <table:table-cell table:formula="of:=([.J65]-[.J64])/([.B64]-[.B65])" office:value-type="float" office:value="0.312064870256578" calcext:value-type="float">
            <text:p>0.312064870256578</text:p>
          </table:table-cell>
          <table:table-cell table:formula="of:=([.K65]-[.K64])/([.B64]-[.B65])" office:value-type="float" office:value="-1.00530964915293" calcext:value-type="float">
            <text:p>-1.00530964915293</text:p>
          </table:table-cell>
          <table:table-cell table:formula="of:=([.L65]-[.L64])/([.B64]-[.B65])" office:value-type="float" office:value="3.76991118430714" calcext:value-type="float">
            <text:p>3.76991118430714</text:p>
          </table:table-cell>
          <table:table-cell table:formula="of:=([.M65]-[.M64])/([.B64]-[.B65])" office:value-type="float" office:value="4.77522083345785" calcext:value-type="float">
            <text:p>4.77522083345785</text:p>
          </table:table-cell>
          <table:table-cell table:formula="of:=([.N65]-[.N64])/([.B64]-[.B65])" office:value-type="float" office:value="-4.52389342117055" calcext:value-type="float">
            <text:p>-4.52389342117055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5]/120" office:value-type="float" office:value="0.483333333333333" calcext:value-type="float">
            <text:p>0.483333333333333</text:p>
          </table:table-cell>
          <table:table-cell office:value-type="float" office:value="40.77" calcext:value-type="float">
            <text:p>40.77</text:p>
          </table:table-cell>
          <table:table-cell office:value-type="float" office:value="-13.561" calcext:value-type="float">
            <text:p>-13.561</text:p>
          </table:table-cell>
          <table:table-cell office:value-type="float" office:value="26.013" calcext:value-type="float">
            <text:p>26.013</text:p>
          </table:table-cell>
          <table:table-cell office:value-type="float" office:value="17.26" calcext:value-type="float">
            <text:p>17.26</text:p>
          </table:table-cell>
          <table:table-cell table:formula="of:=[.C65]*2*PI()/360" office:value-type="float" office:value="0.711570736038088" calcext:value-type="float">
            <text:p>0.711570736038088</text:p>
          </table:table-cell>
          <table:table-cell table:formula="of:=[.D65]*2*PI()/360" office:value-type="float" office:value="-0.236684099862951" calcext:value-type="float">
            <text:p>-0.236684099862951</text:p>
          </table:table-cell>
          <table:table-cell table:formula="of:=[.E65]*2*PI()/360" office:value-type="float" office:value="0.454012498321285" calcext:value-type="float">
            <text:p>0.454012498321285</text:p>
          </table:table-cell>
          <table:table-cell table:formula="of:=[.F65]*2*PI()/360" office:value-type="float" office:value="0.301243828894221" calcext:value-type="float">
            <text:p>0.301243828894221</text:p>
          </table:table-cell>
          <table:table-cell table:formula="of:=([.G66]-[.G65])/([.B65]-[.B66])" office:value-type="float" office:value="2.55097323471493" calcext:value-type="float">
            <text:p>2.55097323471493</text:p>
          </table:table-cell>
          <table:table-cell table:formula="of:=([.H66]-[.H65])/([.B65]-[.B66])" office:value-type="float" office:value="0.441917366604966" calcext:value-type="float">
            <text:p>0.441917366604966</text:p>
          </table:table-cell>
          <table:table-cell table:formula="of:=([.I66]-[.I65])/([.B65]-[.B66])" office:value-type="float" office:value="-1.30061935858618" calcext:value-type="float">
            <text:p>-1.30061935858618</text:p>
          </table:table-cell>
          <table:table-cell table:formula="of:=([.J66]-[.J65])/([.B65]-[.B66])" office:value-type="float" office:value="0.349763982099666" calcext:value-type="float">
            <text:p>0.349763982099666</text:p>
          </table:table-cell>
          <table:table-cell table:formula="of:=([.K66]-[.K65])/([.B65]-[.B66])" office:value-type="float" office:value="2.26194671058878" calcext:value-type="float">
            <text:p>2.26194671058878</text:p>
          </table:table-cell>
          <table:table-cell table:formula="of:=([.L66]-[.L65])/([.B65]-[.B66])" office:value-type="float" office:value="2.51327412287243" calcext:value-type="float">
            <text:p>2.51327412287243</text:p>
          </table:table-cell>
          <table:table-cell table:formula="of:=([.M66]-[.M65])/([.B65]-[.B66])" office:value-type="float" office:value="5.02654824574151" calcext:value-type="float">
            <text:p>5.02654824574151</text:p>
          </table:table-cell>
          <table:table-cell table:formula="of:=([.N66]-[.N65])/([.B65]-[.B66])" office:value-type="float" office:value="-3.51858377202071" calcext:value-type="float">
            <text:p>-3.51858377202071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6]/120" office:value-type="float" office:value="0.491666666666667" calcext:value-type="float">
            <text:p>0.491666666666667</text:p>
          </table:table-cell>
          <table:table-cell office:value-type="float" office:value="39.552" calcext:value-type="float">
            <text:p>39.552</text:p>
          </table:table-cell>
          <table:table-cell office:value-type="float" office:value="-13.772" calcext:value-type="float">
            <text:p>-13.772</text:p>
          </table:table-cell>
          <table:table-cell office:value-type="float" office:value="26.634" calcext:value-type="float">
            <text:p>26.634</text:p>
          </table:table-cell>
          <table:table-cell office:value-type="float" office:value="17.093" calcext:value-type="float">
            <text:p>17.093</text:p>
          </table:table-cell>
          <table:table-cell table:formula="of:=[.C66]*2*PI()/360" office:value-type="float" office:value="0.690312625748797" calcext:value-type="float">
            <text:p>0.690312625748797</text:p>
          </table:table-cell>
          <table:table-cell table:formula="of:=[.D66]*2*PI()/360" office:value-type="float" office:value="-0.240366744584659" calcext:value-type="float">
            <text:p>-0.240366744584659</text:p>
          </table:table-cell>
          <table:table-cell table:formula="of:=[.E66]*2*PI()/360" office:value-type="float" office:value="0.46485099297617" calcext:value-type="float">
            <text:p>0.46485099297617</text:p>
          </table:table-cell>
          <table:table-cell table:formula="of:=[.F66]*2*PI()/360" office:value-type="float" office:value="0.298329129043391" calcext:value-type="float">
            <text:p>0.298329129043391</text:p>
          </table:table-cell>
          <table:table-cell table:formula="of:=([.G67]-[.G66])/([.B66]-[.B67])" office:value-type="float" office:value="2.53212367879336" calcext:value-type="float">
            <text:p>2.53212367879336</text:p>
          </table:table-cell>
          <table:table-cell table:formula="of:=([.H67]-[.H66])/([.B66]-[.B67])" office:value-type="float" office:value="0.420973415581029" calcext:value-type="float">
            <text:p>0.420973415581029</text:p>
          </table:table-cell>
          <table:table-cell table:formula="of:=([.I67]-[.I66])/([.B66]-[.B67])" office:value-type="float" office:value="-1.34250726063403" calcext:value-type="float">
            <text:p>-1.34250726063403</text:p>
          </table:table-cell>
          <table:table-cell table:formula="of:=([.J67]-[.J66])/([.B66]-[.B67])" office:value-type="float" office:value="0.379085513533172" calcext:value-type="float">
            <text:p>0.379085513533172</text:p>
          </table:table-cell>
          <table:table-cell table:formula="of:=([.K67]-[.K66])/([.B66]-[.B67])" office:value-type="float" office:value="6.03185789488743" calcext:value-type="float">
            <text:p>6.03185789488743</text:p>
          </table:table-cell>
          <table:table-cell table:formula="of:=([.L67]-[.L66])/([.B66]-[.B67])" office:value-type="float" office:value="1.2566370614351" calcext:value-type="float">
            <text:p>1.2566370614351</text:p>
          </table:table-cell>
          <table:table-cell table:formula="of:=([.M67]-[.M66])/([.B66]-[.B67])" office:value-type="float" office:value="4.52389342117298" calcext:value-type="float">
            <text:p>4.52389342117298</text:p>
          </table:table-cell>
          <table:table-cell table:formula="of:=([.N67]-[.N66])/([.B66]-[.B67])" office:value-type="float" office:value="-2.76460153515931" calcext:value-type="float">
            <text:p>-2.76460153515931</text:p>
          </table:table-cell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7]/120" office:value-type="float" office:value="0.5" calcext:value-type="float">
            <text:p>0.5</text:p>
          </table:table-cell>
          <table:table-cell office:value-type="float" office:value="38.343" calcext:value-type="float">
            <text:p>38.343</text:p>
          </table:table-cell>
          <table:table-cell office:value-type="float" office:value="-13.973" calcext:value-type="float">
            <text:p>-13.973</text:p>
          </table:table-cell>
          <table:table-cell office:value-type="float" office:value="27.275" calcext:value-type="float">
            <text:p>27.275</text:p>
          </table:table-cell>
          <table:table-cell office:value-type="float" office:value="16.912" calcext:value-type="float">
            <text:p>16.912</text:p>
          </table:table-cell>
          <table:table-cell table:formula="of:=[.C67]*2*PI()/360" office:value-type="float" office:value="0.669211595092186" calcext:value-type="float">
            <text:p>0.669211595092186</text:p>
          </table:table-cell>
          <table:table-cell table:formula="of:=[.D67]*2*PI()/360" office:value-type="float" office:value="-0.243874856381168" calcext:value-type="float">
            <text:p>-0.243874856381168</text:p>
          </table:table-cell>
          <table:table-cell table:formula="of:=[.E67]*2*PI()/360" office:value-type="float" office:value="0.476038553481453" calcext:value-type="float">
            <text:p>0.476038553481453</text:p>
          </table:table-cell>
          <table:table-cell table:formula="of:=[.F67]*2*PI()/360" office:value-type="float" office:value="0.295170083097281" calcext:value-type="float">
            <text:p>0.295170083097281</text:p>
          </table:table-cell>
          <table:table-cell table:formula="of:=([.G68]-[.G67])/([.B67]-[.B68])" office:value-type="float" office:value="2.48185819633596" calcext:value-type="float">
            <text:p>2.48185819633596</text:p>
          </table:table-cell>
          <table:table-cell table:formula="of:=([.H68]-[.H67])/([.B67]-[.B68])" office:value-type="float" office:value="0.41050144006907" calcext:value-type="float">
            <text:p>0.41050144006907</text:p>
          </table:table-cell>
          <table:table-cell table:formula="of:=([.I68]-[.I67])/([.B67]-[.B68])" office:value-type="float" office:value="-1.38020637247713" calcext:value-type="float">
            <text:p>-1.38020637247713</text:p>
          </table:table-cell>
          <table:table-cell table:formula="of:=([.J68]-[.J67])/([.B67]-[.B68])" office:value-type="float" office:value="0.402123859659499" calcext:value-type="float">
            <text:p>0.402123859659499</text:p>
          </table:table-cell>
          <table:table-cell table:formula="of:=([.K68]-[.K67])/([.B67]-[.B68])" office:value-type="float" office:value="8.79645943005959" calcext:value-type="float">
            <text:p>8.79645943005959</text:p>
          </table:table-cell>
          <table:table-cell table:formula="of:=([.L68]-[.L67])/([.B67]-[.B68])" office:value-type="float" office:value="0.251327412288381" calcext:value-type="float">
            <text:p>0.251327412288381</text:p>
          </table:table-cell>
          <table:table-cell table:formula="of:=([.M68]-[.M67])/([.B67]-[.B68])" office:value-type="float" office:value="3.51858377201557" calcext:value-type="float">
            <text:p>3.51858377201557</text:p>
          </table:table-cell>
          <table:table-cell table:formula="of:=([.N68]-[.N67])/([.B67]-[.B68])" office:value-type="float" office:value="-1.50796447372171" calcext:value-type="float">
            <text:p>-1.50796447372171</text:p>
          </table:table-cell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8]/120" office:value-type="float" office:value="0.508333333333333" calcext:value-type="float">
            <text:p>0.508333333333333</text:p>
          </table:table-cell>
          <table:table-cell office:value-type="float" office:value="37.158" calcext:value-type="float">
            <text:p>37.158</text:p>
          </table:table-cell>
          <table:table-cell office:value-type="float" office:value="-14.169" calcext:value-type="float">
            <text:p>-14.169</text:p>
          </table:table-cell>
          <table:table-cell office:value-type="float" office:value="27.934" calcext:value-type="float">
            <text:p>27.934</text:p>
          </table:table-cell>
          <table:table-cell office:value-type="float" office:value="16.72" calcext:value-type="float">
            <text:p>16.72</text:p>
          </table:table-cell>
          <table:table-cell table:formula="of:=[.C68]*2*PI()/360" office:value-type="float" office:value="0.648529443456053" calcext:value-type="float">
            <text:p>0.648529443456053</text:p>
          </table:table-cell>
          <table:table-cell table:formula="of:=[.D68]*2*PI()/360" office:value-type="float" office:value="-0.247295701715077" calcext:value-type="float">
            <text:p>-0.247295701715077</text:p>
          </table:table-cell>
          <table:table-cell table:formula="of:=[.E68]*2*PI()/360" office:value-type="float" office:value="0.487540273252096" calcext:value-type="float">
            <text:p>0.487540273252096</text:p>
          </table:table-cell>
          <table:table-cell table:formula="of:=[.F68]*2*PI()/360" office:value-type="float" office:value="0.291819050933452" calcext:value-type="float">
            <text:p>0.291819050933452</text:p>
          </table:table-cell>
          <table:table-cell table:formula="of:=([.G69]-[.G68])/([.B68]-[.B69])" office:value-type="float" office:value="2.40855436775213" calcext:value-type="float">
            <text:p>2.40855436775213</text:p>
          </table:table-cell>
          <table:table-cell table:formula="of:=([.H69]-[.H68])/([.B68]-[.B69])" office:value-type="float" office:value="0.408407044966667" calcext:value-type="float">
            <text:p>0.408407044966667</text:p>
          </table:table-cell>
          <table:table-cell table:formula="of:=([.I69]-[.I68])/([.B68]-[.B69])" office:value-type="float" office:value="-1.4095279039106" calcext:value-type="float">
            <text:p>-1.4095279039106</text:p>
          </table:table-cell>
          <table:table-cell table:formula="of:=([.J69]-[.J68])/([.B68]-[.B69])" office:value-type="float" office:value="0.414690230273847" calcext:value-type="float">
            <text:p>0.414690230273847</text:p>
          </table:table-cell>
          <table:table-cell table:formula="of:=([.K69]-[.K68])/([.B68]-[.B69])" office:value-type="float" office:value="11.3097335529154" calcext:value-type="float">
            <text:p>11.3097335529154</text:p>
          </table:table-cell>
          <table:table-cell table:formula="of:=([.L69]-[.L68])/([.B68]-[.B69])" office:value-type="float" office:value="-1.50796447372421" calcext:value-type="float">
            <text:p>-1.50796447372421</text:p>
          </table:table-cell>
          <table:table-cell table:formula="of:=([.M69]-[.M68])/([.B68]-[.B69])" office:value-type="float" office:value="3.01592894745177" calcext:value-type="float">
            <text:p>3.01592894745177</text:p>
          </table:table-cell>
          <table:table-cell table:formula="of:=([.N69]-[.N68])/([.B68]-[.B69])" office:value-type="float" office:value="-0.753982236861843" calcext:value-type="float">
            <text:p>-0.753982236861843</text:p>
          </table:table-cell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9]/120" office:value-type="float" office:value="0.516666666666667" calcext:value-type="float">
            <text:p>0.516666666666667</text:p>
          </table:table-cell>
          <table:table-cell office:value-type="float" office:value="36.008" calcext:value-type="float">
            <text:p>36.008</text:p>
          </table:table-cell>
          <table:table-cell office:value-type="float" office:value="-14.364" calcext:value-type="float">
            <text:p>-14.364</text:p>
          </table:table-cell>
          <table:table-cell office:value-type="float" office:value="28.607" calcext:value-type="float">
            <text:p>28.607</text:p>
          </table:table-cell>
          <table:table-cell office:value-type="float" office:value="16.522" calcext:value-type="float">
            <text:p>16.522</text:p>
          </table:table-cell>
          <table:table-cell table:formula="of:=[.C69]*2*PI()/360" office:value-type="float" office:value="0.628458157058118" calcext:value-type="float">
            <text:p>0.628458157058118</text:p>
          </table:table-cell>
          <table:table-cell table:formula="of:=[.D69]*2*PI()/360" office:value-type="float" office:value="-0.250699093756465" calcext:value-type="float">
            <text:p>-0.250699093756465</text:p>
          </table:table-cell>
          <table:table-cell table:formula="of:=[.E69]*2*PI()/360" office:value-type="float" office:value="0.499286339118018" calcext:value-type="float">
            <text:p>0.499286339118018</text:p>
          </table:table-cell>
          <table:table-cell table:formula="of:=[.F69]*2*PI()/360" office:value-type="float" office:value="0.288363299014503" calcext:value-type="float">
            <text:p>0.288363299014503</text:p>
          </table:table-cell>
          <table:table-cell table:formula="of:=([.G70]-[.G69])/([.B69]-[.B70])" office:value-type="float" office:value="2.31430658814451" calcext:value-type="float">
            <text:p>2.31430658814451</text:p>
          </table:table-cell>
          <table:table-cell table:formula="of:=([.H70]-[.H69])/([.B69]-[.B70])" office:value-type="float" office:value="0.420973415581036" calcext:value-type="float">
            <text:p>0.420973415581036</text:p>
          </table:table-cell>
          <table:table-cell table:formula="of:=([.I70]-[.I69])/([.B69]-[.B70])" office:value-type="float" office:value="-1.43466064513936" calcext:value-type="float">
            <text:p>-1.43466064513936</text:p>
          </table:table-cell>
          <table:table-cell table:formula="of:=([.J70]-[.J69])/([.B69]-[.B70])" office:value-type="float" office:value="0.420973415581029" calcext:value-type="float">
            <text:p>0.420973415581029</text:p>
          </table:table-cell>
          <table:table-cell table:formula="of:=([.K70]-[.K69])/([.B69]-[.B70])" office:value-type="float" office:value="13.0690254389379" calcext:value-type="float">
            <text:p>13.0690254389379</text:p>
          </table:table-cell>
          <table:table-cell table:formula="of:=([.L70]-[.L69])/([.B69]-[.B70])" office:value-type="float" office:value="-2.51327412287169" calcext:value-type="float">
            <text:p>-2.51327412287169</text:p>
          </table:table-cell>
          <table:table-cell table:formula="of:=([.M70]-[.M69])/([.B69]-[.B70])" office:value-type="float" office:value="3.26725635972968" calcext:value-type="float">
            <text:p>3.26725635972968</text:p>
          </table:table-cell>
          <table:table-cell table:formula="of:=([.N70]-[.N69])/([.B69]-[.B70])" office:value-type="float" office:value="0.753982236861186" calcext:value-type="float">
            <text:p>0.753982236861186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70]/120" office:value-type="float" office:value="0.525" calcext:value-type="float">
            <text:p>0.525</text:p>
          </table:table-cell>
          <table:table-cell office:value-type="float" office:value="34.903" calcext:value-type="float">
            <text:p>34.903</text:p>
          </table:table-cell>
          <table:table-cell office:value-type="float" office:value="-14.565" calcext:value-type="float">
            <text:p>-14.565</text:p>
          </table:table-cell>
          <table:table-cell office:value-type="float" office:value="29.292" calcext:value-type="float">
            <text:p>29.292</text:p>
          </table:table-cell>
          <table:table-cell office:value-type="float" office:value="16.321" calcext:value-type="float">
            <text:p>16.321</text:p>
          </table:table-cell>
          <table:table-cell table:formula="of:=[.C70]*2*PI()/360" office:value-type="float" office:value="0.609172268823581" calcext:value-type="float">
            <text:p>0.609172268823581</text:p>
          </table:table-cell>
          <table:table-cell table:formula="of:=[.D70]*2*PI()/360" office:value-type="float" office:value="-0.254207205552974" calcext:value-type="float">
            <text:p>-0.254207205552974</text:p>
          </table:table-cell>
          <table:table-cell table:formula="of:=[.E70]*2*PI()/360" office:value-type="float" office:value="0.511241844494179" calcext:value-type="float">
            <text:p>0.511241844494179</text:p>
          </table:table-cell>
          <table:table-cell table:formula="of:=[.F70]*2*PI()/360" office:value-type="float" office:value="0.284855187217995" calcext:value-type="float">
            <text:p>0.284855187217995</text:p>
          </table:table-cell>
          <table:table-cell table:formula="of:=([.G71]-[.G70])/([.B70]-[.B71])" office:value-type="float" office:value="2.20539804282002" calcext:value-type="float">
            <text:p>2.20539804282002</text:p>
          </table:table-cell>
          <table:table-cell table:formula="of:=([.H71]-[.H70])/([.B70]-[.B71])" office:value-type="float" office:value="0.441917366604966" calcext:value-type="float">
            <text:p>0.441917366604966</text:p>
          </table:table-cell>
          <table:table-cell table:formula="of:=([.I71]-[.I70])/([.B70]-[.B71])" office:value-type="float" office:value="-1.46188778147044" calcext:value-type="float">
            <text:p>-1.46188778147044</text:p>
          </table:table-cell>
          <table:table-cell table:formula="of:=([.J71]-[.J70])/([.B70]-[.B71])" office:value-type="float" office:value="0.414690230273852" calcext:value-type="float">
            <text:p>0.414690230273852</text:p>
          </table:table-cell>
          <table:table-cell table:formula="of:=([.K71]-[.K70])/([.B70]-[.B71])" office:value-type="float" office:value="14.3256625003658" calcext:value-type="float">
            <text:p>14.3256625003658</text:p>
          </table:table-cell>
          <table:table-cell table:formula="of:=([.L71]-[.L70])/([.B70]-[.B71])" office:value-type="float" office:value="-3.51858377202022" calcext:value-type="float">
            <text:p>-3.51858377202022</text:p>
          </table:table-cell>
          <table:table-cell table:formula="of:=([.M71]-[.M70])/([.B70]-[.B71])" office:value-type="float" office:value="4.02123859659728" calcext:value-type="float">
            <text:p>4.02123859659728</text:p>
          </table:table-cell>
          <table:table-cell table:formula="of:=([.N71]-[.N70])/([.B70]-[.B71])" office:value-type="float" office:value="2.01061929829704" calcext:value-type="float">
            <text:p>2.01061929829704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1]/120" office:value-type="float" office:value="0.533333333333333" calcext:value-type="float">
            <text:p>0.533333333333333</text:p>
          </table:table-cell>
          <table:table-cell office:value-type="float" office:value="33.85" calcext:value-type="float">
            <text:p>33.85</text:p>
          </table:table-cell>
          <table:table-cell office:value-type="float" office:value="-14.776" calcext:value-type="float">
            <text:p>-14.776</text:p>
          </table:table-cell>
          <table:table-cell office:value-type="float" office:value="29.99" calcext:value-type="float">
            <text:p>29.99</text:p>
          </table:table-cell>
          <table:table-cell office:value-type="float" office:value="16.123" calcext:value-type="float">
            <text:p>16.123</text:p>
          </table:table-cell>
          <table:table-cell table:formula="of:=[.C71]*2*PI()/360" office:value-type="float" office:value="0.590793951800081" calcext:value-type="float">
            <text:p>0.590793951800081</text:p>
          </table:table-cell>
          <table:table-cell table:formula="of:=[.D71]*2*PI()/360" office:value-type="float" office:value="-0.257889850274682" calcext:value-type="float">
            <text:p>-0.257889850274682</text:p>
          </table:table-cell>
          <table:table-cell table:formula="of:=[.E71]*2*PI()/360" office:value-type="float" office:value="0.523424242673099" calcext:value-type="float">
            <text:p>0.523424242673099</text:p>
          </table:table-cell>
          <table:table-cell table:formula="of:=[.F71]*2*PI()/360" office:value-type="float" office:value="0.281399435299046" calcext:value-type="float">
            <text:p>0.281399435299046</text:p>
          </table:table-cell>
          <table:table-cell table:formula="of:=([.G72]-[.G71])/([.B71]-[.B72])" office:value-type="float" office:value="2.08601752198364" calcext:value-type="float">
            <text:p>2.08601752198364</text:p>
          </table:table-cell>
          <table:table-cell table:formula="of:=([.H72]-[.H71])/([.B71]-[.B72])" office:value-type="float" office:value="0.471238898038468" calcext:value-type="float">
            <text:p>0.471238898038468</text:p>
          </table:table-cell>
          <table:table-cell table:formula="of:=([.I72]-[.I71])/([.B71]-[.B72])" office:value-type="float" office:value="-1.49539810310875" calcext:value-type="float">
            <text:p>-1.49539810310875</text:p>
          </table:table-cell>
          <table:table-cell table:formula="of:=([.J72]-[.J71])/([.B71]-[.B72])" office:value-type="float" office:value="0.39793506945471" calcext:value-type="float">
            <text:p>0.39793506945471</text:p>
          </table:table-cell>
          <table:table-cell table:formula="of:=([.K72]-[.K71])/([.B71]-[.B72])" office:value-type="float" office:value="15.0796447372349" calcext:value-type="float">
            <text:p>15.0796447372349</text:p>
          </table:table-cell>
          <table:table-cell table:formula="of:=([.L72]-[.L71])/([.B71]-[.B72])" office:value-type="float" office:value="-4.27256600888219" calcext:value-type="float">
            <text:p>-4.27256600888219</text:p>
          </table:table-cell>
          <table:table-cell table:formula="of:=([.M72]-[.M71])/([.B71]-[.B72])" office:value-type="float" office:value="4.02123859659164" calcext:value-type="float">
            <text:p>4.02123859659164</text:p>
          </table:table-cell>
          <table:table-cell table:formula="of:=([.N72]-[.N71])/([.B71]-[.B72])" office:value-type="float" office:value="2.76460153515962" calcext:value-type="float">
            <text:p>2.76460153515962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2]/120" office:value-type="float" office:value="0.541666666666667" calcext:value-type="float">
            <text:p>0.541666666666667</text:p>
          </table:table-cell>
          <table:table-cell office:value-type="float" office:value="32.854" calcext:value-type="float">
            <text:p>32.854</text:p>
          </table:table-cell>
          <table:table-cell office:value-type="float" office:value="-15.001" calcext:value-type="float">
            <text:p>-15.001</text:p>
          </table:table-cell>
          <table:table-cell office:value-type="float" office:value="30.704" calcext:value-type="float">
            <text:p>30.704</text:p>
          </table:table-cell>
          <table:table-cell office:value-type="float" office:value="15.933" calcext:value-type="float">
            <text:p>15.933</text:p>
          </table:table-cell>
          <table:table-cell table:formula="of:=[.C72]*2*PI()/360" office:value-type="float" office:value="0.573410472450217" calcext:value-type="float">
            <text:p>0.573410472450217</text:p>
          </table:table-cell>
          <table:table-cell table:formula="of:=[.D72]*2*PI()/360" office:value-type="float" office:value="-0.261816841091669" calcext:value-type="float">
            <text:p>-0.261816841091669</text:p>
          </table:table-cell>
          <table:table-cell table:formula="of:=[.E72]*2*PI()/360" office:value-type="float" office:value="0.535885893532339" calcext:value-type="float">
            <text:p>0.535885893532339</text:p>
          </table:table-cell>
          <table:table-cell table:formula="of:=[.F72]*2*PI()/360" office:value-type="float" office:value="0.278083309720256" calcext:value-type="float">
            <text:p>0.278083309720256</text:p>
          </table:table-cell>
          <table:table-cell table:formula="of:=([.G73]-[.G72])/([.B72]-[.B73])" office:value-type="float" office:value="1.96035381584002" calcext:value-type="float">
            <text:p>1.96035381584002</text:p>
          </table:table-cell>
          <table:table-cell table:formula="of:=([.H73]-[.H72])/([.B72]-[.B73])" office:value-type="float" office:value="0.506843614779153" calcext:value-type="float">
            <text:p>0.506843614779153</text:p>
          </table:table-cell>
          <table:table-cell table:formula="of:=([.I73]-[.I72])/([.B72]-[.B73])" office:value-type="float" office:value="-1.52890842474702" calcext:value-type="float">
            <text:p>-1.52890842474702</text:p>
          </table:table-cell>
          <table:table-cell table:formula="of:=([.J73]-[.J72])/([.B72]-[.B73])" office:value-type="float" office:value="0.37489672332838" calcext:value-type="float">
            <text:p>0.37489672332838</text:p>
          </table:table-cell>
          <table:table-cell table:formula="of:=([.K73]-[.K72])/([.B72]-[.B73])" office:value-type="float" office:value="15.5822995618031" calcext:value-type="float">
            <text:p>15.5822995618031</text:p>
          </table:table-cell>
          <table:table-cell table:formula="of:=([.L73]-[.L72])/([.B72]-[.B73])" office:value-type="float" office:value="-4.77522083345601" calcext:value-type="float">
            <text:p>-4.77522083345601</text:p>
          </table:table-cell>
          <table:table-cell table:formula="of:=([.M73]-[.M72])/([.B72]-[.B73])" office:value-type="float" office:value="4.52389342117271" calcext:value-type="float">
            <text:p>4.52389342117271</text:p>
          </table:table-cell>
          <table:table-cell table:formula="of:=([.N73]-[.N72])/([.B72]-[.B73])" office:value-type="float" office:value="3.76991118430769" calcext:value-type="float">
            <text:p>3.76991118430769</text:p>
          </table:table-cell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3]/120" office:value-type="float" office:value="0.55" calcext:value-type="float">
            <text:p>0.55</text:p>
          </table:table-cell>
          <table:table-cell office:value-type="float" office:value="31.918" calcext:value-type="float">
            <text:p>31.918</text:p>
          </table:table-cell>
          <table:table-cell office:value-type="float" office:value="-15.243" calcext:value-type="float">
            <text:p>-15.243</text:p>
          </table:table-cell>
          <table:table-cell office:value-type="float" office:value="31.434" calcext:value-type="float">
            <text:p>31.434</text:p>
          </table:table-cell>
          <table:table-cell office:value-type="float" office:value="15.754" calcext:value-type="float">
            <text:p>15.754</text:p>
          </table:table-cell>
          <table:table-cell table:formula="of:=[.C73]*2*PI()/360" office:value-type="float" office:value="0.55707419065155" calcext:value-type="float">
            <text:p>0.55707419065155</text:p>
          </table:table-cell>
          <table:table-cell table:formula="of:=[.D73]*2*PI()/360" office:value-type="float" office:value="-0.266040537881496" calcext:value-type="float">
            <text:p>-0.266040537881496</text:p>
          </table:table-cell>
          <table:table-cell table:formula="of:=[.E73]*2*PI()/360" office:value-type="float" office:value="0.548626797071898" calcext:value-type="float">
            <text:p>0.548626797071898</text:p>
          </table:table-cell>
          <table:table-cell table:formula="of:=[.F73]*2*PI()/360" office:value-type="float" office:value="0.274959170359187" calcext:value-type="float">
            <text:p>0.274959170359187</text:p>
          </table:table-cell>
          <table:table-cell table:formula="of:=([.G74]-[.G73])/([.B73]-[.B74])" office:value-type="float" office:value="1.83050131949166" calcext:value-type="float">
            <text:p>1.83050131949166</text:p>
          </table:table-cell>
          <table:table-cell table:formula="of:=([.H74]-[.H73])/([.B73]-[.B74])" office:value-type="float" office:value="0.54663712172462" calcext:value-type="float">
            <text:p>0.54663712172462</text:p>
          </table:table-cell>
          <table:table-cell table:formula="of:=([.I74]-[.I73])/([.B73]-[.B74])" office:value-type="float" office:value="-1.56660753659012" calcext:value-type="float">
            <text:p>-1.56660753659012</text:p>
          </table:table-cell>
          <table:table-cell table:formula="of:=([.J74]-[.J73])/([.B73]-[.B74])" office:value-type="float" office:value="0.343480796792483" calcext:value-type="float">
            <text:p>0.343480796792483</text:p>
          </table:table-cell>
          <table:table-cell table:formula="of:=([.K74]-[.K73])/([.B73]-[.B74])" office:value-type="float" office:value="15.833626974093" calcext:value-type="float">
            <text:p>15.833626974093</text:p>
          </table:table-cell>
          <table:table-cell table:formula="of:=([.L74]-[.L73])/([.B73]-[.B74])" office:value-type="float" office:value="-5.52920307031966" calcext:value-type="float">
            <text:p>-5.52920307031966</text:p>
          </table:table-cell>
          <table:table-cell table:formula="of:=([.M74]-[.M73])/([.B73]-[.B74])" office:value-type="float" office:value="3.76991118430596" calcext:value-type="float">
            <text:p>3.76991118430596</text:p>
          </table:table-cell>
          <table:table-cell table:formula="of:=([.N74]-[.N73])/([.B73]-[.B74])" office:value-type="float" office:value="4.2725660088814" calcext:value-type="float">
            <text:p>4.2725660088814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4]/120" office:value-type="float" office:value="0.558333333333333" calcext:value-type="float">
            <text:p>0.558333333333333</text:p>
          </table:table-cell>
          <table:table-cell office:value-type="float" office:value="31.044" calcext:value-type="float">
            <text:p>31.044</text:p>
          </table:table-cell>
          <table:table-cell office:value-type="float" office:value="-15.504" calcext:value-type="float">
            <text:p>-15.504</text:p>
          </table:table-cell>
          <table:table-cell office:value-type="float" office:value="32.182" calcext:value-type="float">
            <text:p>32.182</text:p>
          </table:table-cell>
          <table:table-cell office:value-type="float" office:value="15.59" calcext:value-type="float">
            <text:p>15.59</text:p>
          </table:table-cell>
          <table:table-cell table:formula="of:=[.C74]*2*PI()/360" office:value-type="float" office:value="0.54182001298912" calcext:value-type="float">
            <text:p>0.54182001298912</text:p>
          </table:table-cell>
          <table:table-cell table:formula="of:=[.D74]*2*PI()/360" office:value-type="float" office:value="-0.270595847229201" calcext:value-type="float">
            <text:p>-0.270595847229201</text:p>
          </table:table-cell>
          <table:table-cell table:formula="of:=[.E74]*2*PI()/360" office:value-type="float" office:value="0.561681859876815" calcext:value-type="float">
            <text:p>0.561681859876815</text:p>
          </table:table-cell>
          <table:table-cell table:formula="of:=[.F74]*2*PI()/360" office:value-type="float" office:value="0.272096830385916" calcext:value-type="float">
            <text:p>0.272096830385916</text:p>
          </table:table-cell>
          <table:table-cell table:formula="of:=([.G75]-[.G74])/([.B74]-[.B75])" office:value-type="float" office:value="1.69855442804088" calcext:value-type="float">
            <text:p>1.69855442804088</text:p>
          </table:table-cell>
          <table:table-cell table:formula="of:=([.H75]-[.H74])/([.B74]-[.B75])" office:value-type="float" office:value="0.592713813977283" calcext:value-type="float">
            <text:p>0.592713813977283</text:p>
          </table:table-cell>
          <table:table-cell table:formula="of:=([.I75]-[.I74])/([.B74]-[.B75])" office:value-type="float" office:value="-1.59802346312601" calcext:value-type="float">
            <text:p>-1.59802346312601</text:p>
          </table:table-cell>
          <table:table-cell table:formula="of:=([.J75]-[.J74])/([.B74]-[.B75])" office:value-type="float" office:value="0.307876080051804" calcext:value-type="float">
            <text:p>0.307876080051804</text:p>
          </table:table-cell>
          <table:table-cell table:formula="of:=([.K75]-[.K74])/([.B74]-[.B75])" office:value-type="float" office:value="15.0796447372302" calcext:value-type="float">
            <text:p>15.0796447372302</text:p>
          </table:table-cell>
          <table:table-cell table:formula="of:=([.L75]-[.L74])/([.B74]-[.B75])" office:value-type="float" office:value="-5.52920307031645" calcext:value-type="float">
            <text:p>-5.52920307031645</text:p>
          </table:table-cell>
          <table:table-cell table:formula="of:=([.M75]-[.M74])/([.B74]-[.B75])" office:value-type="float" office:value="3.26725635973447" calcext:value-type="float">
            <text:p>3.26725635973447</text:p>
          </table:table-cell>
          <table:table-cell table:formula="of:=([.N75]-[.N74])/([.B74]-[.B75])" office:value-type="float" office:value="4.27256600888301" calcext:value-type="float">
            <text:p>4.27256600888301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5]/120" office:value-type="float" office:value="0.566666666666667" calcext:value-type="float">
            <text:p>0.566666666666667</text:p>
          </table:table-cell>
          <table:table-cell office:value-type="float" office:value="30.233" calcext:value-type="float">
            <text:p>30.233</text:p>
          </table:table-cell>
          <table:table-cell office:value-type="float" office:value="-15.787" calcext:value-type="float">
            <text:p>-15.787</text:p>
          </table:table-cell>
          <table:table-cell office:value-type="float" office:value="32.945" calcext:value-type="float">
            <text:p>32.945</text:p>
          </table:table-cell>
          <table:table-cell office:value-type="float" office:value="15.443" calcext:value-type="float">
            <text:p>15.443</text:p>
          </table:table-cell>
          <table:table-cell table:formula="of:=[.C75]*2*PI()/360" office:value-type="float" office:value="0.527665392755446" calcext:value-type="float">
            <text:p>0.527665392755446</text:p>
          </table:table-cell>
          <table:table-cell table:formula="of:=[.D75]*2*PI()/360" office:value-type="float" office:value="-0.275535129012345" calcext:value-type="float">
            <text:p>-0.275535129012345</text:p>
          </table:table-cell>
          <table:table-cell table:formula="of:=[.E75]*2*PI()/360" office:value-type="float" office:value="0.574998722069532" calcext:value-type="float">
            <text:p>0.574998722069532</text:p>
          </table:table-cell>
          <table:table-cell table:formula="of:=[.F75]*2*PI()/360" office:value-type="float" office:value="0.269531196385484" calcext:value-type="float">
            <text:p>0.269531196385484</text:p>
          </table:table-cell>
          <table:table-cell table:formula="of:=([.G76]-[.G75])/([.B75]-[.B76])" office:value-type="float" office:value="1.5728907218973" calcext:value-type="float">
            <text:p>1.5728907218973</text:p>
          </table:table-cell>
          <table:table-cell table:formula="of:=([.H76]-[.H75])/([.B75]-[.B76])" office:value-type="float" office:value="0.63879050622992" calcext:value-type="float">
            <text:p>0.63879050622992</text:p>
          </table:table-cell>
          <table:table-cell table:formula="of:=([.I76]-[.I75])/([.B75]-[.B76])" office:value-type="float" office:value="-1.62525059945713" calcext:value-type="float">
            <text:p>-1.62525059945713</text:p>
          </table:table-cell>
          <table:table-cell table:formula="of:=([.J76]-[.J75])/([.B75]-[.B76])" office:value-type="float" office:value="0.272271363311113" calcext:value-type="float">
            <text:p>0.272271363311113</text:p>
          </table:table-cell>
          <table:table-cell table:formula="of:=([.K76]-[.K75])/([.B75]-[.B76])" office:value-type="float" office:value="14.576989912661" calcext:value-type="float">
            <text:p>14.576989912661</text:p>
          </table:table-cell>
          <table:table-cell table:formula="of:=([.L76]-[.L75])/([.B75]-[.B76])" office:value-type="float" office:value="-5.27787565803044" calcext:value-type="float">
            <text:p>-5.27787565803044</text:p>
          </table:table-cell>
          <table:table-cell table:formula="of:=([.M76]-[.M75])/([.B75]-[.B76])" office:value-type="float" office:value="2.26194671058255" calcext:value-type="float">
            <text:p>2.26194671058255</text:p>
          </table:table-cell>
          <table:table-cell table:formula="of:=([.N76]-[.N75])/([.B75]-[.B76])" office:value-type="float" office:value="4.52389342116911" calcext:value-type="float">
            <text:p>4.52389342116911</text:p>
          </table:table-cell>
          <table:table-cell table:number-columns-repeated="100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6]/120" office:value-type="float" office:value="0.575" calcext:value-type="float">
            <text:p>0.575</text:p>
          </table:table-cell>
          <table:table-cell office:value-type="float" office:value="29.482" calcext:value-type="float">
            <text:p>29.482</text:p>
          </table:table-cell>
          <table:table-cell office:value-type="float" office:value="-16.092" calcext:value-type="float">
            <text:p>-16.092</text:p>
          </table:table-cell>
          <table:table-cell office:value-type="float" office:value="33.721" calcext:value-type="float">
            <text:p>33.721</text:p>
          </table:table-cell>
          <table:table-cell office:value-type="float" office:value="15.313" calcext:value-type="float">
            <text:p>15.313</text:p>
          </table:table-cell>
          <table:table-cell table:formula="of:=[.C76]*2*PI()/360" office:value-type="float" office:value="0.514557970072968" calcext:value-type="float">
            <text:p>0.514557970072968</text:p>
          </table:table-cell>
          <table:table-cell table:formula="of:=[.D76]*2*PI()/360" office:value-type="float" office:value="-0.280858383230927" calcext:value-type="float">
            <text:p>-0.280858383230927</text:p>
          </table:table-cell>
          <table:table-cell table:formula="of:=[.E76]*2*PI()/360" office:value-type="float" office:value="0.588542477065008" calcext:value-type="float">
            <text:p>0.588542477065008</text:p>
          </table:table-cell>
          <table:table-cell table:formula="of:=[.F76]*2*PI()/360" office:value-type="float" office:value="0.267262268357892" calcext:value-type="float">
            <text:p>0.267262268357892</text:p>
          </table:table-cell>
          <table:table-cell table:formula="of:=([.G77]-[.G76])/([.B76]-[.B77])" office:value-type="float" office:value="1.45141580595846" calcext:value-type="float">
            <text:p>1.45141580595846</text:p>
          </table:table-cell>
          <table:table-cell table:formula="of:=([.H77]-[.H76])/([.B76]-[.B77])" office:value-type="float" office:value="0.682772803380174" calcext:value-type="float">
            <text:p>0.682772803380174</text:p>
          </table:table-cell>
          <table:table-cell table:formula="of:=([.I77]-[.I76])/([.B76]-[.B77])" office:value-type="float" office:value="-1.64410015537865" calcext:value-type="float">
            <text:p>-1.64410015537865</text:p>
          </table:table-cell>
          <table:table-cell table:formula="of:=([.J77]-[.J76])/([.B76]-[.B77])" office:value-type="float" office:value="0.234572251468037" calcext:value-type="float">
            <text:p>0.234572251468037</text:p>
          </table:table-cell>
          <table:table-cell table:formula="of:=([.K77]-[.K76])/([.B76]-[.B77])" office:value-type="float" office:value="13.8230076757894" calcext:value-type="float">
            <text:p>13.8230076757894</text:p>
          </table:table-cell>
          <table:table-cell table:formula="of:=([.L77]-[.L76])/([.B76]-[.B77])" office:value-type="float" office:value="-4.77522083345869" calcext:value-type="float">
            <text:p>-4.77522083345869</text:p>
          </table:table-cell>
          <table:table-cell table:formula="of:=([.M77]-[.M76])/([.B76]-[.B77])" office:value-type="float" office:value="2.01061929829964" calcext:value-type="float">
            <text:p>2.01061929829964</text:p>
          </table:table-cell>
          <table:table-cell table:formula="of:=([.N77]-[.N76])/([.B76]-[.B77])" office:value-type="float" office:value="4.02123859659444" calcext:value-type="float">
            <text:p>4.02123859659444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7]/120" office:value-type="float" office:value="0.583333333333333" calcext:value-type="float">
            <text:p>0.583333333333333</text:p>
          </table:table-cell>
          <table:table-cell office:value-type="float" office:value="28.789" calcext:value-type="float">
            <text:p>28.789</text:p>
          </table:table-cell>
          <table:table-cell office:value-type="float" office:value="-16.418" calcext:value-type="float">
            <text:p>-16.418</text:p>
          </table:table-cell>
          <table:table-cell office:value-type="float" office:value="34.506" calcext:value-type="float">
            <text:p>34.506</text:p>
          </table:table-cell>
          <table:table-cell office:value-type="float" office:value="15.201" calcext:value-type="float">
            <text:p>15.201</text:p>
          </table:table-cell>
          <table:table-cell table:formula="of:=[.C77]*2*PI()/360" office:value-type="float" office:value="0.502462838356648" calcext:value-type="float">
            <text:p>0.502462838356648</text:p>
          </table:table-cell>
          <table:table-cell table:formula="of:=[.D77]*2*PI()/360" office:value-type="float" office:value="-0.286548156592429" calcext:value-type="float">
            <text:p>-0.286548156592429</text:p>
          </table:table-cell>
          <table:table-cell table:formula="of:=[.E77]*2*PI()/360" office:value-type="float" office:value="0.602243311693163" calcext:value-type="float">
            <text:p>0.602243311693163</text:p>
          </table:table-cell>
          <table:table-cell table:formula="of:=[.F77]*2*PI()/360" office:value-type="float" office:value="0.265307499595658" calcext:value-type="float">
            <text:p>0.265307499595658</text:p>
          </table:table-cell>
          <table:table-cell table:formula="of:=([.G78]-[.G77])/([.B77]-[.B78])" office:value-type="float" office:value="1.33622407532688" calcext:value-type="float">
            <text:p>1.33622407532688</text:p>
          </table:table-cell>
          <table:table-cell table:formula="of:=([.H78]-[.H77])/([.B77]-[.B78])" office:value-type="float" office:value="0.722566310325663" calcext:value-type="float">
            <text:p>0.722566310325663</text:p>
          </table:table-cell>
          <table:table-cell table:formula="of:=([.I78]-[.I77])/([.B77]-[.B78])" office:value-type="float" office:value="-1.66085531619781" calcext:value-type="float">
            <text:p>-1.66085531619781</text:p>
          </table:table-cell>
          <table:table-cell table:formula="of:=([.J78]-[.J77])/([.B77]-[.B78])" office:value-type="float" office:value="0.20106192982975" calcext:value-type="float">
            <text:p>0.20106192982975</text:p>
          </table:table-cell>
          <table:table-cell table:formula="of:=([.K78]-[.K77])/([.B77]-[.B78])" office:value-type="float" office:value="13.320352851222" calcext:value-type="float">
            <text:p>13.320352851222</text:p>
          </table:table-cell>
          <table:table-cell table:formula="of:=([.L78]-[.L77])/([.B77]-[.B78])" office:value-type="float" office:value="-3.76991118430674" calcext:value-type="float">
            <text:p>-3.76991118430674</text:p>
          </table:table-cell>
          <table:table-cell table:formula="of:=([.M78]-[.M77])/([.B77]-[.B78])" office:value-type="float" office:value="1.50796447372237" calcext:value-type="float">
            <text:p>1.50796447372237</text:p>
          </table:table-cell>
          <table:table-cell table:formula="of:=([.N78]-[.N77])/([.B77]-[.B78])" office:value-type="float" office:value="4.52389342116953" calcext:value-type="float">
            <text:p>4.52389342116953</text:p>
          </table:table-cell>
          <table:table-cell table:number-columns-repeated="100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8]/120" office:value-type="float" office:value="0.591666666666667" calcext:value-type="float">
            <text:p>0.591666666666667</text:p>
          </table:table-cell>
          <table:table-cell office:value-type="float" office:value="28.151" calcext:value-type="float">
            <text:p>28.151</text:p>
          </table:table-cell>
          <table:table-cell office:value-type="float" office:value="-16.763" calcext:value-type="float">
            <text:p>-16.763</text:p>
          </table:table-cell>
          <table:table-cell office:value-type="float" office:value="35.299" calcext:value-type="float">
            <text:p>35.299</text:p>
          </table:table-cell>
          <table:table-cell office:value-type="float" office:value="15.105" calcext:value-type="float">
            <text:p>15.105</text:p>
          </table:table-cell>
          <table:table-cell table:formula="of:=[.C78]*2*PI()/360" office:value-type="float" office:value="0.491327637728924" calcext:value-type="float">
            <text:p>0.491327637728924</text:p>
          </table:table-cell>
          <table:table-cell table:formula="of:=[.D78]*2*PI()/360" office:value-type="float" office:value="-0.292569542511809" calcext:value-type="float">
            <text:p>-0.292569542511809</text:p>
          </table:table-cell>
          <table:table-cell table:formula="of:=[.E78]*2*PI()/360" office:value-type="float" office:value="0.616083772661478" calcext:value-type="float">
            <text:p>0.616083772661478</text:p>
          </table:table-cell>
          <table:table-cell table:formula="of:=[.F78]*2*PI()/360" office:value-type="float" office:value="0.263631983513743" calcext:value-type="float">
            <text:p>0.263631983513743</text:p>
          </table:table-cell>
          <table:table-cell table:formula="of:=([.G79]-[.G78])/([.B78]-[.B79])" office:value-type="float" office:value="1.22522113490003" calcext:value-type="float">
            <text:p>1.22522113490003</text:p>
          </table:table-cell>
          <table:table-cell table:formula="of:=([.H79]-[.H78])/([.B78]-[.B79])" office:value-type="float" office:value="0.753982236861553" calcext:value-type="float">
            <text:p>0.753982236861553</text:p>
          </table:table-cell>
          <table:table-cell table:formula="of:=([.I79]-[.I78])/([.B78]-[.B79])" office:value-type="float" office:value="-1.67342168681216" calcext:value-type="float">
            <text:p>-1.67342168681216</text:p>
          </table:table-cell>
          <table:table-cell table:formula="of:=([.J79]-[.J78])/([.B78]-[.B79])" office:value-type="float" office:value="0.16336281798667" calcext:value-type="float">
            <text:p>0.16336281798667</text:p>
          </table:table-cell>
          <table:table-cell table:formula="of:=([.K79]-[.K78])/([.B78]-[.B79])" office:value-type="float" office:value="12.8176980266482" calcext:value-type="float">
            <text:p>12.8176980266482</text:p>
          </table:table-cell>
          <table:table-cell table:formula="of:=([.L79]-[.L78])/([.B78]-[.B79])" office:value-type="float" office:value="-4.2725660088814" calcext:value-type="float">
            <text:p>-4.2725660088814</text:p>
          </table:table-cell>
          <table:table-cell table:formula="of:=([.M79]-[.M78])/([.B78]-[.B79])" office:value-type="float" office:value="1.00530964915091" calcext:value-type="float">
            <text:p>1.00530964915091</text:p>
          </table:table-cell>
          <table:table-cell table:formula="of:=([.N79]-[.N78])/([.B78]-[.B79])" office:value-type="float" office:value="4.02123859659487" calcext:value-type="float">
            <text:p>4.02123859659487</text:p>
          </table:table-cell>
          <table:table-cell table:number-columns-repeated="100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9]/120" office:value-type="float" office:value="0.6" calcext:value-type="float">
            <text:p>0.6</text:p>
          </table:table-cell>
          <table:table-cell office:value-type="float" office:value="27.566" calcext:value-type="float">
            <text:p>27.566</text:p>
          </table:table-cell>
          <table:table-cell office:value-type="float" office:value="-17.123" calcext:value-type="float">
            <text:p>-17.123</text:p>
          </table:table-cell>
          <table:table-cell office:value-type="float" office:value="36.098" calcext:value-type="float">
            <text:p>36.098</text:p>
          </table:table-cell>
          <table:table-cell office:value-type="float" office:value="15.027" calcext:value-type="float">
            <text:p>15.027</text:p>
          </table:table-cell>
          <table:table-cell table:formula="of:=[.C79]*2*PI()/360" office:value-type="float" office:value="0.481117461604757" calcext:value-type="float">
            <text:p>0.481117461604757</text:p>
          </table:table-cell>
          <table:table-cell table:formula="of:=[.D79]*2*PI()/360" office:value-type="float" office:value="-0.298852727818989" calcext:value-type="float">
            <text:p>-0.298852727818989</text:p>
          </table:table-cell>
          <table:table-cell table:formula="of:=[.E79]*2*PI()/360" office:value-type="float" office:value="0.630028953384913" calcext:value-type="float">
            <text:p>0.630028953384913</text:p>
          </table:table-cell>
          <table:table-cell table:formula="of:=[.F79]*2*PI()/360" office:value-type="float" office:value="0.262270626697188" calcext:value-type="float">
            <text:p>0.262270626697188</text:p>
          </table:table-cell>
          <table:table-cell table:formula="of:=([.G80]-[.G79])/([.B79]-[.B80])" office:value-type="float" office:value="1.11840698467796" calcext:value-type="float">
            <text:p>1.11840698467796</text:p>
          </table:table-cell>
          <table:table-cell table:formula="of:=([.H80]-[.H79])/([.B79]-[.B80])" office:value-type="float" office:value="0.789586953602231" calcext:value-type="float">
            <text:p>0.789586953602231</text:p>
          </table:table-cell>
          <table:table-cell table:formula="of:=([.I80]-[.I79])/([.B79]-[.B80])" office:value-type="float" office:value="-1.68179926722175" calcext:value-type="float">
            <text:p>-1.68179926722175</text:p>
          </table:table-cell>
          <table:table-cell table:formula="of:=([.J80]-[.J79])/([.B79]-[.B80])" office:value-type="float" office:value="0.12985249634838" calcext:value-type="float">
            <text:p>0.12985249634838</text:p>
          </table:table-cell>
          <table:table-cell table:formula="of:=([.K80]-[.K79])/([.B79]-[.B80])" office:value-type="float" office:value="13.0690254389331" calcext:value-type="float">
            <text:p>13.0690254389331</text:p>
          </table:table-cell>
          <table:table-cell table:formula="of:=([.L80]-[.L79])/([.B79]-[.B80])" office:value-type="float" office:value="-4.02123859659437" calcext:value-type="float">
            <text:p>-4.02123859659437</text:p>
          </table:table-cell>
          <table:table-cell table:formula="of:=([.M80]-[.M79])/([.B79]-[.B80])" office:value-type="float" office:value="-0.502654824580546" calcext:value-type="float">
            <text:p>-0.502654824580546</text:p>
          </table:table-cell>
          <table:table-cell table:formula="of:=([.N80]-[.N79])/([.B79]-[.B80])" office:value-type="float" office:value="4.27256600888315" calcext:value-type="float">
            <text:p>4.27256600888315</text:p>
          </table:table-cell>
          <table:table-cell table:number-columns-repeated="100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0]/120" office:value-type="float" office:value="0.608333333333333" calcext:value-type="float">
            <text:p>0.608333333333333</text:p>
          </table:table-cell>
          <table:table-cell office:value-type="float" office:value="27.032" calcext:value-type="float">
            <text:p>27.032</text:p>
          </table:table-cell>
          <table:table-cell office:value-type="float" office:value="-17.5" calcext:value-type="float">
            <text:p>-17.5</text:p>
          </table:table-cell>
          <table:table-cell office:value-type="float" office:value="36.901" calcext:value-type="float">
            <text:p>36.901</text:p>
          </table:table-cell>
          <table:table-cell office:value-type="float" office:value="14.965" calcext:value-type="float">
            <text:p>14.965</text:p>
          </table:table-cell>
          <table:table-cell table:formula="of:=[.C80]*2*PI()/360" office:value-type="float" office:value="0.471797403399107" calcext:value-type="float">
            <text:p>0.471797403399107</text:p>
          </table:table-cell>
          <table:table-cell table:formula="of:=[.D80]*2*PI()/360" office:value-type="float" office:value="-0.305432619099008" calcext:value-type="float">
            <text:p>-0.305432619099008</text:p>
          </table:table-cell>
          <table:table-cell table:formula="of:=[.E80]*2*PI()/360" office:value-type="float" office:value="0.644043947278428" calcext:value-type="float">
            <text:p>0.644043947278428</text:p>
          </table:table-cell>
          <table:table-cell table:formula="of:=[.F80]*2*PI()/360" office:value-type="float" office:value="0.261188522560951" calcext:value-type="float">
            <text:p>0.261188522560951</text:p>
          </table:table-cell>
          <table:table-cell table:formula="of:=([.G81]-[.G80])/([.B80]-[.B81])" office:value-type="float" office:value="1.00949843935352" calcext:value-type="float">
            <text:p>1.00949843935352</text:p>
          </table:table-cell>
          <table:table-cell table:formula="of:=([.H81]-[.H80])/([.B80]-[.B81])" office:value-type="float" office:value="0.823097275240517" calcext:value-type="float">
            <text:p>0.823097275240517</text:p>
          </table:table-cell>
          <table:table-cell table:formula="of:=([.I81]-[.I80])/([.B80]-[.B81])" office:value-type="float" office:value="-1.67761047701692" calcext:value-type="float">
            <text:p>-1.67761047701692</text:p>
          </table:table-cell>
          <table:table-cell table:formula="of:=([.J81]-[.J80])/([.B80]-[.B81])" office:value-type="float" office:value="0.094247779607687" calcext:value-type="float">
            <text:p>0.094247779607687</text:p>
          </table:table-cell>
          <table:table-cell table:formula="of:=([.K81]-[.K80])/([.B80]-[.B81])" office:value-type="float" office:value="13.069025438933" calcext:value-type="float">
            <text:p>13.069025438933</text:p>
          </table:table-cell>
          <table:table-cell table:formula="of:=([.L81]-[.L80])/([.B80]-[.B81])" office:value-type="float" office:value="-4.27256600888425" calcext:value-type="float">
            <text:p>-4.27256600888425</text:p>
          </table:table-cell>
          <table:table-cell table:formula="of:=([.M81]-[.M80])/([.B80]-[.B81])" office:value-type="float" office:value="-1.50796447371806" calcext:value-type="float">
            <text:p>-1.50796447371806</text:p>
          </table:table-cell>
          <table:table-cell table:formula="of:=([.N81]-[.N80])/([.B80]-[.B81])" office:value-type="float" office:value="3.51858377201922" calcext:value-type="float">
            <text:p>3.51858377201922</text:p>
          </table:table-cell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1]/120" office:value-type="float" office:value="0.616666666666667" calcext:value-type="float">
            <text:p>0.616666666666667</text:p>
          </table:table-cell>
          <table:table-cell office:value-type="float" office:value="26.55" calcext:value-type="float">
            <text:p>26.55</text:p>
          </table:table-cell>
          <table:table-cell office:value-type="float" office:value="-17.893" calcext:value-type="float">
            <text:p>-17.893</text:p>
          </table:table-cell>
          <table:table-cell office:value-type="float" office:value="37.702" calcext:value-type="float">
            <text:p>37.702</text:p>
          </table:table-cell>
          <table:table-cell office:value-type="float" office:value="14.92" calcext:value-type="float">
            <text:p>14.92</text:p>
          </table:table-cell>
          <table:table-cell table:formula="of:=[.C81]*2*PI()/360" office:value-type="float" office:value="0.463384916404494" calcext:value-type="float">
            <text:p>0.463384916404494</text:p>
          </table:table-cell>
          <table:table-cell table:formula="of:=[.D81]*2*PI()/360" office:value-type="float" office:value="-0.312291763059345" calcext:value-type="float">
            <text:p>-0.312291763059345</text:p>
          </table:table-cell>
          <table:table-cell table:formula="of:=[.E81]*2*PI()/360" office:value-type="float" office:value="0.658024034586902" calcext:value-type="float">
            <text:p>0.658024034586902</text:p>
          </table:table-cell>
          <table:table-cell table:formula="of:=[.F81]*2*PI()/360" office:value-type="float" office:value="0.260403124397554" calcext:value-type="float">
            <text:p>0.260403124397554</text:p>
          </table:table-cell>
          <table:table-cell table:formula="of:=([.G82]-[.G81])/([.B81]-[.B82])" office:value-type="float" office:value="0.900589894029075" calcext:value-type="float">
            <text:p>0.900589894029075</text:p>
          </table:table-cell>
          <table:table-cell table:formula="of:=([.H82]-[.H81])/([.B81]-[.B82])" office:value-type="float" office:value="0.85870199198122" calcext:value-type="float">
            <text:p>0.85870199198122</text:p>
          </table:table-cell>
          <table:table-cell table:formula="of:=([.I82]-[.I81])/([.B81]-[.B82])" office:value-type="float" office:value="-1.6650441064026" calcext:value-type="float">
            <text:p>-1.6650441064026</text:p>
          </table:table-cell>
          <table:table-cell table:formula="of:=([.J82]-[.J81])/([.B81]-[.B82])" office:value-type="float" office:value="0.0649262481741932" calcext:value-type="float">
            <text:p>0.064926248174193</text:p>
          </table:table-cell>
          <table:table-cell table:formula="of:=([.K82]-[.K81])/([.B81]-[.B82])" office:value-type="float" office:value="13.0690254389331" calcext:value-type="float">
            <text:p>13.0690254389331</text:p>
          </table:table-cell>
          <table:table-cell table:formula="of:=([.L82]-[.L81])/([.B81]-[.B82])" office:value-type="float" office:value="-4.52389342116874" calcext:value-type="float">
            <text:p>-4.52389342116874</text:p>
          </table:table-cell>
          <table:table-cell table:formula="of:=([.M82]-[.M81])/([.B81]-[.B82])" office:value-type="float" office:value="-3.01592894744637" calcext:value-type="float">
            <text:p>-3.01592894744637</text:p>
          </table:table-cell>
          <table:table-cell table:formula="of:=([.N82]-[.N81])/([.B81]-[.B82])" office:value-type="float" office:value="4.02123859659567" calcext:value-type="float">
            <text:p>4.02123859659567</text:p>
          </table:table-cell>
          <table:table-cell table:number-columns-repeated="100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2]/120" office:value-type="float" office:value="0.625" calcext:value-type="float">
            <text:p>0.625</text:p>
          </table:table-cell>
          <table:table-cell office:value-type="float" office:value="26.12" calcext:value-type="float">
            <text:p>26.12</text:p>
          </table:table-cell>
          <table:table-cell office:value-type="float" office:value="-18.303" calcext:value-type="float">
            <text:p>-18.303</text:p>
          </table:table-cell>
          <table:table-cell office:value-type="float" office:value="38.497" calcext:value-type="float">
            <text:p>38.497</text:p>
          </table:table-cell>
          <table:table-cell office:value-type="float" office:value="14.889" calcext:value-type="float">
            <text:p>14.889</text:p>
          </table:table-cell>
          <table:table-cell table:formula="of:=[.C82]*2*PI()/360" office:value-type="float" office:value="0.455880000620919" calcext:value-type="float">
            <text:p>0.455880000620919</text:p>
          </table:table-cell>
          <table:table-cell table:formula="of:=[.D82]*2*PI()/360" office:value-type="float" office:value="-0.319447612992522" calcext:value-type="float">
            <text:p>-0.319447612992522</text:p>
          </table:table-cell>
          <table:table-cell table:formula="of:=[.E82]*2*PI()/360" office:value-type="float" office:value="0.671899402140257" calcext:value-type="float">
            <text:p>0.671899402140257</text:p>
          </table:table-cell>
          <table:table-cell table:formula="of:=[.F82]*2*PI()/360" office:value-type="float" office:value="0.259862072329436" calcext:value-type="float">
            <text:p>0.259862072329436</text:p>
          </table:table-cell>
          <table:table-cell table:formula="of:=([.G83]-[.G82])/([.B82]-[.B83])" office:value-type="float" office:value="0.791681348704632" calcext:value-type="float">
            <text:p>0.791681348704632</text:p>
          </table:table-cell>
          <table:table-cell table:formula="of:=([.H83]-[.H82])/([.B82]-[.B83])" office:value-type="float" office:value="0.896401103824292" calcext:value-type="float">
            <text:p>0.896401103824292</text:p>
          </table:table-cell>
          <table:table-cell table:formula="of:=([.I83]-[.I82])/([.B82]-[.B83])" office:value-type="float" office:value="-1.63991136517388" calcext:value-type="float">
            <text:p>-1.63991136517388</text:p>
          </table:table-cell>
          <table:table-cell table:formula="of:=([.J83]-[.J82])/([.B82]-[.B83])" office:value-type="float" office:value="0.0314159265358961" calcext:value-type="float">
            <text:p>0.031415926535896</text:p>
          </table:table-cell>
          <table:table-cell table:formula="of:=([.K83]-[.K82])/([.B82]-[.B83])" office:value-type="float" office:value="12.8176980266469" calcext:value-type="float">
            <text:p>12.8176980266469</text:p>
          </table:table-cell>
          <table:table-cell table:formula="of:=([.L83]-[.L82])/([.B82]-[.B83])" office:value-type="float" office:value="-3.76991118430525" calcext:value-type="float">
            <text:p>-3.76991118430525</text:p>
          </table:table-cell>
          <table:table-cell table:formula="of:=([.M83]-[.M82])/([.B82]-[.B83])" office:value-type="float" office:value="-3.51858377202359" calcext:value-type="float">
            <text:p>-3.51858377202359</text:p>
          </table:table-cell>
          <table:table-cell table:formula="of:=([.N83]-[.N82])/([.B82]-[.B83])" office:value-type="float" office:value="3.76991118430754" calcext:value-type="float">
            <text:p>3.76991118430754</text:p>
          </table:table-cell>
          <table:table-cell table:number-columns-repeated="100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3]/120" office:value-type="float" office:value="0.633333333333333" calcext:value-type="float">
            <text:p>0.633333333333333</text:p>
          </table:table-cell>
          <table:table-cell office:value-type="float" office:value="25.742" calcext:value-type="float">
            <text:p>25.742</text:p>
          </table:table-cell>
          <table:table-cell office:value-type="float" office:value="-18.731" calcext:value-type="float">
            <text:p>-18.731</text:p>
          </table:table-cell>
          <table:table-cell office:value-type="float" office:value="39.28" calcext:value-type="float">
            <text:p>39.28</text:p>
          </table:table-cell>
          <table:table-cell office:value-type="float" office:value="14.874" calcext:value-type="float">
            <text:p>14.874</text:p>
          </table:table-cell>
          <table:table-cell table:formula="of:=[.C83]*2*PI()/360" office:value-type="float" office:value="0.44928265604838" calcext:value-type="float">
            <text:p>0.44928265604838</text:p>
          </table:table-cell>
          <table:table-cell table:formula="of:=[.D83]*2*PI()/360" office:value-type="float" office:value="-0.326917622191058" calcext:value-type="float">
            <text:p>-0.326917622191058</text:p>
          </table:table-cell>
          <table:table-cell table:formula="of:=[.E83]*2*PI()/360" office:value-type="float" office:value="0.685565330183373" calcext:value-type="float">
            <text:p>0.685565330183373</text:p>
          </table:table-cell>
          <table:table-cell table:formula="of:=[.F83]*2*PI()/360" office:value-type="float" office:value="0.259600272941637" calcext:value-type="float">
            <text:p>0.259600272941637</text:p>
          </table:table-cell>
          <table:table-cell table:formula="of:=([.G84]-[.G83])/([.B83]-[.B84])" office:value-type="float" office:value="0.684867198482575" calcext:value-type="float">
            <text:p>0.684867198482575</text:p>
          </table:table-cell>
          <table:table-cell table:formula="of:=([.H84]-[.H83])/([.B83]-[.B84])" office:value-type="float" office:value="0.927817030360169" calcext:value-type="float">
            <text:p>0.927817030360169</text:p>
          </table:table-cell>
          <table:table-cell table:formula="of:=([.I84]-[.I83])/([.B83]-[.B84])" office:value-type="float" office:value="-1.61058983374035" calcext:value-type="float">
            <text:p>-1.61058983374035</text:p>
          </table:table-cell>
          <table:table-cell table:formula="of:=([.J84]-[.J83])/([.B83]-[.B84])" office:value-type="float" office:value="-0" calcext:value-type="float">
            <text:p>0</text:p>
          </table:table-cell>
          <table:table-cell table:formula="of:=([.K84]-[.K83])/([.B83]-[.B84])" office:value-type="float" office:value="11.8123883774984" calcext:value-type="float">
            <text:p>11.8123883774984</text:p>
          </table:table-cell>
          <table:table-cell table:formula="of:=([.L84]-[.L83])/([.B83]-[.B84])" office:value-type="float" office:value="-2.51327412287395" calcext:value-type="float">
            <text:p>-2.51327412287395</text:p>
          </table:table-cell>
          <table:table-cell table:formula="of:=([.M84]-[.M83])/([.B83]-[.B84])" office:value-type="float" office:value="-5.5292030703138" calcext:value-type="float">
            <text:p>-5.5292030703138</text:p>
          </table:table-cell>
          <table:table-cell table:formula="of:=([.N84]-[.N83])/([.B83]-[.B84])" office:value-type="float" office:value="3.26725635973364" calcext:value-type="float">
            <text:p>3.26725635973364</text:p>
          </table:table-cell>
          <table:table-cell table:number-columns-repeated="100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4]/120" office:value-type="float" office:value="0.641666666666667" calcext:value-type="float">
            <text:p>0.641666666666667</text:p>
          </table:table-cell>
          <table:table-cell office:value-type="float" office:value="25.415" calcext:value-type="float">
            <text:p>25.415</text:p>
          </table:table-cell>
          <table:table-cell office:value-type="float" office:value="-19.174" calcext:value-type="float">
            <text:p>-19.174</text:p>
          </table:table-cell>
          <table:table-cell office:value-type="float" office:value="40.049" calcext:value-type="float">
            <text:p>40.049</text:p>
          </table:table-cell>
          <table:table-cell office:value-type="float" office:value="14.874" calcext:value-type="float">
            <text:p>14.874</text:p>
          </table:table-cell>
          <table:table-cell table:formula="of:=[.C84]*2*PI()/360" office:value-type="float" office:value="0.443575429394359" calcext:value-type="float">
            <text:p>0.443575429394359</text:p>
          </table:table-cell>
          <table:table-cell table:formula="of:=[.D84]*2*PI()/360" office:value-type="float" office:value="-0.334649430777393" calcext:value-type="float">
            <text:p>-0.334649430777393</text:p>
          </table:table-cell>
          <table:table-cell table:formula="of:=[.E84]*2*PI()/360" office:value-type="float" office:value="0.698986912131209" calcext:value-type="float">
            <text:p>0.698986912131209</text:p>
          </table:table-cell>
          <table:table-cell table:formula="of:=[.F84]*2*PI()/360" office:value-type="float" office:value="0.259600272941637" calcext:value-type="float">
            <text:p>0.259600272941637</text:p>
          </table:table-cell>
          <table:table-cell table:formula="of:=([.G85]-[.G84])/([.B84]-[.B85])" office:value-type="float" office:value="0.586430628670087" calcext:value-type="float">
            <text:p>0.586430628670087</text:p>
          </table:table-cell>
          <table:table-cell table:formula="of:=([.H85]-[.H84])/([.B84]-[.B85])" office:value-type="float" office:value="0.948760981384119" calcext:value-type="float">
            <text:p>0.948760981384119</text:p>
          </table:table-cell>
          <table:table-cell table:formula="of:=([.I85]-[.I84])/([.B84]-[.B85])" office:value-type="float" office:value="-1.56451314148773" calcext:value-type="float">
            <text:p>-1.56451314148773</text:p>
          </table:table-cell>
          <table:table-cell table:formula="of:=([.J85]-[.J84])/([.B84]-[.B85])" office:value-type="float" office:value="-0.0272271363311139" calcext:value-type="float">
            <text:p>-0.027227136331114</text:p>
          </table:table-cell>
          <table:table-cell table:formula="of:=([.K85]-[.K84])/([.B84]-[.B85])" office:value-type="float" office:value="9.80176907919786" calcext:value-type="float">
            <text:p>9.80176907919786</text:p>
          </table:table-cell>
          <table:table-cell table:formula="of:=([.L85]-[.L84])/([.B84]-[.B85])" office:value-type="float" office:value="-1.50796447372319" calcext:value-type="float">
            <text:p>-1.50796447372319</text:p>
          </table:table-cell>
          <table:table-cell table:formula="of:=([.M85]-[.M84])/([.B84]-[.B85])" office:value-type="float" office:value="-6.7858401317587" calcext:value-type="float">
            <text:p>-6.7858401317587</text:p>
          </table:table-cell>
          <table:table-cell table:formula="of:=([.N85]-[.N84])/([.B84]-[.B85])" office:value-type="float" office:value="3.01592894744556" calcext:value-type="float">
            <text:p>3.01592894744556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5]/120" office:value-type="float" office:value="0.65" calcext:value-type="float">
            <text:p>0.65</text:p>
          </table:table-cell>
          <table:table-cell office:value-type="float" office:value="25.135" calcext:value-type="float">
            <text:p>25.135</text:p>
          </table:table-cell>
          <table:table-cell office:value-type="float" office:value="-19.627" calcext:value-type="float">
            <text:p>-19.627</text:p>
          </table:table-cell>
          <table:table-cell office:value-type="float" office:value="40.796" calcext:value-type="float">
            <text:p>40.796</text:p>
          </table:table-cell>
          <table:table-cell office:value-type="float" office:value="14.887" calcext:value-type="float">
            <text:p>14.887</text:p>
          </table:table-cell>
          <table:table-cell table:formula="of:=[.C85]*2*PI()/360" office:value-type="float" office:value="0.438688507488775" calcext:value-type="float">
            <text:p>0.438688507488775</text:p>
          </table:table-cell>
          <table:table-cell table:formula="of:=[.D85]*2*PI()/360" office:value-type="float" office:value="-0.342555772288927" calcext:value-type="float">
            <text:p>-0.342555772288927</text:p>
          </table:table-cell>
          <table:table-cell table:formula="of:=[.E85]*2*PI()/360" office:value-type="float" office:value="0.712024521643607" calcext:value-type="float">
            <text:p>0.712024521643607</text:p>
          </table:table-cell>
          <table:table-cell table:formula="of:=[.F85]*2*PI()/360" office:value-type="float" office:value="0.259827165744396" calcext:value-type="float">
            <text:p>0.259827165744396</text:p>
          </table:table-cell>
          <table:table-cell table:formula="of:=([.G86]-[.G85])/([.B85]-[.B86])" office:value-type="float" office:value="0.504749219676772" calcext:value-type="float">
            <text:p>0.504749219676772</text:p>
          </table:table-cell>
          <table:table-cell table:formula="of:=([.H86]-[.H85])/([.B85]-[.B86])" office:value-type="float" office:value="0.961327351998479" calcext:value-type="float">
            <text:p>0.961327351998479</text:p>
          </table:table-cell>
          <table:table-cell table:formula="of:=([.I86]-[.I85])/([.B85]-[.B86])" office:value-type="float" office:value="-1.50796447372308" calcext:value-type="float">
            <text:p>-1.50796447372308</text:p>
          </table:table-cell>
          <table:table-cell table:formula="of:=([.J86]-[.J85])/([.B85]-[.B86])" office:value-type="float" office:value="-0.0523598775598268" calcext:value-type="float">
            <text:p>-0.052359877559827</text:p>
          </table:table-cell>
          <table:table-cell table:formula="of:=([.K86]-[.K85])/([.B85]-[.B86])" office:value-type="float" office:value="8.5451320177668" calcext:value-type="float">
            <text:p>8.5451320177668</text:p>
          </table:table-cell>
          <table:table-cell table:formula="of:=([.L86]-[.L85])/([.B85]-[.B86])" office:value-type="float" office:value="0.25132741228573" calcext:value-type="float">
            <text:p>0.25132741228573</text:p>
          </table:table-cell>
          <table:table-cell table:formula="of:=([.M86]-[.M85])/([.B85]-[.B86])" office:value-type="float" office:value="-9.29911425462079" calcext:value-type="float">
            <text:p>-9.29911425462079</text:p>
          </table:table-cell>
          <table:table-cell table:formula="of:=([.N86]-[.N85])/([.B85]-[.B86])" office:value-type="float" office:value="2.01061929829784" calcext:value-type="float">
            <text:p>2.01061929829784</text:p>
          </table:table-cell>
          <table:table-cell table:number-columns-repeated="100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6]/120" office:value-type="float" office:value="0.658333333333333" calcext:value-type="float">
            <text:p>0.658333333333333</text:p>
          </table:table-cell>
          <table:table-cell office:value-type="float" office:value="24.894" calcext:value-type="float">
            <text:p>24.894</text:p>
          </table:table-cell>
          <table:table-cell office:value-type="float" office:value="-20.086" calcext:value-type="float">
            <text:p>-20.086</text:p>
          </table:table-cell>
          <table:table-cell office:value-type="float" office:value="41.516" calcext:value-type="float">
            <text:p>41.516</text:p>
          </table:table-cell>
          <table:table-cell office:value-type="float" office:value="14.912" calcext:value-type="float">
            <text:p>14.912</text:p>
          </table:table-cell>
          <table:table-cell table:formula="of:=[.C86]*2*PI()/360" office:value-type="float" office:value="0.434482263991468" calcext:value-type="float">
            <text:p>0.434482263991468</text:p>
          </table:table-cell>
          <table:table-cell table:formula="of:=[.D86]*2*PI()/360" office:value-type="float" office:value="-0.350566833555581" calcext:value-type="float">
            <text:p>-0.350566833555581</text:p>
          </table:table-cell>
          <table:table-cell table:formula="of:=[.E86]*2*PI()/360" office:value-type="float" office:value="0.724590892257966" calcext:value-type="float">
            <text:p>0.724590892257966</text:p>
          </table:table-cell>
          <table:table-cell table:formula="of:=[.F86]*2*PI()/360" office:value-type="float" office:value="0.260263498057394" calcext:value-type="float">
            <text:p>0.260263498057394</text:p>
          </table:table-cell>
          <table:table-cell table:formula="of:=([.G87]-[.G86])/([.B86]-[.B87])" office:value-type="float" office:value="0.433539786195382" calcext:value-type="float">
            <text:p>0.433539786195382</text:p>
          </table:table-cell>
          <table:table-cell table:formula="of:=([.H87]-[.H86])/([.B86]-[.B87])" office:value-type="float" office:value="0.959232956896098" calcext:value-type="float">
            <text:p>0.959232956896098</text:p>
          </table:table-cell>
          <table:table-cell table:formula="of:=([.I87]-[.I86])/([.B86]-[.B87])" office:value-type="float" office:value="-1.43047185493457" calcext:value-type="float">
            <text:p>-1.43047185493457</text:p>
          </table:table-cell>
          <table:table-cell table:formula="of:=([.J87]-[.J86])/([.B86]-[.B87])" office:value-type="float" office:value="-0.0691150383789754" calcext:value-type="float">
            <text:p>-0.069115038378975</text:p>
          </table:table-cell>
          <table:table-cell table:formula="of:=([.K87]-[.K86])/([.B86]-[.B87])" office:value-type="float" office:value="7.03716754403943" calcext:value-type="float">
            <text:p>7.03716754403943</text:p>
          </table:table-cell>
          <table:table-cell table:formula="of:=([.L87]-[.L86])/([.B86]-[.B87])" office:value-type="float" office:value="1.25663706143976" calcext:value-type="float">
            <text:p>1.25663706143976</text:p>
          </table:table-cell>
          <table:table-cell table:formula="of:=([.M87]-[.M86])/([.B86]-[.B87])" office:value-type="float" office:value="-11.812388377501" calcext:value-type="float">
            <text:p>-11.812388377501</text:p>
          </table:table-cell>
          <table:table-cell table:formula="of:=([.N87]-[.N86])/([.B86]-[.B87])" office:value-type="float" office:value="1.25663706143652" calcext:value-type="float">
            <text:p>1.25663706143652</text:p>
          </table:table-cell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7]/120" office:value-type="float" office:value="0.666666666666667" calcext:value-type="float">
            <text:p>0.666666666666667</text:p>
          </table:table-cell>
          <table:table-cell office:value-type="float" office:value="24.687" calcext:value-type="float">
            <text:p>24.687</text:p>
          </table:table-cell>
          <table:table-cell office:value-type="float" office:value="-20.544" calcext:value-type="float">
            <text:p>-20.544</text:p>
          </table:table-cell>
          <table:table-cell office:value-type="float" office:value="42.199" calcext:value-type="float">
            <text:p>42.199</text:p>
          </table:table-cell>
          <table:table-cell office:value-type="float" office:value="14.945" calcext:value-type="float">
            <text:p>14.945</text:p>
          </table:table-cell>
          <table:table-cell table:formula="of:=[.C87]*2*PI()/360" office:value-type="float" office:value="0.43086943243984" calcext:value-type="float">
            <text:p>0.43086943243984</text:p>
          </table:table-cell>
          <table:table-cell table:formula="of:=[.D87]*2*PI()/360" office:value-type="float" office:value="-0.358560441529715" calcext:value-type="float">
            <text:p>-0.358560441529715</text:p>
          </table:table-cell>
          <table:table-cell table:formula="of:=[.E87]*2*PI()/360" office:value-type="float" office:value="0.736511491049087" calcext:value-type="float">
            <text:p>0.736511491049087</text:p>
          </table:table-cell>
          <table:table-cell table:formula="of:=[.F87]*2*PI()/360" office:value-type="float" office:value="0.260839456710553" calcext:value-type="float">
            <text:p>0.260839456710553</text:p>
          </table:table-cell>
          <table:table-cell table:formula="of:=([.G88]-[.G87])/([.B87]-[.B88])" office:value-type="float" office:value="0.374896723328387" calcext:value-type="float">
            <text:p>0.374896723328387</text:p>
          </table:table-cell>
          <table:table-cell table:formula="of:=([.H88]-[.H87])/([.B87]-[.B88])" office:value-type="float" office:value="0.9487609813841" calcext:value-type="float">
            <text:p>0.9487609813841</text:p>
          </table:table-cell>
          <table:table-cell table:formula="of:=([.I88]-[.I87])/([.B87]-[.B88])" office:value-type="float" office:value="-1.33203528512206" calcext:value-type="float">
            <text:p>-1.33203528512206</text:p>
          </table:table-cell>
          <table:table-cell table:formula="of:=([.J88]-[.J87])/([.B87]-[.B88])" office:value-type="float" office:value="-0.0795870138909464" calcext:value-type="float">
            <text:p>-0.079587013890946</text:p>
          </table:table-cell>
          <table:table-cell table:formula="of:=([.K88]-[.K87])/([.B87]-[.B88])" office:value-type="float" office:value="6.28318530718015" calcext:value-type="float">
            <text:p>6.28318530718015</text:p>
          </table:table-cell>
          <table:table-cell table:formula="of:=([.L88]-[.L87])/([.B87]-[.B88])" office:value-type="float" office:value="2.0106192982939" calcext:value-type="float">
            <text:p>2.0106192982939</text:p>
          </table:table-cell>
          <table:table-cell table:formula="of:=([.M88]-[.M87])/([.B87]-[.B88])" office:value-type="float" office:value="-13.8230076757936" calcext:value-type="float">
            <text:p>-13.8230076757936</text:p>
          </table:table-cell>
          <table:table-cell table:formula="of:=([.N88]-[.N87])/([.B87]-[.B88])" office:value-type="float" office:value="-0.251327412287998" calcext:value-type="float">
            <text:p>-0.251327412287998</text:p>
          </table:table-cell>
          <table:table-cell table:number-columns-repeated="100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8]/120" office:value-type="float" office:value="0.675" calcext:value-type="float">
            <text:p>0.675</text:p>
          </table:table-cell>
          <table:table-cell office:value-type="float" office:value="24.508" calcext:value-type="float">
            <text:p>24.508</text:p>
          </table:table-cell>
          <table:table-cell office:value-type="float" office:value="-20.997" calcext:value-type="float">
            <text:p>-20.997</text:p>
          </table:table-cell>
          <table:table-cell office:value-type="float" office:value="42.835" calcext:value-type="float">
            <text:p>42.835</text:p>
          </table:table-cell>
          <table:table-cell office:value-type="float" office:value="14.983" calcext:value-type="float">
            <text:p>14.983</text:p>
          </table:table-cell>
          <table:table-cell table:formula="of:=[.C88]*2*PI()/360" office:value-type="float" office:value="0.42774529307877" calcext:value-type="float">
            <text:p>0.42774529307877</text:p>
          </table:table-cell>
          <table:table-cell table:formula="of:=[.D88]*2*PI()/360" office:value-type="float" office:value="-0.366466783041249" calcext:value-type="float">
            <text:p>-0.366466783041249</text:p>
          </table:table-cell>
          <table:table-cell table:formula="of:=[.E88]*2*PI()/360" office:value-type="float" office:value="0.747611785091771" calcext:value-type="float">
            <text:p>0.747611785091771</text:p>
          </table:table-cell>
          <table:table-cell table:formula="of:=[.F88]*2*PI()/360" office:value-type="float" office:value="0.26150268182631" calcext:value-type="float">
            <text:p>0.26150268182631</text:p>
          </table:table-cell>
          <table:table-cell table:formula="of:=([.G89]-[.G88])/([.B88]-[.B89])" office:value-type="float" office:value="0.322536845768552" calcext:value-type="float">
            <text:p>0.322536845768552</text:p>
          </table:table-cell>
          <table:table-cell table:formula="of:=([.H89]-[.H88])/([.B88]-[.B89])" office:value-type="float" office:value="0.932005820564984" calcext:value-type="float">
            <text:p>0.932005820564984</text:p>
          </table:table-cell>
          <table:table-cell table:formula="of:=([.I89]-[.I88])/([.B88]-[.B89])" office:value-type="float" office:value="-1.21684355449045" calcext:value-type="float">
            <text:p>-1.21684355449045</text:p>
          </table:table-cell>
          <table:table-cell table:formula="of:=([.J89]-[.J88])/([.B88]-[.B89])" office:value-type="float" office:value="-0.0774926187885464" calcext:value-type="float">
            <text:p>-0.077492618788546</text:p>
          </table:table-cell>
          <table:table-cell table:formula="of:=([.K89]-[.K88])/([.B88]-[.B89])" office:value-type="float" office:value="5.52920307031885" calcext:value-type="float">
            <text:p>5.52920307031885</text:p>
          </table:table-cell>
          <table:table-cell table:formula="of:=([.L89]-[.L88])/([.B88]-[.B89])" office:value-type="float" office:value="3.01592894744876" calcext:value-type="float">
            <text:p>3.01592894744876</text:p>
          </table:table-cell>
          <table:table-cell table:formula="of:=([.M89]-[.M88])/([.B88]-[.B89])" office:value-type="float" office:value="-16.0849543863795" calcext:value-type="float">
            <text:p>-16.0849543863795</text:p>
          </table:table-cell>
          <table:table-cell table:formula="of:=([.N89]-[.N88])/([.B88]-[.B89])" office:value-type="float" office:value="-2.26194671058437" calcext:value-type="float">
            <text:p>-2.26194671058437</text:p>
          </table:table-cell>
          <table:table-cell table:number-columns-repeated="100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9]/120" office:value-type="float" office:value="0.683333333333333" calcext:value-type="float">
            <text:p>0.683333333333333</text:p>
          </table:table-cell>
          <table:table-cell office:value-type="float" office:value="24.354" calcext:value-type="float">
            <text:p>24.354</text:p>
          </table:table-cell>
          <table:table-cell office:value-type="float" office:value="-21.442" calcext:value-type="float">
            <text:p>-21.442</text:p>
          </table:table-cell>
          <table:table-cell office:value-type="float" office:value="43.416" calcext:value-type="float">
            <text:p>43.416</text:p>
          </table:table-cell>
          <table:table-cell office:value-type="float" office:value="15.02" calcext:value-type="float">
            <text:p>15.02</text:p>
          </table:table-cell>
          <table:table-cell table:formula="of:=[.C89]*2*PI()/360" office:value-type="float" office:value="0.425057486030699" calcext:value-type="float">
            <text:p>0.425057486030699</text:p>
          </table:table-cell>
          <table:table-cell table:formula="of:=[.D89]*2*PI()/360" office:value-type="float" office:value="-0.374233498212624" calcext:value-type="float">
            <text:p>-0.374233498212624</text:p>
          </table:table-cell>
          <table:table-cell table:formula="of:=[.E89]*2*PI()/360" office:value-type="float" office:value="0.757752148045858" calcext:value-type="float">
            <text:p>0.757752148045858</text:p>
          </table:table-cell>
          <table:table-cell table:formula="of:=[.F89]*2*PI()/360" office:value-type="float" office:value="0.262148453649548" calcext:value-type="float">
            <text:p>0.262148453649548</text:p>
          </table:table-cell>
          <table:table-cell table:formula="of:=([.G90]-[.G89])/([.B89]-[.B90])" office:value-type="float" office:value="0.276460153515895" calcext:value-type="float">
            <text:p>0.276460153515895</text:p>
          </table:table-cell>
          <table:table-cell table:formula="of:=([.H90]-[.H89])/([.B89]-[.B90])" office:value-type="float" office:value="0.906873079336244" calcext:value-type="float">
            <text:p>0.906873079336244</text:p>
          </table:table-cell>
          <table:table-cell table:formula="of:=([.I90]-[.I89])/([.B89]-[.B90])" office:value-type="float" office:value="-1.08280226793729" calcext:value-type="float">
            <text:p>-1.08280226793729</text:p>
          </table:table-cell>
          <table:table-cell table:formula="of:=([.J90]-[.J89])/([.B89]-[.B90])" office:value-type="float" office:value="-0.05864306286701" calcext:value-type="float">
            <text:p>-0.05864306286701</text:p>
          </table:table-cell>
          <table:table-cell table:formula="of:=([.K90]-[.K89])/([.B89]-[.B90])" office:value-type="float" office:value="4.27256600888061" calcext:value-type="float">
            <text:p>4.27256600888061</text:p>
          </table:table-cell>
          <table:table-cell table:formula="of:=([.L90]-[.L89])/([.B89]-[.B90])" office:value-type="float" office:value="3.76991118430595" calcext:value-type="float">
            <text:p>3.76991118430595</text:p>
          </table:table-cell>
          <table:table-cell table:formula="of:=([.M90]-[.M89])/([.B89]-[.B90])" office:value-type="float" office:value="-17.5929188601019" calcext:value-type="float">
            <text:p>-17.5929188601019</text:p>
          </table:table-cell>
          <table:table-cell table:formula="of:=([.N90]-[.N89])/([.B89]-[.B90])" office:value-type="float" office:value="-3.51858377202101" calcext:value-type="float">
            <text:p>-3.51858377202101</text:p>
          </table:table-cell>
          <table:table-cell table:number-columns-repeated="100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0]/120" office:value-type="float" office:value="0.691666666666667" calcext:value-type="float">
            <text:p>0.691666666666667</text:p>
          </table:table-cell>
          <table:table-cell office:value-type="float" office:value="24.222" calcext:value-type="float">
            <text:p>24.222</text:p>
          </table:table-cell>
          <table:table-cell office:value-type="float" office:value="-21.875" calcext:value-type="float">
            <text:p>-21.875</text:p>
          </table:table-cell>
          <table:table-cell office:value-type="float" office:value="43.933" calcext:value-type="float">
            <text:p>43.933</text:p>
          </table:table-cell>
          <table:table-cell office:value-type="float" office:value="15.048" calcext:value-type="float">
            <text:p>15.048</text:p>
          </table:table-cell>
          <table:table-cell table:formula="of:=[.C90]*2*PI()/360" office:value-type="float" office:value="0.422753651418067" calcext:value-type="float">
            <text:p>0.422753651418067</text:p>
          </table:table-cell>
          <table:table-cell table:formula="of:=[.D90]*2*PI()/360" office:value-type="float" office:value="-0.381790773873759" calcext:value-type="float">
            <text:p>-0.381790773873759</text:p>
          </table:table-cell>
          <table:table-cell table:formula="of:=[.E90]*2*PI()/360" office:value-type="float" office:value="0.766775500278669" calcext:value-type="float">
            <text:p>0.766775500278669</text:p>
          </table:table-cell>
          <table:table-cell table:formula="of:=[.F90]*2*PI()/360" office:value-type="float" office:value="0.262637145840107" calcext:value-type="float">
            <text:p>0.262637145840107</text:p>
          </table:table-cell>
          <table:table-cell table:formula="of:=([.G91]-[.G90])/([.B90]-[.B91])" office:value-type="float" office:value="0.240855436775223" calcext:value-type="float">
            <text:p>0.240855436775223</text:p>
          </table:table-cell>
          <table:table-cell table:formula="of:=([.H91]-[.H90])/([.B90]-[.B91])" office:value-type="float" office:value="0.875457152800362" calcext:value-type="float">
            <text:p>0.875457152800362</text:p>
          </table:table-cell>
          <table:table-cell table:formula="of:=([.I91]-[.I90])/([.B90]-[.B91])" office:value-type="float" office:value="-0.936194610769773" calcext:value-type="float">
            <text:p>-0.936194610769773</text:p>
          </table:table-cell>
          <table:table-cell table:formula="of:=([.J91]-[.J90])/([.B90]-[.B91])" office:value-type="float" office:value="-0.0293215314335017" calcext:value-type="float">
            <text:p>-0.029321531433502</text:p>
          </table:table-cell>
          <table:table-cell table:formula="of:=([.K91]-[.K90])/([.B90]-[.B91])" office:value-type="float" office:value="3.76991118430948" calcext:value-type="float">
            <text:p>3.76991118430948</text:p>
          </table:table-cell>
          <table:table-cell table:formula="of:=([.L91]-[.L90])/([.B90]-[.B91])" office:value-type="float" office:value="5.02654824574552" calcext:value-type="float">
            <text:p>5.02654824574552</text:p>
          </table:table-cell>
          <table:table-cell table:formula="of:=([.M91]-[.M90])/([.B90]-[.B91])" office:value-type="float" office:value="-17.8442462723961" calcext:value-type="float">
            <text:p>-17.8442462723961</text:p>
          </table:table-cell>
          <table:table-cell table:formula="of:=([.N91]-[.N90])/([.B90]-[.B91])" office:value-type="float" office:value="-4.77522083345605" calcext:value-type="float">
            <text:p>-4.77522083345605</text:p>
          </table:table-cell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91]/120" office:value-type="float" office:value="0.7" calcext:value-type="float">
            <text:p>0.7</text:p>
          </table:table-cell>
          <table:table-cell office:value-type="float" office:value="24.107" calcext:value-type="float">
            <text:p>24.107</text:p>
          </table:table-cell>
          <table:table-cell office:value-type="float" office:value="-22.293" calcext:value-type="float">
            <text:p>-22.293</text:p>
          </table:table-cell>
          <table:table-cell office:value-type="float" office:value="44.38" calcext:value-type="float">
            <text:p>44.38</text:p>
          </table:table-cell>
          <table:table-cell office:value-type="float" office:value="15.062" calcext:value-type="float">
            <text:p>15.062</text:p>
          </table:table-cell>
          <table:table-cell table:formula="of:=[.C91]*2*PI()/360" office:value-type="float" office:value="0.420746522778273" calcext:value-type="float">
            <text:p>0.420746522778273</text:p>
          </table:table-cell>
          <table:table-cell table:formula="of:=[.D91]*2*PI()/360" office:value-type="float" office:value="-0.389086250147096" calcext:value-type="float">
            <text:p>-0.389086250147096</text:p>
          </table:table-cell>
          <table:table-cell table:formula="of:=[.E91]*2*PI()/360" office:value-type="float" office:value="0.774577122035084" calcext:value-type="float">
            <text:p>0.774577122035084</text:p>
          </table:table-cell>
          <table:table-cell table:formula="of:=[.F91]*2*PI()/360" office:value-type="float" office:value="0.262881491935386" calcext:value-type="float">
            <text:p>0.262881491935386</text:p>
          </table:table-cell>
          <table:table-cell table:formula="of:=([.G92]-[.G91])/([.B91]-[.B92])" office:value-type="float" office:value="0.209439510239311" calcext:value-type="float">
            <text:p>0.209439510239311</text:p>
          </table:table-cell>
          <table:table-cell table:formula="of:=([.H92]-[.H91])/([.B91]-[.B92])" office:value-type="float" office:value="0.833569250752482" calcext:value-type="float">
            <text:p>0.833569250752482</text:p>
          </table:table-cell>
          <table:table-cell table:formula="of:=([.I92]-[.I91])/([.B91]-[.B92])" office:value-type="float" office:value="-0.787492558499806" calcext:value-type="float">
            <text:p>-0.787492558499806</text:p>
          </table:table-cell>
          <table:table-cell table:formula="of:=([.J92]-[.J91])/([.B91]-[.B92])" office:value-type="float" office:value="0.0104719755119652" calcext:value-type="float">
            <text:p>0.010471975511965</text:p>
          </table:table-cell>
          <table:table-cell table:formula="of:=([.K92]-[.K91])/([.B91]-[.B92])" office:value-type="float" office:value="3.26725635973171" calcext:value-type="float">
            <text:p>3.26725635973171</text:p>
          </table:table-cell>
          <table:table-cell table:formula="of:=([.L92]-[.L91])/([.B91]-[.B92])" office:value-type="float" office:value="6.78584013175088" calcext:value-type="float">
            <text:p>6.78584013175088</text:p>
          </table:table-cell>
          <table:table-cell table:formula="of:=([.M92]-[.M91])/([.B91]-[.B92])" office:value-type="float" office:value="-17.5929188600972" calcext:value-type="float">
            <text:p>-17.5929188600972</text:p>
          </table:table-cell>
          <table:table-cell table:formula="of:=([.N92]-[.N91])/([.B91]-[.B92])" office:value-type="float" office:value="-5.52920307031799" calcext:value-type="float">
            <text:p>-5.52920307031799</text:p>
          </table:table-cell>
          <table:table-cell table:number-columns-repeated="100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2]/120" office:value-type="float" office:value="0.708333333333333" calcext:value-type="float">
            <text:p>0.708333333333333</text:p>
          </table:table-cell>
          <table:table-cell office:value-type="float" office:value="24.007" calcext:value-type="float">
            <text:p>24.007</text:p>
          </table:table-cell>
          <table:table-cell office:value-type="float" office:value="-22.691" calcext:value-type="float">
            <text:p>-22.691</text:p>
          </table:table-cell>
          <table:table-cell office:value-type="float" office:value="44.756" calcext:value-type="float">
            <text:p>44.756</text:p>
          </table:table-cell>
          <table:table-cell office:value-type="float" office:value="15.057" calcext:value-type="float">
            <text:p>15.057</text:p>
          </table:table-cell>
          <table:table-cell table:formula="of:=[.C92]*2*PI()/360" office:value-type="float" office:value="0.419001193526279" calcext:value-type="float">
            <text:p>0.419001193526279</text:p>
          </table:table-cell>
          <table:table-cell table:formula="of:=[.D92]*2*PI()/360" office:value-type="float" office:value="-0.396032660570033" calcext:value-type="float">
            <text:p>-0.396032660570033</text:p>
          </table:table-cell>
          <table:table-cell table:formula="of:=[.E92]*2*PI()/360" office:value-type="float" office:value="0.781139560022582" calcext:value-type="float">
            <text:p>0.781139560022582</text:p>
          </table:table-cell>
          <table:table-cell table:formula="of:=[.F92]*2*PI()/360" office:value-type="float" office:value="0.262794225472786" calcext:value-type="float">
            <text:p>0.262794225472786</text:p>
          </table:table-cell>
          <table:table-cell table:formula="of:=([.G93]-[.G92])/([.B92]-[.B93])" office:value-type="float" office:value="0.182212373908213" calcext:value-type="float">
            <text:p>0.182212373908213</text:p>
          </table:table-cell>
          <table:table-cell table:formula="of:=([.H93]-[.H92])/([.B92]-[.B93])" office:value-type="float" office:value="0.777020582987891" calcext:value-type="float">
            <text:p>0.777020582987891</text:p>
          </table:table-cell>
          <table:table-cell table:formula="of:=([.I93]-[.I92])/([.B92]-[.B93])" office:value-type="float" office:value="-0.640884901332328" calcext:value-type="float">
            <text:p>-0.640884901332328</text:p>
          </table:table-cell>
          <table:table-cell table:formula="of:=([.J93]-[.J92])/([.B92]-[.B93])" office:value-type="float" office:value="0.0565486677646156" calcext:value-type="float">
            <text:p>0.056548667764616</text:p>
          </table:table-cell>
          <table:table-cell table:formula="of:=([.K93]-[.K92])/([.B92]-[.B93])" office:value-type="float" office:value="2.01061929829784" calcext:value-type="float">
            <text:p>2.01061929829784</text:p>
          </table:table-cell>
          <table:table-cell table:formula="of:=([.L93]-[.L92])/([.B92]-[.B93])" office:value-type="float" office:value="8.79645943005413" calcext:value-type="float">
            <text:p>8.79645943005413</text:p>
          </table:table-cell>
          <table:table-cell table:formula="of:=([.M93]-[.M92])/([.B92]-[.B93])" office:value-type="float" office:value="-17.3415914478153" calcext:value-type="float">
            <text:p>-17.3415914478153</text:p>
          </table:table-cell>
          <table:table-cell table:formula="of:=([.N93]-[.N92])/([.B92]-[.B93])" office:value-type="float" office:value="-6.53451271946657" calcext:value-type="float">
            <text:p>-6.53451271946657</text:p>
          </table:table-cell>
          <table:table-cell table:number-columns-repeated="100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3]/120" office:value-type="float" office:value="0.716666666666667" calcext:value-type="float">
            <text:p>0.716666666666667</text:p>
          </table:table-cell>
          <table:table-cell office:value-type="float" office:value="23.92" calcext:value-type="float">
            <text:p>23.92</text:p>
          </table:table-cell>
          <table:table-cell office:value-type="float" office:value="-23.062" calcext:value-type="float">
            <text:p>-23.062</text:p>
          </table:table-cell>
          <table:table-cell office:value-type="float" office:value="45.062" calcext:value-type="float">
            <text:p>45.062</text:p>
          </table:table-cell>
          <table:table-cell office:value-type="float" office:value="15.03" calcext:value-type="float">
            <text:p>15.03</text:p>
          </table:table-cell>
          <table:table-cell table:formula="of:=[.C93]*2*PI()/360" office:value-type="float" office:value="0.417482757077044" calcext:value-type="float">
            <text:p>0.417482757077044</text:p>
          </table:table-cell>
          <table:table-cell table:formula="of:=[.D93]*2*PI()/360" office:value-type="float" office:value="-0.402507832094932" calcext:value-type="float">
            <text:p>-0.402507832094932</text:p>
          </table:table-cell>
          <table:table-cell table:formula="of:=[.E93]*2*PI()/360" office:value-type="float" office:value="0.786480267533685" calcext:value-type="float">
            <text:p>0.786480267533685</text:p>
          </table:table-cell>
          <table:table-cell table:formula="of:=[.F93]*2*PI()/360" office:value-type="float" office:value="0.262322986574748" calcext:value-type="float">
            <text:p>0.262322986574748</text:p>
          </table:table-cell>
          <table:table-cell table:formula="of:=([.G94]-[.G93])/([.B93]-[.B94])" office:value-type="float" office:value="0.165457213089065" calcext:value-type="float">
            <text:p>0.165457213089065</text:p>
          </table:table-cell>
          <table:table-cell table:formula="of:=([.H94]-[.H93])/([.B93]-[.B94])" office:value-type="float" office:value="0.703716754404107" calcext:value-type="float">
            <text:p>0.703716754404107</text:p>
          </table:table-cell>
          <table:table-cell table:formula="of:=([.I94]-[.I93])/([.B93]-[.B94])" office:value-type="float" office:value="-0.496371639267201" calcext:value-type="float">
            <text:p>-0.496371639267201</text:p>
          </table:table-cell>
          <table:table-cell table:formula="of:=([.J94]-[.J93])/([.B93]-[.B94])" office:value-type="float" office:value="0.111002940426837" calcext:value-type="float">
            <text:p>0.111002940426837</text:p>
          </table:table-cell>
          <table:table-cell table:formula="of:=([.K94]-[.K93])/([.B93]-[.B94])" office:value-type="float" office:value="0.753982236861989" calcext:value-type="float">
            <text:p>0.753982236861989</text:p>
          </table:table-cell>
          <table:table-cell table:formula="of:=([.L94]-[.L93])/([.B93]-[.B94])" office:value-type="float" office:value="10.0530964914868" calcext:value-type="float">
            <text:p>10.0530964914868</text:p>
          </table:table-cell>
          <table:table-cell table:formula="of:=([.M94]-[.M93])/([.B93]-[.B94])" office:value-type="float" office:value="-17.5929188601051" calcext:value-type="float">
            <text:p>-17.5929188601051</text:p>
          </table:table-cell>
          <table:table-cell table:formula="of:=([.N94]-[.N93])/([.B93]-[.B94])" office:value-type="float" office:value="-7.03716754404203" calcext:value-type="float">
            <text:p>-7.03716754404203</text:p>
          </table:table-cell>
          <table:table-cell table:number-columns-repeated="100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4]/120" office:value-type="float" office:value="0.725" calcext:value-type="float">
            <text:p>0.725</text:p>
          </table:table-cell>
          <table:table-cell office:value-type="float" office:value="23.841" calcext:value-type="float">
            <text:p>23.841</text:p>
          </table:table-cell>
          <table:table-cell office:value-type="float" office:value="-23.398" calcext:value-type="float">
            <text:p>-23.398</text:p>
          </table:table-cell>
          <table:table-cell office:value-type="float" office:value="45.299" calcext:value-type="float">
            <text:p>45.299</text:p>
          </table:table-cell>
          <table:table-cell office:value-type="float" office:value="14.977" calcext:value-type="float">
            <text:p>14.977</text:p>
          </table:table-cell>
          <table:table-cell table:formula="of:=[.C94]*2*PI()/360" office:value-type="float" office:value="0.416103946967968" calcext:value-type="float">
            <text:p>0.416103946967968</text:p>
          </table:table-cell>
          <table:table-cell table:formula="of:=[.D94]*2*PI()/360" office:value-type="float" office:value="-0.408372138381633" calcext:value-type="float">
            <text:p>-0.408372138381633</text:p>
          </table:table-cell>
          <table:table-cell table:formula="of:=[.E94]*2*PI()/360" office:value-type="float" office:value="0.790616697860911" calcext:value-type="float">
            <text:p>0.790616697860911</text:p>
          </table:table-cell>
          <table:table-cell table:formula="of:=[.F94]*2*PI()/360" office:value-type="float" office:value="0.261397962071191" calcext:value-type="float">
            <text:p>0.261397962071191</text:p>
          </table:table-cell>
          <table:table-cell table:formula="of:=([.G95]-[.G94])/([.B94]-[.B95])" office:value-type="float" office:value="0.159174027781882" calcext:value-type="float">
            <text:p>0.159174027781882</text:p>
          </table:table-cell>
          <table:table-cell table:formula="of:=([.H95]-[.H94])/([.B94]-[.B95])" office:value-type="float" office:value="0.619940950308384" calcext:value-type="float">
            <text:p>0.619940950308384</text:p>
          </table:table-cell>
          <table:table-cell table:formula="of:=([.I95]-[.I94])/([.B94]-[.B95])" office:value-type="float" office:value="-0.349763982099659" calcext:value-type="float">
            <text:p>-0.349763982099659</text:p>
          </table:table-cell>
          <table:table-cell table:formula="of:=([.J95]-[.J94])/([.B94]-[.B95])" office:value-type="float" office:value="0.169646003293854" calcext:value-type="float">
            <text:p>0.169646003293854</text:p>
          </table:table-cell>
          <table:table-cell table:formula="of:=([.K95]-[.K94])/([.B94]-[.B95])" office:value-type="float" office:value="-1.25663706143638" calcext:value-type="float">
            <text:p>-1.25663706143638</text:p>
          </table:table-cell>
          <table:table-cell table:formula="of:=([.L95]-[.L94])/([.B94]-[.B95])" office:value-type="float" office:value="10.8070787283488" calcext:value-type="float">
            <text:p>10.8070787283488</text:p>
          </table:table-cell>
          <table:table-cell table:formula="of:=([.M95]-[.M94])/([.B94]-[.B95])" office:value-type="float" office:value="-17.3415914478141" calcext:value-type="float">
            <text:p>-17.3415914478141</text:p>
          </table:table-cell>
          <table:table-cell table:formula="of:=([.N95]-[.N94])/([.B94]-[.B95])" office:value-type="float" office:value="-6.78584013175274" calcext:value-type="float">
            <text:p>-6.78584013175274</text:p>
          </table:table-cell>
          <table:table-cell table:number-columns-repeated="100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5]/120" office:value-type="float" office:value="0.733333333333333" calcext:value-type="float">
            <text:p>0.733333333333333</text:p>
          </table:table-cell>
          <table:table-cell office:value-type="float" office:value="23.765" calcext:value-type="float">
            <text:p>23.765</text:p>
          </table:table-cell>
          <table:table-cell office:value-type="float" office:value="-23.694" calcext:value-type="float">
            <text:p>-23.694</text:p>
          </table:table-cell>
          <table:table-cell office:value-type="float" office:value="45.466" calcext:value-type="float">
            <text:p>45.466</text:p>
          </table:table-cell>
          <table:table-cell office:value-type="float" office:value="14.896" calcext:value-type="float">
            <text:p>14.896</text:p>
          </table:table-cell>
          <table:table-cell table:formula="of:=[.C95]*2*PI()/360" office:value-type="float" office:value="0.414777496736452" calcext:value-type="float">
            <text:p>0.414777496736452</text:p>
          </table:table-cell>
          <table:table-cell table:formula="of:=[.D95]*2*PI()/360" office:value-type="float" office:value="-0.413538312967536" calcext:value-type="float">
            <text:p>-0.413538312967536</text:p>
          </table:table-cell>
          <table:table-cell table:formula="of:=[.E95]*2*PI()/360" office:value-type="float" office:value="0.793531397711742" calcext:value-type="float">
            <text:p>0.793531397711742</text:p>
          </table:table-cell>
          <table:table-cell table:formula="of:=[.F95]*2*PI()/360" office:value-type="float" office:value="0.259984245377075" calcext:value-type="float">
            <text:p>0.259984245377075</text:p>
          </table:table-cell>
          <table:table-cell table:formula="of:=([.G96]-[.G95])/([.B95]-[.B96])" office:value-type="float" office:value="0.169646003293851" calcext:value-type="float">
            <text:p>0.169646003293851</text:p>
          </table:table-cell>
          <table:table-cell table:formula="of:=([.H96]-[.H95])/([.B95]-[.B96])" office:value-type="float" office:value="0.529881960905478" calcext:value-type="float">
            <text:p>0.529881960905478</text:p>
          </table:table-cell>
          <table:table-cell table:formula="of:=([.I96]-[.I95])/([.B95]-[.B96])" office:value-type="float" office:value="-0.205250720034542" calcext:value-type="float">
            <text:p>-0.205250720034542</text:p>
          </table:table-cell>
          <table:table-cell table:formula="of:=([.J96]-[.J95])/([.B95]-[.B96])" office:value-type="float" office:value="0.226194671058459" calcext:value-type="float">
            <text:p>0.226194671058459</text:p>
          </table:table-cell>
          <table:table-cell table:formula="of:=([.K96]-[.K95])/([.B95]-[.B96])" office:value-type="float" office:value="-2.26194671058461" calcext:value-type="float">
            <text:p>-2.26194671058461</text:p>
          </table:table-cell>
          <table:table-cell table:formula="of:=([.L96]-[.L95])/([.B95]-[.B96])" office:value-type="float" office:value="11.5610609652098" calcext:value-type="float">
            <text:p>11.5610609652098</text:p>
          </table:table-cell>
          <table:table-cell table:formula="of:=([.M96]-[.M95])/([.B95]-[.B96])" office:value-type="float" office:value="-17.0902640355299" calcext:value-type="float">
            <text:p>-17.0902640355299</text:p>
          </table:table-cell>
          <table:table-cell table:formula="of:=([.N96]-[.N95])/([.B95]-[.B96])" office:value-type="float" office:value="-7.0371675440423" calcext:value-type="float">
            <text:p>-7.0371675440423</text:p>
          </table:table-cell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6]/120" office:value-type="float" office:value="0.741666666666667" calcext:value-type="float">
            <text:p>0.741666666666667</text:p>
          </table:table-cell>
          <table:table-cell office:value-type="float" office:value="23.684" calcext:value-type="float">
            <text:p>23.684</text:p>
          </table:table-cell>
          <table:table-cell office:value-type="float" office:value="-23.947" calcext:value-type="float">
            <text:p>-23.947</text:p>
          </table:table-cell>
          <table:table-cell office:value-type="float" office:value="45.564" calcext:value-type="float">
            <text:p>45.564</text:p>
          </table:table-cell>
          <table:table-cell office:value-type="float" office:value="14.788" calcext:value-type="float">
            <text:p>14.788</text:p>
          </table:table-cell>
          <table:table-cell table:formula="of:=[.C96]*2*PI()/360" office:value-type="float" office:value="0.413363780042337" calcext:value-type="float">
            <text:p>0.413363780042337</text:p>
          </table:table-cell>
          <table:table-cell table:formula="of:=[.D96]*2*PI()/360" office:value-type="float" office:value="-0.417953995975082" calcext:value-type="float">
            <text:p>-0.417953995975082</text:p>
          </table:table-cell>
          <table:table-cell table:formula="of:=[.E96]*2*PI()/360" office:value-type="float" office:value="0.795241820378696" calcext:value-type="float">
            <text:p>0.795241820378696</text:p>
          </table:table-cell>
          <table:table-cell table:formula="of:=[.F96]*2*PI()/360" office:value-type="float" office:value="0.258099289784921" calcext:value-type="float">
            <text:p>0.258099289784921</text:p>
          </table:table-cell>
          <table:table-cell table:formula="of:=([.G97]-[.G96])/([.B96]-[.B97])" office:value-type="float" office:value="0.18849555921539" calcext:value-type="float">
            <text:p>0.18849555921539</text:p>
          </table:table-cell>
          <table:table-cell table:formula="of:=([.H97]-[.H96])/([.B96]-[.B97])" office:value-type="float" office:value="0.433539786195395" calcext:value-type="float">
            <text:p>0.433539786195395</text:p>
          </table:table-cell>
          <table:table-cell table:formula="of:=([.I97]-[.I96])/([.B96]-[.B97])" office:value-type="float" office:value="-0.0628318530717922" calcext:value-type="float">
            <text:p>-0.062831853071792</text:p>
          </table:table-cell>
          <table:table-cell table:formula="of:=([.J97]-[.J96])/([.B96]-[.B97])" office:value-type="float" office:value="0.284837733925479" calcext:value-type="float">
            <text:p>0.284837733925479</text:p>
          </table:table-cell>
          <table:table-cell table:formula="of:=([.K97]-[.K96])/([.B96]-[.B97])" office:value-type="float" office:value="-3.01592894744476" calcext:value-type="float">
            <text:p>-3.01592894744476</text:p>
          </table:table-cell>
          <table:table-cell table:formula="of:=([.L97]-[.L96])/([.B96]-[.B97])" office:value-type="float" office:value="11.3097335529234" calcext:value-type="float">
            <text:p>11.3097335529234</text:p>
          </table:table-cell>
          <table:table-cell table:formula="of:=([.M97]-[.M96])/([.B96]-[.B97])" office:value-type="float" office:value="-17.3415914478169" calcext:value-type="float">
            <text:p>-17.3415914478169</text:p>
          </table:table-cell>
          <table:table-cell table:formula="of:=([.N97]-[.N96])/([.B96]-[.B97])" office:value-type="float" office:value="-6.03185789489191" calcext:value-type="float">
            <text:p>-6.03185789489191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7]/120" office:value-type="float" office:value="0.75" calcext:value-type="float">
            <text:p>0.75</text:p>
          </table:table-cell>
          <table:table-cell office:value-type="float" office:value="23.594" calcext:value-type="float">
            <text:p>23.594</text:p>
          </table:table-cell>
          <table:table-cell office:value-type="float" office:value="-24.154" calcext:value-type="float">
            <text:p>-24.154</text:p>
          </table:table-cell>
          <table:table-cell office:value-type="float" office:value="45.594" calcext:value-type="float">
            <text:p>45.594</text:p>
          </table:table-cell>
          <table:table-cell office:value-type="float" office:value="14.652" calcext:value-type="float">
            <text:p>14.652</text:p>
          </table:table-cell>
          <table:table-cell table:formula="of:=[.C97]*2*PI()/360" office:value-type="float" office:value="0.411792983715542" calcext:value-type="float">
            <text:p>0.411792983715542</text:p>
          </table:table-cell>
          <table:table-cell table:formula="of:=[.D97]*2*PI()/360" office:value-type="float" office:value="-0.42156682752671" calcext:value-type="float">
            <text:p>-0.42156682752671</text:p>
          </table:table-cell>
          <table:table-cell table:formula="of:=[.E97]*2*PI()/360" office:value-type="float" office:value="0.795765419154295" calcext:value-type="float">
            <text:p>0.795765419154295</text:p>
          </table:table-cell>
          <table:table-cell table:formula="of:=[.F97]*2*PI()/360" office:value-type="float" office:value="0.255725642002209" calcext:value-type="float">
            <text:p>0.255725642002209</text:p>
          </table:table-cell>
          <table:table-cell table:formula="of:=([.G98]-[.G97])/([.B97]-[.B98])" office:value-type="float" office:value="0.213628300444096" calcext:value-type="float">
            <text:p>0.213628300444096</text:p>
          </table:table-cell>
          <table:table-cell table:formula="of:=([.H98]-[.H97])/([.B97]-[.B98])" office:value-type="float" office:value="0.3392920065877" calcext:value-type="float">
            <text:p>0.3392920065877</text:p>
          </table:table-cell>
          <table:table-cell table:formula="of:=([.I98]-[.I97])/([.B97]-[.B98])" office:value-type="float" office:value="0.0816814089933485" calcext:value-type="float">
            <text:p>0.081681408993349</text:p>
          </table:table-cell>
          <table:table-cell table:formula="of:=([.J98]-[.J97])/([.B97]-[.B98])" office:value-type="float" office:value="0.335103216382912" calcext:value-type="float">
            <text:p>0.335103216382912</text:p>
          </table:table-cell>
          <table:table-cell table:formula="of:=([.K98]-[.K97])/([.B97]-[.B98])" office:value-type="float" office:value="-3.51858377202142" calcext:value-type="float">
            <text:p>-3.51858377202142</text:p>
          </table:table-cell>
          <table:table-cell table:formula="of:=([.L98]-[.L97])/([.B97]-[.B98])" office:value-type="float" office:value="11.561060965212" calcext:value-type="float">
            <text:p>11.561060965212</text:p>
          </table:table-cell>
          <table:table-cell table:formula="of:=([.M98]-[.M97])/([.B97]-[.B98])" office:value-type="float" office:value="-18.3469010969643" calcext:value-type="float">
            <text:p>-18.3469010969643</text:p>
          </table:table-cell>
          <table:table-cell table:formula="of:=([.N98]-[.N97])/([.B97]-[.B98])" office:value-type="float" office:value="-5.02654824574359" calcext:value-type="float">
            <text:p>-5.02654824574359</text:p>
          </table:table-cell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8]/120" office:value-type="float" office:value="0.758333333333333" calcext:value-type="float">
            <text:p>0.758333333333333</text:p>
          </table:table-cell>
          <table:table-cell office:value-type="float" office:value="23.492" calcext:value-type="float">
            <text:p>23.492</text:p>
          </table:table-cell>
          <table:table-cell office:value-type="float" office:value="-24.316" calcext:value-type="float">
            <text:p>-24.316</text:p>
          </table:table-cell>
          <table:table-cell office:value-type="float" office:value="45.555" calcext:value-type="float">
            <text:p>45.555</text:p>
          </table:table-cell>
          <table:table-cell office:value-type="float" office:value="14.492" calcext:value-type="float">
            <text:p>14.492</text:p>
          </table:table-cell>
          <table:table-cell table:formula="of:=[.C98]*2*PI()/360" office:value-type="float" office:value="0.410012747878508" calcext:value-type="float">
            <text:p>0.410012747878508</text:p>
          </table:table-cell>
          <table:table-cell table:formula="of:=[.D98]*2*PI()/360" office:value-type="float" office:value="-0.424394260914941" calcext:value-type="float">
            <text:p>-0.424394260914941</text:p>
          </table:table-cell>
          <table:table-cell table:formula="of:=[.E98]*2*PI()/360" office:value-type="float" office:value="0.795084740746017" calcext:value-type="float">
            <text:p>0.795084740746017</text:p>
          </table:table-cell>
          <table:table-cell table:formula="of:=[.F98]*2*PI()/360" office:value-type="float" office:value="0.252933115199018" calcext:value-type="float">
            <text:p>0.252933115199018</text:p>
          </table:table-cell>
          <table:table-cell table:formula="of:=([.G99]-[.G98])/([.B98]-[.B99])" office:value-type="float" office:value="0.242949831877608" calcext:value-type="float">
            <text:p>0.242949831877608</text:p>
          </table:table-cell>
          <table:table-cell table:formula="of:=([.H99]-[.H98])/([.B98]-[.B99])" office:value-type="float" office:value="0.242949831877601" calcext:value-type="float">
            <text:p>0.242949831877601</text:p>
          </table:table-cell>
          <table:table-cell table:formula="of:=([.I99]-[.I98])/([.B98]-[.B99])" office:value-type="float" office:value="0.23457225146805" calcext:value-type="float">
            <text:p>0.23457225146805</text:p>
          </table:table-cell>
          <table:table-cell table:formula="of:=([.J99]-[.J98])/([.B98]-[.B99])" office:value-type="float" office:value="0.376991118430775" calcext:value-type="float">
            <text:p>0.376991118430775</text:p>
          </table:table-cell>
          <table:table-cell table:formula="of:=([.K99]-[.K98])/([.B98]-[.B99])" office:value-type="float" office:value="-4.02123859659601" calcext:value-type="float">
            <text:p>-4.02123859659601</text:p>
          </table:table-cell>
          <table:table-cell table:formula="of:=([.L99]-[.L98])/([.B98]-[.B99])" office:value-type="float" office:value="11.5610609652086" calcext:value-type="float">
            <text:p>11.5610609652086</text:p>
          </table:table-cell>
          <table:table-cell table:formula="of:=([.M99]-[.M98])/([.B98]-[.B99])" office:value-type="float" office:value="-18.34690109696" calcext:value-type="float">
            <text:p>-18.34690109696</text:p>
          </table:table-cell>
          <table:table-cell table:formula="of:=([.N99]-[.N98])/([.B98]-[.B99])" office:value-type="float" office:value="-3.76991118430769" calcext:value-type="float">
            <text:p>-3.76991118430769</text:p>
          </table:table-cell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9]/120" office:value-type="float" office:value="0.766666666666667" calcext:value-type="float">
            <text:p>0.766666666666667</text:p>
          </table:table-cell>
          <table:table-cell office:value-type="float" office:value="23.376" calcext:value-type="float">
            <text:p>23.376</text:p>
          </table:table-cell>
          <table:table-cell office:value-type="float" office:value="-24.432" calcext:value-type="float">
            <text:p>-24.432</text:p>
          </table:table-cell>
          <table:table-cell office:value-type="float" office:value="45.443" calcext:value-type="float">
            <text:p>45.443</text:p>
          </table:table-cell>
          <table:table-cell office:value-type="float" office:value="14.312" calcext:value-type="float">
            <text:p>14.312</text:p>
          </table:table-cell>
          <table:table-cell table:formula="of:=[.C99]*2*PI()/360" office:value-type="float" office:value="0.407988165946195" calcext:value-type="float">
            <text:p>0.407988165946195</text:p>
          </table:table-cell>
          <table:table-cell table:formula="of:=[.D99]*2*PI()/360" office:value-type="float" office:value="-0.426418842847255" calcext:value-type="float">
            <text:p>-0.426418842847255</text:p>
          </table:table-cell>
          <table:table-cell table:formula="of:=[.E99]*2*PI()/360" office:value-type="float" office:value="0.793129971983783" calcext:value-type="float">
            <text:p>0.793129971983783</text:p>
          </table:table-cell>
          <table:table-cell table:formula="of:=[.F99]*2*PI()/360" office:value-type="float" office:value="0.249791522545428" calcext:value-type="float">
            <text:p>0.249791522545428</text:p>
          </table:table-cell>
          <table:table-cell table:formula="of:=([.G100]-[.G99])/([.B99]-[.B100])" office:value-type="float" office:value="0.276460153515908" calcext:value-type="float">
            <text:p>0.276460153515908</text:p>
          </table:table-cell>
          <table:table-cell table:formula="of:=([.H100]-[.H99])/([.B99]-[.B100])" office:value-type="float" office:value="0.146607657167528" calcext:value-type="float">
            <text:p>0.146607657167528</text:p>
          </table:table-cell>
          <table:table-cell table:formula="of:=([.I100]-[.I99])/([.B99]-[.B100])" office:value-type="float" office:value="0.387463093942718" calcext:value-type="float">
            <text:p>0.387463093942718</text:p>
          </table:table-cell>
          <table:table-cell table:formula="of:=([.J100]-[.J99])/([.B99]-[.B100])" office:value-type="float" office:value="0.408407044966672" calcext:value-type="float">
            <text:p>0.408407044966672</text:p>
          </table:table-cell>
          <table:table-cell table:formula="of:=([.K100]-[.K99])/([.B99]-[.B100])" office:value-type="float" office:value="-4.02123859659407" calcext:value-type="float">
            <text:p>-4.02123859659407</text:p>
          </table:table-cell>
          <table:table-cell table:formula="of:=([.L100]-[.L99])/([.B99]-[.B100])" office:value-type="float" office:value="11.0584061406369" calcext:value-type="float">
            <text:p>11.0584061406369</text:p>
          </table:table-cell>
          <table:table-cell table:formula="of:=([.M100]-[.M99])/([.B99]-[.B100])" office:value-type="float" office:value="-18.3469010969679" calcext:value-type="float">
            <text:p>-18.3469010969679</text:p>
          </table:table-cell>
          <table:table-cell table:formula="of:=([.N100]-[.N99])/([.B99]-[.B100])" office:value-type="float" office:value="-2.51327412287169" calcext:value-type="float">
            <text:p>-2.51327412287169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100]/120" office:value-type="float" office:value="0.775" calcext:value-type="float">
            <text:p>0.775</text:p>
          </table:table-cell>
          <table:table-cell office:value-type="float" office:value="23.244" calcext:value-type="float">
            <text:p>23.244</text:p>
          </table:table-cell>
          <table:table-cell office:value-type="float" office:value="-24.502" calcext:value-type="float">
            <text:p>-24.502</text:p>
          </table:table-cell>
          <table:table-cell office:value-type="float" office:value="45.258" calcext:value-type="float">
            <text:p>45.258</text:p>
          </table:table-cell>
          <table:table-cell office:value-type="float" office:value="14.117" calcext:value-type="float">
            <text:p>14.117</text:p>
          </table:table-cell>
          <table:table-cell table:formula="of:=[.C100]*2*PI()/360" office:value-type="float" office:value="0.405684331333562" calcext:value-type="float">
            <text:p>0.405684331333562</text:p>
          </table:table-cell>
          <table:table-cell table:formula="of:=[.D100]*2*PI()/360" office:value-type="float" office:value="-0.427640573323651" calcext:value-type="float">
            <text:p>-0.427640573323651</text:p>
          </table:table-cell>
          <table:table-cell table:formula="of:=[.E100]*2*PI()/360" office:value-type="float" office:value="0.789901112867594" calcext:value-type="float">
            <text:p>0.789901112867594</text:p>
          </table:table-cell>
          <table:table-cell table:formula="of:=[.F100]*2*PI()/360" office:value-type="float" office:value="0.246388130504039" calcext:value-type="float">
            <text:p>0.246388130504039</text:p>
          </table:table-cell>
          <table:table-cell table:formula="of:=([.G101]-[.G100])/([.B100]-[.B101])" office:value-type="float" office:value="0.309970475154192" calcext:value-type="float">
            <text:p>0.309970475154192</text:p>
          </table:table-cell>
          <table:table-cell table:formula="of:=([.H101]-[.H100])/([.B100]-[.B101])" office:value-type="float" office:value="0.0544542726622212" calcext:value-type="float">
            <text:p>0.054454272662221</text:p>
          </table:table-cell>
          <table:table-cell table:formula="of:=([.I101]-[.I100])/([.B100]-[.B101])" office:value-type="float" office:value="0.54035393641745" calcext:value-type="float">
            <text:p>0.54035393641745</text:p>
          </table:table-cell>
          <table:table-cell table:formula="of:=([.J101]-[.J100])/([.B100]-[.B101])" office:value-type="float" office:value="0.429350995990603" calcext:value-type="float">
            <text:p>0.429350995990603</text:p>
          </table:table-cell>
          <table:table-cell table:formula="of:=([.K101]-[.K100])/([.B100]-[.B101])" office:value-type="float" office:value="-3.51858377202101" calcext:value-type="float">
            <text:p>-3.51858377202101</text:p>
          </table:table-cell>
          <table:table-cell table:formula="of:=([.L101]-[.L100])/([.B100]-[.B101])" office:value-type="float" office:value="11.3097335529234" calcext:value-type="float">
            <text:p>11.3097335529234</text:p>
          </table:table-cell>
          <table:table-cell table:formula="of:=([.M101]-[.M100])/([.B100]-[.B101])" office:value-type="float" office:value="-19.1008833338274" calcext:value-type="float">
            <text:p>-19.1008833338274</text:p>
          </table:table-cell>
          <table:table-cell table:formula="of:=([.N101]-[.N100])/([.B100]-[.B101])" office:value-type="float" office:value="-0.251327412288135" calcext:value-type="float">
            <text:p>-0.251327412288135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101]/120" office:value-type="float" office:value="0.783333333333333" calcext:value-type="float">
            <text:p>0.783333333333333</text:p>
          </table:table-cell>
          <table:table-cell office:value-type="float" office:value="23.096" calcext:value-type="float">
            <text:p>23.096</text:p>
          </table:table-cell>
          <table:table-cell office:value-type="float" office:value="-24.528" calcext:value-type="float">
            <text:p>-24.528</text:p>
          </table:table-cell>
          <table:table-cell office:value-type="float" office:value="45" calcext:value-type="float">
            <text:p>45</text:p>
          </table:table-cell>
          <table:table-cell office:value-type="float" office:value="13.912" calcext:value-type="float">
            <text:p>13.912</text:p>
          </table:table-cell>
          <table:table-cell table:formula="of:=[.C101]*2*PI()/360" office:value-type="float" office:value="0.40310124404061" calcext:value-type="float">
            <text:p>0.40310124404061</text:p>
          </table:table-cell>
          <table:table-cell table:formula="of:=[.D101]*2*PI()/360" office:value-type="float" office:value="-0.428094358929169" calcext:value-type="float">
            <text:p>-0.428094358929169</text:p>
          </table:table-cell>
          <table:table-cell table:formula="of:=[.E101]*2*PI()/360" office:value-type="float" office:value="0.785398163397448" calcext:value-type="float">
            <text:p>0.785398163397448</text:p>
          </table:table-cell>
          <table:table-cell table:formula="of:=[.F101]*2*PI()/360" office:value-type="float" office:value="0.242810205537451" calcext:value-type="float">
            <text:p>0.242810205537451</text:p>
          </table:table-cell>
          <table:table-cell table:formula="of:=([.G102]-[.G101])/([.B101]-[.B102])" office:value-type="float" office:value="0.3392920065877" calcext:value-type="float">
            <text:p>0.3392920065877</text:p>
          </table:table-cell>
          <table:table-cell table:formula="of:=([.H102]-[.H101])/([.B101]-[.B102])" office:value-type="float" office:value="-0.0397935069454737" calcext:value-type="float">
            <text:p>-0.039793506945474</text:p>
          </table:table-cell>
          <table:table-cell table:formula="of:=([.I102]-[.I101])/([.B101]-[.B102])" office:value-type="float" office:value="0.699527964199345" calcext:value-type="float">
            <text:p>0.699527964199345</text:p>
          </table:table-cell>
          <table:table-cell table:formula="of:=([.J102]-[.J101])/([.B101]-[.B102])" office:value-type="float" office:value="0.431445391093004" calcext:value-type="float">
            <text:p>0.431445391093004</text:p>
          </table:table-cell>
          <table:table-cell table:formula="of:=([.K102]-[.K101])/([.B101]-[.B102])" office:value-type="float" office:value="-2.26194671058379" calcext:value-type="float">
            <text:p>-2.26194671058379</text:p>
          </table:table-cell>
          <table:table-cell table:formula="of:=([.L102]-[.L101])/([.B101]-[.B102])" office:value-type="float" office:value="11.3097335529216" calcext:value-type="float">
            <text:p>11.3097335529216</text:p>
          </table:table-cell>
          <table:table-cell table:formula="of:=([.M102]-[.M101])/([.B101]-[.B102])" office:value-type="float" office:value="-20.8601752198318" calcext:value-type="float">
            <text:p>-20.8601752198318</text:p>
          </table:table-cell>
          <table:table-cell table:formula="of:=([.N102]-[.N101])/([.B101]-[.B102])" office:value-type="float" office:value="0.502654824576143" calcext:value-type="float">
            <text:p>0.502654824576143</text:p>
          </table:table-cell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2]/120" office:value-type="float" office:value="0.791666666666667" calcext:value-type="float">
            <text:p>0.791666666666667</text:p>
          </table:table-cell>
          <table:table-cell office:value-type="float" office:value="22.934" calcext:value-type="float">
            <text:p>22.934</text:p>
          </table:table-cell>
          <table:table-cell office:value-type="float" office:value="-24.509" calcext:value-type="float">
            <text:p>-24.509</text:p>
          </table:table-cell>
          <table:table-cell office:value-type="float" office:value="44.666" calcext:value-type="float">
            <text:p>44.666</text:p>
          </table:table-cell>
          <table:table-cell office:value-type="float" office:value="13.706" calcext:value-type="float">
            <text:p>13.706</text:p>
          </table:table-cell>
          <table:table-cell table:formula="of:=[.C102]*2*PI()/360" office:value-type="float" office:value="0.40027381065238" calcext:value-type="float">
            <text:p>0.40027381065238</text:p>
          </table:table-cell>
          <table:table-cell table:formula="of:=[.D102]*2*PI()/360" office:value-type="float" office:value="-0.42776274637129" calcext:value-type="float">
            <text:p>-0.42776274637129</text:p>
          </table:table-cell>
          <table:table-cell table:formula="of:=[.E102]*2*PI()/360" office:value-type="float" office:value="0.779568763695787" calcext:value-type="float">
            <text:p>0.779568763695787</text:p>
          </table:table-cell>
          <table:table-cell table:formula="of:=[.F102]*2*PI()/360" office:value-type="float" office:value="0.239214827278343" calcext:value-type="float">
            <text:p>0.239214827278343</text:p>
          </table:table-cell>
          <table:table-cell table:formula="of:=([.G103]-[.G102])/([.B102]-[.B103])" office:value-type="float" office:value="0.358141562509232" calcext:value-type="float">
            <text:p>0.358141562509232</text:p>
          </table:table-cell>
          <table:table-cell table:formula="of:=([.H103]-[.H102])/([.B102]-[.B103])" office:value-type="float" office:value="-0.134041286553154" calcext:value-type="float">
            <text:p>-0.134041286553154</text:p>
          </table:table-cell>
          <table:table-cell table:formula="of:=([.I103]-[.I102])/([.B102]-[.B103])" office:value-type="float" office:value="0.873362757697942" calcext:value-type="float">
            <text:p>0.873362757697942</text:p>
          </table:table-cell>
          <table:table-cell table:formula="of:=([.J103]-[.J102])/([.B102]-[.B103])" office:value-type="float" office:value="0.427256600888203" calcext:value-type="float">
            <text:p>0.427256600888203</text:p>
          </table:table-cell>
          <table:table-cell table:formula="of:=([.K103]-[.K102])/([.B102]-[.B103])" office:value-type="float" office:value="-0.502654824575223" calcext:value-type="float">
            <text:p>-0.502654824575223</text:p>
          </table:table-cell>
          <table:table-cell table:formula="of:=([.L103]-[.L102])/([.B102]-[.B103])" office:value-type="float" office:value="10.8070787283504" calcext:value-type="float">
            <text:p>10.8070787283504</text:p>
          </table:table-cell>
          <table:table-cell table:formula="of:=([.M103]-[.M102])/([.B102]-[.B103])" office:value-type="float" office:value="-22.619467105848" calcext:value-type="float">
            <text:p>-22.619467105848</text:p>
          </table:table-cell>
          <table:table-cell table:formula="of:=([.N103]-[.N102])/([.B102]-[.B103])" office:value-type="float" office:value="1.50796447372167" calcext:value-type="float">
            <text:p>1.50796447372167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3]/120" office:value-type="float" office:value="0.8" calcext:value-type="float">
            <text:p>0.8</text:p>
          </table:table-cell>
          <table:table-cell office:value-type="float" office:value="22.763" calcext:value-type="float">
            <text:p>22.763</text:p>
          </table:table-cell>
          <table:table-cell office:value-type="float" office:value="-24.445" calcext:value-type="float">
            <text:p>-24.445</text:p>
          </table:table-cell>
          <table:table-cell office:value-type="float" office:value="44.249" calcext:value-type="float">
            <text:p>44.249</text:p>
          </table:table-cell>
          <table:table-cell office:value-type="float" office:value="13.502" calcext:value-type="float">
            <text:p>13.502</text:p>
          </table:table-cell>
          <table:table-cell table:formula="of:=[.C103]*2*PI()/360" office:value-type="float" office:value="0.397289297631469" calcext:value-type="float">
            <text:p>0.397289297631469</text:p>
          </table:table-cell>
          <table:table-cell table:formula="of:=[.D103]*2*PI()/360" office:value-type="float" office:value="-0.426645735650014" calcext:value-type="float">
            <text:p>-0.426645735650014</text:p>
          </table:table-cell>
          <table:table-cell table:formula="of:=[.E103]*2*PI()/360" office:value-type="float" office:value="0.772290740714971" calcext:value-type="float">
            <text:p>0.772290740714971</text:p>
          </table:table-cell>
          <table:table-cell table:formula="of:=[.F103]*2*PI()/360" office:value-type="float" office:value="0.235654355604274" calcext:value-type="float">
            <text:p>0.235654355604274</text:p>
          </table:table-cell>
          <table:table-cell table:formula="of:=([.G104]-[.G103])/([.B103]-[.B104])" office:value-type="float" office:value="0.362330352714025" calcext:value-type="float">
            <text:p>0.362330352714025</text:p>
          </table:table-cell>
          <table:table-cell table:formula="of:=([.H104]-[.H103])/([.B103]-[.B104])" office:value-type="float" office:value="-0.224100275956075" calcext:value-type="float">
            <text:p>-0.224100275956075</text:p>
          </table:table-cell>
          <table:table-cell table:formula="of:=([.I104]-[.I103])/([.B103]-[.B104])" office:value-type="float" office:value="1.06185831691334" calcext:value-type="float">
            <text:p>1.06185831691334</text:p>
          </table:table-cell>
          <table:table-cell table:formula="of:=([.J104]-[.J103])/([.B103]-[.B104])" office:value-type="float" office:value="0.414690230273856" calcext:value-type="float">
            <text:p>0.414690230273856</text:p>
          </table:table-cell>
          <table:table-cell table:formula="of:=([.K104]-[.K103])/([.B103]-[.B104])" office:value-type="float" office:value="1.50796447372238" calcext:value-type="float">
            <text:p>1.50796447372238</text:p>
          </table:table-cell>
          <table:table-cell table:formula="of:=([.L104]-[.L103])/([.B103]-[.B104])" office:value-type="float" office:value="10.5557513160622" calcext:value-type="float">
            <text:p>10.5557513160622</text:p>
          </table:table-cell>
          <table:table-cell table:formula="of:=([.M104]-[.M103])/([.B103]-[.B104])" office:value-type="float" office:value="-24.881413816432" calcext:value-type="float">
            <text:p>-24.881413816432</text:p>
          </table:table-cell>
          <table:table-cell table:formula="of:=([.N104]-[.N103])/([.B103]-[.B104])" office:value-type="float" office:value="2.76460153515943" calcext:value-type="float">
            <text:p>2.76460153515943</text:p>
          </table:table-cell>
          <table:table-cell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4]/120" office:value-type="float" office:value="0.808333333333333" calcext:value-type="float">
            <text:p>0.808333333333333</text:p>
          </table:table-cell>
          <table:table-cell office:value-type="float" office:value="22.59" calcext:value-type="float">
            <text:p>22.59</text:p>
          </table:table-cell>
          <table:table-cell office:value-type="float" office:value="-24.338" calcext:value-type="float">
            <text:p>-24.338</text:p>
          </table:table-cell>
          <table:table-cell office:value-type="float" office:value="43.742" calcext:value-type="float">
            <text:p>43.742</text:p>
          </table:table-cell>
          <table:table-cell office:value-type="float" office:value="13.304" calcext:value-type="float">
            <text:p>13.304</text:p>
          </table:table-cell>
          <table:table-cell table:formula="of:=[.C104]*2*PI()/360" office:value-type="float" office:value="0.394269878025519" calcext:value-type="float">
            <text:p>0.394269878025519</text:p>
          </table:table-cell>
          <table:table-cell table:formula="of:=[.D104]*2*PI()/360" office:value-type="float" office:value="-0.42477823335038" calcext:value-type="float">
            <text:p>-0.42477823335038</text:p>
          </table:table-cell>
          <table:table-cell table:formula="of:=[.E104]*2*PI()/360" office:value-type="float" office:value="0.76344192140736" calcext:value-type="float">
            <text:p>0.76344192140736</text:p>
          </table:table-cell>
          <table:table-cell table:formula="of:=[.F104]*2*PI()/360" office:value-type="float" office:value="0.232198603685326" calcext:value-type="float">
            <text:p>0.232198603685326</text:p>
          </table:table-cell>
          <table:table-cell table:formula="of:=([.G105]-[.G104])/([.B104]-[.B105])" office:value-type="float" office:value="0.349763982099672" calcext:value-type="float">
            <text:p>0.349763982099672</text:p>
          </table:table-cell>
          <table:table-cell table:formula="of:=([.H105]-[.H104])/([.B104]-[.B105])" office:value-type="float" office:value="-0.312064870256593" calcext:value-type="float">
            <text:p>-0.312064870256593</text:p>
          </table:table-cell>
          <table:table-cell table:formula="of:=([.I105]-[.I104])/([.B104]-[.B105])" office:value-type="float" office:value="1.26920343205028" calcext:value-type="float">
            <text:p>1.26920343205028</text:p>
          </table:table-cell>
          <table:table-cell table:formula="of:=([.J105]-[.J104])/([.B104]-[.B105])" office:value-type="float" office:value="0.391651884147527" calcext:value-type="float">
            <text:p>0.391651884147527</text:p>
          </table:table-cell>
          <table:table-cell table:formula="of:=([.K105]-[.K104])/([.B104]-[.B105])" office:value-type="float" office:value="3.01592894744795" calcext:value-type="float">
            <text:p>3.01592894744795</text:p>
          </table:table-cell>
          <table:table-cell table:formula="of:=([.L105]-[.L104])/([.B104]-[.B105])" office:value-type="float" office:value="10.5557513160614" calcext:value-type="float">
            <text:p>10.5557513160614</text:p>
          </table:table-cell>
          <table:table-cell table:formula="of:=([.M105]-[.M104])/([.B104]-[.B105])" office:value-type="float" office:value="-25.1327412287202" calcext:value-type="float">
            <text:p>-25.1327412287202</text:p>
          </table:table-cell>
          <table:table-cell table:formula="of:=([.N105]-[.N104])/([.B104]-[.B105])" office:value-type="float" office:value="3.01592894744556" calcext:value-type="float">
            <text:p>3.01592894744556</text:p>
          </table:table-cell>
          <table:table-cell table:number-columns-repeated="100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5]/120" office:value-type="float" office:value="0.816666666666667" calcext:value-type="float">
            <text:p>0.816666666666667</text:p>
          </table:table-cell>
          <table:table-cell office:value-type="float" office:value="22.423" calcext:value-type="float">
            <text:p>22.423</text:p>
          </table:table-cell>
          <table:table-cell office:value-type="float" office:value="-24.189" calcext:value-type="float">
            <text:p>-24.189</text:p>
          </table:table-cell>
          <table:table-cell office:value-type="float" office:value="43.136" calcext:value-type="float">
            <text:p>43.136</text:p>
          </table:table-cell>
          <table:table-cell office:value-type="float" office:value="13.117" calcext:value-type="float">
            <text:p>13.117</text:p>
          </table:table-cell>
          <table:table-cell table:formula="of:=[.C105]*2*PI()/360" office:value-type="float" office:value="0.391355178174688" calcext:value-type="float">
            <text:p>0.391355178174688</text:p>
          </table:table-cell>
          <table:table-cell table:formula="of:=[.D105]*2*PI()/360" office:value-type="float" office:value="-0.422177692764908" calcext:value-type="float">
            <text:p>-0.422177692764908</text:p>
          </table:table-cell>
          <table:table-cell table:formula="of:=[.E105]*2*PI()/360" office:value-type="float" office:value="0.752865226140274" calcext:value-type="float">
            <text:p>0.752865226140274</text:p>
          </table:table-cell>
          <table:table-cell table:formula="of:=[.F105]*2*PI()/360" office:value-type="float" office:value="0.228934837984096" calcext:value-type="float">
            <text:p>0.228934837984096</text:p>
          </table:table-cell>
          <table:table-cell table:formula="of:=([.G106]-[.G105])/([.B105]-[.B106])" office:value-type="float" office:value="0.32463124087094" calcext:value-type="float">
            <text:p>0.32463124087094</text:p>
          </table:table-cell>
          <table:table-cell table:formula="of:=([.H106]-[.H105])/([.B105]-[.B106])" office:value-type="float" office:value="-0.400029464557105" calcext:value-type="float">
            <text:p>-0.400029464557105</text:p>
          </table:table-cell>
          <table:table-cell table:formula="of:=([.I106]-[.I105])/([.B105]-[.B106])" office:value-type="float" office:value="1.47864294228961" calcext:value-type="float">
            <text:p>1.47864294228961</text:p>
          </table:table-cell>
          <table:table-cell table:formula="of:=([.J106]-[.J105])/([.B105]-[.B106])" office:value-type="float" office:value="0.366519142918814" calcext:value-type="float">
            <text:p>0.366519142918814</text:p>
          </table:table-cell>
          <table:table-cell table:formula="of:=([.K106]-[.K105])/([.B105]-[.B106])" office:value-type="float" office:value="5.02654824574385" calcext:value-type="float">
            <text:p>5.02654824574385</text:p>
          </table:table-cell>
          <table:table-cell table:formula="of:=([.L106]-[.L105])/([.B105]-[.B106])" office:value-type="float" office:value="9.80176907919868" calcext:value-type="float">
            <text:p>9.80176907919868</text:p>
          </table:table-cell>
          <table:table-cell table:formula="of:=([.M106]-[.M105])/([.B105]-[.B106])" office:value-type="float" office:value="-25.6353960532889" calcext:value-type="float">
            <text:p>-25.6353960532889</text:p>
          </table:table-cell>
          <table:table-cell table:formula="of:=([.N106]-[.N105])/([.B105]-[.B106])" office:value-type="float" office:value="3.26725635973423" calcext:value-type="float">
            <text:p>3.26725635973423</text:p>
          </table:table-cell>
          <table:table-cell table:number-columns-repeated="100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6]/120" office:value-type="float" office:value="0.825" calcext:value-type="float">
            <text:p>0.825</text:p>
          </table:table-cell>
          <table:table-cell office:value-type="float" office:value="22.268" calcext:value-type="float">
            <text:p>22.268</text:p>
          </table:table-cell>
          <table:table-cell office:value-type="float" office:value="-23.998" calcext:value-type="float">
            <text:p>-23.998</text:p>
          </table:table-cell>
          <table:table-cell office:value-type="float" office:value="42.43" calcext:value-type="float">
            <text:p>42.43</text:p>
          </table:table-cell>
          <table:table-cell office:value-type="float" office:value="12.942" calcext:value-type="float">
            <text:p>12.942</text:p>
          </table:table-cell>
          <table:table-cell table:formula="of:=[.C106]*2*PI()/360" office:value-type="float" office:value="0.388649917834097" calcext:value-type="float">
            <text:p>0.388649917834097</text:p>
          </table:table-cell>
          <table:table-cell table:formula="of:=[.D106]*2*PI()/360" office:value-type="float" office:value="-0.418844113893599" calcext:value-type="float">
            <text:p>-0.418844113893599</text:p>
          </table:table-cell>
          <table:table-cell table:formula="of:=[.E106]*2*PI()/360" office:value-type="float" office:value="0.740543201621194" calcext:value-type="float">
            <text:p>0.740543201621194</text:p>
          </table:table-cell>
          <table:table-cell table:formula="of:=[.F106]*2*PI()/360" office:value-type="float" office:value="0.225880511793106" calcext:value-type="float">
            <text:p>0.225880511793106</text:p>
          </table:table-cell>
          <table:table-cell table:formula="of:=([.G107]-[.G106])/([.B106]-[.B107])" office:value-type="float" office:value="0.282743338823074" calcext:value-type="float">
            <text:p>0.282743338823074</text:p>
          </table:table-cell>
          <table:table-cell table:formula="of:=([.H107]-[.H106])/([.B106]-[.B107])" office:value-type="float" office:value="-0.481710873550427" calcext:value-type="float">
            <text:p>-0.481710873550427</text:p>
          </table:table-cell>
          <table:table-cell table:formula="of:=([.I107]-[.I106])/([.B106]-[.B107])" office:value-type="float" office:value="1.69227124273368" calcext:value-type="float">
            <text:p>1.69227124273368</text:p>
          </table:table-cell>
          <table:table-cell table:formula="of:=([.J107]-[.J106])/([.B106]-[.B107])" office:value-type="float" office:value="0.339292006587696" calcext:value-type="float">
            <text:p>0.339292006587696</text:p>
          </table:table-cell>
          <table:table-cell table:formula="of:=([.K107]-[.K106])/([.B106]-[.B107])" office:value-type="float" office:value="7.03716754403988" calcext:value-type="float">
            <text:p>7.03716754403988</text:p>
          </table:table-cell>
          <table:table-cell table:formula="of:=([.L107]-[.L106])/([.B106]-[.B107])" office:value-type="float" office:value="9.55044166691357" calcext:value-type="float">
            <text:p>9.55044166691357</text:p>
          </table:table-cell>
          <table:table-cell table:formula="of:=([.M107]-[.M106])/([.B106]-[.B107])" office:value-type="float" office:value="-24.1274315795716" calcext:value-type="float">
            <text:p>-24.1274315795716</text:p>
          </table:table-cell>
          <table:table-cell table:formula="of:=([.N107]-[.N106])/([.B106]-[.B107])" office:value-type="float" office:value="3.76991118430775" calcext:value-type="float">
            <text:p>3.7699111843077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7]/120" office:value-type="float" office:value="0.833333333333333" calcext:value-type="float">
            <text:p>0.833333333333333</text:p>
          </table:table-cell>
          <table:table-cell office:value-type="float" office:value="22.133" calcext:value-type="float">
            <text:p>22.133</text:p>
          </table:table-cell>
          <table:table-cell office:value-type="float" office:value="-23.768" calcext:value-type="float">
            <text:p>-23.768</text:p>
          </table:table-cell>
          <table:table-cell office:value-type="float" office:value="41.622" calcext:value-type="float">
            <text:p>41.622</text:p>
          </table:table-cell>
          <table:table-cell office:value-type="float" office:value="12.78" calcext:value-type="float">
            <text:p>12.78</text:p>
          </table:table-cell>
          <table:table-cell table:formula="of:=[.C107]*2*PI()/360" office:value-type="float" office:value="0.386293723343905" calcext:value-type="float">
            <text:p>0.386293723343905</text:p>
          </table:table-cell>
          <table:table-cell table:formula="of:=[.D107]*2*PI()/360" office:value-type="float" office:value="-0.414829856614012" calcext:value-type="float">
            <text:p>-0.414829856614012</text:p>
          </table:table-cell>
          <table:table-cell table:formula="of:=[.E107]*2*PI()/360" office:value-type="float" office:value="0.72644094126508" calcext:value-type="float">
            <text:p>0.72644094126508</text:p>
          </table:table-cell>
          <table:table-cell table:formula="of:=[.F107]*2*PI()/360" office:value-type="float" office:value="0.223053078404875" calcext:value-type="float">
            <text:p>0.223053078404875</text:p>
          </table:table-cell>
          <table:table-cell table:formula="of:=([.G108]-[.G107])/([.B107]-[.B108])" office:value-type="float" office:value="0.224100275956075" calcext:value-type="float">
            <text:p>0.224100275956075</text:p>
          </table:table-cell>
          <table:table-cell table:formula="of:=([.H108]-[.H107])/([.B107]-[.B108])" office:value-type="float" office:value="-0.561297887441374" calcext:value-type="float">
            <text:p>-0.561297887441374</text:p>
          </table:table-cell>
          <table:table-cell table:formula="of:=([.I108]-[.I107])/([.B107]-[.B108])" office:value-type="float" office:value="1.89333317256345" calcext:value-type="float">
            <text:p>1.89333317256345</text:p>
          </table:table-cell>
          <table:table-cell table:formula="of:=([.J108]-[.J107])/([.B107]-[.B108])" office:value-type="float" office:value="0.307876080051798" calcext:value-type="float">
            <text:p>0.307876080051798</text:p>
          </table:table-cell>
          <table:table-cell table:formula="of:=([.K108]-[.K107])/([.B107]-[.B108])" office:value-type="float" office:value="8.79645943005174" calcext:value-type="float">
            <text:p>8.79645943005174</text:p>
          </table:table-cell>
          <table:table-cell table:formula="of:=([.L108]-[.L107])/([.B107]-[.B108])" office:value-type="float" office:value="9.55044166691453" calcext:value-type="float">
            <text:p>9.55044166691453</text:p>
          </table:table-cell>
          <table:table-cell table:formula="of:=([.M108]-[.M107])/([.B107]-[.B108])" office:value-type="float" office:value="-22.3681396935604" calcext:value-type="float">
            <text:p>-22.3681396935604</text:p>
          </table:table-cell>
          <table:table-cell table:formula="of:=([.N108]-[.N107])/([.B107]-[.B108])" office:value-type="float" office:value="3.51858377202022" calcext:value-type="float">
            <text:p>3.51858377202022</text:p>
          </table:table-cell>
          <table:table-cell table:number-columns-repeated="100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8]/120" office:value-type="float" office:value="0.841666666666667" calcext:value-type="float">
            <text:p>0.841666666666667</text:p>
          </table:table-cell>
          <table:table-cell office:value-type="float" office:value="22.026" calcext:value-type="float">
            <text:p>22.026</text:p>
          </table:table-cell>
          <table:table-cell office:value-type="float" office:value="-23.5" calcext:value-type="float">
            <text:p>-23.5</text:p>
          </table:table-cell>
          <table:table-cell office:value-type="float" office:value="40.718" calcext:value-type="float">
            <text:p>40.718</text:p>
          </table:table-cell>
          <table:table-cell office:value-type="float" office:value="12.633" calcext:value-type="float">
            <text:p>12.633</text:p>
          </table:table-cell>
          <table:table-cell table:formula="of:=[.C108]*2*PI()/360" office:value-type="float" office:value="0.384426221044271" calcext:value-type="float">
            <text:p>0.384426221044271</text:p>
          </table:table-cell>
          <table:table-cell table:formula="of:=[.D108]*2*PI()/360" office:value-type="float" office:value="-0.410152374218667" calcext:value-type="float">
            <text:p>-0.410152374218667</text:p>
          </table:table-cell>
          <table:table-cell table:formula="of:=[.E108]*2*PI()/360" office:value-type="float" office:value="0.710663164827051" calcext:value-type="float">
            <text:p>0.710663164827051</text:p>
          </table:table-cell>
          <table:table-cell table:formula="of:=[.F108]*2*PI()/360" office:value-type="float" office:value="0.220487444404444" calcext:value-type="float">
            <text:p>0.220487444404444</text:p>
          </table:table-cell>
          <table:table-cell table:formula="of:=([.G109]-[.G108])/([.B108]-[.B109])" office:value-type="float" office:value="0.150796447372311" calcext:value-type="float">
            <text:p>0.150796447372311</text:p>
          </table:table-cell>
          <table:table-cell table:formula="of:=([.H109]-[.H108])/([.B108]-[.B109])" office:value-type="float" office:value="-0.640884901332328" calcext:value-type="float">
            <text:p>-0.640884901332328</text:p>
          </table:table-cell>
          <table:table-cell table:formula="of:=([.I109]-[.I108])/([.B108]-[.B109])" office:value-type="float" office:value="2.07973433667645" calcext:value-type="float">
            <text:p>2.07973433667645</text:p>
          </table:table-cell>
          <table:table-cell table:formula="of:=([.J109]-[.J108])/([.B108]-[.B109])" office:value-type="float" office:value="0.278554548618296" calcext:value-type="float">
            <text:p>0.278554548618296</text:p>
          </table:table-cell>
          <table:table-cell table:formula="of:=([.K109]-[.K108])/([.B108]-[.B109])" office:value-type="float" office:value="9.29911425462639" calcext:value-type="float">
            <text:p>9.29911425462639</text:p>
          </table:table-cell>
          <table:table-cell table:formula="of:=([.L109]-[.L108])/([.B108]-[.B109])" office:value-type="float" office:value="10.5557513160606" calcext:value-type="float">
            <text:p>10.5557513160606</text:p>
          </table:table-cell>
          <table:table-cell table:formula="of:=([.M109]-[.M108])/([.B108]-[.B109])" office:value-type="float" office:value="-19.1008833338274" calcext:value-type="float">
            <text:p>-19.1008833338274</text:p>
          </table:table-cell>
          <table:table-cell table:formula="of:=([.N109]-[.N108])/([.B108]-[.B109])" office:value-type="float" office:value="2.26194671058437" calcext:value-type="float">
            <text:p>2.26194671058437</text:p>
          </table:table-cell>
          <table:table-cell table:number-columns-repeated="100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9]/120" office:value-type="float" office:value="0.85" calcext:value-type="float">
            <text:p>0.85</text:p>
          </table:table-cell>
          <table:table-cell office:value-type="float" office:value="21.954" calcext:value-type="float">
            <text:p>21.954</text:p>
          </table:table-cell>
          <table:table-cell office:value-type="float" office:value="-23.194" calcext:value-type="float">
            <text:p>-23.194</text:p>
          </table:table-cell>
          <table:table-cell office:value-type="float" office:value="39.725" calcext:value-type="float">
            <text:p>39.725</text:p>
          </table:table-cell>
          <table:table-cell office:value-type="float" office:value="12.5" calcext:value-type="float">
            <text:p>12.5</text:p>
          </table:table-cell>
          <table:table-cell table:formula="of:=[.C109]*2*PI()/360" office:value-type="float" office:value="0.383169583982835" calcext:value-type="float">
            <text:p>0.383169583982835</text:p>
          </table:table-cell>
          <table:table-cell table:formula="of:=[.D109]*2*PI()/360" office:value-type="float" office:value="-0.404811666707565" calcext:value-type="float">
            <text:p>-0.404811666707565</text:p>
          </table:table-cell>
          <table:table-cell table:formula="of:=[.E109]*2*PI()/360" office:value-type="float" office:value="0.693332045354747" calcext:value-type="float">
            <text:p>0.693332045354747</text:p>
          </table:table-cell>
          <table:table-cell table:formula="of:=[.F109]*2*PI()/360" office:value-type="float" office:value="0.218166156499291" calcext:value-type="float">
            <text:p>0.218166156499291</text:p>
          </table:table-cell>
          <table:table-cell table:formula="of:=([.G110]-[.G109])/([.B109]-[.B110])" office:value-type="float" office:value="0.0733038285837575" calcext:value-type="float">
            <text:p>0.073303828583758</text:p>
          </table:table-cell>
          <table:table-cell table:formula="of:=([.H110]-[.H109])/([.B109]-[.B110])" office:value-type="float" office:value="-0.728849495632833" calcext:value-type="float">
            <text:p>-0.728849495632833</text:p>
          </table:table-cell>
          <table:table-cell table:formula="of:=([.I110]-[.I109])/([.B109]-[.B110])" office:value-type="float" office:value="2.23890836445835" calcext:value-type="float">
            <text:p>2.23890836445835</text:p>
          </table:table-cell>
          <table:table-cell table:formula="of:=([.J110]-[.J109])/([.B109]-[.B110])" office:value-type="float" office:value="0.25970499269676" calcext:value-type="float">
            <text:p>0.25970499269676</text:p>
          </table:table-cell>
          <table:table-cell table:formula="of:=([.K110]-[.K109])/([.B109]-[.B110])" office:value-type="float" office:value="8.79645943005094" calcext:value-type="float">
            <text:p>8.79645943005094</text:p>
          </table:table-cell>
          <table:table-cell table:formula="of:=([.L110]-[.L109])/([.B109]-[.B110])" office:value-type="float" office:value="11.8123883774968" calcext:value-type="float">
            <text:p>11.8123883774968</text:p>
          </table:table-cell>
          <table:table-cell table:formula="of:=([.M110]-[.M109])/([.B109]-[.B110])" office:value-type="float" office:value="-16.3362817986622" calcext:value-type="float">
            <text:p>-16.3362817986622</text:p>
          </table:table-cell>
          <table:table-cell table:formula="of:=([.N110]-[.N109])/([.B109]-[.B110])" office:value-type="float" office:value="2.26194671058555" calcext:value-type="float">
            <text:p>2.26194671058555</text:p>
          </table:table-cell>
          <table:table-cell table:number-columns-repeated="100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10]/120" office:value-type="float" office:value="0.858333333333333" calcext:value-type="float">
            <text:p>0.858333333333333</text:p>
          </table:table-cell>
          <table:table-cell office:value-type="float" office:value="21.919" calcext:value-type="float">
            <text:p>21.919</text:p>
          </table:table-cell>
          <table:table-cell office:value-type="float" office:value="-22.846" calcext:value-type="float">
            <text:p>-22.846</text:p>
          </table:table-cell>
          <table:table-cell office:value-type="float" office:value="38.656" calcext:value-type="float">
            <text:p>38.656</text:p>
          </table:table-cell>
          <table:table-cell office:value-type="float" office:value="12.376" calcext:value-type="float">
            <text:p>12.376</text:p>
          </table:table-cell>
          <table:table-cell table:formula="of:=[.C110]*2*PI()/360" office:value-type="float" office:value="0.382558718744637" calcext:value-type="float">
            <text:p>0.382558718744637</text:p>
          </table:table-cell>
          <table:table-cell table:formula="of:=[.D110]*2*PI()/360" office:value-type="float" office:value="-0.398737920910624" calcext:value-type="float">
            <text:p>-0.398737920910624</text:p>
          </table:table-cell>
          <table:table-cell table:formula="of:=[.E110]*2*PI()/360" office:value-type="float" office:value="0.674674475650928" calcext:value-type="float">
            <text:p>0.674674475650928</text:p>
          </table:table-cell>
          <table:table-cell table:formula="of:=[.F110]*2*PI()/360" office:value-type="float" office:value="0.216001948226818" calcext:value-type="float">
            <text:p>0.216001948226818</text:p>
          </table:table-cell>
          <table:table-cell table:formula="of:=([.G111]-[.G110])/([.B110]-[.B111])" office:value-type="float" office:value="-0" calcext:value-type="float">
            <text:p>0</text:p>
          </table:table-cell>
          <table:table-cell table:formula="of:=([.H111]-[.H110])/([.B110]-[.B111])" office:value-type="float" office:value="-0.827286065445306" calcext:value-type="float">
            <text:p>-0.827286065445306</text:p>
          </table:table-cell>
          <table:table-cell table:formula="of:=([.I111]-[.I110])/([.B110]-[.B111])" office:value-type="float" office:value="2.37504404611386" calcext:value-type="float">
            <text:p>2.37504404611386</text:p>
          </table:table-cell>
          <table:table-cell table:formula="of:=([.J111]-[.J110])/([.B110]-[.B111])" office:value-type="float" office:value="0.240855436775213" calcext:value-type="float">
            <text:p>0.240855436775213</text:p>
          </table:table-cell>
          <table:table-cell table:formula="of:=([.K111]-[.K110])/([.B110]-[.B111])" office:value-type="float" office:value="6.78584013175381" calcext:value-type="float">
            <text:p>6.78584013175381</text:p>
          </table:table-cell>
          <table:table-cell table:formula="of:=([.L111]-[.L110])/([.B110]-[.B111])" office:value-type="float" office:value="13.5716802635089" calcext:value-type="float">
            <text:p>13.5716802635089</text:p>
          </table:table-cell>
          <table:table-cell table:formula="of:=([.M111]-[.M110])/([.B110]-[.B111])" office:value-type="float" office:value="-12.315043202074" calcext:value-type="float">
            <text:p>-12.315043202074</text:p>
          </table:table-cell>
          <table:table-cell table:formula="of:=([.N111]-[.N110])/([.B110]-[.B111])" office:value-type="float" office:value="1.25663706143505" calcext:value-type="float">
            <text:p>1.25663706143505</text:p>
          </table:table-cell>
          <table:table-cell table:number-columns-repeated="100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11]/120" office:value-type="float" office:value="0.866666666666667" calcext:value-type="float">
            <text:p>0.866666666666667</text:p>
          </table:table-cell>
          <table:table-cell office:value-type="float" office:value="21.919" calcext:value-type="float">
            <text:p>21.919</text:p>
          </table:table-cell>
          <table:table-cell office:value-type="float" office:value="-22.451" calcext:value-type="float">
            <text:p>-22.451</text:p>
          </table:table-cell>
          <table:table-cell office:value-type="float" office:value="37.522" calcext:value-type="float">
            <text:p>37.522</text:p>
          </table:table-cell>
          <table:table-cell office:value-type="float" office:value="12.261" calcext:value-type="float">
            <text:p>12.261</text:p>
          </table:table-cell>
          <table:table-cell table:formula="of:=[.C111]*2*PI()/360" office:value-type="float" office:value="0.382558718744637" calcext:value-type="float">
            <text:p>0.382558718744637</text:p>
          </table:table-cell>
          <table:table-cell table:formula="of:=[.D111]*2*PI()/360" office:value-type="float" office:value="-0.391843870365247" calcext:value-type="float">
            <text:p>-0.391843870365247</text:p>
          </table:table-cell>
          <table:table-cell table:formula="of:=[.E111]*2*PI()/360" office:value-type="float" office:value="0.654882441933312" calcext:value-type="float">
            <text:p>0.654882441933312</text:p>
          </table:table-cell>
          <table:table-cell table:formula="of:=[.F111]*2*PI()/360" office:value-type="float" office:value="0.213994819587025" calcext:value-type="float">
            <text:p>0.213994819587025</text:p>
          </table:table-cell>
          <table:table-cell table:formula="of:=([.G112]-[.G111])/([.B111]-[.B112])" office:value-type="float" office:value="-0.0565486677646156" calcext:value-type="float">
            <text:p>-0.056548667764616</text:p>
          </table:table-cell>
          <table:table-cell table:formula="of:=([.H112]-[.H111])/([.B111]-[.B112])" office:value-type="float" office:value="-0.940383400974548" calcext:value-type="float">
            <text:p>-0.940383400974548</text:p>
          </table:table-cell>
          <table:table-cell table:formula="of:=([.I112]-[.I111])/([.B111]-[.B112])" office:value-type="float" office:value="2.47766940613115" calcext:value-type="float">
            <text:p>2.47766940613115</text:p>
          </table:table-cell>
          <table:table-cell table:formula="of:=([.J112]-[.J111])/([.B111]-[.B112])" office:value-type="float" office:value="0.230383461263255" calcext:value-type="float">
            <text:p>0.230383461263255</text:p>
          </table:table-cell>
          <table:table-cell table:formula="of:=([.K112]-[.K111])/([.B111]-[.B112])" office:value-type="float" office:value="5.02654824574259" calcext:value-type="float">
            <text:p>5.02654824574259</text:p>
          </table:table-cell>
          <table:table-cell table:formula="of:=([.L112]-[.L111])/([.B111]-[.B112])" office:value-type="float" office:value="14.5769899126555" calcext:value-type="float">
            <text:p>14.5769899126555</text:p>
          </table:table-cell>
          <table:table-cell table:formula="of:=([.M112]-[.M111])/([.B111]-[.B112])" office:value-type="float" office:value="-8.04247719319132" calcext:value-type="float">
            <text:p>-8.04247719319132</text:p>
          </table:table-cell>
          <table:table-cell table:formula="of:=([.N112]-[.N111])/([.B111]-[.B112])" office:value-type="float" office:value="1.00530964914932" calcext:value-type="float">
            <text:p>1.00530964914932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12]/120" office:value-type="float" office:value="0.875" calcext:value-type="float">
            <text:p>0.875</text:p>
          </table:table-cell>
          <table:table-cell office:value-type="float" office:value="21.946" calcext:value-type="float">
            <text:p>21.946</text:p>
          </table:table-cell>
          <table:table-cell office:value-type="float" office:value="-22.002" calcext:value-type="float">
            <text:p>-22.002</text:p>
          </table:table-cell>
          <table:table-cell office:value-type="float" office:value="36.339" calcext:value-type="float">
            <text:p>36.339</text:p>
          </table:table-cell>
          <table:table-cell office:value-type="float" office:value="12.151" calcext:value-type="float">
            <text:p>12.151</text:p>
          </table:table-cell>
          <table:table-cell table:formula="of:=[.C112]*2*PI()/360" office:value-type="float" office:value="0.383029957642676" calcext:value-type="float">
            <text:p>0.383029957642676</text:p>
          </table:table-cell>
          <table:table-cell table:formula="of:=[.D112]*2*PI()/360" office:value-type="float" office:value="-0.384007342023792" calcext:value-type="float">
            <text:p>-0.384007342023792</text:p>
          </table:table-cell>
          <table:table-cell table:formula="of:=[.E112]*2*PI()/360" office:value-type="float" office:value="0.634235196882219" calcext:value-type="float">
            <text:p>0.634235196882219</text:p>
          </table:table-cell>
          <table:table-cell table:formula="of:=[.F112]*2*PI()/360" office:value-type="float" office:value="0.212074957409831" calcext:value-type="float">
            <text:p>0.212074957409831</text:p>
          </table:table-cell>
          <table:table-cell table:formula="of:=([.G113]-[.G112])/([.B112]-[.B113])" office:value-type="float" office:value="-0.0984365698124704" calcext:value-type="float">
            <text:p>-0.09843656981247</text:p>
          </table:table-cell>
          <table:table-cell table:formula="of:=([.H113]-[.H112])/([.B112]-[.B113])" office:value-type="float" office:value="-1.06185831691334" calcext:value-type="float">
            <text:p>-1.06185831691334</text:p>
          </table:table-cell>
          <table:table-cell table:formula="of:=([.I113]-[.I112])/([.B112]-[.B113])" office:value-type="float" office:value="2.54469004940774" calcext:value-type="float">
            <text:p>2.54469004940774</text:p>
          </table:table-cell>
          <table:table-cell table:formula="of:=([.J113]-[.J112])/([.B112]-[.B113])" office:value-type="float" office:value="0.222005880853677" calcext:value-type="float">
            <text:p>0.222005880853677</text:p>
          </table:table-cell>
          <table:table-cell table:formula="of:=([.K113]-[.K112])/([.B112]-[.B113])" office:value-type="float" office:value="4.77522083345824" calcext:value-type="float">
            <text:p>4.77522083345824</text:p>
          </table:table-cell>
          <table:table-cell table:formula="of:=([.L113]-[.L112])/([.B112]-[.B113])" office:value-type="float" office:value="15.0796447372307" calcext:value-type="float">
            <text:p>15.0796447372307</text:p>
          </table:table-cell>
          <table:table-cell table:formula="of:=([.M113]-[.M112])/([.B112]-[.B113])" office:value-type="float" office:value="-4.27256600887649" calcext:value-type="float">
            <text:p>-4.27256600887649</text:p>
          </table:table-cell>
          <table:table-cell table:formula="of:=([.N113]-[.N112])/([.B112]-[.B113])" office:value-type="float" office:value="1.75929188601044" calcext:value-type="float">
            <text:p>1.75929188601044</text:p>
          </table:table-cell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13]/120" office:value-type="float" office:value="0.883333333333333" calcext:value-type="float">
            <text:p>0.883333333333333</text:p>
          </table:table-cell>
          <table:table-cell office:value-type="float" office:value="21.993" calcext:value-type="float">
            <text:p>21.993</text:p>
          </table:table-cell>
          <table:table-cell office:value-type="float" office:value="-21.495" calcext:value-type="float">
            <text:p>-21.495</text:p>
          </table:table-cell>
          <table:table-cell office:value-type="float" office:value="35.124" calcext:value-type="float">
            <text:p>35.124</text:p>
          </table:table-cell>
          <table:table-cell office:value-type="float" office:value="12.045" calcext:value-type="float">
            <text:p>12.045</text:p>
          </table:table-cell>
          <table:table-cell table:formula="of:=[.C113]*2*PI()/360" office:value-type="float" office:value="0.383850262391113" calcext:value-type="float">
            <text:p>0.383850262391113</text:p>
          </table:table-cell>
          <table:table-cell table:formula="of:=[.D113]*2*PI()/360" office:value-type="float" office:value="-0.375158522716181" calcext:value-type="float">
            <text:p>-0.375158522716181</text:p>
          </table:table-cell>
          <table:table-cell table:formula="of:=[.E113]*2*PI()/360" office:value-type="float" office:value="0.613029446470488" calcext:value-type="float">
            <text:p>0.613029446470488</text:p>
          </table:table-cell>
          <table:table-cell table:formula="of:=[.F113]*2*PI()/360" office:value-type="float" office:value="0.210224908402717" calcext:value-type="float">
            <text:p>0.210224908402717</text:p>
          </table:table-cell>
          <table:table-cell table:formula="of:=([.G114]-[.G113])/([.B113]-[.B114])" office:value-type="float" office:value="-0.138230076757956" calcext:value-type="float">
            <text:p>-0.138230076757956</text:p>
          </table:table-cell>
          <table:table-cell table:formula="of:=([.H114]-[.H113])/([.B113]-[.B114])" office:value-type="float" office:value="-1.18752202305693" calcext:value-type="float">
            <text:p>-1.18752202305693</text:p>
          </table:table-cell>
          <table:table-cell table:formula="of:=([.I114]-[.I113])/([.B113]-[.B114])" office:value-type="float" office:value="2.58029476614838" calcext:value-type="float">
            <text:p>2.58029476614838</text:p>
          </table:table-cell>
          <table:table-cell table:formula="of:=([.J114]-[.J113])/([.B113]-[.B114])" office:value-type="float" office:value="0.207345115136923" calcext:value-type="float">
            <text:p>0.207345115136923</text:p>
          </table:table-cell>
          <table:table-cell table:formula="of:=([.K114]-[.K113])/([.B113]-[.B114])" office:value-type="float" office:value="5.5292030703166" calcext:value-type="float">
            <text:p>5.5292030703166</text:p>
          </table:table-cell>
          <table:table-cell table:formula="of:=([.L114]-[.L113])/([.B113]-[.B114])" office:value-type="float" office:value="14.0743350880842" calcext:value-type="float">
            <text:p>14.0743350880842</text:p>
          </table:table-cell>
          <table:table-cell table:formula="of:=([.M114]-[.M113])/([.B113]-[.B114])" office:value-type="float" office:value="1.00530964914195" calcext:value-type="float">
            <text:p>1.00530964914195</text:p>
          </table:table-cell>
          <table:table-cell table:formula="of:=([.N114]-[.N113])/([.B113]-[.B114])" office:value-type="float" office:value="2.01061929829668" calcext:value-type="float">
            <text:p>2.01061929829668</text:p>
          </table:table-cell>
          <table:table-cell table:number-columns-repeated="100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4]/120" office:value-type="float" office:value="0.891666666666667" calcext:value-type="float">
            <text:p>0.891666666666667</text:p>
          </table:table-cell>
          <table:table-cell office:value-type="float" office:value="22.059" calcext:value-type="float">
            <text:p>22.059</text:p>
          </table:table-cell>
          <table:table-cell office:value-type="float" office:value="-20.928" calcext:value-type="float">
            <text:p>-20.928</text:p>
          </table:table-cell>
          <table:table-cell office:value-type="float" office:value="33.892" calcext:value-type="float">
            <text:p>33.892</text:p>
          </table:table-cell>
          <table:table-cell office:value-type="float" office:value="11.946" calcext:value-type="float">
            <text:p>11.946</text:p>
          </table:table-cell>
          <table:table-cell table:formula="of:=[.C114]*2*PI()/360" office:value-type="float" office:value="0.385002179697429" calcext:value-type="float">
            <text:p>0.385002179697429</text:p>
          </table:table-cell>
          <table:table-cell table:formula="of:=[.D114]*2*PI()/360" office:value-type="float" office:value="-0.365262505857373" calcext:value-type="float">
            <text:p>-0.365262505857373</text:p>
          </table:table-cell>
          <table:table-cell table:formula="of:=[.E114]*2*PI()/360" office:value-type="float" office:value="0.591526990085918" calcext:value-type="float">
            <text:p>0.591526990085918</text:p>
          </table:table-cell>
          <table:table-cell table:formula="of:=[.F114]*2*PI()/360" office:value-type="float" office:value="0.208497032443243" calcext:value-type="float">
            <text:p>0.208497032443243</text:p>
          </table:table-cell>
          <table:table-cell table:formula="of:=([.G115]-[.G114])/([.B114]-[.B115])" office:value-type="float" office:value="-0.184306769010594" calcext:value-type="float">
            <text:p>-0.184306769010594</text:p>
          </table:table-cell>
          <table:table-cell table:formula="of:=([.H115]-[.H114])/([.B114]-[.B115])" office:value-type="float" office:value="-1.30480814879097" calcext:value-type="float">
            <text:p>-1.30480814879097</text:p>
          </table:table-cell>
          <table:table-cell table:formula="of:=([.I115]-[.I114])/([.B114]-[.B115])" office:value-type="float" office:value="2.57191718573886" calcext:value-type="float">
            <text:p>2.57191718573886</text:p>
          </table:table-cell>
          <table:table-cell table:formula="of:=([.J115]-[.J114])/([.B114]-[.B115])" office:value-type="float" office:value="0.190589954317784" calcext:value-type="float">
            <text:p>0.190589954317784</text:p>
          </table:table-cell>
          <table:table-cell table:formula="of:=([.K115]-[.K114])/([.B114]-[.B115])" office:value-type="float" office:value="7.03716754404362" calcext:value-type="float">
            <text:p>7.03716754404362</text:p>
          </table:table-cell>
          <table:table-cell table:formula="of:=([.L115]-[.L114])/([.B114]-[.B115])" office:value-type="float" office:value="12.8176980266458" calcext:value-type="float">
            <text:p>12.8176980266458</text:p>
          </table:table-cell>
          <table:table-cell table:formula="of:=([.M115]-[.M114])/([.B114]-[.B115])" office:value-type="float" office:value="4.52389342117037" calcext:value-type="float">
            <text:p>4.52389342117037</text:p>
          </table:table-cell>
          <table:table-cell table:formula="of:=([.N115]-[.N114])/([.B114]-[.B115])" office:value-type="float" office:value="3.51858377202141" calcext:value-type="float">
            <text:p>3.51858377202141</text:p>
          </table:table-cell>
          <table:table-cell table:number-columns-repeated="100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5]/120" office:value-type="float" office:value="0.9" calcext:value-type="float">
            <text:p>0.9</text:p>
          </table:table-cell>
          <table:table-cell office:value-type="float" office:value="22.147" calcext:value-type="float">
            <text:p>22.147</text:p>
          </table:table-cell>
          <table:table-cell office:value-type="float" office:value="-20.305" calcext:value-type="float">
            <text:p>-20.305</text:p>
          </table:table-cell>
          <table:table-cell office:value-type="float" office:value="32.664" calcext:value-type="float">
            <text:p>32.664</text:p>
          </table:table-cell>
          <table:table-cell office:value-type="float" office:value="11.855" calcext:value-type="float">
            <text:p>11.855</text:p>
          </table:table-cell>
          <table:table-cell table:formula="of:=[.C115]*2*PI()/360" office:value-type="float" office:value="0.386538069439184" calcext:value-type="float">
            <text:p>0.386538069439184</text:p>
          </table:table-cell>
          <table:table-cell table:formula="of:=[.D115]*2*PI()/360" office:value-type="float" office:value="-0.354389104617449" calcext:value-type="float">
            <text:p>-0.354389104617449</text:p>
          </table:table-cell>
          <table:table-cell table:formula="of:=[.E115]*2*PI()/360" office:value-type="float" office:value="0.570094346871428" calcext:value-type="float">
            <text:p>0.570094346871428</text:p>
          </table:table-cell>
          <table:table-cell table:formula="of:=[.F115]*2*PI()/360" office:value-type="float" office:value="0.206908782823928" calcext:value-type="float">
            <text:p>0.206908782823928</text:p>
          </table:table-cell>
          <table:table-cell table:formula="of:=([.G116]-[.G115])/([.B115]-[.B116])" office:value-type="float" office:value="-0.242949831877624" calcext:value-type="float">
            <text:p>-0.242949831877624</text:p>
          </table:table-cell>
          <table:table-cell table:formula="of:=([.H116]-[.H115])/([.B115]-[.B116])" office:value-type="float" office:value="-1.41162229901302" calcext:value-type="float">
            <text:p>-1.41162229901302</text:p>
          </table:table-cell>
          <table:table-cell table:formula="of:=([.I116]-[.I115])/([.B115]-[.B116])" office:value-type="float" office:value="2.53421807389578" calcext:value-type="float">
            <text:p>2.53421807389578</text:p>
          </table:table-cell>
          <table:table-cell table:formula="of:=([.J116]-[.J115])/([.B115]-[.B116])" office:value-type="float" office:value="0.161268422884273" calcext:value-type="float">
            <text:p>0.161268422884273</text:p>
          </table:table-cell>
          <table:table-cell table:formula="of:=([.K116]-[.K115])/([.B115]-[.B116])" office:value-type="float" office:value="9.80176907919786" calcext:value-type="float">
            <text:p>9.80176907919786</text:p>
          </table:table-cell>
          <table:table-cell table:formula="of:=([.L116]-[.L115])/([.B115]-[.B116])" office:value-type="float" office:value="10.3044239037749" calcext:value-type="float">
            <text:p>10.3044239037749</text:p>
          </table:table-cell>
          <table:table-cell table:formula="of:=([.M116]-[.M115])/([.B115]-[.B116])" office:value-type="float" office:value="9.29911425462556" calcext:value-type="float">
            <text:p>9.29911425462556</text:p>
          </table:table-cell>
          <table:table-cell table:formula="of:=([.N116]-[.N115])/([.B115]-[.B116])" office:value-type="float" office:value="4.27256600888141" calcext:value-type="float">
            <text:p>4.27256600888141</text:p>
          </table:table-cell>
          <table:table-cell table:number-columns-repeated="100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6]/120" office:value-type="float" office:value="0.908333333333333" calcext:value-type="float">
            <text:p>0.908333333333333</text:p>
          </table:table-cell>
          <table:table-cell office:value-type="float" office:value="22.263" calcext:value-type="float">
            <text:p>22.263</text:p>
          </table:table-cell>
          <table:table-cell office:value-type="float" office:value="-19.631" calcext:value-type="float">
            <text:p>-19.631</text:p>
          </table:table-cell>
          <table:table-cell office:value-type="float" office:value="31.454" calcext:value-type="float">
            <text:p>31.454</text:p>
          </table:table-cell>
          <table:table-cell office:value-type="float" office:value="11.778" calcext:value-type="float">
            <text:p>11.778</text:p>
          </table:table-cell>
          <table:table-cell table:formula="of:=[.C116]*2*PI()/360" office:value-type="float" office:value="0.388562651371498" calcext:value-type="float">
            <text:p>0.388562651371498</text:p>
          </table:table-cell>
          <table:table-cell table:formula="of:=[.D116]*2*PI()/360" office:value-type="float" office:value="-0.342625585459007" calcext:value-type="float">
            <text:p>-0.342625585459007</text:p>
          </table:table-cell>
          <table:table-cell table:formula="of:=[.E116]*2*PI()/360" office:value-type="float" office:value="0.548975862922296" calcext:value-type="float">
            <text:p>0.548975862922296</text:p>
          </table:table-cell>
          <table:table-cell table:formula="of:=[.F116]*2*PI()/360" office:value-type="float" office:value="0.205564879299892" calcext:value-type="float">
            <text:p>0.205564879299892</text:p>
          </table:table-cell>
          <table:table-cell table:formula="of:=([.G117]-[.G116])/([.B116]-[.B117])" office:value-type="float" office:value="-0.32463124087094" calcext:value-type="float">
            <text:p>-0.32463124087094</text:p>
          </table:table-cell>
          <table:table-cell table:formula="of:=([.H117]-[.H116])/([.B116]-[.B117])" office:value-type="float" office:value="-1.49749249821114" calcext:value-type="float">
            <text:p>-1.49749249821114</text:p>
          </table:table-cell>
          <table:table-cell table:formula="of:=([.I117]-[.I116])/([.B116]-[.B117])" office:value-type="float" office:value="2.45672545510723" calcext:value-type="float">
            <text:p>2.45672545510723</text:p>
          </table:table-cell>
          <table:table-cell table:formula="of:=([.J117]-[.J116])/([.B116]-[.B117])" office:value-type="float" office:value="0.125663706143594" calcext:value-type="float">
            <text:p>0.125663706143594</text:p>
          </table:table-cell>
          <table:table-cell table:formula="of:=([.K117]-[.K116])/([.B116]-[.B117])" office:value-type="float" office:value="12.3150432020721" calcext:value-type="float">
            <text:p>12.3150432020721</text:p>
          </table:table-cell>
          <table:table-cell table:formula="of:=([.L117]-[.L116])/([.B116]-[.B117])" office:value-type="float" office:value="7.79114978089991" calcext:value-type="float">
            <text:p>7.79114978089991</text:p>
          </table:table-cell>
          <table:table-cell table:formula="of:=([.M117]-[.M116])/([.B116]-[.B117])" office:value-type="float" office:value="12.0637157897892" calcext:value-type="float">
            <text:p>12.0637157897892</text:p>
          </table:table-cell>
          <table:table-cell table:formula="of:=([.N117]-[.N116])/([.B116]-[.B117])" office:value-type="float" office:value="5.27787565803165" calcext:value-type="float">
            <text:p>5.27787565803165</text:p>
          </table:table-cell>
          <table:table-cell table:number-columns-repeated="100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7]/120" office:value-type="float" office:value="0.916666666666667" calcext:value-type="float">
            <text:p>0.916666666666667</text:p>
          </table:table-cell>
          <table:table-cell office:value-type="float" office:value="22.418" calcext:value-type="float">
            <text:p>22.418</text:p>
          </table:table-cell>
          <table:table-cell office:value-type="float" office:value="-18.916" calcext:value-type="float">
            <text:p>-18.916</text:p>
          </table:table-cell>
          <table:table-cell office:value-type="float" office:value="30.281" calcext:value-type="float">
            <text:p>30.281</text:p>
          </table:table-cell>
          <table:table-cell office:value-type="float" office:value="11.718" calcext:value-type="float">
            <text:p>11.718</text:p>
          </table:table-cell>
          <table:table-cell table:formula="of:=[.C117]*2*PI()/360" office:value-type="float" office:value="0.391267911712089" calcext:value-type="float">
            <text:p>0.391267911712089</text:p>
          </table:table-cell>
          <table:table-cell table:formula="of:=[.D117]*2*PI()/360" office:value-type="float" office:value="-0.330146481307247" calcext:value-type="float">
            <text:p>-0.330146481307247</text:p>
          </table:table-cell>
          <table:table-cell table:formula="of:=[.E117]*2*PI()/360" office:value-type="float" office:value="0.528503150796403" calcext:value-type="float">
            <text:p>0.528503150796403</text:p>
          </table:table-cell>
          <table:table-cell table:formula="of:=[.F117]*2*PI()/360" office:value-type="float" office:value="0.204517681748696" calcext:value-type="float">
            <text:p>0.204517681748696</text:p>
          </table:table-cell>
          <table:table-cell table:formula="of:=([.G118]-[.G117])/([.B117]-[.B118])" office:value-type="float" office:value="-0.427256600888206" calcext:value-type="float">
            <text:p>-0.427256600888206</text:p>
          </table:table-cell>
          <table:table-cell table:formula="of:=([.H118]-[.H117])/([.B117]-[.B118])" office:value-type="float" office:value="-1.56241874638531" calcext:value-type="float">
            <text:p>-1.56241874638531</text:p>
          </table:table-cell>
          <table:table-cell table:formula="of:=([.I118]-[.I117])/([.B117]-[.B118])" office:value-type="float" office:value="2.35619449019232" calcext:value-type="float">
            <text:p>2.35619449019232</text:p>
          </table:table-cell>
          <table:table-cell table:formula="of:=([.J118]-[.J117])/([.B117]-[.B118])" office:value-type="float" office:value="0.0816814089933307" calcext:value-type="float">
            <text:p>0.081681408993331</text:p>
          </table:table-cell>
          <table:table-cell table:formula="of:=([.K118]-[.K117])/([.B117]-[.B118])" office:value-type="float" office:value="15.0796447372315" calcext:value-type="float">
            <text:p>15.0796447372315</text:p>
          </table:table-cell>
          <table:table-cell table:formula="of:=([.L118]-[.L117])/([.B117]-[.B118])" office:value-type="float" office:value="6.03185789489594" calcext:value-type="float">
            <text:p>6.03185789489594</text:p>
          </table:table-cell>
          <table:table-cell table:formula="of:=([.M118]-[.M117])/([.B117]-[.B118])" office:value-type="float" office:value="15.0796447372278" calcext:value-type="float">
            <text:p>15.0796447372278</text:p>
          </table:table-cell>
          <table:table-cell table:formula="of:=([.N118]-[.N117])/([.B117]-[.B118])" office:value-type="float" office:value="7.28849495632753" calcext:value-type="float">
            <text:p>7.28849495632753</text:p>
          </table:table-cell>
          <table:table-cell table:number-columns-repeated="100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8]/120" office:value-type="float" office:value="0.925" calcext:value-type="float">
            <text:p>0.925</text:p>
          </table:table-cell>
          <table:table-cell office:value-type="float" office:value="22.622" calcext:value-type="float">
            <text:p>22.622</text:p>
          </table:table-cell>
          <table:table-cell office:value-type="float" office:value="-18.17" calcext:value-type="float">
            <text:p>-18.17</text:p>
          </table:table-cell>
          <table:table-cell office:value-type="float" office:value="29.156" calcext:value-type="float">
            <text:p>29.156</text:p>
          </table:table-cell>
          <table:table-cell office:value-type="float" office:value="11.679" calcext:value-type="float">
            <text:p>11.679</text:p>
          </table:table-cell>
          <table:table-cell table:formula="of:=[.C118]*2*PI()/360" office:value-type="float" office:value="0.394828383386157" calcext:value-type="float">
            <text:p>0.394828383386157</text:p>
          </table:table-cell>
          <table:table-cell table:formula="of:=[.D118]*2*PI()/360" office:value-type="float" office:value="-0.31712632508737" calcext:value-type="float">
            <text:p>-0.31712632508737</text:p>
          </table:table-cell>
          <table:table-cell table:formula="of:=[.E118]*2*PI()/360" office:value-type="float" office:value="0.508868196711467" calcext:value-type="float">
            <text:p>0.508868196711467</text:p>
          </table:table-cell>
          <table:table-cell table:formula="of:=[.F118]*2*PI()/360" office:value-type="float" office:value="0.203837003340418" calcext:value-type="float">
            <text:p>0.203837003340418</text:p>
          </table:table-cell>
          <table:table-cell table:formula="of:=([.G119]-[.G118])/([.B118]-[.B119])" office:value-type="float" office:value="-0.552920307031803" calcext:value-type="float">
            <text:p>-0.552920307031803</text:p>
          </table:table-cell>
          <table:table-cell table:formula="of:=([.H119]-[.H118])/([.B118]-[.B119])" office:value-type="float" office:value="-1.61268422884277" calcext:value-type="float">
            <text:p>-1.61268422884277</text:p>
          </table:table-cell>
          <table:table-cell table:formula="of:=([.I119]-[.I118])/([.B118]-[.B119])" office:value-type="float" office:value="2.23053078404876" calcext:value-type="float">
            <text:p>2.23053078404876</text:p>
          </table:table-cell>
          <table:table-cell table:formula="of:=([.J119]-[.J118])/([.B118]-[.B119])" office:value-type="float" office:value="0.0209439510239341" calcext:value-type="float">
            <text:p>0.020943951023934</text:p>
          </table:table-cell>
          <table:table-cell table:formula="of:=([.K119]-[.K118])/([.B118]-[.B119])" office:value-type="float" office:value="16.3362817986676" calcext:value-type="float">
            <text:p>16.3362817986676</text:p>
          </table:table-cell>
          <table:table-cell table:formula="of:=([.L119]-[.L118])/([.B118]-[.B119])" office:value-type="float" office:value="3.26725635973207" calcext:value-type="float">
            <text:p>3.26725635973207</text:p>
          </table:table-cell>
          <table:table-cell table:formula="of:=([.M119]-[.M118])/([.B118]-[.B119])" office:value-type="float" office:value="16.8389366232407" calcext:value-type="float">
            <text:p>16.8389366232407</text:p>
          </table:table-cell>
          <table:table-cell table:formula="of:=([.N119]-[.N118])/([.B118]-[.B119])" office:value-type="float" office:value="7.79114978090282" calcext:value-type="float">
            <text:p>7.79114978090282</text:p>
          </table:table-cell>
          <table:table-cell table:number-columns-repeated="100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9]/120" office:value-type="float" office:value="0.933333333333333" calcext:value-type="float">
            <text:p>0.933333333333333</text:p>
          </table:table-cell>
          <table:table-cell office:value-type="float" office:value="22.886" calcext:value-type="float">
            <text:p>22.886</text:p>
          </table:table-cell>
          <table:table-cell office:value-type="float" office:value="-17.4" calcext:value-type="float">
            <text:p>-17.4</text:p>
          </table:table-cell>
          <table:table-cell office:value-type="float" office:value="28.091" calcext:value-type="float">
            <text:p>28.091</text:p>
          </table:table-cell>
          <table:table-cell office:value-type="float" office:value="11.669" calcext:value-type="float">
            <text:p>11.669</text:p>
          </table:table-cell>
          <table:table-cell table:formula="of:=[.C119]*2*PI()/360" office:value-type="float" office:value="0.399436052611422" calcext:value-type="float">
            <text:p>0.399436052611422</text:p>
          </table:table-cell>
          <table:table-cell table:formula="of:=[.D119]*2*PI()/360" office:value-type="float" office:value="-0.303687289847013" calcext:value-type="float">
            <text:p>-0.303687289847013</text:p>
          </table:table-cell>
          <table:table-cell table:formula="of:=[.E119]*2*PI()/360" office:value-type="float" office:value="0.490280440177727" calcext:value-type="float">
            <text:p>0.490280440177727</text:p>
          </table:table-cell>
          <table:table-cell table:formula="of:=[.F119]*2*PI()/360" office:value-type="float" office:value="0.203662470415218" calcext:value-type="float">
            <text:p>0.203662470415218</text:p>
          </table:table-cell>
          <table:table-cell table:formula="of:=([.G120]-[.G119])/([.B119]-[.B120])" office:value-type="float" office:value="-0.689055988687366" calcext:value-type="float">
            <text:p>-0.689055988687366</text:p>
          </table:table-cell>
          <table:table-cell table:formula="of:=([.H120]-[.H119])/([.B119]-[.B120])" office:value-type="float" office:value="-1.63991136517387" calcext:value-type="float">
            <text:p>-1.63991136517387</text:p>
          </table:table-cell>
          <table:table-cell table:formula="of:=([.I120]-[.I119])/([.B119]-[.B120])" office:value-type="float" office:value="2.09020631218842" calcext:value-type="float">
            <text:p>2.09020631218842</text:p>
          </table:table-cell>
          <table:table-cell table:formula="of:=([.J120]-[.J119])/([.B119]-[.B120])" office:value-type="float" office:value="-0.0439822971502559" calcext:value-type="float">
            <text:p>-0.043982297150256</text:p>
          </table:table-cell>
          <table:table-cell table:formula="of:=([.K120]-[.K119])/([.B119]-[.B120])" office:value-type="float" office:value="17.090264035528" calcext:value-type="float">
            <text:p>17.090264035528</text:p>
          </table:table-cell>
          <table:table-cell table:formula="of:=([.L120]-[.L119])/([.B119]-[.B120])" office:value-type="float" office:value="1.25663706143664" calcext:value-type="float">
            <text:p>1.25663706143664</text:p>
          </table:table-cell>
          <table:table-cell table:formula="of:=([.M120]-[.M119])/([.B119]-[.B120])" office:value-type="float" office:value="18.0955736846773" calcext:value-type="float">
            <text:p>18.0955736846773</text:p>
          </table:table-cell>
          <table:table-cell table:formula="of:=([.N120]-[.N119])/([.B119]-[.B120])" office:value-type="float" office:value="9.29911425462599" calcext:value-type="float">
            <text:p>9.29911425462599</text:p>
          </table:table-cell>
          <table:table-cell table:number-columns-repeated="100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20]/120" office:value-type="float" office:value="0.941666666666667" calcext:value-type="float">
            <text:p>0.941666666666667</text:p>
          </table:table-cell>
          <table:table-cell office:value-type="float" office:value="23.215" calcext:value-type="float">
            <text:p>23.215</text:p>
          </table:table-cell>
          <table:table-cell office:value-type="float" office:value="-16.617" calcext:value-type="float">
            <text:p>-16.617</text:p>
          </table:table-cell>
          <table:table-cell office:value-type="float" office:value="27.093" calcext:value-type="float">
            <text:p>27.093</text:p>
          </table:table-cell>
          <table:table-cell office:value-type="float" office:value="11.69" calcext:value-type="float">
            <text:p>11.69</text:p>
          </table:table-cell>
          <table:table-cell table:formula="of:=[.C120]*2*PI()/360" office:value-type="float" office:value="0.405178185850484" calcext:value-type="float">
            <text:p>0.405178185850484</text:p>
          </table:table-cell>
          <table:table-cell table:formula="of:=[.D120]*2*PI()/360" office:value-type="float" office:value="-0.290021361803898" calcext:value-type="float">
            <text:p>-0.290021361803898</text:p>
          </table:table-cell>
          <table:table-cell table:formula="of:=[.E120]*2*PI()/360" office:value-type="float" office:value="0.472862054242824" calcext:value-type="float">
            <text:p>0.472862054242824</text:p>
          </table:table-cell>
          <table:table-cell table:formula="of:=[.F120]*2*PI()/360" office:value-type="float" office:value="0.204028989558137" calcext:value-type="float">
            <text:p>0.204028989558137</text:p>
          </table:table-cell>
          <table:table-cell table:formula="of:=([.G121]-[.G120])/([.B120]-[.B121])" office:value-type="float" office:value="-0.831474855650099" calcext:value-type="float">
            <text:p>-0.831474855650099</text:p>
          </table:table-cell>
          <table:table-cell table:formula="of:=([.H121]-[.H120])/([.B120]-[.B121])" office:value-type="float" office:value="-1.65038334068585" calcext:value-type="float">
            <text:p>-1.65038334068585</text:p>
          </table:table-cell>
          <table:table-cell table:formula="of:=([.I121]-[.I120])/([.B120]-[.B121])" office:value-type="float" office:value="1.93940986481611" calcext:value-type="float">
            <text:p>1.93940986481611</text:p>
          </table:table-cell>
          <table:table-cell table:formula="of:=([.J121]-[.J120])/([.B120]-[.B121])" office:value-type="float" office:value="-0.121474915938806" calcext:value-type="float">
            <text:p>-0.121474915938806</text:p>
          </table:table-cell>
          <table:table-cell table:formula="of:=([.K121]-[.K120])/([.B120]-[.B121])" office:value-type="float" office:value="16.5876092109526" calcext:value-type="float">
            <text:p>16.5876092109526</text:p>
          </table:table-cell>
          <table:table-cell table:formula="of:=([.L121]-[.L120])/([.B120]-[.B121])" office:value-type="float" office:value="-1.00530964915113" calcext:value-type="float">
            <text:p>-1.00530964915113</text:p>
          </table:table-cell>
          <table:table-cell table:formula="of:=([.M121]-[.M120])/([.B120]-[.B121])" office:value-type="float" office:value="18.095573684681" calcext:value-type="float">
            <text:p>18.095573684681</text:p>
          </table:table-cell>
          <table:table-cell table:formula="of:=([.N121]-[.N120])/([.B120]-[.B121])" office:value-type="float" office:value="9.5504416669126" calcext:value-type="float">
            <text:p>9.5504416669126</text:p>
          </table:table-cell>
          <table:table-cell table:number-columns-repeated="100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21]/120" office:value-type="float" office:value="0.95" calcext:value-type="float">
            <text:p>0.95</text:p>
          </table:table-cell>
          <table:table-cell office:value-type="float" office:value="23.612" calcext:value-type="float">
            <text:p>23.612</text:p>
          </table:table-cell>
          <table:table-cell office:value-type="float" office:value="-15.829" calcext:value-type="float">
            <text:p>-15.829</text:p>
          </table:table-cell>
          <table:table-cell office:value-type="float" office:value="26.167" calcext:value-type="float">
            <text:p>26.167</text:p>
          </table:table-cell>
          <table:table-cell office:value-type="float" office:value="11.748" calcext:value-type="float">
            <text:p>11.748</text:p>
          </table:table-cell>
          <table:table-cell table:formula="of:=[.C121]*2*PI()/360" office:value-type="float" office:value="0.412107142980901" calcext:value-type="float">
            <text:p>0.412107142980901</text:p>
          </table:table-cell>
          <table:table-cell table:formula="of:=[.D121]*2*PI()/360" office:value-type="float" office:value="-0.276268167298182" calcext:value-type="float">
            <text:p>-0.276268167298182</text:p>
          </table:table-cell>
          <table:table-cell table:formula="of:=[.E121]*2*PI()/360" office:value-type="float" office:value="0.456700305369356" calcext:value-type="float">
            <text:p>0.456700305369356</text:p>
          </table:table-cell>
          <table:table-cell table:formula="of:=[.F121]*2*PI()/360" office:value-type="float" office:value="0.205041280524294" calcext:value-type="float">
            <text:p>0.205041280524294</text:p>
          </table:table-cell>
          <table:table-cell table:formula="of:=([.G122]-[.G121])/([.B121]-[.B122])" office:value-type="float" office:value="-0.969704932408037" calcext:value-type="float">
            <text:p>-0.969704932408037</text:p>
          </table:table-cell>
          <table:table-cell table:formula="of:=([.H122]-[.H121])/([.B121]-[.B122])" office:value-type="float" office:value="-1.64200576027625" calcext:value-type="float">
            <text:p>-1.64200576027625</text:p>
          </table:table-cell>
          <table:table-cell table:formula="of:=([.I122]-[.I121])/([.B121]-[.B122])" office:value-type="float" office:value="1.78861341744377" calcext:value-type="float">
            <text:p>1.78861341744377</text:p>
          </table:table-cell>
          <table:table-cell table:formula="of:=([.J122]-[.J121])/([.B121]-[.B122])" office:value-type="float" office:value="-0.201061929829744" calcext:value-type="float">
            <text:p>-0.201061929829744</text:p>
          </table:table-cell>
          <table:table-cell table:formula="of:=([.K122]-[.K121])/([.B121]-[.B122])" office:value-type="float" office:value="16.0849543863824" calcext:value-type="float">
            <text:p>16.0849543863824</text:p>
          </table:table-cell>
          <table:table-cell table:formula="of:=([.L122]-[.L121])/([.B121]-[.B122])" office:value-type="float" office:value="-3.26725635973142" calcext:value-type="float">
            <text:p>-3.26725635973142</text:p>
          </table:table-cell>
          <table:table-cell table:formula="of:=([.M122]-[.M121])/([.B121]-[.B122])" office:value-type="float" office:value="18.5982285092481" calcext:value-type="float">
            <text:p>18.5982285092481</text:p>
          </table:table-cell>
          <table:table-cell table:formula="of:=([.N122]-[.N121])/([.B121]-[.B122])" office:value-type="float" office:value="9.55044166691352" calcext:value-type="float">
            <text:p>9.55044166691352</text:p>
          </table:table-cell>
          <table:table-cell table:number-columns-repeated="100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22]/120" office:value-type="float" office:value="0.958333333333333" calcext:value-type="float">
            <text:p>0.958333333333333</text:p>
          </table:table-cell>
          <table:table-cell office:value-type="float" office:value="24.075" calcext:value-type="float">
            <text:p>24.075</text:p>
          </table:table-cell>
          <table:table-cell office:value-type="float" office:value="-15.045" calcext:value-type="float">
            <text:p>-15.045</text:p>
          </table:table-cell>
          <table:table-cell office:value-type="float" office:value="25.313" calcext:value-type="float">
            <text:p>25.313</text:p>
          </table:table-cell>
          <table:table-cell office:value-type="float" office:value="11.844" calcext:value-type="float">
            <text:p>11.844</text:p>
          </table:table-cell>
          <table:table-cell table:formula="of:=[.C122]*2*PI()/360" office:value-type="float" office:value="0.420188017417635" calcext:value-type="float">
            <text:p>0.420188017417635</text:p>
          </table:table-cell>
          <table:table-cell table:formula="of:=[.D122]*2*PI()/360" office:value-type="float" office:value="-0.262584785962547" calcext:value-type="float">
            <text:p>-0.262584785962547</text:p>
          </table:table-cell>
          <table:table-cell table:formula="of:=[.E122]*2*PI()/360" office:value-type="float" office:value="0.441795193557325" calcext:value-type="float">
            <text:p>0.441795193557325</text:p>
          </table:table-cell>
          <table:table-cell table:formula="of:=[.F122]*2*PI()/360" office:value-type="float" office:value="0.206716796606208" calcext:value-type="float">
            <text:p>0.206716796606208</text:p>
          </table:table-cell>
          <table:table-cell table:formula="of:=([.G123]-[.G122])/([.B122]-[.B123])" office:value-type="float" office:value="-1.10374621896123" calcext:value-type="float">
            <text:p>-1.10374621896123</text:p>
          </table:table-cell>
          <table:table-cell table:formula="of:=([.H123]-[.H122])/([.B122]-[.B123])" office:value-type="float" office:value="-1.61477862394516" calcext:value-type="float">
            <text:p>-1.61477862394516</text:p>
          </table:table-cell>
          <table:table-cell table:formula="of:=([.I123]-[.I122])/([.B122]-[.B123])" office:value-type="float" office:value="1.6336281798667" calcext:value-type="float">
            <text:p>1.6336281798667</text:p>
          </table:table-cell>
          <table:table-cell table:formula="of:=([.J123]-[.J122])/([.B122]-[.B123])" office:value-type="float" office:value="-0.28064894372069" calcext:value-type="float">
            <text:p>-0.28064894372069</text:p>
          </table:table-cell>
          <table:table-cell table:formula="of:=([.K123]-[.K122])/([.B122]-[.B123])" office:value-type="float" office:value="16.8389366232407" calcext:value-type="float">
            <text:p>16.8389366232407</text:p>
          </table:table-cell>
          <table:table-cell table:formula="of:=([.L123]-[.L122])/([.B122]-[.B123])" office:value-type="float" office:value="-5.0265482457434" calcext:value-type="float">
            <text:p>-5.0265482457434</text:p>
          </table:table-cell>
          <table:table-cell table:formula="of:=([.M123]-[.M122])/([.B122]-[.B123])" office:value-type="float" office:value="18.346901096963" calcext:value-type="float">
            <text:p>18.346901096963</text:p>
          </table:table-cell>
          <table:table-cell table:formula="of:=([.N123]-[.N122])/([.B122]-[.B123])" office:value-type="float" office:value="9.55044166691332" calcext:value-type="float">
            <text:p>9.55044166691332</text:p>
          </table:table-cell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23]/120" office:value-type="float" office:value="0.966666666666667" calcext:value-type="float">
            <text:p>0.966666666666667</text:p>
          </table:table-cell>
          <table:table-cell office:value-type="float" office:value="24.602" calcext:value-type="float">
            <text:p>24.602</text:p>
          </table:table-cell>
          <table:table-cell office:value-type="float" office:value="-14.274" calcext:value-type="float">
            <text:p>-14.274</text:p>
          </table:table-cell>
          <table:table-cell office:value-type="float" office:value="24.533" calcext:value-type="float">
            <text:p>24.533</text:p>
          </table:table-cell>
          <table:table-cell office:value-type="float" office:value="11.978" calcext:value-type="float">
            <text:p>11.978</text:p>
          </table:table-cell>
          <table:table-cell table:formula="of:=[.C123]*2*PI()/360" office:value-type="float" office:value="0.429385902575645" calcext:value-type="float">
            <text:p>0.429385902575645</text:p>
          </table:table-cell>
          <table:table-cell table:formula="of:=[.D123]*2*PI()/360" office:value-type="float" office:value="-0.249128297429671" calcext:value-type="float">
            <text:p>-0.249128297429671</text:p>
          </table:table-cell>
          <table:table-cell table:formula="of:=[.E123]*2*PI()/360" office:value-type="float" office:value="0.428181625391769" calcext:value-type="float">
            <text:p>0.428181625391769</text:p>
          </table:table-cell>
          <table:table-cell table:formula="of:=[.F123]*2*PI()/360" office:value-type="float" office:value="0.209055537803881" calcext:value-type="float">
            <text:p>0.209055537803881</text:p>
          </table:table-cell>
          <table:table-cell table:formula="of:=([.G124]-[.G123])/([.B123]-[.B124])" office:value-type="float" office:value="-1.24407069082156" calcext:value-type="float">
            <text:p>-1.24407069082156</text:p>
          </table:table-cell>
          <table:table-cell table:formula="of:=([.H124]-[.H123])/([.B123]-[.B124])" office:value-type="float" office:value="-1.5728907218973" calcext:value-type="float">
            <text:p>-1.5728907218973</text:p>
          </table:table-cell>
          <table:table-cell table:formula="of:=([.I124]-[.I123])/([.B123]-[.B124])" office:value-type="float" office:value="1.48073733739201" calcext:value-type="float">
            <text:p>1.48073733739201</text:p>
          </table:table-cell>
          <table:table-cell table:formula="of:=([.J124]-[.J123])/([.B123]-[.B124])" office:value-type="float" office:value="-0.360235957611634" calcext:value-type="float">
            <text:p>-0.360235957611634</text:p>
          </table:table-cell>
          <table:table-cell table:formula="of:=([.K124]-[.K123])/([.B123]-[.B124])" office:value-type="float" office:value="16.3362817986668" calcext:value-type="float">
            <text:p>16.3362817986668</text:p>
          </table:table-cell>
          <table:table-cell table:formula="of:=([.L124]-[.L123])/([.B123]-[.B124])" office:value-type="float" office:value="-6.28318530717964" calcext:value-type="float">
            <text:p>-6.28318530717964</text:p>
          </table:table-cell>
          <table:table-cell table:formula="of:=([.M124]-[.M123])/([.B123]-[.B124])" office:value-type="float" office:value="18.3469010969663" calcext:value-type="float">
            <text:p>18.3469010969663</text:p>
          </table:table-cell>
          <table:table-cell table:formula="of:=([.N124]-[.N123])/([.B123]-[.B124])" office:value-type="float" office:value="8.54513201776361" calcext:value-type="float">
            <text:p>8.54513201776361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4]/120" office:value-type="float" office:value="0.975" calcext:value-type="float">
            <text:p>0.975</text:p>
          </table:table-cell>
          <table:table-cell office:value-type="float" office:value="25.196" calcext:value-type="float">
            <text:p>25.196</text:p>
          </table:table-cell>
          <table:table-cell office:value-type="float" office:value="-13.523" calcext:value-type="float">
            <text:p>-13.523</text:p>
          </table:table-cell>
          <table:table-cell office:value-type="float" office:value="23.826" calcext:value-type="float">
            <text:p>23.826</text:p>
          </table:table-cell>
          <table:table-cell office:value-type="float" office:value="12.15" calcext:value-type="float">
            <text:p>12.15</text:p>
          </table:table-cell>
          <table:table-cell table:formula="of:=[.C124]*2*PI()/360" office:value-type="float" office:value="0.439753158332491" calcext:value-type="float">
            <text:p>0.439753158332491</text:p>
          </table:table-cell>
          <table:table-cell table:formula="of:=[.D124]*2*PI()/360" office:value-type="float" office:value="-0.236020874747193" calcext:value-type="float">
            <text:p>-0.236020874747193</text:p>
          </table:table-cell>
          <table:table-cell table:formula="of:=[.E124]*2*PI()/360" office:value-type="float" office:value="0.415842147580169" calcext:value-type="float">
            <text:p>0.415842147580169</text:p>
          </table:table-cell>
          <table:table-cell table:formula="of:=[.F124]*2*PI()/360" office:value-type="float" office:value="0.212057504117311" calcext:value-type="float">
            <text:p>0.212057504117311</text:p>
          </table:table-cell>
          <table:table-cell table:formula="of:=([.G125]-[.G124])/([.B124]-[.B125])" office:value-type="float" office:value="-1.38020637247712" calcext:value-type="float">
            <text:p>-1.38020637247712</text:p>
          </table:table-cell>
          <table:table-cell table:formula="of:=([.H125]-[.H124])/([.B124]-[.B125])" office:value-type="float" office:value="-1.52053084433747" calcext:value-type="float">
            <text:p>-1.52053084433747</text:p>
          </table:table-cell>
          <table:table-cell table:formula="of:=([.I125]-[.I124])/([.B124]-[.B125])" office:value-type="float" office:value="1.32784649491729" calcext:value-type="float">
            <text:p>1.32784649491729</text:p>
          </table:table-cell>
          <table:table-cell table:formula="of:=([.J125]-[.J124])/([.B124]-[.B125])" office:value-type="float" office:value="-0.431445391092998" calcext:value-type="float">
            <text:p>-0.431445391092998</text:p>
          </table:table-cell>
          <table:table-cell table:formula="of:=([.K125]-[.K124])/([.B124]-[.B125])" office:value-type="float" office:value="15.8336269740897" calcext:value-type="float">
            <text:p>15.8336269740897</text:p>
          </table:table-cell>
          <table:table-cell table:formula="of:=([.L125]-[.L124])/([.B124]-[.B125])" office:value-type="float" office:value="-7.53982236861821" calcext:value-type="float">
            <text:p>-7.53982236861821</text:p>
          </table:table-cell>
          <table:table-cell table:formula="of:=([.M125]-[.M124])/([.B124]-[.B125])" office:value-type="float" office:value="17.5929188601046" calcext:value-type="float">
            <text:p>17.5929188601046</text:p>
          </table:table-cell>
          <table:table-cell table:formula="of:=([.N125]-[.N124])/([.B124]-[.B125])" office:value-type="float" office:value="7.53982236861549" calcext:value-type="float">
            <text:p>7.53982236861549</text:p>
          </table:table-cell>
          <table:table-cell table:number-columns-repeated="100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5]/120" office:value-type="float" office:value="0.983333333333333" calcext:value-type="float">
            <text:p>0.983333333333333</text:p>
          </table:table-cell>
          <table:table-cell office:value-type="float" office:value="25.855" calcext:value-type="float">
            <text:p>25.855</text:p>
          </table:table-cell>
          <table:table-cell office:value-type="float" office:value="-12.797" calcext:value-type="float">
            <text:p>-12.797</text:p>
          </table:table-cell>
          <table:table-cell office:value-type="float" office:value="23.192" calcext:value-type="float">
            <text:p>23.192</text:p>
          </table:table-cell>
          <table:table-cell office:value-type="float" office:value="12.356" calcext:value-type="float">
            <text:p>12.356</text:p>
          </table:table-cell>
          <table:table-cell table:formula="of:=[.C125]*2*PI()/360" office:value-type="float" office:value="0.451254878103134" calcext:value-type="float">
            <text:p>0.451254878103134</text:p>
          </table:table-cell>
          <table:table-cell table:formula="of:=[.D125]*2*PI()/360" office:value-type="float" office:value="-0.223349784377714" calcext:value-type="float">
            <text:p>-0.223349784377714</text:p>
          </table:table-cell>
          <table:table-cell table:formula="of:=[.E125]*2*PI()/360" office:value-type="float" office:value="0.404776760122525" calcext:value-type="float">
            <text:p>0.404776760122525</text:p>
          </table:table-cell>
          <table:table-cell table:formula="of:=[.F125]*2*PI()/360" office:value-type="float" office:value="0.215652882376419" calcext:value-type="float">
            <text:p>0.215652882376419</text:p>
          </table:table-cell>
          <table:table-cell table:formula="of:=([.G126]-[.G125])/([.B125]-[.B126])" office:value-type="float" office:value="-1.51215326392787" calcext:value-type="float">
            <text:p>-1.51215326392787</text:p>
          </table:table-cell>
          <table:table-cell table:formula="of:=([.H126]-[.H125])/([.B125]-[.B126])" office:value-type="float" office:value="-1.45769899126565" calcext:value-type="float">
            <text:p>-1.45769899126565</text:p>
          </table:table-cell>
          <table:table-cell table:formula="of:=([.I126]-[.I125])/([.B125]-[.B126])" office:value-type="float" office:value="1.18123883774975" calcext:value-type="float">
            <text:p>1.18123883774975</text:p>
          </table:table-cell>
          <table:table-cell table:formula="of:=([.J126]-[.J125])/([.B125]-[.B126])" office:value-type="float" office:value="-0.494277244164793" calcext:value-type="float">
            <text:p>-0.494277244164793</text:p>
          </table:table-cell>
          <table:table-cell table:formula="of:=([.K126]-[.K125])/([.B125]-[.B126])" office:value-type="float" office:value="15.3309721495213" calcext:value-type="float">
            <text:p>15.3309721495213</text:p>
          </table:table-cell>
          <table:table-cell table:formula="of:=([.L126]-[.L125])/([.B125]-[.B126])" office:value-type="float" office:value="-7.53982236861267" calcext:value-type="float">
            <text:p>-7.53982236861267</text:p>
          </table:table-cell>
          <table:table-cell table:formula="of:=([.M126]-[.M125])/([.B125]-[.B126])" office:value-type="float" office:value="16.8389366232394" calcext:value-type="float">
            <text:p>16.8389366232394</text:p>
          </table:table-cell>
          <table:table-cell table:formula="of:=([.N126]-[.N125])/([.B125]-[.B126])" office:value-type="float" office:value="6.53451271946648" calcext:value-type="float">
            <text:p>6.53451271946648</text:p>
          </table:table-cell>
          <table:table-cell table:number-columns-repeated="100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6]/120" office:value-type="float" office:value="0.991666666666667" calcext:value-type="float">
            <text:p>0.991666666666667</text:p>
          </table:table-cell>
          <table:table-cell office:value-type="float" office:value="26.577" calcext:value-type="float">
            <text:p>26.577</text:p>
          </table:table-cell>
          <table:table-cell office:value-type="float" office:value="-12.101" calcext:value-type="float">
            <text:p>-12.101</text:p>
          </table:table-cell>
          <table:table-cell office:value-type="float" office:value="22.628" calcext:value-type="float">
            <text:p>22.628</text:p>
          </table:table-cell>
          <table:table-cell office:value-type="float" office:value="12.592" calcext:value-type="float">
            <text:p>12.592</text:p>
          </table:table-cell>
          <table:table-cell table:formula="of:=[.C126]*2*PI()/360" office:value-type="float" office:value="0.463856155302533" calcext:value-type="float">
            <text:p>0.463856155302533</text:p>
          </table:table-cell>
          <table:table-cell table:formula="of:=[.D126]*2*PI()/360" office:value-type="float" office:value="-0.211202292783834" calcext:value-type="float">
            <text:p>-0.211202292783834</text:p>
          </table:table-cell>
          <table:table-cell table:formula="of:=[.E126]*2*PI()/360" office:value-type="float" office:value="0.394933103141277" calcext:value-type="float">
            <text:p>0.394933103141277</text:p>
          </table:table-cell>
          <table:table-cell table:formula="of:=[.F126]*2*PI()/360" office:value-type="float" office:value="0.219771859411126" calcext:value-type="float">
            <text:p>0.219771859411126</text:p>
          </table:table-cell>
          <table:table-cell table:formula="of:=([.G127]-[.G126])/([.B126]-[.B127])" office:value-type="float" office:value="-1.63991136517388" calcext:value-type="float">
            <text:p>-1.63991136517388</text:p>
          </table:table-cell>
          <table:table-cell table:formula="of:=([.H127]-[.H126])/([.B126]-[.B127])" office:value-type="float" office:value="-1.39486713819387" calcext:value-type="float">
            <text:p>-1.39486713819387</text:p>
          </table:table-cell>
          <table:table-cell table:formula="of:=([.I127]-[.I126])/([.B126]-[.B127])" office:value-type="float" office:value="1.04091436588942" calcext:value-type="float">
            <text:p>1.04091436588942</text:p>
          </table:table-cell>
          <table:table-cell table:formula="of:=([.J127]-[.J126])/([.B126]-[.B127])" office:value-type="float" office:value="-0.548731516827014" calcext:value-type="float">
            <text:p>-0.548731516827014</text:p>
          </table:table-cell>
          <table:table-cell table:formula="of:=([.K127]-[.K126])/([.B126]-[.B127])" office:value-type="float" office:value="14.0743350880825" calcext:value-type="float">
            <text:p>14.0743350880825</text:p>
          </table:table-cell>
          <table:table-cell table:formula="of:=([.L127]-[.L126])/([.B126]-[.B127])" office:value-type="float" office:value="-7.79114978090242" calcext:value-type="float">
            <text:p>-7.79114978090242</text:p>
          </table:table-cell>
          <table:table-cell table:formula="of:=([.M127]-[.M126])/([.B126]-[.B127])" office:value-type="float" office:value="15.8336269740922" calcext:value-type="float">
            <text:p>15.8336269740922</text:p>
          </table:table-cell>
          <table:table-cell table:formula="of:=([.N127]-[.N126])/([.B126]-[.B127])" office:value-type="float" office:value="5.52920307031884" calcext:value-type="float">
            <text:p>5.52920307031884</text:p>
          </table:table-cell>
          <table:table-cell table:number-columns-repeated="100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7]/120" office:value-type="float" office:value="1" calcext:value-type="float">
            <text:p>1</text:p>
          </table:table-cell>
          <table:table-cell office:value-type="float" office:value="27.36" calcext:value-type="float">
            <text:p>27.36</text:p>
          </table:table-cell>
          <table:table-cell office:value-type="float" office:value="-11.435" calcext:value-type="float">
            <text:p>-11.435</text:p>
          </table:table-cell>
          <table:table-cell office:value-type="float" office:value="22.131" calcext:value-type="float">
            <text:p>22.131</text:p>
          </table:table-cell>
          <table:table-cell office:value-type="float" office:value="12.854" calcext:value-type="float">
            <text:p>12.854</text:p>
          </table:table-cell>
          <table:table-cell table:formula="of:=[.C127]*2*PI()/360" office:value-type="float" office:value="0.477522083345649" calcext:value-type="float">
            <text:p>0.477522083345649</text:p>
          </table:table-cell>
          <table:table-cell table:formula="of:=[.D127]*2*PI()/360" office:value-type="float" office:value="-0.199578399965552" calcext:value-type="float">
            <text:p>-0.199578399965552</text:p>
          </table:table-cell>
          <table:table-cell table:formula="of:=[.E127]*2*PI()/360" office:value-type="float" office:value="0.386258816758865" calcext:value-type="float">
            <text:p>0.386258816758865</text:p>
          </table:table-cell>
          <table:table-cell table:formula="of:=[.F127]*2*PI()/360" office:value-type="float" office:value="0.224344622051351" calcext:value-type="float">
            <text:p>0.224344622051351</text:p>
          </table:table-cell>
          <table:table-cell table:formula="of:=([.G128]-[.G127])/([.B127]-[.B128])" office:value-type="float" office:value="-1.7571974909079" calcext:value-type="float">
            <text:p>-1.7571974909079</text:p>
          </table:table-cell>
          <table:table-cell table:formula="of:=([.H128]-[.H127])/([.B127]-[.B128])" office:value-type="float" office:value="-1.32994089001969" calcext:value-type="float">
            <text:p>-1.32994089001969</text:p>
          </table:table-cell>
          <table:table-cell table:formula="of:=([.I128]-[.I127])/([.B127]-[.B128])" office:value-type="float" office:value="0.908967474438652" calcext:value-type="float">
            <text:p>0.908967474438652</text:p>
          </table:table-cell>
          <table:table-cell table:formula="of:=([.J128]-[.J127])/([.B127]-[.B128])" office:value-type="float" office:value="-0.594808209079671" calcext:value-type="float">
            <text:p>-0.594808209079671</text:p>
          </table:table-cell>
          <table:table-cell table:formula="of:=([.K128]-[.K127])/([.B127]-[.B128])" office:value-type="float" office:value="13.571680263507" calcext:value-type="float">
            <text:p>13.571680263507</text:p>
          </table:table-cell>
          <table:table-cell table:formula="of:=([.L128]-[.L127])/([.B127]-[.B128])" office:value-type="float" office:value="-7.79114978090322" calcext:value-type="float">
            <text:p>-7.79114978090322</text:p>
          </table:table-cell>
          <table:table-cell table:formula="of:=([.M128]-[.M127])/([.B127]-[.B128])" office:value-type="float" office:value="14.8283173249444" calcext:value-type="float">
            <text:p>14.8283173249444</text:p>
          </table:table-cell>
          <table:table-cell table:formula="of:=([.N128]-[.N127])/([.B127]-[.B128])" office:value-type="float" office:value="4.2725660088818" calcext:value-type="float">
            <text:p>4.2725660088818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8]/120" office:value-type="float" office:value="1.00833333333333" calcext:value-type="float">
            <text:p>1.00833333333333</text:p>
          </table:table-cell>
          <table:table-cell office:value-type="float" office:value="28.199" calcext:value-type="float">
            <text:p>28.199</text:p>
          </table:table-cell>
          <table:table-cell office:value-type="float" office:value="-10.8" calcext:value-type="float">
            <text:p>-10.8</text:p>
          </table:table-cell>
          <table:table-cell office:value-type="float" office:value="21.697" calcext:value-type="float">
            <text:p>21.697</text:p>
          </table:table-cell>
          <table:table-cell office:value-type="float" office:value="13.138" calcext:value-type="float">
            <text:p>13.138</text:p>
          </table:table-cell>
          <table:table-cell table:formula="of:=[.C128]*2*PI()/360" office:value-type="float" office:value="0.492165395769881" calcext:value-type="float">
            <text:p>0.492165395769881</text:p>
          </table:table-cell>
          <table:table-cell table:formula="of:=[.D128]*2*PI()/360" office:value-type="float" office:value="-0.188495559215388" calcext:value-type="float">
            <text:p>-0.188495559215388</text:p>
          </table:table-cell>
          <table:table-cell table:formula="of:=[.E128]*2*PI()/360" office:value-type="float" office:value="0.37868408780521" calcext:value-type="float">
            <text:p>0.37868408780521</text:p>
          </table:table-cell>
          <table:table-cell table:formula="of:=[.F128]*2*PI()/360" office:value-type="float" office:value="0.229301357127015" calcext:value-type="float">
            <text:p>0.229301357127015</text:p>
          </table:table-cell>
          <table:table-cell table:formula="of:=([.G129]-[.G128])/([.B128]-[.B129])" office:value-type="float" office:value="-1.87029482643712" calcext:value-type="float">
            <text:p>-1.87029482643712</text:p>
          </table:table-cell>
          <table:table-cell table:formula="of:=([.H129]-[.H128])/([.B128]-[.B129])" office:value-type="float" office:value="-1.26501464184549" calcext:value-type="float">
            <text:p>-1.26501464184549</text:p>
          </table:table-cell>
          <table:table-cell table:formula="of:=([.I129]-[.I128])/([.B128]-[.B129])" office:value-type="float" office:value="0.785398163397449" calcext:value-type="float">
            <text:p>0.785398163397449</text:p>
          </table:table-cell>
          <table:table-cell table:formula="of:=([.J129]-[.J128])/([.B128]-[.B129])" office:value-type="float" office:value="-0.630412925820353" calcext:value-type="float">
            <text:p>-0.630412925820353</text:p>
          </table:table-cell>
          <table:table-cell table:formula="of:=([.K129]-[.K128])/([.B128]-[.B129])" office:value-type="float" office:value="13.0690254389339" calcext:value-type="float">
            <text:p>13.0690254389339</text:p>
          </table:table-cell>
          <table:table-cell table:formula="of:=([.L129]-[.L128])/([.B128]-[.B129])" office:value-type="float" office:value="-7.28849495632856" calcext:value-type="float">
            <text:p>-7.28849495632856</text:p>
          </table:table-cell>
          <table:table-cell table:formula="of:=([.M129]-[.M128])/([.B128]-[.B129])" office:value-type="float" office:value="14.5769899126555" calcext:value-type="float">
            <text:p>14.5769899126555</text:p>
          </table:table-cell>
          <table:table-cell table:formula="of:=([.N129]-[.N128])/([.B128]-[.B129])" office:value-type="float" office:value="3.01592894744636" calcext:value-type="float">
            <text:p>3.01592894744636</text:p>
          </table:table-cell>
          <table:table-cell table:number-columns-repeated="100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9]/120" office:value-type="float" office:value="1.01666666666667" calcext:value-type="float">
            <text:p>1.01666666666667</text:p>
          </table:table-cell>
          <table:table-cell office:value-type="float" office:value="29.092" calcext:value-type="float">
            <text:p>29.092</text:p>
          </table:table-cell>
          <table:table-cell office:value-type="float" office:value="-10.196" calcext:value-type="float">
            <text:p>-10.196</text:p>
          </table:table-cell>
          <table:table-cell office:value-type="float" office:value="21.322" calcext:value-type="float">
            <text:p>21.322</text:p>
          </table:table-cell>
          <table:table-cell office:value-type="float" office:value="13.439" calcext:value-type="float">
            <text:p>13.439</text:p>
          </table:table-cell>
          <table:table-cell table:formula="of:=[.C129]*2*PI()/360" office:value-type="float" office:value="0.50775118599019" calcext:value-type="float">
            <text:p>0.50775118599019</text:p>
          </table:table-cell>
          <table:table-cell table:formula="of:=[.D129]*2*PI()/360" office:value-type="float" office:value="-0.177953770533342" calcext:value-type="float">
            <text:p>-0.177953770533342</text:p>
          </table:table-cell>
          <table:table-cell table:formula="of:=[.E129]*2*PI()/360" office:value-type="float" office:value="0.372139103110231" calcext:value-type="float">
            <text:p>0.372139103110231</text:p>
          </table:table-cell>
          <table:table-cell table:formula="of:=[.F129]*2*PI()/360" office:value-type="float" office:value="0.234554798175518" calcext:value-type="float">
            <text:p>0.234554798175518</text:p>
          </table:table-cell>
          <table:table-cell table:formula="of:=([.G130]-[.G129])/([.B129]-[.B130])" office:value-type="float" office:value="-1.97920337176157" calcext:value-type="float">
            <text:p>-1.97920337176157</text:p>
          </table:table-cell>
          <table:table-cell table:formula="of:=([.H130]-[.H129])/([.B129]-[.B130])" office:value-type="float" office:value="-1.20427718387609" calcext:value-type="float">
            <text:p>-1.20427718387609</text:p>
          </table:table-cell>
          <table:table-cell table:formula="of:=([.I130]-[.I129])/([.B129]-[.B130])" office:value-type="float" office:value="0.663923247458653" calcext:value-type="float">
            <text:p>0.663923247458653</text:p>
          </table:table-cell>
          <table:table-cell table:formula="of:=([.J130]-[.J129])/([.B129]-[.B130])" office:value-type="float" office:value="-0.655545667049072" calcext:value-type="float">
            <text:p>-0.655545667049072</text:p>
          </table:table-cell>
          <table:table-cell table:formula="of:=([.K130]-[.K129])/([.B129]-[.B130])" office:value-type="float" office:value="13.3203528512146" calcext:value-type="float">
            <text:p>13.3203528512146</text:p>
          </table:table-cell>
          <table:table-cell table:formula="of:=([.L130]-[.L129])/([.B129]-[.B130])" office:value-type="float" office:value="-7.03716754404448" calcext:value-type="float">
            <text:p>-7.03716754404448</text:p>
          </table:table-cell>
          <table:table-cell table:formula="of:=([.M130]-[.M129])/([.B129]-[.B130])" office:value-type="float" office:value="13.571680263512" calcext:value-type="float">
            <text:p>13.571680263512</text:p>
          </table:table-cell>
          <table:table-cell table:formula="of:=([.N130]-[.N129])/([.B129]-[.B130])" office:value-type="float" office:value="2.26194671058221" calcext:value-type="float">
            <text:p>2.26194671058221</text:p>
          </table:table-cell>
          <table:table-cell table:number-columns-repeated="100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30]/120" office:value-type="float" office:value="1.025" calcext:value-type="float">
            <text:p>1.025</text:p>
          </table:table-cell>
          <table:table-cell office:value-type="float" office:value="30.037" calcext:value-type="float">
            <text:p>30.037</text:p>
          </table:table-cell>
          <table:table-cell office:value-type="float" office:value="-9.621" calcext:value-type="float">
            <text:p>-9.621</text:p>
          </table:table-cell>
          <table:table-cell office:value-type="float" office:value="21.005" calcext:value-type="float">
            <text:p>21.005</text:p>
          </table:table-cell>
          <table:table-cell office:value-type="float" office:value="13.752" calcext:value-type="float">
            <text:p>13.752</text:p>
          </table:table-cell>
          <table:table-cell table:formula="of:=[.C130]*2*PI()/360" office:value-type="float" office:value="0.524244547421537" calcext:value-type="float">
            <text:p>0.524244547421537</text:p>
          </table:table-cell>
          <table:table-cell table:formula="of:=[.D130]*2*PI()/360" office:value-type="float" office:value="-0.167918127334374" calcext:value-type="float">
            <text:p>-0.167918127334374</text:p>
          </table:table-cell>
          <table:table-cell table:formula="of:=[.E130]*2*PI()/360" office:value-type="float" office:value="0.366606409381409" calcext:value-type="float">
            <text:p>0.366606409381409</text:p>
          </table:table-cell>
          <table:table-cell table:formula="of:=[.F130]*2*PI()/360" office:value-type="float" office:value="0.24001767873426" calcext:value-type="float">
            <text:p>0.24001767873426</text:p>
          </table:table-cell>
          <table:table-cell table:formula="of:=([.G131]-[.G130])/([.B130]-[.B131])" office:value-type="float" office:value="-2.09020631218836" calcext:value-type="float">
            <text:p>-2.09020631218836</text:p>
          </table:table-cell>
          <table:table-cell table:formula="of:=([.H131]-[.H130])/([.B130]-[.B131])" office:value-type="float" office:value="-1.14563412100905" calcext:value-type="float">
            <text:p>-1.14563412100905</text:p>
          </table:table-cell>
          <table:table-cell table:formula="of:=([.I131]-[.I130])/([.B130]-[.B131])" office:value-type="float" office:value="0.550825911929387" calcext:value-type="float">
            <text:p>0.550825911929387</text:p>
          </table:table-cell>
          <table:table-cell table:formula="of:=([.J131]-[.J130])/([.B130]-[.B131])" office:value-type="float" office:value="-0.674395222970591" calcext:value-type="float">
            <text:p>-0.674395222970591</text:p>
          </table:table-cell>
          <table:table-cell table:formula="of:=([.K131]-[.K130])/([.B130]-[.B131])" office:value-type="float" office:value="12.5663706143649" calcext:value-type="float">
            <text:p>12.5663706143649</text:p>
          </table:table-cell>
          <table:table-cell table:formula="of:=([.L131]-[.L130])/([.B130]-[.B131])" office:value-type="float" office:value="-6.53451271946355" calcext:value-type="float">
            <text:p>-6.53451271946355</text:p>
          </table:table-cell>
          <table:table-cell table:formula="of:=([.M131]-[.M130])/([.B130]-[.B131])" office:value-type="float" office:value="12.3150432020675" calcext:value-type="float">
            <text:p>12.3150432020675</text:p>
          </table:table-cell>
          <table:table-cell table:formula="of:=([.N131]-[.N130])/([.B130]-[.B131])" office:value-type="float" office:value="1.00530964915185" calcext:value-type="float">
            <text:p>1.00530964915185</text:p>
          </table:table-cell>
          <table:table-cell table:number-columns-repeated="100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31]/120" office:value-type="float" office:value="1.03333333333333" calcext:value-type="float">
            <text:p>1.03333333333333</text:p>
          </table:table-cell>
          <table:table-cell office:value-type="float" office:value="31.035" calcext:value-type="float">
            <text:p>31.035</text:p>
          </table:table-cell>
          <table:table-cell office:value-type="float" office:value="-9.074" calcext:value-type="float">
            <text:p>-9.074</text:p>
          </table:table-cell>
          <table:table-cell office:value-type="float" office:value="20.742" calcext:value-type="float">
            <text:p>20.742</text:p>
          </table:table-cell>
          <table:table-cell office:value-type="float" office:value="14.074" calcext:value-type="float">
            <text:p>14.074</text:p>
          </table:table-cell>
          <table:table-cell table:formula="of:=[.C131]*2*PI()/360" office:value-type="float" office:value="0.54166293335644" calcext:value-type="float">
            <text:p>0.54166293335644</text:p>
          </table:table-cell>
          <table:table-cell table:formula="of:=[.D131]*2*PI()/360" office:value-type="float" office:value="-0.158371176325965" calcext:value-type="float">
            <text:p>-0.158371176325965</text:p>
          </table:table-cell>
          <table:table-cell table:formula="of:=[.E131]*2*PI()/360" office:value-type="float" office:value="0.362016193448664" calcext:value-type="float">
            <text:p>0.362016193448664</text:p>
          </table:table-cell>
          <table:table-cell table:formula="of:=[.F131]*2*PI()/360" office:value-type="float" office:value="0.245637638925682" calcext:value-type="float">
            <text:p>0.245637638925682</text:p>
          </table:table-cell>
          <table:table-cell table:formula="of:=([.G132]-[.G131])/([.B131]-[.B132])" office:value-type="float" office:value="-2.19492606730807" calcext:value-type="float">
            <text:p>-2.19492606730807</text:p>
          </table:table-cell>
          <table:table-cell table:formula="of:=([.H132]-[.H131])/([.B131]-[.B132])" office:value-type="float" office:value="-1.09117984834686" calcext:value-type="float">
            <text:p>-1.09117984834686</text:p>
          </table:table-cell>
          <table:table-cell table:formula="of:=([.I132]-[.I131])/([.B131]-[.B132])" office:value-type="float" office:value="0.448200551912156" calcext:value-type="float">
            <text:p>0.448200551912156</text:p>
          </table:table-cell>
          <table:table-cell table:formula="of:=([.J132]-[.J131])/([.B131]-[.B132])" office:value-type="float" office:value="-0.68277280338019" calcext:value-type="float">
            <text:p>-0.68277280338019</text:p>
          </table:table-cell>
          <table:table-cell table:formula="of:=([.K132]-[.K131])/([.B131]-[.B132])" office:value-type="float" office:value="11.3097335529258" calcext:value-type="float">
            <text:p>11.3097335529258</text:p>
          </table:table-cell>
          <table:table-cell table:formula="of:=([.L132]-[.L131])/([.B131]-[.B132])" office:value-type="float" office:value="-6.03185789489149" calcext:value-type="float">
            <text:p>-6.03185789489149</text:p>
          </table:table-cell>
          <table:table-cell table:formula="of:=([.M132]-[.M131])/([.B131]-[.B132])" office:value-type="float" office:value="12.0637157897862" calcext:value-type="float">
            <text:p>12.0637157897862</text:p>
          </table:table-cell>
          <table:table-cell table:formula="of:=([.N132]-[.N131])/([.B131]-[.B132])" office:value-type="float" office:value="-0.00000000000159872115546023" calcext:value-type="float">
            <text:p>-1.59872115546023E-12</text:p>
          </table:table-cell>
          <table:table-cell table:number-columns-repeated="100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32]/120" office:value-type="float" office:value="1.04166666666667" calcext:value-type="float">
            <text:p>1.04166666666667</text:p>
          </table:table-cell>
          <table:table-cell office:value-type="float" office:value="32.083" calcext:value-type="float">
            <text:p>32.083</text:p>
          </table:table-cell>
          <table:table-cell office:value-type="float" office:value="-8.553" calcext:value-type="float">
            <text:p>-8.553</text:p>
          </table:table-cell>
          <table:table-cell office:value-type="float" office:value="20.528" calcext:value-type="float">
            <text:p>20.528</text:p>
          </table:table-cell>
          <table:table-cell office:value-type="float" office:value="14.4" calcext:value-type="float">
            <text:p>14.4</text:p>
          </table:table-cell>
          <table:table-cell table:formula="of:=[.C132]*2*PI()/360" office:value-type="float" office:value="0.559953983917341" calcext:value-type="float">
            <text:p>0.559953983917341</text:p>
          </table:table-cell>
          <table:table-cell table:formula="of:=[.D132]*2*PI()/360" office:value-type="float" office:value="-0.149278010923075" calcext:value-type="float">
            <text:p>-0.149278010923075</text:p>
          </table:table-cell>
          <table:table-cell table:formula="of:=[.E132]*2*PI()/360" office:value-type="float" office:value="0.358281188849396" calcext:value-type="float">
            <text:p>0.358281188849396</text:p>
          </table:table-cell>
          <table:table-cell table:formula="of:=[.F132]*2*PI()/360" office:value-type="float" office:value="0.251327412287183" calcext:value-type="float">
            <text:p>0.251327412287183</text:p>
          </table:table-cell>
          <table:table-cell table:formula="of:=([.G133]-[.G132])/([.B132]-[.B133])" office:value-type="float" office:value="-2.28917384691579" calcext:value-type="float">
            <text:p>-2.28917384691579</text:p>
          </table:table-cell>
          <table:table-cell table:formula="of:=([.H133]-[.H132])/([.B132]-[.B133])" office:value-type="float" office:value="-1.04091436588943" calcext:value-type="float">
            <text:p>-1.04091436588943</text:p>
          </table:table-cell>
          <table:table-cell table:formula="of:=([.I133]-[.I132])/([.B132]-[.B133])" office:value-type="float" office:value="0.347669586997271" calcext:value-type="float">
            <text:p>0.347669586997271</text:p>
          </table:table-cell>
          <table:table-cell table:formula="of:=([.J133]-[.J132])/([.B132]-[.B133])" office:value-type="float" office:value="-0.682772803380176" calcext:value-type="float">
            <text:p>-0.682772803380176</text:p>
          </table:table-cell>
          <table:table-cell table:formula="of:=([.K133]-[.K132])/([.B132]-[.B133])" office:value-type="float" office:value="9.55044166691214" calcext:value-type="float">
            <text:p>9.55044166691214</text:p>
          </table:table-cell>
          <table:table-cell table:formula="of:=([.L133]-[.L132])/([.B132]-[.B133])" office:value-type="float" office:value="-4.77522083345727" calcext:value-type="float">
            <text:p>-4.77522083345727</text:p>
          </table:table-cell>
          <table:table-cell table:formula="of:=([.M133]-[.M132])/([.B132]-[.B133])" office:value-type="float" office:value="10.5557513160622" calcext:value-type="float">
            <text:p>10.5557513160622</text:p>
          </table:table-cell>
          <table:table-cell table:formula="of:=([.N133]-[.N132])/([.B132]-[.B133])" office:value-type="float" office:value="-0.753982236860387" calcext:value-type="float">
            <text:p>-0.753982236860387</text:p>
          </table:table-cell>
          <table:table-cell table:number-columns-repeated="100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33]/120" office:value-type="float" office:value="1.05" calcext:value-type="float">
            <text:p>1.05</text:p>
          </table:table-cell>
          <table:table-cell office:value-type="float" office:value="33.176" calcext:value-type="float">
            <text:p>33.176</text:p>
          </table:table-cell>
          <table:table-cell office:value-type="float" office:value="-8.056" calcext:value-type="float">
            <text:p>-8.056</text:p>
          </table:table-cell>
          <table:table-cell office:value-type="float" office:value="20.362" calcext:value-type="float">
            <text:p>20.362</text:p>
          </table:table-cell>
          <table:table-cell office:value-type="float" office:value="14.726" calcext:value-type="float">
            <text:p>14.726</text:p>
          </table:table-cell>
          <table:table-cell table:formula="of:=[.C133]*2*PI()/360" office:value-type="float" office:value="0.579030432641639" calcext:value-type="float">
            <text:p>0.579030432641639</text:p>
          </table:table-cell>
          <table:table-cell table:formula="of:=[.D133]*2*PI()/360" office:value-type="float" office:value="-0.140603724540663" calcext:value-type="float">
            <text:p>-0.140603724540663</text:p>
          </table:table-cell>
          <table:table-cell table:formula="of:=[.E133]*2*PI()/360" office:value-type="float" office:value="0.355383942291085" calcext:value-type="float">
            <text:p>0.355383942291085</text:p>
          </table:table-cell>
          <table:table-cell table:formula="of:=[.F133]*2*PI()/360" office:value-type="float" office:value="0.257017185648685" calcext:value-type="float">
            <text:p>0.257017185648685</text:p>
          </table:table-cell>
          <table:table-cell table:formula="of:=([.G134]-[.G133])/([.B133]-[.B134])" office:value-type="float" office:value="-2.36876086080672" calcext:value-type="float">
            <text:p>-2.36876086080672</text:p>
          </table:table-cell>
          <table:table-cell table:formula="of:=([.H134]-[.H133])/([.B133]-[.B134])" office:value-type="float" office:value="-1.00112085894395" calcext:value-type="float">
            <text:p>-1.00112085894395</text:p>
          </table:table-cell>
          <table:table-cell table:formula="of:=([.I134]-[.I133])/([.B133]-[.B134])" office:value-type="float" office:value="0.259704992696753" calcext:value-type="float">
            <text:p>0.259704992696753</text:p>
          </table:table-cell>
          <table:table-cell table:formula="of:=([.J134]-[.J133])/([.B133]-[.B134])" office:value-type="float" office:value="-0.676489618073006" calcext:value-type="float">
            <text:p>-0.676489618073006</text:p>
          </table:table-cell>
          <table:table-cell table:formula="of:=([.K134]-[.K133])/([.B133]-[.B134])" office:value-type="float" office:value="6.53451271946415" calcext:value-type="float">
            <text:p>6.53451271946415</text:p>
          </table:table-cell>
          <table:table-cell table:formula="of:=([.L134]-[.L133])/([.B133]-[.B134])" office:value-type="float" office:value="-2.5132741228717" calcext:value-type="float">
            <text:p>-2.5132741228717</text:p>
          </table:table-cell>
          <table:table-cell table:formula="of:=([.M134]-[.M133])/([.B133]-[.B134])" office:value-type="float" office:value="8.54513201776361" calcext:value-type="float">
            <text:p>8.54513201776361</text:p>
          </table:table-cell>
          <table:table-cell table:formula="of:=([.N134]-[.N133])/([.B133]-[.B134])" office:value-type="float" office:value="-1.50796447372319" calcext:value-type="float">
            <text:p>-1.50796447372319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4]/120" office:value-type="float" office:value="1.05833333333333" calcext:value-type="float">
            <text:p>1.05833333333333</text:p>
          </table:table-cell>
          <table:table-cell office:value-type="float" office:value="34.307" calcext:value-type="float">
            <text:p>34.307</text:p>
          </table:table-cell>
          <table:table-cell office:value-type="float" office:value="-7.578" calcext:value-type="float">
            <text:p>-7.578</text:p>
          </table:table-cell>
          <table:table-cell office:value-type="float" office:value="20.238" calcext:value-type="float">
            <text:p>20.238</text:p>
          </table:table-cell>
          <table:table-cell office:value-type="float" office:value="15.049" calcext:value-type="float">
            <text:p>15.049</text:p>
          </table:table-cell>
          <table:table-cell table:formula="of:=[.C134]*2*PI()/360" office:value-type="float" office:value="0.598770106481695" calcext:value-type="float">
            <text:p>0.598770106481695</text:p>
          </table:table-cell>
          <table:table-cell table:formula="of:=[.D134]*2*PI()/360" office:value-type="float" office:value="-0.13226105071613" calcext:value-type="float">
            <text:p>-0.13226105071613</text:p>
          </table:table-cell>
          <table:table-cell table:formula="of:=[.E134]*2*PI()/360" office:value-type="float" office:value="0.353219734018612" calcext:value-type="float">
            <text:p>0.353219734018612</text:p>
          </table:table-cell>
          <table:table-cell table:formula="of:=[.F134]*2*PI()/360" office:value-type="float" office:value="0.262654599132627" calcext:value-type="float">
            <text:p>0.262654599132627</text:p>
          </table:table-cell>
          <table:table-cell table:formula="of:=([.G135]-[.G134])/([.B134]-[.B135])" office:value-type="float" office:value="-2.42321513346892" calcext:value-type="float">
            <text:p>-2.42321513346892</text:p>
          </table:table-cell>
          <table:table-cell table:formula="of:=([.H135]-[.H134])/([.B134]-[.B135])" office:value-type="float" office:value="-0.980176907920018" calcext:value-type="float">
            <text:p>-0.980176907920018</text:p>
          </table:table-cell>
          <table:table-cell table:formula="of:=([.I135]-[.I134])/([.B134]-[.B135])" office:value-type="float" office:value="0.18849555921539" calcext:value-type="float">
            <text:p>0.18849555921539</text:p>
          </table:table-cell>
          <table:table-cell table:formula="of:=([.J135]-[.J134])/([.B134]-[.B135])" office:value-type="float" office:value="-0.663923247458647" calcext:value-type="float">
            <text:p>-0.663923247458647</text:p>
          </table:table-cell>
          <table:table-cell table:formula="of:=([.K135]-[.K134])/([.B134]-[.B135])" office:value-type="float" office:value="2.76460153515987" calcext:value-type="float">
            <text:p>2.76460153515987</text:p>
          </table:table-cell>
          <table:table-cell table:formula="of:=([.L135]-[.L134])/([.B134]-[.B135])" office:value-type="float" office:value="-1.00530964914852" calcext:value-type="float">
            <text:p>-1.00530964914852</text:p>
          </table:table-cell>
          <table:table-cell table:formula="of:=([.M135]-[.M134])/([.B134]-[.B135])" office:value-type="float" office:value="6.28318530718004" calcext:value-type="float">
            <text:p>6.28318530718004</text:p>
          </table:table-cell>
          <table:table-cell table:formula="of:=([.N135]-[.N134])/([.B134]-[.B135])" office:value-type="float" office:value="-1.7592918860105" calcext:value-type="float">
            <text:p>-1.7592918860105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5]/120" office:value-type="float" office:value="1.06666666666667" calcext:value-type="float">
            <text:p>1.06666666666667</text:p>
          </table:table-cell>
          <table:table-cell office:value-type="float" office:value="35.464" calcext:value-type="float">
            <text:p>35.464</text:p>
          </table:table-cell>
          <table:table-cell office:value-type="float" office:value="-7.11" calcext:value-type="float">
            <text:p>-7.11</text:p>
          </table:table-cell>
          <table:table-cell office:value-type="float" office:value="20.148" calcext:value-type="float">
            <text:p>20.148</text:p>
          </table:table-cell>
          <table:table-cell office:value-type="float" office:value="15.366" calcext:value-type="float">
            <text:p>15.366</text:p>
          </table:table-cell>
          <table:table-cell table:formula="of:=[.C135]*2*PI()/360" office:value-type="float" office:value="0.618963565927269" calcext:value-type="float">
            <text:p>0.618963565927269</text:p>
          </table:table-cell>
          <table:table-cell table:formula="of:=[.D135]*2*PI()/360" office:value-type="float" office:value="-0.124092909816797" calcext:value-type="float">
            <text:p>-0.124092909816797</text:p>
          </table:table-cell>
          <table:table-cell table:formula="of:=[.E135]*2*PI()/360" office:value-type="float" office:value="0.351648937691817" calcext:value-type="float">
            <text:p>0.351648937691817</text:p>
          </table:table-cell>
          <table:table-cell table:formula="of:=[.F135]*2*PI()/360" office:value-type="float" office:value="0.268187292861449" calcext:value-type="float">
            <text:p>0.268187292861449</text:p>
          </table:table-cell>
          <table:table-cell table:formula="of:=([.G136]-[.G135])/([.B135]-[.B136])" office:value-type="float" office:value="-2.44625347959525" calcext:value-type="float">
            <text:p>-2.44625347959525</text:p>
          </table:table-cell>
          <table:table-cell table:formula="of:=([.H136]-[.H135])/([.B135]-[.B136])" office:value-type="float" office:value="-0.971799327510448" calcext:value-type="float">
            <text:p>-0.971799327510448</text:p>
          </table:table-cell>
          <table:table-cell table:formula="of:=([.I136]-[.I135])/([.B135]-[.B136])" office:value-type="float" office:value="0.136135681655556" calcext:value-type="float">
            <text:p>0.136135681655556</text:p>
          </table:table-cell>
          <table:table-cell table:formula="of:=([.J136]-[.J135])/([.B135]-[.B136])" office:value-type="float" office:value="-0.649262481741893" calcext:value-type="float">
            <text:p>-0.649262481741893</text:p>
          </table:table-cell>
          <table:table-cell table:formula="of:=([.K136]-[.K135])/([.B135]-[.B136])" office:value-type="float" office:value="-0.753982236859588" calcext:value-type="float">
            <text:p>-0.753982236859588</text:p>
          </table:table-cell>
          <table:table-cell table:formula="of:=([.L136]-[.L135])/([.B135]-[.B136])" office:value-type="float" office:value="1.25663706143564" calcext:value-type="float">
            <text:p>1.25663706143564</text:p>
          </table:table-cell>
          <table:table-cell table:formula="of:=([.M136]-[.M135])/([.B135]-[.B136])" office:value-type="float" office:value="3.26725635973288" calcext:value-type="float">
            <text:p>3.26725635973288</text:p>
          </table:table-cell>
          <table:table-cell table:formula="of:=([.N136]-[.N135])/([.B135]-[.B136])" office:value-type="float" office:value="-2.01061929829704" calcext:value-type="float">
            <text:p>-2.01061929829704</text:p>
          </table:table-cell>
          <table:table-cell table:number-columns-repeated="100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6]/120" office:value-type="float" office:value="1.075" calcext:value-type="float">
            <text:p>1.075</text:p>
          </table:table-cell>
          <table:table-cell office:value-type="float" office:value="36.632" calcext:value-type="float">
            <text:p>36.632</text:p>
          </table:table-cell>
          <table:table-cell office:value-type="float" office:value="-6.646" calcext:value-type="float">
            <text:p>-6.646</text:p>
          </table:table-cell>
          <table:table-cell office:value-type="float" office:value="20.083" calcext:value-type="float">
            <text:p>20.083</text:p>
          </table:table-cell>
          <table:table-cell office:value-type="float" office:value="15.676" calcext:value-type="float">
            <text:p>15.676</text:p>
          </table:table-cell>
          <table:table-cell table:formula="of:=[.C136]*2*PI()/360" office:value-type="float" office:value="0.639349011590563" calcext:value-type="float">
            <text:p>0.639349011590563</text:p>
          </table:table-cell>
          <table:table-cell table:formula="of:=[.D136]*2*PI()/360" office:value-type="float" office:value="-0.115994582087543" calcext:value-type="float">
            <text:p>-0.115994582087543</text:p>
          </table:table-cell>
          <table:table-cell table:formula="of:=[.E136]*2*PI()/360" office:value-type="float" office:value="0.350514473678021" calcext:value-type="float">
            <text:p>0.350514473678021</text:p>
          </table:table-cell>
          <table:table-cell table:formula="of:=[.F136]*2*PI()/360" office:value-type="float" office:value="0.273597813542631" calcext:value-type="float">
            <text:p>0.273597813542631</text:p>
          </table:table-cell>
          <table:table-cell table:formula="of:=([.G137]-[.G136])/([.B136]-[.B137])" office:value-type="float" office:value="-2.43997029428809" calcext:value-type="float">
            <text:p>-2.43997029428809</text:p>
          </table:table-cell>
          <table:table-cell table:formula="of:=([.H137]-[.H136])/([.B136]-[.B137])" office:value-type="float" office:value="-0.982271303022411" calcext:value-type="float">
            <text:p>-0.982271303022411</text:p>
          </table:table-cell>
          <table:table-cell table:formula="of:=([.I137]-[.I136])/([.B136]-[.B137])" office:value-type="float" office:value="0.108908545324449" calcext:value-type="float">
            <text:p>0.108908545324449</text:p>
          </table:table-cell>
          <table:table-cell table:formula="of:=([.J137]-[.J136])/([.B136]-[.B137])" office:value-type="float" office:value="-0.632507320922751" calcext:value-type="float">
            <text:p>-0.632507320922751</text:p>
          </table:table-cell>
          <table:table-cell table:formula="of:=([.K137]-[.K136])/([.B136]-[.B137])" office:value-type="float" office:value="-4.27256600888224" calcext:value-type="float">
            <text:p>-4.27256600888224</text:p>
          </table:table-cell>
          <table:table-cell table:formula="of:=([.L137]-[.L136])/([.B136]-[.B137])" office:value-type="float" office:value="1.75929188601011" calcext:value-type="float">
            <text:p>1.75929188601011</text:p>
          </table:table-cell>
          <table:table-cell table:formula="of:=([.M137]-[.M136])/([.B136]-[.B137])" office:value-type="float" office:value="0.753982236861989" calcext:value-type="float">
            <text:p>0.753982236861989</text:p>
          </table:table-cell>
          <table:table-cell table:formula="of:=([.N137]-[.N136])/([.B136]-[.B137])" office:value-type="float" office:value="-2.76460153515981" calcext:value-type="float">
            <text:p>-2.76460153515981</text:p>
          </table:table-cell>
          <table:table-cell table:number-columns-repeated="100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7]/120" office:value-type="float" office:value="1.08333333333333" calcext:value-type="float">
            <text:p>1.08333333333333</text:p>
          </table:table-cell>
          <table:table-cell office:value-type="float" office:value="37.797" calcext:value-type="float">
            <text:p>37.797</text:p>
          </table:table-cell>
          <table:table-cell office:value-type="float" office:value="-6.177" calcext:value-type="float">
            <text:p>-6.177</text:p>
          </table:table-cell>
          <table:table-cell office:value-type="float" office:value="20.031" calcext:value-type="float">
            <text:p>20.031</text:p>
          </table:table-cell>
          <table:table-cell office:value-type="float" office:value="15.978" calcext:value-type="float">
            <text:p>15.978</text:p>
          </table:table-cell>
          <table:table-cell table:formula="of:=[.C137]*2*PI()/360" office:value-type="float" office:value="0.659682097376297" calcext:value-type="float">
            <text:p>0.659682097376297</text:p>
          </table:table-cell>
          <table:table-cell table:formula="of:=[.D137]*2*PI()/360" office:value-type="float" office:value="-0.10780898789569" calcext:value-type="float">
            <text:p>-0.10780898789569</text:p>
          </table:table-cell>
          <table:table-cell table:formula="of:=[.E137]*2*PI()/360" office:value-type="float" office:value="0.349606902466984" calcext:value-type="float">
            <text:p>0.349606902466984</text:p>
          </table:table-cell>
          <table:table-cell table:formula="of:=[.F137]*2*PI()/360" office:value-type="float" office:value="0.278868707883654" calcext:value-type="float">
            <text:p>0.278868707883654</text:p>
          </table:table-cell>
          <table:table-cell table:formula="of:=([.G138]-[.G137])/([.B137]-[.B138])" office:value-type="float" office:value="-2.4043655775474" calcext:value-type="float">
            <text:p>-2.4043655775474</text:p>
          </table:table-cell>
          <table:table-cell table:formula="of:=([.H138]-[.H137])/([.B137]-[.B138])" office:value-type="float" office:value="-0.996932068739162" calcext:value-type="float">
            <text:p>-0.996932068739162</text:p>
          </table:table-cell>
          <table:table-cell table:formula="of:=([.I138]-[.I137])/([.B137]-[.B138])" office:value-type="float" office:value="0.102625360017266" calcext:value-type="float">
            <text:p>0.102625360017266</text:p>
          </table:table-cell>
          <table:table-cell table:formula="of:=([.J138]-[.J137])/([.B137]-[.B138])" office:value-type="float" office:value="-0.609468974796419" calcext:value-type="float">
            <text:p>-0.609468974796419</text:p>
          </table:table-cell>
          <table:table-cell table:formula="of:=([.K138]-[.K137])/([.B137]-[.B138])" office:value-type="float" office:value="-7.28849495633764" calcext:value-type="float">
            <text:p>-7.28849495633764</text:p>
          </table:table-cell>
          <table:table-cell table:formula="of:=([.L138]-[.L137])/([.B137]-[.B138])" office:value-type="float" office:value="2.0106192982948" calcext:value-type="float">
            <text:p>2.0106192982948</text:p>
          </table:table-cell>
          <table:table-cell table:formula="of:=([.M138]-[.M137])/([.B137]-[.B138])" office:value-type="float" office:value="-1.75929188601013" calcext:value-type="float">
            <text:p>-1.75929188601013</text:p>
          </table:table-cell>
          <table:table-cell table:formula="of:=([.N138]-[.N137])/([.B137]-[.B138])" office:value-type="float" office:value="-2.76460153516011" calcext:value-type="float">
            <text:p>-2.76460153516011</text:p>
          </table:table-cell>
          <table:table-cell table:number-columns-repeated="100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8]/120" office:value-type="float" office:value="1.09166666666667" calcext:value-type="float">
            <text:p>1.09166666666667</text:p>
          </table:table-cell>
          <table:table-cell office:value-type="float" office:value="38.945" calcext:value-type="float">
            <text:p>38.945</text:p>
          </table:table-cell>
          <table:table-cell office:value-type="float" office:value="-5.701" calcext:value-type="float">
            <text:p>-5.701</text:p>
          </table:table-cell>
          <table:table-cell office:value-type="float" office:value="19.982" calcext:value-type="float">
            <text:p>19.982</text:p>
          </table:table-cell>
          <table:table-cell office:value-type="float" office:value="16.269" calcext:value-type="float">
            <text:p>16.269</text:p>
          </table:table-cell>
          <table:table-cell table:formula="of:=[.C138]*2*PI()/360" office:value-type="float" office:value="0.679718477189192" calcext:value-type="float">
            <text:p>0.679718477189192</text:p>
          </table:table-cell>
          <table:table-cell table:formula="of:=[.D138]*2*PI()/360" office:value-type="float" office:value="-0.0995012206561967" calcext:value-type="float">
            <text:p>-0.099501220656197</text:p>
          </table:table-cell>
          <table:table-cell table:formula="of:=[.E138]*2*PI()/360" office:value-type="float" office:value="0.348751691133507" calcext:value-type="float">
            <text:p>0.348751691133507</text:p>
          </table:table-cell>
          <table:table-cell table:formula="of:=[.F138]*2*PI()/360" office:value-type="float" office:value="0.283947616006957" calcext:value-type="float">
            <text:p>0.283947616006957</text:p>
          </table:table-cell>
          <table:table-cell table:formula="of:=([.G139]-[.G138])/([.B138]-[.B139])" office:value-type="float" office:value="-2.34362811957792" calcext:value-type="float">
            <text:p>-2.34362811957792</text:p>
          </table:table-cell>
          <table:table-cell table:formula="of:=([.H139]-[.H138])/([.B138]-[.B139])" office:value-type="float" office:value="-1.01368722955829" calcext:value-type="float">
            <text:p>-1.01368722955829</text:p>
          </table:table-cell>
          <table:table-cell table:formula="of:=([.I139]-[.I138])/([.B138]-[.B139])" office:value-type="float" office:value="0.117286125734017" calcext:value-type="float">
            <text:p>0.117286125734017</text:p>
          </table:table-cell>
          <table:table-cell table:formula="of:=([.J139]-[.J138])/([.B138]-[.B139])" office:value-type="float" office:value="-0.586430628670085" calcext:value-type="float">
            <text:p>-0.586430628670085</text:p>
          </table:table-cell>
          <table:table-cell table:formula="of:=([.K139]-[.K138])/([.B138]-[.B139])" office:value-type="float" office:value="-8.54513201775349" calcext:value-type="float">
            <text:p>-8.54513201775349</text:p>
          </table:table-cell>
          <table:table-cell table:formula="of:=([.L139]-[.L138])/([.B138]-[.B139])" office:value-type="float" office:value="0.502654824577282" calcext:value-type="float">
            <text:p>0.502654824577282</text:p>
          </table:table-cell>
          <table:table-cell table:formula="of:=([.M139]-[.M138])/([.B138]-[.B139])" office:value-type="float" office:value="-4.02123859659514" calcext:value-type="float">
            <text:p>-4.02123859659514</text:p>
          </table:table-cell>
          <table:table-cell table:formula="of:=([.N139]-[.N138])/([.B138]-[.B139])" office:value-type="float" office:value="-3.0159289474452" calcext:value-type="float">
            <text:p>-3.0159289474452</text:p>
          </table:table-cell>
          <table:table-cell table:number-columns-repeated="100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9]/120" office:value-type="float" office:value="1.1" calcext:value-type="float">
            <text:p>1.1</text:p>
          </table:table-cell>
          <table:table-cell office:value-type="float" office:value="40.064" calcext:value-type="float">
            <text:p>40.064</text:p>
          </table:table-cell>
          <table:table-cell office:value-type="float" office:value="-5.217" calcext:value-type="float">
            <text:p>-5.217</text:p>
          </table:table-cell>
          <table:table-cell office:value-type="float" office:value="19.926" calcext:value-type="float">
            <text:p>19.926</text:p>
          </table:table-cell>
          <table:table-cell office:value-type="float" office:value="16.549" calcext:value-type="float">
            <text:p>16.549</text:p>
          </table:table-cell>
          <table:table-cell table:formula="of:=[.C139]*2*PI()/360" office:value-type="float" office:value="0.699248711519008" calcext:value-type="float">
            <text:p>0.699248711519008</text:p>
          </table:table-cell>
          <table:table-cell table:formula="of:=[.D139]*2*PI()/360" office:value-type="float" office:value="-0.0910538270765442" calcext:value-type="float">
            <text:p>-0.091053827076544</text:p>
          </table:table-cell>
          <table:table-cell table:formula="of:=[.E139]*2*PI()/360" office:value-type="float" office:value="0.34777430675239" calcext:value-type="float">
            <text:p>0.34777430675239</text:p>
          </table:table-cell>
          <table:table-cell table:formula="of:=[.F139]*2*PI()/360" office:value-type="float" office:value="0.288834537912542" calcext:value-type="float">
            <text:p>0.288834537912542</text:p>
          </table:table-cell>
          <table:table-cell table:formula="of:=([.G140]-[.G139])/([.B139]-[.B140])" office:value-type="float" office:value="-2.27241868609664" calcext:value-type="float">
            <text:p>-2.27241868609664</text:p>
          </table:table-cell>
          <table:table-cell table:formula="of:=([.H140]-[.H139])/([.B139]-[.B140])" office:value-type="float" office:value="-1.0178760197631" calcext:value-type="float">
            <text:p>-1.0178760197631</text:p>
          </table:table-cell>
          <table:table-cell table:formula="of:=([.I140]-[.I139])/([.B139]-[.B140])" office:value-type="float" office:value="0.150796447372311" calcext:value-type="float">
            <text:p>0.150796447372311</text:p>
          </table:table-cell>
          <table:table-cell table:formula="of:=([.J140]-[.J139])/([.B139]-[.B140])" office:value-type="float" office:value="-0.561297887441374" calcext:value-type="float">
            <text:p>-0.561297887441374</text:p>
          </table:table-cell>
          <table:table-cell table:formula="of:=([.K140]-[.K139])/([.B139]-[.B140])" office:value-type="float" office:value="-9.04778684234223" calcext:value-type="float">
            <text:p>-9.04778684234223</text:p>
          </table:table-cell>
          <table:table-cell table:formula="of:=([.L140]-[.L139])/([.B139]-[.B140])" office:value-type="float" office:value="-0" calcext:value-type="float">
            <text:p>0</text:p>
          </table:table-cell>
          <table:table-cell table:formula="of:=([.M140]-[.M139])/([.B139]-[.B140])" office:value-type="float" office:value="-5.78053048260458" calcext:value-type="float">
            <text:p>-5.78053048260458</text:p>
          </table:table-cell>
          <table:table-cell table:formula="of:=([.N140]-[.N139])/([.B139]-[.B140])" office:value-type="float" office:value="-3.51858377201942" calcext:value-type="float">
            <text:p>-3.51858377201942</text:p>
          </table:table-cell>
          <table:table-cell table:number-columns-repeated="100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40]/120" office:value-type="float" office:value="1.10833333333333" calcext:value-type="float">
            <text:p>1.10833333333333</text:p>
          </table:table-cell>
          <table:table-cell office:value-type="float" office:value="41.149" calcext:value-type="float">
            <text:p>41.149</text:p>
          </table:table-cell>
          <table:table-cell office:value-type="float" office:value="-4.731" calcext:value-type="float">
            <text:p>-4.731</text:p>
          </table:table-cell>
          <table:table-cell office:value-type="float" office:value="19.854" calcext:value-type="float">
            <text:p>19.854</text:p>
          </table:table-cell>
          <table:table-cell office:value-type="float" office:value="16.817" calcext:value-type="float">
            <text:p>16.817</text:p>
          </table:table-cell>
          <table:table-cell table:formula="of:=[.C140]*2*PI()/360" office:value-type="float" office:value="0.718185533903147" calcext:value-type="float">
            <text:p>0.718185533903147</text:p>
          </table:table-cell>
          <table:table-cell table:formula="of:=[.D140]*2*PI()/360" office:value-type="float" office:value="-0.0825715269118517" calcext:value-type="float">
            <text:p>-0.082571526911852</text:p>
          </table:table-cell>
          <table:table-cell table:formula="of:=[.E140]*2*PI()/360" office:value-type="float" office:value="0.346517669690954" calcext:value-type="float">
            <text:p>0.346517669690954</text:p>
          </table:table-cell>
          <table:table-cell table:formula="of:=[.F140]*2*PI()/360" office:value-type="float" office:value="0.293512020307886" calcext:value-type="float">
            <text:p>0.293512020307886</text:p>
          </table:table-cell>
          <table:table-cell table:formula="of:=([.G141]-[.G140])/([.B140]-[.B141])" office:value-type="float" office:value="-2.19702046241046" calcext:value-type="float">
            <text:p>-2.19702046241046</text:p>
          </table:table-cell>
          <table:table-cell table:formula="of:=([.H141]-[.H140])/([.B140]-[.B141])" office:value-type="float" office:value="-1.0178760197631" calcext:value-type="float">
            <text:p>-1.0178760197631</text:p>
          </table:table-cell>
          <table:table-cell table:formula="of:=([.I141]-[.I140])/([.B140]-[.B141])" office:value-type="float" office:value="0.198967534727349" calcext:value-type="float">
            <text:p>0.198967534727349</text:p>
          </table:table-cell>
          <table:table-cell table:formula="of:=([.J141]-[.J140])/([.B140]-[.B141])" office:value-type="float" office:value="-0.531976356007879" calcext:value-type="float">
            <text:p>-0.531976356007879</text:p>
          </table:table-cell>
          <table:table-cell table:formula="of:=([.K141]-[.K140])/([.B140]-[.B141])" office:value-type="float" office:value="-9.29911425462402" calcext:value-type="float">
            <text:p>-9.29911425462402</text:p>
          </table:table-cell>
          <table:table-cell table:formula="of:=([.L141]-[.L140])/([.B140]-[.B141])" office:value-type="float" office:value="-1.00530964914873" calcext:value-type="float">
            <text:p>-1.00530964914873</text:p>
          </table:table-cell>
          <table:table-cell table:formula="of:=([.M141]-[.M140])/([.B140]-[.B141])" office:value-type="float" office:value="-7.03716754404203" calcext:value-type="float">
            <text:p>-7.03716754404203</text:p>
          </table:table-cell>
          <table:table-cell table:formula="of:=([.N141]-[.N140])/([.B140]-[.B141])" office:value-type="float" office:value="-3.76991118430914" calcext:value-type="float">
            <text:p>-3.76991118430914</text:p>
          </table:table-cell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41]/120" office:value-type="float" office:value="1.11666666666667" calcext:value-type="float">
            <text:p>1.11666666666667</text:p>
          </table:table-cell>
          <table:table-cell office:value-type="float" office:value="42.198" calcext:value-type="float">
            <text:p>42.198</text:p>
          </table:table-cell>
          <table:table-cell office:value-type="float" office:value="-4.245" calcext:value-type="float">
            <text:p>-4.245</text:p>
          </table:table-cell>
          <table:table-cell office:value-type="float" office:value="19.759" calcext:value-type="float">
            <text:p>19.759</text:p>
          </table:table-cell>
          <table:table-cell office:value-type="float" office:value="17.071" calcext:value-type="float">
            <text:p>17.071</text:p>
          </table:table-cell>
          <table:table-cell table:formula="of:=[.C141]*2*PI()/360" office:value-type="float" office:value="0.736494037756567" calcext:value-type="float">
            <text:p>0.736494037756567</text:p>
          </table:table-cell>
          <table:table-cell table:formula="of:=[.D141]*2*PI()/360" office:value-type="float" office:value="-0.0740892267471593" calcext:value-type="float">
            <text:p>-0.074089226747159</text:p>
          </table:table-cell>
          <table:table-cell table:formula="of:=[.E141]*2*PI()/360" office:value-type="float" office:value="0.34485960690156" calcext:value-type="float">
            <text:p>0.34485960690156</text:p>
          </table:table-cell>
          <table:table-cell table:formula="of:=[.F141]*2*PI()/360" office:value-type="float" office:value="0.297945156607952" calcext:value-type="float">
            <text:p>0.297945156607952</text:p>
          </table:table-cell>
          <table:table-cell table:formula="of:=([.G142]-[.G141])/([.B141]-[.B142])" office:value-type="float" office:value="-2.11952784362193" calcext:value-type="float">
            <text:p>-2.11952784362193</text:p>
          </table:table-cell>
          <table:table-cell table:formula="of:=([.H142]-[.H141])/([.B141]-[.B142])" office:value-type="float" office:value="-1.00949843935352" calcext:value-type="float">
            <text:p>-1.00949843935352</text:p>
          </table:table-cell>
          <table:table-cell table:formula="of:=([.I142]-[.I141])/([.B141]-[.B142])" office:value-type="float" office:value="0.257610597594365" calcext:value-type="float">
            <text:p>0.257610597594365</text:p>
          </table:table-cell>
          <table:table-cell table:formula="of:=([.J142]-[.J141])/([.B141]-[.B142])" office:value-type="float" office:value="-0.50056042947197" calcext:value-type="float">
            <text:p>-0.50056042947197</text:p>
          </table:table-cell>
          <table:table-cell table:formula="of:=([.K142]-[.K141])/([.B141]-[.B142])" office:value-type="float" office:value="-9.29911425462722" calcext:value-type="float">
            <text:p>-9.29911425462722</text:p>
          </table:table-cell>
          <table:table-cell table:formula="of:=([.L142]-[.L141])/([.B141]-[.B142])" office:value-type="float" office:value="-2.26194671058466" calcext:value-type="float">
            <text:p>-2.26194671058466</text:p>
          </table:table-cell>
          <table:table-cell table:formula="of:=([.M142]-[.M141])/([.B141]-[.B142])" office:value-type="float" office:value="-7.53982236861589" calcext:value-type="float">
            <text:p>-7.53982236861589</text:p>
          </table:table-cell>
          <table:table-cell table:formula="of:=([.N142]-[.N141])/([.B141]-[.B142])" office:value-type="float" office:value="-4.52389342116873" calcext:value-type="float">
            <text:p>-4.52389342116873</text:p>
          </table:table-cell>
          <table:table-cell table:number-columns-repeated="100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42]/120" office:value-type="float" office:value="1.125" calcext:value-type="float">
            <text:p>1.125</text:p>
          </table:table-cell>
          <table:table-cell office:value-type="float" office:value="43.21" calcext:value-type="float">
            <text:p>43.21</text:p>
          </table:table-cell>
          <table:table-cell office:value-type="float" office:value="-3.763" calcext:value-type="float">
            <text:p>-3.763</text:p>
          </table:table-cell>
          <table:table-cell office:value-type="float" office:value="19.636" calcext:value-type="float">
            <text:p>19.636</text:p>
          </table:table-cell>
          <table:table-cell office:value-type="float" office:value="17.31" calcext:value-type="float">
            <text:p>17.31</text:p>
          </table:table-cell>
          <table:table-cell table:formula="of:=[.C142]*2*PI()/360" office:value-type="float" office:value="0.75415676978675" calcext:value-type="float">
            <text:p>0.75415676978675</text:p>
          </table:table-cell>
          <table:table-cell table:formula="of:=[.D142]*2*PI()/360" office:value-type="float" office:value="-0.0656767397525466" calcext:value-type="float">
            <text:p>-0.065676739752547</text:p>
          </table:table-cell>
          <table:table-cell table:formula="of:=[.E142]*2*PI()/360" office:value-type="float" office:value="0.342712851921607" calcext:value-type="float">
            <text:p>0.342712851921607</text:p>
          </table:table-cell>
          <table:table-cell table:formula="of:=[.F142]*2*PI()/360" office:value-type="float" office:value="0.302116493520218" calcext:value-type="float">
            <text:p>0.302116493520218</text:p>
          </table:table-cell>
          <table:table-cell table:formula="of:=([.G143]-[.G142])/([.B142]-[.B143])" office:value-type="float" office:value="-2.04203522483337" calcext:value-type="float">
            <text:p>-2.04203522483337</text:p>
          </table:table-cell>
          <table:table-cell table:formula="of:=([.H143]-[.H142])/([.B142]-[.B143])" office:value-type="float" office:value="-0.990648883431985" calcext:value-type="float">
            <text:p>-0.990648883431985</text:p>
          </table:table-cell>
          <table:table-cell table:formula="of:=([.I143]-[.I142])/([.B142]-[.B143])" office:value-type="float" office:value="0.320442450666164" calcext:value-type="float">
            <text:p>0.320442450666164</text:p>
          </table:table-cell>
          <table:table-cell table:formula="of:=([.J143]-[.J142])/([.B142]-[.B143])" office:value-type="float" office:value="-0.462861317628897" calcext:value-type="float">
            <text:p>-0.462861317628897</text:p>
          </table:table-cell>
          <table:table-cell table:formula="of:=([.K143]-[.K142])/([.B142]-[.B143])" office:value-type="float" office:value="-9.55044166691212" calcext:value-type="float">
            <text:p>-9.55044166691212</text:p>
          </table:table-cell>
          <table:table-cell table:formula="of:=([.L143]-[.L142])/([.B142]-[.B143])" office:value-type="float" office:value="-3.01592894744625" calcext:value-type="float">
            <text:p>-3.01592894744625</text:p>
          </table:table-cell>
          <table:table-cell table:formula="of:=([.M143]-[.M142])/([.B142]-[.B143])" office:value-type="float" office:value="-7.28849495632775" calcext:value-type="float">
            <text:p>-7.28849495632775</text:p>
          </table:table-cell>
          <table:table-cell table:formula="of:=([.N143]-[.N142])/([.B142]-[.B143])" office:value-type="float" office:value="-4.52389342116794" calcext:value-type="float">
            <text:p>-4.52389342116794</text:p>
          </table:table-cell>
          <table:table-cell table:number-columns-repeated="100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43]/120" office:value-type="float" office:value="1.13333333333333" calcext:value-type="float">
            <text:p>1.13333333333333</text:p>
          </table:table-cell>
          <table:table-cell office:value-type="float" office:value="44.185" calcext:value-type="float">
            <text:p>44.185</text:p>
          </table:table-cell>
          <table:table-cell office:value-type="float" office:value="-3.29" calcext:value-type="float">
            <text:p>-3.29</text:p>
          </table:table-cell>
          <table:table-cell office:value-type="float" office:value="19.483" calcext:value-type="float">
            <text:p>19.483</text:p>
          </table:table-cell>
          <table:table-cell office:value-type="float" office:value="17.531" calcext:value-type="float">
            <text:p>17.531</text:p>
          </table:table-cell>
          <table:table-cell table:formula="of:=[.C143]*2*PI()/360" office:value-type="float" office:value="0.771173729993695" calcext:value-type="float">
            <text:p>0.771173729993695</text:p>
          </table:table-cell>
          <table:table-cell table:formula="of:=[.D143]*2*PI()/360" office:value-type="float" office:value="-0.0574213323906134" calcext:value-type="float">
            <text:p>-0.057421332390614</text:p>
          </table:table-cell>
          <table:table-cell table:formula="of:=[.E143]*2*PI()/360" office:value-type="float" office:value="0.340042498166055" calcext:value-type="float">
            <text:p>0.340042498166055</text:p>
          </table:table-cell>
          <table:table-cell table:formula="of:=[.F143]*2*PI()/360" office:value-type="float" office:value="0.305973671167126" calcext:value-type="float">
            <text:p>0.305973671167126</text:p>
          </table:table-cell>
          <table:table-cell table:formula="of:=([.G144]-[.G143])/([.B143]-[.B144])" office:value-type="float" office:value="-1.96244821094243" calcext:value-type="float">
            <text:p>-1.96244821094243</text:p>
          </table:table-cell>
          <table:table-cell table:formula="of:=([.H144]-[.H143])/([.B143]-[.B144])" office:value-type="float" office:value="-0.965516142203266" calcext:value-type="float">
            <text:p>-0.965516142203266</text:p>
          </table:table-cell>
          <table:table-cell table:formula="of:=([.I144]-[.I143])/([.B143]-[.B144])" office:value-type="float" office:value="0.381179908635562" calcext:value-type="float">
            <text:p>0.381179908635562</text:p>
          </table:table-cell>
          <table:table-cell table:formula="of:=([.J144]-[.J143])/([.B143]-[.B144])" office:value-type="float" office:value="-0.425162205785831" calcext:value-type="float">
            <text:p>-0.425162205785831</text:p>
          </table:table-cell>
          <table:table-cell table:formula="of:=([.K144]-[.K143])/([.B143]-[.B144])" office:value-type="float" office:value="-9.55044166691212" calcext:value-type="float">
            <text:p>-9.55044166691212</text:p>
          </table:table-cell>
          <table:table-cell table:formula="of:=([.L144]-[.L143])/([.B143]-[.B144])" office:value-type="float" office:value="-5.02654824574359" calcext:value-type="float">
            <text:p>-5.02654824574359</text:p>
          </table:table-cell>
          <table:table-cell table:formula="of:=([.M144]-[.M143])/([.B143]-[.B144])" office:value-type="float" office:value="-6.53451271946657" calcext:value-type="float">
            <text:p>-6.53451271946657</text:p>
          </table:table-cell>
          <table:table-cell table:formula="of:=([.N144]-[.N143])/([.B143]-[.B144])" office:value-type="float" office:value="-4.77522083345846" calcext:value-type="float">
            <text:p>-4.77522083345846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4]/120" office:value-type="float" office:value="1.14166666666667" calcext:value-type="float">
            <text:p>1.14166666666667</text:p>
          </table:table-cell>
          <table:table-cell office:value-type="float" office:value="45.122" calcext:value-type="float">
            <text:p>45.122</text:p>
          </table:table-cell>
          <table:table-cell office:value-type="float" office:value="-2.829" calcext:value-type="float">
            <text:p>-2.829</text:p>
          </table:table-cell>
          <table:table-cell office:value-type="float" office:value="19.301" calcext:value-type="float">
            <text:p>19.301</text:p>
          </table:table-cell>
          <table:table-cell office:value-type="float" office:value="17.734" calcext:value-type="float">
            <text:p>17.734</text:p>
          </table:table-cell>
          <table:table-cell table:formula="of:=[.C144]*2*PI()/360" office:value-type="float" office:value="0.787527465084881" calcext:value-type="float">
            <text:p>0.787527465084881</text:p>
          </table:table-cell>
          <table:table-cell table:formula="of:=[.D144]*2*PI()/360" office:value-type="float" office:value="-0.0493753645389196" calcext:value-type="float">
            <text:p>-0.04937536453892</text:p>
          </table:table-cell>
          <table:table-cell table:formula="of:=[.E144]*2*PI()/360" office:value-type="float" office:value="0.336865998927425" calcext:value-type="float">
            <text:p>0.336865998927425</text:p>
          </table:table-cell>
          <table:table-cell table:formula="of:=[.F144]*2*PI()/360" office:value-type="float" office:value="0.309516689548674" calcext:value-type="float">
            <text:p>0.309516689548674</text:p>
          </table:table-cell>
          <table:table-cell table:formula="of:=([.G145]-[.G144])/([.B144]-[.B145])" office:value-type="float" office:value="-1.8828611970515" calcext:value-type="float">
            <text:p>-1.8828611970515</text:p>
          </table:table-cell>
          <table:table-cell table:formula="of:=([.H145]-[.H144])/([.B144]-[.B145])" office:value-type="float" office:value="-0.923628240155403" calcext:value-type="float">
            <text:p>-0.923628240155403</text:p>
          </table:table-cell>
          <table:table-cell table:formula="of:=([.I145]-[.I144])/([.B144]-[.B145])" office:value-type="float" office:value="0.435634181297783" calcext:value-type="float">
            <text:p>0.435634181297783</text:p>
          </table:table-cell>
          <table:table-cell table:formula="of:=([.J145]-[.J144])/([.B144]-[.B145])" office:value-type="float" office:value="-0.385368698840344" calcext:value-type="float">
            <text:p>-0.385368698840344</text:p>
          </table:table-cell>
          <table:table-cell table:formula="of:=([.K145]-[.K144])/([.B144]-[.B145])" office:value-type="float" office:value="-9.04778684234644" calcext:value-type="float">
            <text:p>-9.04778684234644</text:p>
          </table:table-cell>
          <table:table-cell table:formula="of:=([.L145]-[.L144])/([.B144]-[.B145])" office:value-type="float" office:value="-6.78584013175678" calcext:value-type="float">
            <text:p>-6.78584013175678</text:p>
          </table:table-cell>
          <table:table-cell table:formula="of:=([.M145]-[.M144])/([.B144]-[.B145])" office:value-type="float" office:value="-5.78053048260463" calcext:value-type="float">
            <text:p>-5.78053048260463</text:p>
          </table:table-cell>
          <table:table-cell table:formula="of:=([.N145]-[.N144])/([.B144]-[.B145])" office:value-type="float" office:value="-4.77522083345717" calcext:value-type="float">
            <text:p>-4.77522083345717</text:p>
          </table:table-cell>
          <table:table-cell table:number-columns-repeated="100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5]/120" office:value-type="float" office:value="1.15" calcext:value-type="float">
            <text:p>1.15</text:p>
          </table:table-cell>
          <table:table-cell office:value-type="float" office:value="46.021" calcext:value-type="float">
            <text:p>46.021</text:p>
          </table:table-cell>
          <table:table-cell office:value-type="float" office:value="-2.388" calcext:value-type="float">
            <text:p>-2.388</text:p>
          </table:table-cell>
          <table:table-cell office:value-type="float" office:value="19.093" calcext:value-type="float">
            <text:p>19.093</text:p>
          </table:table-cell>
          <table:table-cell office:value-type="float" office:value="17.918" calcext:value-type="float">
            <text:p>17.918</text:p>
          </table:table-cell>
          <table:table-cell table:formula="of:=[.C145]*2*PI()/360" office:value-type="float" office:value="0.80321797506031" calcext:value-type="float">
            <text:p>0.80321797506031</text:p>
          </table:table-cell>
          <table:table-cell table:formula="of:=[.D145]*2*PI()/360" office:value-type="float" office:value="-0.0416784625376246" calcext:value-type="float">
            <text:p>-0.041678462537625</text:p>
          </table:table-cell>
          <table:table-cell table:formula="of:=[.E145]*2*PI()/360" office:value-type="float" office:value="0.333235714083277" calcext:value-type="float">
            <text:p>0.333235714083277</text:p>
          </table:table-cell>
          <table:table-cell table:formula="of:=[.F145]*2*PI()/360" office:value-type="float" office:value="0.312728095372344" calcext:value-type="float">
            <text:p>0.312728095372344</text:p>
          </table:table-cell>
          <table:table-cell table:formula="of:=([.G146]-[.G145])/([.B145]-[.B146])" office:value-type="float" office:value="-1.80746297336528" calcext:value-type="float">
            <text:p>-1.80746297336528</text:p>
          </table:table-cell>
          <table:table-cell table:formula="of:=([.H146]-[.H145])/([.B145]-[.B146])" office:value-type="float" office:value="-0.867079572390763" calcext:value-type="float">
            <text:p>-0.867079572390763</text:p>
          </table:table-cell>
          <table:table-cell table:formula="of:=([.I146]-[.I145])/([.B145]-[.B146])" office:value-type="float" office:value="0.483805268652822" calcext:value-type="float">
            <text:p>0.483805268652822</text:p>
          </table:table-cell>
          <table:table-cell table:formula="of:=([.J146]-[.J145])/([.B145]-[.B146])" office:value-type="float" office:value="-0.345575191894868" calcext:value-type="float">
            <text:p>-0.345575191894868</text:p>
          </table:table-cell>
          <table:table-cell table:formula="of:=([.K146]-[.K145])/([.B145]-[.B146])" office:value-type="float" office:value="-9.04778684233304" calcext:value-type="float">
            <text:p>-9.04778684233304</text:p>
          </table:table-cell>
          <table:table-cell table:formula="of:=([.L146]-[.L145])/([.B145]-[.B146])" office:value-type="float" office:value="-8.04247719318711" calcext:value-type="float">
            <text:p>-8.04247719318711</text:p>
          </table:table-cell>
          <table:table-cell table:formula="of:=([.M146]-[.M145])/([.B145]-[.B146])" office:value-type="float" office:value="-4.52389342117016" calcext:value-type="float">
            <text:p>-4.52389342117016</text:p>
          </table:table-cell>
          <table:table-cell table:formula="of:=([.N146]-[.N145])/([.B145]-[.B146])" office:value-type="float" office:value="-4.5238934211675" calcext:value-type="float">
            <text:p>-4.5238934211675</text:p>
          </table:table-cell>
          <table:table-cell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6]/120" office:value-type="float" office:value="1.15833333333333" calcext:value-type="float">
            <text:p>1.15833333333333</text:p>
          </table:table-cell>
          <table:table-cell office:value-type="float" office:value="46.884" calcext:value-type="float">
            <text:p>46.884</text:p>
          </table:table-cell>
          <table:table-cell office:value-type="float" office:value="-1.974" calcext:value-type="float">
            <text:p>-1.974</text:p>
          </table:table-cell>
          <table:table-cell office:value-type="float" office:value="18.862" calcext:value-type="float">
            <text:p>18.862</text:p>
          </table:table-cell>
          <table:table-cell office:value-type="float" office:value="18.083" calcext:value-type="float">
            <text:p>18.083</text:p>
          </table:table-cell>
          <table:table-cell table:formula="of:=[.C146]*2*PI()/360" office:value-type="float" office:value="0.818280166505021" calcext:value-type="float">
            <text:p>0.818280166505021</text:p>
          </table:table-cell>
          <table:table-cell table:formula="of:=[.D146]*2*PI()/360" office:value-type="float" office:value="-0.0344527994343681" calcext:value-type="float">
            <text:p>-0.034452799434368</text:p>
          </table:table-cell>
          <table:table-cell table:formula="of:=[.E146]*2*PI()/360" office:value-type="float" office:value="0.32920400351117" calcext:value-type="float">
            <text:p>0.32920400351117</text:p>
          </table:table-cell>
          <table:table-cell table:formula="of:=[.F146]*2*PI()/360" office:value-type="float" office:value="0.315607888638135" calcext:value-type="float">
            <text:p>0.315607888638135</text:p>
          </table:table-cell>
          <table:table-cell table:formula="of:=([.G147]-[.G146])/([.B146]-[.B147])" office:value-type="float" office:value="-1.73206474967917" calcext:value-type="float">
            <text:p>-1.73206474967917</text:p>
          </table:table-cell>
          <table:table-cell table:formula="of:=([.H147]-[.H146])/([.B146]-[.B147])" office:value-type="float" office:value="-0.800058929114203" calcext:value-type="float">
            <text:p>-0.800058929114203</text:p>
          </table:table-cell>
          <table:table-cell table:formula="of:=([.I147]-[.I146])/([.B146]-[.B147])" office:value-type="float" office:value="0.521504380495907" calcext:value-type="float">
            <text:p>0.521504380495907</text:p>
          </table:table-cell>
          <table:table-cell table:formula="of:=([.J147]-[.J146])/([.B146]-[.B147])" office:value-type="float" office:value="-0.307876080051804" calcext:value-type="float">
            <text:p>-0.307876080051804</text:p>
          </table:table-cell>
          <table:table-cell table:formula="of:=([.K147]-[.K146])/([.B146]-[.B147])" office:value-type="float" office:value="-8.04247719318655" calcext:value-type="float">
            <text:p>-8.04247719318655</text:p>
          </table:table-cell>
          <table:table-cell table:formula="of:=([.L147]-[.L146])/([.B146]-[.B147])" office:value-type="float" office:value="-9.29911425462564" calcext:value-type="float">
            <text:p>-9.29911425462564</text:p>
          </table:table-cell>
          <table:table-cell table:formula="of:=([.M147]-[.M146])/([.B146]-[.B147])" office:value-type="float" office:value="-3.76991118430754" calcext:value-type="float">
            <text:p>-3.76991118430754</text:p>
          </table:table-cell>
          <table:table-cell table:formula="of:=([.N147]-[.N146])/([.B146]-[.B147])" office:value-type="float" office:value="-4.52389342116954" calcext:value-type="float">
            <text:p>-4.52389342116954</text:p>
          </table:table-cell>
          <table:table-cell table:number-columns-repeated="100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7]/120" office:value-type="float" office:value="1.16666666666667" calcext:value-type="float">
            <text:p>1.16666666666667</text:p>
          </table:table-cell>
          <table:table-cell office:value-type="float" office:value="47.711" calcext:value-type="float">
            <text:p>47.711</text:p>
          </table:table-cell>
          <table:table-cell office:value-type="float" office:value="-1.592" calcext:value-type="float">
            <text:p>-1.592</text:p>
          </table:table-cell>
          <table:table-cell office:value-type="float" office:value="18.613" calcext:value-type="float">
            <text:p>18.613</text:p>
          </table:table-cell>
          <table:table-cell office:value-type="float" office:value="18.23" calcext:value-type="float">
            <text:p>18.23</text:p>
          </table:table-cell>
          <table:table-cell table:formula="of:=[.C147]*2*PI()/360" office:value-type="float" office:value="0.832714039419014" calcext:value-type="float">
            <text:p>0.832714039419014</text:p>
          </table:table-cell>
          <table:table-cell table:formula="of:=[.D147]*2*PI()/360" office:value-type="float" office:value="-0.0277856416917497" calcext:value-type="float">
            <text:p>-0.02778564169175</text:p>
          </table:table-cell>
          <table:table-cell table:formula="of:=[.E147]*2*PI()/360" office:value-type="float" office:value="0.324858133673704" calcext:value-type="float">
            <text:p>0.324858133673704</text:p>
          </table:table-cell>
          <table:table-cell table:formula="of:=[.F147]*2*PI()/360" office:value-type="float" office:value="0.318173522638566" calcext:value-type="float">
            <text:p>0.318173522638566</text:p>
          </table:table-cell>
          <table:table-cell table:formula="of:=([.G148]-[.G147])/([.B147]-[.B148])" office:value-type="float" office:value="-1.66504410640261" calcext:value-type="float">
            <text:p>-1.66504410640261</text:p>
          </table:table-cell>
          <table:table-cell table:formula="of:=([.H148]-[.H147])/([.B147]-[.B148])" office:value-type="float" office:value="-0.722566310325656" calcext:value-type="float">
            <text:p>-0.722566310325656</text:p>
          </table:table-cell>
          <table:table-cell table:formula="of:=([.I148]-[.I147])/([.B147]-[.B148])" office:value-type="float" office:value="0.552920307031803" calcext:value-type="float">
            <text:p>0.552920307031803</text:p>
          </table:table-cell>
          <table:table-cell table:formula="of:=([.J148]-[.J147])/([.B147]-[.B148])" office:value-type="float" office:value="-0.270176968208725" calcext:value-type="float">
            <text:p>-0.270176968208725</text:p>
          </table:table-cell>
          <table:table-cell table:formula="of:=([.K148]-[.K147])/([.B147]-[.B148])" office:value-type="float" office:value="-8.29380460547787" calcext:value-type="float">
            <text:p>-8.29380460547787</text:p>
          </table:table-cell>
          <table:table-cell table:formula="of:=([.L148]-[.L147])/([.B147]-[.B148])" office:value-type="float" office:value="-10.555751316062" calcext:value-type="float">
            <text:p>-10.555751316062</text:p>
          </table:table-cell>
          <table:table-cell table:formula="of:=([.M148]-[.M147])/([.B147]-[.B148])" office:value-type="float" office:value="-2.51327412287249" calcext:value-type="float">
            <text:p>-2.51327412287249</text:p>
          </table:table-cell>
          <table:table-cell table:formula="of:=([.N148]-[.N147])/([.B147]-[.B148])" office:value-type="float" office:value="-3.51858377202101" calcext:value-type="float">
            <text:p>-3.51858377202101</text:p>
          </table:table-cell>
          <table:table-cell table:number-columns-repeated="100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8]/120" office:value-type="float" office:value="1.175" calcext:value-type="float">
            <text:p>1.175</text:p>
          </table:table-cell>
          <table:table-cell office:value-type="float" office:value="48.506" calcext:value-type="float">
            <text:p>48.506</text:p>
          </table:table-cell>
          <table:table-cell office:value-type="float" office:value="-1.247" calcext:value-type="float">
            <text:p>-1.247</text:p>
          </table:table-cell>
          <table:table-cell office:value-type="float" office:value="18.349" calcext:value-type="float">
            <text:p>18.349</text:p>
          </table:table-cell>
          <table:table-cell office:value-type="float" office:value="18.359" calcext:value-type="float">
            <text:p>18.359</text:p>
          </table:table-cell>
          <table:table-cell table:formula="of:=[.C148]*2*PI()/360" office:value-type="float" office:value="0.846589406972369" calcext:value-type="float">
            <text:p>0.846589406972369</text:p>
          </table:table-cell>
          <table:table-cell table:formula="of:=[.D148]*2*PI()/360" office:value-type="float" office:value="-0.0217642557723693" calcext:value-type="float">
            <text:p>-0.021764255772369</text:p>
          </table:table-cell>
          <table:table-cell table:formula="of:=[.E148]*2*PI()/360" office:value-type="float" office:value="0.320250464448439" calcext:value-type="float">
            <text:p>0.320250464448439</text:p>
          </table:table-cell>
          <table:table-cell table:formula="of:=[.F148]*2*PI()/360" office:value-type="float" office:value="0.320424997373639" calcext:value-type="float">
            <text:p>0.320424997373639</text:p>
          </table:table-cell>
          <table:table-cell table:formula="of:=([.G149]-[.G148])/([.B148]-[.B149])" office:value-type="float" office:value="-1.59592906802363" calcext:value-type="float">
            <text:p>-1.59592906802363</text:p>
          </table:table-cell>
          <table:table-cell table:formula="of:=([.H149]-[.H148])/([.B148]-[.B149])" office:value-type="float" office:value="-0.63460171602514" calcext:value-type="float">
            <text:p>-0.63460171602514</text:p>
          </table:table-cell>
          <table:table-cell table:formula="of:=([.I149]-[.I148])/([.B148]-[.B149])" office:value-type="float" office:value="0.57386425805574" calcext:value-type="float">
            <text:p>0.57386425805574</text:p>
          </table:table-cell>
          <table:table-cell table:formula="of:=([.J149]-[.J148])/([.B148]-[.B149])" office:value-type="float" office:value="-0.240855436775217" calcext:value-type="float">
            <text:p>-0.240855436775217</text:p>
          </table:table-cell>
          <table:table-cell table:formula="of:=([.K149]-[.K148])/([.B148]-[.B149])" office:value-type="float" office:value="-9.04778684234228" calcext:value-type="float">
            <text:p>-9.04778684234228</text:p>
          </table:table-cell>
          <table:table-cell table:formula="of:=([.L149]-[.L148])/([.B148]-[.B149])" office:value-type="float" office:value="-11.8123883774976" calcext:value-type="float">
            <text:p>-11.8123883774976</text:p>
          </table:table-cell>
          <table:table-cell table:formula="of:=([.M149]-[.M148])/([.B148]-[.B149])" office:value-type="float" office:value="-1.50796447372239" calcext:value-type="float">
            <text:p>-1.50796447372239</text:p>
          </table:table-cell>
          <table:table-cell table:formula="of:=([.N149]-[.N148])/([.B148]-[.B149])" office:value-type="float" office:value="-3.01592894744715" calcext:value-type="float">
            <text:p>-3.01592894744715</text:p>
          </table:table-cell>
          <table:table-cell table:number-columns-repeated="100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9]/120" office:value-type="float" office:value="1.18333333333333" calcext:value-type="float">
            <text:p>1.18333333333333</text:p>
          </table:table-cell>
          <table:table-cell office:value-type="float" office:value="49.268" calcext:value-type="float">
            <text:p>49.268</text:p>
          </table:table-cell>
          <table:table-cell office:value-type="float" office:value="-0.944" calcext:value-type="float">
            <text:p>-0.944</text:p>
          </table:table-cell>
          <table:table-cell office:value-type="float" office:value="18.075" calcext:value-type="float">
            <text:p>18.075</text:p>
          </table:table-cell>
          <table:table-cell office:value-type="float" office:value="18.474" calcext:value-type="float">
            <text:p>18.474</text:p>
          </table:table-cell>
          <table:table-cell table:formula="of:=[.C149]*2*PI()/360" office:value-type="float" office:value="0.859888815872566" calcext:value-type="float">
            <text:p>0.859888815872566</text:p>
          </table:table-cell>
          <table:table-cell table:formula="of:=[.D149]*2*PI()/360" office:value-type="float" office:value="-0.0164759081388265" calcext:value-type="float">
            <text:p>-0.016475908138827</text:p>
          </table:table-cell>
          <table:table-cell table:formula="of:=[.E149]*2*PI()/360" office:value-type="float" office:value="0.315468262297975" calcext:value-type="float">
            <text:p>0.315468262297975</text:p>
          </table:table-cell>
          <table:table-cell table:formula="of:=[.F149]*2*PI()/360" office:value-type="float" office:value="0.322432126013432" calcext:value-type="float">
            <text:p>0.322432126013432</text:p>
          </table:table-cell>
          <table:table-cell table:formula="of:=([.G150]-[.G149])/([.B149]-[.B150])" office:value-type="float" office:value="-1.52053084433745" calcext:value-type="float">
            <text:p>-1.52053084433745</text:p>
          </table:table-cell>
          <table:table-cell table:formula="of:=([.H150]-[.H149])/([.B149]-[.B150])" office:value-type="float" office:value="-0.53616514621266" calcext:value-type="float">
            <text:p>-0.53616514621266</text:p>
          </table:table-cell>
          <table:table-cell table:formula="of:=([.I150]-[.I149])/([.B149]-[.B150])" office:value-type="float" office:value="0.586430628670094" calcext:value-type="float">
            <text:p>0.586430628670094</text:p>
          </table:table-cell>
          <table:table-cell table:formula="of:=([.J150]-[.J149])/([.B149]-[.B150])" office:value-type="float" office:value="-0.21572269554649" calcext:value-type="float">
            <text:p>-0.21572269554649</text:p>
          </table:table-cell>
          <table:table-cell table:formula="of:=([.K150]-[.K149])/([.B149]-[.B150])" office:value-type="float" office:value="-9.29911425462399" calcext:value-type="float">
            <text:p>-9.29911425462399</text:p>
          </table:table-cell>
          <table:table-cell table:formula="of:=([.L150]-[.L149])/([.B149]-[.B150])" office:value-type="float" office:value="-13.0690254389336" calcext:value-type="float">
            <text:p>-13.0690254389336</text:p>
          </table:table-cell>
          <table:table-cell table:formula="of:=([.M150]-[.M149])/([.B149]-[.B150])" office:value-type="float" office:value="-0.251327412287329" calcext:value-type="float">
            <text:p>-0.251327412287329</text:p>
          </table:table-cell>
          <table:table-cell table:formula="of:=([.N150]-[.N149])/([.B149]-[.B150])" office:value-type="float" office:value="-2.01061929829544" calcext:value-type="float">
            <text:p>-2.01061929829544</text:p>
          </table:table-cell>
          <table:table-cell table:number-columns-repeated="100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50]/120" office:value-type="float" office:value="1.19166666666667" calcext:value-type="float">
            <text:p>1.19166666666667</text:p>
          </table:table-cell>
          <table:table-cell office:value-type="float" office:value="49.994" calcext:value-type="float">
            <text:p>49.994</text:p>
          </table:table-cell>
          <table:table-cell office:value-type="float" office:value="-0.688" calcext:value-type="float">
            <text:p>-0.688</text:p>
          </table:table-cell>
          <table:table-cell office:value-type="float" office:value="17.795" calcext:value-type="float">
            <text:p>17.795</text:p>
          </table:table-cell>
          <table:table-cell office:value-type="float" office:value="18.577" calcext:value-type="float">
            <text:p>18.577</text:p>
          </table:table-cell>
          <table:table-cell table:formula="of:=[.C150]*2*PI()/360" office:value-type="float" office:value="0.872559906242045" calcext:value-type="float">
            <text:p>0.872559906242045</text:p>
          </table:table-cell>
          <table:table-cell table:formula="of:=[.D150]*2*PI()/360" office:value-type="float" office:value="-0.012007865253721" calcext:value-type="float">
            <text:p>-0.012007865253721</text:p>
          </table:table-cell>
          <table:table-cell table:formula="of:=[.E150]*2*PI()/360" office:value-type="float" office:value="0.310581340392391" calcext:value-type="float">
            <text:p>0.310581340392391</text:p>
          </table:table-cell>
          <table:table-cell table:formula="of:=[.F150]*2*PI()/360" office:value-type="float" office:value="0.324229815142987" calcext:value-type="float">
            <text:p>0.324229815142987</text:p>
          </table:table-cell>
          <table:table-cell table:formula="of:=([.G151]-[.G150])/([.B150]-[.B151])" office:value-type="float" office:value="-1.44303822554891" calcext:value-type="float">
            <text:p>-1.44303822554891</text:p>
          </table:table-cell>
          <table:table-cell table:formula="of:=([.H151]-[.H150])/([.B150]-[.B151])" office:value-type="float" office:value="-0.427256600888214" calcext:value-type="float">
            <text:p>-0.427256600888214</text:p>
          </table:table-cell>
          <table:table-cell table:formula="of:=([.I151]-[.I150])/([.B150]-[.B151])" office:value-type="float" office:value="0.588525023772488" calcext:value-type="float">
            <text:p>0.588525023772488</text:p>
          </table:table-cell>
          <table:table-cell table:formula="of:=([.J151]-[.J150])/([.B150]-[.B151])" office:value-type="float" office:value="-0.198967534727362" calcext:value-type="float">
            <text:p>-0.198967534727362</text:p>
          </table:table-cell>
          <table:table-cell table:formula="of:=([.K151]-[.K150])/([.B150]-[.B151])" office:value-type="float" office:value="-10.0530964914852" calcext:value-type="float">
            <text:p>-10.0530964914852</text:p>
          </table:table-cell>
          <table:table-cell table:formula="of:=([.L151]-[.L150])/([.B150]-[.B151])" office:value-type="float" office:value="-14.3256625003696" calcext:value-type="float">
            <text:p>-14.3256625003696</text:p>
          </table:table-cell>
          <table:table-cell table:formula="of:=([.M151]-[.M150])/([.B150]-[.B151])" office:value-type="float" office:value="1.00530964914772" calcext:value-type="float">
            <text:p>1.00530964914772</text:p>
          </table:table-cell>
          <table:table-cell table:formula="of:=([.N151]-[.N150])/([.B150]-[.B151])" office:value-type="float" office:value="-1.25663706143665" calcext:value-type="float">
            <text:p>-1.25663706143665</text:p>
          </table:table-cell>
          <table:table-cell table:number-columns-repeated="100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51]/120" office:value-type="float" office:value="1.2" calcext:value-type="float">
            <text:p>1.2</text:p>
          </table:table-cell>
          <table:table-cell office:value-type="float" office:value="50.683" calcext:value-type="float">
            <text:p>50.683</text:p>
          </table:table-cell>
          <table:table-cell office:value-type="float" office:value="-0.484" calcext:value-type="float">
            <text:p>-0.484</text:p>
          </table:table-cell>
          <table:table-cell office:value-type="float" office:value="17.514" calcext:value-type="float">
            <text:p>17.514</text:p>
          </table:table-cell>
          <table:table-cell office:value-type="float" office:value="18.672" calcext:value-type="float">
            <text:p>18.672</text:p>
          </table:table-cell>
          <table:table-cell table:formula="of:=[.C151]*2*PI()/360" office:value-type="float" office:value="0.884585224788286" calcext:value-type="float">
            <text:p>0.884585224788286</text:p>
          </table:table-cell>
          <table:table-cell table:formula="of:=[.D151]*2*PI()/360" office:value-type="float" office:value="-0.00844739357965255" calcext:value-type="float">
            <text:p>-0.008447393579653</text:p>
          </table:table-cell>
          <table:table-cell table:formula="of:=[.E151]*2*PI()/360" office:value-type="float" office:value="0.305676965194287" calcext:value-type="float">
            <text:p>0.305676965194287</text:p>
          </table:table-cell>
          <table:table-cell table:formula="of:=[.F151]*2*PI()/360" office:value-type="float" office:value="0.325887877932381" calcext:value-type="float">
            <text:p>0.325887877932381</text:p>
          </table:table-cell>
          <table:table-cell table:formula="of:=([.G152]-[.G151])/([.B151]-[.B152])" office:value-type="float" office:value="-1.3592624214532" calcext:value-type="float">
            <text:p>-1.3592624214532</text:p>
          </table:table-cell>
          <table:table-cell table:formula="of:=([.H152]-[.H151])/([.B151]-[.B152])" office:value-type="float" office:value="-0.307876080051801" calcext:value-type="float">
            <text:p>-0.307876080051801</text:p>
          </table:table-cell>
          <table:table-cell table:formula="of:=([.I152]-[.I151])/([.B151]-[.B152])" office:value-type="float" office:value="0.580147443362924" calcext:value-type="float">
            <text:p>0.580147443362924</text:p>
          </table:table-cell>
          <table:table-cell table:formula="of:=([.J152]-[.J151])/([.B151]-[.B152])" office:value-type="float" office:value="-0.18849555921539" calcext:value-type="float">
            <text:p>-0.18849555921539</text:p>
          </table:table-cell>
          <table:table-cell table:formula="of:=([.K152]-[.K151])/([.B151]-[.B152])" office:value-type="float" office:value="-9.29911425462719" calcext:value-type="float">
            <text:p>-9.29911425462719</text:p>
          </table:table-cell>
          <table:table-cell table:formula="of:=([.L152]-[.L151])/([.B151]-[.B152])" office:value-type="float" office:value="-16.336281798667" calcext:value-type="float">
            <text:p>-16.336281798667</text:p>
          </table:table-cell>
          <table:table-cell table:formula="of:=([.M152]-[.M151])/([.B151]-[.B152])" office:value-type="float" office:value="2.5132741228733" calcext:value-type="float">
            <text:p>2.5132741228733</text:p>
          </table:table-cell>
          <table:table-cell table:formula="of:=([.N152]-[.N151])/([.B151]-[.B152])" office:value-type="float" office:value="-0.502654824574657" calcext:value-type="float">
            <text:p>-0.502654824574657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52]/120" office:value-type="float" office:value="1.20833333333333" calcext:value-type="float">
            <text:p>1.20833333333333</text:p>
          </table:table-cell>
          <table:table-cell office:value-type="float" office:value="51.332" calcext:value-type="float">
            <text:p>51.332</text:p>
          </table:table-cell>
          <table:table-cell office:value-type="float" office:value="-0.337" calcext:value-type="float">
            <text:p>-0.337</text:p>
          </table:table-cell>
          <table:table-cell office:value-type="float" office:value="17.237" calcext:value-type="float">
            <text:p>17.237</text:p>
          </table:table-cell>
          <table:table-cell office:value-type="float" office:value="18.762" calcext:value-type="float">
            <text:p>18.762</text:p>
          </table:table-cell>
          <table:table-cell table:formula="of:=[.C152]*2*PI()/360" office:value-type="float" office:value="0.895912411633729" calcext:value-type="float">
            <text:p>0.895912411633729</text:p>
          </table:table-cell>
          <table:table-cell table:formula="of:=[.D152]*2*PI()/360" office:value-type="float" office:value="-0.00588175957922089" calcext:value-type="float">
            <text:p>-0.005881759579221</text:p>
          </table:table-cell>
          <table:table-cell table:formula="of:=[.E152]*2*PI()/360" office:value-type="float" office:value="0.300842403166263" calcext:value-type="float">
            <text:p>0.300842403166263</text:p>
          </table:table-cell>
          <table:table-cell table:formula="of:=[.F152]*2*PI()/360" office:value-type="float" office:value="0.327458674259176" calcext:value-type="float">
            <text:p>0.327458674259176</text:p>
          </table:table-cell>
          <table:table-cell table:formula="of:=([.G153]-[.G152])/([.B152]-[.B153])" office:value-type="float" office:value="-1.28176980266464" calcext:value-type="float">
            <text:p>-1.28176980266464</text:p>
          </table:table-cell>
          <table:table-cell table:formula="of:=([.H153]-[.H152])/([.B152]-[.B153])" office:value-type="float" office:value="-0.171740398396243" calcext:value-type="float">
            <text:p>-0.171740398396243</text:p>
          </table:table-cell>
          <table:table-cell table:formula="of:=([.I153]-[.I152])/([.B152]-[.B153])" office:value-type="float" office:value="0.55920349233898" calcext:value-type="float">
            <text:p>0.55920349233898</text:p>
          </table:table-cell>
          <table:table-cell table:formula="of:=([.J153]-[.J152])/([.B152]-[.B153])" office:value-type="float" office:value="-0.184306769010601" calcext:value-type="float">
            <text:p>-0.184306769010601</text:p>
          </table:table-cell>
          <table:table-cell table:formula="of:=([.K153]-[.K152])/([.B152]-[.B153])" office:value-type="float" office:value="-8.79645943005642" calcext:value-type="float">
            <text:p>-8.79645943005642</text:p>
          </table:table-cell>
          <table:table-cell table:formula="of:=([.L153]-[.L152])/([.B152]-[.B153])" office:value-type="float" office:value="-17.3415914478159" calcext:value-type="float">
            <text:p>-17.3415914478159</text:p>
          </table:table-cell>
          <table:table-cell table:formula="of:=([.M153]-[.M152])/([.B152]-[.B153])" office:value-type="float" office:value="4.02123859659655" calcext:value-type="float">
            <text:p>4.02123859659655</text:p>
          </table:table-cell>
          <table:table-cell table:formula="of:=([.N153]-[.N152])/([.B152]-[.B153])" office:value-type="float" office:value="-0.251327412287915" calcext:value-type="float">
            <text:p>-0.251327412287915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53]/120" office:value-type="float" office:value="1.21666666666667" calcext:value-type="float">
            <text:p>1.21666666666667</text:p>
          </table:table-cell>
          <table:table-cell office:value-type="float" office:value="51.944" calcext:value-type="float">
            <text:p>51.944</text:p>
          </table:table-cell>
          <table:table-cell office:value-type="float" office:value="-0.255" calcext:value-type="float">
            <text:p>-0.255</text:p>
          </table:table-cell>
          <table:table-cell office:value-type="float" office:value="16.97" calcext:value-type="float">
            <text:p>16.97</text:p>
          </table:table-cell>
          <table:table-cell office:value-type="float" office:value="18.85" calcext:value-type="float">
            <text:p>18.85</text:p>
          </table:table-cell>
          <table:table-cell table:formula="of:=[.C153]*2*PI()/360" office:value-type="float" office:value="0.906593826655934" calcext:value-type="float">
            <text:p>0.906593826655934</text:p>
          </table:table-cell>
          <table:table-cell table:formula="of:=[.D153]*2*PI()/360" office:value-type="float" office:value="-0.00445058959258554" calcext:value-type="float">
            <text:p>-0.004450589592586</text:p>
          </table:table-cell>
          <table:table-cell table:formula="of:=[.E153]*2*PI()/360" office:value-type="float" office:value="0.296182374063438" calcext:value-type="float">
            <text:p>0.296182374063438</text:p>
          </table:table-cell>
          <table:table-cell table:formula="of:=[.F153]*2*PI()/360" office:value-type="float" office:value="0.328994564000931" calcext:value-type="float">
            <text:p>0.328994564000931</text:p>
          </table:table-cell>
          <table:table-cell table:formula="of:=([.G154]-[.G153])/([.B153]-[.B154])" office:value-type="float" office:value="-1.20846597408084" calcext:value-type="float">
            <text:p>-1.20846597408084</text:p>
          </table:table-cell>
          <table:table-cell table:formula="of:=([.H154]-[.H153])/([.B153]-[.B154])" office:value-type="float" office:value="-0.0272271363311109" calcext:value-type="float">
            <text:p>-0.027227136331111</text:p>
          </table:table-cell>
          <table:table-cell table:formula="of:=([.I154]-[.I153])/([.B153]-[.B154])" office:value-type="float" office:value="0.525693170700675" calcext:value-type="float">
            <text:p>0.525693170700675</text:p>
          </table:table-cell>
          <table:table-cell table:formula="of:=([.J154]-[.J153])/([.B153]-[.B154])" office:value-type="float" office:value="-0.182212373908202" calcext:value-type="float">
            <text:p>-0.182212373908202</text:p>
          </table:table-cell>
          <table:table-cell table:formula="of:=([.K154]-[.K153])/([.B153]-[.B154])" office:value-type="float" office:value="-7.2884949563229" calcext:value-type="float">
            <text:p>-7.2884949563229</text:p>
          </table:table-cell>
          <table:table-cell table:formula="of:=([.L154]-[.L153])/([.B153]-[.B154])" office:value-type="float" office:value="-18.8495559215383" calcext:value-type="float">
            <text:p>-18.8495559215383</text:p>
          </table:table-cell>
          <table:table-cell table:formula="of:=([.M154]-[.M153])/([.B153]-[.B154])" office:value-type="float" office:value="5.52920307031463" calcext:value-type="float">
            <text:p>5.52920307031463</text:p>
          </table:table-cell>
          <table:table-cell table:formula="of:=([.N154]-[.N153])/([.B153]-[.B154])" office:value-type="float" office:value="0.251327412287109" calcext:value-type="float">
            <text:p>0.251327412287109</text:p>
          </table:table-cell>
          <table:table-cell table:number-columns-repeated="100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4]/120" office:value-type="float" office:value="1.225" calcext:value-type="float">
            <text:p>1.225</text:p>
          </table:table-cell>
          <table:table-cell office:value-type="float" office:value="52.521" calcext:value-type="float">
            <text:p>52.521</text:p>
          </table:table-cell>
          <table:table-cell office:value-type="float" office:value="-0.242" calcext:value-type="float">
            <text:p>-0.242</text:p>
          </table:table-cell>
          <table:table-cell office:value-type="float" office:value="16.719" calcext:value-type="float">
            <text:p>16.719</text:p>
          </table:table-cell>
          <table:table-cell office:value-type="float" office:value="18.937" calcext:value-type="float">
            <text:p>18.937</text:p>
          </table:table-cell>
          <table:table-cell table:formula="of:=[.C154]*2*PI()/360" office:value-type="float" office:value="0.916664376439942" calcext:value-type="float">
            <text:p>0.916664376439942</text:p>
          </table:table-cell>
          <table:table-cell table:formula="of:=[.D154]*2*PI()/360" office:value-type="float" office:value="-0.00422369678982628" calcext:value-type="float">
            <text:p>-0.004223696789826</text:p>
          </table:table-cell>
          <table:table-cell table:formula="of:=[.E154]*2*PI()/360" office:value-type="float" office:value="0.291801597640932" calcext:value-type="float">
            <text:p>0.291801597640932</text:p>
          </table:table-cell>
          <table:table-cell table:formula="of:=[.F154]*2*PI()/360" office:value-type="float" office:value="0.330513000450166" calcext:value-type="float">
            <text:p>0.330513000450166</text:p>
          </table:table-cell>
          <table:table-cell table:formula="of:=([.G155]-[.G154])/([.B154]-[.B155])" office:value-type="float" office:value="-1.14772851611148" calcext:value-type="float">
            <text:p>-1.14772851611148</text:p>
          </table:table-cell>
          <table:table-cell table:formula="of:=([.H155]-[.H154])/([.B154]-[.B155])" office:value-type="float" office:value="0.129852496348379" calcext:value-type="float">
            <text:p>0.129852496348379</text:p>
          </table:table-cell>
          <table:table-cell table:formula="of:=([.I155]-[.I154])/([.B154]-[.B155])" office:value-type="float" office:value="0.479616478448052" calcext:value-type="float">
            <text:p>0.479616478448052</text:p>
          </table:table-cell>
          <table:table-cell table:formula="of:=([.J155]-[.J154])/([.B154]-[.B155])" office:value-type="float" office:value="-0.184306769010594" calcext:value-type="float">
            <text:p>-0.184306769010594</text:p>
          </table:table-cell>
          <table:table-cell table:formula="of:=([.K155]-[.K154])/([.B154]-[.B155])" office:value-type="float" office:value="-6.28318530718082" calcext:value-type="float">
            <text:p>-6.28318530718082</text:p>
          </table:table-cell>
          <table:table-cell table:formula="of:=([.L155]-[.L154])/([.B154]-[.B155])" office:value-type="float" office:value="-20.1061929829748" calcext:value-type="float">
            <text:p>-20.1061929829748</text:p>
          </table:table-cell>
          <table:table-cell table:formula="of:=([.M155]-[.M154])/([.B154]-[.B155])" office:value-type="float" office:value="6.7858401317555" calcext:value-type="float">
            <text:p>6.7858401317555</text:p>
          </table:table-cell>
          <table:table-cell table:formula="of:=([.N155]-[.N154])/([.B154]-[.B155])" office:value-type="float" office:value="0.251327412288927" calcext:value-type="float">
            <text:p>0.251327412288927</text:p>
          </table:table-cell>
          <table:table-cell table:number-columns-repeated="100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5]/120" office:value-type="float" office:value="1.23333333333333" calcext:value-type="float">
            <text:p>1.23333333333333</text:p>
          </table:table-cell>
          <table:table-cell office:value-type="float" office:value="53.069" calcext:value-type="float">
            <text:p>53.069</text:p>
          </table:table-cell>
          <table:table-cell office:value-type="float" office:value="-0.304" calcext:value-type="float">
            <text:p>-0.304</text:p>
          </table:table-cell>
          <table:table-cell office:value-type="float" office:value="16.49" calcext:value-type="float">
            <text:p>16.49</text:p>
          </table:table-cell>
          <table:table-cell office:value-type="float" office:value="19.025" calcext:value-type="float">
            <text:p>19.025</text:p>
          </table:table-cell>
          <table:table-cell table:formula="of:=[.C155]*2*PI()/360" office:value-type="float" office:value="0.926228780740871" calcext:value-type="float">
            <text:p>0.926228780740871</text:p>
          </table:table-cell>
          <table:table-cell table:formula="of:=[.D155]*2*PI()/360" office:value-type="float" office:value="-0.00530580092606276" calcext:value-type="float">
            <text:p>-0.005305800926063</text:p>
          </table:table-cell>
          <table:table-cell table:formula="of:=[.E155]*2*PI()/360" office:value-type="float" office:value="0.287804793653865" calcext:value-type="float">
            <text:p>0.287804793653865</text:p>
          </table:table-cell>
          <table:table-cell table:formula="of:=[.F155]*2*PI()/360" office:value-type="float" office:value="0.332048890191921" calcext:value-type="float">
            <text:p>0.332048890191921</text:p>
          </table:table-cell>
          <table:table-cell table:formula="of:=([.G156]-[.G155])/([.B155]-[.B156])" office:value-type="float" office:value="-1.09536863855164" calcext:value-type="float">
            <text:p>-1.09536863855164</text:p>
          </table:table-cell>
          <table:table-cell table:formula="of:=([.H156]-[.H155])/([.B155]-[.B156])" office:value-type="float" office:value="0.297404104539835" calcext:value-type="float">
            <text:p>0.297404104539835</text:p>
          </table:table-cell>
          <table:table-cell table:formula="of:=([.I156]-[.I155])/([.B155]-[.B156])" office:value-type="float" office:value="0.423067810683423" calcext:value-type="float">
            <text:p>0.423067810683423</text:p>
          </table:table-cell>
          <table:table-cell table:formula="of:=([.J156]-[.J155])/([.B155]-[.B156])" office:value-type="float" office:value="-0.186401164113002" calcext:value-type="float">
            <text:p>-0.186401164113002</text:p>
          </table:table-cell>
          <table:table-cell table:formula="of:=([.K156]-[.K155])/([.B155]-[.B156])" office:value-type="float" office:value="-5.27787565803153" calcext:value-type="float">
            <text:p>-5.27787565803153</text:p>
          </table:table-cell>
          <table:table-cell table:formula="of:=([.L156]-[.L155])/([.B155]-[.B156])" office:value-type="float" office:value="-21.1115026321235" calcext:value-type="float">
            <text:p>-21.1115026321235</text:p>
          </table:table-cell>
          <table:table-cell table:formula="of:=([.M156]-[.M155])/([.B155]-[.B156])" office:value-type="float" office:value="7.53982236861509" calcext:value-type="float">
            <text:p>7.53982236861509</text:p>
          </table:table-cell>
          <table:table-cell table:formula="of:=([.N156]-[.N155])/([.B155]-[.B156])" office:value-type="float" office:value="0.502654824573058" calcext:value-type="float">
            <text:p>0.502654824573058</text:p>
          </table:table-cell>
          <table:table-cell table:number-columns-repeated="100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6]/120" office:value-type="float" office:value="1.24166666666667" calcext:value-type="float">
            <text:p>1.24166666666667</text:p>
          </table:table-cell>
          <table:table-cell office:value-type="float" office:value="53.592" calcext:value-type="float">
            <text:p>53.592</text:p>
          </table:table-cell>
          <table:table-cell office:value-type="float" office:value="-0.446" calcext:value-type="float">
            <text:p>-0.446</text:p>
          </table:table-cell>
          <table:table-cell office:value-type="float" office:value="16.288" calcext:value-type="float">
            <text:p>16.288</text:p>
          </table:table-cell>
          <table:table-cell office:value-type="float" office:value="19.114" calcext:value-type="float">
            <text:p>19.114</text:p>
          </table:table-cell>
          <table:table-cell table:formula="of:=[.C156]*2*PI()/360" office:value-type="float" office:value="0.935356852728801" calcext:value-type="float">
            <text:p>0.935356852728801</text:p>
          </table:table-cell>
          <table:table-cell table:formula="of:=[.D156]*2*PI()/360" office:value-type="float" office:value="-0.00778416846389471" calcext:value-type="float">
            <text:p>-0.007784168463895</text:p>
          </table:table-cell>
          <table:table-cell table:formula="of:=[.E156]*2*PI()/360" office:value-type="float" office:value="0.284279228564836" calcext:value-type="float">
            <text:p>0.284279228564836</text:p>
          </table:table-cell>
          <table:table-cell table:formula="of:=[.F156]*2*PI()/360" office:value-type="float" office:value="0.333602233226196" calcext:value-type="float">
            <text:p>0.333602233226196</text:p>
          </table:table-cell>
          <table:table-cell table:formula="of:=([.G157]-[.G156])/([.B156]-[.B157])" office:value-type="float" office:value="-1.05138634140138" calcext:value-type="float">
            <text:p>-1.05138634140138</text:p>
          </table:table-cell>
          <table:table-cell table:formula="of:=([.H157]-[.H156])/([.B156]-[.B157])" office:value-type="float" office:value="0.473333293140864" calcext:value-type="float">
            <text:p>0.473333293140864</text:p>
          </table:table-cell>
          <table:table-cell table:formula="of:=([.I157]-[.I156])/([.B156]-[.B157])" office:value-type="float" office:value="0.360235957611631" calcext:value-type="float">
            <text:p>0.360235957611631</text:p>
          </table:table-cell>
          <table:table-cell table:formula="of:=([.J157]-[.J156])/([.B156]-[.B157])" office:value-type="float" office:value="-0.190589954317778" calcext:value-type="float">
            <text:p>-0.190589954317778</text:p>
          </table:table-cell>
          <table:table-cell table:formula="of:=([.K157]-[.K156])/([.B156]-[.B157])" office:value-type="float" office:value="-5.27787565802833" calcext:value-type="float">
            <text:p>-5.27787565802833</text:p>
          </table:table-cell>
          <table:table-cell table:formula="of:=([.L157]-[.L156])/([.B156]-[.B157])" office:value-type="float" office:value="-20.8601752198364" calcext:value-type="float">
            <text:p>-20.8601752198364</text:p>
          </table:table-cell>
          <table:table-cell table:formula="of:=([.M157]-[.M156])/([.B156]-[.B157])" office:value-type="float" office:value="8.04247719318975" calcext:value-type="float">
            <text:p>8.04247719318975</text:p>
          </table:table-cell>
          <table:table-cell table:formula="of:=([.N157]-[.N156])/([.B156]-[.B157])" office:value-type="float" office:value="0.000000000000799360577730116" calcext:value-type="float">
            <text:p>7.99360577730116E-1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7]/120" office:value-type="float" office:value="1.25" calcext:value-type="float">
            <text:p>1.25</text:p>
          </table:table-cell>
          <table:table-cell office:value-type="float" office:value="54.094" calcext:value-type="float">
            <text:p>54.094</text:p>
          </table:table-cell>
          <table:table-cell office:value-type="float" office:value="-0.672" calcext:value-type="float">
            <text:p>-0.672</text:p>
          </table:table-cell>
          <table:table-cell office:value-type="float" office:value="16.116" calcext:value-type="float">
            <text:p>16.116</text:p>
          </table:table-cell>
          <table:table-cell office:value-type="float" office:value="19.205" calcext:value-type="float">
            <text:p>19.205</text:p>
          </table:table-cell>
          <table:table-cell table:formula="of:=[.C157]*2*PI()/360" office:value-type="float" office:value="0.944118405573813" calcext:value-type="float">
            <text:p>0.944118405573813</text:p>
          </table:table-cell>
          <table:table-cell table:formula="of:=[.D157]*2*PI()/360" office:value-type="float" office:value="-0.0117286125734019" calcext:value-type="float">
            <text:p>-0.011728612573402</text:p>
          </table:table-cell>
          <table:table-cell table:formula="of:=[.E157]*2*PI()/360" office:value-type="float" office:value="0.281277262251406" calcext:value-type="float">
            <text:p>0.281277262251406</text:p>
          </table:table-cell>
          <table:table-cell table:formula="of:=[.F157]*2*PI()/360" office:value-type="float" office:value="0.335190482845511" calcext:value-type="float">
            <text:p>0.335190482845511</text:p>
          </table:table-cell>
          <table:table-cell table:formula="of:=([.G158]-[.G157])/([.B157]-[.B158])" office:value-type="float" office:value="-1.00740404425114" calcext:value-type="float">
            <text:p>-1.00740404425114</text:p>
          </table:table-cell>
          <table:table-cell table:formula="of:=([.H158]-[.H157])/([.B157]-[.B158])" office:value-type="float" office:value="0.6471680866395" calcext:value-type="float">
            <text:p>0.6471680866395</text:p>
          </table:table-cell>
          <table:table-cell table:formula="of:=([.I158]-[.I157])/([.B157]-[.B158])" office:value-type="float" office:value="0.29321531433505" calcext:value-type="float">
            <text:p>0.29321531433505</text:p>
          </table:table-cell>
          <table:table-cell table:formula="of:=([.J158]-[.J157])/([.B157]-[.B158])" office:value-type="float" office:value="-0.190589954317784" calcext:value-type="float">
            <text:p>-0.190589954317784</text:p>
          </table:table-cell>
          <table:table-cell table:formula="of:=([.K158]-[.K157])/([.B157]-[.B158])" office:value-type="float" office:value="-5.78053048260777" calcext:value-type="float">
            <text:p>-5.78053048260777</text:p>
          </table:table-cell>
          <table:table-cell table:formula="of:=([.L158]-[.L157])/([.B157]-[.B158])" office:value-type="float" office:value="-21.1115026321236" calcext:value-type="float">
            <text:p>-21.1115026321236</text:p>
          </table:table-cell>
          <table:table-cell table:formula="of:=([.M158]-[.M157])/([.B157]-[.B158])" office:value-type="float" office:value="8.29380460547708" calcext:value-type="float">
            <text:p>8.29380460547708</text:p>
          </table:table-cell>
          <table:table-cell table:formula="of:=([.N158]-[.N157])/([.B157]-[.B158])" office:value-type="float" office:value="-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8]/120" office:value-type="float" office:value="1.25833333333333" calcext:value-type="float">
            <text:p>1.25833333333333</text:p>
          </table:table-cell>
          <table:table-cell office:value-type="float" office:value="54.575" calcext:value-type="float">
            <text:p>54.575</text:p>
          </table:table-cell>
          <table:table-cell office:value-type="float" office:value="-0.981" calcext:value-type="float">
            <text:p>-0.981</text:p>
          </table:table-cell>
          <table:table-cell office:value-type="float" office:value="15.976" calcext:value-type="float">
            <text:p>15.976</text:p>
          </table:table-cell>
          <table:table-cell office:value-type="float" office:value="19.296" calcext:value-type="float">
            <text:p>19.296</text:p>
          </table:table-cell>
          <table:table-cell table:formula="of:=[.C158]*2*PI()/360" office:value-type="float" office:value="0.952513439275905" calcext:value-type="float">
            <text:p>0.952513439275905</text:p>
          </table:table-cell>
          <table:table-cell table:formula="of:=[.D158]*2*PI()/360" office:value-type="float" office:value="-0.0171216799620644" calcext:value-type="float">
            <text:p>-0.017121679962064</text:p>
          </table:table-cell>
          <table:table-cell table:formula="of:=[.E158]*2*PI()/360" office:value-type="float" office:value="0.278833801298614" calcext:value-type="float">
            <text:p>0.278833801298614</text:p>
          </table:table-cell>
          <table:table-cell table:formula="of:=[.F158]*2*PI()/360" office:value-type="float" office:value="0.336778732464826" calcext:value-type="float">
            <text:p>0.336778732464826</text:p>
          </table:table-cell>
          <table:table-cell table:formula="of:=([.G159]-[.G158])/([.B158]-[.B159])" office:value-type="float" office:value="-0.959232956896078" calcext:value-type="float">
            <text:p>-0.959232956896078</text:p>
          </table:table-cell>
          <table:table-cell table:formula="of:=([.H159]-[.H158])/([.B158]-[.B159])" office:value-type="float" office:value="0.823097275240529" calcext:value-type="float">
            <text:p>0.823097275240529</text:p>
          </table:table-cell>
          <table:table-cell table:formula="of:=([.I159]-[.I158])/([.B158]-[.B159])" office:value-type="float" office:value="0.224100275956075" calcext:value-type="float">
            <text:p>0.224100275956075</text:p>
          </table:table-cell>
          <table:table-cell table:formula="of:=([.J159]-[.J158])/([.B158]-[.B159])" office:value-type="float" office:value="-0.190589954317784" calcext:value-type="float">
            <text:p>-0.190589954317784</text:p>
          </table:table-cell>
          <table:table-cell table:formula="of:=([.K159]-[.K158])/([.B158]-[.B159])" office:value-type="float" office:value="-7.03716754404043" calcext:value-type="float">
            <text:p>-7.03716754404043</text:p>
          </table:table-cell>
          <table:table-cell table:formula="of:=([.L159]-[.L158])/([.B158]-[.B159])" office:value-type="float" office:value="-19.1008833338259" calcext:value-type="float">
            <text:p>-19.1008833338259</text:p>
          </table:table-cell>
          <table:table-cell table:formula="of:=([.M159]-[.M158])/([.B158]-[.B159])" office:value-type="float" office:value="8.29380460547788" calcext:value-type="float">
            <text:p>8.29380460547788</text:p>
          </table:table-cell>
          <table:table-cell table:formula="of:=([.N159]-[.N158])/([.B158]-[.B159])" office:value-type="float" office:value="-0.753982236861986" calcext:value-type="float">
            <text:p>-0.753982236861986</text:p>
          </table:table-cell>
          <table:table-cell table:number-columns-repeated="100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9]/120" office:value-type="float" office:value="1.26666666666667" calcext:value-type="float">
            <text:p>1.26666666666667</text:p>
          </table:table-cell>
          <table:table-cell office:value-type="float" office:value="55.033" calcext:value-type="float">
            <text:p>55.033</text:p>
          </table:table-cell>
          <table:table-cell office:value-type="float" office:value="-1.374" calcext:value-type="float">
            <text:p>-1.374</text:p>
          </table:table-cell>
          <table:table-cell office:value-type="float" office:value="15.869" calcext:value-type="float">
            <text:p>15.869</text:p>
          </table:table-cell>
          <table:table-cell office:value-type="float" office:value="19.387" calcext:value-type="float">
            <text:p>19.387</text:p>
          </table:table-cell>
          <table:table-cell table:formula="of:=[.C159]*2*PI()/360" office:value-type="float" office:value="0.960507047250039" calcext:value-type="float">
            <text:p>0.960507047250039</text:p>
          </table:table-cell>
          <table:table-cell table:formula="of:=[.D159]*2*PI()/360" office:value-type="float" office:value="-0.0239808239224021" calcext:value-type="float">
            <text:p>-0.023980823922402</text:p>
          </table:table-cell>
          <table:table-cell table:formula="of:=[.E159]*2*PI()/360" office:value-type="float" office:value="0.27696629899898" calcext:value-type="float">
            <text:p>0.27696629899898</text:p>
          </table:table-cell>
          <table:table-cell table:formula="of:=[.F159]*2*PI()/360" office:value-type="float" office:value="0.338366982084141" calcext:value-type="float">
            <text:p>0.338366982084141</text:p>
          </table:table-cell>
          <table:table-cell table:formula="of:=([.G160]-[.G159])/([.B159]-[.B160])" office:value-type="float" office:value="-0.900589894029075" calcext:value-type="float">
            <text:p>-0.900589894029075</text:p>
          </table:table-cell>
          <table:table-cell table:formula="of:=([.H160]-[.H159])/([.B159]-[.B160])" office:value-type="float" office:value="0.982271303022411" calcext:value-type="float">
            <text:p>0.982271303022411</text:p>
          </table:table-cell>
          <table:table-cell table:formula="of:=([.I160]-[.I159])/([.B159]-[.B160])" office:value-type="float" office:value="0.154985237577093" calcext:value-type="float">
            <text:p>0.154985237577093</text:p>
          </table:table-cell>
          <table:table-cell table:formula="of:=([.J160]-[.J159])/([.B159]-[.B160])" office:value-type="float" office:value="-0.184306769010601" calcext:value-type="float">
            <text:p>-0.184306769010601</text:p>
          </table:table-cell>
          <table:table-cell table:formula="of:=([.K160]-[.K159])/([.B159]-[.B160])" office:value-type="float" office:value="-8.54513201776387" calcext:value-type="float">
            <text:p>-8.54513201776387</text:p>
          </table:table-cell>
          <table:table-cell table:formula="of:=([.L160]-[.L159])/([.B159]-[.B160])" office:value-type="float" office:value="-17.3415914478125" calcext:value-type="float">
            <text:p>-17.3415914478125</text:p>
          </table:table-cell>
          <table:table-cell table:formula="of:=([.M160]-[.M159])/([.B159]-[.B160])" office:value-type="float" office:value="7.79114978090271" calcext:value-type="float">
            <text:p>7.79114978090271</text:p>
          </table:table-cell>
          <table:table-cell table:formula="of:=([.N160]-[.N159])/([.B159]-[.B160])" office:value-type="float" office:value="-1.75929188601105" calcext:value-type="float">
            <text:p>-1.75929188601105</text:p>
          </table:table-cell>
          <table:table-cell table:number-columns-repeated="100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60]/120" office:value-type="float" office:value="1.275" calcext:value-type="float">
            <text:p>1.275</text:p>
          </table:table-cell>
          <table:table-cell office:value-type="float" office:value="55.463" calcext:value-type="float">
            <text:p>55.463</text:p>
          </table:table-cell>
          <table:table-cell office:value-type="float" office:value="-1.843" calcext:value-type="float">
            <text:p>-1.843</text:p>
          </table:table-cell>
          <table:table-cell office:value-type="float" office:value="15.795" calcext:value-type="float">
            <text:p>15.795</text:p>
          </table:table-cell>
          <table:table-cell office:value-type="float" office:value="19.475" calcext:value-type="float">
            <text:p>19.475</text:p>
          </table:table-cell>
          <table:table-cell table:formula="of:=[.C160]*2*PI()/360" office:value-type="float" office:value="0.968011963033615" calcext:value-type="float">
            <text:p>0.968011963033615</text:p>
          </table:table-cell>
          <table:table-cell table:formula="of:=[.D160]*2*PI()/360" office:value-type="float" office:value="-0.0321664181142555" calcext:value-type="float">
            <text:p>-0.032166418114256</text:p>
          </table:table-cell>
          <table:table-cell table:formula="of:=[.E160]*2*PI()/360" office:value-type="float" office:value="0.275674755352504" calcext:value-type="float">
            <text:p>0.275674755352504</text:p>
          </table:table-cell>
          <table:table-cell table:formula="of:=[.F160]*2*PI()/360" office:value-type="float" office:value="0.339902871825896" calcext:value-type="float">
            <text:p>0.339902871825896</text:p>
          </table:table-cell>
          <table:table-cell table:formula="of:=([.G161]-[.G160])/([.B160]-[.B161])" office:value-type="float" office:value="-0.829380460547709" calcext:value-type="float">
            <text:p>-0.829380460547709</text:p>
          </table:table-cell>
          <table:table-cell table:formula="of:=([.H161]-[.H160])/([.B160]-[.B161])" office:value-type="float" office:value="1.12678456508751" calcext:value-type="float">
            <text:p>1.12678456508751</text:p>
          </table:table-cell>
          <table:table-cell table:formula="of:=([.I161]-[.I160])/([.B160]-[.B161])" office:value-type="float" office:value="0.0900589894029037" calcext:value-type="float">
            <text:p>0.090058989402904</text:p>
          </table:table-cell>
          <table:table-cell table:formula="of:=([.J161]-[.J160])/([.B160]-[.B161])" office:value-type="float" office:value="-0.169646003293842" calcext:value-type="float">
            <text:p>-0.169646003293842</text:p>
          </table:table-cell>
          <table:table-cell table:formula="of:=([.K161]-[.K160])/([.B160]-[.B161])" office:value-type="float" office:value="-11.3097335529261" calcext:value-type="float">
            <text:p>-11.3097335529261</text:p>
          </table:table-cell>
          <table:table-cell table:formula="of:=([.L161]-[.L160])/([.B160]-[.B161])" office:value-type="float" office:value="-14.5769899126596" calcext:value-type="float">
            <text:p>-14.5769899126596</text:p>
          </table:table-cell>
          <table:table-cell table:formula="of:=([.M161]-[.M160])/([.B160]-[.B161])" office:value-type="float" office:value="7.28849495632728" calcext:value-type="float">
            <text:p>7.28849495632728</text:p>
          </table:table-cell>
          <table:table-cell table:formula="of:=([.N161]-[.N160])/([.B160]-[.B161])" office:value-type="float" office:value="-2.26194671058377" calcext:value-type="float">
            <text:p>-2.26194671058377</text:p>
          </table:table-cell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61]/120" office:value-type="float" office:value="1.28333333333333" calcext:value-type="float">
            <text:p>1.28333333333333</text:p>
          </table:table-cell>
          <table:table-cell office:value-type="float" office:value="55.859" calcext:value-type="float">
            <text:p>55.859</text:p>
          </table:table-cell>
          <table:table-cell office:value-type="float" office:value="-2.381" calcext:value-type="float">
            <text:p>-2.381</text:p>
          </table:table-cell>
          <table:table-cell office:value-type="float" office:value="15.752" calcext:value-type="float">
            <text:p>15.752</text:p>
          </table:table-cell>
          <table:table-cell office:value-type="float" office:value="19.556" calcext:value-type="float">
            <text:p>19.556</text:p>
          </table:table-cell>
          <table:table-cell table:formula="of:=[.C161]*2*PI()/360" office:value-type="float" office:value="0.974923466871513" calcext:value-type="float">
            <text:p>0.974923466871513</text:p>
          </table:table-cell>
          <table:table-cell table:formula="of:=[.D161]*2*PI()/360" office:value-type="float" office:value="-0.041556289489985" calcext:value-type="float">
            <text:p>-0.041556289489985</text:p>
          </table:table-cell>
          <table:table-cell table:formula="of:=[.E161]*2*PI()/360" office:value-type="float" office:value="0.274924263774147" calcext:value-type="float">
            <text:p>0.274924263774147</text:p>
          </table:table-cell>
          <table:table-cell table:formula="of:=[.F161]*2*PI()/360" office:value-type="float" office:value="0.341316588520011" calcext:value-type="float">
            <text:p>0.341316588520011</text:p>
          </table:table-cell>
          <table:table-cell table:formula="of:=([.G162]-[.G161])/([.B161]-[.B162])" office:value-type="float" office:value="-0.73513268093999" calcext:value-type="float">
            <text:p>-0.73513268093999</text:p>
          </table:table-cell>
          <table:table-cell table:formula="of:=([.H162]-[.H161])/([.B161]-[.B162])" office:value-type="float" office:value="1.24825948102635" calcext:value-type="float">
            <text:p>1.24825948102635</text:p>
          </table:table-cell>
          <table:table-cell table:formula="of:=([.I162]-[.I161])/([.B161]-[.B162])" office:value-type="float" office:value="0.0293215314335083" calcext:value-type="float">
            <text:p>0.029321531433508</text:p>
          </table:table-cell>
          <table:table-cell table:formula="of:=([.J162]-[.J161])/([.B161]-[.B162])" office:value-type="float" office:value="-0.150796447372311" calcext:value-type="float">
            <text:p>-0.150796447372311</text:p>
          </table:table-cell>
          <table:table-cell table:formula="of:=([.K162]-[.K161])/([.B161]-[.B162])" office:value-type="float" office:value="-13.3203528512165" calcext:value-type="float">
            <text:p>-13.3203528512165</text:p>
          </table:table-cell>
          <table:table-cell table:formula="of:=([.L162]-[.L161])/([.B161]-[.B162])" office:value-type="float" office:value="-11.5610609652108" calcext:value-type="float">
            <text:p>-11.5610609652108</text:p>
          </table:table-cell>
          <table:table-cell table:formula="of:=([.M162]-[.M161])/([.B161]-[.B162])" office:value-type="float" office:value="6.53451271946737" calcext:value-type="float">
            <text:p>6.53451271946737</text:p>
          </table:table-cell>
          <table:table-cell table:formula="of:=([.N162]-[.N161])/([.B161]-[.B162])" office:value-type="float" office:value="-3.51858377202021" calcext:value-type="float">
            <text:p>-3.51858377202021</text:p>
          </table:table-cell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62]/120" office:value-type="float" office:value="1.29166666666667" calcext:value-type="float">
            <text:p>1.29166666666667</text:p>
          </table:table-cell>
          <table:table-cell office:value-type="float" office:value="56.21" calcext:value-type="float">
            <text:p>56.21</text:p>
          </table:table-cell>
          <table:table-cell office:value-type="float" office:value="-2.977" calcext:value-type="float">
            <text:p>-2.977</text:p>
          </table:table-cell>
          <table:table-cell office:value-type="float" office:value="15.738" calcext:value-type="float">
            <text:p>15.738</text:p>
          </table:table-cell>
          <table:table-cell office:value-type="float" office:value="19.628" calcext:value-type="float">
            <text:p>19.628</text:p>
          </table:table-cell>
          <table:table-cell table:formula="of:=[.C162]*2*PI()/360" office:value-type="float" office:value="0.981049572546013" calcext:value-type="float">
            <text:p>0.981049572546013</text:p>
          </table:table-cell>
          <table:table-cell table:formula="of:=[.D162]*2*PI()/360" office:value-type="float" office:value="-0.0519584518318712" calcext:value-type="float">
            <text:p>-0.051958451831871</text:p>
          </table:table-cell>
          <table:table-cell table:formula="of:=[.E162]*2*PI()/360" office:value-type="float" office:value="0.274679917678868" calcext:value-type="float">
            <text:p>0.274679917678868</text:p>
          </table:table-cell>
          <table:table-cell table:formula="of:=[.F162]*2*PI()/360" office:value-type="float" office:value="0.342573225581447" calcext:value-type="float">
            <text:p>0.342573225581447</text:p>
          </table:table-cell>
          <table:table-cell table:formula="of:=([.G163]-[.G162])/([.B162]-[.B163])" office:value-type="float" office:value="-0.624129740513186" calcext:value-type="float">
            <text:p>-0.624129740513186</text:p>
          </table:table-cell>
          <table:table-cell table:formula="of:=([.H163]-[.H162])/([.B162]-[.B163])" office:value-type="float" office:value="1.34460165573644" calcext:value-type="float">
            <text:p>1.34460165573644</text:p>
          </table:table-cell>
          <table:table-cell table:formula="of:=([.I163]-[.I162])/([.B162]-[.B163])" office:value-type="float" office:value="-0.0251327412287195" calcext:value-type="float">
            <text:p>-0.02513274122872</text:p>
          </table:table-cell>
          <table:table-cell table:formula="of:=([.J163]-[.J162])/([.B162]-[.B163])" office:value-type="float" office:value="-0.121474915938809" calcext:value-type="float">
            <text:p>-0.121474915938809</text:p>
          </table:table-cell>
          <table:table-cell table:formula="of:=([.K163]-[.K162])/([.B162]-[.B163])" office:value-type="float" office:value="-15.8336269740946" calcext:value-type="float">
            <text:p>-15.8336269740946</text:p>
          </table:table-cell>
          <table:table-cell table:formula="of:=([.L163]-[.L162])/([.B162]-[.B163])" office:value-type="float" office:value="-9.04778684233847" calcext:value-type="float">
            <text:p>-9.04778684233847</text:p>
          </table:table-cell>
          <table:table-cell table:formula="of:=([.M163]-[.M162])/([.B162]-[.B163])" office:value-type="float" office:value="6.03185789489191" calcext:value-type="float">
            <text:p>6.03185789489191</text:p>
          </table:table-cell>
          <table:table-cell table:formula="of:=([.N163]-[.N162])/([.B162]-[.B163])" office:value-type="float" office:value="-4.2725660088822" calcext:value-type="float">
            <text:p>-4.2725660088822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63]/120" office:value-type="float" office:value="1.3" calcext:value-type="float">
            <text:p>1.3</text:p>
          </table:table-cell>
          <table:table-cell office:value-type="float" office:value="56.508" calcext:value-type="float">
            <text:p>56.508</text:p>
          </table:table-cell>
          <table:table-cell office:value-type="float" office:value="-3.619" calcext:value-type="float">
            <text:p>-3.619</text:p>
          </table:table-cell>
          <table:table-cell office:value-type="float" office:value="15.75" calcext:value-type="float">
            <text:p>15.75</text:p>
          </table:table-cell>
          <table:table-cell office:value-type="float" office:value="19.686" calcext:value-type="float">
            <text:p>19.686</text:p>
          </table:table-cell>
          <table:table-cell table:formula="of:=[.C163]*2*PI()/360" office:value-type="float" office:value="0.986250653716956" calcext:value-type="float">
            <text:p>0.986250653716956</text:p>
          </table:table-cell>
          <table:table-cell table:formula="of:=[.D163]*2*PI()/360" office:value-type="float" office:value="-0.0631634656296748" calcext:value-type="float">
            <text:p>-0.063163465629675</text:p>
          </table:table-cell>
          <table:table-cell table:formula="of:=[.E163]*2*PI()/360" office:value-type="float" office:value="0.274889357189107" calcext:value-type="float">
            <text:p>0.274889357189107</text:p>
          </table:table-cell>
          <table:table-cell table:formula="of:=[.F163]*2*PI()/360" office:value-type="float" office:value="0.343585516547604" calcext:value-type="float">
            <text:p>0.343585516547604</text:p>
          </table:table-cell>
          <table:table-cell table:formula="of:=([.G164]-[.G163])/([.B163]-[.B164])" office:value-type="float" office:value="-0.492182849062399" calcext:value-type="float">
            <text:p>-0.492182849062399</text:p>
          </table:table-cell>
          <table:table-cell table:formula="of:=([.H164]-[.H163])/([.B163]-[.B164])" office:value-type="float" office:value="1.41999987942259" calcext:value-type="float">
            <text:p>1.41999987942259</text:p>
          </table:table-cell>
          <table:table-cell table:formula="of:=([.I164]-[.I163])/([.B163]-[.B164])" office:value-type="float" office:value="-0.0753982236861519" calcext:value-type="float">
            <text:p>-0.075398223686152</text:p>
          </table:table-cell>
          <table:table-cell table:formula="of:=([.J164]-[.J163])/([.B163]-[.B164])" office:value-type="float" office:value="-0.085870199198124" calcext:value-type="float">
            <text:p>-0.085870199198124</text:p>
          </table:table-cell>
          <table:table-cell table:formula="of:=([.K164]-[.K163])/([.B163]-[.B164])" office:value-type="float" office:value="-17.5929188601019" calcext:value-type="float">
            <text:p>-17.5929188601019</text:p>
          </table:table-cell>
          <table:table-cell table:formula="of:=([.L164]-[.L163])/([.B163]-[.B164])" office:value-type="float" office:value="-6.0318578948925" calcext:value-type="float">
            <text:p>-6.0318578948925</text:p>
          </table:table-cell>
          <table:table-cell table:formula="of:=([.M164]-[.M163])/([.B163]-[.B164])" office:value-type="float" office:value="5.27787565803152" calcext:value-type="float">
            <text:p>5.27787565803152</text:p>
          </table:table-cell>
          <table:table-cell table:formula="of:=([.N164]-[.N163])/([.B163]-[.B164])" office:value-type="float" office:value="-5.27787565803152" calcext:value-type="float">
            <text:p>-5.27787565803152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64]/120" office:value-type="float" office:value="1.30833333333333" calcext:value-type="float">
            <text:p>1.30833333333333</text:p>
          </table:table-cell>
          <table:table-cell office:value-type="float" office:value="56.743" calcext:value-type="float">
            <text:p>56.743</text:p>
          </table:table-cell>
          <table:table-cell office:value-type="float" office:value="-4.297" calcext:value-type="float">
            <text:p>-4.297</text:p>
          </table:table-cell>
          <table:table-cell office:value-type="float" office:value="15.786" calcext:value-type="float">
            <text:p>15.786</text:p>
          </table:table-cell>
          <table:table-cell office:value-type="float" office:value="19.727" calcext:value-type="float">
            <text:p>19.727</text:p>
          </table:table-cell>
          <table:table-cell table:formula="of:=[.C164]*2*PI()/360" office:value-type="float" office:value="0.990352177459142" calcext:value-type="float">
            <text:p>0.990352177459142</text:p>
          </table:table-cell>
          <table:table-cell table:formula="of:=[.D164]*2*PI()/360" office:value-type="float" office:value="-0.0749967979581963" calcext:value-type="float">
            <text:p>-0.074996797958196</text:p>
          </table:table-cell>
          <table:table-cell table:formula="of:=[.E164]*2*PI()/360" office:value-type="float" office:value="0.275517675719825" calcext:value-type="float">
            <text:p>0.275517675719825</text:p>
          </table:table-cell>
          <table:table-cell table:formula="of:=[.F164]*2*PI()/360" office:value-type="float" office:value="0.344301101540921" calcext:value-type="float">
            <text:p>0.344301101540921</text:p>
          </table:table-cell>
          <table:table-cell table:formula="of:=([.G165]-[.G164])/([.B164]-[.B165])" office:value-type="float" office:value="-0.345575191894884" calcext:value-type="float">
            <text:p>-0.345575191894884</text:p>
          </table:table-cell>
          <table:table-cell table:formula="of:=([.H165]-[.H164])/([.B164]-[.B165])" office:value-type="float" office:value="1.47026536188003" calcext:value-type="float">
            <text:p>1.47026536188003</text:p>
          </table:table-cell>
          <table:table-cell table:formula="of:=([.I165]-[.I164])/([.B164]-[.B165])" office:value-type="float" office:value="-0.119380520836414" calcext:value-type="float">
            <text:p>-0.119380520836414</text:p>
          </table:table-cell>
          <table:table-cell table:formula="of:=([.J165]-[.J164])/([.B164]-[.B165])" office:value-type="float" office:value="-0.0418879020478614" calcext:value-type="float">
            <text:p>-0.041887902047862</text:p>
          </table:table-cell>
          <table:table-cell table:formula="of:=([.K165]-[.K164])/([.B164]-[.B165])" office:value-type="float" office:value="-19.352210746114" calcext:value-type="float">
            <text:p>-19.352210746114</text:p>
          </table:table-cell>
          <table:table-cell table:formula="of:=([.L165]-[.L164])/([.B164]-[.B165])" office:value-type="float" office:value="-3.76991118430814" calcext:value-type="float">
            <text:p>-3.76991118430814</text:p>
          </table:table-cell>
          <table:table-cell table:formula="of:=([.M165]-[.M164])/([.B164]-[.B165])" office:value-type="float" office:value="4.52389342116953" calcext:value-type="float">
            <text:p>4.52389342116953</text:p>
          </table:table-cell>
          <table:table-cell table:formula="of:=([.N165]-[.N164])/([.B164]-[.B165])" office:value-type="float" office:value="-5.27787565803072" calcext:value-type="float">
            <text:p>-5.27787565803072</text:p>
          </table:table-cell>
          <table:table-cell table:number-columns-repeated="100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5]/120" office:value-type="float" office:value="1.31666666666667" calcext:value-type="float">
            <text:p>1.31666666666667</text:p>
          </table:table-cell>
          <table:table-cell office:value-type="float" office:value="56.908" calcext:value-type="float">
            <text:p>56.908</text:p>
          </table:table-cell>
          <table:table-cell office:value-type="float" office:value="-4.999" calcext:value-type="float">
            <text:p>-4.999</text:p>
          </table:table-cell>
          <table:table-cell office:value-type="float" office:value="15.843" calcext:value-type="float">
            <text:p>15.843</text:p>
          </table:table-cell>
          <table:table-cell office:value-type="float" office:value="19.747" calcext:value-type="float">
            <text:p>19.747</text:p>
          </table:table-cell>
          <table:table-cell table:formula="of:=[.C165]*2*PI()/360" office:value-type="float" office:value="0.993231970724933" calcext:value-type="float">
            <text:p>0.993231970724933</text:p>
          </table:table-cell>
          <table:table-cell table:formula="of:=[.D165]*2*PI()/360" office:value-type="float" office:value="-0.0872490093071965" calcext:value-type="float">
            <text:p>-0.087249009307197</text:p>
          </table:table-cell>
          <table:table-cell table:formula="of:=[.E165]*2*PI()/360" office:value-type="float" office:value="0.276512513393462" calcext:value-type="float">
            <text:p>0.276512513393462</text:p>
          </table:table-cell>
          <table:table-cell table:formula="of:=[.F165]*2*PI()/360" office:value-type="float" office:value="0.34465016739132" calcext:value-type="float">
            <text:p>0.34465016739132</text:p>
          </table:table-cell>
          <table:table-cell table:formula="of:=([.G166]-[.G165])/([.B165]-[.B166])" office:value-type="float" office:value="-0.184306769010601" calcext:value-type="float">
            <text:p>-0.184306769010601</text:p>
          </table:table-cell>
          <table:table-cell table:formula="of:=([.H166]-[.H165])/([.B165]-[.B166])" office:value-type="float" office:value="1.50168128841593" calcext:value-type="float">
            <text:p>1.50168128841593</text:p>
          </table:table-cell>
          <table:table-cell table:formula="of:=([.I166]-[.I165])/([.B165]-[.B166])" office:value-type="float" office:value="-0.157079632679494" calcext:value-type="float">
            <text:p>-0.157079632679494</text:p>
          </table:table-cell>
          <table:table-cell table:formula="of:=([.J166]-[.J165])/([.B165]-[.B166])" office:value-type="float" office:value="0.0020943951023944" calcext:value-type="float">
            <text:p>0.002094395102394</text:p>
          </table:table-cell>
          <table:table-cell table:formula="of:=([.K166]-[.K165])/([.B165]-[.B166])" office:value-type="float" office:value="-21.1115026321245" calcext:value-type="float">
            <text:p>-21.1115026321245</text:p>
          </table:table-cell>
          <table:table-cell table:formula="of:=([.L166]-[.L165])/([.B165]-[.B166])" office:value-type="float" office:value="-1.25663706143544" calcext:value-type="float">
            <text:p>-1.25663706143544</text:p>
          </table:table-cell>
          <table:table-cell table:formula="of:=([.M166]-[.M165])/([.B165]-[.B166])" office:value-type="float" office:value="4.52389342116873" calcext:value-type="float">
            <text:p>4.52389342116873</text:p>
          </table:table-cell>
          <table:table-cell table:formula="of:=([.N166]-[.N165])/([.B165]-[.B166])" office:value-type="float" office:value="-5.27787565803072" calcext:value-type="float">
            <text:p>-5.27787565803072</text:p>
          </table:table-cell>
          <table:table-cell table:number-columns-repeated="100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6]/120" office:value-type="float" office:value="1.325" calcext:value-type="float">
            <text:p>1.325</text:p>
          </table:table-cell>
          <table:table-cell office:value-type="float" office:value="56.996" calcext:value-type="float">
            <text:p>56.996</text:p>
          </table:table-cell>
          <table:table-cell office:value-type="float" office:value="-5.716" calcext:value-type="float">
            <text:p>-5.716</text:p>
          </table:table-cell>
          <table:table-cell office:value-type="float" office:value="15.918" calcext:value-type="float">
            <text:p>15.918</text:p>
          </table:table-cell>
          <table:table-cell office:value-type="float" office:value="19.746" calcext:value-type="float">
            <text:p>19.746</text:p>
          </table:table-cell>
          <table:table-cell table:formula="of:=[.C166]*2*PI()/360" office:value-type="float" office:value="0.994767860466688" calcext:value-type="float">
            <text:p>0.994767860466688</text:p>
          </table:table-cell>
          <table:table-cell table:formula="of:=[.D166]*2*PI()/360" office:value-type="float" office:value="-0.0997630200439959" calcext:value-type="float">
            <text:p>-0.099763020043996</text:p>
          </table:table-cell>
          <table:table-cell table:formula="of:=[.E166]*2*PI()/360" office:value-type="float" office:value="0.277821510332457" calcext:value-type="float">
            <text:p>0.277821510332457</text:p>
          </table:table-cell>
          <table:table-cell table:formula="of:=[.F166]*2*PI()/360" office:value-type="float" office:value="0.3446327140988" calcext:value-type="float">
            <text:p>0.3446327140988</text:p>
          </table:table-cell>
          <table:table-cell table:formula="of:=([.G167]-[.G166])/([.B166]-[.B167])" office:value-type="float" office:value="-0.0083775804095643" calcext:value-type="float">
            <text:p>-0.008377580409564</text:p>
          </table:table-cell>
          <table:table-cell table:formula="of:=([.H167]-[.H166])/([.B166]-[.B167])" office:value-type="float" office:value="1.51215326392789" calcext:value-type="float">
            <text:p>1.51215326392789</text:p>
          </table:table-cell>
          <table:table-cell table:formula="of:=([.I167]-[.I166])/([.B166]-[.B167])" office:value-type="float" office:value="-0.194778744522566" calcext:value-type="float">
            <text:p>-0.194778744522566</text:p>
          </table:table-cell>
          <table:table-cell table:formula="of:=([.J167]-[.J166])/([.B166]-[.B167])" office:value-type="float" office:value="0.0460766922526503" calcext:value-type="float">
            <text:p>0.04607669225265</text:p>
          </table:table-cell>
          <table:table-cell table:formula="of:=([.K167]-[.K166])/([.B166]-[.B167])" office:value-type="float" office:value="-22.8707945181334" calcext:value-type="float">
            <text:p>-22.8707945181334</text:p>
          </table:table-cell>
          <table:table-cell table:formula="of:=([.L167]-[.L166])/([.B166]-[.B167])" office:value-type="float" office:value="1.25663706143563" calcext:value-type="float">
            <text:p>1.25663706143563</text:p>
          </table:table-cell>
          <table:table-cell table:formula="of:=([.M167]-[.M166])/([.B166]-[.B167])" office:value-type="float" office:value="4.52389342116953" calcext:value-type="float">
            <text:p>4.52389342116953</text:p>
          </table:table-cell>
          <table:table-cell table:formula="of:=([.N167]-[.N166])/([.B166]-[.B167])" office:value-type="float" office:value="-4.77522083345686" calcext:value-type="float">
            <text:p>-4.77522083345686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7]/120" office:value-type="float" office:value="1.33333333333333" calcext:value-type="float">
            <text:p>1.33333333333333</text:p>
          </table:table-cell>
          <table:table-cell office:value-type="float" office:value="57" calcext:value-type="float">
            <text:p>57</text:p>
          </table:table-cell>
          <table:table-cell office:value-type="float" office:value="-6.438" calcext:value-type="float">
            <text:p>-6.438</text:p>
          </table:table-cell>
          <table:table-cell office:value-type="float" office:value="16.011" calcext:value-type="float">
            <text:p>16.011</text:p>
          </table:table-cell>
          <table:table-cell office:value-type="float" office:value="19.724" calcext:value-type="float">
            <text:p>19.724</text:p>
          </table:table-cell>
          <table:table-cell table:formula="of:=[.C167]*2*PI()/360" office:value-type="float" office:value="0.994837673636768" calcext:value-type="float">
            <text:p>0.994837673636768</text:p>
          </table:table-cell>
          <table:table-cell table:formula="of:=[.D167]*2*PI()/360" office:value-type="float" office:value="-0.112364297243395" calcext:value-type="float">
            <text:p>-0.112364297243395</text:p>
          </table:table-cell>
          <table:table-cell table:formula="of:=[.E167]*2*PI()/360" office:value-type="float" office:value="0.279444666536812" calcext:value-type="float">
            <text:p>0.279444666536812</text:p>
          </table:table-cell>
          <table:table-cell table:formula="of:=[.F167]*2*PI()/360" office:value-type="float" office:value="0.344248741663362" calcext:value-type="float">
            <text:p>0.344248741663362</text:p>
          </table:table-cell>
          <table:table-cell table:formula="of:=([.G168]-[.G167])/([.B167]-[.B168])" office:value-type="float" office:value="0.182212373908213" calcext:value-type="float">
            <text:p>0.182212373908213</text:p>
          </table:table-cell>
          <table:table-cell table:formula="of:=([.H168]-[.H167])/([.B167]-[.B168])" office:value-type="float" office:value="1.50168128841593" calcext:value-type="float">
            <text:p>1.50168128841593</text:p>
          </table:table-cell>
          <table:table-cell table:formula="of:=([.I168]-[.I167])/([.B167]-[.B168])" office:value-type="float" office:value="-0.232477856365646" calcext:value-type="float">
            <text:p>-0.232477856365646</text:p>
          </table:table-cell>
          <table:table-cell table:formula="of:=([.J168]-[.J167])/([.B167]-[.B168])" office:value-type="float" office:value="0.085870199198124" calcext:value-type="float">
            <text:p>0.085870199198124</text:p>
          </table:table-cell>
          <table:table-cell table:formula="of:=([.K168]-[.K167])/([.B167]-[.B168])" office:value-type="float" office:value="-24.6300864041395" calcext:value-type="float">
            <text:p>-24.6300864041395</text:p>
          </table:table-cell>
          <table:table-cell table:formula="of:=([.L168]-[.L167])/([.B167]-[.B168])" office:value-type="float" office:value="4.77522083346135" calcext:value-type="float">
            <text:p>4.77522083346135</text:p>
          </table:table-cell>
          <table:table-cell table:formula="of:=([.M168]-[.M167])/([.B167]-[.B168])" office:value-type="float" office:value="5.02654824574252" calcext:value-type="float">
            <text:p>5.02654824574252</text:p>
          </table:table-cell>
          <table:table-cell table:formula="of:=([.N168]-[.N167])/([.B167]-[.B168])" office:value-type="float" office:value="-4.27256600888182" calcext:value-type="float">
            <text:p>-4.27256600888182</text:p>
          </table:table-cell>
          <table:table-cell table:number-columns-repeated="100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8]/120" office:value-type="float" office:value="1.34166666666667" calcext:value-type="float">
            <text:p>1.34166666666667</text:p>
          </table:table-cell>
          <table:table-cell office:value-type="float" office:value="56.913" calcext:value-type="float">
            <text:p>56.913</text:p>
          </table:table-cell>
          <table:table-cell office:value-type="float" office:value="-7.155" calcext:value-type="float">
            <text:p>-7.155</text:p>
          </table:table-cell>
          <table:table-cell office:value-type="float" office:value="16.122" calcext:value-type="float">
            <text:p>16.122</text:p>
          </table:table-cell>
          <table:table-cell office:value-type="float" office:value="19.683" calcext:value-type="float">
            <text:p>19.683</text:p>
          </table:table-cell>
          <table:table-cell table:formula="of:=[.C168]*2*PI()/360" office:value-type="float" office:value="0.993319237187533" calcext:value-type="float">
            <text:p>0.993319237187533</text:p>
          </table:table-cell>
          <table:table-cell table:formula="of:=[.D168]*2*PI()/360" office:value-type="float" office:value="-0.124878307980194" calcext:value-type="float">
            <text:p>-0.124878307980194</text:p>
          </table:table-cell>
          <table:table-cell table:formula="of:=[.E168]*2*PI()/360" office:value-type="float" office:value="0.281381982006526" calcext:value-type="float">
            <text:p>0.281381982006526</text:p>
          </table:table-cell>
          <table:table-cell table:formula="of:=[.F168]*2*PI()/360" office:value-type="float" office:value="0.343533156670044" calcext:value-type="float">
            <text:p>0.343533156670044</text:p>
          </table:table-cell>
          <table:table-cell table:formula="of:=([.G169]-[.G168])/([.B168]-[.B169])" office:value-type="float" office:value="0.387463093942708" calcext:value-type="float">
            <text:p>0.387463093942708</text:p>
          </table:table-cell>
          <table:table-cell table:formula="of:=([.H169]-[.H168])/([.B168]-[.B169])" office:value-type="float" office:value="1.46188778147042" calcext:value-type="float">
            <text:p>1.46188778147042</text:p>
          </table:table-cell>
          <table:table-cell table:formula="of:=([.I169]-[.I168])/([.B168]-[.B169])" office:value-type="float" office:value="-0.2743657584135" calcext:value-type="float">
            <text:p>-0.2743657584135</text:p>
          </table:table-cell>
          <table:table-cell table:formula="of:=([.J169]-[.J168])/([.B168]-[.B169])" office:value-type="float" office:value="0.121474915938806" calcext:value-type="float">
            <text:p>0.121474915938806</text:p>
          </table:table-cell>
          <table:table-cell table:formula="of:=([.K169]-[.K168])/([.B168]-[.B169])" office:value-type="float" office:value="-25.384068641012" calcext:value-type="float">
            <text:p>-25.384068641012</text:p>
          </table:table-cell>
          <table:table-cell table:formula="of:=([.L169]-[.L168])/([.B168]-[.B169])" office:value-type="float" office:value="6.78584013174866" calcext:value-type="float">
            <text:p>6.78584013174866</text:p>
          </table:table-cell>
          <table:table-cell table:formula="of:=([.M169]-[.M168])/([.B168]-[.B169])" office:value-type="float" office:value="5.78053048260611" calcext:value-type="float">
            <text:p>5.78053048260611</text:p>
          </table:table-cell>
          <table:table-cell table:formula="of:=([.N169]-[.N168])/([.B168]-[.B169])" office:value-type="float" office:value="-2.76460153515854" calcext:value-type="float">
            <text:p>-2.7646015351585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9]/120" office:value-type="float" office:value="1.35" calcext:value-type="float">
            <text:p>1.35</text:p>
          </table:table-cell>
          <table:table-cell office:value-type="float" office:value="56.728" calcext:value-type="float">
            <text:p>56.728</text:p>
          </table:table-cell>
          <table:table-cell office:value-type="float" office:value="-7.853" calcext:value-type="float">
            <text:p>-7.853</text:p>
          </table:table-cell>
          <table:table-cell office:value-type="float" office:value="16.253" calcext:value-type="float">
            <text:p>16.253</text:p>
          </table:table-cell>
          <table:table-cell office:value-type="float" office:value="19.625" calcext:value-type="float">
            <text:p>19.625</text:p>
          </table:table-cell>
          <table:table-cell table:formula="of:=[.C169]*2*PI()/360" office:value-type="float" office:value="0.990090378071343" calcext:value-type="float">
            <text:p>0.990090378071343</text:p>
          </table:table-cell>
          <table:table-cell table:formula="of:=[.D169]*2*PI()/360" office:value-type="float" office:value="-0.137060706159115" calcext:value-type="float">
            <text:p>-0.137060706159115</text:p>
          </table:table-cell>
          <table:table-cell table:formula="of:=[.E169]*2*PI()/360" office:value-type="float" office:value="0.283668363326638" calcext:value-type="float">
            <text:p>0.283668363326638</text:p>
          </table:table-cell>
          <table:table-cell table:formula="of:=[.F169]*2*PI()/360" office:value-type="float" office:value="0.342520865703887" calcext:value-type="float">
            <text:p>0.342520865703887</text:p>
          </table:table-cell>
          <table:table-cell table:formula="of:=([.G170]-[.G169])/([.B169]-[.B170])" office:value-type="float" office:value="0.59899699928448" calcext:value-type="float">
            <text:p>0.59899699928448</text:p>
          </table:table-cell>
          <table:table-cell table:formula="of:=([.H170]-[.H169])/([.B169]-[.B170])" office:value-type="float" office:value="1.40533911370584" calcext:value-type="float">
            <text:p>1.40533911370584</text:p>
          </table:table-cell>
          <table:table-cell table:formula="of:=([.I170]-[.I169])/([.B169]-[.B170])" office:value-type="float" office:value="-0.322536845768552" calcext:value-type="float">
            <text:p>-0.322536845768552</text:p>
          </table:table-cell>
          <table:table-cell table:formula="of:=([.J170]-[.J169])/([.B169]-[.B170])" office:value-type="float" office:value="0.144513262065127" calcext:value-type="float">
            <text:p>0.144513262065127</text:p>
          </table:table-cell>
          <table:table-cell table:formula="of:=([.K170]-[.K169])/([.B169]-[.B170])" office:value-type="float" office:value="-25.8867234655782" calcext:value-type="float">
            <text:p>-25.8867234655782</text:p>
          </table:table-cell>
          <table:table-cell table:formula="of:=([.L170]-[.L169])/([.B169]-[.B170])" office:value-type="float" office:value="9.04778684233946" calcext:value-type="float">
            <text:p>9.04778684233946</text:p>
          </table:table-cell>
          <table:table-cell table:formula="of:=([.M170]-[.M169])/([.B169]-[.B170])" office:value-type="float" office:value="5.78053048260538" calcext:value-type="float">
            <text:p>5.78053048260538</text:p>
          </table:table-cell>
          <table:table-cell table:formula="of:=([.N170]-[.N169])/([.B169]-[.B170])" office:value-type="float" office:value="-2.26194671058437" calcext:value-type="float">
            <text:p>-2.2619467105843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70]/120" office:value-type="float" office:value="1.35833333333333" calcext:value-type="float">
            <text:p>1.35833333333333</text:p>
          </table:table-cell>
          <table:table-cell office:value-type="float" office:value="56.442" calcext:value-type="float">
            <text:p>56.442</text:p>
          </table:table-cell>
          <table:table-cell office:value-type="float" office:value="-8.524" calcext:value-type="float">
            <text:p>-8.524</text:p>
          </table:table-cell>
          <table:table-cell office:value-type="float" office:value="16.407" calcext:value-type="float">
            <text:p>16.407</text:p>
          </table:table-cell>
          <table:table-cell office:value-type="float" office:value="19.556" calcext:value-type="float">
            <text:p>19.556</text:p>
          </table:table-cell>
          <table:table-cell table:formula="of:=[.C170]*2*PI()/360" office:value-type="float" office:value="0.985098736410639" calcext:value-type="float">
            <text:p>0.985098736410639</text:p>
          </table:table-cell>
          <table:table-cell table:formula="of:=[.D170]*2*PI()/360" office:value-type="float" office:value="-0.148771865439997" calcext:value-type="float">
            <text:p>-0.148771865439997</text:p>
          </table:table-cell>
          <table:table-cell table:formula="of:=[.E170]*2*PI()/360" office:value-type="float" office:value="0.28635617037471" calcext:value-type="float">
            <text:p>0.28635617037471</text:p>
          </table:table-cell>
          <table:table-cell table:formula="of:=[.F170]*2*PI()/360" office:value-type="float" office:value="0.341316588520011" calcext:value-type="float">
            <text:p>0.341316588520011</text:p>
          </table:table-cell>
          <table:table-cell table:formula="of:=([.G171]-[.G170])/([.B170]-[.B171])" office:value-type="float" office:value="0.814719694830964" calcext:value-type="float">
            <text:p>0.814719694830964</text:p>
          </table:table-cell>
          <table:table-cell table:formula="of:=([.H171]-[.H170])/([.B170]-[.B171])" office:value-type="float" office:value="1.32994089001968" calcext:value-type="float">
            <text:p>1.32994089001968</text:p>
          </table:table-cell>
          <table:table-cell table:formula="of:=([.I171]-[.I170])/([.B170]-[.B171])" office:value-type="float" office:value="-0.370707933123596" calcext:value-type="float">
            <text:p>-0.370707933123596</text:p>
          </table:table-cell>
          <table:table-cell table:formula="of:=([.J171]-[.J170])/([.B170]-[.B171])" office:value-type="float" office:value="0.163362817986664" calcext:value-type="float">
            <text:p>0.163362817986664</text:p>
          </table:table-cell>
          <table:table-cell table:formula="of:=([.K171]-[.K170])/([.B170]-[.B171])" office:value-type="float" office:value="-25.1327412287154" calcext:value-type="float">
            <text:p>-25.1327412287154</text:p>
          </table:table-cell>
          <table:table-cell table:formula="of:=([.L171]-[.L170])/([.B170]-[.B171])" office:value-type="float" office:value="9.55044166691292" calcext:value-type="float">
            <text:p>9.55044166691292</text:p>
          </table:table-cell>
          <table:table-cell table:formula="of:=([.M171]-[.M170])/([.B170]-[.B171])" office:value-type="float" office:value="6.78584013175469" calcext:value-type="float">
            <text:p>6.78584013175469</text:p>
          </table:table-cell>
          <table:table-cell table:formula="of:=([.N171]-[.N170])/([.B170]-[.B171])" office:value-type="float" office:value="-1.00530964914932" calcext:value-type="float">
            <text:p>-1.00530964914932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71]/120" office:value-type="float" office:value="1.36666666666667" calcext:value-type="float">
            <text:p>1.36666666666667</text:p>
          </table:table-cell>
          <table:table-cell office:value-type="float" office:value="56.053" calcext:value-type="float">
            <text:p>56.053</text:p>
          </table:table-cell>
          <table:table-cell office:value-type="float" office:value="-9.159" calcext:value-type="float">
            <text:p>-9.159</text:p>
          </table:table-cell>
          <table:table-cell office:value-type="float" office:value="16.584" calcext:value-type="float">
            <text:p>16.584</text:p>
          </table:table-cell>
          <table:table-cell office:value-type="float" office:value="19.478" calcext:value-type="float">
            <text:p>19.478</text:p>
          </table:table-cell>
          <table:table-cell table:formula="of:=[.C171]*2*PI()/360" office:value-type="float" office:value="0.978309405620381" calcext:value-type="float">
            <text:p>0.978309405620381</text:p>
          </table:table-cell>
          <table:table-cell table:formula="of:=[.D171]*2*PI()/360" office:value-type="float" office:value="-0.159854706190161" calcext:value-type="float">
            <text:p>-0.159854706190161</text:p>
          </table:table-cell>
          <table:table-cell table:formula="of:=[.E171]*2*PI()/360" office:value-type="float" office:value="0.28944540315074" calcext:value-type="float">
            <text:p>0.28944540315074</text:p>
          </table:table-cell>
          <table:table-cell table:formula="of:=[.F171]*2*PI()/360" office:value-type="float" office:value="0.339955231703456" calcext:value-type="float">
            <text:p>0.339955231703456</text:p>
          </table:table-cell>
          <table:table-cell table:formula="of:=([.G172]-[.G171])/([.B171]-[.B172])" office:value-type="float" office:value="1.02415920507026" calcext:value-type="float">
            <text:p>1.02415920507026</text:p>
          </table:table-cell>
          <table:table-cell table:formula="of:=([.H172]-[.H171])/([.B171]-[.B172])" office:value-type="float" office:value="1.25035387612874" calcext:value-type="float">
            <text:p>1.25035387612874</text:p>
          </table:table-cell>
          <table:table-cell table:formula="of:=([.I172]-[.I171])/([.B171]-[.B172])" office:value-type="float" office:value="-0.427256600888219" calcext:value-type="float">
            <text:p>-0.427256600888219</text:p>
          </table:table-cell>
          <table:table-cell table:formula="of:=([.J172]-[.J171])/([.B171]-[.B172])" office:value-type="float" office:value="0.171740398396241" calcext:value-type="float">
            <text:p>0.171740398396241</text:p>
          </table:table-cell>
          <table:table-cell table:formula="of:=([.K172]-[.K171])/([.B171]-[.B172])" office:value-type="float" office:value="-23.6247767549978" calcext:value-type="float">
            <text:p>-23.6247767549978</text:p>
          </table:table-cell>
          <table:table-cell table:formula="of:=([.L172]-[.L171])/([.B171]-[.B172])" office:value-type="float" office:value="9.29911425462519" calcext:value-type="float">
            <text:p>9.29911425462519</text:p>
          </table:table-cell>
          <table:table-cell table:formula="of:=([.M172]-[.M171])/([.B171]-[.B172])" office:value-type="float" office:value="7.03716754404043" calcext:value-type="float">
            <text:p>7.03716754404043</text:p>
          </table:table-cell>
          <table:table-cell table:formula="of:=([.N172]-[.N171])/([.B171]-[.B172])" office:value-type="float" office:value="-0.251327412288927" calcext:value-type="float">
            <text:p>-0.251327412288927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72]/120" office:value-type="float" office:value="1.375" calcext:value-type="float">
            <text:p>1.375</text:p>
          </table:table-cell>
          <table:table-cell office:value-type="float" office:value="55.564" calcext:value-type="float">
            <text:p>55.564</text:p>
          </table:table-cell>
          <table:table-cell office:value-type="float" office:value="-9.756" calcext:value-type="float">
            <text:p>-9.756</text:p>
          </table:table-cell>
          <table:table-cell office:value-type="float" office:value="16.788" calcext:value-type="float">
            <text:p>16.788</text:p>
          </table:table-cell>
          <table:table-cell office:value-type="float" office:value="19.396" calcext:value-type="float">
            <text:p>19.396</text:p>
          </table:table-cell>
          <table:table-cell table:formula="of:=[.C172]*2*PI()/360" office:value-type="float" office:value="0.969774745578129" calcext:value-type="float">
            <text:p>0.969774745578129</text:p>
          </table:table-cell>
          <table:table-cell table:formula="of:=[.D172]*2*PI()/360" office:value-type="float" office:value="-0.170274321824567" calcext:value-type="float">
            <text:p>-0.170274321824567</text:p>
          </table:table-cell>
          <table:table-cell table:formula="of:=[.E172]*2*PI()/360" office:value-type="float" office:value="0.293005874824808" calcext:value-type="float">
            <text:p>0.293005874824808</text:p>
          </table:table-cell>
          <table:table-cell table:formula="of:=[.F172]*2*PI()/360" office:value-type="float" office:value="0.33852406171682" calcext:value-type="float">
            <text:p>0.33852406171682</text:p>
          </table:table-cell>
          <table:table-cell table:formula="of:=([.G173]-[.G172])/([.B172]-[.B173])" office:value-type="float" office:value="1.22103234469524" calcext:value-type="float">
            <text:p>1.22103234469524</text:p>
          </table:table-cell>
          <table:table-cell table:formula="of:=([.H173]-[.H172])/([.B172]-[.B173])" office:value-type="float" office:value="1.1728612573402" calcext:value-type="float">
            <text:p>1.1728612573402</text:p>
          </table:table-cell>
          <table:table-cell table:formula="of:=([.I173]-[.I172])/([.B172]-[.B173])" office:value-type="float" office:value="-0.485899663755222" calcext:value-type="float">
            <text:p>-0.485899663755222</text:p>
          </table:table-cell>
          <table:table-cell table:formula="of:=([.J173]-[.J172])/([.B172]-[.B173])" office:value-type="float" office:value="0.173834793498649" calcext:value-type="float">
            <text:p>0.173834793498649</text:p>
          </table:table-cell>
          <table:table-cell table:formula="of:=([.K173]-[.K172])/([.B172]-[.B173])" office:value-type="float" office:value="-22.3681396935603" calcext:value-type="float">
            <text:p>-22.3681396935603</text:p>
          </table:table-cell>
          <table:table-cell table:formula="of:=([.L173]-[.L172])/([.B172]-[.B173])" office:value-type="float" office:value="9.04778684233946" calcext:value-type="float">
            <text:p>9.04778684233946</text:p>
          </table:table-cell>
          <table:table-cell table:formula="of:=([.M173]-[.M172])/([.B172]-[.B173])" office:value-type="float" office:value="8.29380460547708" calcext:value-type="float">
            <text:p>8.29380460547708</text:p>
          </table:table-cell>
          <table:table-cell table:formula="of:=([.N173]-[.N172])/([.B172]-[.B173])" office:value-type="float" office:value="-0.502654824571463" calcext:value-type="float">
            <text:p>-0.502654824571463</text:p>
          </table:table-cell>
          <table:table-cell table:number-columns-repeated="100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73]/120" office:value-type="float" office:value="1.38333333333333" calcext:value-type="float">
            <text:p>1.38333333333333</text:p>
          </table:table-cell>
          <table:table-cell office:value-type="float" office:value="54.981" calcext:value-type="float">
            <text:p>54.981</text:p>
          </table:table-cell>
          <table:table-cell office:value-type="float" office:value="-10.316" calcext:value-type="float">
            <text:p>-10.316</text:p>
          </table:table-cell>
          <table:table-cell office:value-type="float" office:value="17.02" calcext:value-type="float">
            <text:p>17.02</text:p>
          </table:table-cell>
          <table:table-cell office:value-type="float" office:value="19.313" calcext:value-type="float">
            <text:p>19.313</text:p>
          </table:table-cell>
          <table:table-cell table:formula="of:=[.C173]*2*PI()/360" office:value-type="float" office:value="0.959599476039002" calcext:value-type="float">
            <text:p>0.959599476039002</text:p>
          </table:table-cell>
          <table:table-cell table:formula="of:=[.D173]*2*PI()/360" office:value-type="float" office:value="-0.180048165635735" calcext:value-type="float">
            <text:p>-0.180048165635735</text:p>
          </table:table-cell>
          <table:table-cell table:formula="of:=[.E173]*2*PI()/360" office:value-type="float" office:value="0.297055038689435" calcext:value-type="float">
            <text:p>0.297055038689435</text:p>
          </table:table-cell>
          <table:table-cell table:formula="of:=[.F173]*2*PI()/360" office:value-type="float" office:value="0.337075438437665" calcext:value-type="float">
            <text:p>0.337075438437665</text:p>
          </table:table-cell>
          <table:table-cell table:formula="of:=([.G174]-[.G173])/([.B173]-[.B174])" office:value-type="float" office:value="1.40743350880824" calcext:value-type="float">
            <text:p>1.40743350880824</text:p>
          </table:table-cell>
          <table:table-cell table:formula="of:=([.H174]-[.H173])/([.B173]-[.B174])" office:value-type="float" office:value="1.09746303365404" calcext:value-type="float">
            <text:p>1.09746303365404</text:p>
          </table:table-cell>
          <table:table-cell table:formula="of:=([.I174]-[.I173])/([.B173]-[.B174])" office:value-type="float" office:value="-0.555014702134198" calcext:value-type="float">
            <text:p>-0.555014702134198</text:p>
          </table:table-cell>
          <table:table-cell table:formula="of:=([.J174]-[.J173])/([.B173]-[.B174])" office:value-type="float" office:value="0.178023583703411" calcext:value-type="float">
            <text:p>0.178023583703411</text:p>
          </table:table-cell>
          <table:table-cell table:formula="of:=([.K174]-[.K173])/([.B173]-[.B174])" office:value-type="float" office:value="-19.6035381583989" calcext:value-type="float">
            <text:p>-19.6035381583989</text:p>
          </table:table-cell>
          <table:table-cell table:formula="of:=([.L174]-[.L173])/([.B173]-[.B174])" office:value-type="float" office:value="8.04247719318937" calcext:value-type="float">
            <text:p>8.04247719318937</text:p>
          </table:table-cell>
          <table:table-cell table:formula="of:=([.M174]-[.M173])/([.B173]-[.B174])" office:value-type="float" office:value="8.79645943005173" calcext:value-type="float">
            <text:p>8.79645943005173</text:p>
          </table:table-cell>
          <table:table-cell table:formula="of:=([.N174]-[.N173])/([.B173]-[.B174])" office:value-type="float" office:value="-0.753982236862788" calcext:value-type="float">
            <text:p>-0.753982236862788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74]/120" office:value-type="float" office:value="1.39166666666667" calcext:value-type="float">
            <text:p>1.39166666666667</text:p>
          </table:table-cell>
          <table:table-cell office:value-type="float" office:value="54.309" calcext:value-type="float">
            <text:p>54.309</text:p>
          </table:table-cell>
          <table:table-cell office:value-type="float" office:value="-10.84" calcext:value-type="float">
            <text:p>-10.84</text:p>
          </table:table-cell>
          <table:table-cell office:value-type="float" office:value="17.285" calcext:value-type="float">
            <text:p>17.285</text:p>
          </table:table-cell>
          <table:table-cell office:value-type="float" office:value="19.228" calcext:value-type="float">
            <text:p>19.228</text:p>
          </table:table-cell>
          <table:table-cell table:formula="of:=[.C174]*2*PI()/360" office:value-type="float" office:value="0.9478708634656" calcext:value-type="float">
            <text:p>0.9478708634656</text:p>
          </table:table-cell>
          <table:table-cell table:formula="of:=[.D174]*2*PI()/360" office:value-type="float" office:value="-0.189193690916185" calcext:value-type="float">
            <text:p>-0.189193690916185</text:p>
          </table:table-cell>
          <table:table-cell table:formula="of:=[.E174]*2*PI()/360" office:value-type="float" office:value="0.30168016120722" calcext:value-type="float">
            <text:p>0.30168016120722</text:p>
          </table:table-cell>
          <table:table-cell table:formula="of:=[.F174]*2*PI()/360" office:value-type="float" office:value="0.33559190857347" calcext:value-type="float">
            <text:p>0.33559190857347</text:p>
          </table:table-cell>
          <table:table-cell table:formula="of:=([.G175]-[.G174])/([.B174]-[.B175])" office:value-type="float" office:value="1.5707963267949" calcext:value-type="float">
            <text:p>1.5707963267949</text:p>
          </table:table-cell>
          <table:table-cell table:formula="of:=([.H175]-[.H174])/([.B174]-[.B175])" office:value-type="float" office:value="1.03044239037746" calcext:value-type="float">
            <text:p>1.03044239037746</text:p>
          </table:table-cell>
          <table:table-cell table:formula="of:=([.I175]-[.I174])/([.B174]-[.B175])" office:value-type="float" office:value="-0.628318530717962" calcext:value-type="float">
            <text:p>-0.628318530717962</text:p>
          </table:table-cell>
          <table:table-cell table:formula="of:=([.J175]-[.J174])/([.B174]-[.B175])" office:value-type="float" office:value="0.184306769010601" calcext:value-type="float">
            <text:p>0.184306769010601</text:p>
          </table:table-cell>
          <table:table-cell table:formula="of:=([.K175]-[.K174])/([.B174]-[.B175])" office:value-type="float" office:value="-17.592918860098" calcext:value-type="float">
            <text:p>-17.592918860098</text:p>
          </table:table-cell>
          <table:table-cell table:formula="of:=([.L175]-[.L174])/([.B174]-[.B175])" office:value-type="float" office:value="8.54513201776827" calcext:value-type="float">
            <text:p>8.54513201776827</text:p>
          </table:table-cell>
          <table:table-cell table:formula="of:=([.M175]-[.M174])/([.B174]-[.B175])" office:value-type="float" office:value="9.80176907919798" calcext:value-type="float">
            <text:p>9.80176907919798</text:p>
          </table:table-cell>
          <table:table-cell table:formula="of:=([.N175]-[.N174])/([.B174]-[.B175])" office:value-type="float" office:value="-1.25663706143602" calcext:value-type="float">
            <text:p>-1.25663706143602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5]/120" office:value-type="float" office:value="1.4" calcext:value-type="float">
            <text:p>1.4</text:p>
          </table:table-cell>
          <table:table-cell office:value-type="float" office:value="53.559" calcext:value-type="float">
            <text:p>53.559</text:p>
          </table:table-cell>
          <table:table-cell office:value-type="float" office:value="-11.332" calcext:value-type="float">
            <text:p>-11.332</text:p>
          </table:table-cell>
          <table:table-cell office:value-type="float" office:value="17.585" calcext:value-type="float">
            <text:p>17.585</text:p>
          </table:table-cell>
          <table:table-cell office:value-type="float" office:value="19.14" calcext:value-type="float">
            <text:p>19.14</text:p>
          </table:table-cell>
          <table:table-cell table:formula="of:=[.C175]*2*PI()/360" office:value-type="float" office:value="0.934780894075643" calcext:value-type="float">
            <text:p>0.934780894075643</text:p>
          </table:table-cell>
          <table:table-cell table:formula="of:=[.D175]*2*PI()/360" office:value-type="float" office:value="-0.197780710835997" calcext:value-type="float">
            <text:p>-0.197780710835997</text:p>
          </table:table-cell>
          <table:table-cell table:formula="of:=[.E175]*2*PI()/360" office:value-type="float" office:value="0.306916148963203" calcext:value-type="float">
            <text:p>0.306916148963203</text:p>
          </table:table-cell>
          <table:table-cell table:formula="of:=[.F175]*2*PI()/360" office:value-type="float" office:value="0.334056018831715" calcext:value-type="float">
            <text:p>0.334056018831715</text:p>
          </table:table-cell>
          <table:table-cell table:formula="of:=([.G176]-[.G175])/([.B175]-[.B176])" office:value-type="float" office:value="1.71740398396238" calcext:value-type="float">
            <text:p>1.71740398396238</text:p>
          </table:table-cell>
          <table:table-cell table:formula="of:=([.H176]-[.H175])/([.B175]-[.B176])" office:value-type="float" office:value="0.959232956896055" calcext:value-type="float">
            <text:p>0.959232956896055</text:p>
          </table:table-cell>
          <table:table-cell table:formula="of:=([.I176]-[.I175])/([.B175]-[.B176])" office:value-type="float" office:value="-0.709999939711278" calcext:value-type="float">
            <text:p>-0.709999939711278</text:p>
          </table:table-cell>
          <table:table-cell table:formula="of:=([.J176]-[.J175])/([.B175]-[.B176])" office:value-type="float" office:value="0.194778744522568" calcext:value-type="float">
            <text:p>0.194778744522568</text:p>
          </table:table-cell>
          <table:table-cell table:formula="of:=([.K176]-[.K175])/([.B175]-[.B176])" office:value-type="float" office:value="-14.074335088086" calcext:value-type="float">
            <text:p>-14.074335088086</text:p>
          </table:table-cell>
          <table:table-cell table:formula="of:=([.L176]-[.L175])/([.B175]-[.B176])" office:value-type="float" office:value="8.29380460547259" calcext:value-type="float">
            <text:p>8.29380460547259</text:p>
          </table:table-cell>
          <table:table-cell table:formula="of:=([.M176]-[.M175])/([.B175]-[.B176])" office:value-type="float" office:value="9.55044166691414" calcext:value-type="float">
            <text:p>9.55044166691414</text:p>
          </table:table-cell>
          <table:table-cell table:formula="of:=([.N176]-[.N175])/([.B175]-[.B176])" office:value-type="float" office:value="-2.51327412287145" calcext:value-type="float">
            <text:p>-2.51327412287145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6]/120" office:value-type="float" office:value="1.40833333333333" calcext:value-type="float">
            <text:p>1.40833333333333</text:p>
          </table:table-cell>
          <table:table-cell office:value-type="float" office:value="52.739" calcext:value-type="float">
            <text:p>52.739</text:p>
          </table:table-cell>
          <table:table-cell office:value-type="float" office:value="-11.79" calcext:value-type="float">
            <text:p>-11.79</text:p>
          </table:table-cell>
          <table:table-cell office:value-type="float" office:value="17.924" calcext:value-type="float">
            <text:p>17.924</text:p>
          </table:table-cell>
          <table:table-cell office:value-type="float" office:value="19.047" calcext:value-type="float">
            <text:p>19.047</text:p>
          </table:table-cell>
          <table:table-cell table:formula="of:=[.C176]*2*PI()/360" office:value-type="float" office:value="0.920469194209289" calcext:value-type="float">
            <text:p>0.920469194209289</text:p>
          </table:table-cell>
          <table:table-cell table:formula="of:=[.D176]*2*PI()/360" office:value-type="float" office:value="-0.205774318810131" calcext:value-type="float">
            <text:p>-0.205774318810131</text:p>
          </table:table-cell>
          <table:table-cell table:formula="of:=[.E176]*2*PI()/360" office:value-type="float" office:value="0.312832815127464" calcext:value-type="float">
            <text:p>0.312832815127464</text:p>
          </table:table-cell>
          <table:table-cell table:formula="of:=[.F176]*2*PI()/360" office:value-type="float" office:value="0.33243286262736" calcext:value-type="float">
            <text:p>0.33243286262736</text:p>
          </table:table-cell>
          <table:table-cell table:formula="of:=([.G177]-[.G176])/([.B176]-[.B177])" office:value-type="float" office:value="1.83469010969643" calcext:value-type="float">
            <text:p>1.83469010969643</text:p>
          </table:table-cell>
          <table:table-cell table:formula="of:=([.H177]-[.H176])/([.B176]-[.B177])" office:value-type="float" office:value="0.890117918517116" calcext:value-type="float">
            <text:p>0.890117918517116</text:p>
          </table:table-cell>
          <table:table-cell table:formula="of:=([.I177]-[.I176])/([.B176]-[.B177])" office:value-type="float" office:value="-0.789586953602231" calcext:value-type="float">
            <text:p>-0.789586953602231</text:p>
          </table:table-cell>
          <table:table-cell table:formula="of:=([.J177]-[.J176])/([.B176]-[.B177])" office:value-type="float" office:value="0.215722695546497" calcext:value-type="float">
            <text:p>0.215722695546497</text:p>
          </table:table-cell>
          <table:table-cell table:formula="of:=([.K177]-[.K176])/([.B176]-[.B177])" office:value-type="float" office:value="-11.8123883775021" calcext:value-type="float">
            <text:p>-11.8123883775021</text:p>
          </table:table-cell>
          <table:table-cell table:formula="of:=([.L177]-[.L176])/([.B176]-[.B177])" office:value-type="float" office:value="7.28849495632895" calcext:value-type="float">
            <text:p>7.28849495632895</text:p>
          </table:table-cell>
          <table:table-cell table:formula="of:=([.M177]-[.M176])/([.B176]-[.B177])" office:value-type="float" office:value="9.04778684233987" calcext:value-type="float">
            <text:p>9.04778684233987</text:p>
          </table:table-cell>
          <table:table-cell table:formula="of:=([.N177]-[.N176])/([.B176]-[.B177])" office:value-type="float" office:value="-3.76991118430834" calcext:value-type="float">
            <text:p>-3.76991118430834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7]/120" office:value-type="float" office:value="1.41666666666667" calcext:value-type="float">
            <text:p>1.41666666666667</text:p>
          </table:table-cell>
          <table:table-cell office:value-type="float" office:value="51.863" calcext:value-type="float">
            <text:p>51.863</text:p>
          </table:table-cell>
          <table:table-cell office:value-type="float" office:value="-12.215" calcext:value-type="float">
            <text:p>-12.215</text:p>
          </table:table-cell>
          <table:table-cell office:value-type="float" office:value="18.301" calcext:value-type="float">
            <text:p>18.301</text:p>
          </table:table-cell>
          <table:table-cell office:value-type="float" office:value="18.944" calcext:value-type="float">
            <text:p>18.944</text:p>
          </table:table-cell>
          <table:table-cell table:formula="of:=[.C177]*2*PI()/360" office:value-type="float" office:value="0.905180109961819" calcext:value-type="float">
            <text:p>0.905180109961819</text:p>
          </table:table-cell>
          <table:table-cell table:formula="of:=[.D177]*2*PI()/360" office:value-type="float" office:value="-0.213191968131107" calcext:value-type="float">
            <text:p>-0.213191968131107</text:p>
          </table:table-cell>
          <table:table-cell table:formula="of:=[.E177]*2*PI()/360" office:value-type="float" office:value="0.319412706407482" calcext:value-type="float">
            <text:p>0.319412706407482</text:p>
          </table:table-cell>
          <table:table-cell table:formula="of:=[.F177]*2*PI()/360" office:value-type="float" office:value="0.330635173497806" calcext:value-type="float">
            <text:p>0.330635173497806</text:p>
          </table:table-cell>
          <table:table-cell table:formula="of:=([.G178]-[.G177])/([.B177]-[.B178])" office:value-type="float" office:value="1.93312667950895" calcext:value-type="float">
            <text:p>1.93312667950895</text:p>
          </table:table-cell>
          <table:table-cell table:formula="of:=([.H178]-[.H177])/([.B177]-[.B178])" office:value-type="float" office:value="0.829380460547708" calcext:value-type="float">
            <text:p>0.829380460547708</text:p>
          </table:table-cell>
          <table:table-cell table:formula="of:=([.I178]-[.I177])/([.B177]-[.B178])" office:value-type="float" office:value="-0.864985177288396" calcext:value-type="float">
            <text:p>-0.864985177288396</text:p>
          </table:table-cell>
          <table:table-cell table:formula="of:=([.J178]-[.J177])/([.B177]-[.B178])" office:value-type="float" office:value="0.2471386220824" calcext:value-type="float">
            <text:p>0.2471386220824</text:p>
          </table:table-cell>
          <table:table-cell table:formula="of:=([.K178]-[.K177])/([.B177]-[.B178])" office:value-type="float" office:value="-9.55044166690892" calcext:value-type="float">
            <text:p>-9.55044166690892</text:p>
          </table:table-cell>
          <table:table-cell table:formula="of:=([.L178]-[.L177])/([.B177]-[.B178])" office:value-type="float" office:value="7.28849495632856" calcext:value-type="float">
            <text:p>7.28849495632856</text:p>
          </table:table-cell>
          <table:table-cell table:formula="of:=([.M178]-[.M177])/([.B177]-[.B178])" office:value-type="float" office:value="8.5451320177644" calcext:value-type="float">
            <text:p>8.5451320177644</text:p>
          </table:table-cell>
          <table:table-cell table:formula="of:=([.N178]-[.N177])/([.B177]-[.B178])" office:value-type="float" office:value="-4.77522083345606" calcext:value-type="float">
            <text:p>-4.77522083345606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8]/120" office:value-type="float" office:value="1.425" calcext:value-type="float">
            <text:p>1.425</text:p>
          </table:table-cell>
          <table:table-cell office:value-type="float" office:value="50.94" calcext:value-type="float">
            <text:p>50.94</text:p>
          </table:table-cell>
          <table:table-cell office:value-type="float" office:value="-12.611" calcext:value-type="float">
            <text:p>-12.611</text:p>
          </table:table-cell>
          <table:table-cell office:value-type="float" office:value="18.714" calcext:value-type="float">
            <text:p>18.714</text:p>
          </table:table-cell>
          <table:table-cell office:value-type="float" office:value="18.826" calcext:value-type="float">
            <text:p>18.826</text:p>
          </table:table-cell>
          <table:table-cell table:formula="of:=[.C178]*2*PI()/360" office:value-type="float" office:value="0.889070720965911" calcext:value-type="float">
            <text:p>0.889070720965911</text:p>
          </table:table-cell>
          <table:table-cell table:formula="of:=[.D178]*2*PI()/360" office:value-type="float" office:value="-0.220103471969005" calcext:value-type="float">
            <text:p>-0.220103471969005</text:p>
          </table:table-cell>
          <table:table-cell table:formula="of:=[.E178]*2*PI()/360" office:value-type="float" office:value="0.326620916218219" calcext:value-type="float">
            <text:p>0.326620916218219</text:p>
          </table:table-cell>
          <table:table-cell table:formula="of:=[.F178]*2*PI()/360" office:value-type="float" office:value="0.328575684980452" calcext:value-type="float">
            <text:p>0.328575684980452</text:p>
          </table:table-cell>
          <table:table-cell table:formula="of:=([.G179]-[.G178])/([.B178]-[.B179])" office:value-type="float" office:value="2.01271369339986" calcext:value-type="float">
            <text:p>2.01271369339986</text:p>
          </table:table-cell>
          <table:table-cell table:formula="of:=([.H179]-[.H178])/([.B178]-[.B179])" office:value-type="float" office:value="0.768643002578304" calcext:value-type="float">
            <text:p>0.768643002578304</text:p>
          </table:table-cell>
          <table:table-cell table:formula="of:=([.I179]-[.I178])/([.B178]-[.B179])" office:value-type="float" office:value="-0.936194610769766" calcext:value-type="float">
            <text:p>-0.936194610769766</text:p>
          </table:table-cell>
          <table:table-cell table:formula="of:=([.J179]-[.J178])/([.B178]-[.B179])" office:value-type="float" office:value="0.286932129027867" calcext:value-type="float">
            <text:p>0.286932129027867</text:p>
          </table:table-cell>
          <table:table-cell table:formula="of:=([.K179]-[.K178])/([.B178]-[.B179])" office:value-type="float" office:value="-8.54513201776603" calcext:value-type="float">
            <text:p>-8.54513201776603</text:p>
          </table:table-cell>
          <table:table-cell table:formula="of:=([.L179]-[.L178])/([.B178]-[.B179])" office:value-type="float" office:value="7.03716754404083" calcext:value-type="float">
            <text:p>7.03716754404083</text:p>
          </table:table-cell>
          <table:table-cell table:formula="of:=([.M179]-[.M178])/([.B178]-[.B179])" office:value-type="float" office:value="8.79645943005093" calcext:value-type="float">
            <text:p>8.79645943005093</text:p>
          </table:table-cell>
          <table:table-cell table:formula="of:=([.N179]-[.N178])/([.B178]-[.B179])" office:value-type="float" office:value="-5.78053048260618" calcext:value-type="float">
            <text:p>-5.78053048260618</text:p>
          </table:table-cell>
          <table:table-cell table:number-columns-repeated="100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9]/120" office:value-type="float" office:value="1.43333333333333" calcext:value-type="float">
            <text:p>1.43333333333333</text:p>
          </table:table-cell>
          <table:table-cell office:value-type="float" office:value="49.979" calcext:value-type="float">
            <text:p>49.979</text:p>
          </table:table-cell>
          <table:table-cell office:value-type="float" office:value="-12.978" calcext:value-type="float">
            <text:p>-12.978</text:p>
          </table:table-cell>
          <table:table-cell office:value-type="float" office:value="19.161" calcext:value-type="float">
            <text:p>19.161</text:p>
          </table:table-cell>
          <table:table-cell office:value-type="float" office:value="18.689" calcext:value-type="float">
            <text:p>18.689</text:p>
          </table:table-cell>
          <table:table-cell table:formula="of:=[.C179]*2*PI()/360" office:value-type="float" office:value="0.872298106854246" calcext:value-type="float">
            <text:p>0.872298106854246</text:p>
          </table:table-cell>
          <table:table-cell table:formula="of:=[.D179]*2*PI()/360" office:value-type="float" office:value="-0.226508830323824" calcext:value-type="float">
            <text:p>-0.226508830323824</text:p>
          </table:table-cell>
          <table:table-cell table:formula="of:=[.E179]*2*PI()/360" office:value-type="float" office:value="0.334422537974633" calcext:value-type="float">
            <text:p>0.334422537974633</text:p>
          </table:table-cell>
          <table:table-cell table:formula="of:=[.F179]*2*PI()/360" office:value-type="float" office:value="0.32618458390522" calcext:value-type="float">
            <text:p>0.32618458390522</text:p>
          </table:table-cell>
          <table:table-cell table:formula="of:=([.G180]-[.G179])/([.B179]-[.B180])" office:value-type="float" office:value="2.08392312688124" calcext:value-type="float">
            <text:p>2.08392312688124</text:p>
          </table:table-cell>
          <table:table-cell table:formula="of:=([.H180]-[.H179])/([.B179]-[.B180])" office:value-type="float" office:value="0.709999939711297" calcext:value-type="float">
            <text:p>0.709999939711297</text:p>
          </table:table-cell>
          <table:table-cell table:formula="of:=([.I180]-[.I179])/([.B179]-[.B180])" office:value-type="float" office:value="-1.00949843935352" calcext:value-type="float">
            <text:p>-1.00949843935352</text:p>
          </table:table-cell>
          <table:table-cell table:formula="of:=([.J180]-[.J179])/([.B179]-[.B180])" office:value-type="float" office:value="0.335103216382918" calcext:value-type="float">
            <text:p>0.335103216382918</text:p>
          </table:table-cell>
          <table:table-cell table:formula="of:=([.K180]-[.K179])/([.B179]-[.B180])" office:value-type="float" office:value="-7.28849495632693" calcext:value-type="float">
            <text:p>-7.28849495632693</text:p>
          </table:table-cell>
          <table:table-cell table:formula="of:=([.L180]-[.L179])/([.B179]-[.B180])" office:value-type="float" office:value="6.7858401317543" calcext:value-type="float">
            <text:p>6.7858401317543</text:p>
          </table:table-cell>
          <table:table-cell table:formula="of:=([.M180]-[.M179])/([.B179]-[.B180])" office:value-type="float" office:value="7.79114978090242" calcext:value-type="float">
            <text:p>7.79114978090242</text:p>
          </table:table-cell>
          <table:table-cell table:formula="of:=([.N180]-[.N179])/([.B179]-[.B180])" office:value-type="float" office:value="-6.03185789489112" calcext:value-type="float">
            <text:p>-6.03185789489112</text:p>
          </table:table-cell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80]/120" office:value-type="float" office:value="1.44166666666667" calcext:value-type="float">
            <text:p>1.44166666666667</text:p>
          </table:table-cell>
          <table:table-cell office:value-type="float" office:value="48.984" calcext:value-type="float">
            <text:p>48.984</text:p>
          </table:table-cell>
          <table:table-cell office:value-type="float" office:value="-13.317" calcext:value-type="float">
            <text:p>-13.317</text:p>
          </table:table-cell>
          <table:table-cell office:value-type="float" office:value="19.643" calcext:value-type="float">
            <text:p>19.643</text:p>
          </table:table-cell>
          <table:table-cell office:value-type="float" office:value="18.529" calcext:value-type="float">
            <text:p>18.529</text:p>
          </table:table-cell>
          <table:table-cell table:formula="of:=[.C180]*2*PI()/360" office:value-type="float" office:value="0.854932080796902" calcext:value-type="float">
            <text:p>0.854932080796902</text:p>
          </table:table-cell>
          <table:table-cell table:formula="of:=[.D180]*2*PI()/360" office:value-type="float" office:value="-0.232425496488085" calcext:value-type="float">
            <text:p>-0.232425496488085</text:p>
          </table:table-cell>
          <table:table-cell table:formula="of:=[.E180]*2*PI()/360" office:value-type="float" office:value="0.342835024969246" calcext:value-type="float">
            <text:p>0.342835024969246</text:p>
          </table:table-cell>
          <table:table-cell table:formula="of:=[.F180]*2*PI()/360" office:value-type="float" office:value="0.323392057102029" calcext:value-type="float">
            <text:p>0.323392057102029</text:p>
          </table:table-cell>
          <table:table-cell table:formula="of:=([.G181]-[.G180])/([.B180]-[.B181])" office:value-type="float" office:value="2.14466058485063" calcext:value-type="float">
            <text:p>2.14466058485063</text:p>
          </table:table-cell>
          <table:table-cell table:formula="of:=([.H181]-[.H180])/([.B180]-[.B181])" office:value-type="float" office:value="0.653451271946678" calcext:value-type="float">
            <text:p>0.653451271946678</text:p>
          </table:table-cell>
          <table:table-cell table:formula="of:=([.I181]-[.I180])/([.B180]-[.B181])" office:value-type="float" office:value="-1.07442468752771" calcext:value-type="float">
            <text:p>-1.07442468752771</text:p>
          </table:table-cell>
          <table:table-cell table:formula="of:=([.J181]-[.J180])/([.B180]-[.B181])" office:value-type="float" office:value="0.385368698840344" calcext:value-type="float">
            <text:p>0.385368698840344</text:p>
          </table:table-cell>
          <table:table-cell table:formula="of:=([.K181]-[.K180])/([.B180]-[.B181])" office:value-type="float" office:value="-5.78053048260621" calcext:value-type="float">
            <text:p>-5.78053048260621</text:p>
          </table:table-cell>
          <table:table-cell table:formula="of:=([.L181]-[.L180])/([.B180]-[.B181])" office:value-type="float" office:value="6.53451271946657" calcext:value-type="float">
            <text:p>6.53451271946657</text:p>
          </table:table-cell>
          <table:table-cell table:formula="of:=([.M181]-[.M180])/([.B180]-[.B181])" office:value-type="float" office:value="7.28849495632856" calcext:value-type="float">
            <text:p>7.28849495632856</text:p>
          </table:table-cell>
          <table:table-cell table:formula="of:=([.N181]-[.N180])/([.B180]-[.B181])" office:value-type="float" office:value="-5.52920307031885" calcext:value-type="float">
            <text:p>-5.52920307031885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81]/120" office:value-type="float" office:value="1.45" calcext:value-type="float">
            <text:p>1.45</text:p>
          </table:table-cell>
          <table:table-cell office:value-type="float" office:value="47.96" calcext:value-type="float">
            <text:p>47.96</text:p>
          </table:table-cell>
          <table:table-cell office:value-type="float" office:value="-13.629" calcext:value-type="float">
            <text:p>-13.629</text:p>
          </table:table-cell>
          <table:table-cell office:value-type="float" office:value="20.156" calcext:value-type="float">
            <text:p>20.156</text:p>
          </table:table-cell>
          <table:table-cell office:value-type="float" office:value="18.345" calcext:value-type="float">
            <text:p>18.345</text:p>
          </table:table-cell>
          <table:table-cell table:formula="of:=[.C181]*2*PI()/360" office:value-type="float" office:value="0.83705990925648" calcext:value-type="float">
            <text:p>0.83705990925648</text:p>
          </table:table-cell>
          <table:table-cell table:formula="of:=[.D181]*2*PI()/360" office:value-type="float" office:value="-0.237870923754307" calcext:value-type="float">
            <text:p>-0.237870923754307</text:p>
          </table:table-cell>
          <table:table-cell table:formula="of:=[.E181]*2*PI()/360" office:value-type="float" office:value="0.351788564031977" calcext:value-type="float">
            <text:p>0.351788564031977</text:p>
          </table:table-cell>
          <table:table-cell table:formula="of:=[.F181]*2*PI()/360" office:value-type="float" office:value="0.32018065127836" calcext:value-type="float">
            <text:p>0.32018065127836</text:p>
          </table:table-cell>
          <table:table-cell table:formula="of:=([.G182]-[.G181])/([.B181]-[.B182])" office:value-type="float" office:value="2.19283167220568" calcext:value-type="float">
            <text:p>2.19283167220568</text:p>
          </table:table-cell>
          <table:table-cell table:formula="of:=([.H182]-[.H181])/([.B181]-[.B182])" office:value-type="float" office:value="0.598996999284457" calcext:value-type="float">
            <text:p>0.598996999284457</text:p>
          </table:table-cell>
          <table:table-cell table:formula="of:=([.I182]-[.I181])/([.B181]-[.B182])" office:value-type="float" office:value="-1.13516214549711" calcext:value-type="float">
            <text:p>-1.13516214549711</text:p>
          </table:table-cell>
          <table:table-cell table:formula="of:=([.J182]-[.J181])/([.B181]-[.B182])" office:value-type="float" office:value="0.431445391093001" calcext:value-type="float">
            <text:p>0.431445391093001</text:p>
          </table:table-cell>
          <table:table-cell table:formula="of:=([.K182]-[.K181])/([.B181]-[.B182])" office:value-type="float" office:value="-5.52920307031803" calcext:value-type="float">
            <text:p>-5.52920307031803</text:p>
          </table:table-cell>
          <table:table-cell table:formula="of:=([.L182]-[.L181])/([.B181]-[.B182])" office:value-type="float" office:value="6.28318530717964" calcext:value-type="float">
            <text:p>6.28318530717964</text:p>
          </table:table-cell>
          <table:table-cell table:formula="of:=([.M182]-[.M181])/([.B181]-[.B182])" office:value-type="float" office:value="6.7858401317539" calcext:value-type="float">
            <text:p>6.7858401317539</text:p>
          </table:table-cell>
          <table:table-cell table:formula="of:=([.N182]-[.N181])/([.B181]-[.B182])" office:value-type="float" office:value="-5.02654824574419" calcext:value-type="float">
            <text:p>-5.02654824574419</text:p>
          </table:table-cell>
          <table:table-cell table:number-columns-repeated="100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82]/120" office:value-type="float" office:value="1.45833333333333" calcext:value-type="float">
            <text:p>1.45833333333333</text:p>
          </table:table-cell>
          <table:table-cell office:value-type="float" office:value="46.913" calcext:value-type="float">
            <text:p>46.913</text:p>
          </table:table-cell>
          <table:table-cell office:value-type="float" office:value="-13.915" calcext:value-type="float">
            <text:p>-13.915</text:p>
          </table:table-cell>
          <table:table-cell office:value-type="float" office:value="20.698" calcext:value-type="float">
            <text:p>20.698</text:p>
          </table:table-cell>
          <table:table-cell office:value-type="float" office:value="18.139" calcext:value-type="float">
            <text:p>18.139</text:p>
          </table:table-cell>
          <table:table-cell table:formula="of:=[.C182]*2*PI()/360" office:value-type="float" office:value="0.8187863119881" calcext:value-type="float">
            <text:p>0.8187863119881</text:p>
          </table:table-cell>
          <table:table-cell table:formula="of:=[.D182]*2*PI()/360" office:value-type="float" office:value="-0.242862565415011" calcext:value-type="float">
            <text:p>-0.242862565415011</text:p>
          </table:table-cell>
          <table:table-cell table:formula="of:=[.E182]*2*PI()/360" office:value-type="float" office:value="0.361248248577786" calcext:value-type="float">
            <text:p>0.361248248577786</text:p>
          </table:table-cell>
          <table:table-cell table:formula="of:=[.F182]*2*PI()/360" office:value-type="float" office:value="0.316585273019251" calcext:value-type="float">
            <text:p>0.316585273019251</text:p>
          </table:table-cell>
          <table:table-cell table:formula="of:=([.G183]-[.G182])/([.B182]-[.B183])" office:value-type="float" office:value="2.23890836445833" calcext:value-type="float">
            <text:p>2.23890836445833</text:p>
          </table:table-cell>
          <table:table-cell table:formula="of:=([.H183]-[.H182])/([.B182]-[.B183])" office:value-type="float" office:value="0.546637121724627" calcext:value-type="float">
            <text:p>0.546637121724627</text:p>
          </table:table-cell>
          <table:table-cell table:formula="of:=([.I183]-[.I182])/([.B182]-[.B183])" office:value-type="float" office:value="-1.19171081326173" calcext:value-type="float">
            <text:p>-1.19171081326173</text:p>
          </table:table-cell>
          <table:table-cell table:formula="of:=([.J183]-[.J182])/([.B182]-[.B183])" office:value-type="float" office:value="0.473333293140869" calcext:value-type="float">
            <text:p>0.473333293140869</text:p>
          </table:table-cell>
          <table:table-cell table:formula="of:=([.K183]-[.K182])/([.B182]-[.B183])" office:value-type="float" office:value="-4.02123859658681" calcext:value-type="float">
            <text:p>-4.02123859658681</text:p>
          </table:table-cell>
          <table:table-cell table:formula="of:=([.L183]-[.L182])/([.B182]-[.B183])" office:value-type="float" office:value="5.0265482457458" calcext:value-type="float">
            <text:p>5.0265482457458</text:p>
          </table:table-cell>
          <table:table-cell table:formula="of:=([.M183]-[.M182])/([.B182]-[.B183])" office:value-type="float" office:value="6.28318530717607" calcext:value-type="float">
            <text:p>6.28318530717607</text:p>
          </table:table-cell>
          <table:table-cell table:formula="of:=([.N183]-[.N182])/([.B182]-[.B183])" office:value-type="float" office:value="-3.518583772017" calcext:value-type="float">
            <text:p>-3.51858377201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83]/120" office:value-type="float" office:value="1.46666666666667" calcext:value-type="float">
            <text:p>1.46666666666667</text:p>
          </table:table-cell>
          <table:table-cell office:value-type="float" office:value="45.844" calcext:value-type="float">
            <text:p>45.844</text:p>
          </table:table-cell>
          <table:table-cell office:value-type="float" office:value="-14.176" calcext:value-type="float">
            <text:p>-14.176</text:p>
          </table:table-cell>
          <table:table-cell office:value-type="float" office:value="21.267" calcext:value-type="float">
            <text:p>21.267</text:p>
          </table:table-cell>
          <table:table-cell office:value-type="float" office:value="17.913" calcext:value-type="float">
            <text:p>17.913</text:p>
          </table:table-cell>
          <table:table-cell table:formula="of:=[.C183]*2*PI()/360" office:value-type="float" office:value="0.80012874228428" calcext:value-type="float">
            <text:p>0.80012874228428</text:p>
          </table:table-cell>
          <table:table-cell table:formula="of:=[.D183]*2*PI()/360" office:value-type="float" office:value="-0.247417874762716" calcext:value-type="float">
            <text:p>-0.247417874762716</text:p>
          </table:table-cell>
          <table:table-cell table:formula="of:=[.E183]*2*PI()/360" office:value-type="float" office:value="0.371179172021634" calcext:value-type="float">
            <text:p>0.371179172021634</text:p>
          </table:table-cell>
          <table:table-cell table:formula="of:=[.F183]*2*PI()/360" office:value-type="float" office:value="0.312640828909744" calcext:value-type="float">
            <text:p>0.312640828909744</text:p>
          </table:table-cell>
          <table:table-cell table:formula="of:=([.G184]-[.G183])/([.B183]-[.B184])" office:value-type="float" office:value="2.27241868609656" calcext:value-type="float">
            <text:p>2.27241868609656</text:p>
          </table:table-cell>
          <table:table-cell table:formula="of:=([.H184]-[.H183])/([.B183]-[.B184])" office:value-type="float" office:value="0.504749219676745" calcext:value-type="float">
            <text:p>0.504749219676745</text:p>
          </table:table-cell>
          <table:table-cell table:formula="of:=([.I184]-[.I183])/([.B183]-[.B184])" office:value-type="float" office:value="-1.24407069082153" calcext:value-type="float">
            <text:p>-1.24407069082153</text:p>
          </table:table-cell>
          <table:table-cell table:formula="of:=([.J184]-[.J183])/([.B183]-[.B184])" office:value-type="float" office:value="0.502654824574344" calcext:value-type="float">
            <text:p>0.502654824574344</text:p>
          </table:table-cell>
          <table:table-cell table:formula="of:=([.K184]-[.K183])/([.B183]-[.B184])" office:value-type="float" office:value="-2.01061929830742" calcext:value-type="float">
            <text:p>-2.01061929830742</text:p>
          </table:table-cell>
          <table:table-cell table:formula="of:=([.L184]-[.L183])/([.B183]-[.B184])" office:value-type="float" office:value="3.26725635973118" calcext:value-type="float">
            <text:p>3.26725635973118</text:p>
          </table:table-cell>
          <table:table-cell table:formula="of:=([.M184]-[.M183])/([.B183]-[.B184])" office:value-type="float" office:value="5.52920307032268" calcext:value-type="float">
            <text:p>5.52920307032268</text:p>
          </table:table-cell>
          <table:table-cell table:formula="of:=([.N184]-[.N183])/([.B183]-[.B184])" office:value-type="float" office:value="-2.51327412287564" calcext:value-type="float">
            <text:p>-2.51327412287564</text:p>
          </table:table-cell>
          <table:table-cell table:number-columns-repeated="100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84]/120" office:value-type="float" office:value="1.475" calcext:value-type="float">
            <text:p>1.475</text:p>
          </table:table-cell>
          <table:table-cell office:value-type="float" office:value="44.759" calcext:value-type="float">
            <text:p>44.759</text:p>
          </table:table-cell>
          <table:table-cell office:value-type="float" office:value="-14.417" calcext:value-type="float">
            <text:p>-14.417</text:p>
          </table:table-cell>
          <table:table-cell office:value-type="float" office:value="21.861" calcext:value-type="float">
            <text:p>21.861</text:p>
          </table:table-cell>
          <table:table-cell office:value-type="float" office:value="17.673" calcext:value-type="float">
            <text:p>17.673</text:p>
          </table:table-cell>
          <table:table-cell table:formula="of:=[.C184]*2*PI()/360" office:value-type="float" office:value="0.781191919900142" calcext:value-type="float">
            <text:p>0.781191919900142</text:p>
          </table:table-cell>
          <table:table-cell table:formula="of:=[.D184]*2*PI()/360" office:value-type="float" office:value="-0.251624118260022" calcext:value-type="float">
            <text:p>-0.251624118260022</text:p>
          </table:table-cell>
          <table:table-cell table:formula="of:=[.E184]*2*PI()/360" office:value-type="float" office:value="0.38154642777848" calcext:value-type="float">
            <text:p>0.38154642777848</text:p>
          </table:table-cell>
          <table:table-cell table:formula="of:=[.F184]*2*PI()/360" office:value-type="float" office:value="0.308452038704958" calcext:value-type="float">
            <text:p>0.308452038704958</text:p>
          </table:table-cell>
          <table:table-cell table:formula="of:=([.G185]-[.G184])/([.B184]-[.B185])" office:value-type="float" office:value="2.28917384691579" calcext:value-type="float">
            <text:p>2.28917384691579</text:p>
          </table:table-cell>
          <table:table-cell table:formula="of:=([.H185]-[.H184])/([.B184]-[.B185])" office:value-type="float" office:value="0.477522083345651" calcext:value-type="float">
            <text:p>0.477522083345651</text:p>
          </table:table-cell>
          <table:table-cell table:formula="of:=([.I185]-[.I184])/([.B184]-[.B185])" office:value-type="float" office:value="-1.29014738307422" calcext:value-type="float">
            <text:p>-1.29014738307422</text:p>
          </table:table-cell>
          <table:table-cell table:formula="of:=([.J185]-[.J184])/([.B184]-[.B185])" office:value-type="float" office:value="0.523598775598308" calcext:value-type="float">
            <text:p>0.523598775598308</text:p>
          </table:table-cell>
          <table:table-cell table:formula="of:=([.K185]-[.K184])/([.B184]-[.B185])" office:value-type="float" office:value="1.00530964915091" calcext:value-type="float">
            <text:p>1.00530964915091</text:p>
          </table:table-cell>
          <table:table-cell table:formula="of:=([.L185]-[.L184])/([.B184]-[.B185])" office:value-type="float" office:value="0.251327412287335" calcext:value-type="float">
            <text:p>0.251327412287335</text:p>
          </table:table-cell>
          <table:table-cell table:formula="of:=([.M185]-[.M184])/([.B184]-[.B185])" office:value-type="float" office:value="5.2778756580299" calcext:value-type="float">
            <text:p>5.2778756580299</text:p>
          </table:table-cell>
          <table:table-cell table:formula="of:=([.N185]-[.N184])/([.B184]-[.B185])" office:value-type="float" office:value="-0.753982236860387" calcext:value-type="float">
            <text:p>-0.753982236860387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5]/120" office:value-type="float" office:value="1.48333333333333" calcext:value-type="float">
            <text:p>1.48333333333333</text:p>
          </table:table-cell>
          <table:table-cell office:value-type="float" office:value="43.666" calcext:value-type="float">
            <text:p>43.666</text:p>
          </table:table-cell>
          <table:table-cell office:value-type="float" office:value="-14.645" calcext:value-type="float">
            <text:p>-14.645</text:p>
          </table:table-cell>
          <table:table-cell office:value-type="float" office:value="22.477" calcext:value-type="float">
            <text:p>22.477</text:p>
          </table:table-cell>
          <table:table-cell office:value-type="float" office:value="17.423" calcext:value-type="float">
            <text:p>17.423</text:p>
          </table:table-cell>
          <table:table-cell table:formula="of:=[.C185]*2*PI()/360" office:value-type="float" office:value="0.762115471175844" calcext:value-type="float">
            <text:p>0.762115471175844</text:p>
          </table:table-cell>
          <table:table-cell table:formula="of:=[.D185]*2*PI()/360" office:value-type="float" office:value="-0.25560346895457" calcext:value-type="float">
            <text:p>-0.25560346895457</text:p>
          </table:table-cell>
          <table:table-cell table:formula="of:=[.E185]*2*PI()/360" office:value-type="float" office:value="0.392297655970765" calcext:value-type="float">
            <text:p>0.392297655970765</text:p>
          </table:table-cell>
          <table:table-cell table:formula="of:=[.F185]*2*PI()/360" office:value-type="float" office:value="0.304088715574972" calcext:value-type="float">
            <text:p>0.304088715574972</text:p>
          </table:table-cell>
          <table:table-cell table:formula="of:=([.G186]-[.G185])/([.B185]-[.B186])" office:value-type="float" office:value="2.28079626650619" calcext:value-type="float">
            <text:p>2.28079626650619</text:p>
          </table:table-cell>
          <table:table-cell table:formula="of:=([.H186]-[.H185])/([.B185]-[.B186])" office:value-type="float" office:value="0.475427688243257" calcext:value-type="float">
            <text:p>0.475427688243257</text:p>
          </table:table-cell>
          <table:table-cell table:formula="of:=([.I186]-[.I185])/([.B185]-[.B186])" office:value-type="float" office:value="-1.33412968022447" calcext:value-type="float">
            <text:p>-1.33412968022447</text:p>
          </table:table-cell>
          <table:table-cell table:formula="of:=([.J186]-[.J185])/([.B185]-[.B186])" office:value-type="float" office:value="0.529881960905478" calcext:value-type="float">
            <text:p>0.529881960905478</text:p>
          </table:table-cell>
          <table:table-cell table:formula="of:=([.K186]-[.K185])/([.B185]-[.B186])" office:value-type="float" office:value="4.27256600888219" calcext:value-type="float">
            <text:p>4.27256600888219</text:p>
          </table:table-cell>
          <table:table-cell table:formula="of:=([.L186]-[.L185])/([.B185]-[.B186])" office:value-type="float" office:value="-1.25663706143585" calcext:value-type="float">
            <text:p>-1.25663706143585</text:p>
          </table:table-cell>
          <table:table-cell table:formula="of:=([.M186]-[.M185])/([.B185]-[.B186])" office:value-type="float" office:value="4.77522083345527" calcext:value-type="float">
            <text:p>4.77522083345527</text:p>
          </table:table-cell>
          <table:table-cell table:formula="of:=([.N186]-[.N185])/([.B185]-[.B186])" office:value-type="float" office:value="-0.251327412288128" calcext:value-type="float">
            <text:p>-0.251327412288128</text:p>
          </table:table-cell>
          <table:table-cell table:number-columns-repeated="100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6]/120" office:value-type="float" office:value="1.49166666666667" calcext:value-type="float">
            <text:p>1.49166666666667</text:p>
          </table:table-cell>
          <table:table-cell office:value-type="float" office:value="42.577" calcext:value-type="float">
            <text:p>42.577</text:p>
          </table:table-cell>
          <table:table-cell office:value-type="float" office:value="-14.872" calcext:value-type="float">
            <text:p>-14.872</text:p>
          </table:table-cell>
          <table:table-cell office:value-type="float" office:value="23.114" calcext:value-type="float">
            <text:p>23.114</text:p>
          </table:table-cell>
          <table:table-cell office:value-type="float" office:value="17.17" calcext:value-type="float">
            <text:p>17.17</text:p>
          </table:table-cell>
          <table:table-cell table:formula="of:=[.C186]*2*PI()/360" office:value-type="float" office:value="0.743108835621626" calcext:value-type="float">
            <text:p>0.743108835621626</text:p>
          </table:table-cell>
          <table:table-cell table:formula="of:=[.D186]*2*PI()/360" office:value-type="float" office:value="-0.259565366356597" calcext:value-type="float">
            <text:p>-0.259565366356597</text:p>
          </table:table-cell>
          <table:table-cell table:formula="of:=[.E186]*2*PI()/360" office:value-type="float" office:value="0.403415403305969" calcext:value-type="float">
            <text:p>0.403415403305969</text:p>
          </table:table-cell>
          <table:table-cell table:formula="of:=[.F186]*2*PI()/360" office:value-type="float" office:value="0.299673032567426" calcext:value-type="float">
            <text:p>0.299673032567426</text:p>
          </table:table-cell>
          <table:table-cell table:formula="of:=([.G187]-[.G186])/([.B186]-[.B187])" office:value-type="float" office:value="2.24519154976551" calcext:value-type="float">
            <text:p>2.24519154976551</text:p>
          </table:table-cell>
          <table:table-cell table:formula="of:=([.H187]-[.H186])/([.B186]-[.B187])" office:value-type="float" office:value="0.485899663755222" calcext:value-type="float">
            <text:p>0.485899663755222</text:p>
          </table:table-cell>
          <table:table-cell table:formula="of:=([.I187]-[.I186])/([.B186]-[.B187])" office:value-type="float" office:value="-1.37392318716993" calcext:value-type="float">
            <text:p>-1.37392318716993</text:p>
          </table:table-cell>
          <table:table-cell table:formula="of:=([.J187]-[.J186])/([.B186]-[.B187])" office:value-type="float" office:value="0.531976356007879" calcext:value-type="float">
            <text:p>0.531976356007879</text:p>
          </table:table-cell>
          <table:table-cell table:formula="of:=([.K187]-[.K186])/([.B186]-[.B187])" office:value-type="float" office:value="6.03185789489109" calcext:value-type="float">
            <text:p>6.03185789489109</text:p>
          </table:table-cell>
          <table:table-cell table:formula="of:=([.L187]-[.L186])/([.B186]-[.B187])" office:value-type="float" office:value="-3.51858377202101" calcext:value-type="float">
            <text:p>-3.51858377202101</text:p>
          </table:table-cell>
          <table:table-cell table:formula="of:=([.M187]-[.M186])/([.B186]-[.B187])" office:value-type="float" office:value="5.0265482457466" calcext:value-type="float">
            <text:p>5.0265482457466</text:p>
          </table:table-cell>
          <table:table-cell table:formula="of:=([.N187]-[.N186])/([.B186]-[.B187])" office:value-type="float" office:value="0.753982236862785" calcext:value-type="float">
            <text:p>0.753982236862785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7]/120" office:value-type="float" office:value="1.5" calcext:value-type="float">
            <text:p>1.5</text:p>
          </table:table-cell>
          <table:table-cell office:value-type="float" office:value="41.505" calcext:value-type="float">
            <text:p>41.505</text:p>
          </table:table-cell>
          <table:table-cell office:value-type="float" office:value="-15.104" calcext:value-type="float">
            <text:p>-15.104</text:p>
          </table:table-cell>
          <table:table-cell office:value-type="float" office:value="23.77" calcext:value-type="float">
            <text:p>23.77</text:p>
          </table:table-cell>
          <table:table-cell office:value-type="float" office:value="16.916" calcext:value-type="float">
            <text:p>16.916</text:p>
          </table:table-cell>
          <table:table-cell table:formula="of:=[.C187]*2*PI()/360" office:value-type="float" office:value="0.724398906040246" calcext:value-type="float">
            <text:p>0.724398906040246</text:p>
          </table:table-cell>
          <table:table-cell table:formula="of:=[.D187]*2*PI()/360" office:value-type="float" office:value="-0.263614530221223" calcext:value-type="float">
            <text:p>-0.263614530221223</text:p>
          </table:table-cell>
          <table:table-cell table:formula="of:=[.E187]*2*PI()/360" office:value-type="float" office:value="0.414864763199052" calcext:value-type="float">
            <text:p>0.414864763199052</text:p>
          </table:table-cell>
          <table:table-cell table:formula="of:=[.F187]*2*PI()/360" office:value-type="float" office:value="0.295239896267361" calcext:value-type="float">
            <text:p>0.295239896267361</text:p>
          </table:table-cell>
          <table:table-cell table:formula="of:=([.G188]-[.G187])/([.B187]-[.B188])" office:value-type="float" office:value="2.19492606730808" calcext:value-type="float">
            <text:p>2.19492606730808</text:p>
          </table:table-cell>
          <table:table-cell table:formula="of:=([.H188]-[.H187])/([.B187]-[.B188])" office:value-type="float" office:value="0.51522119518873" calcext:value-type="float">
            <text:p>0.51522119518873</text:p>
          </table:table-cell>
          <table:table-cell table:formula="of:=([.I188]-[.I187])/([.B187]-[.B188])" office:value-type="float" office:value="-1.41581108921782" calcext:value-type="float">
            <text:p>-1.41581108921782</text:p>
          </table:table-cell>
          <table:table-cell table:formula="of:=([.J188]-[.J187])/([.B187]-[.B188])" office:value-type="float" office:value="0.525693170700689" calcext:value-type="float">
            <text:p>0.525693170700689</text:p>
          </table:table-cell>
          <table:table-cell table:formula="of:=([.K188]-[.K187])/([.B187]-[.B188])" office:value-type="float" office:value="6.534512719469" calcext:value-type="float">
            <text:p>6.534512719469</text:p>
          </table:table-cell>
          <table:table-cell table:formula="of:=([.L188]-[.L187])/([.B187]-[.B188])" office:value-type="float" office:value="-4.52389342116954" calcext:value-type="float">
            <text:p>-4.52389342116954</text:p>
          </table:table-cell>
          <table:table-cell table:formula="of:=([.M188]-[.M187])/([.B187]-[.B188])" office:value-type="float" office:value="5.02654824574098" calcext:value-type="float">
            <text:p>5.02654824574098</text:p>
          </table:table-cell>
          <table:table-cell table:formula="of:=([.N188]-[.N187])/([.B187]-[.B188])" office:value-type="float" office:value="1.50796447372239" calcext:value-type="float">
            <text:p>1.50796447372239</text:p>
          </table:table-cell>
          <table:table-cell table:number-columns-repeated="100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8]/120" office:value-type="float" office:value="1.50833333333333" calcext:value-type="float">
            <text:p>1.50833333333333</text:p>
          </table:table-cell>
          <table:table-cell office:value-type="float" office:value="40.457" calcext:value-type="float">
            <text:p>40.457</text:p>
          </table:table-cell>
          <table:table-cell office:value-type="float" office:value="-15.35" calcext:value-type="float">
            <text:p>-15.35</text:p>
          </table:table-cell>
          <table:table-cell office:value-type="float" office:value="24.446" calcext:value-type="float">
            <text:p>24.446</text:p>
          </table:table-cell>
          <table:table-cell office:value-type="float" office:value="16.665" calcext:value-type="float">
            <text:p>16.665</text:p>
          </table:table-cell>
          <table:table-cell table:formula="of:=[.C188]*2*PI()/360" office:value-type="float" office:value="0.706107855479346" calcext:value-type="float">
            <text:p>0.706107855479346</text:p>
          </table:table-cell>
          <table:table-cell table:formula="of:=[.D188]*2*PI()/360" office:value-type="float" office:value="-0.26790804018113" calcext:value-type="float">
            <text:p>-0.26790804018113</text:p>
          </table:table-cell>
          <table:table-cell table:formula="of:=[.E188]*2*PI()/360" office:value-type="float" office:value="0.426663188942534" calcext:value-type="float">
            <text:p>0.426663188942534</text:p>
          </table:table-cell>
          <table:table-cell table:formula="of:=[.F188]*2*PI()/360" office:value-type="float" office:value="0.290859119844855" calcext:value-type="float">
            <text:p>0.290859119844855</text:p>
          </table:table-cell>
          <table:table-cell table:formula="of:=([.G189]-[.G188])/([.B188]-[.B189])" office:value-type="float" office:value="2.14047179464584" calcext:value-type="float">
            <text:p>2.14047179464584</text:p>
          </table:table-cell>
          <table:table-cell table:formula="of:=([.H189]-[.H188])/([.B188]-[.B189])" office:value-type="float" office:value="0.55292030703181" calcext:value-type="float">
            <text:p>0.55292030703181</text:p>
          </table:table-cell>
          <table:table-cell table:formula="of:=([.I189]-[.I188])/([.B188]-[.B189])" office:value-type="float" office:value="-1.45769899126566" calcext:value-type="float">
            <text:p>-1.45769899126566</text:p>
          </table:table-cell>
          <table:table-cell table:formula="of:=([.J189]-[.J188])/([.B188]-[.B189])" office:value-type="float" office:value="0.513126800086336" calcext:value-type="float">
            <text:p>0.513126800086336</text:p>
          </table:table-cell>
          <table:table-cell table:formula="of:=([.K189]-[.K188])/([.B188]-[.B189])" office:value-type="float" office:value="7.0371675440404" calcext:value-type="float">
            <text:p>7.0371675440404</text:p>
          </table:table-cell>
          <table:table-cell table:formula="of:=([.L189]-[.L188])/([.B188]-[.B189])" office:value-type="float" office:value="-6.0318578948911" calcext:value-type="float">
            <text:p>-6.0318578948911</text:p>
          </table:table-cell>
          <table:table-cell table:formula="of:=([.M189]-[.M188])/([.B188]-[.B189])" office:value-type="float" office:value="6.28318530718164" calcext:value-type="float">
            <text:p>6.28318530718164</text:p>
          </table:table-cell>
          <table:table-cell table:formula="of:=([.N189]-[.N188])/([.B188]-[.B189])" office:value-type="float" office:value="2.26194671058516" calcext:value-type="float">
            <text:p>2.26194671058516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9]/120" office:value-type="float" office:value="1.51666666666667" calcext:value-type="float">
            <text:p>1.51666666666667</text:p>
          </table:table-cell>
          <table:table-cell office:value-type="float" office:value="39.435" calcext:value-type="float">
            <text:p>39.435</text:p>
          </table:table-cell>
          <table:table-cell office:value-type="float" office:value="-15.614" calcext:value-type="float">
            <text:p>-15.614</text:p>
          </table:table-cell>
          <table:table-cell office:value-type="float" office:value="25.142" calcext:value-type="float">
            <text:p>25.142</text:p>
          </table:table-cell>
          <table:table-cell office:value-type="float" office:value="16.42" calcext:value-type="float">
            <text:p>16.42</text:p>
          </table:table-cell>
          <table:table-cell table:formula="of:=[.C189]*2*PI()/360" office:value-type="float" office:value="0.688270590523964" calcext:value-type="float">
            <text:p>0.688270590523964</text:p>
          </table:table-cell>
          <table:table-cell table:formula="of:=[.D189]*2*PI()/360" office:value-type="float" office:value="-0.272515709406395" calcext:value-type="float">
            <text:p>-0.272515709406395</text:p>
          </table:table-cell>
          <table:table-cell table:formula="of:=[.E189]*2*PI()/360" office:value-type="float" office:value="0.438810680536414" calcext:value-type="float">
            <text:p>0.438810680536414</text:p>
          </table:table-cell>
          <table:table-cell table:formula="of:=[.F189]*2*PI()/360" office:value-type="float" office:value="0.286583063177469" calcext:value-type="float">
            <text:p>0.286583063177469</text:p>
          </table:table-cell>
          <table:table-cell table:formula="of:=([.G190]-[.G189])/([.B189]-[.B190])" office:value-type="float" office:value="2.08182873177884" calcext:value-type="float">
            <text:p>2.08182873177884</text:p>
          </table:table-cell>
          <table:table-cell table:formula="of:=([.H190]-[.H189])/([.B189]-[.B190])" office:value-type="float" office:value="0.603185789489235" calcext:value-type="float">
            <text:p>0.603185789489235</text:p>
          </table:table-cell>
          <table:table-cell table:formula="of:=([.I190]-[.I189])/([.B189]-[.B190])" office:value-type="float" office:value="-1.51005886882551" calcext:value-type="float">
            <text:p>-1.51005886882551</text:p>
          </table:table-cell>
          <table:table-cell table:formula="of:=([.J190]-[.J189])/([.B189]-[.B190])" office:value-type="float" office:value="0.494277244164793" calcext:value-type="float">
            <text:p>0.494277244164793</text:p>
          </table:table-cell>
          <table:table-cell table:formula="of:=([.K190]-[.K189])/([.B189]-[.B190])" office:value-type="float" office:value="7.53982236861996" calcext:value-type="float">
            <text:p>7.53982236861996</text:p>
          </table:table-cell>
          <table:table-cell table:formula="of:=([.L190]-[.L189])/([.B189]-[.B190])" office:value-type="float" office:value="-7.03716754403991" calcext:value-type="float">
            <text:p>-7.03716754403991</text:p>
          </table:table-cell>
          <table:table-cell table:formula="of:=([.M190]-[.M189])/([.B189]-[.B190])" office:value-type="float" office:value="7.03716754403382" calcext:value-type="float">
            <text:p>7.03716754403382</text:p>
          </table:table-cell>
          <table:table-cell table:formula="of:=([.N190]-[.N189])/([.B189]-[.B190])" office:value-type="float" office:value="3.01592894744706" calcext:value-type="float">
            <text:p>3.01592894744706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90]/120" office:value-type="float" office:value="1.525" calcext:value-type="float">
            <text:p>1.525</text:p>
          </table:table-cell>
          <table:table-cell office:value-type="float" office:value="38.441" calcext:value-type="float">
            <text:p>38.441</text:p>
          </table:table-cell>
          <table:table-cell office:value-type="float" office:value="-15.902" calcext:value-type="float">
            <text:p>-15.902</text:p>
          </table:table-cell>
          <table:table-cell office:value-type="float" office:value="25.863" calcext:value-type="float">
            <text:p>25.863</text:p>
          </table:table-cell>
          <table:table-cell office:value-type="float" office:value="16.184" calcext:value-type="float">
            <text:p>16.184</text:p>
          </table:table-cell>
          <table:table-cell table:formula="of:=[.C190]*2*PI()/360" office:value-type="float" office:value="0.67092201775914" calcext:value-type="float">
            <text:p>0.67092201775914</text:p>
          </table:table-cell>
          <table:table-cell table:formula="of:=[.D190]*2*PI()/360" office:value-type="float" office:value="-0.277542257652138" calcext:value-type="float">
            <text:p>-0.277542257652138</text:p>
          </table:table-cell>
          <table:table-cell table:formula="of:=[.E190]*2*PI()/360" office:value-type="float" office:value="0.451394504443293" calcext:value-type="float">
            <text:p>0.451394504443293</text:p>
          </table:table-cell>
          <table:table-cell table:formula="of:=[.F190]*2*PI()/360" office:value-type="float" office:value="0.282464086142762" calcext:value-type="float">
            <text:p>0.282464086142762</text:p>
          </table:table-cell>
          <table:table-cell table:formula="of:=([.G191]-[.G190])/([.B190]-[.B191])" office:value-type="float" office:value="2.01899687870701" calcext:value-type="float">
            <text:p>2.01899687870701</text:p>
          </table:table-cell>
          <table:table-cell table:formula="of:=([.H191]-[.H190])/([.B190]-[.B191])" office:value-type="float" office:value="0.661828852356235" calcext:value-type="float">
            <text:p>0.661828852356235</text:p>
          </table:table-cell>
          <table:table-cell table:formula="of:=([.I191]-[.I190])/([.B190]-[.B191])" office:value-type="float" office:value="-1.56870193169245" calcext:value-type="float">
            <text:p>-1.56870193169245</text:p>
          </table:table-cell>
          <table:table-cell table:formula="of:=([.J191]-[.J190])/([.B190]-[.B191])" office:value-type="float" office:value="0.469144502936068" calcext:value-type="float">
            <text:p>0.469144502936068</text:p>
          </table:table-cell>
          <table:table-cell table:formula="of:=([.K191]-[.K190])/([.B190]-[.B191])" office:value-type="float" office:value="9.29911425462049" calcext:value-type="float">
            <text:p>9.29911425462049</text:p>
          </table:table-cell>
          <table:table-cell table:formula="of:=([.L191]-[.L190])/([.B190]-[.B191])" office:value-type="float" office:value="-7.03716754404396" calcext:value-type="float">
            <text:p>-7.03716754404396</text:p>
          </table:table-cell>
          <table:table-cell table:formula="of:=([.M191]-[.M190])/([.B190]-[.B191])" office:value-type="float" office:value="9.29911425463275" calcext:value-type="float">
            <text:p>9.29911425463275</text:p>
          </table:table-cell>
          <table:table-cell table:formula="of:=([.N191]-[.N190])/([.B190]-[.B191])" office:value-type="float" office:value="3.76991118430674" calcext:value-type="float">
            <text:p>3.76991118430674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91]/120" office:value-type="float" office:value="1.53333333333333" calcext:value-type="float">
            <text:p>1.53333333333333</text:p>
          </table:table-cell>
          <table:table-cell office:value-type="float" office:value="37.477" calcext:value-type="float">
            <text:p>37.477</text:p>
          </table:table-cell>
          <table:table-cell office:value-type="float" office:value="-16.218" calcext:value-type="float">
            <text:p>-16.218</text:p>
          </table:table-cell>
          <table:table-cell office:value-type="float" office:value="26.612" calcext:value-type="float">
            <text:p>26.612</text:p>
          </table:table-cell>
          <table:table-cell office:value-type="float" office:value="15.96" calcext:value-type="float">
            <text:p>15.96</text:p>
          </table:table-cell>
          <table:table-cell table:formula="of:=[.C191]*2*PI()/360" office:value-type="float" office:value="0.654097043769915" calcext:value-type="float">
            <text:p>0.654097043769915</text:p>
          </table:table-cell>
          <table:table-cell table:formula="of:=[.D191]*2*PI()/360" office:value-type="float" office:value="-0.28305749808844" calcext:value-type="float">
            <text:p>-0.28305749808844</text:p>
          </table:table-cell>
          <table:table-cell table:formula="of:=[.E191]*2*PI()/360" office:value-type="float" office:value="0.464467020540731" calcext:value-type="float">
            <text:p>0.464467020540731</text:p>
          </table:table-cell>
          <table:table-cell table:formula="of:=[.F191]*2*PI()/360" office:value-type="float" office:value="0.278554548618295" calcext:value-type="float">
            <text:p>0.278554548618295</text:p>
          </table:table-cell>
          <table:table-cell table:formula="of:=([.G192]-[.G191])/([.B191]-[.B192])" office:value-type="float" office:value="1.9415042599185" calcext:value-type="float">
            <text:p>1.9415042599185</text:p>
          </table:table-cell>
          <table:table-cell table:formula="of:=([.H192]-[.H191])/([.B191]-[.B192])" office:value-type="float" office:value="0.720471915223269" calcext:value-type="float">
            <text:p>0.720471915223269</text:p>
          </table:table-cell>
          <table:table-cell table:formula="of:=([.I192]-[.I191])/([.B191]-[.B192])" office:value-type="float" office:value="-1.64619455048106" calcext:value-type="float">
            <text:p>-1.64619455048106</text:p>
          </table:table-cell>
          <table:table-cell table:formula="of:=([.J192]-[.J191])/([.B191]-[.B192])" office:value-type="float" office:value="0.437728576400177" calcext:value-type="float">
            <text:p>0.437728576400177</text:p>
          </table:table-cell>
          <table:table-cell table:formula="of:=([.K192]-[.K191])/([.B191]-[.B192])" office:value-type="float" office:value="11.0584061406377" calcext:value-type="float">
            <text:p>11.0584061406377</text:p>
          </table:table-cell>
          <table:table-cell table:formula="of:=([.L192]-[.L191])/([.B191]-[.B192])" office:value-type="float" office:value="-7.53982236861429" calcext:value-type="float">
            <text:p>-7.53982236861429</text:p>
          </table:table-cell>
          <table:table-cell table:formula="of:=([.M192]-[.M191])/([.B191]-[.B192])" office:value-type="float" office:value="8.79645943005176" calcext:value-type="float">
            <text:p>8.79645943005176</text:p>
          </table:table-cell>
          <table:table-cell table:formula="of:=([.N192]-[.N191])/([.B191]-[.B192])" office:value-type="float" office:value="4.2725660088814" calcext:value-type="float">
            <text:p>4.2725660088814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92]/120" office:value-type="float" office:value="1.54166666666667" calcext:value-type="float">
            <text:p>1.54166666666667</text:p>
          </table:table-cell>
          <table:table-cell office:value-type="float" office:value="36.55" calcext:value-type="float">
            <text:p>36.55</text:p>
          </table:table-cell>
          <table:table-cell office:value-type="float" office:value="-16.562" calcext:value-type="float">
            <text:p>-16.562</text:p>
          </table:table-cell>
          <table:table-cell office:value-type="float" office:value="27.398" calcext:value-type="float">
            <text:p>27.398</text:p>
          </table:table-cell>
          <table:table-cell office:value-type="float" office:value="15.751" calcext:value-type="float">
            <text:p>15.751</text:p>
          </table:table-cell>
          <table:table-cell table:formula="of:=[.C192]*2*PI()/360" office:value-type="float" office:value="0.637917841603927" calcext:value-type="float">
            <text:p>0.637917841603927</text:p>
          </table:table-cell>
          <table:table-cell table:formula="of:=[.D192]*2*PI()/360" office:value-type="float" office:value="-0.289061430715301" calcext:value-type="float">
            <text:p>-0.289061430715301</text:p>
          </table:table-cell>
          <table:table-cell table:formula="of:=[.E192]*2*PI()/360" office:value-type="float" office:value="0.478185308461406" calcext:value-type="float">
            <text:p>0.478185308461406</text:p>
          </table:table-cell>
          <table:table-cell table:formula="of:=[.F192]*2*PI()/360" office:value-type="float" office:value="0.274906810481627" calcext:value-type="float">
            <text:p>0.274906810481627</text:p>
          </table:table-cell>
          <table:table-cell table:formula="of:=([.G193]-[.G192])/([.B192]-[.B193])" office:value-type="float" office:value="1.84935087541319" calcext:value-type="float">
            <text:p>1.84935087541319</text:p>
          </table:table-cell>
          <table:table-cell table:formula="of:=([.H193]-[.H192])/([.B192]-[.B193])" office:value-type="float" office:value="0.783303768295054" calcext:value-type="float">
            <text:p>0.783303768295054</text:p>
          </table:table-cell>
          <table:table-cell table:formula="of:=([.I193]-[.I192])/([.B192]-[.B193])" office:value-type="float" office:value="-1.71949837906483" calcext:value-type="float">
            <text:p>-1.71949837906483</text:p>
          </table:table-cell>
          <table:table-cell table:formula="of:=([.J193]-[.J192])/([.B192]-[.B193])" office:value-type="float" office:value="0.402123859659499" calcext:value-type="float">
            <text:p>0.402123859659499</text:p>
          </table:table-cell>
          <table:table-cell table:formula="of:=([.K193]-[.K192])/([.B192]-[.B193])" office:value-type="float" office:value="12.817698026645" calcext:value-type="float">
            <text:p>12.817698026645</text:p>
          </table:table-cell>
          <table:table-cell table:formula="of:=([.L193]-[.L192])/([.B192]-[.B193])" office:value-type="float" office:value="-7.28849495632856" calcext:value-type="float">
            <text:p>-7.28849495632856</text:p>
          </table:table-cell>
          <table:table-cell table:formula="of:=([.M193]-[.M192])/([.B192]-[.B193])" office:value-type="float" office:value="8.5451320177628" calcext:value-type="float">
            <text:p>8.5451320177628</text:p>
          </table:table-cell>
          <table:table-cell table:formula="of:=([.N193]-[.N192])/([.B192]-[.B193])" office:value-type="float" office:value="4.27256600888301" calcext:value-type="float">
            <text:p>4.27256600888301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93]/120" office:value-type="float" office:value="1.55" calcext:value-type="float">
            <text:p>1.55</text:p>
          </table:table-cell>
          <table:table-cell office:value-type="float" office:value="35.667" calcext:value-type="float">
            <text:p>35.667</text:p>
          </table:table-cell>
          <table:table-cell office:value-type="float" office:value="-16.936" calcext:value-type="float">
            <text:p>-16.936</text:p>
          </table:table-cell>
          <table:table-cell office:value-type="float" office:value="28.219" calcext:value-type="float">
            <text:p>28.219</text:p>
          </table:table-cell>
          <table:table-cell office:value-type="float" office:value="15.559" calcext:value-type="float">
            <text:p>15.559</text:p>
          </table:table-cell>
          <table:table-cell table:formula="of:=[.C193]*2*PI()/360" office:value-type="float" office:value="0.622506584308818" calcext:value-type="float">
            <text:p>0.622506584308818</text:p>
          </table:table-cell>
          <table:table-cell table:formula="of:=[.D193]*2*PI()/360" office:value-type="float" office:value="-0.29558896211776" calcext:value-type="float">
            <text:p>-0.29558896211776</text:p>
          </table:table-cell>
          <table:table-cell table:formula="of:=[.E193]*2*PI()/360" office:value-type="float" office:value="0.49251446162028" calcext:value-type="float">
            <text:p>0.49251446162028</text:p>
          </table:table-cell>
          <table:table-cell table:formula="of:=[.F193]*2*PI()/360" office:value-type="float" office:value="0.271555778317798" calcext:value-type="float">
            <text:p>0.271555778317798</text:p>
          </table:table-cell>
          <table:table-cell table:formula="of:=([.G194]-[.G193])/([.B193]-[.B194])" office:value-type="float" office:value="1.74253672519115" calcext:value-type="float">
            <text:p>1.74253672519115</text:p>
          </table:table-cell>
          <table:table-cell table:formula="of:=([.H194]-[.H193])/([.B193]-[.B194])" office:value-type="float" office:value="0.844041226264459" calcext:value-type="float">
            <text:p>0.844041226264459</text:p>
          </table:table-cell>
          <table:table-cell table:formula="of:=([.I194]-[.I193])/([.B193]-[.B194])" office:value-type="float" office:value="-1.79070781254618" calcext:value-type="float">
            <text:p>-1.79070781254618</text:p>
          </table:table-cell>
          <table:table-cell table:formula="of:=([.J194]-[.J193])/([.B193]-[.B194])" office:value-type="float" office:value="0.366519142918808" calcext:value-type="float">
            <text:p>0.366519142918808</text:p>
          </table:table-cell>
          <table:table-cell table:formula="of:=([.K194]-[.K193])/([.B193]-[.B194])" office:value-type="float" office:value="13.0690254389331" calcext:value-type="float">
            <text:p>13.0690254389331</text:p>
          </table:table-cell>
          <table:table-cell table:formula="of:=([.L194]-[.L193])/([.B193]-[.B194])" office:value-type="float" office:value="-6.7858401317539" calcext:value-type="float">
            <text:p>-6.7858401317539</text:p>
          </table:table-cell>
          <table:table-cell table:formula="of:=([.M194]-[.M193])/([.B193]-[.B194])" office:value-type="float" office:value="5.78053048260616" calcext:value-type="float">
            <text:p>5.78053048260616</text:p>
          </table:table-cell>
          <table:table-cell table:formula="of:=([.N194]-[.N193])/([.B193]-[.B194])" office:value-type="float" office:value="5.02654824574339" calcext:value-type="float">
            <text:p>5.02654824574339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94]/120" office:value-type="float" office:value="1.55833333333333" calcext:value-type="float">
            <text:p>1.55833333333333</text:p>
          </table:table-cell>
          <table:table-cell office:value-type="float" office:value="34.835" calcext:value-type="float">
            <text:p>34.835</text:p>
          </table:table-cell>
          <table:table-cell office:value-type="float" office:value="-17.339" calcext:value-type="float">
            <text:p>-17.339</text:p>
          </table:table-cell>
          <table:table-cell office:value-type="float" office:value="29.074" calcext:value-type="float">
            <text:p>29.074</text:p>
          </table:table-cell>
          <table:table-cell office:value-type="float" office:value="15.384" calcext:value-type="float">
            <text:p>15.384</text:p>
          </table:table-cell>
          <table:table-cell table:formula="of:=[.C194]*2*PI()/360" office:value-type="float" office:value="0.607985444932225" calcext:value-type="float">
            <text:p>0.607985444932225</text:p>
          </table:table-cell>
          <table:table-cell table:formula="of:=[.D194]*2*PI()/360" office:value-type="float" office:value="-0.302622639003297" calcext:value-type="float">
            <text:p>-0.302622639003297</text:p>
          </table:table-cell>
          <table:table-cell table:formula="of:=[.E194]*2*PI()/360" office:value-type="float" office:value="0.507437026724831" calcext:value-type="float">
            <text:p>0.507437026724831</text:p>
          </table:table-cell>
          <table:table-cell table:formula="of:=[.F194]*2*PI()/360" office:value-type="float" office:value="0.268501452126808" calcext:value-type="float">
            <text:p>0.268501452126808</text:p>
          </table:table-cell>
          <table:table-cell table:formula="of:=([.G195]-[.G194])/([.B194]-[.B195])" office:value-type="float" office:value="1.6336281798667" calcext:value-type="float">
            <text:p>1.6336281798667</text:p>
          </table:table-cell>
          <table:table-cell table:formula="of:=([.H195]-[.H194])/([.B194]-[.B195])" office:value-type="float" office:value="0.900589894029075" calcext:value-type="float">
            <text:p>0.900589894029075</text:p>
          </table:table-cell>
          <table:table-cell table:formula="of:=([.I195]-[.I194])/([.B194]-[.B195])" office:value-type="float" office:value="-1.83887889990123" calcext:value-type="float">
            <text:p>-1.83887889990123</text:p>
          </table:table-cell>
          <table:table-cell table:formula="of:=([.J195]-[.J194])/([.B194]-[.B195])" office:value-type="float" office:value="0.324631240870946" calcext:value-type="float">
            <text:p>0.324631240870946</text:p>
          </table:table-cell>
          <table:table-cell table:formula="of:=([.K195]-[.K194])/([.B194]-[.B195])" office:value-type="float" office:value="11.3097335529242" calcext:value-type="float">
            <text:p>11.3097335529242</text:p>
          </table:table-cell>
          <table:table-cell table:formula="of:=([.L195]-[.L194])/([.B194]-[.B195])" office:value-type="float" office:value="-3.51858377202181" calcext:value-type="float">
            <text:p>-3.51858377202181</text:p>
          </table:table-cell>
          <table:table-cell table:formula="of:=([.M195]-[.M194])/([.B194]-[.B195])" office:value-type="float" office:value="2.76460153515824" calcext:value-type="float">
            <text:p>2.76460153515824</text:p>
          </table:table-cell>
          <table:table-cell table:formula="of:=([.N195]-[.N194])/([.B194]-[.B195])" office:value-type="float" office:value="5.27787565803152" calcext:value-type="float">
            <text:p>5.27787565803152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5]/120" office:value-type="float" office:value="1.56666666666667" calcext:value-type="float">
            <text:p>1.56666666666667</text:p>
          </table:table-cell>
          <table:table-cell office:value-type="float" office:value="34.055" calcext:value-type="float">
            <text:p>34.055</text:p>
          </table:table-cell>
          <table:table-cell office:value-type="float" office:value="-17.769" calcext:value-type="float">
            <text:p>-17.769</text:p>
          </table:table-cell>
          <table:table-cell office:value-type="float" office:value="29.952" calcext:value-type="float">
            <text:p>29.952</text:p>
          </table:table-cell>
          <table:table-cell office:value-type="float" office:value="15.229" calcext:value-type="float">
            <text:p>15.229</text:p>
          </table:table-cell>
          <table:table-cell table:formula="of:=[.C195]*2*PI()/360" office:value-type="float" office:value="0.594371876766669" calcext:value-type="float">
            <text:p>0.594371876766669</text:p>
          </table:table-cell>
          <table:table-cell table:formula="of:=[.D195]*2*PI()/360" office:value-type="float" office:value="-0.310127554786872" calcext:value-type="float">
            <text:p>-0.310127554786872</text:p>
          </table:table-cell>
          <table:table-cell table:formula="of:=[.E195]*2*PI()/360" office:value-type="float" office:value="0.522761017557342" calcext:value-type="float">
            <text:p>0.522761017557342</text:p>
          </table:table-cell>
          <table:table-cell table:formula="of:=[.F195]*2*PI()/360" office:value-type="float" office:value="0.265796191786216" calcext:value-type="float">
            <text:p>0.265796191786216</text:p>
          </table:table-cell>
          <table:table-cell table:formula="of:=([.G196]-[.G195])/([.B195]-[.B196])" office:value-type="float" office:value="1.539380400259" calcext:value-type="float">
            <text:p>1.539380400259</text:p>
          </table:table-cell>
          <table:table-cell table:formula="of:=([.H196]-[.H195])/([.B195]-[.B196])" office:value-type="float" office:value="0.92991142546259" calcext:value-type="float">
            <text:p>0.92991142546259</text:p>
          </table:table-cell>
          <table:table-cell table:formula="of:=([.I196]-[.I195])/([.B195]-[.B196])" office:value-type="float" office:value="-1.86191724602755" calcext:value-type="float">
            <text:p>-1.86191724602755</text:p>
          </table:table-cell>
          <table:table-cell table:formula="of:=([.J196]-[.J195])/([.B195]-[.B196])" office:value-type="float" office:value="0.280648943720684" calcext:value-type="float">
            <text:p>0.280648943720684</text:p>
          </table:table-cell>
          <table:table-cell table:formula="of:=([.K196]-[.K195])/([.B195]-[.B196])" office:value-type="float" office:value="7.28849495632696" calcext:value-type="float">
            <text:p>7.28849495632696</text:p>
          </table:table-cell>
          <table:table-cell table:formula="of:=([.L196]-[.L195])/([.B195]-[.B196])" office:value-type="float" office:value="-0.502654824573058" calcext:value-type="float">
            <text:p>-0.502654824573058</text:p>
          </table:table-cell>
          <table:table-cell table:formula="of:=([.M196]-[.M195])/([.B195]-[.B196])" office:value-type="float" office:value="-1.00530964914931" calcext:value-type="float">
            <text:p>-1.00530964914931</text:p>
          </table:table-cell>
          <table:table-cell table:formula="of:=([.N196]-[.N195])/([.B195]-[.B196])" office:value-type="float" office:value="5.27787565802912" calcext:value-type="float">
            <text:p>5.27787565802912</text:p>
          </table:table-cell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6]/120" office:value-type="float" office:value="1.575" calcext:value-type="float">
            <text:p>1.575</text:p>
          </table:table-cell>
          <table:table-cell office:value-type="float" office:value="33.32" calcext:value-type="float">
            <text:p>33.32</text:p>
          </table:table-cell>
          <table:table-cell office:value-type="float" office:value="-18.213" calcext:value-type="float">
            <text:p>-18.213</text:p>
          </table:table-cell>
          <table:table-cell office:value-type="float" office:value="30.841" calcext:value-type="float">
            <text:p>30.841</text:p>
          </table:table-cell>
          <table:table-cell office:value-type="float" office:value="15.095" calcext:value-type="float">
            <text:p>15.095</text:p>
          </table:table-cell>
          <table:table-cell table:formula="of:=[.C196]*2*PI()/360" office:value-type="float" office:value="0.581543706764511" calcext:value-type="float">
            <text:p>0.581543706764511</text:p>
          </table:table-cell>
          <table:table-cell table:formula="of:=[.D196]*2*PI()/360" office:value-type="float" office:value="-0.317876816665727" calcext:value-type="float">
            <text:p>-0.317876816665727</text:p>
          </table:table-cell>
          <table:table-cell table:formula="of:=[.E196]*2*PI()/360" office:value-type="float" office:value="0.538276994607571" calcext:value-type="float">
            <text:p>0.538276994607571</text:p>
          </table:table-cell>
          <table:table-cell table:formula="of:=[.F196]*2*PI()/360" office:value-type="float" office:value="0.263457450588544" calcext:value-type="float">
            <text:p>0.263457450588544</text:p>
          </table:table-cell>
          <table:table-cell table:formula="of:=([.G197]-[.G196])/([.B196]-[.B197])" office:value-type="float" office:value="1.47864294228961" calcext:value-type="float">
            <text:p>1.47864294228961</text:p>
          </table:table-cell>
          <table:table-cell table:formula="of:=([.H197]-[.H196])/([.B196]-[.B197])" office:value-type="float" office:value="0.934100215667365" calcext:value-type="float">
            <text:p>0.934100215667365</text:p>
          </table:table-cell>
          <table:table-cell table:formula="of:=([.I197]-[.I196])/([.B196]-[.B197])" office:value-type="float" office:value="-1.85353966561798" calcext:value-type="float">
            <text:p>-1.85353966561798</text:p>
          </table:table-cell>
          <table:table-cell table:formula="of:=([.J197]-[.J196])/([.B196]-[.B197])" office:value-type="float" office:value="0.236666646570441" calcext:value-type="float">
            <text:p>0.236666646570441</text:p>
          </table:table-cell>
          <table:table-cell table:formula="of:=([.K197]-[.K196])/([.B196]-[.B197])" office:value-type="float" office:value="2.76460153516144" calcext:value-type="float">
            <text:p>2.76460153516144</text:p>
          </table:table-cell>
          <table:table-cell table:formula="of:=([.L197]-[.L196])/([.B196]-[.B197])" office:value-type="float" office:value="2.26194671058437" calcext:value-type="float">
            <text:p>2.26194671058437</text:p>
          </table:table-cell>
          <table:table-cell table:formula="of:=([.M197]-[.M196])/([.B196]-[.B197])" office:value-type="float" office:value="-3.01592894744477" calcext:value-type="float">
            <text:p>-3.01592894744477</text:p>
          </table:table-cell>
          <table:table-cell table:formula="of:=([.N197]-[.N196])/([.B196]-[.B197])" office:value-type="float" office:value="6.28318530718084" calcext:value-type="float">
            <text:p>6.28318530718084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7]/120" office:value-type="float" office:value="1.58333333333333" calcext:value-type="float">
            <text:p>1.58333333333333</text:p>
          </table:table-cell>
          <table:table-cell office:value-type="float" office:value="32.614" calcext:value-type="float">
            <text:p>32.614</text:p>
          </table:table-cell>
          <table:table-cell office:value-type="float" office:value="-18.659" calcext:value-type="float">
            <text:p>-18.659</text:p>
          </table:table-cell>
          <table:table-cell office:value-type="float" office:value="31.726" calcext:value-type="float">
            <text:p>31.726</text:p>
          </table:table-cell>
          <table:table-cell office:value-type="float" office:value="14.982" calcext:value-type="float">
            <text:p>14.982</text:p>
          </table:table-cell>
          <table:table-cell table:formula="of:=[.C197]*2*PI()/360" office:value-type="float" office:value="0.569221682245431" calcext:value-type="float">
            <text:p>0.569221682245431</text:p>
          </table:table-cell>
          <table:table-cell table:formula="of:=[.D197]*2*PI()/360" office:value-type="float" office:value="-0.325660985129622" calcext:value-type="float">
            <text:p>-0.325660985129622</text:p>
          </table:table-cell>
          <table:table-cell table:formula="of:=[.E197]*2*PI()/360" office:value-type="float" office:value="0.553723158487721" calcext:value-type="float">
            <text:p>0.553723158487721</text:p>
          </table:table-cell>
          <table:table-cell table:formula="of:=[.F197]*2*PI()/360" office:value-type="float" office:value="0.26148522853379" calcext:value-type="float">
            <text:p>0.26148522853379</text:p>
          </table:table-cell>
          <table:table-cell table:formula="of:=([.G198]-[.G197])/([.B197]-[.B198])" office:value-type="float" office:value="1.45560459616327" calcext:value-type="float">
            <text:p>1.45560459616327</text:p>
          </table:table-cell>
          <table:table-cell table:formula="of:=([.H198]-[.H197])/([.B197]-[.B198])" office:value-type="float" office:value="0.915250659745829" calcext:value-type="float">
            <text:p>0.915250659745829</text:p>
          </table:table-cell>
          <table:table-cell table:formula="of:=([.I198]-[.I197])/([.B197]-[.B198])" office:value-type="float" office:value="-1.82840692438927" calcext:value-type="float">
            <text:p>-1.82840692438927</text:p>
          </table:table-cell>
          <table:table-cell table:formula="of:=([.J198]-[.J197])/([.B197]-[.B198])" office:value-type="float" office:value="0.184306769010601" calcext:value-type="float">
            <text:p>0.184306769010601</text:p>
          </table:table-cell>
          <table:table-cell table:formula="of:=([.K198]-[.K197])/([.B197]-[.B198])" office:value-type="float" office:value="1.00530964915235" calcext:value-type="float">
            <text:p>1.00530964915235</text:p>
          </table:table-cell>
          <table:table-cell table:formula="of:=([.L198]-[.L197])/([.B197]-[.B198])" office:value-type="float" office:value="3.26725635973572" calcext:value-type="float">
            <text:p>3.26725635973572</text:p>
          </table:table-cell>
          <table:table-cell table:formula="of:=([.M198]-[.M197])/([.B197]-[.B198])" office:value-type="float" office:value="-4.52389342117445" calcext:value-type="float">
            <text:p>-4.52389342117445</text:p>
          </table:table-cell>
          <table:table-cell table:formula="of:=([.N198]-[.N197])/([.B197]-[.B198])" office:value-type="float" office:value="6.53451271946779" calcext:value-type="float">
            <text:p>6.53451271946779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8]/120" office:value-type="float" office:value="1.59166666666667" calcext:value-type="float">
            <text:p>1.59166666666667</text:p>
          </table:table-cell>
          <table:table-cell office:value-type="float" office:value="31.919" calcext:value-type="float">
            <text:p>31.919</text:p>
          </table:table-cell>
          <table:table-cell office:value-type="float" office:value="-19.096" calcext:value-type="float">
            <text:p>-19.096</text:p>
          </table:table-cell>
          <table:table-cell office:value-type="float" office:value="32.599" calcext:value-type="float">
            <text:p>32.599</text:p>
          </table:table-cell>
          <table:table-cell office:value-type="float" office:value="14.894" calcext:value-type="float">
            <text:p>14.894</text:p>
          </table:table-cell>
          <table:table-cell table:formula="of:=[.C198]*2*PI()/360" office:value-type="float" office:value="0.55709164394407" calcext:value-type="float">
            <text:p>0.55709164394407</text:p>
          </table:table-cell>
          <table:table-cell table:formula="of:=[.D198]*2*PI()/360" office:value-type="float" office:value="-0.333288073960837" calcext:value-type="float">
            <text:p>-0.333288073960837</text:p>
          </table:table-cell>
          <table:table-cell table:formula="of:=[.E198]*2*PI()/360" office:value-type="float" office:value="0.568959882857631" calcext:value-type="float">
            <text:p>0.568959882857631</text:p>
          </table:table-cell>
          <table:table-cell table:formula="of:=[.F198]*2*PI()/360" office:value-type="float" office:value="0.259949338792035" calcext:value-type="float">
            <text:p>0.259949338792035</text:p>
          </table:table-cell>
          <table:table-cell table:formula="of:=([.G199]-[.G198])/([.B198]-[.B199])" office:value-type="float" office:value="1.44722701575366" calcext:value-type="float">
            <text:p>1.44722701575366</text:p>
          </table:table-cell>
          <table:table-cell table:formula="of:=([.H199]-[.H198])/([.B198]-[.B199])" office:value-type="float" office:value="0.888023523414698" calcext:value-type="float">
            <text:p>0.888023523414698</text:p>
          </table:table-cell>
          <table:table-cell table:formula="of:=([.I199]-[.I198])/([.B198]-[.B199])" office:value-type="float" office:value="-1.79070781254615" calcext:value-type="float">
            <text:p>-1.79070781254615</text:p>
          </table:table-cell>
          <table:table-cell table:formula="of:=([.J199]-[.J198])/([.B198]-[.B199])" office:value-type="float" office:value="0.12985249634837" calcext:value-type="float">
            <text:p>0.12985249634837</text:p>
          </table:table-cell>
          <table:table-cell table:formula="of:=([.K199]-[.K198])/([.B198]-[.B199])" office:value-type="float" office:value="0.251327412281886" calcext:value-type="float">
            <text:p>0.251327412281886</text:p>
          </table:table-cell>
          <table:table-cell table:formula="of:=([.L199]-[.L198])/([.B198]-[.B199])" office:value-type="float" office:value="4.52389342116737" calcext:value-type="float">
            <text:p>4.52389342116737</text:p>
          </table:table-cell>
          <table:table-cell table:formula="of:=([.M199]-[.M198])/([.B198]-[.B199])" office:value-type="float" office:value="-4.27256600887797" calcext:value-type="float">
            <text:p>-4.27256600887797</text:p>
          </table:table-cell>
          <table:table-cell table:formula="of:=([.N199]-[.N198])/([.B198]-[.B199])" office:value-type="float" office:value="6.7858401317525" calcext:value-type="float">
            <text:p>6.7858401317525</text:p>
          </table:table-cell>
          <table:table-cell table:number-columns-repeated="100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9]/120" office:value-type="float" office:value="1.6" calcext:value-type="float">
            <text:p>1.6</text:p>
          </table:table-cell>
          <table:table-cell office:value-type="float" office:value="31.228" calcext:value-type="float">
            <text:p>31.228</text:p>
          </table:table-cell>
          <table:table-cell office:value-type="float" office:value="-19.52" calcext:value-type="float">
            <text:p>-19.52</text:p>
          </table:table-cell>
          <table:table-cell office:value-type="float" office:value="33.454" calcext:value-type="float">
            <text:p>33.454</text:p>
          </table:table-cell>
          <table:table-cell office:value-type="float" office:value="14.832" calcext:value-type="float">
            <text:p>14.832</text:p>
          </table:table-cell>
          <table:table-cell table:formula="of:=[.C199]*2*PI()/360" office:value-type="float" office:value="0.545031418812789" calcext:value-type="float">
            <text:p>0.545031418812789</text:p>
          </table:table-cell>
          <table:table-cell table:formula="of:=[.D199]*2*PI()/360" office:value-type="float" office:value="-0.340688269989293" calcext:value-type="float">
            <text:p>-0.340688269989293</text:p>
          </table:table-cell>
          <table:table-cell table:formula="of:=[.E199]*2*PI()/360" office:value-type="float" office:value="0.583882447962183" calcext:value-type="float">
            <text:p>0.583882447962183</text:p>
          </table:table-cell>
          <table:table-cell table:formula="of:=[.F199]*2*PI()/360" office:value-type="float" office:value="0.258867234655799" calcext:value-type="float">
            <text:p>0.258867234655799</text:p>
          </table:table-cell>
          <table:table-cell table:formula="of:=([.G200]-[.G199])/([.B199]-[.B200])" office:value-type="float" office:value="1.44513262065131" calcext:value-type="float">
            <text:p>1.44513262065131</text:p>
          </table:table-cell>
          <table:table-cell table:formula="of:=([.H200]-[.H199])/([.B199]-[.B200])" office:value-type="float" office:value="0.850324411571635" calcext:value-type="float">
            <text:p>0.850324411571635</text:p>
          </table:table-cell>
          <table:table-cell table:formula="of:=([.I200]-[.I199])/([.B199]-[.B200])" office:value-type="float" office:value="-1.7551030958055" calcext:value-type="float">
            <text:p>-1.7551030958055</text:p>
          </table:table-cell>
          <table:table-cell table:formula="of:=([.J200]-[.J199])/([.B199]-[.B200])" office:value-type="float" office:value="0.0733038285837642" calcext:value-type="float">
            <text:p>0.073303828583764</text:p>
          </table:table-cell>
          <table:table-cell table:formula="of:=([.K200]-[.K199])/([.B199]-[.B200])" office:value-type="float" office:value="0.502654824574657" calcext:value-type="float">
            <text:p>0.502654824574657</text:p>
          </table:table-cell>
          <table:table-cell table:formula="of:=([.L200]-[.L199])/([.B199]-[.B200])" office:value-type="float" office:value="5.78053048260377" calcext:value-type="float">
            <text:p>5.78053048260377</text:p>
          </table:table-cell>
          <table:table-cell table:formula="of:=([.M200]-[.M199])/([.B199]-[.B200])" office:value-type="float" office:value="-5.27787565802833" calcext:value-type="float">
            <text:p>-5.27787565802833</text:p>
          </table:table-cell>
          <table:table-cell table:formula="of:=([.N200]-[.N199])/([.B199]-[.B200])" office:value-type="float" office:value="6.7858401317539" calcext:value-type="float">
            <text:p>6.7858401317539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200]/120" office:value-type="float" office:value="1.60833333333333" calcext:value-type="float">
            <text:p>1.60833333333333</text:p>
          </table:table-cell>
          <table:table-cell office:value-type="float" office:value="30.538" calcext:value-type="float">
            <text:p>30.538</text:p>
          </table:table-cell>
          <table:table-cell office:value-type="float" office:value="-19.926" calcext:value-type="float">
            <text:p>-19.926</text:p>
          </table:table-cell>
          <table:table-cell office:value-type="float" office:value="34.292" calcext:value-type="float">
            <text:p>34.292</text:p>
          </table:table-cell>
          <table:table-cell office:value-type="float" office:value="14.797" calcext:value-type="float">
            <text:p>14.797</text:p>
          </table:table-cell>
          <table:table-cell table:formula="of:=[.C200]*2*PI()/360" office:value-type="float" office:value="0.532988646974028" calcext:value-type="float">
            <text:p>0.532988646974028</text:p>
          </table:table-cell>
          <table:table-cell table:formula="of:=[.D200]*2*PI()/360" office:value-type="float" office:value="-0.34777430675239" calcext:value-type="float">
            <text:p>-0.34777430675239</text:p>
          </table:table-cell>
          <table:table-cell table:formula="of:=[.E200]*2*PI()/360" office:value-type="float" office:value="0.598508307093895" calcext:value-type="float">
            <text:p>0.598508307093895</text:p>
          </table:table-cell>
          <table:table-cell table:formula="of:=[.F200]*2*PI()/360" office:value-type="float" office:value="0.258256369417601" calcext:value-type="float">
            <text:p>0.258256369417601</text:p>
          </table:table-cell>
          <table:table-cell table:formula="of:=([.G201]-[.G200])/([.B200]-[.B201])" office:value-type="float" office:value="1.44094383044652" calcext:value-type="float">
            <text:p>1.44094383044652</text:p>
          </table:table-cell>
          <table:table-cell table:formula="of:=([.H201]-[.H200])/([.B200]-[.B201])" office:value-type="float" office:value="0.802153324216604" calcext:value-type="float">
            <text:p>0.802153324216604</text:p>
          </table:table-cell>
          <table:table-cell table:formula="of:=([.I201]-[.I200])/([.B200]-[.B201])" office:value-type="float" office:value="-1.71112079865526" calcext:value-type="float">
            <text:p>-1.71112079865526</text:p>
          </table:table-cell>
          <table:table-cell table:formula="of:=([.J201]-[.J200])/([.B200]-[.B201])" office:value-type="float" office:value="0.0167551608191486" calcext:value-type="float">
            <text:p>0.016755160819149</text:p>
          </table:table-cell>
          <table:table-cell table:formula="of:=([.K201]-[.K200])/([.B200]-[.B201])" office:value-type="float" office:value="1.7592918860105" calcext:value-type="float">
            <text:p>1.7592918860105</text:p>
          </table:table-cell>
          <table:table-cell table:formula="of:=([.L201]-[.L200])/([.B200]-[.B201])" office:value-type="float" office:value="7.79114978090322" calcext:value-type="float">
            <text:p>7.79114978090322</text:p>
          </table:table-cell>
          <table:table-cell table:formula="of:=([.M201]-[.M200])/([.B200]-[.B201])" office:value-type="float" office:value="-5.2778756580347" calcext:value-type="float">
            <text:p>-5.2778756580347</text:p>
          </table:table-cell>
          <table:table-cell table:formula="of:=([.N201]-[.N200])/([.B200]-[.B201])" office:value-type="float" office:value="5.52920307031885" calcext:value-type="float">
            <text:p>5.52920307031885</text:p>
          </table:table-cell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201]/120" office:value-type="float" office:value="1.61666666666667" calcext:value-type="float">
            <text:p>1.61666666666667</text:p>
          </table:table-cell>
          <table:table-cell office:value-type="float" office:value="29.85" calcext:value-type="float">
            <text:p>29.85</text:p>
          </table:table-cell>
          <table:table-cell office:value-type="float" office:value="-20.309" calcext:value-type="float">
            <text:p>-20.309</text:p>
          </table:table-cell>
          <table:table-cell office:value-type="float" office:value="35.109" calcext:value-type="float">
            <text:p>35.109</text:p>
          </table:table-cell>
          <table:table-cell office:value-type="float" office:value="14.789" calcext:value-type="float">
            <text:p>14.789</text:p>
          </table:table-cell>
          <table:table-cell table:formula="of:=[.C201]*2*PI()/360" office:value-type="float" office:value="0.520980781720307" calcext:value-type="float">
            <text:p>0.520980781720307</text:p>
          </table:table-cell>
          <table:table-cell table:formula="of:=[.D201]*2*PI()/360" office:value-type="float" office:value="-0.354458917787528" calcext:value-type="float">
            <text:p>-0.354458917787528</text:p>
          </table:table-cell>
          <table:table-cell table:formula="of:=[.E201]*2*PI()/360" office:value-type="float" office:value="0.612767647082689" calcext:value-type="float">
            <text:p>0.612767647082689</text:p>
          </table:table-cell>
          <table:table-cell table:formula="of:=[.F201]*2*PI()/360" office:value-type="float" office:value="0.258116743077441" calcext:value-type="float">
            <text:p>0.258116743077441</text:p>
          </table:table-cell>
          <table:table-cell table:formula="of:=([.G202]-[.G201])/([.B201]-[.B202])" office:value-type="float" office:value="1.42628306472977" calcext:value-type="float">
            <text:p>1.42628306472977</text:p>
          </table:table-cell>
          <table:table-cell table:formula="of:=([.H202]-[.H201])/([.B201]-[.B202])" office:value-type="float" office:value="0.737227076042411" calcext:value-type="float">
            <text:p>0.737227076042411</text:p>
          </table:table-cell>
          <table:table-cell table:formula="of:=([.I202]-[.I201])/([.B201]-[.B202])" office:value-type="float" office:value="-1.66713850150497" calcext:value-type="float">
            <text:p>-1.66713850150497</text:p>
          </table:table-cell>
          <table:table-cell table:formula="of:=([.J202]-[.J201])/([.B201]-[.B202])" office:value-type="float" office:value="-0.0293215314335083" calcext:value-type="float">
            <text:p>-0.029321531433508</text:p>
          </table:table-cell>
          <table:table-cell table:formula="of:=([.K202]-[.K201])/([.B201]-[.B202])" office:value-type="float" office:value="5.0265482457426" calcext:value-type="float">
            <text:p>5.0265482457426</text:p>
          </table:table-cell>
          <table:table-cell table:formula="of:=([.L202]-[.L201])/([.B201]-[.B202])" office:value-type="float" office:value="7.28849495632936" calcext:value-type="float">
            <text:p>7.28849495632936</text:p>
          </table:table-cell>
          <table:table-cell table:formula="of:=([.M202]-[.M201])/([.B201]-[.B202])" office:value-type="float" office:value="-4.52389342116715" calcext:value-type="float">
            <text:p>-4.52389342116715</text:p>
          </table:table-cell>
          <table:table-cell table:formula="of:=([.N202]-[.N201])/([.B201]-[.B202])" office:value-type="float" office:value="5.78053048260458" calcext:value-type="float">
            <text:p>5.78053048260458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02]/120" office:value-type="float" office:value="1.625" calcext:value-type="float">
            <text:p>1.625</text:p>
          </table:table-cell>
          <table:table-cell office:value-type="float" office:value="29.169" calcext:value-type="float">
            <text:p>29.169</text:p>
          </table:table-cell>
          <table:table-cell office:value-type="float" office:value="-20.661" calcext:value-type="float">
            <text:p>-20.661</text:p>
          </table:table-cell>
          <table:table-cell office:value-type="float" office:value="35.905" calcext:value-type="float">
            <text:p>35.905</text:p>
          </table:table-cell>
          <table:table-cell office:value-type="float" office:value="14.803" calcext:value-type="float">
            <text:p>14.803</text:p>
          </table:table-cell>
          <table:table-cell table:formula="of:=[.C202]*2*PI()/360" office:value-type="float" office:value="0.509095089514226" calcext:value-type="float">
            <text:p>0.509095089514226</text:p>
          </table:table-cell>
          <table:table-cell table:formula="of:=[.D202]*2*PI()/360" office:value-type="float" office:value="-0.360602476754548" calcext:value-type="float">
            <text:p>-0.360602476754548</text:p>
          </table:table-cell>
          <table:table-cell table:formula="of:=[.E202]*2*PI()/360" office:value-type="float" office:value="0.626660467928564" calcext:value-type="float">
            <text:p>0.626660467928564</text:p>
          </table:table-cell>
          <table:table-cell table:formula="of:=[.F202]*2*PI()/360" office:value-type="float" office:value="0.258361089172721" calcext:value-type="float">
            <text:p>0.258361089172721</text:p>
          </table:table-cell>
          <table:table-cell table:formula="of:=([.G203]-[.G202])/([.B202]-[.B203])" office:value-type="float" office:value="1.38439516268192" calcext:value-type="float">
            <text:p>1.38439516268192</text:p>
          </table:table-cell>
          <table:table-cell table:formula="of:=([.H203]-[.H202])/([.B202]-[.B203])" office:value-type="float" office:value="0.676489618073" calcext:value-type="float">
            <text:p>0.676489618073</text:p>
          </table:table-cell>
          <table:table-cell table:formula="of:=([.I203]-[.I202])/([.B202]-[.B203])" office:value-type="float" office:value="-1.62943938966191" calcext:value-type="float">
            <text:p>-1.62943938966191</text:p>
          </table:table-cell>
          <table:table-cell table:formula="of:=([.J203]-[.J202])/([.B202]-[.B203])" office:value-type="float" office:value="-0.0774926187885464" calcext:value-type="float">
            <text:p>-0.077492618788546</text:p>
          </table:table-cell>
          <table:table-cell table:formula="of:=([.K203]-[.K202])/([.B202]-[.B203])" office:value-type="float" office:value="10.555751316063" calcext:value-type="float">
            <text:p>10.555751316063</text:p>
          </table:table-cell>
          <table:table-cell table:formula="of:=([.L203]-[.L202])/([.B202]-[.B203])" office:value-type="float" office:value="5.0265482457434" calcext:value-type="float">
            <text:p>5.0265482457434</text:p>
          </table:table-cell>
          <table:table-cell table:formula="of:=([.M203]-[.M202])/([.B202]-[.B203])" office:value-type="float" office:value="-4.52389342117034" calcext:value-type="float">
            <text:p>-4.52389342117034</text:p>
          </table:table-cell>
          <table:table-cell table:formula="of:=([.N203]-[.N202])/([.B202]-[.B203])" office:value-type="float" office:value="4.2725660088822" calcext:value-type="float">
            <text:p>4.2725660088822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03]/120" office:value-type="float" office:value="1.63333333333333" calcext:value-type="float">
            <text:p>1.63333333333333</text:p>
          </table:table-cell>
          <table:table-cell office:value-type="float" office:value="28.508" calcext:value-type="float">
            <text:p>28.508</text:p>
          </table:table-cell>
          <table:table-cell office:value-type="float" office:value="-20.984" calcext:value-type="float">
            <text:p>-20.984</text:p>
          </table:table-cell>
          <table:table-cell office:value-type="float" office:value="36.683" calcext:value-type="float">
            <text:p>36.683</text:p>
          </table:table-cell>
          <table:table-cell office:value-type="float" office:value="14.84" calcext:value-type="float">
            <text:p>14.84</text:p>
          </table:table-cell>
          <table:table-cell table:formula="of:=[.C203]*2*PI()/360" office:value-type="float" office:value="0.497558463158543" calcext:value-type="float">
            <text:p>0.497558463158543</text:p>
          </table:table-cell>
          <table:table-cell table:formula="of:=[.D203]*2*PI()/360" office:value-type="float" office:value="-0.36623989023849" calcext:value-type="float">
            <text:p>-0.36623989023849</text:p>
          </table:table-cell>
          <table:table-cell table:formula="of:=[.E203]*2*PI()/360" office:value-type="float" office:value="0.64023912950908" calcext:value-type="float">
            <text:p>0.64023912950908</text:p>
          </table:table-cell>
          <table:table-cell table:formula="of:=[.F203]*2*PI()/360" office:value-type="float" office:value="0.259006860995958" calcext:value-type="float">
            <text:p>0.259006860995958</text:p>
          </table:table-cell>
          <table:table-cell table:formula="of:=([.G204]-[.G203])/([.B203]-[.B204])" office:value-type="float" office:value="1.29643056838139" calcext:value-type="float">
            <text:p>1.29643056838139</text:p>
          </table:table-cell>
          <table:table-cell table:formula="of:=([.H204]-[.H203])/([.B203]-[.B204])" office:value-type="float" office:value="0.634601716025138" calcext:value-type="float">
            <text:p>0.634601716025138</text:p>
          </table:table-cell>
          <table:table-cell table:formula="of:=([.I204]-[.I203])/([.B203]-[.B204])" office:value-type="float" office:value="-1.59174027781883" calcext:value-type="float">
            <text:p>-1.59174027781883</text:p>
          </table:table-cell>
          <table:table-cell table:formula="of:=([.J204]-[.J203])/([.B203]-[.B204])" office:value-type="float" office:value="-0.113097335529231" calcext:value-type="float">
            <text:p>-0.113097335529231</text:p>
          </table:table-cell>
          <table:table-cell table:formula="of:=([.K204]-[.K203])/([.B203]-[.B204])" office:value-type="float" office:value="17.3415914478154" calcext:value-type="float">
            <text:p>17.3415914478154</text:p>
          </table:table-cell>
          <table:table-cell table:formula="of:=([.L204]-[.L203])/([.B203]-[.B204])" office:value-type="float" office:value="1.50796447372237" calcext:value-type="float">
            <text:p>1.50796447372237</text:p>
          </table:table-cell>
          <table:table-cell table:formula="of:=([.M204]-[.M203])/([.B203]-[.B204])" office:value-type="float" office:value="-4.27256600888059" calcext:value-type="float">
            <text:p>-4.27256600888059</text:p>
          </table:table-cell>
          <table:table-cell table:formula="of:=([.N204]-[.N203])/([.B203]-[.B204])" office:value-type="float" office:value="3.51858377202101" calcext:value-type="float">
            <text:p>3.51858377202101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04]/120" office:value-type="float" office:value="1.64166666666667" calcext:value-type="float">
            <text:p>1.64166666666667</text:p>
          </table:table-cell>
          <table:table-cell office:value-type="float" office:value="27.889" calcext:value-type="float">
            <text:p>27.889</text:p>
          </table:table-cell>
          <table:table-cell office:value-type="float" office:value="-21.287" calcext:value-type="float">
            <text:p>-21.287</text:p>
          </table:table-cell>
          <table:table-cell office:value-type="float" office:value="37.443" calcext:value-type="float">
            <text:p>37.443</text:p>
          </table:table-cell>
          <table:table-cell office:value-type="float" office:value="14.894" calcext:value-type="float">
            <text:p>14.894</text:p>
          </table:table-cell>
          <table:table-cell table:formula="of:=[.C204]*2*PI()/360" office:value-type="float" office:value="0.486754875088699" calcext:value-type="float">
            <text:p>0.486754875088699</text:p>
          </table:table-cell>
          <table:table-cell table:formula="of:=[.D204]*2*PI()/360" office:value-type="float" office:value="-0.371528237872033" calcext:value-type="float">
            <text:p>-0.371528237872033</text:p>
          </table:table-cell>
          <table:table-cell table:formula="of:=[.E204]*2*PI()/360" office:value-type="float" office:value="0.653503631824237" calcext:value-type="float">
            <text:p>0.653503631824237</text:p>
          </table:table-cell>
          <table:table-cell table:formula="of:=[.F204]*2*PI()/360" office:value-type="float" office:value="0.259949338792035" calcext:value-type="float">
            <text:p>0.259949338792035</text:p>
          </table:table-cell>
          <table:table-cell table:formula="of:=([.G205]-[.G204])/([.B204]-[.B205])" office:value-type="float" office:value="1.15191730631626" calcext:value-type="float">
            <text:p>1.15191730631626</text:p>
          </table:table-cell>
          <table:table-cell table:formula="of:=([.H205]-[.H204])/([.B204]-[.B205])" office:value-type="float" office:value="0.622035345410785" calcext:value-type="float">
            <text:p>0.622035345410785</text:p>
          </table:table-cell>
          <table:table-cell table:formula="of:=([.I205]-[.I204])/([.B204]-[.B205])" office:value-type="float" office:value="-1.55613556107816" calcext:value-type="float">
            <text:p>-1.55613556107816</text:p>
          </table:table-cell>
          <table:table-cell table:formula="of:=([.J205]-[.J204])/([.B204]-[.B205])" office:value-type="float" office:value="-0.14241886696274" calcext:value-type="float">
            <text:p>-0.14241886696274</text:p>
          </table:table-cell>
          <table:table-cell table:formula="of:=([.K205]-[.K204])/([.B204]-[.B205])" office:value-type="float" office:value="22.8707945181373" calcext:value-type="float">
            <text:p>22.8707945181373</text:p>
          </table:table-cell>
          <table:table-cell table:formula="of:=([.L205]-[.L204])/([.B204]-[.B205])" office:value-type="float" office:value="-1.25663706143302" calcext:value-type="float">
            <text:p>-1.25663706143302</text:p>
          </table:table-cell>
          <table:table-cell table:formula="of:=([.M205]-[.M204])/([.B204]-[.B205])" office:value-type="float" office:value="-5.27787565803635" calcext:value-type="float">
            <text:p>-5.27787565803635</text:p>
          </table:table-cell>
          <table:table-cell table:formula="of:=([.N205]-[.N204])/([.B204]-[.B205])" office:value-type="float" office:value="1.00530964914804" calcext:value-type="float">
            <text:p>1.00530964914804</text:p>
          </table:table-cell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5]/120" office:value-type="float" office:value="1.65" calcext:value-type="float">
            <text:p>1.65</text:p>
          </table:table-cell>
          <table:table-cell office:value-type="float" office:value="27.339" calcext:value-type="float">
            <text:p>27.339</text:p>
          </table:table-cell>
          <table:table-cell office:value-type="float" office:value="-21.584" calcext:value-type="float">
            <text:p>-21.584</text:p>
          </table:table-cell>
          <table:table-cell office:value-type="float" office:value="38.186" calcext:value-type="float">
            <text:p>38.186</text:p>
          </table:table-cell>
          <table:table-cell office:value-type="float" office:value="14.962" calcext:value-type="float">
            <text:p>14.962</text:p>
          </table:table-cell>
          <table:table-cell table:formula="of:=[.C205]*2*PI()/360" office:value-type="float" office:value="0.47715556420273" calcext:value-type="float">
            <text:p>0.47715556420273</text:p>
          </table:table-cell>
          <table:table-cell table:formula="of:=[.D205]*2*PI()/360" office:value-type="float" office:value="-0.376711865750456" calcext:value-type="float">
            <text:p>-0.376711865750456</text:p>
          </table:table-cell>
          <table:table-cell table:formula="of:=[.E205]*2*PI()/360" office:value-type="float" office:value="0.666471428166555" calcext:value-type="float">
            <text:p>0.666471428166555</text:p>
          </table:table-cell>
          <table:table-cell table:formula="of:=[.F205]*2*PI()/360" office:value-type="float" office:value="0.261136162683392" calcext:value-type="float">
            <text:p>0.261136162683392</text:p>
          </table:table-cell>
          <table:table-cell table:formula="of:=([.G206]-[.G205])/([.B205]-[.B206])" office:value-type="float" office:value="0.961327351998453" calcext:value-type="float">
            <text:p>0.961327351998453</text:p>
          </table:table-cell>
          <table:table-cell table:formula="of:=([.H206]-[.H205])/([.B205]-[.B206])" office:value-type="float" office:value="0.632507320922727" calcext:value-type="float">
            <text:p>0.632507320922727</text:p>
          </table:table-cell>
          <table:table-cell table:formula="of:=([.I206]-[.I205])/([.B205]-[.B206])" office:value-type="float" office:value="-1.51215326392785" calcext:value-type="float">
            <text:p>-1.51215326392785</text:p>
          </table:table-cell>
          <table:table-cell table:formula="of:=([.J206]-[.J205])/([.B205]-[.B206])" office:value-type="float" office:value="-0.150796447372307" calcext:value-type="float">
            <text:p>-0.150796447372307</text:p>
          </table:table-cell>
          <table:table-cell table:formula="of:=([.K206]-[.K205])/([.B205]-[.B206])" office:value-type="float" office:value="25.1327412287156" calcext:value-type="float">
            <text:p>25.1327412287156</text:p>
          </table:table-cell>
          <table:table-cell table:formula="of:=([.L206]-[.L205])/([.B205]-[.B206])" office:value-type="float" office:value="-2.51327412287446" calcext:value-type="float">
            <text:p>-2.51327412287446</text:p>
          </table:table-cell>
          <table:table-cell table:formula="of:=([.M206]-[.M205])/([.B205]-[.B206])" office:value-type="float" office:value="-6.53451271946238" calcext:value-type="float">
            <text:p>-6.53451271946238</text:p>
          </table:table-cell>
          <table:table-cell table:formula="of:=([.N206]-[.N205])/([.B205]-[.B206])" office:value-type="float" office:value="-0.502654824574164" calcext:value-type="float">
            <text:p>-0.50265482457416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6]/120" office:value-type="float" office:value="1.65833333333333" calcext:value-type="float">
            <text:p>1.65833333333333</text:p>
          </table:table-cell>
          <table:table-cell office:value-type="float" office:value="26.88" calcext:value-type="float">
            <text:p>26.88</text:p>
          </table:table-cell>
          <table:table-cell office:value-type="float" office:value="-21.886" calcext:value-type="float">
            <text:p>-21.886</text:p>
          </table:table-cell>
          <table:table-cell office:value-type="float" office:value="38.908" calcext:value-type="float">
            <text:p>38.908</text:p>
          </table:table-cell>
          <table:table-cell office:value-type="float" office:value="15.034" calcext:value-type="float">
            <text:p>15.034</text:p>
          </table:table-cell>
          <table:table-cell table:formula="of:=[.C206]*2*PI()/360" office:value-type="float" office:value="0.469144502936076" calcext:value-type="float">
            <text:p>0.469144502936076</text:p>
          </table:table-cell>
          <table:table-cell table:formula="of:=[.D206]*2*PI()/360" office:value-type="float" office:value="-0.381982760091479" calcext:value-type="float">
            <text:p>-0.381982760091479</text:p>
          </table:table-cell>
          <table:table-cell table:formula="of:=[.E206]*2*PI()/360" office:value-type="float" office:value="0.679072705365954" calcext:value-type="float">
            <text:p>0.679072705365954</text:p>
          </table:table-cell>
          <table:table-cell table:formula="of:=[.F206]*2*PI()/360" office:value-type="float" office:value="0.262392799744827" calcext:value-type="float">
            <text:p>0.262392799744827</text:p>
          </table:table-cell>
          <table:table-cell table:formula="of:=([.G207]-[.G206])/([.B206]-[.B207])" office:value-type="float" office:value="0.751887841759152" calcext:value-type="float">
            <text:p>0.751887841759152</text:p>
          </table:table-cell>
          <table:table-cell table:formula="of:=([.H207]-[.H206])/([.B206]-[.B207])" office:value-type="float" office:value="0.653451271946681" calcext:value-type="float">
            <text:p>0.653451271946681</text:p>
          </table:table-cell>
          <table:table-cell table:formula="of:=([.I207]-[.I206])/([.B206]-[.B207])" office:value-type="float" office:value="-1.45769899126567" calcext:value-type="float">
            <text:p>-1.45769899126567</text:p>
          </table:table-cell>
          <table:table-cell table:formula="of:=([.J207]-[.J206])/([.B206]-[.B207])" office:value-type="float" office:value="-0.146607657167522" calcext:value-type="float">
            <text:p>-0.146607657167522</text:p>
          </table:table-cell>
          <table:table-cell table:formula="of:=([.K207]-[.K206])/([.B206]-[.B207])" office:value-type="float" office:value="24.1274315795684" calcext:value-type="float">
            <text:p>24.1274315795684</text:p>
          </table:table-cell>
          <table:table-cell table:formula="of:=([.L207]-[.L206])/([.B206]-[.B207])" office:value-type="float" office:value="-3.01592894744476" calcext:value-type="float">
            <text:p>-3.01592894744476</text:p>
          </table:table-cell>
          <table:table-cell table:formula="of:=([.M207]-[.M206])/([.B206]-[.B207])" office:value-type="float" office:value="-8.5451320177644" calcext:value-type="float">
            <text:p>-8.5451320177644</text:p>
          </table:table-cell>
          <table:table-cell table:formula="of:=([.N207]-[.N206])/([.B206]-[.B207])" office:value-type="float" office:value="-1.75929188600971" calcext:value-type="float">
            <text:p>-1.75929188600971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7]/120" office:value-type="float" office:value="1.66666666666667" calcext:value-type="float">
            <text:p>1.66666666666667</text:p>
          </table:table-cell>
          <table:table-cell office:value-type="float" office:value="26.521" calcext:value-type="float">
            <text:p>26.521</text:p>
          </table:table-cell>
          <table:table-cell office:value-type="float" office:value="-22.198" calcext:value-type="float">
            <text:p>-22.198</text:p>
          </table:table-cell>
          <table:table-cell office:value-type="float" office:value="39.604" calcext:value-type="float">
            <text:p>39.604</text:p>
          </table:table-cell>
          <table:table-cell office:value-type="float" office:value="15.104" calcext:value-type="float">
            <text:p>15.104</text:p>
          </table:table-cell>
          <table:table-cell table:formula="of:=[.C207]*2*PI()/360" office:value-type="float" office:value="0.462878770921416" calcext:value-type="float">
            <text:p>0.462878770921416</text:p>
          </table:table-cell>
          <table:table-cell table:formula="of:=[.D207]*2*PI()/360" office:value-type="float" office:value="-0.387428187357701" calcext:value-type="float">
            <text:p>-0.387428187357701</text:p>
          </table:table-cell>
          <table:table-cell table:formula="of:=[.E207]*2*PI()/360" office:value-type="float" office:value="0.691220196959834" calcext:value-type="float">
            <text:p>0.691220196959834</text:p>
          </table:table-cell>
          <table:table-cell table:formula="of:=[.F207]*2*PI()/360" office:value-type="float" office:value="0.263614530221223" calcext:value-type="float">
            <text:p>0.263614530221223</text:p>
          </table:table-cell>
          <table:table-cell table:formula="of:=([.G208]-[.G207])/([.B207]-[.B208])" office:value-type="float" office:value="0.550825911929415" calcext:value-type="float">
            <text:p>0.550825911929415</text:p>
          </table:table-cell>
          <table:table-cell table:formula="of:=([.H208]-[.H207])/([.B207]-[.B208])" office:value-type="float" office:value="0.678584013175388" calcext:value-type="float">
            <text:p>0.678584013175388</text:p>
          </table:table-cell>
          <table:table-cell table:formula="of:=([.I208]-[.I207])/([.B207]-[.B208])" office:value-type="float" office:value="-1.3864895577843" calcext:value-type="float">
            <text:p>-1.3864895577843</text:p>
          </table:table-cell>
          <table:table-cell table:formula="of:=([.J208]-[.J207])/([.B207]-[.B208])" office:value-type="float" office:value="-0.131946891450774" calcext:value-type="float">
            <text:p>-0.131946891450774</text:p>
          </table:table-cell>
          <table:table-cell table:formula="of:=([.K208]-[.K207])/([.B207]-[.B208])" office:value-type="float" office:value="21.6141574566975" calcext:value-type="float">
            <text:p>21.6141574566975</text:p>
          </table:table-cell>
          <table:table-cell table:formula="of:=([.L208]-[.L207])/([.B207]-[.B208])" office:value-type="float" office:value="-3.51858377202261" calcext:value-type="float">
            <text:p>-3.51858377202261</text:p>
          </table:table-cell>
          <table:table-cell table:formula="of:=([.M208]-[.M207])/([.B207]-[.B208])" office:value-type="float" office:value="-10.5557513160598" calcext:value-type="float">
            <text:p>-10.5557513160598</text:p>
          </table:table-cell>
          <table:table-cell table:formula="of:=([.N208]-[.N207])/([.B207]-[.B208])" office:value-type="float" office:value="-3.51858377202101" calcext:value-type="float">
            <text:p>-3.51858377202101</text:p>
          </table:table-cell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8]/120" office:value-type="float" office:value="1.675" calcext:value-type="float">
            <text:p>1.675</text:p>
          </table:table-cell>
          <table:table-cell office:value-type="float" office:value="26.258" calcext:value-type="float">
            <text:p>26.258</text:p>
          </table:table-cell>
          <table:table-cell office:value-type="float" office:value="-22.522" calcext:value-type="float">
            <text:p>-22.522</text:p>
          </table:table-cell>
          <table:table-cell office:value-type="float" office:value="40.266" calcext:value-type="float">
            <text:p>40.266</text:p>
          </table:table-cell>
          <table:table-cell office:value-type="float" office:value="15.167" calcext:value-type="float">
            <text:p>15.167</text:p>
          </table:table-cell>
          <table:table-cell table:formula="of:=[.C208]*2*PI()/360" office:value-type="float" office:value="0.458288554988671" calcext:value-type="float">
            <text:p>0.458288554988671</text:p>
          </table:table-cell>
          <table:table-cell table:formula="of:=[.D208]*2*PI()/360" office:value-type="float" office:value="-0.393083054134163" calcext:value-type="float">
            <text:p>-0.393083054134163</text:p>
          </table:table-cell>
          <table:table-cell table:formula="of:=[.E208]*2*PI()/360" office:value-type="float" office:value="0.702774276608037" calcext:value-type="float">
            <text:p>0.702774276608037</text:p>
          </table:table-cell>
          <table:table-cell table:formula="of:=[.F208]*2*PI()/360" office:value-type="float" office:value="0.26471408764998" calcext:value-type="float">
            <text:p>0.26471408764998</text:p>
          </table:table-cell>
          <table:table-cell table:formula="of:=([.G209]-[.G208])/([.B208]-[.B209])" office:value-type="float" office:value="0.370707933123603" calcext:value-type="float">
            <text:p>0.370707933123603</text:p>
          </table:table-cell>
          <table:table-cell table:formula="of:=([.H209]-[.H208])/([.B208]-[.B209])" office:value-type="float" office:value="0.707905544608909" calcext:value-type="float">
            <text:p>0.707905544608909</text:p>
          </table:table-cell>
          <table:table-cell table:formula="of:=([.I209]-[.I208])/([.B208]-[.B209])" office:value-type="float" office:value="-1.2985249634838" calcext:value-type="float">
            <text:p>-1.2985249634838</text:p>
          </table:table-cell>
          <table:table-cell table:formula="of:=([.J209]-[.J208])/([.B208]-[.B209])" office:value-type="float" office:value="-0.102625360017266" calcext:value-type="float">
            <text:p>-0.102625360017266</text:p>
          </table:table-cell>
          <table:table-cell table:formula="of:=([.K209]-[.K208])/([.B208]-[.B209])" office:value-type="float" office:value="17.8442462723924" calcext:value-type="float">
            <text:p>17.8442462723924</text:p>
          </table:table-cell>
          <table:table-cell table:formula="of:=([.L209]-[.L208])/([.B208]-[.B209])" office:value-type="float" office:value="-3.26725635973209" calcext:value-type="float">
            <text:p>-3.26725635973209</text:p>
          </table:table-cell>
          <table:table-cell table:formula="of:=([.M209]-[.M208])/([.B208]-[.B209])" office:value-type="float" office:value="-12.3150432020736" calcext:value-type="float">
            <text:p>-12.3150432020736</text:p>
          </table:table-cell>
          <table:table-cell table:formula="of:=([.N209]-[.N208])/([.B208]-[.B209])" office:value-type="float" office:value="-3.76991118430754" calcext:value-type="float">
            <text:p>-3.76991118430754</text:p>
          </table:table-cell>
          <table:table-cell table:number-columns-repeated="100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9]/120" office:value-type="float" office:value="1.68333333333333" calcext:value-type="float">
            <text:p>1.68333333333333</text:p>
          </table:table-cell>
          <table:table-cell office:value-type="float" office:value="26.081" calcext:value-type="float">
            <text:p>26.081</text:p>
          </table:table-cell>
          <table:table-cell office:value-type="float" office:value="-22.86" calcext:value-type="float">
            <text:p>-22.86</text:p>
          </table:table-cell>
          <table:table-cell office:value-type="float" office:value="40.886" calcext:value-type="float">
            <text:p>40.886</text:p>
          </table:table-cell>
          <table:table-cell office:value-type="float" office:value="15.216" calcext:value-type="float">
            <text:p>15.216</text:p>
          </table:table-cell>
          <table:table-cell table:formula="of:=[.C209]*2*PI()/360" office:value-type="float" office:value="0.455199322212641" calcext:value-type="float">
            <text:p>0.455199322212641</text:p>
          </table:table-cell>
          <table:table-cell table:formula="of:=[.D209]*2*PI()/360" office:value-type="float" office:value="-0.398982267005904" calcext:value-type="float">
            <text:p>-0.398982267005904</text:p>
          </table:table-cell>
          <table:table-cell table:formula="of:=[.E209]*2*PI()/360" office:value-type="float" office:value="0.713595317970402" calcext:value-type="float">
            <text:p>0.713595317970402</text:p>
          </table:table-cell>
          <table:table-cell table:formula="of:=[.F209]*2*PI()/360" office:value-type="float" office:value="0.265569298983457" calcext:value-type="float">
            <text:p>0.265569298983457</text:p>
          </table:table-cell>
          <table:table-cell table:formula="of:=([.G210]-[.G209])/([.B209]-[.B210])" office:value-type="float" office:value="0.222005880853667" calcext:value-type="float">
            <text:p>0.222005880853667</text:p>
          </table:table-cell>
          <table:table-cell table:formula="of:=([.H210]-[.H209])/([.B209]-[.B210])" office:value-type="float" office:value="0.73513268094001" calcext:value-type="float">
            <text:p>0.73513268094001</text:p>
          </table:table-cell>
          <table:table-cell table:formula="of:=([.I210]-[.I209])/([.B209]-[.B210])" office:value-type="float" office:value="-1.19589960346652" calcext:value-type="float">
            <text:p>-1.19589960346652</text:p>
          </table:table-cell>
          <table:table-cell table:formula="of:=([.J210]-[.J209])/([.B209]-[.B210])" office:value-type="float" office:value="-0.0712094334813698" calcext:value-type="float">
            <text:p>-0.07120943348137</text:p>
          </table:table-cell>
          <table:table-cell table:formula="of:=([.K210]-[.K209])/([.B209]-[.B210])" office:value-type="float" office:value="13.8230076757927" calcext:value-type="float">
            <text:p>13.8230076757927</text:p>
          </table:table-cell>
          <table:table-cell table:formula="of:=([.L210]-[.L209])/([.B209]-[.B210])" office:value-type="float" office:value="-1.50796447372397" calcext:value-type="float">
            <text:p>-1.50796447372397</text:p>
          </table:table-cell>
          <table:table-cell table:formula="of:=([.M210]-[.M209])/([.B209]-[.B210])" office:value-type="float" office:value="-14.8283173249452" calcext:value-type="float">
            <text:p>-14.8283173249452</text:p>
          </table:table-cell>
          <table:table-cell table:formula="of:=([.N210]-[.N209])/([.B209]-[.B210])" office:value-type="float" office:value="-4.02123859659487" calcext:value-type="float">
            <text:p>-4.02123859659487</text:p>
          </table:table-cell>
          <table:table-cell table:number-columns-repeated="100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10]/120" office:value-type="float" office:value="1.69166666666667" calcext:value-type="float">
            <text:p>1.69166666666667</text:p>
          </table:table-cell>
          <table:table-cell office:value-type="float" office:value="25.975" calcext:value-type="float">
            <text:p>25.975</text:p>
          </table:table-cell>
          <table:table-cell office:value-type="float" office:value="-23.211" calcext:value-type="float">
            <text:p>-23.211</text:p>
          </table:table-cell>
          <table:table-cell office:value-type="float" office:value="41.457" calcext:value-type="float">
            <text:p>41.457</text:p>
          </table:table-cell>
          <table:table-cell office:value-type="float" office:value="15.25" calcext:value-type="float">
            <text:p>15.25</text:p>
          </table:table-cell>
          <table:table-cell table:formula="of:=[.C210]*2*PI()/360" office:value-type="float" office:value="0.453349273205527" calcext:value-type="float">
            <text:p>0.453349273205527</text:p>
          </table:table-cell>
          <table:table-cell table:formula="of:=[.D210]*2*PI()/360" office:value-type="float" office:value="-0.405108372680404" calcext:value-type="float">
            <text:p>-0.405108372680404</text:p>
          </table:table-cell>
          <table:table-cell table:formula="of:=[.E210]*2*PI()/360" office:value-type="float" office:value="0.723561147999289" calcext:value-type="float">
            <text:p>0.723561147999289</text:p>
          </table:table-cell>
          <table:table-cell table:formula="of:=[.F210]*2*PI()/360" office:value-type="float" office:value="0.266162710929135" calcext:value-type="float">
            <text:p>0.266162710929135</text:p>
          </table:table-cell>
          <table:table-cell table:formula="of:=([.G211]-[.G210])/([.B210]-[.B211])" office:value-type="float" office:value="0.106814150222061" calcext:value-type="float">
            <text:p>0.106814150222061</text:p>
          </table:table-cell>
          <table:table-cell table:formula="of:=([.H211]-[.H210])/([.B210]-[.B211])" office:value-type="float" office:value="0.747699051554376" calcext:value-type="float">
            <text:p>0.747699051554376</text:p>
          </table:table-cell>
          <table:table-cell table:formula="of:=([.I211]-[.I210])/([.B210]-[.B211])" office:value-type="float" office:value="-1.07233029242531" calcext:value-type="float">
            <text:p>-1.07233029242531</text:p>
          </table:table-cell>
          <table:table-cell table:formula="of:=([.J211]-[.J210])/([.B210]-[.B211])" office:value-type="float" office:value="-0.0376991118430793" calcext:value-type="float">
            <text:p>-0.037699111843079</text:p>
          </table:table-cell>
          <table:table-cell table:formula="of:=([.K211]-[.K210])/([.B210]-[.B211])" office:value-type="float" office:value="10.8070787283504" calcext:value-type="float">
            <text:p>10.8070787283504</text:p>
          </table:table-cell>
          <table:table-cell table:formula="of:=([.L211]-[.L210])/([.B210]-[.B211])" office:value-type="float" office:value="0.502654824573858" calcext:value-type="float">
            <text:p>0.502654824573858</text:p>
          </table:table-cell>
          <table:table-cell table:formula="of:=([.M211]-[.M210])/([.B210]-[.B211])" office:value-type="float" office:value="-16.3362817986676" calcext:value-type="float">
            <text:p>-16.3362817986676</text:p>
          </table:table-cell>
          <table:table-cell table:formula="of:=([.N211]-[.N210])/([.B210]-[.B211])" office:value-type="float" office:value="-4.52389342116953" calcext:value-type="float">
            <text:p>-4.52389342116953</text:p>
          </table:table-cell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11]/120" office:value-type="float" office:value="1.7" calcext:value-type="float">
            <text:p>1.7</text:p>
          </table:table-cell>
          <table:table-cell office:value-type="float" office:value="25.924" calcext:value-type="float">
            <text:p>25.924</text:p>
          </table:table-cell>
          <table:table-cell office:value-type="float" office:value="-23.568" calcext:value-type="float">
            <text:p>-23.568</text:p>
          </table:table-cell>
          <table:table-cell office:value-type="float" office:value="41.969" calcext:value-type="float">
            <text:p>41.969</text:p>
          </table:table-cell>
          <table:table-cell office:value-type="float" office:value="15.268" calcext:value-type="float">
            <text:p>15.268</text:p>
          </table:table-cell>
          <table:table-cell table:formula="of:=[.C211]*2*PI()/360" office:value-type="float" office:value="0.45245915528701" calcext:value-type="float">
            <text:p>0.45245915528701</text:p>
          </table:table-cell>
          <table:table-cell table:formula="of:=[.D211]*2*PI()/360" office:value-type="float" office:value="-0.411339198110024" calcext:value-type="float">
            <text:p>-0.411339198110024</text:p>
          </table:table-cell>
          <table:table-cell table:formula="of:=[.E211]*2*PI()/360" office:value-type="float" office:value="0.7324972337695" calcext:value-type="float">
            <text:p>0.7324972337695</text:p>
          </table:table-cell>
          <table:table-cell table:formula="of:=[.F211]*2*PI()/360" office:value-type="float" office:value="0.266476870194494" calcext:value-type="float">
            <text:p>0.266476870194494</text:p>
          </table:table-cell>
          <table:table-cell table:formula="of:=([.G212]-[.G211])/([.B211]-[.B212])" office:value-type="float" office:value="0.0167551608191419" calcext:value-type="float">
            <text:p>0.016755160819142</text:p>
          </table:table-cell>
          <table:table-cell table:formula="of:=([.H212]-[.H211])/([.B211]-[.B212])" office:value-type="float" office:value="0.743510261349594" calcext:value-type="float">
            <text:p>0.743510261349594</text:p>
          </table:table-cell>
          <table:table-cell table:formula="of:=([.I212]-[.I211])/([.B211]-[.B212])" office:value-type="float" office:value="-0.936194610769746" calcext:value-type="float">
            <text:p>-0.936194610769746</text:p>
          </table:table-cell>
          <table:table-cell table:formula="of:=([.J212]-[.J211])/([.B211]-[.B212])" office:value-type="float" office:value="-0" calcext:value-type="float">
            <text:p>0</text:p>
          </table:table-cell>
          <table:table-cell table:formula="of:=([.K212]-[.K211])/([.B211]-[.B212])" office:value-type="float" office:value="8.04247719318895" calcext:value-type="float">
            <text:p>8.04247719318895</text:p>
          </table:table-cell>
          <table:table-cell table:formula="of:=([.L212]-[.L211])/([.B211]-[.B212])" office:value-type="float" office:value="3.01592894744796" calcext:value-type="float">
            <text:p>3.01592894744796</text:p>
          </table:table-cell>
          <table:table-cell table:formula="of:=([.M212]-[.M211])/([.B211]-[.B212])" office:value-type="float" office:value="-17.8442462723852" calcext:value-type="float">
            <text:p>-17.8442462723852</text:p>
          </table:table-cell>
          <table:table-cell table:formula="of:=([.N212]-[.N211])/([.B211]-[.B212])" office:value-type="float" office:value="-4.52389342116953" calcext:value-type="float">
            <text:p>-4.52389342116953</text:p>
          </table:table-cell>
          <table:table-cell table:number-columns-repeated="100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12]/120" office:value-type="float" office:value="1.70833333333333" calcext:value-type="float">
            <text:p>1.70833333333333</text:p>
          </table:table-cell>
          <table:table-cell office:value-type="float" office:value="25.916" calcext:value-type="float">
            <text:p>25.916</text:p>
          </table:table-cell>
          <table:table-cell office:value-type="float" office:value="-23.923" calcext:value-type="float">
            <text:p>-23.923</text:p>
          </table:table-cell>
          <table:table-cell office:value-type="float" office:value="42.416" calcext:value-type="float">
            <text:p>42.416</text:p>
          </table:table-cell>
          <table:table-cell office:value-type="float" office:value="15.268" calcext:value-type="float">
            <text:p>15.268</text:p>
          </table:table-cell>
          <table:table-cell table:formula="of:=[.C212]*2*PI()/360" office:value-type="float" office:value="0.45231952894685" calcext:value-type="float">
            <text:p>0.45231952894685</text:p>
          </table:table-cell>
          <table:table-cell table:formula="of:=[.D212]*2*PI()/360" office:value-type="float" office:value="-0.417535116954604" calcext:value-type="float">
            <text:p>-0.417535116954604</text:p>
          </table:table-cell>
          <table:table-cell table:formula="of:=[.E212]*2*PI()/360" office:value-type="float" office:value="0.740298855525915" calcext:value-type="float">
            <text:p>0.740298855525915</text:p>
          </table:table-cell>
          <table:table-cell table:formula="of:=[.F212]*2*PI()/360" office:value-type="float" office:value="0.266476870194494" calcext:value-type="float">
            <text:p>0.266476870194494</text:p>
          </table:table-cell>
          <table:table-cell table:formula="of:=([.G213]-[.G212])/([.B212]-[.B213])" office:value-type="float" office:value="-0.0502654824574324" calcext:value-type="float">
            <text:p>-0.050265482457432</text:p>
          </table:table-cell>
          <table:table-cell table:formula="of:=([.H213]-[.H212])/([.B212]-[.B213])" office:value-type="float" office:value="0.718377520120861" calcext:value-type="float">
            <text:p>0.718377520120861</text:p>
          </table:table-cell>
          <table:table-cell table:formula="of:=([.I213]-[.I212])/([.B212]-[.B213])" office:value-type="float" office:value="-0.78749255849987" calcext:value-type="float">
            <text:p>-0.78749255849987</text:p>
          </table:table-cell>
          <table:table-cell table:formula="of:=([.J213]-[.J212])/([.B212]-[.B213])" office:value-type="float" office:value="0.0376991118430793" calcext:value-type="float">
            <text:p>0.037699111843079</text:p>
          </table:table-cell>
          <table:table-cell table:formula="of:=([.K213]-[.K212])/([.B212]-[.B213])" office:value-type="float" office:value="5.78053048260586" calcext:value-type="float">
            <text:p>5.78053048260586</text:p>
          </table:table-cell>
          <table:table-cell table:formula="of:=([.L213]-[.L212])/([.B212]-[.B213])" office:value-type="float" office:value="4.02123859659626" calcext:value-type="float">
            <text:p>4.02123859659626</text:p>
          </table:table-cell>
          <table:table-cell table:formula="of:=([.M213]-[.M212])/([.B212]-[.B213])" office:value-type="float" office:value="-17.5929188601087" calcext:value-type="float">
            <text:p>-17.5929188601087</text:p>
          </table:table-cell>
          <table:table-cell table:formula="of:=([.N213]-[.N212])/([.B212]-[.B213])" office:value-type="float" office:value="-5.02654824574314" calcext:value-type="float">
            <text:p>-5.02654824574314</text:p>
          </table:table-cell>
          <table:table-cell table:number-columns-repeated="100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13]/120" office:value-type="float" office:value="1.71666666666667" calcext:value-type="float">
            <text:p>1.71666666666667</text:p>
          </table:table-cell>
          <table:table-cell office:value-type="float" office:value="25.94" calcext:value-type="float">
            <text:p>25.94</text:p>
          </table:table-cell>
          <table:table-cell office:value-type="float" office:value="-24.266" calcext:value-type="float">
            <text:p>-24.266</text:p>
          </table:table-cell>
          <table:table-cell office:value-type="float" office:value="42.792" calcext:value-type="float">
            <text:p>42.792</text:p>
          </table:table-cell>
          <table:table-cell office:value-type="float" office:value="15.25" calcext:value-type="float">
            <text:p>15.25</text:p>
          </table:table-cell>
          <table:table-cell table:formula="of:=[.C213]*2*PI()/360" office:value-type="float" office:value="0.452738407967329" calcext:value-type="float">
            <text:p>0.452738407967329</text:p>
          </table:table-cell>
          <table:table-cell table:formula="of:=[.D213]*2*PI()/360" office:value-type="float" office:value="-0.423521596288944" calcext:value-type="float">
            <text:p>-0.423521596288944</text:p>
          </table:table-cell>
          <table:table-cell table:formula="of:=[.E213]*2*PI()/360" office:value-type="float" office:value="0.746861293513414" calcext:value-type="float">
            <text:p>0.746861293513414</text:p>
          </table:table-cell>
          <table:table-cell table:formula="of:=[.F213]*2*PI()/360" office:value-type="float" office:value="0.266162710929135" calcext:value-type="float">
            <text:p>0.266162710929135</text:p>
          </table:table-cell>
          <table:table-cell table:formula="of:=([.G214]-[.G213])/([.B213]-[.B214])" office:value-type="float" office:value="-0.0984365698124811" calcext:value-type="float">
            <text:p>-0.098436569812481</text:p>
          </table:table-cell>
          <table:table-cell table:formula="of:=([.H214]-[.H213])/([.B213]-[.B214])" office:value-type="float" office:value="0.684867198482559" calcext:value-type="float">
            <text:p>0.684867198482559</text:p>
          </table:table-cell>
          <table:table-cell table:formula="of:=([.I214]-[.I213])/([.B213]-[.B214])" office:value-type="float" office:value="-0.640884901332298" calcext:value-type="float">
            <text:p>-0.640884901332298</text:p>
          </table:table-cell>
          <table:table-cell table:formula="of:=([.J214]-[.J213])/([.B213]-[.B214])" office:value-type="float" office:value="0.0795870138909386" calcext:value-type="float">
            <text:p>0.079587013890939</text:p>
          </table:table-cell>
          <table:table-cell table:formula="of:=([.K214]-[.K213])/([.B213]-[.B214])" office:value-type="float" office:value="3.76991118430776" calcext:value-type="float">
            <text:p>3.76991118430776</text:p>
          </table:table-cell>
          <table:table-cell table:formula="of:=([.L214]-[.L213])/([.B213]-[.B214])" office:value-type="float" office:value="5.52920307031573" calcext:value-type="float">
            <text:p>5.52920307031573</text:p>
          </table:table-cell>
          <table:table-cell table:formula="of:=([.M214]-[.M213])/([.B213]-[.B214])" office:value-type="float" office:value="-16.0849543863754" calcext:value-type="float">
            <text:p>-16.0849543863754</text:p>
          </table:table-cell>
          <table:table-cell table:formula="of:=([.N214]-[.N213])/([.B213]-[.B214])" office:value-type="float" office:value="-5.52920307031896" calcext:value-type="float">
            <text:p>-5.52920307031896</text:p>
          </table:table-cell>
          <table:table-cell table:number-columns-repeated="100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14]/120" office:value-type="float" office:value="1.725" calcext:value-type="float">
            <text:p>1.725</text:p>
          </table:table-cell>
          <table:table-cell office:value-type="float" office:value="25.987" calcext:value-type="float">
            <text:p>25.987</text:p>
          </table:table-cell>
          <table:table-cell office:value-type="float" office:value="-24.593" calcext:value-type="float">
            <text:p>-24.593</text:p>
          </table:table-cell>
          <table:table-cell office:value-type="float" office:value="43.098" calcext:value-type="float">
            <text:p>43.098</text:p>
          </table:table-cell>
          <table:table-cell office:value-type="float" office:value="15.212" calcext:value-type="float">
            <text:p>15.212</text:p>
          </table:table-cell>
          <table:table-cell table:formula="of:=[.C214]*2*PI()/360" office:value-type="float" office:value="0.453558712715766" calcext:value-type="float">
            <text:p>0.453558712715766</text:p>
          </table:table-cell>
          <table:table-cell table:formula="of:=[.D214]*2*PI()/360" office:value-type="float" office:value="-0.429228822942965" calcext:value-type="float">
            <text:p>-0.429228822942965</text:p>
          </table:table-cell>
          <table:table-cell table:formula="of:=[.E214]*2*PI()/360" office:value-type="float" office:value="0.752202001024516" calcext:value-type="float">
            <text:p>0.752202001024516</text:p>
          </table:table-cell>
          <table:table-cell table:formula="of:=[.F214]*2*PI()/360" office:value-type="float" office:value="0.265499485813377" calcext:value-type="float">
            <text:p>0.265499485813377</text:p>
          </table:table-cell>
          <table:table-cell table:formula="of:=([.G215]-[.G214])/([.B214]-[.B215])" office:value-type="float" office:value="-0.12985249634838" calcext:value-type="float">
            <text:p>-0.12985249634838</text:p>
          </table:table-cell>
          <table:table-cell table:formula="of:=([.H215]-[.H214])/([.B214]-[.B215])" office:value-type="float" office:value="0.638790506229927" calcext:value-type="float">
            <text:p>0.638790506229927</text:p>
          </table:table-cell>
          <table:table-cell table:formula="of:=([.I215]-[.I214])/([.B214]-[.B215])" office:value-type="float" office:value="-0.506843614779166" calcext:value-type="float">
            <text:p>-0.506843614779166</text:p>
          </table:table-cell>
          <table:table-cell table:formula="of:=([.J215]-[.J214])/([.B214]-[.B215])" office:value-type="float" office:value="0.125663706143598" calcext:value-type="float">
            <text:p>0.125663706143598</text:p>
          </table:table-cell>
          <table:table-cell table:formula="of:=([.K215]-[.K214])/([.B214]-[.B215])" office:value-type="float" office:value="1.25663706143585" calcext:value-type="float">
            <text:p>1.25663706143585</text:p>
          </table:table-cell>
          <table:table-cell table:formula="of:=([.L215]-[.L214])/([.B214]-[.B215])" office:value-type="float" office:value="7.28849495632856" calcext:value-type="float">
            <text:p>7.28849495632856</text:p>
          </table:table-cell>
          <table:table-cell table:formula="of:=([.M215]-[.M214])/([.B214]-[.B215])" office:value-type="float" office:value="-15.5822995618064" calcext:value-type="float">
            <text:p>-15.5822995618064</text:p>
          </table:table-cell>
          <table:table-cell table:formula="of:=([.N215]-[.N214])/([.B214]-[.B215])" office:value-type="float" office:value="-5.52920307031645" calcext:value-type="float">
            <text:p>-5.52920307031645</text:p>
          </table:table-cell>
          <table:table-cell table:number-columns-repeated="100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5]/120" office:value-type="float" office:value="1.73333333333333" calcext:value-type="float">
            <text:p>1.73333333333333</text:p>
          </table:table-cell>
          <table:table-cell office:value-type="float" office:value="26.049" calcext:value-type="float">
            <text:p>26.049</text:p>
          </table:table-cell>
          <table:table-cell office:value-type="float" office:value="-24.898" calcext:value-type="float">
            <text:p>-24.898</text:p>
          </table:table-cell>
          <table:table-cell office:value-type="float" office:value="43.34" calcext:value-type="float">
            <text:p>43.34</text:p>
          </table:table-cell>
          <table:table-cell office:value-type="float" office:value="15.152" calcext:value-type="float">
            <text:p>15.152</text:p>
          </table:table-cell>
          <table:table-cell table:formula="of:=[.C215]*2*PI()/360" office:value-type="float" office:value="0.454640816852003" calcext:value-type="float">
            <text:p>0.454640816852003</text:p>
          </table:table-cell>
          <table:table-cell table:formula="of:=[.D215]*2*PI()/360" office:value-type="float" office:value="-0.434552077161548" calcext:value-type="float">
            <text:p>-0.434552077161548</text:p>
          </table:table-cell>
          <table:table-cell table:formula="of:=[.E215]*2*PI()/360" office:value-type="float" office:value="0.756425697814343" calcext:value-type="float">
            <text:p>0.756425697814343</text:p>
          </table:table-cell>
          <table:table-cell table:formula="of:=[.F215]*2*PI()/360" office:value-type="float" office:value="0.264452288262181" calcext:value-type="float">
            <text:p>0.264452288262181</text:p>
          </table:table-cell>
          <table:table-cell table:formula="of:=([.G216]-[.G215])/([.B215]-[.B216])" office:value-type="float" office:value="-0.140324471860345" calcext:value-type="float">
            <text:p>-0.140324471860345</text:p>
          </table:table-cell>
          <table:table-cell table:formula="of:=([.H216]-[.H215])/([.B215]-[.B216])" office:value-type="float" office:value="0.578053048260523" calcext:value-type="float">
            <text:p>0.578053048260523</text:p>
          </table:table-cell>
          <table:table-cell table:formula="of:=([.I216]-[.I215])/([.B215]-[.B216])" office:value-type="float" office:value="-0.37699111843078" calcext:value-type="float">
            <text:p>-0.37699111843078</text:p>
          </table:table-cell>
          <table:table-cell table:formula="of:=([.J216]-[.J215])/([.B215]-[.B216])" office:value-type="float" office:value="0.171740398396235" calcext:value-type="float">
            <text:p>0.171740398396235</text:p>
          </table:table-cell>
          <table:table-cell table:formula="of:=([.K216]-[.K215])/([.B215]-[.B216])" office:value-type="float" office:value="-1.25663706143585" calcext:value-type="float">
            <text:p>-1.25663706143585</text:p>
          </table:table-cell>
          <table:table-cell table:formula="of:=([.L216]-[.L215])/([.B215]-[.B216])" office:value-type="float" office:value="8.5451320177628" calcext:value-type="float">
            <text:p>8.5451320177628</text:p>
          </table:table-cell>
          <table:table-cell table:formula="of:=([.M216]-[.M215])/([.B215]-[.B216])" office:value-type="float" office:value="-15.8336269740962" calcext:value-type="float">
            <text:p>-15.8336269740962</text:p>
          </table:table-cell>
          <table:table-cell table:formula="of:=([.N216]-[.N215])/([.B215]-[.B216])" office:value-type="float" office:value="-5.78053048260698" calcext:value-type="float">
            <text:p>-5.78053048260698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6]/120" office:value-type="float" office:value="1.74166666666667" calcext:value-type="float">
            <text:p>1.74166666666667</text:p>
          </table:table-cell>
          <table:table-cell office:value-type="float" office:value="26.116" calcext:value-type="float">
            <text:p>26.116</text:p>
          </table:table-cell>
          <table:table-cell office:value-type="float" office:value="-25.174" calcext:value-type="float">
            <text:p>-25.174</text:p>
          </table:table-cell>
          <table:table-cell office:value-type="float" office:value="43.52" calcext:value-type="float">
            <text:p>43.52</text:p>
          </table:table-cell>
          <table:table-cell office:value-type="float" office:value="15.07" calcext:value-type="float">
            <text:p>15.07</text:p>
          </table:table-cell>
          <table:table-cell table:formula="of:=[.C216]*2*PI()/360" office:value-type="float" office:value="0.455810187450839" calcext:value-type="float">
            <text:p>0.455810187450839</text:p>
          </table:table-cell>
          <table:table-cell table:formula="of:=[.D216]*2*PI()/360" office:value-type="float" office:value="-0.439369185897052" calcext:value-type="float">
            <text:p>-0.439369185897052</text:p>
          </table:table-cell>
          <table:table-cell table:formula="of:=[.E216]*2*PI()/360" office:value-type="float" office:value="0.759567290467932" calcext:value-type="float">
            <text:p>0.759567290467932</text:p>
          </table:table-cell>
          <table:table-cell table:formula="of:=[.F216]*2*PI()/360" office:value-type="float" office:value="0.263021118275545" calcext:value-type="float">
            <text:p>0.263021118275545</text:p>
          </table:table-cell>
          <table:table-cell table:formula="of:=([.G217]-[.G216])/([.B216]-[.B217])" office:value-type="float" office:value="-0.12985249634838" calcext:value-type="float">
            <text:p>-0.12985249634838</text:p>
          </table:table-cell>
          <table:table-cell table:formula="of:=([.H217]-[.H216])/([.B216]-[.B217])" office:value-type="float" office:value="0.506843614779166" calcext:value-type="float">
            <text:p>0.506843614779166</text:p>
          </table:table-cell>
          <table:table-cell table:formula="of:=([.I217]-[.I216])/([.B216]-[.B217])" office:value-type="float" office:value="-0.245044226979979" calcext:value-type="float">
            <text:p>-0.245044226979979</text:p>
          </table:table-cell>
          <table:table-cell table:formula="of:=([.J217]-[.J216])/([.B216]-[.B217])" office:value-type="float" office:value="0.219911485751293" calcext:value-type="float">
            <text:p>0.219911485751293</text:p>
          </table:table-cell>
          <table:table-cell table:formula="of:=([.K217]-[.K216])/([.B216]-[.B217])" office:value-type="float" office:value="-2.76460153515983" calcext:value-type="float">
            <text:p>-2.76460153515983</text:p>
          </table:table-cell>
          <table:table-cell table:formula="of:=([.L217]-[.L216])/([.B216]-[.B217])" office:value-type="float" office:value="9.80176907920265" calcext:value-type="float">
            <text:p>9.80176907920265</text:p>
          </table:table-cell>
          <table:table-cell table:formula="of:=([.M217]-[.M216])/([.B216]-[.B217])" office:value-type="float" office:value="-16.0849543863779" calcext:value-type="float">
            <text:p>-16.0849543863779</text:p>
          </table:table-cell>
          <table:table-cell table:formula="of:=([.N217]-[.N216])/([.B216]-[.B217])" office:value-type="float" office:value="-4.77522083345527" calcext:value-type="float">
            <text:p>-4.77522083345527</text:p>
          </table:table-cell>
          <table:table-cell table:number-columns-repeated="100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7]/120" office:value-type="float" office:value="1.75" calcext:value-type="float">
            <text:p>1.75</text:p>
          </table:table-cell>
          <table:table-cell office:value-type="float" office:value="26.178" calcext:value-type="float">
            <text:p>26.178</text:p>
          </table:table-cell>
          <table:table-cell office:value-type="float" office:value="-25.416" calcext:value-type="float">
            <text:p>-25.416</text:p>
          </table:table-cell>
          <table:table-cell office:value-type="float" office:value="43.637" calcext:value-type="float">
            <text:p>43.637</text:p>
          </table:table-cell>
          <table:table-cell office:value-type="float" office:value="14.965" calcext:value-type="float">
            <text:p>14.965</text:p>
          </table:table-cell>
          <table:table-cell table:formula="of:=[.C217]*2*PI()/360" office:value-type="float" office:value="0.456892291587076" calcext:value-type="float">
            <text:p>0.456892291587076</text:p>
          </table:table-cell>
          <table:table-cell table:formula="of:=[.D217]*2*PI()/360" office:value-type="float" office:value="-0.443592882686879" calcext:value-type="float">
            <text:p>-0.443592882686879</text:p>
          </table:table-cell>
          <table:table-cell table:formula="of:=[.E217]*2*PI()/360" office:value-type="float" office:value="0.761609325692765" calcext:value-type="float">
            <text:p>0.761609325692765</text:p>
          </table:table-cell>
          <table:table-cell table:formula="of:=[.F217]*2*PI()/360" office:value-type="float" office:value="0.261188522560951" calcext:value-type="float">
            <text:p>0.261188522560951</text:p>
          </table:table-cell>
          <table:table-cell table:formula="of:=([.G218]-[.G217])/([.B217]-[.B218])" office:value-type="float" office:value="-0.106814150222048" calcext:value-type="float">
            <text:p>-0.106814150222048</text:p>
          </table:table-cell>
          <table:table-cell table:formula="of:=([.H218]-[.H217])/([.B217]-[.B218])" office:value-type="float" office:value="0.425162205785811" calcext:value-type="float">
            <text:p>0.425162205785811</text:p>
          </table:table-cell>
          <table:table-cell table:formula="of:=([.I218]-[.I217])/([.B217]-[.B218])" office:value-type="float" office:value="-0.11100294042683" calcext:value-type="float">
            <text:p>-0.11100294042683</text:p>
          </table:table-cell>
          <table:table-cell table:formula="of:=([.J218]-[.J217])/([.B217]-[.B218])" office:value-type="float" office:value="0.259704992696753" calcext:value-type="float">
            <text:p>0.259704992696753</text:p>
          </table:table-cell>
          <table:table-cell table:formula="of:=([.K218]-[.K217])/([.B217]-[.B218])" office:value-type="float" office:value="-5.02654824574259" calcext:value-type="float">
            <text:p>-5.02654824574259</text:p>
          </table:table-cell>
          <table:table-cell table:formula="of:=([.L218]-[.L217])/([.B217]-[.B218])" office:value-type="float" office:value="10.5557513160606" calcext:value-type="float">
            <text:p>10.5557513160606</text:p>
          </table:table-cell>
          <table:table-cell table:formula="of:=([.M218]-[.M217])/([.B217]-[.B218])" office:value-type="float" office:value="-17.3415914478121" calcext:value-type="float">
            <text:p>-17.3415914478121</text:p>
          </table:table-cell>
          <table:table-cell table:formula="of:=([.N218]-[.N217])/([.B217]-[.B218])" office:value-type="float" office:value="-4.77522083345686" calcext:value-type="float">
            <text:p>-4.77522083345686</text:p>
          </table:table-cell>
          <table:table-cell table:number-columns-repeated="100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8]/120" office:value-type="float" office:value="1.75833333333333" calcext:value-type="float">
            <text:p>1.75833333333333</text:p>
          </table:table-cell>
          <table:table-cell office:value-type="float" office:value="26.229" calcext:value-type="float">
            <text:p>26.229</text:p>
          </table:table-cell>
          <table:table-cell office:value-type="float" office:value="-25.619" calcext:value-type="float">
            <text:p>-25.619</text:p>
          </table:table-cell>
          <table:table-cell office:value-type="float" office:value="43.69" calcext:value-type="float">
            <text:p>43.69</text:p>
          </table:table-cell>
          <table:table-cell office:value-type="float" office:value="14.841" calcext:value-type="float">
            <text:p>14.841</text:p>
          </table:table-cell>
          <table:table-cell table:formula="of:=[.C218]*2*PI()/360" office:value-type="float" office:value="0.457782409505593" calcext:value-type="float">
            <text:p>0.457782409505593</text:p>
          </table:table-cell>
          <table:table-cell table:formula="of:=[.D218]*2*PI()/360" office:value-type="float" office:value="-0.447135901068427" calcext:value-type="float">
            <text:p>-0.447135901068427</text:p>
          </table:table-cell>
          <table:table-cell table:formula="of:=[.E218]*2*PI()/360" office:value-type="float" office:value="0.762534350196322" calcext:value-type="float">
            <text:p>0.762534350196322</text:p>
          </table:table-cell>
          <table:table-cell table:formula="of:=[.F218]*2*PI()/360" office:value-type="float" office:value="0.259024314288478" calcext:value-type="float">
            <text:p>0.259024314288478</text:p>
          </table:table-cell>
          <table:table-cell table:formula="of:=([.G219]-[.G218])/([.B218]-[.B219])" office:value-type="float" office:value="-0.0649262481741932" calcext:value-type="float">
            <text:p>-0.064926248174193</text:p>
          </table:table-cell>
          <table:table-cell table:formula="of:=([.H219]-[.H218])/([.B218]-[.B219])" office:value-type="float" office:value="0.337197611485306" calcext:value-type="float">
            <text:p>0.337197611485306</text:p>
          </table:table-cell>
          <table:table-cell table:formula="of:=([.I219]-[.I218])/([.B218]-[.B219])" office:value-type="float" office:value="0.0335103216382705" calcext:value-type="float">
            <text:p>0.033510321638271</text:p>
          </table:table-cell>
          <table:table-cell table:formula="of:=([.J219]-[.J218])/([.B218]-[.B219])" office:value-type="float" office:value="0.299498499642227" calcext:value-type="float">
            <text:p>0.299498499642227</text:p>
          </table:table-cell>
          <table:table-cell table:formula="of:=([.K219]-[.K218])/([.B218]-[.B219])" office:value-type="float" office:value="-6.28318530718004" calcext:value-type="float">
            <text:p>-6.28318530718004</text:p>
          </table:table-cell>
          <table:table-cell table:formula="of:=([.L219]-[.L218])/([.B218]-[.B219])" office:value-type="float" office:value="10.5557513160614" calcext:value-type="float">
            <text:p>10.5557513160614</text:p>
          </table:table-cell>
          <table:table-cell table:formula="of:=([.M219]-[.M218])/([.B218]-[.B219])" office:value-type="float" office:value="-17.5929188601051" calcext:value-type="float">
            <text:p>-17.5929188601051</text:p>
          </table:table-cell>
          <table:table-cell table:formula="of:=([.N219]-[.N218])/([.B218]-[.B219])" office:value-type="float" office:value="-3.76991118430834" calcext:value-type="float">
            <text:p>-3.76991118430834</text:p>
          </table:table-cell>
          <table:table-cell table:number-columns-repeated="100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9]/120" office:value-type="float" office:value="1.76666666666667" calcext:value-type="float">
            <text:p>1.76666666666667</text:p>
          </table:table-cell>
          <table:table-cell office:value-type="float" office:value="26.26" calcext:value-type="float">
            <text:p>26.26</text:p>
          </table:table-cell>
          <table:table-cell office:value-type="float" office:value="-25.78" calcext:value-type="float">
            <text:p>-25.78</text:p>
          </table:table-cell>
          <table:table-cell office:value-type="float" office:value="43.674" calcext:value-type="float">
            <text:p>43.674</text:p>
          </table:table-cell>
          <table:table-cell office:value-type="float" office:value="14.698" calcext:value-type="float">
            <text:p>14.698</text:p>
          </table:table-cell>
          <table:table-cell table:formula="of:=[.C219]*2*PI()/360" office:value-type="float" office:value="0.458323461573711" calcext:value-type="float">
            <text:p>0.458323461573711</text:p>
          </table:table-cell>
          <table:table-cell table:formula="of:=[.D219]*2*PI()/360" office:value-type="float" office:value="-0.449945881164138" calcext:value-type="float">
            <text:p>-0.449945881164138</text:p>
          </table:table-cell>
          <table:table-cell table:formula="of:=[.E219]*2*PI()/360" office:value-type="float" office:value="0.762255097516004" calcext:value-type="float">
            <text:p>0.762255097516004</text:p>
          </table:table-cell>
          <table:table-cell table:formula="of:=[.F219]*2*PI()/360" office:value-type="float" office:value="0.256528493458127" calcext:value-type="float">
            <text:p>0.256528493458127</text:p>
          </table:table-cell>
          <table:table-cell table:formula="of:=([.G220]-[.G219])/([.B219]-[.B220])" office:value-type="float" office:value="-0.0125663706143598" calcext:value-type="float">
            <text:p>-0.01256637061436</text:p>
          </table:table-cell>
          <table:table-cell table:formula="of:=([.H220]-[.H219])/([.B219]-[.B220])" office:value-type="float" office:value="0.249233017184794" calcext:value-type="float">
            <text:p>0.249233017184794</text:p>
          </table:table-cell>
          <table:table-cell table:formula="of:=([.I220]-[.I219])/([.B219]-[.B220])" office:value-type="float" office:value="0.180117978805812" calcext:value-type="float">
            <text:p>0.180117978805812</text:p>
          </table:table-cell>
          <table:table-cell table:formula="of:=([.J220]-[.J219])/([.B219]-[.B220])" office:value-type="float" office:value="0.330914426178129" calcext:value-type="float">
            <text:p>0.330914426178129</text:p>
          </table:table-cell>
          <table:table-cell table:formula="of:=([.K220]-[.K219])/([.B219]-[.B220])" office:value-type="float" office:value="-8.29380460547769" calcext:value-type="float">
            <text:p>-8.29380460547769</text:p>
          </table:table-cell>
          <table:table-cell table:formula="of:=([.L220]-[.L219])/([.B219]-[.B220])" office:value-type="float" office:value="10.5557513160628" calcext:value-type="float">
            <text:p>10.5557513160628</text:p>
          </table:table-cell>
          <table:table-cell table:formula="of:=([.M220]-[.M219])/([.B219]-[.B220])" office:value-type="float" office:value="-19.1008833338248" calcext:value-type="float">
            <text:p>-19.1008833338248</text:p>
          </table:table-cell>
          <table:table-cell table:formula="of:=([.N220]-[.N219])/([.B219]-[.B220])" office:value-type="float" office:value="-2.26194671058325" calcext:value-type="float">
            <text:p>-2.26194671058325</text:p>
          </table:table-cell>
          <table:table-cell table:number-columns-repeated="100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20]/120" office:value-type="float" office:value="1.775" calcext:value-type="float">
            <text:p>1.775</text:p>
          </table:table-cell>
          <table:table-cell office:value-type="float" office:value="26.266" calcext:value-type="float">
            <text:p>26.266</text:p>
          </table:table-cell>
          <table:table-cell office:value-type="float" office:value="-25.899" calcext:value-type="float">
            <text:p>-25.899</text:p>
          </table:table-cell>
          <table:table-cell office:value-type="float" office:value="43.588" calcext:value-type="float">
            <text:p>43.588</text:p>
          </table:table-cell>
          <table:table-cell office:value-type="float" office:value="14.54" calcext:value-type="float">
            <text:p>14.54</text:p>
          </table:table-cell>
          <table:table-cell table:formula="of:=[.C220]*2*PI()/360" office:value-type="float" office:value="0.458428181328831" calcext:value-type="float">
            <text:p>0.458428181328831</text:p>
          </table:table-cell>
          <table:table-cell table:formula="of:=[.D220]*2*PI()/360" office:value-type="float" office:value="-0.452022822974011" calcext:value-type="float">
            <text:p>-0.452022822974011</text:p>
          </table:table-cell>
          <table:table-cell table:formula="of:=[.E220]*2*PI()/360" office:value-type="float" office:value="0.760754114359288" calcext:value-type="float">
            <text:p>0.760754114359288</text:p>
          </table:table-cell>
          <table:table-cell table:formula="of:=[.F220]*2*PI()/360" office:value-type="float" office:value="0.253770873239975" calcext:value-type="float">
            <text:p>0.253770873239975</text:p>
          </table:table-cell>
          <table:table-cell table:formula="of:=([.G221]-[.G220])/([.B220]-[.B221])" office:value-type="float" office:value="0.0565486677646208" calcext:value-type="float">
            <text:p>0.056548667764621</text:p>
          </table:table-cell>
          <table:table-cell table:formula="of:=([.H221]-[.H220])/([.B220]-[.B221])" office:value-type="float" office:value="0.161268422884272" calcext:value-type="float">
            <text:p>0.161268422884272</text:p>
          </table:table-cell>
          <table:table-cell table:formula="of:=([.I221]-[.I220])/([.B220]-[.B221])" office:value-type="float" office:value="0.339292006587685" calcext:value-type="float">
            <text:p>0.339292006587685</text:p>
          </table:table-cell>
          <table:table-cell table:formula="of:=([.J221]-[.J220])/([.B220]-[.B221])" office:value-type="float" office:value="0.349763982099656" calcext:value-type="float">
            <text:p>0.349763982099656</text:p>
          </table:table-cell>
          <table:table-cell table:formula="of:=([.K221]-[.K220])/([.B220]-[.B221])" office:value-type="float" office:value="-9.04778684233741" calcext:value-type="float">
            <text:p>-9.04778684233741</text:p>
          </table:table-cell>
          <table:table-cell table:formula="of:=([.L221]-[.L220])/([.B220]-[.B221])" office:value-type="float" office:value="9.80176907919948" calcext:value-type="float">
            <text:p>9.80176907919948</text:p>
          </table:table-cell>
          <table:table-cell table:formula="of:=([.M221]-[.M220])/([.B220]-[.B221])" office:value-type="float" office:value="-20.608847807552" calcext:value-type="float">
            <text:p>-20.608847807552</text:p>
          </table:table-cell>
          <table:table-cell table:formula="of:=([.N221]-[.N220])/([.B220]-[.B221])" office:value-type="float" office:value="-1.25663706143614" calcext:value-type="float">
            <text:p>-1.25663706143614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21]/120" office:value-type="float" office:value="1.78333333333333" calcext:value-type="float">
            <text:p>1.78333333333333</text:p>
          </table:table-cell>
          <table:table-cell office:value-type="float" office:value="26.239" calcext:value-type="float">
            <text:p>26.239</text:p>
          </table:table-cell>
          <table:table-cell office:value-type="float" office:value="-25.976" calcext:value-type="float">
            <text:p>-25.976</text:p>
          </table:table-cell>
          <table:table-cell office:value-type="float" office:value="43.426" calcext:value-type="float">
            <text:p>43.426</text:p>
          </table:table-cell>
          <table:table-cell office:value-type="float" office:value="14.373" calcext:value-type="float">
            <text:p>14.373</text:p>
          </table:table-cell>
          <table:table-cell table:formula="of:=[.C221]*2*PI()/360" office:value-type="float" office:value="0.457956942430792" calcext:value-type="float">
            <text:p>0.457956942430792</text:p>
          </table:table-cell>
          <table:table-cell table:formula="of:=[.D221]*2*PI()/360" office:value-type="float" office:value="-0.453366726498047" calcext:value-type="float">
            <text:p>-0.453366726498047</text:p>
          </table:table-cell>
          <table:table-cell table:formula="of:=[.E221]*2*PI()/360" office:value-type="float" office:value="0.757926680971058" calcext:value-type="float">
            <text:p>0.757926680971058</text:p>
          </table:table-cell>
          <table:table-cell table:formula="of:=[.F221]*2*PI()/360" office:value-type="float" office:value="0.250856173389145" calcext:value-type="float">
            <text:p>0.250856173389145</text:p>
          </table:table-cell>
          <table:table-cell table:formula="of:=([.G222]-[.G221])/([.B221]-[.B222])" office:value-type="float" office:value="0.131946891450768" calcext:value-type="float">
            <text:p>0.131946891450768</text:p>
          </table:table-cell>
          <table:table-cell table:formula="of:=([.H222]-[.H221])/([.B221]-[.B222])" office:value-type="float" office:value="0.0795870138909408" calcext:value-type="float">
            <text:p>0.079587013890941</text:p>
          </table:table-cell>
          <table:table-cell table:formula="of:=([.I222]-[.I221])/([.B221]-[.B222])" office:value-type="float" office:value="0.511032404983955" calcext:value-type="float">
            <text:p>0.511032404983955</text:p>
          </table:table-cell>
          <table:table-cell table:formula="of:=([.J222]-[.J221])/([.B221]-[.B222])" office:value-type="float" office:value="0.360235957611624" calcext:value-type="float">
            <text:p>0.360235957611624</text:p>
          </table:table-cell>
          <table:table-cell table:formula="of:=([.K222]-[.K221])/([.B221]-[.B222])" office:value-type="float" office:value="-10.5557513160622" calcext:value-type="float">
            <text:p>-10.5557513160622</text:p>
          </table:table-cell>
          <table:table-cell table:formula="of:=([.L222]-[.L221])/([.B221]-[.B222])" office:value-type="float" office:value="10.5557513160606" calcext:value-type="float">
            <text:p>10.5557513160606</text:p>
          </table:table-cell>
          <table:table-cell table:formula="of:=([.M222]-[.M221])/([.B221]-[.B222])" office:value-type="float" office:value="-21.1115026321229" calcext:value-type="float">
            <text:p>-21.1115026321229</text:p>
          </table:table-cell>
          <table:table-cell table:formula="of:=([.N222]-[.N221])/([.B221]-[.B222])" office:value-type="float" office:value="0.25132741228573" calcext:value-type="float">
            <text:p>0.25132741228573</text:p>
          </table:table-cell>
          <table:table-cell table:number-columns-repeated="100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22]/120" office:value-type="float" office:value="1.79166666666667" calcext:value-type="float">
            <text:p>1.79166666666667</text:p>
          </table:table-cell>
          <table:table-cell office:value-type="float" office:value="26.176" calcext:value-type="float">
            <text:p>26.176</text:p>
          </table:table-cell>
          <table:table-cell office:value-type="float" office:value="-26.014" calcext:value-type="float">
            <text:p>-26.014</text:p>
          </table:table-cell>
          <table:table-cell office:value-type="float" office:value="43.182" calcext:value-type="float">
            <text:p>43.182</text:p>
          </table:table-cell>
          <table:table-cell office:value-type="float" office:value="14.201" calcext:value-type="float">
            <text:p>14.201</text:p>
          </table:table-cell>
          <table:table-cell table:formula="of:=[.C222]*2*PI()/360" office:value-type="float" office:value="0.456857385002036" calcext:value-type="float">
            <text:p>0.456857385002036</text:p>
          </table:table-cell>
          <table:table-cell table:formula="of:=[.D222]*2*PI()/360" office:value-type="float" office:value="-0.454029951613805" calcext:value-type="float">
            <text:p>-0.454029951613805</text:p>
          </table:table-cell>
          <table:table-cell table:formula="of:=[.E222]*2*PI()/360" office:value-type="float" office:value="0.753668077596191" calcext:value-type="float">
            <text:p>0.753668077596191</text:p>
          </table:table-cell>
          <table:table-cell table:formula="of:=[.F222]*2*PI()/360" office:value-type="float" office:value="0.247854207075715" calcext:value-type="float">
            <text:p>0.247854207075715</text:p>
          </table:table-cell>
          <table:table-cell table:formula="of:=([.G223]-[.G222])/([.B222]-[.B223])" office:value-type="float" office:value="0.219911485751286" calcext:value-type="float">
            <text:p>0.219911485751286</text:p>
          </table:table-cell>
          <table:table-cell table:formula="of:=([.H223]-[.H222])/([.B222]-[.B223])" office:value-type="float" office:value="-0.0083775804095643" calcext:value-type="float">
            <text:p>-0.008377580409564</text:p>
          </table:table-cell>
          <table:table-cell table:formula="of:=([.I223]-[.I222])/([.B222]-[.B223])" office:value-type="float" office:value="0.686961593584978" calcext:value-type="float">
            <text:p>0.686961593584978</text:p>
          </table:table-cell>
          <table:table-cell table:formula="of:=([.J223]-[.J222])/([.B222]-[.B223])" office:value-type="float" office:value="0.358141562509243" calcext:value-type="float">
            <text:p>0.358141562509243</text:p>
          </table:table-cell>
          <table:table-cell table:formula="of:=([.K223]-[.K222])/([.B222]-[.B223])" office:value-type="float" office:value="-11.0584061406369" calcext:value-type="float">
            <text:p>-11.0584061406369</text:p>
          </table:table-cell>
          <table:table-cell table:formula="of:=([.L223]-[.L222])/([.B222]-[.B223])" office:value-type="float" office:value="11.8123883774997" calcext:value-type="float">
            <text:p>11.8123883774997</text:p>
          </table:table-cell>
          <table:table-cell table:formula="of:=([.M223]-[.M222])/([.B222]-[.B223])" office:value-type="float" office:value="-21.6141574566959" calcext:value-type="float">
            <text:p>-21.6141574566959</text:p>
          </table:table-cell>
          <table:table-cell table:formula="of:=([.N223]-[.N222])/([.B222]-[.B223])" office:value-type="float" office:value="1.00530964914932" calcext:value-type="float">
            <text:p>1.00530964914932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23]/120" office:value-type="float" office:value="1.8" calcext:value-type="float">
            <text:p>1.8</text:p>
          </table:table-cell>
          <table:table-cell office:value-type="float" office:value="26.071" calcext:value-type="float">
            <text:p>26.071</text:p>
          </table:table-cell>
          <table:table-cell office:value-type="float" office:value="-26.01" calcext:value-type="float">
            <text:p>-26.01</text:p>
          </table:table-cell>
          <table:table-cell office:value-type="float" office:value="42.854" calcext:value-type="float">
            <text:p>42.854</text:p>
          </table:table-cell>
          <table:table-cell office:value-type="float" office:value="14.03" calcext:value-type="float">
            <text:p>14.03</text:p>
          </table:table-cell>
          <table:table-cell table:formula="of:=[.C223]*2*PI()/360" office:value-type="float" office:value="0.455024789287442" calcext:value-type="float">
            <text:p>0.455024789287442</text:p>
          </table:table-cell>
          <table:table-cell table:formula="of:=[.D223]*2*PI()/360" office:value-type="float" office:value="-0.453960138443725" calcext:value-type="float">
            <text:p>-0.453960138443725</text:p>
          </table:table-cell>
          <table:table-cell table:formula="of:=[.E223]*2*PI()/360" office:value-type="float" office:value="0.74794339764965" calcext:value-type="float">
            <text:p>0.74794339764965</text:p>
          </table:table-cell>
          <table:table-cell table:formula="of:=[.F223]*2*PI()/360" office:value-type="float" office:value="0.244869694054804" calcext:value-type="float">
            <text:p>0.244869694054804</text:p>
          </table:table-cell>
          <table:table-cell table:formula="of:=([.G224]-[.G223])/([.B223]-[.B224])" office:value-type="float" office:value="0.312064870256593" calcext:value-type="float">
            <text:p>0.312064870256593</text:p>
          </table:table-cell>
          <table:table-cell table:formula="of:=([.H224]-[.H223])/([.B223]-[.B224])" office:value-type="float" office:value="-0.106814150222061" calcext:value-type="float">
            <text:p>-0.106814150222061</text:p>
          </table:table-cell>
          <table:table-cell table:formula="of:=([.I224]-[.I223])/([.B223]-[.B224])" office:value-type="float" office:value="0.867079572390777" calcext:value-type="float">
            <text:p>0.867079572390777</text:p>
          </table:table-cell>
          <table:table-cell table:formula="of:=([.J224]-[.J223])/([.B223]-[.B224])" office:value-type="float" office:value="0.349763982099666" calcext:value-type="float">
            <text:p>0.349763982099666</text:p>
          </table:table-cell>
          <table:table-cell table:formula="of:=([.K224]-[.K223])/([.B223]-[.B224])" office:value-type="float" office:value="-11.0584061406361" calcext:value-type="float">
            <text:p>-11.0584061406361</text:p>
          </table:table-cell>
          <table:table-cell table:formula="of:=([.L224]-[.L223])/([.B223]-[.B224])" office:value-type="float" office:value="13.8230076757943" calcext:value-type="float">
            <text:p>13.8230076757943</text:p>
          </table:table-cell>
          <table:table-cell table:formula="of:=([.M224]-[.M223])/([.B223]-[.B224])" office:value-type="float" office:value="-20.1061929829752" calcext:value-type="float">
            <text:p>-20.1061929829752</text:p>
          </table:table-cell>
          <table:table-cell table:formula="of:=([.N224]-[.N223])/([.B223]-[.B224])" office:value-type="float" office:value="1.75929188601091" calcext:value-type="float">
            <text:p>1.75929188601091</text:p>
          </table:table-cell>
          <table:table-cell table:number-columns-repeated="100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24]/120" office:value-type="float" office:value="1.80833333333333" calcext:value-type="float">
            <text:p>1.80833333333333</text:p>
          </table:table-cell>
          <table:table-cell office:value-type="float" office:value="25.922" calcext:value-type="float">
            <text:p>25.922</text:p>
          </table:table-cell>
          <table:table-cell office:value-type="float" office:value="-25.959" calcext:value-type="float">
            <text:p>-25.959</text:p>
          </table:table-cell>
          <table:table-cell office:value-type="float" office:value="42.44" calcext:value-type="float">
            <text:p>42.44</text:p>
          </table:table-cell>
          <table:table-cell office:value-type="float" office:value="13.863" calcext:value-type="float">
            <text:p>13.863</text:p>
          </table:table-cell>
          <table:table-cell table:formula="of:=[.C224]*2*PI()/360" office:value-type="float" office:value="0.45242424870197" calcext:value-type="float">
            <text:p>0.45242424870197</text:p>
          </table:table-cell>
          <table:table-cell table:formula="of:=[.D224]*2*PI()/360" office:value-type="float" office:value="-0.453070020525208" calcext:value-type="float">
            <text:p>-0.453070020525208</text:p>
          </table:table-cell>
          <table:table-cell table:formula="of:=[.E224]*2*PI()/360" office:value-type="float" office:value="0.740717734546393" calcext:value-type="float">
            <text:p>0.740717734546393</text:p>
          </table:table-cell>
          <table:table-cell table:formula="of:=[.F224]*2*PI()/360" office:value-type="float" office:value="0.241954994203974" calcext:value-type="float">
            <text:p>0.241954994203974</text:p>
          </table:table-cell>
          <table:table-cell table:formula="of:=([.G225]-[.G224])/([.B224]-[.B225])" office:value-type="float" office:value="0.404218254761894" calcext:value-type="float">
            <text:p>0.404218254761894</text:p>
          </table:table-cell>
          <table:table-cell table:formula="of:=([.H225]-[.H224])/([.B224]-[.B225])" office:value-type="float" office:value="-0.22200588085368" calcext:value-type="float">
            <text:p>-0.22200588085368</text:p>
          </table:table-cell>
          <table:table-cell table:formula="of:=([.I225]-[.I224])/([.B224]-[.B225])" office:value-type="float" office:value="1.03463118058224" calcext:value-type="float">
            <text:p>1.03463118058224</text:p>
          </table:table-cell>
          <table:table-cell table:formula="of:=([.J225]-[.J224])/([.B224]-[.B225])" office:value-type="float" office:value="0.335103216382908" calcext:value-type="float">
            <text:p>0.335103216382908</text:p>
          </table:table-cell>
          <table:table-cell table:formula="of:=([.K225]-[.K224])/([.B224]-[.B225])" office:value-type="float" office:value="-10.5557513160598" calcext:value-type="float">
            <text:p>-10.5557513160598</text:p>
          </table:table-cell>
          <table:table-cell table:formula="of:=([.L225]-[.L224])/([.B224]-[.B225])" office:value-type="float" office:value="14.5769899126571" calcext:value-type="float">
            <text:p>14.5769899126571</text:p>
          </table:table-cell>
          <table:table-cell table:formula="of:=([.M225]-[.M224])/([.B224]-[.B225])" office:value-type="float" office:value="-19.8548655706886" calcext:value-type="float">
            <text:p>-19.8548655706886</text:p>
          </table:table-cell>
          <table:table-cell table:formula="of:=([.N225]-[.N224])/([.B224]-[.B225])" office:value-type="float" office:value="1.00530964914812" calcext:value-type="float">
            <text:p>1.00530964914812</text:p>
          </table:table-cell>
          <table:table-cell table:number-columns-repeated="100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5]/120" office:value-type="float" office:value="1.81666666666667" calcext:value-type="float">
            <text:p>1.81666666666667</text:p>
          </table:table-cell>
          <table:table-cell office:value-type="float" office:value="25.729" calcext:value-type="float">
            <text:p>25.729</text:p>
          </table:table-cell>
          <table:table-cell office:value-type="float" office:value="-25.853" calcext:value-type="float">
            <text:p>-25.853</text:p>
          </table:table-cell>
          <table:table-cell office:value-type="float" office:value="41.946" calcext:value-type="float">
            <text:p>41.946</text:p>
          </table:table-cell>
          <table:table-cell office:value-type="float" office:value="13.703" calcext:value-type="float">
            <text:p>13.703</text:p>
          </table:table-cell>
          <table:table-cell table:formula="of:=[.C225]*2*PI()/360" office:value-type="float" office:value="0.449055763245621" calcext:value-type="float">
            <text:p>0.449055763245621</text:p>
          </table:table-cell>
          <table:table-cell table:formula="of:=[.D225]*2*PI()/360" office:value-type="float" office:value="-0.451219971518094" calcext:value-type="float">
            <text:p>-0.451219971518094</text:p>
          </table:table-cell>
          <table:table-cell table:formula="of:=[.E225]*2*PI()/360" office:value-type="float" office:value="0.732095808041542" calcext:value-type="float">
            <text:p>0.732095808041542</text:p>
          </table:table-cell>
          <table:table-cell table:formula="of:=[.F225]*2*PI()/360" office:value-type="float" office:value="0.239162467400783" calcext:value-type="float">
            <text:p>0.239162467400783</text:p>
          </table:table-cell>
          <table:table-cell table:formula="of:=([.G226]-[.G225])/([.B225]-[.B226])" office:value-type="float" office:value="0.492182849062392" calcext:value-type="float">
            <text:p>0.492182849062392</text:p>
          </table:table-cell>
          <table:table-cell table:formula="of:=([.H226]-[.H225])/([.B225]-[.B226])" office:value-type="float" office:value="-0.343480796792489" calcext:value-type="float">
            <text:p>-0.343480796792489</text:p>
          </table:table-cell>
          <table:table-cell table:formula="of:=([.I226]-[.I225])/([.B225]-[.B226])" office:value-type="float" office:value="1.20008839367131" calcext:value-type="float">
            <text:p>1.20008839367131</text:p>
          </table:table-cell>
          <table:table-cell table:formula="of:=([.J226]-[.J225])/([.B225]-[.B226])" office:value-type="float" office:value="0.326725635973341" calcext:value-type="float">
            <text:p>0.326725635973341</text:p>
          </table:table-cell>
          <table:table-cell table:formula="of:=([.K226]-[.K225])/([.B225]-[.B226])" office:value-type="float" office:value="-8.79645943005254" calcext:value-type="float">
            <text:p>-8.79645943005254</text:p>
          </table:table-cell>
          <table:table-cell table:formula="of:=([.L226]-[.L225])/([.B225]-[.B226])" office:value-type="float" office:value="15.3309721495175" calcext:value-type="float">
            <text:p>15.3309721495175</text:p>
          </table:table-cell>
          <table:table-cell table:formula="of:=([.M226]-[.M225])/([.B225]-[.B226])" office:value-type="float" office:value="-18.8495559215377" calcext:value-type="float">
            <text:p>-18.8495559215377</text:p>
          </table:table-cell>
          <table:table-cell table:formula="of:=([.N226]-[.N225])/([.B225]-[.B226])" office:value-type="float" office:value="1.75929188601051" calcext:value-type="float">
            <text:p>1.75929188601051</text:p>
          </table:table-cell>
          <table:table-cell table:number-columns-repeated="100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6]/120" office:value-type="float" office:value="1.825" calcext:value-type="float">
            <text:p>1.825</text:p>
          </table:table-cell>
          <table:table-cell office:value-type="float" office:value="25.494" calcext:value-type="float">
            <text:p>25.494</text:p>
          </table:table-cell>
          <table:table-cell office:value-type="float" office:value="-25.689" calcext:value-type="float">
            <text:p>-25.689</text:p>
          </table:table-cell>
          <table:table-cell office:value-type="float" office:value="41.373" calcext:value-type="float">
            <text:p>41.373</text:p>
          </table:table-cell>
          <table:table-cell office:value-type="float" office:value="13.547" calcext:value-type="float">
            <text:p>13.547</text:p>
          </table:table-cell>
          <table:table-cell table:formula="of:=[.C226]*2*PI()/360" office:value-type="float" office:value="0.444954239503434" calcext:value-type="float">
            <text:p>0.444954239503434</text:p>
          </table:table-cell>
          <table:table-cell table:formula="of:=[.D226]*2*PI()/360" office:value-type="float" office:value="-0.448357631544823" calcext:value-type="float">
            <text:p>-0.448357631544823</text:p>
          </table:table-cell>
          <table:table-cell table:formula="of:=[.E226]*2*PI()/360" office:value-type="float" office:value="0.722095071427614" calcext:value-type="float">
            <text:p>0.722095071427614</text:p>
          </table:table-cell>
          <table:table-cell table:formula="of:=[.F226]*2*PI()/360" office:value-type="float" office:value="0.236439753767672" calcext:value-type="float">
            <text:p>0.236439753767672</text:p>
          </table:table-cell>
          <table:table-cell table:formula="of:=([.G227]-[.G226])/([.B226]-[.B227])" office:value-type="float" office:value="0.565486677646163" calcext:value-type="float">
            <text:p>0.565486677646163</text:p>
          </table:table-cell>
          <table:table-cell table:formula="of:=([.H227]-[.H226])/([.B226]-[.B227])" office:value-type="float" office:value="-0.471238898038468" calcext:value-type="float">
            <text:p>-0.471238898038468</text:p>
          </table:table-cell>
          <table:table-cell table:formula="of:=([.I227]-[.I226])/([.B226]-[.B227])" office:value-type="float" office:value="1.35716802635079" calcext:value-type="float">
            <text:p>1.35716802635079</text:p>
          </table:table-cell>
          <table:table-cell table:formula="of:=([.J227]-[.J226])/([.B226]-[.B227])" office:value-type="float" office:value="0.312064870256586" calcext:value-type="float">
            <text:p>0.312064870256586</text:p>
          </table:table-cell>
          <table:table-cell table:formula="of:=([.K227]-[.K226])/([.B226]-[.B227])" office:value-type="float" office:value="-6.7858401317547" calcext:value-type="float">
            <text:p>-6.7858401317547</text:p>
          </table:table-cell>
          <table:table-cell table:formula="of:=([.L227]-[.L226])/([.B226]-[.B227])" office:value-type="float" office:value="16.0849543863803" calcext:value-type="float">
            <text:p>16.0849543863803</text:p>
          </table:table-cell>
          <table:table-cell table:formula="of:=([.M227]-[.M226])/([.B226]-[.B227])" office:value-type="float" office:value="-18.5982285092528" calcext:value-type="float">
            <text:p>-18.5982285092528</text:p>
          </table:table-cell>
          <table:table-cell table:formula="of:=([.N227]-[.N226])/([.B226]-[.B227])" office:value-type="float" office:value="1.25663706143585" calcext:value-type="float">
            <text:p>1.25663706143585</text:p>
          </table:table-cell>
          <table:table-cell table:number-columns-repeated="100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7]/120" office:value-type="float" office:value="1.83333333333333" calcext:value-type="float">
            <text:p>1.83333333333333</text:p>
          </table:table-cell>
          <table:table-cell office:value-type="float" office:value="25.224" calcext:value-type="float">
            <text:p>25.224</text:p>
          </table:table-cell>
          <table:table-cell office:value-type="float" office:value="-25.464" calcext:value-type="float">
            <text:p>-25.464</text:p>
          </table:table-cell>
          <table:table-cell office:value-type="float" office:value="40.725" calcext:value-type="float">
            <text:p>40.725</text:p>
          </table:table-cell>
          <table:table-cell office:value-type="float" office:value="13.398" calcext:value-type="float">
            <text:p>13.398</text:p>
          </table:table-cell>
          <table:table-cell table:formula="of:=[.C227]*2*PI()/360" office:value-type="float" office:value="0.44024185052305" calcext:value-type="float">
            <text:p>0.44024185052305</text:p>
          </table:table-cell>
          <table:table-cell table:formula="of:=[.D227]*2*PI()/360" office:value-type="float" office:value="-0.444430640727836" calcext:value-type="float">
            <text:p>-0.444430640727836</text:p>
          </table:table-cell>
          <table:table-cell table:formula="of:=[.E227]*2*PI()/360" office:value-type="float" office:value="0.710785337874691" calcext:value-type="float">
            <text:p>0.710785337874691</text:p>
          </table:table-cell>
          <table:table-cell table:formula="of:=[.F227]*2*PI()/360" office:value-type="float" office:value="0.2338392131822" calcext:value-type="float">
            <text:p>0.2338392131822</text:p>
          </table:table-cell>
          <table:table-cell table:formula="of:=([.G228]-[.G227])/([.B227]-[.B228])" office:value-type="float" office:value="0.622035345410785" calcext:value-type="float">
            <text:p>0.622035345410785</text:p>
          </table:table-cell>
          <table:table-cell table:formula="of:=([.H228]-[.H227])/([.B227]-[.B228])" office:value-type="float" office:value="-0.605280184591637" calcext:value-type="float">
            <text:p>-0.605280184591637</text:p>
          </table:table-cell>
          <table:table-cell table:formula="of:=([.I228]-[.I227])/([.B227]-[.B228])" office:value-type="float" office:value="1.51215326392789" calcext:value-type="float">
            <text:p>1.51215326392789</text:p>
          </table:table-cell>
          <table:table-cell table:formula="of:=([.J228]-[.J227])/([.B227]-[.B228])" office:value-type="float" office:value="0.301592894744621" calcext:value-type="float">
            <text:p>0.301592894744621</text:p>
          </table:table-cell>
          <table:table-cell table:formula="of:=([.K228]-[.K227])/([.B227]-[.B228])" office:value-type="float" office:value="-3.01592894744428" calcext:value-type="float">
            <text:p>-3.01592894744428</text:p>
          </table:table-cell>
          <table:table-cell table:formula="of:=([.L228]-[.L227])/([.B227]-[.B228])" office:value-type="float" office:value="15.5822995618017" calcext:value-type="float">
            <text:p>15.5822995618017</text:p>
          </table:table-cell>
          <table:table-cell table:formula="of:=([.M228]-[.M227])/([.B227]-[.B228])" office:value-type="float" office:value="-18.5982285092475" calcext:value-type="float">
            <text:p>-18.5982285092475</text:p>
          </table:table-cell>
          <table:table-cell table:formula="of:=([.N228]-[.N227])/([.B227]-[.B228])" office:value-type="float" office:value="2.26194671058527" calcext:value-type="float">
            <text:p>2.26194671058527</text:p>
          </table:table-cell>
          <table:table-cell table:number-columns-repeated="100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8]/120" office:value-type="float" office:value="1.84166666666667" calcext:value-type="float">
            <text:p>1.84166666666667</text:p>
          </table:table-cell>
          <table:table-cell office:value-type="float" office:value="24.927" calcext:value-type="float">
            <text:p>24.927</text:p>
          </table:table-cell>
          <table:table-cell office:value-type="float" office:value="-25.175" calcext:value-type="float">
            <text:p>-25.175</text:p>
          </table:table-cell>
          <table:table-cell office:value-type="float" office:value="40.003" calcext:value-type="float">
            <text:p>40.003</text:p>
          </table:table-cell>
          <table:table-cell office:value-type="float" office:value="13.254" calcext:value-type="float">
            <text:p>13.254</text:p>
          </table:table-cell>
          <table:table-cell table:formula="of:=[.C228]*2*PI()/360" office:value-type="float" office:value="0.435058222644626" calcext:value-type="float">
            <text:p>0.435058222644626</text:p>
          </table:table-cell>
          <table:table-cell table:formula="of:=[.D228]*2*PI()/360" office:value-type="float" office:value="-0.439386639189572" calcext:value-type="float">
            <text:p>-0.439386639189572</text:p>
          </table:table-cell>
          <table:table-cell table:formula="of:=[.E228]*2*PI()/360" office:value-type="float" office:value="0.698184060675292" calcext:value-type="float">
            <text:p>0.698184060675292</text:p>
          </table:table-cell>
          <table:table-cell table:formula="of:=[.F228]*2*PI()/360" office:value-type="float" office:value="0.231325939059328" calcext:value-type="float">
            <text:p>0.231325939059328</text:p>
          </table:table-cell>
          <table:table-cell table:formula="of:=([.G229]-[.G228])/([.B228]-[.B229])" office:value-type="float" office:value="0.647168086639487" calcext:value-type="float">
            <text:p>0.647168086639487</text:p>
          </table:table-cell>
          <table:table-cell table:formula="of:=([.H229]-[.H228])/([.B228]-[.B229])" office:value-type="float" office:value="-0.735132680939983" calcext:value-type="float">
            <text:p>-0.735132680939983</text:p>
          </table:table-cell>
          <table:table-cell table:formula="of:=([.I229]-[.I228])/([.B228]-[.B229])" office:value-type="float" office:value="1.66713850150496" calcext:value-type="float">
            <text:p>1.66713850150496</text:p>
          </table:table-cell>
          <table:table-cell table:formula="of:=([.J229]-[.J228])/([.B228]-[.B229])" office:value-type="float" office:value="0.282743338823077" calcext:value-type="float">
            <text:p>0.282743338823077</text:p>
          </table:table-cell>
          <table:table-cell table:formula="of:=([.K229]-[.K228])/([.B228]-[.B229])" office:value-type="float" office:value="1.25663706143534" calcext:value-type="float">
            <text:p>1.25663706143534</text:p>
          </table:table-cell>
          <table:table-cell table:formula="of:=([.L229]-[.L228])/([.B228]-[.B229])" office:value-type="float" office:value="15.0796447372353" calcext:value-type="float">
            <text:p>15.0796447372353</text:p>
          </table:table-cell>
          <table:table-cell table:formula="of:=([.M229]-[.M228])/([.B228]-[.B229])" office:value-type="float" office:value="-16.5876092109574" calcext:value-type="float">
            <text:p>-16.5876092109574</text:p>
          </table:table-cell>
          <table:table-cell table:formula="of:=([.N229]-[.N228])/([.B228]-[.B229])" office:value-type="float" office:value="1.50796447372263" calcext:value-type="float">
            <text:p>1.50796447372263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9]/120" office:value-type="float" office:value="1.85" calcext:value-type="float">
            <text:p>1.85</text:p>
          </table:table-cell>
          <table:table-cell office:value-type="float" office:value="24.618" calcext:value-type="float">
            <text:p>24.618</text:p>
          </table:table-cell>
          <table:table-cell office:value-type="float" office:value="-24.824" calcext:value-type="float">
            <text:p>-24.824</text:p>
          </table:table-cell>
          <table:table-cell office:value-type="float" office:value="39.207" calcext:value-type="float">
            <text:p>39.207</text:p>
          </table:table-cell>
          <table:table-cell office:value-type="float" office:value="13.119" calcext:value-type="float">
            <text:p>13.119</text:p>
          </table:table-cell>
          <table:table-cell table:formula="of:=[.C229]*2*PI()/360" office:value-type="float" office:value="0.429665155255964" calcext:value-type="float">
            <text:p>0.429665155255964</text:p>
          </table:table-cell>
          <table:table-cell table:formula="of:=[.D229]*2*PI()/360" office:value-type="float" office:value="-0.433260533515072" calcext:value-type="float">
            <text:p>-0.433260533515072</text:p>
          </table:table-cell>
          <table:table-cell table:formula="of:=[.E229]*2*PI()/360" office:value-type="float" office:value="0.684291239829417" calcext:value-type="float">
            <text:p>0.684291239829417</text:p>
          </table:table-cell>
          <table:table-cell table:formula="of:=[.F229]*2*PI()/360" office:value-type="float" office:value="0.228969744569136" calcext:value-type="float">
            <text:p>0.228969744569136</text:p>
          </table:table-cell>
          <table:table-cell table:formula="of:=([.G230]-[.G229])/([.B229]-[.B230])" office:value-type="float" office:value="0.636696111127526" calcext:value-type="float">
            <text:p>0.636696111127526</text:p>
          </table:table-cell>
          <table:table-cell table:formula="of:=([.H230]-[.H229])/([.B229]-[.B230])" office:value-type="float" office:value="-0.860796387083614" calcext:value-type="float">
            <text:p>-0.860796387083614</text:p>
          </table:table-cell>
          <table:table-cell table:formula="of:=([.I230]-[.I229])/([.B229]-[.B230])" office:value-type="float" office:value="1.80536857826294" calcext:value-type="float">
            <text:p>1.80536857826294</text:p>
          </table:table-cell>
          <table:table-cell table:formula="of:=([.J230]-[.J229])/([.B229]-[.B230])" office:value-type="float" office:value="0.270176968208722" calcext:value-type="float">
            <text:p>0.270176968208722</text:p>
          </table:table-cell>
          <table:table-cell table:formula="of:=([.K230]-[.K229])/([.B229]-[.B230])" office:value-type="float" office:value="5.02654824574259" calcext:value-type="float">
            <text:p>5.02654824574259</text:p>
          </table:table-cell>
          <table:table-cell table:formula="of:=([.L230]-[.L229])/([.B229]-[.B230])" office:value-type="float" office:value="13.8230076757943" calcext:value-type="float">
            <text:p>13.8230076757943</text:p>
          </table:table-cell>
          <table:table-cell table:formula="of:=([.M230]-[.M229])/([.B229]-[.B230])" office:value-type="float" office:value="-13.8230076757959" calcext:value-type="float">
            <text:p>-13.8230076757959</text:p>
          </table:table-cell>
          <table:table-cell table:formula="of:=([.N230]-[.N229])/([.B229]-[.B230])" office:value-type="float" office:value="2.26194671058437" calcext:value-type="float">
            <text:p>2.26194671058437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30]/120" office:value-type="float" office:value="1.85833333333333" calcext:value-type="float">
            <text:p>1.85833333333333</text:p>
          </table:table-cell>
          <table:table-cell office:value-type="float" office:value="24.314" calcext:value-type="float">
            <text:p>24.314</text:p>
          </table:table-cell>
          <table:table-cell office:value-type="float" office:value="-24.413" calcext:value-type="float">
            <text:p>-24.413</text:p>
          </table:table-cell>
          <table:table-cell office:value-type="float" office:value="38.345" calcext:value-type="float">
            <text:p>38.345</text:p>
          </table:table-cell>
          <table:table-cell office:value-type="float" office:value="12.99" calcext:value-type="float">
            <text:p>12.99</text:p>
          </table:table-cell>
          <table:table-cell table:formula="of:=[.C230]*2*PI()/360" office:value-type="float" office:value="0.424359354329901" calcext:value-type="float">
            <text:p>0.424359354329901</text:p>
          </table:table-cell>
          <table:table-cell table:formula="of:=[.D230]*2*PI()/360" office:value-type="float" office:value="-0.426087230289376" calcext:value-type="float">
            <text:p>-0.426087230289376</text:p>
          </table:table-cell>
          <table:table-cell table:formula="of:=[.E230]*2*PI()/360" office:value-type="float" office:value="0.669246501677226" calcext:value-type="float">
            <text:p>0.669246501677226</text:p>
          </table:table-cell>
          <table:table-cell table:formula="of:=[.F230]*2*PI()/360" office:value-type="float" office:value="0.226718269834063" calcext:value-type="float">
            <text:p>0.226718269834063</text:p>
          </table:table-cell>
          <table:table-cell table:formula="of:=([.G231]-[.G230])/([.B230]-[.B231])" office:value-type="float" office:value="0.594808209079671" calcext:value-type="float">
            <text:p>0.594808209079671</text:p>
          </table:table-cell>
          <table:table-cell table:formula="of:=([.H231]-[.H230])/([.B230]-[.B231])" office:value-type="float" office:value="-0.975988117715233" calcext:value-type="float">
            <text:p>-0.975988117715233</text:p>
          </table:table-cell>
          <table:table-cell table:formula="of:=([.I231]-[.I230])/([.B230]-[.B231])" office:value-type="float" office:value="1.92056030889457" calcext:value-type="float">
            <text:p>1.92056030889457</text:p>
          </table:table-cell>
          <table:table-cell table:formula="of:=([.J231]-[.J230])/([.B230]-[.B231])" office:value-type="float" office:value="0.251327412287185" calcext:value-type="float">
            <text:p>0.251327412287185</text:p>
          </table:table-cell>
          <table:table-cell table:formula="of:=([.K231]-[.K230])/([.B230]-[.B231])" office:value-type="float" office:value="8.04247719318895" calcext:value-type="float">
            <text:p>8.04247719318895</text:p>
          </table:table-cell>
          <table:table-cell table:formula="of:=([.L231]-[.L230])/([.B230]-[.B231])" office:value-type="float" office:value="12.8176980266466" calcext:value-type="float">
            <text:p>12.8176980266466</text:p>
          </table:table-cell>
          <table:table-cell table:formula="of:=([.M231]-[.M230])/([.B230]-[.B231])" office:value-type="float" office:value="-9.55044166691212" calcext:value-type="float">
            <text:p>-9.55044166691212</text:p>
          </table:table-cell>
          <table:table-cell table:formula="of:=([.N231]-[.N230])/([.B230]-[.B231])" office:value-type="float" office:value="1.50796447372358" calcext:value-type="float">
            <text:p>1.50796447372358</text:p>
          </table:table-cell>
          <table:table-cell table:number-columns-repeated="100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31]/120" office:value-type="float" office:value="1.86666666666667" calcext:value-type="float">
            <text:p>1.86666666666667</text:p>
          </table:table-cell>
          <table:table-cell office:value-type="float" office:value="24.03" calcext:value-type="float">
            <text:p>24.03</text:p>
          </table:table-cell>
          <table:table-cell office:value-type="float" office:value="-23.947" calcext:value-type="float">
            <text:p>-23.947</text:p>
          </table:table-cell>
          <table:table-cell office:value-type="float" office:value="37.428" calcext:value-type="float">
            <text:p>37.428</text:p>
          </table:table-cell>
          <table:table-cell office:value-type="float" office:value="12.87" calcext:value-type="float">
            <text:p>12.87</text:p>
          </table:table-cell>
          <table:table-cell table:formula="of:=[.C231]*2*PI()/360" office:value-type="float" office:value="0.419402619254237" calcext:value-type="float">
            <text:p>0.419402619254237</text:p>
          </table:table-cell>
          <table:table-cell table:formula="of:=[.D231]*2*PI()/360" office:value-type="float" office:value="-0.417953995975082" calcext:value-type="float">
            <text:p>-0.417953995975082</text:p>
          </table:table-cell>
          <table:table-cell table:formula="of:=[.E231]*2*PI()/360" office:value-type="float" office:value="0.653241832436438" calcext:value-type="float">
            <text:p>0.653241832436438</text:p>
          </table:table-cell>
          <table:table-cell table:formula="of:=[.F231]*2*PI()/360" office:value-type="float" office:value="0.22462387473167" calcext:value-type="float">
            <text:p>0.22462387473167</text:p>
          </table:table-cell>
          <table:table-cell table:formula="of:=([.G232]-[.G231])/([.B231]-[.B232])" office:value-type="float" office:value="0.527787565803097" calcext:value-type="float">
            <text:p>0.527787565803097</text:p>
          </table:table-cell>
          <table:table-cell table:formula="of:=([.H232]-[.H231])/([.B231]-[.B232])" office:value-type="float" office:value="-1.08280226793729" calcext:value-type="float">
            <text:p>-1.08280226793729</text:p>
          </table:table-cell>
          <table:table-cell table:formula="of:=([.I232]-[.I231])/([.B231]-[.B232])" office:value-type="float" office:value="2.0001473227855" calcext:value-type="float">
            <text:p>2.0001473227855</text:p>
          </table:table-cell>
          <table:table-cell table:formula="of:=([.J232]-[.J231])/([.B231]-[.B232])" office:value-type="float" office:value="0.238761041672822" calcext:value-type="float">
            <text:p>0.238761041672822</text:p>
          </table:table-cell>
          <table:table-cell table:formula="of:=([.K232]-[.K231])/([.B231]-[.B232])" office:value-type="float" office:value="10.0530964914892" calcext:value-type="float">
            <text:p>10.0530964914892</text:p>
          </table:table-cell>
          <table:table-cell table:formula="of:=([.L232]-[.L231])/([.B231]-[.B232])" office:value-type="float" office:value="12.0637157897846" calcext:value-type="float">
            <text:p>12.0637157897846</text:p>
          </table:table-cell>
          <table:table-cell table:formula="of:=([.M232]-[.M231])/([.B231]-[.B232])" office:value-type="float" office:value="-4.77522083345685" calcext:value-type="float">
            <text:p>-4.77522083345685</text:p>
          </table:table-cell>
          <table:table-cell table:formula="of:=([.N232]-[.N231])/([.B231]-[.B232])" office:value-type="float" office:value="0.502654824573861" calcext:value-type="float">
            <text:p>0.502654824573861</text:p>
          </table:table-cell>
          <table:table-cell table:number-columns-repeated="100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32]/120" office:value-type="float" office:value="1.875" calcext:value-type="float">
            <text:p>1.875</text:p>
          </table:table-cell>
          <table:table-cell office:value-type="float" office:value="23.778" calcext:value-type="float">
            <text:p>23.778</text:p>
          </table:table-cell>
          <table:table-cell office:value-type="float" office:value="-23.43" calcext:value-type="float">
            <text:p>-23.43</text:p>
          </table:table-cell>
          <table:table-cell office:value-type="float" office:value="36.473" calcext:value-type="float">
            <text:p>36.473</text:p>
          </table:table-cell>
          <table:table-cell office:value-type="float" office:value="12.756" calcext:value-type="float">
            <text:p>12.756</text:p>
          </table:table-cell>
          <table:table-cell table:formula="of:=[.C232]*2*PI()/360" office:value-type="float" office:value="0.415004389539212" calcext:value-type="float">
            <text:p>0.415004389539212</text:p>
          </table:table-cell>
          <table:table-cell table:formula="of:=[.D232]*2*PI()/360" office:value-type="float" office:value="-0.408930643742271" calcext:value-type="float">
            <text:p>-0.408930643742271</text:p>
          </table:table-cell>
          <table:table-cell table:formula="of:=[.E232]*2*PI()/360" office:value-type="float" office:value="0.636573938079892" calcext:value-type="float">
            <text:p>0.636573938079892</text:p>
          </table:table-cell>
          <table:table-cell table:formula="of:=[.F232]*2*PI()/360" office:value-type="float" office:value="0.222634199384397" calcext:value-type="float">
            <text:p>0.222634199384397</text:p>
          </table:table-cell>
          <table:table-cell table:formula="of:=([.G233]-[.G232])/([.B232]-[.B233])" office:value-type="float" office:value="0.444011761707354" calcext:value-type="float">
            <text:p>0.444011761707354</text:p>
          </table:table-cell>
          <table:table-cell table:formula="of:=([.H233]-[.H232])/([.B232]-[.B233])" office:value-type="float" office:value="-1.18333323285216" calcext:value-type="float">
            <text:p>-1.18333323285216</text:p>
          </table:table-cell>
          <table:table-cell table:formula="of:=([.I233]-[.I232])/([.B232]-[.B233])" office:value-type="float" office:value="2.03994082973098" calcext:value-type="float">
            <text:p>2.03994082973098</text:p>
          </table:table-cell>
          <table:table-cell table:formula="of:=([.J233]-[.J232])/([.B232]-[.B233])" office:value-type="float" office:value="0.23457225146804" calcext:value-type="float">
            <text:p>0.23457225146804</text:p>
          </table:table-cell>
          <table:table-cell table:formula="of:=([.K233]-[.K232])/([.B232]-[.B233])" office:value-type="float" office:value="11.8123883774981" calcext:value-type="float">
            <text:p>11.8123883774981</text:p>
          </table:table-cell>
          <table:table-cell table:formula="of:=([.L233]-[.L232])/([.B232]-[.B233])" office:value-type="float" office:value="10.5557513160614" calcext:value-type="float">
            <text:p>10.5557513160614</text:p>
          </table:table-cell>
          <table:table-cell table:formula="of:=([.M233]-[.M232])/([.B232]-[.B233])" office:value-type="float" office:value="2.01061929829703" calcext:value-type="float">
            <text:p>2.01061929829703</text:p>
          </table:table-cell>
          <table:table-cell table:formula="of:=([.N233]-[.N232])/([.B232]-[.B233])" office:value-type="float" office:value="-0.251327412286929" calcext:value-type="float">
            <text:p>-0.251327412286929</text:p>
          </table:table-cell>
          <table:table-cell table:number-columns-repeated="100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33]/120" office:value-type="float" office:value="1.88333333333333" calcext:value-type="float">
            <text:p>1.88333333333333</text:p>
          </table:table-cell>
          <table:table-cell office:value-type="float" office:value="23.566" calcext:value-type="float">
            <text:p>23.566</text:p>
          </table:table-cell>
          <table:table-cell office:value-type="float" office:value="-22.865" calcext:value-type="float">
            <text:p>-22.865</text:p>
          </table:table-cell>
          <table:table-cell office:value-type="float" office:value="35.499" calcext:value-type="float">
            <text:p>35.499</text:p>
          </table:table-cell>
          <table:table-cell office:value-type="float" office:value="12.644" calcext:value-type="float">
            <text:p>12.644</text:p>
          </table:table-cell>
          <table:table-cell table:formula="of:=[.C233]*2*PI()/360" office:value-type="float" office:value="0.411304291524984" calcext:value-type="float">
            <text:p>0.411304291524984</text:p>
          </table:table-cell>
          <table:table-cell table:formula="of:=[.D233]*2*PI()/360" office:value-type="float" office:value="-0.399069533468503" calcext:value-type="float">
            <text:p>-0.399069533468503</text:p>
          </table:table-cell>
          <table:table-cell table:formula="of:=[.E233]*2*PI()/360" office:value-type="float" office:value="0.619574431165467" calcext:value-type="float">
            <text:p>0.619574431165467</text:p>
          </table:table-cell>
          <table:table-cell table:formula="of:=[.F233]*2*PI()/360" office:value-type="float" office:value="0.220679430622163" calcext:value-type="float">
            <text:p>0.220679430622163</text:p>
          </table:table-cell>
          <table:table-cell table:formula="of:=([.G234]-[.G233])/([.B233]-[.B234])" office:value-type="float" office:value="0.34557519189487" calcext:value-type="float">
            <text:p>0.34557519189487</text:p>
          </table:table-cell>
          <table:table-cell table:formula="of:=([.H234]-[.H233])/([.B233]-[.B234])" office:value-type="float" office:value="-1.27129782715267" calcext:value-type="float">
            <text:p>-1.27129782715267</text:p>
          </table:table-cell>
          <table:table-cell table:formula="of:=([.I234]-[.I233])/([.B233]-[.B234])" office:value-type="float" office:value="2.02318566891184" calcext:value-type="float">
            <text:p>2.02318566891184</text:p>
          </table:table-cell>
          <table:table-cell table:formula="of:=([.J234]-[.J233])/([.B233]-[.B234])" office:value-type="float" office:value="0.236666646570431" calcext:value-type="float">
            <text:p>0.236666646570431</text:p>
          </table:table-cell>
          <table:table-cell table:formula="of:=([.K234]-[.K233])/([.B233]-[.B234])" office:value-type="float" office:value="13.5716802635062" calcext:value-type="float">
            <text:p>13.5716802635062</text:p>
          </table:table-cell>
          <table:table-cell table:formula="of:=([.L234]-[.L233])/([.B233]-[.B234])" office:value-type="float" office:value="9.29911425462562" calcext:value-type="float">
            <text:p>9.29911425462562</text:p>
          </table:table-cell>
          <table:table-cell table:formula="of:=([.M234]-[.M233])/([.B233]-[.B234])" office:value-type="float" office:value="6.7858401317539" calcext:value-type="float">
            <text:p>6.7858401317539</text:p>
          </table:table-cell>
          <table:table-cell table:formula="of:=([.N234]-[.N233])/([.B233]-[.B234])" office:value-type="float" office:value="-0.502654824574261" calcext:value-type="float">
            <text:p>-0.502654824574261</text:p>
          </table:table-cell>
          <table:table-cell table:number-columns-repeated="100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34]/120" office:value-type="float" office:value="1.89166666666667" calcext:value-type="float">
            <text:p>1.89166666666667</text:p>
          </table:table-cell>
          <table:table-cell office:value-type="float" office:value="23.401" calcext:value-type="float">
            <text:p>23.401</text:p>
          </table:table-cell>
          <table:table-cell office:value-type="float" office:value="-22.258" calcext:value-type="float">
            <text:p>-22.258</text:p>
          </table:table-cell>
          <table:table-cell office:value-type="float" office:value="34.533" calcext:value-type="float">
            <text:p>34.533</text:p>
          </table:table-cell>
          <table:table-cell office:value-type="float" office:value="12.531" calcext:value-type="float">
            <text:p>12.531</text:p>
          </table:table-cell>
          <table:table-cell table:formula="of:=[.C234]*2*PI()/360" office:value-type="float" office:value="0.408424498259193" calcext:value-type="float">
            <text:p>0.408424498259193</text:p>
          </table:table-cell>
          <table:table-cell table:formula="of:=[.D234]*2*PI()/360" office:value-type="float" office:value="-0.388475384908898" calcext:value-type="float">
            <text:p>-0.388475384908898</text:p>
          </table:table-cell>
          <table:table-cell table:formula="of:=[.E234]*2*PI()/360" office:value-type="float" office:value="0.602714550591202" calcext:value-type="float">
            <text:p>0.602714550591202</text:p>
          </table:table-cell>
          <table:table-cell table:formula="of:=[.F234]*2*PI()/360" office:value-type="float" office:value="0.218707208567409" calcext:value-type="float">
            <text:p>0.218707208567409</text:p>
          </table:table-cell>
          <table:table-cell table:formula="of:=([.G235]-[.G234])/([.B234]-[.B235])" office:value-type="float" office:value="0.232477856365652" calcext:value-type="float">
            <text:p>0.232477856365652</text:p>
          </table:table-cell>
          <table:table-cell table:formula="of:=([.H235]-[.H234])/([.B234]-[.B235])" office:value-type="float" office:value="-1.34879044594122" calcext:value-type="float">
            <text:p>-1.34879044594122</text:p>
          </table:table-cell>
          <table:table-cell table:formula="of:=([.I235]-[.I234])/([.B234]-[.B235])" office:value-type="float" office:value="1.96663700114722" calcext:value-type="float">
            <text:p>1.96663700114722</text:p>
          </table:table-cell>
          <table:table-cell table:formula="of:=([.J235]-[.J234])/([.B234]-[.B235])" office:value-type="float" office:value="0.240855436775217" calcext:value-type="float">
            <text:p>0.240855436775217</text:p>
          </table:table-cell>
          <table:table-cell table:formula="of:=([.K235]-[.K234])/([.B234]-[.B235])" office:value-type="float" office:value="14.3256625003709" calcext:value-type="float">
            <text:p>14.3256625003709</text:p>
          </table:table-cell>
          <table:table-cell table:formula="of:=([.L235]-[.L234])/([.B234]-[.B235])" office:value-type="float" office:value="8.29380460547414" calcext:value-type="float">
            <text:p>8.29380460547414</text:p>
          </table:table-cell>
          <table:table-cell table:formula="of:=([.M235]-[.M234])/([.B234]-[.B235])" office:value-type="float" office:value="9.80176907920627" calcext:value-type="float">
            <text:p>9.80176907920627</text:p>
          </table:table-cell>
          <table:table-cell table:formula="of:=([.N235]-[.N234])/([.B234]-[.B235])" office:value-type="float" office:value="0.502654824575017" calcext:value-type="float">
            <text:p>0.502654824575017</text:p>
          </table:table-cell>
          <table:table-cell table:number-columns-repeated="100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5]/120" office:value-type="float" office:value="1.9" calcext:value-type="float">
            <text:p>1.9</text:p>
          </table:table-cell>
          <table:table-cell office:value-type="float" office:value="23.29" calcext:value-type="float">
            <text:p>23.29</text:p>
          </table:table-cell>
          <table:table-cell office:value-type="float" office:value="-21.614" calcext:value-type="float">
            <text:p>-21.614</text:p>
          </table:table-cell>
          <table:table-cell office:value-type="float" office:value="33.594" calcext:value-type="float">
            <text:p>33.594</text:p>
          </table:table-cell>
          <table:table-cell office:value-type="float" office:value="12.416" calcext:value-type="float">
            <text:p>12.416</text:p>
          </table:table-cell>
          <table:table-cell table:formula="of:=[.C235]*2*PI()/360" office:value-type="float" office:value="0.406487182789479" calcext:value-type="float">
            <text:p>0.406487182789479</text:p>
          </table:table-cell>
          <table:table-cell table:formula="of:=[.D235]*2*PI()/360" office:value-type="float" office:value="-0.377235464526054" calcext:value-type="float">
            <text:p>-0.377235464526054</text:p>
          </table:table-cell>
          <table:table-cell table:formula="of:=[.E235]*2*PI()/360" office:value-type="float" office:value="0.586325908914975" calcext:value-type="float">
            <text:p>0.586325908914975</text:p>
          </table:table-cell>
          <table:table-cell table:formula="of:=[.F235]*2*PI()/360" office:value-type="float" office:value="0.216700079927616" calcext:value-type="float">
            <text:p>0.216700079927616</text:p>
          </table:table-cell>
          <table:table-cell table:formula="of:=([.G236]-[.G235])/([.B235]-[.B236])" office:value-type="float" office:value="0.113097335529228" calcext:value-type="float">
            <text:p>0.113097335529228</text:p>
          </table:table-cell>
          <table:table-cell table:formula="of:=([.H236]-[.H235])/([.B235]-[.B236])" office:value-type="float" office:value="-1.41790548432017" calcext:value-type="float">
            <text:p>-1.41790548432017</text:p>
          </table:table-cell>
          <table:table-cell table:formula="of:=([.I236]-[.I235])/([.B235]-[.B236])" office:value-type="float" office:value="1.88495559215384" calcext:value-type="float">
            <text:p>1.88495559215384</text:p>
          </table:table-cell>
          <table:table-cell table:formula="of:=([.J236]-[.J235])/([.B235]-[.B236])" office:value-type="float" office:value="0.236666646570425" calcext:value-type="float">
            <text:p>0.236666646570425</text:p>
          </table:table-cell>
          <table:table-cell table:formula="of:=([.K236]-[.K235])/([.B235]-[.B236])" office:value-type="float" office:value="14.325662500369" calcext:value-type="float">
            <text:p>14.325662500369</text:p>
          </table:table-cell>
          <table:table-cell table:formula="of:=([.L236]-[.L235])/([.B235]-[.B236])" office:value-type="float" office:value="6.78584013175745" calcext:value-type="float">
            <text:p>6.78584013175745</text:p>
          </table:table-cell>
          <table:table-cell table:formula="of:=([.M236]-[.M235])/([.B235]-[.B236])" office:value-type="float" office:value="9.29911425462092" calcext:value-type="float">
            <text:p>9.29911425462092</text:p>
          </table:table-cell>
          <table:table-cell table:formula="of:=([.N236]-[.N235])/([.B235]-[.B236])" office:value-type="float" office:value="2.51327412287007" calcext:value-type="float">
            <text:p>2.51327412287007</text:p>
          </table:table-cell>
          <table:table-cell table:number-columns-repeated="100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6]/120" office:value-type="float" office:value="1.90833333333333" calcext:value-type="float">
            <text:p>1.90833333333333</text:p>
          </table:table-cell>
          <table:table-cell office:value-type="float" office:value="23.236" calcext:value-type="float">
            <text:p>23.236</text:p>
          </table:table-cell>
          <table:table-cell office:value-type="float" office:value="-20.937" calcext:value-type="float">
            <text:p>-20.937</text:p>
          </table:table-cell>
          <table:table-cell office:value-type="float" office:value="32.694" calcext:value-type="float">
            <text:p>32.694</text:p>
          </table:table-cell>
          <table:table-cell office:value-type="float" office:value="12.303" calcext:value-type="float">
            <text:p>12.303</text:p>
          </table:table-cell>
          <table:table-cell table:formula="of:=[.C236]*2*PI()/360" office:value-type="float" office:value="0.405544704993402" calcext:value-type="float">
            <text:p>0.405544704993402</text:p>
          </table:table-cell>
          <table:table-cell table:formula="of:=[.D236]*2*PI()/360" office:value-type="float" office:value="-0.365419585490053" calcext:value-type="float">
            <text:p>-0.365419585490053</text:p>
          </table:table-cell>
          <table:table-cell table:formula="of:=[.E236]*2*PI()/360" office:value-type="float" office:value="0.570617945647026" calcext:value-type="float">
            <text:p>0.570617945647026</text:p>
          </table:table-cell>
          <table:table-cell table:formula="of:=[.F236]*2*PI()/360" office:value-type="float" office:value="0.214727857872862" calcext:value-type="float">
            <text:p>0.214727857872862</text:p>
          </table:table-cell>
          <table:table-cell table:formula="of:=([.G237]-[.G236])/([.B236]-[.B237])" office:value-type="float" office:value="-0.00628318530718321" calcext:value-type="float">
            <text:p>-0.006283185307183</text:p>
          </table:table-cell>
          <table:table-cell table:formula="of:=([.H237]-[.H236])/([.B236]-[.B237])" office:value-type="float" office:value="-1.47445415208482" calcext:value-type="float">
            <text:p>-1.47445415208482</text:p>
          </table:table-cell>
          <table:table-cell table:formula="of:=([.I237]-[.I236])/([.B236]-[.B237])" office:value-type="float" office:value="1.80746297336533" calcext:value-type="float">
            <text:p>1.80746297336533</text:p>
          </table:table-cell>
          <table:table-cell table:formula="of:=([.J237]-[.J236])/([.B236]-[.B237])" office:value-type="float" office:value="0.215722695546507" calcext:value-type="float">
            <text:p>0.215722695546507</text:p>
          </table:table-cell>
          <table:table-cell table:formula="of:=([.K237]-[.K236])/([.B236]-[.B237])" office:value-type="float" office:value="16.0849543863787" calcext:value-type="float">
            <text:p>16.0849543863787</text:p>
          </table:table-cell>
          <table:table-cell table:formula="of:=([.L237]-[.L236])/([.B236]-[.B237])" office:value-type="float" office:value="3.76991118430753" calcext:value-type="float">
            <text:p>3.76991118430753</text:p>
          </table:table-cell>
          <table:table-cell table:formula="of:=([.M237]-[.M236])/([.B236]-[.B237])" office:value-type="float" office:value="6.53451271946577" calcext:value-type="float">
            <text:p>6.53451271946577</text:p>
          </table:table-cell>
          <table:table-cell table:formula="of:=([.N237]-[.N236])/([.B236]-[.B237])" office:value-type="float" office:value="5.27787565803232" calcext:value-type="float">
            <text:p>5.27787565803232</text:p>
          </table:table-cell>
          <table:table-cell table:number-columns-repeated="100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7]/120" office:value-type="float" office:value="1.91666666666667" calcext:value-type="float">
            <text:p>1.91666666666667</text:p>
          </table:table-cell>
          <table:table-cell office:value-type="float" office:value="23.239" calcext:value-type="float">
            <text:p>23.239</text:p>
          </table:table-cell>
          <table:table-cell office:value-type="float" office:value="-20.233" calcext:value-type="float">
            <text:p>-20.233</text:p>
          </table:table-cell>
          <table:table-cell office:value-type="float" office:value="31.831" calcext:value-type="float">
            <text:p>31.831</text:p>
          </table:table-cell>
          <table:table-cell office:value-type="float" office:value="12.2" calcext:value-type="float">
            <text:p>12.2</text:p>
          </table:table-cell>
          <table:table-cell table:formula="of:=[.C237]*2*PI()/360" office:value-type="float" office:value="0.405597064870962" calcext:value-type="float">
            <text:p>0.405597064870962</text:p>
          </table:table-cell>
          <table:table-cell table:formula="of:=[.D237]*2*PI()/360" office:value-type="float" office:value="-0.353132467556013" calcext:value-type="float">
            <text:p>-0.353132467556013</text:p>
          </table:table-cell>
          <table:table-cell table:formula="of:=[.E237]*2*PI()/360" office:value-type="float" office:value="0.555555754202315" calcext:value-type="float">
            <text:p>0.555555754202315</text:p>
          </table:table-cell>
          <table:table-cell table:formula="of:=[.F237]*2*PI()/360" office:value-type="float" office:value="0.212930168743308" calcext:value-type="float">
            <text:p>0.212930168743308</text:p>
          </table:table-cell>
          <table:table-cell table:formula="of:=([.G238]-[.G237])/([.B237]-[.B238])" office:value-type="float" office:value="-0.140324471860339" calcext:value-type="float">
            <text:p>-0.140324471860339</text:p>
          </table:table-cell>
          <table:table-cell table:formula="of:=([.H238]-[.H237])/([.B237]-[.B238])" office:value-type="float" office:value="-1.50587007862071" calcext:value-type="float">
            <text:p>-1.50587007862071</text:p>
          </table:table-cell>
          <table:table-cell table:formula="of:=([.I238]-[.I237])/([.B237]-[.B238])" office:value-type="float" office:value="1.75300870070311" calcext:value-type="float">
            <text:p>1.75300870070311</text:p>
          </table:table-cell>
          <table:table-cell table:formula="of:=([.J238]-[.J237])/([.B237]-[.B238])" office:value-type="float" office:value="0.171740398396238" calcext:value-type="float">
            <text:p>0.171740398396238</text:p>
          </table:table-cell>
          <table:table-cell table:formula="of:=([.K238]-[.K237])/([.B237]-[.B238])" office:value-type="float" office:value="18.0955736846789" calcext:value-type="float">
            <text:p>18.0955736846789</text:p>
          </table:table-cell>
          <table:table-cell table:formula="of:=([.L238]-[.L237])/([.B237]-[.B238])" office:value-type="float" office:value="1.00530964914931" calcext:value-type="float">
            <text:p>1.00530964914931</text:p>
          </table:table-cell>
          <table:table-cell table:formula="of:=([.M238]-[.M237])/([.B237]-[.B238])" office:value-type="float" office:value="3.76991118430753" calcext:value-type="float">
            <text:p>3.76991118430753</text:p>
          </table:table-cell>
          <table:table-cell table:formula="of:=([.N238]-[.N237])/([.B237]-[.B238])" office:value-type="float" office:value="8.79645943005054" calcext:value-type="float">
            <text:p>8.79645943005054</text:p>
          </table:table-cell>
          <table:table-cell table:number-columns-repeated="100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8]/120" office:value-type="float" office:value="1.925" calcext:value-type="float">
            <text:p>1.925</text:p>
          </table:table-cell>
          <table:table-cell office:value-type="float" office:value="23.306" calcext:value-type="float">
            <text:p>23.306</text:p>
          </table:table-cell>
          <table:table-cell office:value-type="float" office:value="-19.514" calcext:value-type="float">
            <text:p>-19.514</text:p>
          </table:table-cell>
          <table:table-cell office:value-type="float" office:value="30.994" calcext:value-type="float">
            <text:p>30.994</text:p>
          </table:table-cell>
          <table:table-cell office:value-type="float" office:value="12.118" calcext:value-type="float">
            <text:p>12.118</text:p>
          </table:table-cell>
          <table:table-cell table:formula="of:=[.C238]*2*PI()/360" office:value-type="float" office:value="0.406766435469798" calcext:value-type="float">
            <text:p>0.406766435469798</text:p>
          </table:table-cell>
          <table:table-cell table:formula="of:=[.D238]*2*PI()/360" office:value-type="float" office:value="-0.340583550234173" calcext:value-type="float">
            <text:p>-0.340583550234173</text:p>
          </table:table-cell>
          <table:table-cell table:formula="of:=[.E238]*2*PI()/360" office:value-type="float" office:value="0.540947348363123" calcext:value-type="float">
            <text:p>0.540947348363123</text:p>
          </table:table-cell>
          <table:table-cell table:formula="of:=[.F238]*2*PI()/360" office:value-type="float" office:value="0.211498998756673" calcext:value-type="float">
            <text:p>0.211498998756673</text:p>
          </table:table-cell>
          <table:table-cell table:formula="of:=([.G239]-[.G238])/([.B238]-[.B239])" office:value-type="float" office:value="-0.291120919232662" calcext:value-type="float">
            <text:p>-0.291120919232662</text:p>
          </table:table-cell>
          <table:table-cell table:formula="of:=([.H239]-[.H238])/([.B238]-[.B239])" office:value-type="float" office:value="-1.51424765903029" calcext:value-type="float">
            <text:p>-1.51424765903029</text:p>
          </table:table-cell>
          <table:table-cell table:formula="of:=([.I239]-[.I238])/([.B238]-[.B239])" office:value-type="float" office:value="1.72159277416722" calcext:value-type="float">
            <text:p>1.72159277416722</text:p>
          </table:table-cell>
          <table:table-cell table:formula="of:=([.J239]-[.J238])/([.B238]-[.B239])" office:value-type="float" office:value="0.0984365698124837" calcext:value-type="float">
            <text:p>0.098436569812484</text:p>
          </table:table-cell>
          <table:table-cell table:formula="of:=([.K239]-[.K238])/([.B238]-[.B239])" office:value-type="float" office:value="20.8601752198348" calcext:value-type="float">
            <text:p>20.8601752198348</text:p>
          </table:table-cell>
          <table:table-cell table:formula="of:=([.L239]-[.L238])/([.B238]-[.B239])" office:value-type="float" office:value="-2.01061929829783" calcext:value-type="float">
            <text:p>-2.01061929829783</text:p>
          </table:table-cell>
          <table:table-cell table:formula="of:=([.M239]-[.M238])/([.B238]-[.B239])" office:value-type="float" office:value="1.75929188601053" calcext:value-type="float">
            <text:p>1.75929188601053</text:p>
          </table:table-cell>
          <table:table-cell table:formula="of:=([.N239]-[.N238])/([.B238]-[.B239])" office:value-type="float" office:value="10.5557513160626" calcext:value-type="float">
            <text:p>10.5557513160626</text:p>
          </table:table-cell>
          <table:table-cell table:number-columns-repeated="100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9]/120" office:value-type="float" office:value="1.93333333333333" calcext:value-type="float">
            <text:p>1.93333333333333</text:p>
          </table:table-cell>
          <table:table-cell office:value-type="float" office:value="23.445" calcext:value-type="float">
            <text:p>23.445</text:p>
          </table:table-cell>
          <table:table-cell office:value-type="float" office:value="-18.791" calcext:value-type="float">
            <text:p>-18.791</text:p>
          </table:table-cell>
          <table:table-cell office:value-type="float" office:value="30.172" calcext:value-type="float">
            <text:p>30.172</text:p>
          </table:table-cell>
          <table:table-cell office:value-type="float" office:value="12.071" calcext:value-type="float">
            <text:p>12.071</text:p>
          </table:table-cell>
          <table:table-cell table:formula="of:=[.C239]*2*PI()/360" office:value-type="float" office:value="0.409192443130071" calcext:value-type="float">
            <text:p>0.409192443130071</text:p>
          </table:table-cell>
          <table:table-cell table:formula="of:=[.D239]*2*PI()/360" office:value-type="float" office:value="-0.327964819742254" calcext:value-type="float">
            <text:p>-0.327964819742254</text:p>
          </table:table-cell>
          <table:table-cell table:formula="of:=[.E239]*2*PI()/360" office:value-type="float" office:value="0.526600741911729" calcext:value-type="float">
            <text:p>0.526600741911729</text:p>
          </table:table-cell>
          <table:table-cell table:formula="of:=[.F239]*2*PI()/360" office:value-type="float" office:value="0.210678694008235" calcext:value-type="float">
            <text:p>0.210678694008235</text:p>
          </table:table-cell>
          <table:table-cell table:formula="of:=([.G240]-[.G239])/([.B239]-[.B240])" office:value-type="float" office:value="-0.464955712731285" calcext:value-type="float">
            <text:p>-0.464955712731285</text:p>
          </table:table-cell>
          <table:table-cell table:formula="of:=([.H240]-[.H239])/([.B239]-[.B240])" office:value-type="float" office:value="-1.49749249821114" calcext:value-type="float">
            <text:p>-1.49749249821114</text:p>
          </table:table-cell>
          <table:table-cell table:formula="of:=([.I240]-[.I239])/([.B239]-[.B240])" office:value-type="float" office:value="1.70693200845046" calcext:value-type="float">
            <text:p>1.70693200845046</text:p>
          </table:table-cell>
          <table:table-cell table:formula="of:=([.J240]-[.J239])/([.B239]-[.B240])" office:value-type="float" office:value="0.010471975511962" calcext:value-type="float">
            <text:p>0.010471975511962</text:p>
          </table:table-cell>
          <table:table-cell table:formula="of:=([.K240]-[.K239])/([.B239]-[.B240])" office:value-type="float" office:value="22.1168122812738" calcext:value-type="float">
            <text:p>22.1168122812738</text:p>
          </table:table-cell>
          <table:table-cell table:formula="of:=([.L240]-[.L239])/([.B239]-[.B240])" office:value-type="float" office:value="-3.26725635973367" calcext:value-type="float">
            <text:p>-3.26725635973367</text:p>
          </table:table-cell>
          <table:table-cell table:formula="of:=([.M240]-[.M239])/([.B239]-[.B240])" office:value-type="float" office:value="1.25663706143584" calcext:value-type="float">
            <text:p>1.25663706143584</text:p>
          </table:table-cell>
          <table:table-cell table:formula="of:=([.N240]-[.N239])/([.B239]-[.B240])" office:value-type="float" office:value="11.8123883774969" calcext:value-type="float">
            <text:p>11.8123883774969</text:p>
          </table:table-cell>
          <table:table-cell table:number-columns-repeated="100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40]/120" office:value-type="float" office:value="1.94166666666667" calcext:value-type="float">
            <text:p>1.94166666666667</text:p>
          </table:table-cell>
          <table:table-cell office:value-type="float" office:value="23.667" calcext:value-type="float">
            <text:p>23.667</text:p>
          </table:table-cell>
          <table:table-cell office:value-type="float" office:value="-18.076" calcext:value-type="float">
            <text:p>-18.076</text:p>
          </table:table-cell>
          <table:table-cell office:value-type="float" office:value="29.357" calcext:value-type="float">
            <text:p>29.357</text:p>
          </table:table-cell>
          <table:table-cell office:value-type="float" office:value="12.066" calcext:value-type="float">
            <text:p>12.066</text:p>
          </table:table-cell>
          <table:table-cell table:formula="of:=[.C240]*2*PI()/360" office:value-type="float" office:value="0.413067074069498" calcext:value-type="float">
            <text:p>0.413067074069498</text:p>
          </table:table-cell>
          <table:table-cell table:formula="of:=[.D240]*2*PI()/360" office:value-type="float" office:value="-0.315485715590495" calcext:value-type="float">
            <text:p>-0.315485715590495</text:p>
          </table:table-cell>
          <table:table-cell table:formula="of:=[.E240]*2*PI()/360" office:value-type="float" office:value="0.512376308507975" calcext:value-type="float">
            <text:p>0.512376308507975</text:p>
          </table:table-cell>
          <table:table-cell table:formula="of:=[.F240]*2*PI()/360" office:value-type="float" office:value="0.210591427545636" calcext:value-type="float">
            <text:p>0.210591427545636</text:p>
          </table:table-cell>
          <table:table-cell table:formula="of:=([.G241]-[.G240])/([.B240]-[.B241])" office:value-type="float" office:value="-0.649262481741899" calcext:value-type="float">
            <text:p>-0.649262481741899</text:p>
          </table:table-cell>
          <table:table-cell table:formula="of:=([.H241]-[.H240])/([.B240]-[.B241])" office:value-type="float" office:value="-1.47026536188003" calcext:value-type="float">
            <text:p>-1.47026536188003</text:p>
          </table:table-cell>
          <table:table-cell table:formula="of:=([.I241]-[.I240])/([.B240]-[.B241])" office:value-type="float" office:value="1.6964600329385" calcext:value-type="float">
            <text:p>1.6964600329385</text:p>
          </table:table-cell>
          <table:table-cell table:formula="of:=([.J241]-[.J240])/([.B240]-[.B241])" office:value-type="float" office:value="-0.0879645943005117" calcext:value-type="float">
            <text:p>-0.087964594300512</text:p>
          </table:table-cell>
          <table:table-cell table:formula="of:=([.K241]-[.K240])/([.B240]-[.B241])" office:value-type="float" office:value="23.1221219304199" calcext:value-type="float">
            <text:p>23.1221219304199</text:p>
          </table:table-cell>
          <table:table-cell table:formula="of:=([.L241]-[.L240])/([.B240]-[.B241])" office:value-type="float" office:value="-3.51858377202023" calcext:value-type="float">
            <text:p>-3.51858377202023</text:p>
          </table:table-cell>
          <table:table-cell table:formula="of:=([.M241]-[.M240])/([.B240]-[.B241])" office:value-type="float" office:value="1.7592918860097" calcext:value-type="float">
            <text:p>1.7592918860097</text:p>
          </table:table-cell>
          <table:table-cell table:formula="of:=([.N241]-[.N240])/([.B240]-[.B241])" office:value-type="float" office:value="11.3097335529242" calcext:value-type="float">
            <text:p>11.3097335529242</text:p>
          </table:table-cell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41]/120" office:value-type="float" office:value="1.95" calcext:value-type="float">
            <text:p>1.95</text:p>
          </table:table-cell>
          <table:table-cell office:value-type="float" office:value="23.977" calcext:value-type="float">
            <text:p>23.977</text:p>
          </table:table-cell>
          <table:table-cell office:value-type="float" office:value="-17.374" calcext:value-type="float">
            <text:p>-17.374</text:p>
          </table:table-cell>
          <table:table-cell office:value-type="float" office:value="28.547" calcext:value-type="float">
            <text:p>28.547</text:p>
          </table:table-cell>
          <table:table-cell office:value-type="float" office:value="12.108" calcext:value-type="float">
            <text:p>12.108</text:p>
          </table:table-cell>
          <table:table-cell table:formula="of:=[.C241]*2*PI()/360" office:value-type="float" office:value="0.41847759475068" calcext:value-type="float">
            <text:p>0.41847759475068</text:p>
          </table:table-cell>
          <table:table-cell table:formula="of:=[.D241]*2*PI()/360" office:value-type="float" office:value="-0.303233504241495" calcext:value-type="float">
            <text:p>-0.303233504241495</text:p>
          </table:table-cell>
          <table:table-cell table:formula="of:=[.E241]*2*PI()/360" office:value-type="float" office:value="0.498239141566821" calcext:value-type="float">
            <text:p>0.498239141566821</text:p>
          </table:table-cell>
          <table:table-cell table:formula="of:=[.F241]*2*PI()/360" office:value-type="float" office:value="0.211324465831473" calcext:value-type="float">
            <text:p>0.211324465831473</text:p>
          </table:table-cell>
          <table:table-cell table:formula="of:=([.G242]-[.G241])/([.B241]-[.B242])" office:value-type="float" office:value="-0.841946831162064" calcext:value-type="float">
            <text:p>-0.841946831162064</text:p>
          </table:table-cell>
          <table:table-cell table:formula="of:=([.H242]-[.H241])/([.B241]-[.B242])" office:value-type="float" office:value="-1.44094383044652" calcext:value-type="float">
            <text:p>-1.44094383044652</text:p>
          </table:table-cell>
          <table:table-cell table:formula="of:=([.I242]-[.I241])/([.B241]-[.B242])" office:value-type="float" office:value="1.68179926722175" calcext:value-type="float">
            <text:p>1.68179926722175</text:p>
          </table:table-cell>
          <table:table-cell table:formula="of:=([.J242]-[.J241])/([.B241]-[.B242])" office:value-type="float" office:value="-0.182212373908213" calcext:value-type="float">
            <text:p>-0.182212373908213</text:p>
          </table:table-cell>
          <table:table-cell table:formula="of:=([.K242]-[.K241])/([.B241]-[.B242])" office:value-type="float" office:value="22.1168122812722" calcext:value-type="float">
            <text:p>22.1168122812722</text:p>
          </table:table-cell>
          <table:table-cell table:formula="of:=([.L242]-[.L241])/([.B241]-[.B242])" office:value-type="float" office:value="-3.518583772021" calcext:value-type="float">
            <text:p>-3.518583772021</text:p>
          </table:table-cell>
          <table:table-cell table:formula="of:=([.M242]-[.M241])/([.B241]-[.B242])" office:value-type="float" office:value="4.02123859659648" calcext:value-type="float">
            <text:p>4.02123859659648</text:p>
          </table:table-cell>
          <table:table-cell table:formula="of:=([.N242]-[.N241])/([.B241]-[.B242])" office:value-type="float" office:value="10.8070787283476" calcext:value-type="float">
            <text:p>10.8070787283476</text:p>
          </table:table-cell>
          <table:table-cell table:number-columns-repeated="100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42]/120" office:value-type="float" office:value="1.95833333333333" calcext:value-type="float">
            <text:p>1.95833333333333</text:p>
          </table:table-cell>
          <table:table-cell office:value-type="float" office:value="24.379" calcext:value-type="float">
            <text:p>24.379</text:p>
          </table:table-cell>
          <table:table-cell office:value-type="float" office:value="-16.686" calcext:value-type="float">
            <text:p>-16.686</text:p>
          </table:table-cell>
          <table:table-cell office:value-type="float" office:value="27.744" calcext:value-type="float">
            <text:p>27.744</text:p>
          </table:table-cell>
          <table:table-cell office:value-type="float" office:value="12.195" calcext:value-type="float">
            <text:p>12.195</text:p>
          </table:table-cell>
          <table:table-cell table:formula="of:=[.C242]*2*PI()/360" office:value-type="float" office:value="0.425493818343698" calcext:value-type="float">
            <text:p>0.425493818343698</text:p>
          </table:table-cell>
          <table:table-cell table:formula="of:=[.D242]*2*PI()/360" office:value-type="float" office:value="-0.291225638987774" calcext:value-type="float">
            <text:p>-0.291225638987774</text:p>
          </table:table-cell>
          <table:table-cell table:formula="of:=[.E242]*2*PI()/360" office:value-type="float" office:value="0.484224147673307" calcext:value-type="float">
            <text:p>0.484224147673307</text:p>
          </table:table-cell>
          <table:table-cell table:formula="of:=[.F242]*2*PI()/360" office:value-type="float" office:value="0.212842902280708" calcext:value-type="float">
            <text:p>0.212842902280708</text:p>
          </table:table-cell>
          <table:table-cell table:formula="of:=([.G243]-[.G242])/([.B242]-[.B243])" office:value-type="float" office:value="-1.02625360017267" calcext:value-type="float">
            <text:p>-1.02625360017267</text:p>
          </table:table-cell>
          <table:table-cell table:formula="of:=([.H243]-[.H242])/([.B242]-[.B243])" office:value-type="float" office:value="-1.41162229901302" calcext:value-type="float">
            <text:p>-1.41162229901302</text:p>
          </table:table-cell>
          <table:table-cell table:formula="of:=([.I243]-[.I242])/([.B242]-[.B243])" office:value-type="float" office:value="1.64828894558344" calcext:value-type="float">
            <text:p>1.64828894558344</text:p>
          </table:table-cell>
          <table:table-cell table:formula="of:=([.J243]-[.J242])/([.B242]-[.B243])" office:value-type="float" office:value="-0.272271363311109" calcext:value-type="float">
            <text:p>-0.272271363311109</text:p>
          </table:table-cell>
          <table:table-cell table:formula="of:=([.K243]-[.K242])/([.B242]-[.B243])" office:value-type="float" office:value="20.3575203952595" calcext:value-type="float">
            <text:p>20.3575203952595</text:p>
          </table:table-cell>
          <table:table-cell table:formula="of:=([.L243]-[.L242])/([.B242]-[.B243])" office:value-type="float" office:value="-3.51858377202465" calcext:value-type="float">
            <text:p>-3.51858377202465</text:p>
          </table:table-cell>
          <table:table-cell table:formula="of:=([.M243]-[.M242])/([.B242]-[.B243])" office:value-type="float" office:value="6.78584013175739" calcext:value-type="float">
            <text:p>6.78584013175739</text:p>
          </table:table-cell>
          <table:table-cell table:formula="of:=([.N243]-[.N242])/([.B242]-[.B243])" office:value-type="float" office:value="9.80176907920033" calcext:value-type="float">
            <text:p>9.80176907920033</text:p>
          </table:table-cell>
          <table:table-cell table:number-columns-repeated="100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43]/120" office:value-type="float" office:value="1.96666666666667" calcext:value-type="float">
            <text:p>1.96666666666667</text:p>
          </table:table-cell>
          <table:table-cell office:value-type="float" office:value="24.869" calcext:value-type="float">
            <text:p>24.869</text:p>
          </table:table-cell>
          <table:table-cell office:value-type="float" office:value="-16.012" calcext:value-type="float">
            <text:p>-16.012</text:p>
          </table:table-cell>
          <table:table-cell office:value-type="float" office:value="26.957" calcext:value-type="float">
            <text:p>26.957</text:p>
          </table:table-cell>
          <table:table-cell office:value-type="float" office:value="12.325" calcext:value-type="float">
            <text:p>12.325</text:p>
          </table:table-cell>
          <table:table-cell table:formula="of:=[.C243]*2*PI()/360" office:value-type="float" office:value="0.43404593167847" calcext:value-type="float">
            <text:p>0.43404593167847</text:p>
          </table:table-cell>
          <table:table-cell table:formula="of:=[.D243]*2*PI()/360" office:value-type="float" office:value="-0.279462119829332" calcext:value-type="float">
            <text:p>-0.279462119829332</text:p>
          </table:table-cell>
          <table:table-cell table:formula="of:=[.E243]*2*PI()/360" office:value-type="float" office:value="0.470488406460111" calcext:value-type="float">
            <text:p>0.470488406460111</text:p>
          </table:table-cell>
          <table:table-cell table:formula="of:=[.F243]*2*PI()/360" office:value-type="float" office:value="0.215111830308301" calcext:value-type="float">
            <text:p>0.215111830308301</text:p>
          </table:table-cell>
          <table:table-cell table:formula="of:=([.G244]-[.G243])/([.B243]-[.B244])" office:value-type="float" office:value="-1.19589960346649" calcext:value-type="float">
            <text:p>-1.19589960346649</text:p>
          </table:table-cell>
          <table:table-cell table:formula="of:=([.H244]-[.H243])/([.B243]-[.B244])" office:value-type="float" office:value="-1.38230076757948" calcext:value-type="float">
            <text:p>-1.38230076757948</text:p>
          </table:table-cell>
          <table:table-cell table:formula="of:=([.I244]-[.I243])/([.B243]-[.B244])" office:value-type="float" office:value="1.5917402778188" calcext:value-type="float">
            <text:p>1.5917402778188</text:p>
          </table:table-cell>
          <table:table-cell table:formula="of:=([.J244]-[.J243])/([.B243]-[.B244])" office:value-type="float" office:value="-0.353952772304445" calcext:value-type="float">
            <text:p>-0.353952772304445</text:p>
          </table:table-cell>
          <table:table-cell table:formula="of:=([.K244]-[.K243])/([.B243]-[.B244])" office:value-type="float" office:value="19.3522107461157" calcext:value-type="float">
            <text:p>19.3522107461157</text:p>
          </table:table-cell>
          <table:table-cell table:formula="of:=([.L244]-[.L243])/([.B243]-[.B244])" office:value-type="float" office:value="-3.51858377201569" calcext:value-type="float">
            <text:p>-3.51858377201569</text:p>
          </table:table-cell>
          <table:table-cell table:formula="of:=([.M244]-[.M243])/([.B243]-[.B244])" office:value-type="float" office:value="10.5557513160577" calcext:value-type="float">
            <text:p>10.5557513160577</text:p>
          </table:table-cell>
          <table:table-cell table:formula="of:=([.N244]-[.N243])/([.B243]-[.B244])" office:value-type="float" office:value="9.04778684233875" calcext:value-type="float">
            <text:p>9.04778684233875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44]/120" office:value-type="float" office:value="1.975" calcext:value-type="float">
            <text:p>1.975</text:p>
          </table:table-cell>
          <table:table-cell office:value-type="float" office:value="25.44" calcext:value-type="float">
            <text:p>25.44</text:p>
          </table:table-cell>
          <table:table-cell office:value-type="float" office:value="-15.352" calcext:value-type="float">
            <text:p>-15.352</text:p>
          </table:table-cell>
          <table:table-cell office:value-type="float" office:value="26.197" calcext:value-type="float">
            <text:p>26.197</text:p>
          </table:table-cell>
          <table:table-cell office:value-type="float" office:value="12.494" calcext:value-type="float">
            <text:p>12.494</text:p>
          </table:table-cell>
          <table:table-cell table:formula="of:=[.C244]*2*PI()/360" office:value-type="float" office:value="0.444011761707357" calcext:value-type="float">
            <text:p>0.444011761707357</text:p>
          </table:table-cell>
          <table:table-cell table:formula="of:=[.D244]*2*PI()/360" office:value-type="float" office:value="-0.267942946766169" calcext:value-type="float">
            <text:p>-0.267942946766169</text:p>
          </table:table-cell>
          <table:table-cell table:formula="of:=[.E244]*2*PI()/360" office:value-type="float" office:value="0.457223904144954" calcext:value-type="float">
            <text:p>0.457223904144954</text:p>
          </table:table-cell>
          <table:table-cell table:formula="of:=[.F244]*2*PI()/360" office:value-type="float" office:value="0.218061436744171" calcext:value-type="float">
            <text:p>0.218061436744171</text:p>
          </table:table-cell>
          <table:table-cell table:formula="of:=([.G245]-[.G244])/([.B244]-[.B245])" office:value-type="float" office:value="-1.3571680263508" calcext:value-type="float">
            <text:p>-1.3571680263508</text:p>
          </table:table-cell>
          <table:table-cell table:formula="of:=([.H245]-[.H244])/([.B244]-[.B245])" office:value-type="float" office:value="-1.35297923614601" calcext:value-type="float">
            <text:p>-1.35297923614601</text:p>
          </table:table-cell>
          <table:table-cell table:formula="of:=([.I245]-[.I244])/([.B244]-[.B245])" office:value-type="float" office:value="1.50377568351832" calcext:value-type="float">
            <text:p>1.50377568351832</text:p>
          </table:table-cell>
          <table:table-cell table:formula="of:=([.J245]-[.J244])/([.B244]-[.B245])" office:value-type="float" office:value="-0.429350995990603" calcext:value-type="float">
            <text:p>-0.429350995990603</text:p>
          </table:table-cell>
          <table:table-cell table:formula="of:=([.K245]-[.K244])/([.B244]-[.B245])" office:value-type="float" office:value="17.8442462723892" calcext:value-type="float">
            <text:p>17.8442462723892</text:p>
          </table:table-cell>
          <table:table-cell table:formula="of:=([.L245]-[.L244])/([.B244]-[.B245])" office:value-type="float" office:value="-4.77522083345767" calcext:value-type="float">
            <text:p>-4.77522083345767</text:p>
          </table:table-cell>
          <table:table-cell table:formula="of:=([.M245]-[.M244])/([.B244]-[.B245])" office:value-type="float" office:value="13.3203528512205" calcext:value-type="float">
            <text:p>13.3203528512205</text:p>
          </table:table-cell>
          <table:table-cell table:formula="of:=([.N245]-[.N244])/([.B244]-[.B245])" office:value-type="float" office:value="7.28849495632896" calcext:value-type="float">
            <text:p>7.28849495632896</text:p>
          </table:table-cell>
          <table:table-cell table:number-columns-repeated="100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5]/120" office:value-type="float" office:value="1.98333333333333" calcext:value-type="float">
            <text:p>1.98333333333333</text:p>
          </table:table-cell>
          <table:table-cell office:value-type="float" office:value="26.088" calcext:value-type="float">
            <text:p>26.088</text:p>
          </table:table-cell>
          <table:table-cell office:value-type="float" office:value="-14.706" calcext:value-type="float">
            <text:p>-14.706</text:p>
          </table:table-cell>
          <table:table-cell office:value-type="float" office:value="25.479" calcext:value-type="float">
            <text:p>25.479</text:p>
          </table:table-cell>
          <table:table-cell office:value-type="float" office:value="12.699" calcext:value-type="float">
            <text:p>12.699</text:p>
          </table:table-cell>
          <table:table-cell table:formula="of:=[.C245]*2*PI()/360" office:value-type="float" office:value="0.455321495260281" calcext:value-type="float">
            <text:p>0.455321495260281</text:p>
          </table:table-cell>
          <table:table-cell table:formula="of:=[.D245]*2*PI()/360" office:value-type="float" office:value="-0.256668119798286" calcext:value-type="float">
            <text:p>-0.256668119798286</text:p>
          </table:table-cell>
          <table:table-cell table:formula="of:=[.E245]*2*PI()/360" office:value-type="float" office:value="0.444692440115635" calcext:value-type="float">
            <text:p>0.444692440115635</text:p>
          </table:table-cell>
          <table:table-cell table:formula="of:=[.F245]*2*PI()/360" office:value-type="float" office:value="0.22163936171076" calcext:value-type="float">
            <text:p>0.22163936171076</text:p>
          </table:table-cell>
          <table:table-cell table:formula="of:=([.G246]-[.G245])/([.B245]-[.B246])" office:value-type="float" office:value="-1.5058700786207" calcext:value-type="float">
            <text:p>-1.5058700786207</text:p>
          </table:table-cell>
          <table:table-cell table:formula="of:=([.H246]-[.H245])/([.B245]-[.B246])" office:value-type="float" office:value="-1.31318572920053" calcext:value-type="float">
            <text:p>-1.31318572920053</text:p>
          </table:table-cell>
          <table:table-cell table:formula="of:=([.I246]-[.I245])/([.B245]-[.B246])" office:value-type="float" office:value="1.39277274309148" calcext:value-type="float">
            <text:p>1.39277274309148</text:p>
          </table:table-cell>
          <table:table-cell table:formula="of:=([.J246]-[.J245])/([.B245]-[.B246])" office:value-type="float" office:value="-0.490088453960011" calcext:value-type="float">
            <text:p>-0.490088453960011</text:p>
          </table:table-cell>
          <table:table-cell table:formula="of:=([.K246]-[.K245])/([.B245]-[.B246])" office:value-type="float" office:value="17.3415914478177" calcext:value-type="float">
            <text:p>17.3415914478177</text:p>
          </table:table-cell>
          <table:table-cell table:formula="of:=([.L246]-[.L245])/([.B245]-[.B246])" office:value-type="float" office:value="-5.0265482457422" calcext:value-type="float">
            <text:p>-5.0265482457422</text:p>
          </table:table-cell>
          <table:table-cell table:formula="of:=([.M246]-[.M245])/([.B245]-[.B246])" office:value-type="float" office:value="15.3309721495191" calcext:value-type="float">
            <text:p>15.3309721495191</text:p>
          </table:table-cell>
          <table:table-cell table:formula="of:=([.N246]-[.N245])/([.B245]-[.B246])" office:value-type="float" office:value="5.02654824574379" calcext:value-type="float">
            <text:p>5.02654824574379</text:p>
          </table:table-cell>
          <table:table-cell table:number-columns-repeated="100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6]/120" office:value-type="float" office:value="1.99166666666667" calcext:value-type="float">
            <text:p>1.99166666666667</text:p>
          </table:table-cell>
          <table:table-cell office:value-type="float" office:value="26.807" calcext:value-type="float">
            <text:p>26.807</text:p>
          </table:table-cell>
          <table:table-cell office:value-type="float" office:value="-14.079" calcext:value-type="float">
            <text:p>-14.079</text:p>
          </table:table-cell>
          <table:table-cell office:value-type="float" office:value="24.814" calcext:value-type="float">
            <text:p>24.814</text:p>
          </table:table-cell>
          <table:table-cell office:value-type="float" office:value="12.933" calcext:value-type="float">
            <text:p>12.933</text:p>
          </table:table-cell>
          <table:table-cell table:formula="of:=[.C246]*2*PI()/360" office:value-type="float" office:value="0.46787041258212" calcext:value-type="float">
            <text:p>0.46787041258212</text:p>
          </table:table-cell>
          <table:table-cell table:formula="of:=[.D246]*2*PI()/360" office:value-type="float" office:value="-0.245724905388282" calcext:value-type="float">
            <text:p>-0.245724905388282</text:p>
          </table:table-cell>
          <table:table-cell table:formula="of:=[.E246]*2*PI()/360" office:value-type="float" office:value="0.433086000589873" calcext:value-type="float">
            <text:p>0.433086000589873</text:p>
          </table:table-cell>
          <table:table-cell table:formula="of:=[.F246]*2*PI()/360" office:value-type="float" office:value="0.225723432160427" calcext:value-type="float">
            <text:p>0.225723432160427</text:p>
          </table:table-cell>
          <table:table-cell table:formula="of:=([.G247]-[.G246])/([.B246]-[.B247])" office:value-type="float" office:value="-1.65038334068585" calcext:value-type="float">
            <text:p>-1.65038334068585</text:p>
          </table:table-cell>
          <table:table-cell table:formula="of:=([.H247]-[.H246])/([.B246]-[.B247])" office:value-type="float" office:value="-1.27129782715268" calcext:value-type="float">
            <text:p>-1.27129782715268</text:p>
          </table:table-cell>
          <table:table-cell table:formula="of:=([.I247]-[.I246])/([.B246]-[.B247])" office:value-type="float" office:value="1.26501464184549" calcext:value-type="float">
            <text:p>1.26501464184549</text:p>
          </table:table-cell>
          <table:table-cell table:formula="of:=([.J247]-[.J246])/([.B246]-[.B247])" office:value-type="float" office:value="-0.531976356007876" calcext:value-type="float">
            <text:p>-0.531976356007876</text:p>
          </table:table-cell>
          <table:table-cell table:formula="of:=([.K247]-[.K246])/([.B246]-[.B247])" office:value-type="float" office:value="16.5876092109526" calcext:value-type="float">
            <text:p>16.5876092109526</text:p>
          </table:table-cell>
          <table:table-cell table:formula="of:=([.L247]-[.L246])/([.B246]-[.B247])" office:value-type="float" office:value="-5.78053048260616" calcext:value-type="float">
            <text:p>-5.78053048260616</text:p>
          </table:table-cell>
          <table:table-cell table:formula="of:=([.M247]-[.M246])/([.B246]-[.B247])" office:value-type="float" office:value="15.8336269740914" calcext:value-type="float">
            <text:p>15.8336269740914</text:p>
          </table:table-cell>
          <table:table-cell table:formula="of:=([.N247]-[.N246])/([.B246]-[.B247])" office:value-type="float" office:value="4.02123859659487" calcext:value-type="float">
            <text:p>4.02123859659487</text:p>
          </table:table-cell>
          <table:table-cell table:number-columns-repeated="100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7]/120" office:value-type="float" office:value="2" calcext:value-type="float">
            <text:p>2</text:p>
          </table:table-cell>
          <table:table-cell office:value-type="float" office:value="27.595" calcext:value-type="float">
            <text:p>27.595</text:p>
          </table:table-cell>
          <table:table-cell office:value-type="float" office:value="-13.472" calcext:value-type="float">
            <text:p>-13.472</text:p>
          </table:table-cell>
          <table:table-cell office:value-type="float" office:value="24.21" calcext:value-type="float">
            <text:p>24.21</text:p>
          </table:table-cell>
          <table:table-cell office:value-type="float" office:value="13.187" calcext:value-type="float">
            <text:p>13.187</text:p>
          </table:table-cell>
          <table:table-cell table:formula="of:=[.C247]*2*PI()/360" office:value-type="float" office:value="0.481623607087835" calcext:value-type="float">
            <text:p>0.481623607087835</text:p>
          </table:table-cell>
          <table:table-cell table:formula="of:=[.D247]*2*PI()/360" office:value-type="float" office:value="-0.235130756828676" calcext:value-type="float">
            <text:p>-0.235130756828676</text:p>
          </table:table-cell>
          <table:table-cell table:formula="of:=[.E247]*2*PI()/360" office:value-type="float" office:value="0.422544211907827" calcext:value-type="float">
            <text:p>0.422544211907827</text:p>
          </table:table-cell>
          <table:table-cell table:formula="of:=[.F247]*2*PI()/360" office:value-type="float" office:value="0.230156568460492" calcext:value-type="float">
            <text:p>0.230156568460492</text:p>
          </table:table-cell>
          <table:table-cell table:formula="of:=([.G248]-[.G247])/([.B247]-[.B248])" office:value-type="float" office:value="-1.78861341744379" calcext:value-type="float">
            <text:p>-1.78861341744379</text:p>
          </table:table-cell>
          <table:table-cell table:formula="of:=([.H248]-[.H247])/([.B247]-[.B248])" office:value-type="float" office:value="-1.22312673979763" calcext:value-type="float">
            <text:p>-1.22312673979763</text:p>
          </table:table-cell>
          <table:table-cell table:formula="of:=([.I248]-[.I247])/([.B247]-[.B248])" office:value-type="float" office:value="1.13306775039473" calcext:value-type="float">
            <text:p>1.13306775039473</text:p>
          </table:table-cell>
          <table:table-cell table:formula="of:=([.J248]-[.J247])/([.B247]-[.B248])" office:value-type="float" office:value="-0.565486677646166" calcext:value-type="float">
            <text:p>-0.565486677646166</text:p>
          </table:table-cell>
          <table:table-cell table:formula="of:=([.K248]-[.K247])/([.B247]-[.B248])" office:value-type="float" office:value="14.8283173249452" calcext:value-type="float">
            <text:p>14.8283173249452</text:p>
          </table:table-cell>
          <table:table-cell table:formula="of:=([.L248]-[.L247])/([.B247]-[.B248])" office:value-type="float" office:value="-5.27787565803073" calcext:value-type="float">
            <text:p>-5.27787565803073</text:p>
          </table:table-cell>
          <table:table-cell table:formula="of:=([.M248]-[.M247])/([.B247]-[.B248])" office:value-type="float" office:value="15.3309721495183" calcext:value-type="float">
            <text:p>15.3309721495183</text:p>
          </table:table-cell>
          <table:table-cell table:formula="of:=([.N248]-[.N247])/([.B247]-[.B248])" office:value-type="float" office:value="2.26194671058437" calcext:value-type="float">
            <text:p>2.26194671058437</text:p>
          </table:table-cell>
          <table:table-cell table:number-columns-repeated="100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8]/120" office:value-type="float" office:value="2.00833333333333" calcext:value-type="float">
            <text:p>2.00833333333333</text:p>
          </table:table-cell>
          <table:table-cell office:value-type="float" office:value="28.449" calcext:value-type="float">
            <text:p>28.449</text:p>
          </table:table-cell>
          <table:table-cell office:value-type="float" office:value="-12.888" calcext:value-type="float">
            <text:p>-12.888</text:p>
          </table:table-cell>
          <table:table-cell office:value-type="float" office:value="23.669" calcext:value-type="float">
            <text:p>23.669</text:p>
          </table:table-cell>
          <table:table-cell office:value-type="float" office:value="13.457" calcext:value-type="float">
            <text:p>13.457</text:p>
          </table:table-cell>
          <table:table-cell table:formula="of:=[.C248]*2*PI()/360" office:value-type="float" office:value="0.496528718899867" calcext:value-type="float">
            <text:p>0.496528718899867</text:p>
          </table:table-cell>
          <table:table-cell table:formula="of:=[.D248]*2*PI()/360" office:value-type="float" office:value="-0.224938033997029" calcext:value-type="float">
            <text:p>-0.224938033997029</text:p>
          </table:table-cell>
          <table:table-cell table:formula="of:=[.E248]*2*PI()/360" office:value-type="float" office:value="0.413101980654538" calcext:value-type="float">
            <text:p>0.413101980654538</text:p>
          </table:table-cell>
          <table:table-cell table:formula="of:=[.F248]*2*PI()/360" office:value-type="float" office:value="0.234868957440877" calcext:value-type="float">
            <text:p>0.234868957440877</text:p>
          </table:table-cell>
          <table:table-cell table:formula="of:=([.G249]-[.G248])/([.B248]-[.B249])" office:value-type="float" office:value="-1.912182728485" calcext:value-type="float">
            <text:p>-1.912182728485</text:p>
          </table:table-cell>
          <table:table-cell table:formula="of:=([.H249]-[.H248])/([.B248]-[.B249])" office:value-type="float" office:value="-1.17914444264737" calcext:value-type="float">
            <text:p>-1.17914444264737</text:p>
          </table:table-cell>
          <table:table-cell table:formula="of:=([.I249]-[.I248])/([.B248]-[.B249])" office:value-type="float" office:value="1.00530964914874" calcext:value-type="float">
            <text:p>1.00530964914874</text:p>
          </table:table-cell>
          <table:table-cell table:formula="of:=([.J249]-[.J248])/([.B248]-[.B249])" office:value-type="float" office:value="-0.584336233567703" calcext:value-type="float">
            <text:p>-0.584336233567703</text:p>
          </table:table-cell>
          <table:table-cell table:formula="of:=([.K249]-[.K248])/([.B248]-[.B249])" office:value-type="float" office:value="13.0690254389339" calcext:value-type="float">
            <text:p>13.0690254389339</text:p>
          </table:table-cell>
          <table:table-cell table:formula="of:=([.L249]-[.L248])/([.B248]-[.B249])" office:value-type="float" office:value="-5.0265482457446" calcext:value-type="float">
            <text:p>-5.0265482457446</text:p>
          </table:table-cell>
          <table:table-cell table:formula="of:=([.M249]-[.M248])/([.B248]-[.B249])" office:value-type="float" office:value="13.3203528512221" calcext:value-type="float">
            <text:p>13.3203528512221</text:p>
          </table:table-cell>
          <table:table-cell table:formula="of:=([.N249]-[.N248])/([.B248]-[.B249])" office:value-type="float" office:value="2.01061929829743" calcext:value-type="float">
            <text:p>2.01061929829743</text:p>
          </table:table-cell>
          <table:table-cell table:number-columns-repeated="100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9]/120" office:value-type="float" office:value="2.01666666666667" calcext:value-type="float">
            <text:p>2.01666666666667</text:p>
          </table:table-cell>
          <table:table-cell office:value-type="float" office:value="29.362" calcext:value-type="float">
            <text:p>29.362</text:p>
          </table:table-cell>
          <table:table-cell office:value-type="float" office:value="-12.325" calcext:value-type="float">
            <text:p>-12.325</text:p>
          </table:table-cell>
          <table:table-cell office:value-type="float" office:value="23.189" calcext:value-type="float">
            <text:p>23.189</text:p>
          </table:table-cell>
          <table:table-cell office:value-type="float" office:value="13.736" calcext:value-type="float">
            <text:p>13.736</text:p>
          </table:table-cell>
          <table:table-cell table:formula="of:=[.C249]*2*PI()/360" office:value-type="float" office:value="0.512463574970575" calcext:value-type="float">
            <text:p>0.512463574970575</text:p>
          </table:table-cell>
          <table:table-cell table:formula="of:=[.D249]*2*PI()/360" office:value-type="float" office:value="-0.215111830308301" calcext:value-type="float">
            <text:p>-0.215111830308301</text:p>
          </table:table-cell>
          <table:table-cell table:formula="of:=[.E249]*2*PI()/360" office:value-type="float" office:value="0.404724400244965" calcext:value-type="float">
            <text:p>0.404724400244965</text:p>
          </table:table-cell>
          <table:table-cell table:formula="of:=[.F249]*2*PI()/360" office:value-type="float" office:value="0.239738426053941" calcext:value-type="float">
            <text:p>0.239738426053941</text:p>
          </table:table-cell>
          <table:table-cell table:formula="of:=([.G250]-[.G249])/([.B249]-[.B250])" office:value-type="float" office:value="-2.02109127380945" calcext:value-type="float">
            <text:p>-2.02109127380945</text:p>
          </table:table-cell>
          <table:table-cell table:formula="of:=([.H250]-[.H249])/([.B249]-[.B250])" office:value-type="float" office:value="-1.1372565405995" calcext:value-type="float">
            <text:p>-1.1372565405995</text:p>
          </table:table-cell>
          <table:table-cell table:formula="of:=([.I250]-[.I249])/([.B249]-[.B250])" office:value-type="float" office:value="0.894306708721891" calcext:value-type="float">
            <text:p>0.894306708721891</text:p>
          </table:table-cell>
          <table:table-cell table:formula="of:=([.J250]-[.J249])/([.B249]-[.B250])" office:value-type="float" office:value="-0.601091394386848" calcext:value-type="float">
            <text:p>-0.601091394386848</text:p>
          </table:table-cell>
          <table:table-cell table:formula="of:=([.K250]-[.K249])/([.B249]-[.B250])" office:value-type="float" office:value="9.55044166691055" calcext:value-type="float">
            <text:p>9.55044166691055</text:p>
          </table:table-cell>
          <table:table-cell table:formula="of:=([.L250]-[.L249])/([.B249]-[.B250])" office:value-type="float" office:value="-3.76991118430673" calcext:value-type="float">
            <text:p>-3.76991118430673</text:p>
          </table:table-cell>
          <table:table-cell table:formula="of:=([.M250]-[.M249])/([.B249]-[.B250])" office:value-type="float" office:value="10.8070787283472" calcext:value-type="float">
            <text:p>10.8070787283472</text:p>
          </table:table-cell>
          <table:table-cell table:formula="of:=([.N250]-[.N249])/([.B249]-[.B250])" office:value-type="float" office:value="0.753982236862385" calcext:value-type="float">
            <text:p>0.753982236862385</text:p>
          </table:table-cell>
          <table:table-cell table:number-columns-repeated="100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50]/120" office:value-type="float" office:value="2.025" calcext:value-type="float">
            <text:p>2.025</text:p>
          </table:table-cell>
          <table:table-cell office:value-type="float" office:value="30.327" calcext:value-type="float">
            <text:p>30.327</text:p>
          </table:table-cell>
          <table:table-cell office:value-type="float" office:value="-11.782" calcext:value-type="float">
            <text:p>-11.782</text:p>
          </table:table-cell>
          <table:table-cell office:value-type="float" office:value="22.762" calcext:value-type="float">
            <text:p>22.762</text:p>
          </table:table-cell>
          <table:table-cell office:value-type="float" office:value="14.023" calcext:value-type="float">
            <text:p>14.023</text:p>
          </table:table-cell>
          <table:table-cell table:formula="of:=[.C250]*2*PI()/360" office:value-type="float" office:value="0.52930600225232" calcext:value-type="float">
            <text:p>0.52930600225232</text:p>
          </table:table-cell>
          <table:table-cell table:formula="of:=[.D250]*2*PI()/360" office:value-type="float" office:value="-0.205634692469972" calcext:value-type="float">
            <text:p>-0.205634692469972</text:p>
          </table:table-cell>
          <table:table-cell table:formula="of:=[.E250]*2*PI()/360" office:value-type="float" office:value="0.397271844338949" calcext:value-type="float">
            <text:p>0.397271844338949</text:p>
          </table:table-cell>
          <table:table-cell table:formula="of:=[.F250]*2*PI()/360" office:value-type="float" office:value="0.244747521007165" calcext:value-type="float">
            <text:p>0.244747521007165</text:p>
          </table:table-cell>
          <table:table-cell table:formula="of:=([.G251]-[.G250])/([.B250]-[.B251])" office:value-type="float" office:value="-2.10067828770037" calcext:value-type="float">
            <text:p>-2.10067828770037</text:p>
          </table:table-cell>
          <table:table-cell table:formula="of:=([.H251]-[.H250])/([.B250]-[.B251])" office:value-type="float" office:value="-1.10584061406361" calcext:value-type="float">
            <text:p>-1.10584061406361</text:p>
          </table:table-cell>
          <table:table-cell table:formula="of:=([.I251]-[.I250])/([.B250]-[.B251])" office:value-type="float" office:value="0.804247719318999" calcext:value-type="float">
            <text:p>0.804247719318999</text:p>
          </table:table-cell>
          <table:table-cell table:formula="of:=([.J251]-[.J250])/([.B250]-[.B251])" office:value-type="float" office:value="-0.607374579694034" calcext:value-type="float">
            <text:p>-0.607374579694034</text:p>
          </table:table-cell>
          <table:table-cell table:formula="of:=([.K251]-[.K250])/([.B250]-[.B251])" office:value-type="float" office:value="6.28318530718082" calcext:value-type="float">
            <text:p>6.28318530718082</text:p>
          </table:table-cell>
          <table:table-cell table:formula="of:=([.L251]-[.L250])/([.B250]-[.B251])" office:value-type="float" office:value="-2.51327412287251" calcext:value-type="float">
            <text:p>-2.51327412287251</text:p>
          </table:table-cell>
          <table:table-cell table:formula="of:=([.M251]-[.M250])/([.B250]-[.B251])" office:value-type="float" office:value="8.29380460547947" calcext:value-type="float">
            <text:p>8.29380460547947</text:p>
          </table:table-cell>
          <table:table-cell table:formula="of:=([.N251]-[.N250])/([.B250]-[.B251])" office:value-type="float" office:value="-0.753982236863185" calcext:value-type="float">
            <text:p>-0.753982236863185</text:p>
          </table:table-cell>
          <table:table-cell table:number-columns-repeated="100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51]/120" office:value-type="float" office:value="2.03333333333333" calcext:value-type="float">
            <text:p>2.03333333333333</text:p>
          </table:table-cell>
          <table:table-cell office:value-type="float" office:value="31.33" calcext:value-type="float">
            <text:p>31.33</text:p>
          </table:table-cell>
          <table:table-cell office:value-type="float" office:value="-11.254" calcext:value-type="float">
            <text:p>-11.254</text:p>
          </table:table-cell>
          <table:table-cell office:value-type="float" office:value="22.378" calcext:value-type="float">
            <text:p>22.378</text:p>
          </table:table-cell>
          <table:table-cell office:value-type="float" office:value="14.313" calcext:value-type="float">
            <text:p>14.313</text:p>
          </table:table-cell>
          <table:table-cell table:formula="of:=[.C251]*2*PI()/360" office:value-type="float" office:value="0.546811654649823" calcext:value-type="float">
            <text:p>0.546811654649823</text:p>
          </table:table-cell>
          <table:table-cell table:formula="of:=[.D251]*2*PI()/360" office:value-type="float" office:value="-0.196419354019442" calcext:value-type="float">
            <text:p>-0.196419354019442</text:p>
          </table:table-cell>
          <table:table-cell table:formula="of:=[.E251]*2*PI()/360" office:value-type="float" office:value="0.390569780011291" calcext:value-type="float">
            <text:p>0.390569780011291</text:p>
          </table:table-cell>
          <table:table-cell table:formula="of:=[.F251]*2*PI()/360" office:value-type="float" office:value="0.249808975837948" calcext:value-type="float">
            <text:p>0.249808975837948</text:p>
          </table:table-cell>
          <table:table-cell table:formula="of:=([.G252]-[.G251])/([.B251]-[.B252])" office:value-type="float" office:value="-2.15303816526021" calcext:value-type="float">
            <text:p>-2.15303816526021</text:p>
          </table:table-cell>
          <table:table-cell table:formula="of:=([.H252]-[.H251])/([.B251]-[.B252])" office:value-type="float" office:value="-1.08489666303968" calcext:value-type="float">
            <text:p>-1.08489666303968</text:p>
          </table:table-cell>
          <table:table-cell table:formula="of:=([.I252]-[.I251])/([.B251]-[.B252])" office:value-type="float" office:value="0.735132680940003" calcext:value-type="float">
            <text:p>0.735132680940003</text:p>
          </table:table-cell>
          <table:table-cell table:formula="of:=([.J252]-[.J251])/([.B251]-[.B252])" office:value-type="float" office:value="-0.601091394386841" calcext:value-type="float">
            <text:p>-0.601091394386841</text:p>
          </table:table-cell>
          <table:table-cell table:formula="of:=([.K252]-[.K251])/([.B251]-[.B252])" office:value-type="float" office:value="3.518583772021" calcext:value-type="float">
            <text:p>3.518583772021</text:p>
          </table:table-cell>
          <table:table-cell table:formula="of:=([.L252]-[.L251])/([.B251]-[.B252])" office:value-type="float" office:value="-1.00530964914732" calcext:value-type="float">
            <text:p>-1.00530964914732</text:p>
          </table:table-cell>
          <table:table-cell table:formula="of:=([.M252]-[.M251])/([.B251]-[.B252])" office:value-type="float" office:value="6.53451271946497" calcext:value-type="float">
            <text:p>6.53451271946497</text:p>
          </table:table-cell>
          <table:table-cell table:formula="of:=([.N252]-[.N251])/([.B251]-[.B252])" office:value-type="float" office:value="-1.50796447372157" calcext:value-type="float">
            <text:p>-1.50796447372157</text:p>
          </table:table-cell>
          <table:table-cell table:number-columns-repeated="100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52]/120" office:value-type="float" office:value="2.04166666666667" calcext:value-type="float">
            <text:p>2.04166666666667</text:p>
          </table:table-cell>
          <table:table-cell office:value-type="float" office:value="32.358" calcext:value-type="float">
            <text:p>32.358</text:p>
          </table:table-cell>
          <table:table-cell office:value-type="float" office:value="-10.736" calcext:value-type="float">
            <text:p>-10.736</text:p>
          </table:table-cell>
          <table:table-cell office:value-type="float" office:value="22.027" calcext:value-type="float">
            <text:p>22.027</text:p>
          </table:table-cell>
          <table:table-cell office:value-type="float" office:value="14.6" calcext:value-type="float">
            <text:p>14.6</text:p>
          </table:table-cell>
          <table:table-cell table:formula="of:=[.C252]*2*PI()/360" office:value-type="float" office:value="0.564753639360325" calcext:value-type="float">
            <text:p>0.564753639360325</text:p>
          </table:table-cell>
          <table:table-cell table:formula="of:=[.D252]*2*PI()/360" office:value-type="float" office:value="-0.187378548494111" calcext:value-type="float">
            <text:p>-0.187378548494111</text:p>
          </table:table-cell>
          <table:table-cell table:formula="of:=[.E252]*2*PI()/360" office:value-type="float" office:value="0.384443674336791" calcext:value-type="float">
            <text:p>0.384443674336791</text:p>
          </table:table-cell>
          <table:table-cell table:formula="of:=[.F252]*2*PI()/360" office:value-type="float" office:value="0.254818070791172" calcext:value-type="float">
            <text:p>0.254818070791172</text:p>
          </table:table-cell>
          <table:table-cell table:formula="of:=([.G253]-[.G252])/([.B252]-[.B253])" office:value-type="float" office:value="-2.18235969669372" calcext:value-type="float">
            <text:p>-2.18235969669372</text:p>
          </table:table-cell>
          <table:table-cell table:formula="of:=([.H253]-[.H252])/([.B252]-[.B253])" office:value-type="float" office:value="-1.07651908263011" calcext:value-type="float">
            <text:p>-1.07651908263011</text:p>
          </table:table-cell>
          <table:table-cell table:formula="of:=([.I253]-[.I252])/([.B252]-[.B253])" office:value-type="float" office:value="0.680678408277795" calcext:value-type="float">
            <text:p>0.680678408277795</text:p>
          </table:table-cell>
          <table:table-cell table:formula="of:=([.J253]-[.J252])/([.B252]-[.B253])" office:value-type="float" office:value="-0.588525023772495" calcext:value-type="float">
            <text:p>-0.588525023772495</text:p>
          </table:table-cell>
          <table:table-cell table:formula="of:=([.K253]-[.K252])/([.B252]-[.B253])" office:value-type="float" office:value="1.50796447372402" calcext:value-type="float">
            <text:p>1.50796447372402</text:p>
          </table:table-cell>
          <table:table-cell table:formula="of:=([.L253]-[.L252])/([.B252]-[.B253])" office:value-type="float" office:value="-0.502654824575856" calcext:value-type="float">
            <text:p>-0.502654824575856</text:p>
          </table:table-cell>
          <table:table-cell table:formula="of:=([.M253]-[.M252])/([.B252]-[.B253])" office:value-type="float" office:value="6.28318530718004" calcext:value-type="float">
            <text:p>6.28318530718004</text:p>
          </table:table-cell>
          <table:table-cell table:formula="of:=([.N253]-[.N252])/([.B252]-[.B253])" office:value-type="float" office:value="-3.01592894744716" calcext:value-type="float">
            <text:p>-3.01592894744716</text:p>
          </table:table-cell>
          <table:table-cell table:number-columns-repeated="100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53]/120" office:value-type="float" office:value="2.05" calcext:value-type="float">
            <text:p>2.05</text:p>
          </table:table-cell>
          <table:table-cell office:value-type="float" office:value="33.4" calcext:value-type="float">
            <text:p>33.4</text:p>
          </table:table-cell>
          <table:table-cell office:value-type="float" office:value="-10.222" calcext:value-type="float">
            <text:p>-10.222</text:p>
          </table:table-cell>
          <table:table-cell office:value-type="float" office:value="21.702" calcext:value-type="float">
            <text:p>21.702</text:p>
          </table:table-cell>
          <table:table-cell office:value-type="float" office:value="14.881" calcext:value-type="float">
            <text:p>14.881</text:p>
          </table:table-cell>
          <table:table-cell table:formula="of:=[.C253]*2*PI()/360" office:value-type="float" office:value="0.582939970166106" calcext:value-type="float">
            <text:p>0.582939970166106</text:p>
          </table:table-cell>
          <table:table-cell table:formula="of:=[.D253]*2*PI()/360" office:value-type="float" office:value="-0.17840755613886" calcext:value-type="float">
            <text:p>-0.17840755613886</text:p>
          </table:table-cell>
          <table:table-cell table:formula="of:=[.E253]*2*PI()/360" office:value-type="float" office:value="0.378771354267809" calcext:value-type="float">
            <text:p>0.378771354267809</text:p>
          </table:table-cell>
          <table:table-cell table:formula="of:=[.F253]*2*PI()/360" office:value-type="float" office:value="0.259722445989276" calcext:value-type="float">
            <text:p>0.259722445989276</text:p>
          </table:table-cell>
          <table:table-cell table:formula="of:=([.G254]-[.G253])/([.B253]-[.B254])" office:value-type="float" office:value="-2.19492606730808" calcext:value-type="float">
            <text:p>-2.19492606730808</text:p>
          </table:table-cell>
          <table:table-cell table:formula="of:=([.H254]-[.H253])/([.B253]-[.B254])" office:value-type="float" office:value="-1.07233029242532" calcext:value-type="float">
            <text:p>-1.07233029242532</text:p>
          </table:table-cell>
          <table:table-cell table:formula="of:=([.I254]-[.I253])/([.B253]-[.B254])" office:value-type="float" office:value="0.628318530717962" calcext:value-type="float">
            <text:p>0.628318530717962</text:p>
          </table:table-cell>
          <table:table-cell table:formula="of:=([.J254]-[.J253])/([.B253]-[.B254])" office:value-type="float" office:value="-0.563392282543768" calcext:value-type="float">
            <text:p>-0.563392282543768</text:p>
          </table:table-cell>
          <table:table-cell table:formula="of:=([.K254]-[.K253])/([.B253]-[.B254])" office:value-type="float" office:value="-0.502654824590271" calcext:value-type="float">
            <text:p>-0.502654824590271</text:p>
          </table:table-cell>
          <table:table-cell table:formula="of:=([.L254]-[.L253])/([.B253]-[.B254])" office:value-type="float" office:value="0.251327412280854" calcext:value-type="float">
            <text:p>0.251327412280854</text:p>
          </table:table-cell>
          <table:table-cell table:formula="of:=([.M254]-[.M253])/([.B253]-[.B254])" office:value-type="float" office:value="5.52920307032178" calcext:value-type="float">
            <text:p>5.52920307032178</text:p>
          </table:table-cell>
          <table:table-cell table:formula="of:=([.N254]-[.N253])/([.B253]-[.B254])" office:value-type="float" office:value="-3.76991118431014" calcext:value-type="float">
            <text:p>-3.76991118431014</text:p>
          </table:table-cell>
          <table:table-cell table:number-columns-repeated="100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54]/120" office:value-type="float" office:value="2.05833333333333" calcext:value-type="float">
            <text:p>2.05833333333333</text:p>
          </table:table-cell>
          <table:table-cell office:value-type="float" office:value="34.448" calcext:value-type="float">
            <text:p>34.448</text:p>
          </table:table-cell>
          <table:table-cell office:value-type="float" office:value="-9.71" calcext:value-type="float">
            <text:p>-9.71</text:p>
          </table:table-cell>
          <table:table-cell office:value-type="float" office:value="21.402" calcext:value-type="float">
            <text:p>21.402</text:p>
          </table:table-cell>
          <table:table-cell office:value-type="float" office:value="15.15" calcext:value-type="float">
            <text:p>15.15</text:p>
          </table:table-cell>
          <table:table-cell table:formula="of:=[.C254]*2*PI()/360" office:value-type="float" office:value="0.601231020727007" calcext:value-type="float">
            <text:p>0.601231020727007</text:p>
          </table:table-cell>
          <table:table-cell table:formula="of:=[.D254]*2*PI()/360" office:value-type="float" office:value="-0.169471470368649" calcext:value-type="float">
            <text:p>-0.169471470368649</text:p>
          </table:table-cell>
          <table:table-cell table:formula="of:=[.E254]*2*PI()/360" office:value-type="float" office:value="0.373535366511826" calcext:value-type="float">
            <text:p>0.373535366511826</text:p>
          </table:table-cell>
          <table:table-cell table:formula="of:=[.F254]*2*PI()/360" office:value-type="float" office:value="0.264417381677141" calcext:value-type="float">
            <text:p>0.264417381677141</text:p>
          </table:table-cell>
          <table:table-cell table:formula="of:=([.G255]-[.G254])/([.B254]-[.B255])" office:value-type="float" office:value="-2.19073727710317" calcext:value-type="float">
            <text:p>-2.19073727710317</text:p>
          </table:table-cell>
          <table:table-cell table:formula="of:=([.H255]-[.H254])/([.B254]-[.B255])" office:value-type="float" office:value="-1.07442468752766" calcext:value-type="float">
            <text:p>-1.07442468752766</text:p>
          </table:table-cell>
          <table:table-cell table:formula="of:=([.I255]-[.I254])/([.B254]-[.B255])" office:value-type="float" office:value="0.58224183846528" calcext:value-type="float">
            <text:p>0.58224183846528</text:p>
          </table:table-cell>
          <table:table-cell table:formula="of:=([.J255]-[.J254])/([.B254]-[.B255])" office:value-type="float" office:value="-0.531976356007851" calcext:value-type="float">
            <text:p>-0.531976356007851</text:p>
          </table:table-cell>
          <table:table-cell table:formula="of:=([.K255]-[.K254])/([.B254]-[.B255])" office:value-type="float" office:value="-1.75929188599325" calcext:value-type="float">
            <text:p>-1.75929188599325</text:p>
          </table:table-cell>
          <table:table-cell table:formula="of:=([.L255]-[.L254])/([.B254]-[.B255])" office:value-type="float" office:value="1.00530964915574" calcext:value-type="float">
            <text:p>1.00530964915574</text:p>
          </table:table-cell>
          <table:table-cell table:formula="of:=([.M255]-[.M254])/([.B254]-[.B255])" office:value-type="float" office:value="5.27787565802752" calcext:value-type="float">
            <text:p>5.27787565802752</text:p>
          </table:table-cell>
          <table:table-cell table:formula="of:=([.N255]-[.N254])/([.B254]-[.B255])" office:value-type="float" office:value="-4.27256600887938" calcext:value-type="float">
            <text:p>-4.27256600887938</text:p>
          </table:table-cell>
          <table:table-cell table:number-columns-repeated="100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5]/120" office:value-type="float" office:value="2.06666666666667" calcext:value-type="float">
            <text:p>2.06666666666667</text:p>
          </table:table-cell>
          <table:table-cell office:value-type="float" office:value="35.494" calcext:value-type="float">
            <text:p>35.494</text:p>
          </table:table-cell>
          <table:table-cell office:value-type="float" office:value="-9.197" calcext:value-type="float">
            <text:p>-9.197</text:p>
          </table:table-cell>
          <table:table-cell office:value-type="float" office:value="21.124" calcext:value-type="float">
            <text:p>21.124</text:p>
          </table:table-cell>
          <table:table-cell office:value-type="float" office:value="15.404" calcext:value-type="float">
            <text:p>15.404</text:p>
          </table:table-cell>
          <table:table-cell table:formula="of:=[.C255]*2*PI()/360" office:value-type="float" office:value="0.619487164702867" calcext:value-type="float">
            <text:p>0.619487164702867</text:p>
          </table:table-cell>
          <table:table-cell table:formula="of:=[.D255]*2*PI()/360" office:value-type="float" office:value="-0.160517931305918" calcext:value-type="float">
            <text:p>-0.160517931305918</text:p>
          </table:table-cell>
          <table:table-cell table:formula="of:=[.E255]*2*PI()/360" office:value-type="float" office:value="0.368683351191282" calcext:value-type="float">
            <text:p>0.368683351191282</text:p>
          </table:table-cell>
          <table:table-cell table:formula="of:=[.F255]*2*PI()/360" office:value-type="float" office:value="0.268850517977207" calcext:value-type="float">
            <text:p>0.268850517977207</text:p>
          </table:table-cell>
          <table:table-cell table:formula="of:=([.G256]-[.G255])/([.B255]-[.B256])" office:value-type="float" office:value="-2.17607651138655" calcext:value-type="float">
            <text:p>-2.17607651138655</text:p>
          </table:table-cell>
          <table:table-cell table:formula="of:=([.H256]-[.H255])/([.B255]-[.B256])" office:value-type="float" office:value="-1.08280226793729" calcext:value-type="float">
            <text:p>-1.08280226793729</text:p>
          </table:table-cell>
          <table:table-cell table:formula="of:=([.I256]-[.I255])/([.B255]-[.B256])" office:value-type="float" office:value="0.538259541315049" calcext:value-type="float">
            <text:p>0.538259541315049</text:p>
          </table:table-cell>
          <table:table-cell table:formula="of:=([.J256]-[.J255])/([.B255]-[.B256])" office:value-type="float" office:value="-0.496371639267188" calcext:value-type="float">
            <text:p>-0.496371639267188</text:p>
          </table:table-cell>
          <table:table-cell table:formula="of:=([.K256]-[.K255])/([.B255]-[.B256])" office:value-type="float" office:value="-2.76460153516301" calcext:value-type="float">
            <text:p>-2.76460153516301</text:p>
          </table:table-cell>
          <table:table-cell table:formula="of:=([.L256]-[.L255])/([.B255]-[.B256])" office:value-type="float" office:value="1.00530964914812" calcext:value-type="float">
            <text:p>1.00530964914812</text:p>
          </table:table-cell>
          <table:table-cell table:formula="of:=([.M256]-[.M255])/([.B255]-[.B256])" office:value-type="float" office:value="4.2725660088814" calcext:value-type="float">
            <text:p>4.2725660088814</text:p>
          </table:table-cell>
          <table:table-cell table:formula="of:=([.N256]-[.N255])/([.B255]-[.B256])" office:value-type="float" office:value="-4.52389342116954" calcext:value-type="float">
            <text:p>-4.52389342116954</text:p>
          </table:table-cell>
          <table:table-cell table:number-columns-repeated="100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6]/120" office:value-type="float" office:value="2.075" calcext:value-type="float">
            <text:p>2.075</text:p>
          </table:table-cell>
          <table:table-cell office:value-type="float" office:value="36.533" calcext:value-type="float">
            <text:p>36.533</text:p>
          </table:table-cell>
          <table:table-cell office:value-type="float" office:value="-8.68" calcext:value-type="float">
            <text:p>-8.68</text:p>
          </table:table-cell>
          <table:table-cell office:value-type="float" office:value="20.867" calcext:value-type="float">
            <text:p>20.867</text:p>
          </table:table-cell>
          <table:table-cell office:value-type="float" office:value="15.641" calcext:value-type="float">
            <text:p>15.641</text:p>
          </table:table-cell>
          <table:table-cell table:formula="of:=[.C256]*2*PI()/360" office:value-type="float" office:value="0.637621135631088" calcext:value-type="float">
            <text:p>0.637621135631088</text:p>
          </table:table-cell>
          <table:table-cell table:formula="of:=[.D256]*2*PI()/360" office:value-type="float" office:value="-0.151494579073108" calcext:value-type="float">
            <text:p>-0.151494579073108</text:p>
          </table:table-cell>
          <table:table-cell table:formula="of:=[.E256]*2*PI()/360" office:value-type="float" office:value="0.364197855013657" calcext:value-type="float">
            <text:p>0.364197855013657</text:p>
          </table:table-cell>
          <table:table-cell table:formula="of:=[.F256]*2*PI()/360" office:value-type="float" office:value="0.272986948304433" calcext:value-type="float">
            <text:p>0.272986948304433</text:p>
          </table:table-cell>
          <table:table-cell table:formula="of:=([.G257]-[.G256])/([.B256]-[.B257])" office:value-type="float" office:value="-2.1530381652602" calcext:value-type="float">
            <text:p>-2.1530381652602</text:p>
          </table:table-cell>
          <table:table-cell table:formula="of:=([.H257]-[.H256])/([.B256]-[.B257])" office:value-type="float" office:value="-1.09117984834686" calcext:value-type="float">
            <text:p>-1.09117984834686</text:p>
          </table:table-cell>
          <table:table-cell table:formula="of:=([.I257]-[.I256])/([.B256]-[.B257])" office:value-type="float" office:value="0.502654824574371" calcext:value-type="float">
            <text:p>0.502654824574371</text:p>
          </table:table-cell>
          <table:table-cell table:formula="of:=([.J257]-[.J256])/([.B256]-[.B257])" office:value-type="float" office:value="-0.458672527424108" calcext:value-type="float">
            <text:p>-0.458672527424108</text:p>
          </table:table-cell>
          <table:table-cell table:formula="of:=([.K257]-[.K256])/([.B256]-[.B257])" office:value-type="float" office:value="-3.51858377201621" calcext:value-type="float">
            <text:p>-3.51858377201621</text:p>
          </table:table-cell>
          <table:table-cell table:formula="of:=([.L257]-[.L256])/([.B256]-[.B257])" office:value-type="float" office:value="1.00530964914934" calcext:value-type="float">
            <text:p>1.00530964914934</text:p>
          </table:table-cell>
          <table:table-cell table:formula="of:=([.M257]-[.M256])/([.B256]-[.B257])" office:value-type="float" office:value="4.02123859659487" calcext:value-type="float">
            <text:p>4.02123859659487</text:p>
          </table:table-cell>
          <table:table-cell table:formula="of:=([.N257]-[.N256])/([.B256]-[.B257])" office:value-type="float" office:value="-4.02123859659487" calcext:value-type="float">
            <text:p>-4.02123859659487</text:p>
          </table:table-cell>
          <table:table-cell table:number-columns-repeated="100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7]/120" office:value-type="float" office:value="2.08333333333333" calcext:value-type="float">
            <text:p>2.08333333333333</text:p>
          </table:table-cell>
          <table:table-cell office:value-type="float" office:value="37.561" calcext:value-type="float">
            <text:p>37.561</text:p>
          </table:table-cell>
          <table:table-cell office:value-type="float" office:value="-8.159" calcext:value-type="float">
            <text:p>-8.159</text:p>
          </table:table-cell>
          <table:table-cell office:value-type="float" office:value="20.627" calcext:value-type="float">
            <text:p>20.627</text:p>
          </table:table-cell>
          <table:table-cell office:value-type="float" office:value="15.86" calcext:value-type="float">
            <text:p>15.86</text:p>
          </table:table-cell>
          <table:table-cell table:formula="of:=[.C257]*2*PI()/360" office:value-type="float" office:value="0.65556312034159" calcext:value-type="float">
            <text:p>0.65556312034159</text:p>
          </table:table-cell>
          <table:table-cell table:formula="of:=[.D257]*2*PI()/360" office:value-type="float" office:value="-0.142401413670217" calcext:value-type="float">
            <text:p>-0.142401413670217</text:p>
          </table:table-cell>
          <table:table-cell table:formula="of:=[.E257]*2*PI()/360" office:value-type="float" office:value="0.36000906480887" calcext:value-type="float">
            <text:p>0.36000906480887</text:p>
          </table:table-cell>
          <table:table-cell table:formula="of:=[.F257]*2*PI()/360" office:value-type="float" office:value="0.276809219366301" calcext:value-type="float">
            <text:p>0.276809219366301</text:p>
          </table:table-cell>
          <table:table-cell table:formula="of:=([.G258]-[.G257])/([.B257]-[.B258])" office:value-type="float" office:value="-2.12371663382673" calcext:value-type="float">
            <text:p>-2.12371663382673</text:p>
          </table:table-cell>
          <table:table-cell table:formula="of:=([.H258]-[.H257])/([.B257]-[.B258])" office:value-type="float" office:value="-1.09955742875643" calcext:value-type="float">
            <text:p>-1.09955742875643</text:p>
          </table:table-cell>
          <table:table-cell table:formula="of:=([.I258]-[.I257])/([.B257]-[.B258])" office:value-type="float" office:value="0.46914450293608" calcext:value-type="float">
            <text:p>0.46914450293608</text:p>
          </table:table-cell>
          <table:table-cell table:formula="of:=([.J258]-[.J257])/([.B257]-[.B258])" office:value-type="float" office:value="-0.425162205785818" calcext:value-type="float">
            <text:p>-0.425162205785818</text:p>
          </table:table-cell>
          <table:table-cell table:formula="of:=([.K258]-[.K257])/([.B257]-[.B258])" office:value-type="float" office:value="-4.02123859659886" calcext:value-type="float">
            <text:p>-4.02123859659886</text:p>
          </table:table-cell>
          <table:table-cell table:formula="of:=([.L258]-[.L257])/([.B257]-[.B258])" office:value-type="float" office:value="1.0053096491483" calcext:value-type="float">
            <text:p>1.0053096491483</text:p>
          </table:table-cell>
          <table:table-cell table:formula="of:=([.M258]-[.M257])/([.B257]-[.B258])" office:value-type="float" office:value="2.76460153515982" calcext:value-type="float">
            <text:p>2.76460153515982</text:p>
          </table:table-cell>
          <table:table-cell table:formula="of:=([.N258]-[.N257])/([.B257]-[.B258])" office:value-type="float" office:value="-4.2725660088814" calcext:value-type="float">
            <text:p>-4.2725660088814</text:p>
          </table:table-cell>
          <table:table-cell table:number-columns-repeated="100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8]/120" office:value-type="float" office:value="2.09166666666667" calcext:value-type="float">
            <text:p>2.09166666666667</text:p>
          </table:table-cell>
          <table:table-cell office:value-type="float" office:value="38.575" calcext:value-type="float">
            <text:p>38.575</text:p>
          </table:table-cell>
          <table:table-cell office:value-type="float" office:value="-7.634" calcext:value-type="float">
            <text:p>-7.634</text:p>
          </table:table-cell>
          <table:table-cell office:value-type="float" office:value="20.403" calcext:value-type="float">
            <text:p>20.403</text:p>
          </table:table-cell>
          <table:table-cell office:value-type="float" office:value="16.063" calcext:value-type="float">
            <text:p>16.063</text:p>
          </table:table-cell>
          <table:table-cell table:formula="of:=[.C258]*2*PI()/360" office:value-type="float" office:value="0.673260758956813" calcext:value-type="float">
            <text:p>0.673260758956813</text:p>
          </table:table-cell>
          <table:table-cell table:formula="of:=[.D258]*2*PI()/360" office:value-type="float" office:value="-0.133238435097247" calcext:value-type="float">
            <text:p>-0.133238435097247</text:p>
          </table:table-cell>
          <table:table-cell table:formula="of:=[.E258]*2*PI()/360" office:value-type="float" office:value="0.356099527284403" calcext:value-type="float">
            <text:p>0.356099527284403</text:p>
          </table:table-cell>
          <table:table-cell table:formula="of:=[.F258]*2*PI()/360" office:value-type="float" office:value="0.280352237747849" calcext:value-type="float">
            <text:p>0.280352237747849</text:p>
          </table:table-cell>
          <table:table-cell table:formula="of:=([.G259]-[.G258])/([.B258]-[.B259])" office:value-type="float" office:value="-2.0902063121884" calcext:value-type="float">
            <text:p>-2.0902063121884</text:p>
          </table:table-cell>
          <table:table-cell table:formula="of:=([.H259]-[.H258])/([.B258]-[.B259])" office:value-type="float" office:value="-1.107935009166" calcext:value-type="float">
            <text:p>-1.107935009166</text:p>
          </table:table-cell>
          <table:table-cell table:formula="of:=([.I259]-[.I258])/([.B258]-[.B259])" office:value-type="float" office:value="0.446106156809748" calcext:value-type="float">
            <text:p>0.446106156809748</text:p>
          </table:table-cell>
          <table:table-cell table:formula="of:=([.J259]-[.J258])/([.B258]-[.B259])" office:value-type="float" office:value="-0.389557489045139" calcext:value-type="float">
            <text:p>-0.389557489045139</text:p>
          </table:table-cell>
          <table:table-cell table:formula="of:=([.K259]-[.K258])/([.B258]-[.B259])" office:value-type="float" office:value="-4.02123859659411" calcext:value-type="float">
            <text:p>-4.02123859659411</text:p>
          </table:table-cell>
          <table:table-cell table:formula="of:=([.L259]-[.L258])/([.B258]-[.B259])" office:value-type="float" office:value="0.502654824575057" calcext:value-type="float">
            <text:p>0.502654824575057</text:p>
          </table:table-cell>
          <table:table-cell table:formula="of:=([.M259]-[.M258])/([.B258]-[.B259])" office:value-type="float" office:value="2.01061929829704" calcext:value-type="float">
            <text:p>2.01061929829704</text:p>
          </table:table-cell>
          <table:table-cell table:formula="of:=([.N259]-[.N258])/([.B258]-[.B259])" office:value-type="float" office:value="-4.52389342116953" calcext:value-type="float">
            <text:p>-4.52389342116953</text:p>
          </table:table-cell>
          <table:table-cell table:number-columns-repeated="100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9]/120" office:value-type="float" office:value="2.1" calcext:value-type="float">
            <text:p>2.1</text:p>
          </table:table-cell>
          <table:table-cell office:value-type="float" office:value="39.573" calcext:value-type="float">
            <text:p>39.573</text:p>
          </table:table-cell>
          <table:table-cell office:value-type="float" office:value="-7.105" calcext:value-type="float">
            <text:p>-7.105</text:p>
          </table:table-cell>
          <table:table-cell office:value-type="float" office:value="20.19" calcext:value-type="float">
            <text:p>20.19</text:p>
          </table:table-cell>
          <table:table-cell office:value-type="float" office:value="16.249" calcext:value-type="float">
            <text:p>16.249</text:p>
          </table:table-cell>
          <table:table-cell table:formula="of:=[.C259]*2*PI()/360" office:value-type="float" office:value="0.690679144891716" calcext:value-type="float">
            <text:p>0.690679144891716</text:p>
          </table:table-cell>
          <table:table-cell table:formula="of:=[.D259]*2*PI()/360" office:value-type="float" office:value="-0.124005643354197" calcext:value-type="float">
            <text:p>-0.124005643354197</text:p>
          </table:table-cell>
          <table:table-cell table:formula="of:=[.E259]*2*PI()/360" office:value-type="float" office:value="0.352381975977655" calcext:value-type="float">
            <text:p>0.352381975977655</text:p>
          </table:table-cell>
          <table:table-cell table:formula="of:=[.F259]*2*PI()/360" office:value-type="float" office:value="0.283598550156559" calcext:value-type="float">
            <text:p>0.283598550156559</text:p>
          </table:table-cell>
          <table:table-cell table:formula="of:=([.G260]-[.G259])/([.B259]-[.B260])" office:value-type="float" office:value="-2.05669599055012" calcext:value-type="float">
            <text:p>-2.05669599055012</text:p>
          </table:table-cell>
          <table:table-cell table:formula="of:=([.H260]-[.H259])/([.B259]-[.B260])" office:value-type="float" office:value="-1.11212379937079" calcext:value-type="float">
            <text:p>-1.11212379937079</text:p>
          </table:table-cell>
          <table:table-cell table:formula="of:=([.I260]-[.I259])/([.B259]-[.B260])" office:value-type="float" office:value="0.429350995990607" calcext:value-type="float">
            <text:p>0.429350995990607</text:p>
          </table:table-cell>
          <table:table-cell table:formula="of:=([.J260]-[.J259])/([.B259]-[.B260])" office:value-type="float" office:value="-0.35185837720206" calcext:value-type="float">
            <text:p>-0.35185837720206</text:p>
          </table:table-cell>
          <table:table-cell table:formula="of:=([.K260]-[.K259])/([.B259]-[.B260])" office:value-type="float" office:value="-3.76991118430753" calcext:value-type="float">
            <text:p>-3.76991118430753</text:p>
          </table:table-cell>
          <table:table-cell table:formula="of:=([.L260]-[.L259])/([.B259]-[.B260])" office:value-type="float" office:value="-0.251327412287728" calcext:value-type="float">
            <text:p>-0.251327412287728</text:p>
          </table:table-cell>
          <table:table-cell table:formula="of:=([.M260]-[.M259])/([.B259]-[.B260])" office:value-type="float" office:value="-0" calcext:value-type="float">
            <text:p>0</text:p>
          </table:table-cell>
          <table:table-cell table:formula="of:=([.N260]-[.N259])/([.B259]-[.B260])" office:value-type="float" office:value="-4.27256600888221" calcext:value-type="float">
            <text:p>-4.27256600888221</text:p>
          </table:table-cell>
          <table:table-cell table:number-columns-repeated="100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60]/120" office:value-type="float" office:value="2.10833333333333" calcext:value-type="float">
            <text:p>2.10833333333333</text:p>
          </table:table-cell>
          <table:table-cell office:value-type="float" office:value="40.555" calcext:value-type="float">
            <text:p>40.555</text:p>
          </table:table-cell>
          <table:table-cell office:value-type="float" office:value="-6.574" calcext:value-type="float">
            <text:p>-6.574</text:p>
          </table:table-cell>
          <table:table-cell office:value-type="float" office:value="19.985" calcext:value-type="float">
            <text:p>19.985</text:p>
          </table:table-cell>
          <table:table-cell office:value-type="float" office:value="16.417" calcext:value-type="float">
            <text:p>16.417</text:p>
          </table:table-cell>
          <table:table-cell table:formula="of:=[.C260]*2*PI()/360" office:value-type="float" office:value="0.7078182781463" calcext:value-type="float">
            <text:p>0.7078182781463</text:p>
          </table:table-cell>
          <table:table-cell table:formula="of:=[.D260]*2*PI()/360" office:value-type="float" office:value="-0.114737945026107" calcext:value-type="float">
            <text:p>-0.114737945026107</text:p>
          </table:table-cell>
          <table:table-cell table:formula="of:=[.E260]*2*PI()/360" office:value-type="float" office:value="0.348804051011067" calcext:value-type="float">
            <text:p>0.348804051011067</text:p>
          </table:table-cell>
          <table:table-cell table:formula="of:=[.F260]*2*PI()/360" office:value-type="float" office:value="0.286530703299909" calcext:value-type="float">
            <text:p>0.286530703299909</text:p>
          </table:table-cell>
          <table:table-cell table:formula="of:=([.G261]-[.G260])/([.B260]-[.B261])" office:value-type="float" office:value="-2.02528006401422" calcext:value-type="float">
            <text:p>-2.02528006401422</text:p>
          </table:table-cell>
          <table:table-cell table:formula="of:=([.H261]-[.H260])/([.B260]-[.B261])" office:value-type="float" office:value="-1.1100294042684" calcext:value-type="float">
            <text:p>-1.1100294042684</text:p>
          </table:table-cell>
          <table:table-cell table:formula="of:=([.I261]-[.I260])/([.B260]-[.B261])" office:value-type="float" office:value="0.429350995990607" calcext:value-type="float">
            <text:p>0.429350995990607</text:p>
          </table:table-cell>
          <table:table-cell table:formula="of:=([.J261]-[.J260])/([.B260]-[.B261])" office:value-type="float" office:value="-0.316253660461375" calcext:value-type="float">
            <text:p>-0.316253660461375</text:p>
          </table:table-cell>
          <table:table-cell table:formula="of:=([.K261]-[.K260])/([.B260]-[.B261])" office:value-type="float" office:value="-3.76991118430753" calcext:value-type="float">
            <text:p>-3.76991118430753</text:p>
          </table:table-cell>
          <table:table-cell table:formula="of:=([.L261]-[.L260])/([.B260]-[.B261])" office:value-type="float" office:value="-1.75929188601029" calcext:value-type="float">
            <text:p>-1.75929188601029</text:p>
          </table:table-cell>
          <table:table-cell table:formula="of:=([.M261]-[.M260])/([.B260]-[.B261])" office:value-type="float" office:value="-1.00530964914852" calcext:value-type="float">
            <text:p>-1.00530964914852</text:p>
          </table:table-cell>
          <table:table-cell table:formula="of:=([.N261]-[.N260])/([.B260]-[.B261])" office:value-type="float" office:value="-4.52389342117033" calcext:value-type="float">
            <text:p>-4.52389342117033</text:p>
          </table:table-cell>
          <table:table-cell table:number-columns-repeated="100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61]/120" office:value-type="float" office:value="2.11666666666667" calcext:value-type="float">
            <text:p>2.11666666666667</text:p>
          </table:table-cell>
          <table:table-cell office:value-type="float" office:value="41.522" calcext:value-type="float">
            <text:p>41.522</text:p>
          </table:table-cell>
          <table:table-cell office:value-type="float" office:value="-6.044" calcext:value-type="float">
            <text:p>-6.044</text:p>
          </table:table-cell>
          <table:table-cell office:value-type="float" office:value="19.78" calcext:value-type="float">
            <text:p>19.78</text:p>
          </table:table-cell>
          <table:table-cell office:value-type="float" office:value="16.568" calcext:value-type="float">
            <text:p>16.568</text:p>
          </table:table-cell>
          <table:table-cell table:formula="of:=[.C261]*2*PI()/360" office:value-type="float" office:value="0.724695612013085" calcext:value-type="float">
            <text:p>0.724695612013085</text:p>
          </table:table-cell>
          <table:table-cell table:formula="of:=[.D261]*2*PI()/360" office:value-type="float" office:value="-0.105487699990537" calcext:value-type="float">
            <text:p>-0.105487699990537</text:p>
          </table:table-cell>
          <table:table-cell table:formula="of:=[.E261]*2*PI()/360" office:value-type="float" office:value="0.345226126044478" calcext:value-type="float">
            <text:p>0.345226126044478</text:p>
          </table:table-cell>
          <table:table-cell table:formula="of:=[.F261]*2*PI()/360" office:value-type="float" office:value="0.289166150470421" calcext:value-type="float">
            <text:p>0.289166150470421</text:p>
          </table:table-cell>
          <table:table-cell table:formula="of:=([.G262]-[.G261])/([.B261]-[.B262])" office:value-type="float" office:value="-1.99386413747833" calcext:value-type="float">
            <text:p>-1.99386413747833</text:p>
          </table:table-cell>
          <table:table-cell table:formula="of:=([.H262]-[.H261])/([.B261]-[.B262])" office:value-type="float" office:value="-1.09536863855164" calcext:value-type="float">
            <text:p>-1.09536863855164</text:p>
          </table:table-cell>
          <table:table-cell table:formula="of:=([.I262]-[.I261])/([.B261]-[.B262])" office:value-type="float" office:value="0.437728576400177" calcext:value-type="float">
            <text:p>0.437728576400177</text:p>
          </table:table-cell>
          <table:table-cell table:formula="of:=([.J262]-[.J261])/([.B261]-[.B262])" office:value-type="float" office:value="-0.278554548618289" calcext:value-type="float">
            <text:p>-0.278554548618289</text:p>
          </table:table-cell>
          <table:table-cell table:formula="of:=([.K262]-[.K261])/([.B261]-[.B262])" office:value-type="float" office:value="-3.51858377201943" calcext:value-type="float">
            <text:p>-3.51858377201943</text:p>
          </table:table-cell>
          <table:table-cell table:formula="of:=([.L262]-[.L261])/([.B261]-[.B262])" office:value-type="float" office:value="-3.01592894744616" calcext:value-type="float">
            <text:p>-3.01592894744616</text:p>
          </table:table-cell>
          <table:table-cell table:formula="of:=([.M262]-[.M261])/([.B261]-[.B262])" office:value-type="float" office:value="-1.75929188601051" calcext:value-type="float">
            <text:p>-1.75929188601051</text:p>
          </table:table-cell>
          <table:table-cell table:formula="of:=([.N262]-[.N261])/([.B261]-[.B262])" office:value-type="float" office:value="-4.02123859659328" calcext:value-type="float">
            <text:p>-4.02123859659328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62]/120" office:value-type="float" office:value="2.125" calcext:value-type="float">
            <text:p>2.125</text:p>
          </table:table-cell>
          <table:table-cell office:value-type="float" office:value="42.474" calcext:value-type="float">
            <text:p>42.474</text:p>
          </table:table-cell>
          <table:table-cell office:value-type="float" office:value="-5.521" calcext:value-type="float">
            <text:p>-5.521</text:p>
          </table:table-cell>
          <table:table-cell office:value-type="float" office:value="19.571" calcext:value-type="float">
            <text:p>19.571</text:p>
          </table:table-cell>
          <table:table-cell office:value-type="float" office:value="16.701" calcext:value-type="float">
            <text:p>16.701</text:p>
          </table:table-cell>
          <table:table-cell table:formula="of:=[.C262]*2*PI()/360" office:value-type="float" office:value="0.741311146492071" calcext:value-type="float">
            <text:p>0.741311146492071</text:p>
          </table:table-cell>
          <table:table-cell table:formula="of:=[.D262]*2*PI()/360" office:value-type="float" office:value="-0.0963596280026069" calcext:value-type="float">
            <text:p>-0.096359628002607</text:p>
          </table:table-cell>
          <table:table-cell table:formula="of:=[.E262]*2*PI()/360" office:value-type="float" office:value="0.34157838790781" calcext:value-type="float">
            <text:p>0.34157838790781</text:p>
          </table:table-cell>
          <table:table-cell table:formula="of:=[.F262]*2*PI()/360" office:value-type="float" office:value="0.291487438375573" calcext:value-type="float">
            <text:p>0.291487438375573</text:p>
          </table:table-cell>
          <table:table-cell table:formula="of:=([.G263]-[.G262])/([.B262]-[.B263])" office:value-type="float" office:value="-1.96454260604483" calcext:value-type="float">
            <text:p>-1.96454260604483</text:p>
          </table:table-cell>
          <table:table-cell table:formula="of:=([.H263]-[.H262])/([.B262]-[.B263])" office:value-type="float" office:value="-1.07023589732293" calcext:value-type="float">
            <text:p>-1.07023589732293</text:p>
          </table:table-cell>
          <table:table-cell table:formula="of:=([.I263]-[.I262])/([.B262]-[.B263])" office:value-type="float" office:value="0.452389342116932" calcext:value-type="float">
            <text:p>0.452389342116932</text:p>
          </table:table-cell>
          <table:table-cell table:formula="of:=([.J263]-[.J262])/([.B262]-[.B263])" office:value-type="float" office:value="-0.245044226980012" calcext:value-type="float">
            <text:p>-0.245044226980012</text:p>
          </table:table-cell>
          <table:table-cell table:formula="of:=([.K263]-[.K262])/([.B262]-[.B263])" office:value-type="float" office:value="-3.76991118430913" calcext:value-type="float">
            <text:p>-3.76991118430913</text:p>
          </table:table-cell>
          <table:table-cell table:formula="of:=([.L263]-[.L262])/([.B262]-[.B263])" office:value-type="float" office:value="-4.02123859659489" calcext:value-type="float">
            <text:p>-4.02123859659489</text:p>
          </table:table-cell>
          <table:table-cell table:formula="of:=([.M263]-[.M262])/([.B262]-[.B263])" office:value-type="float" office:value="-1.75929188601051" calcext:value-type="float">
            <text:p>-1.75929188601051</text:p>
          </table:table-cell>
          <table:table-cell table:formula="of:=([.N263]-[.N262])/([.B262]-[.B263])" office:value-type="float" office:value="-4.2725660088838" calcext:value-type="float">
            <text:p>-4.2725660088838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63]/120" office:value-type="float" office:value="2.13333333333333" calcext:value-type="float">
            <text:p>2.13333333333333</text:p>
          </table:table-cell>
          <table:table-cell office:value-type="float" office:value="43.412" calcext:value-type="float">
            <text:p>43.412</text:p>
          </table:table-cell>
          <table:table-cell office:value-type="float" office:value="-5.01" calcext:value-type="float">
            <text:p>-5.01</text:p>
          </table:table-cell>
          <table:table-cell office:value-type="float" office:value="19.355" calcext:value-type="float">
            <text:p>19.355</text:p>
          </table:table-cell>
          <table:table-cell office:value-type="float" office:value="16.818" calcext:value-type="float">
            <text:p>16.818</text:p>
          </table:table-cell>
          <table:table-cell table:formula="of:=[.C263]*2*PI()/360" office:value-type="float" office:value="0.757682334875778" calcext:value-type="float">
            <text:p>0.757682334875778</text:p>
          </table:table-cell>
          <table:table-cell table:formula="of:=[.D263]*2*PI()/360" office:value-type="float" office:value="-0.0874409955249159" calcext:value-type="float">
            <text:p>-0.087440995524916</text:p>
          </table:table-cell>
          <table:table-cell table:formula="of:=[.E263]*2*PI()/360" office:value-type="float" office:value="0.337808476723502" calcext:value-type="float">
            <text:p>0.337808476723502</text:p>
          </table:table-cell>
          <table:table-cell table:formula="of:=[.F263]*2*PI()/360" office:value-type="float" office:value="0.293529473600406" calcext:value-type="float">
            <text:p>0.293529473600406</text:p>
          </table:table-cell>
          <table:table-cell table:formula="of:=([.G264]-[.G263])/([.B263]-[.B264])" office:value-type="float" office:value="-1.93312667950892" calcext:value-type="float">
            <text:p>-1.93312667950892</text:p>
          </table:table-cell>
          <table:table-cell table:formula="of:=([.H264]-[.H263])/([.B263]-[.B264])" office:value-type="float" office:value="-1.03672557568464" calcext:value-type="float">
            <text:p>-1.03672557568464</text:p>
          </table:table-cell>
          <table:table-cell table:formula="of:=([.I264]-[.I263])/([.B263]-[.B264])" office:value-type="float" office:value="0.467050107833686" calcext:value-type="float">
            <text:p>0.467050107833686</text:p>
          </table:table-cell>
          <table:table-cell table:formula="of:=([.J264]-[.J263])/([.B263]-[.B264])" office:value-type="float" office:value="-0.209439510239314" calcext:value-type="float">
            <text:p>-0.209439510239314</text:p>
          </table:table-cell>
          <table:table-cell table:formula="of:=([.K264]-[.K263])/([.B263]-[.B264])" office:value-type="float" office:value="-4.02123859659409" calcext:value-type="float">
            <text:p>-4.02123859659409</text:p>
          </table:table-cell>
          <table:table-cell table:formula="of:=([.L264]-[.L263])/([.B263]-[.B264])" office:value-type="float" office:value="-6.0318578948925" calcext:value-type="float">
            <text:p>-6.0318578948925</text:p>
          </table:table-cell>
          <table:table-cell table:formula="of:=([.M264]-[.M263])/([.B263]-[.B264])" office:value-type="float" office:value="-1.25663706143585" calcext:value-type="float">
            <text:p>-1.25663706143585</text:p>
          </table:table-cell>
          <table:table-cell table:formula="of:=([.N264]-[.N263])/([.B263]-[.B264])" office:value-type="float" office:value="-3.51858377201942" calcext:value-type="float">
            <text:p>-3.51858377201942</text:p>
          </table:table-cell>
          <table:table-cell table:number-columns-repeated="100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64]/120" office:value-type="float" office:value="2.14166666666667" calcext:value-type="float">
            <text:p>2.14166666666667</text:p>
          </table:table-cell>
          <table:table-cell office:value-type="float" office:value="44.335" calcext:value-type="float">
            <text:p>44.335</text:p>
          </table:table-cell>
          <table:table-cell office:value-type="float" office:value="-4.515" calcext:value-type="float">
            <text:p>-4.515</text:p>
          </table:table-cell>
          <table:table-cell office:value-type="float" office:value="19.132" calcext:value-type="float">
            <text:p>19.132</text:p>
          </table:table-cell>
          <table:table-cell office:value-type="float" office:value="16.918" calcext:value-type="float">
            <text:p>16.918</text:p>
          </table:table-cell>
          <table:table-cell table:formula="of:=[.C264]*2*PI()/360" office:value-type="float" office:value="0.773791723871686" calcext:value-type="float">
            <text:p>0.773791723871686</text:p>
          </table:table-cell>
          <table:table-cell table:formula="of:=[.D264]*2*PI()/360" office:value-type="float" office:value="-0.078801615727544" calcext:value-type="float">
            <text:p>-0.078801615727544</text:p>
          </table:table-cell>
          <table:table-cell table:formula="of:=[.E264]*2*PI()/360" office:value-type="float" office:value="0.333916392491555" calcext:value-type="float">
            <text:p>0.333916392491555</text:p>
          </table:table-cell>
          <table:table-cell table:formula="of:=[.F264]*2*PI()/360" office:value-type="float" office:value="0.295274802852401" calcext:value-type="float">
            <text:p>0.295274802852401</text:p>
          </table:table-cell>
          <table:table-cell table:formula="of:=([.G265]-[.G264])/([.B264]-[.B265])" office:value-type="float" office:value="-1.89961635787064" calcext:value-type="float">
            <text:p>-1.89961635787064</text:p>
          </table:table-cell>
          <table:table-cell table:formula="of:=([.H265]-[.H264])/([.B264]-[.B265])" office:value-type="float" office:value="-0.986460093227199" calcext:value-type="float">
            <text:p>-0.986460093227199</text:p>
          </table:table-cell>
          <table:table-cell table:formula="of:=([.I265]-[.I264])/([.B264]-[.B265])" office:value-type="float" office:value="0.477522083345651" calcext:value-type="float">
            <text:p>0.477522083345651</text:p>
          </table:table-cell>
          <table:table-cell table:formula="of:=([.J265]-[.J264])/([.B264]-[.B265])" office:value-type="float" office:value="-0.180117978805819" calcext:value-type="float">
            <text:p>-0.180117978805819</text:p>
          </table:table-cell>
          <table:table-cell table:formula="of:=([.K265]-[.K264])/([.B264]-[.B265])" office:value-type="float" office:value="-4.77522083345685" calcext:value-type="float">
            <text:p>-4.77522083345685</text:p>
          </table:table-cell>
          <table:table-cell table:formula="of:=([.L265]-[.L264])/([.B264]-[.B265])" office:value-type="float" office:value="-6.53451271946677" calcext:value-type="float">
            <text:p>-6.53451271946677</text:p>
          </table:table-cell>
          <table:table-cell table:formula="of:=([.M265]-[.M264])/([.B264]-[.B265])" office:value-type="float" office:value="-0.753982236861186" calcext:value-type="float">
            <text:p>-0.753982236861186</text:p>
          </table:table-cell>
          <table:table-cell table:formula="of:=([.N265]-[.N264])/([.B264]-[.B265])" office:value-type="float" office:value="-2.5132741228725" calcext:value-type="float">
            <text:p>-2.5132741228725</text:p>
          </table:table-cell>
          <table:table-cell table:number-columns-repeated="100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5]/120" office:value-type="float" office:value="2.15" calcext:value-type="float">
            <text:p>2.15</text:p>
          </table:table-cell>
          <table:table-cell office:value-type="float" office:value="45.242" calcext:value-type="float">
            <text:p>45.242</text:p>
          </table:table-cell>
          <table:table-cell office:value-type="float" office:value="-4.044" calcext:value-type="float">
            <text:p>-4.044</text:p>
          </table:table-cell>
          <table:table-cell office:value-type="float" office:value="18.904" calcext:value-type="float">
            <text:p>18.904</text:p>
          </table:table-cell>
          <table:table-cell office:value-type="float" office:value="17.004" calcext:value-type="float">
            <text:p>17.004</text:p>
          </table:table-cell>
          <table:table-cell table:formula="of:=[.C265]*2*PI()/360" office:value-type="float" office:value="0.789621860187275" calcext:value-type="float">
            <text:p>0.789621860187275</text:p>
          </table:table-cell>
          <table:table-cell table:formula="of:=[.D265]*2*PI()/360" office:value-type="float" office:value="-0.0705811149506507" calcext:value-type="float">
            <text:p>-0.070581114950651</text:p>
          </table:table-cell>
          <table:table-cell table:formula="of:=[.E265]*2*PI()/360" office:value-type="float" office:value="0.329937041797008" calcext:value-type="float">
            <text:p>0.329937041797008</text:p>
          </table:table-cell>
          <table:table-cell table:formula="of:=[.F265]*2*PI()/360" office:value-type="float" office:value="0.296775786009116" calcext:value-type="float">
            <text:p>0.296775786009116</text:p>
          </table:table-cell>
          <table:table-cell table:formula="of:=([.G266]-[.G265])/([.B265]-[.B266])" office:value-type="float" office:value="-1.85982285092517" calcext:value-type="float">
            <text:p>-1.85982285092517</text:p>
          </table:table-cell>
          <table:table-cell table:formula="of:=([.H266]-[.H265])/([.B265]-[.B266])" office:value-type="float" office:value="-0.932005820564976" calcext:value-type="float">
            <text:p>-0.932005820564976</text:p>
          </table:table-cell>
          <table:table-cell table:formula="of:=([.I266]-[.I265])/([.B265]-[.B266])" office:value-type="float" office:value="0.483805268652828" calcext:value-type="float">
            <text:p>0.483805268652828</text:p>
          </table:table-cell>
          <table:table-cell table:formula="of:=([.J266]-[.J265])/([.B265]-[.B266])" office:value-type="float" office:value="-0.159174027781882" calcext:value-type="float">
            <text:p>-0.159174027781882</text:p>
          </table:table-cell>
          <table:table-cell table:formula="of:=([.K266]-[.K265])/([.B265]-[.B266])" office:value-type="float" office:value="-5.78053048260619" calcext:value-type="float">
            <text:p>-5.78053048260619</text:p>
          </table:table-cell>
          <table:table-cell table:formula="of:=([.L266]-[.L265])/([.B265]-[.B266])" office:value-type="float" office:value="-7.79114978090282" calcext:value-type="float">
            <text:p>-7.79114978090282</text:p>
          </table:table-cell>
          <table:table-cell table:formula="of:=([.M266]-[.M265])/([.B265]-[.B266])" office:value-type="float" office:value="-1.00530964914931" calcext:value-type="float">
            <text:p>-1.00530964914931</text:p>
          </table:table-cell>
          <table:table-cell table:formula="of:=([.N266]-[.N265])/([.B265]-[.B266])" office:value-type="float" office:value="-2.01061929829784" calcext:value-type="float">
            <text:p>-2.01061929829784</text:p>
          </table:table-cell>
          <table:table-cell table:number-columns-repeated="1005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6]/120" office:value-type="float" office:value="2.15833333333333" calcext:value-type="float">
            <text:p>2.15833333333333</text:p>
          </table:table-cell>
          <table:table-cell office:value-type="float" office:value="46.13" calcext:value-type="float">
            <text:p>46.13</text:p>
          </table:table-cell>
          <table:table-cell office:value-type="float" office:value="-3.599" calcext:value-type="float">
            <text:p>-3.599</text:p>
          </table:table-cell>
          <table:table-cell office:value-type="float" office:value="18.673" calcext:value-type="float">
            <text:p>18.673</text:p>
          </table:table-cell>
          <table:table-cell office:value-type="float" office:value="17.08" calcext:value-type="float">
            <text:p>17.08</text:p>
          </table:table-cell>
          <table:table-cell table:formula="of:=[.C266]*2*PI()/360" office:value-type="float" office:value="0.805120383944984" calcext:value-type="float">
            <text:p>0.805120383944984</text:p>
          </table:table-cell>
          <table:table-cell table:formula="of:=[.D266]*2*PI()/360" office:value-type="float" office:value="-0.0628143997792759" calcext:value-type="float">
            <text:p>-0.062814399779276</text:p>
          </table:table-cell>
          <table:table-cell table:formula="of:=[.E266]*2*PI()/360" office:value-type="float" office:value="0.325905331224901" calcext:value-type="float">
            <text:p>0.325905331224901</text:p>
          </table:table-cell>
          <table:table-cell table:formula="of:=[.F266]*2*PI()/360" office:value-type="float" office:value="0.298102236240631" calcext:value-type="float">
            <text:p>0.298102236240631</text:p>
          </table:table-cell>
          <table:table-cell table:formula="of:=([.G267]-[.G266])/([.B266]-[.B267])" office:value-type="float" office:value="-1.81165176357011" calcext:value-type="float">
            <text:p>-1.81165176357011</text:p>
          </table:table-cell>
          <table:table-cell table:formula="of:=([.H267]-[.H266])/([.B266]-[.B267])" office:value-type="float" office:value="-0.867079572390786" calcext:value-type="float">
            <text:p>-0.867079572390786</text:p>
          </table:table-cell>
          <table:table-cell table:formula="of:=([.I267]-[.I266])/([.B266]-[.B267])" office:value-type="float" office:value="0.492182849062405" calcext:value-type="float">
            <text:p>0.492182849062405</text:p>
          </table:table-cell>
          <table:table-cell table:formula="of:=([.J267]-[.J266])/([.B266]-[.B267])" office:value-type="float" office:value="-0.142418866962733" calcext:value-type="float">
            <text:p>-0.142418866962733</text:p>
          </table:table-cell>
          <table:table-cell table:formula="of:=([.K267]-[.K266])/([.B266]-[.B267])" office:value-type="float" office:value="-7.03716754404043" calcext:value-type="float">
            <text:p>-7.03716754404043</text:p>
          </table:table-cell>
          <table:table-cell table:formula="of:=([.L267]-[.L266])/([.B266]-[.B267])" office:value-type="float" office:value="-8.29380460547718" calcext:value-type="float">
            <text:p>-8.29380460547718</text:p>
          </table:table-cell>
          <table:table-cell table:formula="of:=([.M267]-[.M266])/([.B266]-[.B267])" office:value-type="float" office:value="-0.502654824573864" calcext:value-type="float">
            <text:p>-0.502654824573864</text:p>
          </table:table-cell>
          <table:table-cell table:formula="of:=([.N267]-[.N266])/([.B266]-[.B267])" office:value-type="float" office:value="-1.50796447372158" calcext:value-type="float">
            <text:p>-1.50796447372158</text:p>
          </table:table-cell>
          <table:table-cell table:number-columns-repeated="100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7]/120" office:value-type="float" office:value="2.16666666666667" calcext:value-type="float">
            <text:p>2.16666666666667</text:p>
          </table:table-cell>
          <table:table-cell office:value-type="float" office:value="46.995" calcext:value-type="float">
            <text:p>46.995</text:p>
          </table:table-cell>
          <table:table-cell office:value-type="float" office:value="-3.185" calcext:value-type="float">
            <text:p>-3.185</text:p>
          </table:table-cell>
          <table:table-cell office:value-type="float" office:value="18.438" calcext:value-type="float">
            <text:p>18.438</text:p>
          </table:table-cell>
          <table:table-cell office:value-type="float" office:value="17.148" calcext:value-type="float">
            <text:p>17.148</text:p>
          </table:table-cell>
          <table:table-cell table:formula="of:=[.C267]*2*PI()/360" office:value-type="float" office:value="0.820217481974735" calcext:value-type="float">
            <text:p>0.820217481974735</text:p>
          </table:table-cell>
          <table:table-cell table:formula="of:=[.D267]*2*PI()/360" office:value-type="float" office:value="-0.0555887366760194" calcext:value-type="float">
            <text:p>-0.055588736676019</text:p>
          </table:table-cell>
          <table:table-cell table:formula="of:=[.E267]*2*PI()/360" office:value-type="float" office:value="0.321803807482714" calcext:value-type="float">
            <text:p>0.321803807482714</text:p>
          </table:table-cell>
          <table:table-cell table:formula="of:=[.F267]*2*PI()/360" office:value-type="float" office:value="0.299289060131988" calcext:value-type="float">
            <text:p>0.299289060131988</text:p>
          </table:table-cell>
          <table:table-cell table:formula="of:=([.G268]-[.G267])/([.B267]-[.B268])" office:value-type="float" office:value="-1.75300870070311" calcext:value-type="float">
            <text:p>-1.75300870070311</text:p>
          </table:table-cell>
          <table:table-cell table:formula="of:=([.H268]-[.H267])/([.B267]-[.B268])" office:value-type="float" office:value="-0.797964534011809" calcext:value-type="float">
            <text:p>-0.797964534011809</text:p>
          </table:table-cell>
          <table:table-cell table:formula="of:=([.I268]-[.I267])/([.B267]-[.B268])" office:value-type="float" office:value="0.496371639267188" calcext:value-type="float">
            <text:p>0.496371639267188</text:p>
          </table:table-cell>
          <table:table-cell table:formula="of:=([.J268]-[.J267])/([.B267]-[.B268])" office:value-type="float" office:value="-0.129852496348387" calcext:value-type="float">
            <text:p>-0.129852496348387</text:p>
          </table:table-cell>
          <table:table-cell table:formula="of:=([.K268]-[.K267])/([.B267]-[.B268])" office:value-type="float" office:value="-8.04247719318975" calcext:value-type="float">
            <text:p>-8.04247719318975</text:p>
          </table:table-cell>
          <table:table-cell table:formula="of:=([.L268]-[.L267])/([.B267]-[.B268])" office:value-type="float" office:value="-9.2991142546257" calcext:value-type="float">
            <text:p>-9.2991142546257</text:p>
          </table:table-cell>
          <table:table-cell table:formula="of:=([.M268]-[.M267])/([.B267]-[.B268])" office:value-type="float" office:value="-0.251327412287329" calcext:value-type="float">
            <text:p>-0.251327412287329</text:p>
          </table:table-cell>
          <table:table-cell table:formula="of:=([.N268]-[.N267])/([.B267]-[.B268])" office:value-type="float" office:value="-1.50796447372478" calcext:value-type="float">
            <text:p>-1.50796447372478</text:p>
          </table:table-cell>
          <table:table-cell table:number-columns-repeated="100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8]/120" office:value-type="float" office:value="2.175" calcext:value-type="float">
            <text:p>2.175</text:p>
          </table:table-cell>
          <table:table-cell office:value-type="float" office:value="47.832" calcext:value-type="float">
            <text:p>47.832</text:p>
          </table:table-cell>
          <table:table-cell office:value-type="float" office:value="-2.804" calcext:value-type="float">
            <text:p>-2.804</text:p>
          </table:table-cell>
          <table:table-cell office:value-type="float" office:value="18.201" calcext:value-type="float">
            <text:p>18.201</text:p>
          </table:table-cell>
          <table:table-cell office:value-type="float" office:value="17.21" calcext:value-type="float">
            <text:p>17.21</text:p>
          </table:table-cell>
          <table:table-cell table:formula="of:=[.C268]*2*PI()/360" office:value-type="float" office:value="0.834825887813928" calcext:value-type="float">
            <text:p>0.834825887813928</text:p>
          </table:table-cell>
          <table:table-cell table:formula="of:=[.D268]*2*PI()/360" office:value-type="float" office:value="-0.048939032225921" calcext:value-type="float">
            <text:p>-0.048939032225921</text:p>
          </table:table-cell>
          <table:table-cell table:formula="of:=[.E268]*2*PI()/360" office:value-type="float" office:value="0.317667377155488" calcext:value-type="float">
            <text:p>0.317667377155488</text:p>
          </table:table-cell>
          <table:table-cell table:formula="of:=[.F268]*2*PI()/360" office:value-type="float" office:value="0.300371164268224" calcext:value-type="float">
            <text:p>0.300371164268224</text:p>
          </table:table-cell>
          <table:table-cell table:formula="of:=([.G269]-[.G268])/([.B268]-[.B269])" office:value-type="float" office:value="-1.68598805742653" calcext:value-type="float">
            <text:p>-1.68598805742653</text:p>
          </table:table-cell>
          <table:table-cell table:formula="of:=([.H269]-[.H268])/([.B268]-[.B269])" office:value-type="float" office:value="-0.720471915223262" calcext:value-type="float">
            <text:p>-0.720471915223262</text:p>
          </table:table-cell>
          <table:table-cell table:formula="of:=([.I269]-[.I268])/([.B268]-[.B269])" office:value-type="float" office:value="0.498466034369582" calcext:value-type="float">
            <text:p>0.498466034369582</text:p>
          </table:table-cell>
          <table:table-cell table:formula="of:=([.J269]-[.J268])/([.B268]-[.B269])" office:value-type="float" office:value="-0.117286125734013" calcext:value-type="float">
            <text:p>-0.117286125734013</text:p>
          </table:table-cell>
          <table:table-cell table:formula="of:=([.K269]-[.K268])/([.B268]-[.B269])" office:value-type="float" office:value="-10.053096491497" calcext:value-type="float">
            <text:p>-10.053096491497</text:p>
          </table:table-cell>
          <table:table-cell table:formula="of:=([.L269]-[.L268])/([.B268]-[.B269])" office:value-type="float" office:value="-9.55044166691722" calcext:value-type="float">
            <text:p>-9.55044166691722</text:p>
          </table:table-cell>
          <table:table-cell table:formula="of:=([.M269]-[.M268])/([.B268]-[.B269])" office:value-type="float" office:value="1.00530964915165" calcext:value-type="float">
            <text:p>1.00530964915165</text:p>
          </table:table-cell>
          <table:table-cell table:formula="of:=([.N269]-[.N268])/([.B268]-[.B269])" office:value-type="float" office:value="-1.75929188600956" calcext:value-type="float">
            <text:p>-1.75929188600956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9]/120" office:value-type="float" office:value="2.18333333333333" calcext:value-type="float">
            <text:p>2.18333333333333</text:p>
          </table:table-cell>
          <table:table-cell office:value-type="float" office:value="48.637" calcext:value-type="float">
            <text:p>48.637</text:p>
          </table:table-cell>
          <table:table-cell office:value-type="float" office:value="-2.46" calcext:value-type="float">
            <text:p>-2.46</text:p>
          </table:table-cell>
          <table:table-cell office:value-type="float" office:value="17.963" calcext:value-type="float">
            <text:p>17.963</text:p>
          </table:table-cell>
          <table:table-cell office:value-type="float" office:value="17.266" calcext:value-type="float">
            <text:p>17.266</text:p>
          </table:table-cell>
          <table:table-cell table:formula="of:=[.C269]*2*PI()/360" office:value-type="float" office:value="0.848875788292482" calcext:value-type="float">
            <text:p>0.848875788292482</text:p>
          </table:table-cell>
          <table:table-cell table:formula="of:=[.D269]*2*PI()/360" office:value-type="float" office:value="-0.0429350995990605" calcext:value-type="float">
            <text:p>-0.042935099599061</text:p>
          </table:table-cell>
          <table:table-cell table:formula="of:=[.E269]*2*PI()/360" office:value-type="float" office:value="0.313513493535741" calcext:value-type="float">
            <text:p>0.313513493535741</text:p>
          </table:table-cell>
          <table:table-cell table:formula="of:=[.F269]*2*PI()/360" office:value-type="float" office:value="0.301348548649341" calcext:value-type="float">
            <text:p>0.301348548649341</text:p>
          </table:table-cell>
          <table:table-cell table:formula="of:=([.G270]-[.G269])/([.B269]-[.B270])" office:value-type="float" office:value="-1.60221225333072" calcext:value-type="float">
            <text:p>-1.60221225333072</text:p>
          </table:table-cell>
          <table:table-cell table:formula="of:=([.H270]-[.H269])/([.B269]-[.B270])" office:value-type="float" office:value="-0.640884901332286" calcext:value-type="float">
            <text:p>-0.640884901332286</text:p>
          </table:table-cell>
          <table:table-cell table:formula="of:=([.I270]-[.I269])/([.B269]-[.B270])" office:value-type="float" office:value="0.490088453959985" calcext:value-type="float">
            <text:p>0.490088453959985</text:p>
          </table:table-cell>
          <table:table-cell table:formula="of:=([.J270]-[.J269])/([.B269]-[.B270])" office:value-type="float" office:value="-0.102625360017267" calcext:value-type="float">
            <text:p>-0.102625360017267</text:p>
          </table:table-cell>
          <table:table-cell table:formula="of:=([.K270]-[.K269])/([.B269]-[.B270])" office:value-type="float" office:value="-10.8070787283388" calcext:value-type="float">
            <text:p>-10.8070787283388</text:p>
          </table:table-cell>
          <table:table-cell table:formula="of:=([.L270]-[.L269])/([.B269]-[.B270])" office:value-type="float" office:value="-10.8070787283442" calcext:value-type="float">
            <text:p>-10.8070787283442</text:p>
          </table:table-cell>
          <table:table-cell table:formula="of:=([.M270]-[.M269])/([.B269]-[.B270])" office:value-type="float" office:value="3.01592894744306" calcext:value-type="float">
            <text:p>3.01592894744306</text:p>
          </table:table-cell>
          <table:table-cell table:formula="of:=([.N270]-[.N269])/([.B269]-[.B270])" office:value-type="float" office:value="-2.01061929829707" calcext:value-type="float">
            <text:p>-2.01061929829707</text:p>
          </table:table-cell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70]/120" office:value-type="float" office:value="2.19166666666667" calcext:value-type="float">
            <text:p>2.19166666666667</text:p>
          </table:table-cell>
          <table:table-cell office:value-type="float" office:value="49.402" calcext:value-type="float">
            <text:p>49.402</text:p>
          </table:table-cell>
          <table:table-cell office:value-type="float" office:value="-2.154" calcext:value-type="float">
            <text:p>-2.154</text:p>
          </table:table-cell>
          <table:table-cell office:value-type="float" office:value="17.729" calcext:value-type="float">
            <text:p>17.729</text:p>
          </table:table-cell>
          <table:table-cell office:value-type="float" office:value="17.315" calcext:value-type="float">
            <text:p>17.315</text:p>
          </table:table-cell>
          <table:table-cell table:formula="of:=[.C270]*2*PI()/360" office:value-type="float" office:value="0.862227557070239" calcext:value-type="float">
            <text:p>0.862227557070239</text:p>
          </table:table-cell>
          <table:table-cell table:formula="of:=[.D270]*2*PI()/360" office:value-type="float" office:value="-0.0375943920879579" calcext:value-type="float">
            <text:p>-0.037594392087958</text:p>
          </table:table-cell>
          <table:table-cell table:formula="of:=[.E270]*2*PI()/360" office:value-type="float" office:value="0.309429423086075" calcext:value-type="float">
            <text:p>0.309429423086075</text:p>
          </table:table-cell>
          <table:table-cell table:formula="of:=[.F270]*2*PI()/360" office:value-type="float" office:value="0.302203759982818" calcext:value-type="float">
            <text:p>0.302203759982818</text:p>
          </table:table-cell>
          <table:table-cell table:formula="of:=([.G271]-[.G270])/([.B270]-[.B271])" office:value-type="float" office:value="-1.51215326392789" calcext:value-type="float">
            <text:p>-1.51215326392789</text:p>
          </table:table-cell>
          <table:table-cell table:formula="of:=([.H271]-[.H270])/([.B270]-[.B271])" office:value-type="float" office:value="-0.550825911929413" calcext:value-type="float">
            <text:p>-0.550825911929413</text:p>
          </table:table-cell>
          <table:table-cell table:formula="of:=([.I271]-[.I270])/([.B270]-[.B271])" office:value-type="float" office:value="0.464955712731291" calcext:value-type="float">
            <text:p>0.464955712731291</text:p>
          </table:table-cell>
          <table:table-cell table:formula="of:=([.J271]-[.J270])/([.B270]-[.B271])" office:value-type="float" office:value="-0.085870199198124" calcext:value-type="float">
            <text:p>-0.085870199198124</text:p>
          </table:table-cell>
          <table:table-cell table:formula="of:=([.K271]-[.K270])/([.B270]-[.B271])" office:value-type="float" office:value="-12.3150432020719" calcext:value-type="float">
            <text:p>-12.3150432020719</text:p>
          </table:table-cell>
          <table:table-cell table:formula="of:=([.L271]-[.L270])/([.B270]-[.B271])" office:value-type="float" office:value="-11.5610609652106" calcext:value-type="float">
            <text:p>-11.5610609652106</text:p>
          </table:table-cell>
          <table:table-cell table:formula="of:=([.M271]-[.M270])/([.B270]-[.B271])" office:value-type="float" office:value="4.02123859659487" calcext:value-type="float">
            <text:p>4.02123859659487</text:p>
          </table:table-cell>
          <table:table-cell table:formula="of:=([.N271]-[.N270])/([.B270]-[.B271])" office:value-type="float" office:value="-1.50796447372398" calcext:value-type="float">
            <text:p>-1.50796447372398</text:p>
          </table:table-cell>
          <table:table-cell table:number-columns-repeated="100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71]/120" office:value-type="float" office:value="2.2" calcext:value-type="float">
            <text:p>2.2</text:p>
          </table:table-cell>
          <table:table-cell office:value-type="float" office:value="50.124" calcext:value-type="float">
            <text:p>50.124</text:p>
          </table:table-cell>
          <table:table-cell office:value-type="float" office:value="-1.891" calcext:value-type="float">
            <text:p>-1.891</text:p>
          </table:table-cell>
          <table:table-cell office:value-type="float" office:value="17.507" calcext:value-type="float">
            <text:p>17.507</text:p>
          </table:table-cell>
          <table:table-cell office:value-type="float" office:value="17.356" calcext:value-type="float">
            <text:p>17.356</text:p>
          </table:table-cell>
          <table:table-cell table:formula="of:=[.C271]*2*PI()/360" office:value-type="float" office:value="0.874828834269638" calcext:value-type="float">
            <text:p>0.874828834269638</text:p>
          </table:table-cell>
          <table:table-cell table:formula="of:=[.D271]*2*PI()/360" office:value-type="float" office:value="-0.0330041761552128" calcext:value-type="float">
            <text:p>-0.033004176155213</text:p>
          </table:table-cell>
          <table:table-cell table:formula="of:=[.E271]*2*PI()/360" office:value-type="float" office:value="0.305554792146647" calcext:value-type="float">
            <text:p>0.305554792146647</text:p>
          </table:table-cell>
          <table:table-cell table:formula="of:=[.F271]*2*PI()/360" office:value-type="float" office:value="0.302919344976136" calcext:value-type="float">
            <text:p>0.302919344976136</text:p>
          </table:table-cell>
          <table:table-cell table:formula="of:=([.G272]-[.G271])/([.B271]-[.B272])" office:value-type="float" office:value="-1.40952790391063" calcext:value-type="float">
            <text:p>-1.40952790391063</text:p>
          </table:table-cell>
          <table:table-cell table:formula="of:=([.H272]-[.H271])/([.B271]-[.B272])" office:value-type="float" office:value="-0.454483737219325" calcext:value-type="float">
            <text:p>-0.454483737219325</text:p>
          </table:table-cell>
          <table:table-cell table:formula="of:=([.I272]-[.I271])/([.B271]-[.B272])" office:value-type="float" office:value="0.431445391093001" calcext:value-type="float">
            <text:p>0.431445391093001</text:p>
          </table:table-cell>
          <table:table-cell table:formula="of:=([.J272]-[.J271])/([.B271]-[.B272])" office:value-type="float" office:value="-0.0733038285837575" calcext:value-type="float">
            <text:p>-0.073303828583758</text:p>
          </table:table-cell>
          <table:table-cell table:formula="of:=([.K272]-[.K271])/([.B271]-[.B272])" office:value-type="float" office:value="-12.5663706143601" calcext:value-type="float">
            <text:p>-12.5663706143601</text:p>
          </table:table-cell>
          <table:table-cell table:formula="of:=([.L272]-[.L271])/([.B271]-[.B272])" office:value-type="float" office:value="-13.8230076757952" calcext:value-type="float">
            <text:p>-13.8230076757952</text:p>
          </table:table-cell>
          <table:table-cell table:formula="of:=([.M272]-[.M271])/([.B271]-[.B272])" office:value-type="float" office:value="5.02654824574339" calcext:value-type="float">
            <text:p>5.02654824574339</text:p>
          </table:table-cell>
          <table:table-cell table:formula="of:=([.N272]-[.N271])/([.B271]-[.B272])" office:value-type="float" office:value="-0.75398223686119" calcext:value-type="float">
            <text:p>-0.75398223686119</text:p>
          </table:table-cell>
          <table:table-cell table:number-columns-repeated="100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72]/120" office:value-type="float" office:value="2.20833333333333" calcext:value-type="float">
            <text:p>2.20833333333333</text:p>
          </table:table-cell>
          <table:table-cell office:value-type="float" office:value="50.797" calcext:value-type="float">
            <text:p>50.797</text:p>
          </table:table-cell>
          <table:table-cell office:value-type="float" office:value="-1.674" calcext:value-type="float">
            <text:p>-1.674</text:p>
          </table:table-cell>
          <table:table-cell office:value-type="float" office:value="17.301" calcext:value-type="float">
            <text:p>17.301</text:p>
          </table:table-cell>
          <table:table-cell office:value-type="float" office:value="17.391" calcext:value-type="float">
            <text:p>17.391</text:p>
          </table:table-cell>
          <table:table-cell table:formula="of:=[.C272]*2*PI()/360" office:value-type="float" office:value="0.88657490013556" calcext:value-type="float">
            <text:p>0.88657490013556</text:p>
          </table:table-cell>
          <table:table-cell table:formula="of:=[.D272]*2*PI()/360" office:value-type="float" office:value="-0.0292168116783851" calcext:value-type="float">
            <text:p>-0.029216811678385</text:p>
          </table:table-cell>
          <table:table-cell table:formula="of:=[.E272]*2*PI()/360" office:value-type="float" office:value="0.301959413887539" calcext:value-type="float">
            <text:p>0.301959413887539</text:p>
          </table:table-cell>
          <table:table-cell table:formula="of:=[.F272]*2*PI()/360" office:value-type="float" office:value="0.303530210214334" calcext:value-type="float">
            <text:p>0.303530210214334</text:p>
          </table:table-cell>
          <table:table-cell table:formula="of:=([.G273]-[.G272])/([.B272]-[.B273])" office:value-type="float" office:value="-1.30480814879096" calcext:value-type="float">
            <text:p>-1.30480814879096</text:p>
          </table:table-cell>
          <table:table-cell table:formula="of:=([.H273]-[.H272])/([.B272]-[.B273])" office:value-type="float" office:value="-0.339292006587699" calcext:value-type="float">
            <text:p>-0.339292006587699</text:p>
          </table:table-cell>
          <table:table-cell table:formula="of:=([.I273]-[.I272])/([.B272]-[.B273])" office:value-type="float" office:value="0.389557489045139" calcext:value-type="float">
            <text:p>0.389557489045139</text:p>
          </table:table-cell>
          <table:table-cell table:formula="of:=([.J273]-[.J272])/([.B272]-[.B273])" office:value-type="float" office:value="-0.067020643276581" calcext:value-type="float">
            <text:p>-0.067020643276581</text:p>
          </table:table-cell>
          <table:table-cell table:formula="of:=([.K273]-[.K272])/([.B272]-[.B273])" office:value-type="float" office:value="-12.8176980266466" calcext:value-type="float">
            <text:p>-12.8176980266466</text:p>
          </table:table-cell>
          <table:table-cell table:formula="of:=([.L273]-[.L272])/([.B272]-[.B273])" office:value-type="float" office:value="-15.3309721495183" calcext:value-type="float">
            <text:p>-15.3309721495183</text:p>
          </table:table-cell>
          <table:table-cell table:formula="of:=([.M273]-[.M272])/([.B272]-[.B273])" office:value-type="float" office:value="5.02654824574499" calcext:value-type="float">
            <text:p>5.02654824574499</text:p>
          </table:table-cell>
          <table:table-cell table:formula="of:=([.N273]-[.N272])/([.B272]-[.B273])" office:value-type="float" office:value="0.25132741228733" calcext:value-type="float">
            <text:p>0.25132741228733</text:p>
          </table:table-cell>
          <table:table-cell table:number-columns-repeated="1005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73]/120" office:value-type="float" office:value="2.21666666666667" calcext:value-type="float">
            <text:p>2.21666666666667</text:p>
          </table:table-cell>
          <table:table-cell office:value-type="float" office:value="51.42" calcext:value-type="float">
            <text:p>51.42</text:p>
          </table:table-cell>
          <table:table-cell office:value-type="float" office:value="-1.512" calcext:value-type="float">
            <text:p>-1.512</text:p>
          </table:table-cell>
          <table:table-cell office:value-type="float" office:value="17.115" calcext:value-type="float">
            <text:p>17.115</text:p>
          </table:table-cell>
          <table:table-cell office:value-type="float" office:value="17.423" calcext:value-type="float">
            <text:p>17.423</text:p>
          </table:table-cell>
          <table:table-cell table:formula="of:=[.C273]*2*PI()/360" office:value-type="float" office:value="0.897448301375484" calcext:value-type="float">
            <text:p>0.897448301375484</text:p>
          </table:table-cell>
          <table:table-cell table:formula="of:=[.D273]*2*PI()/360" office:value-type="float" office:value="-0.0263893782901543" calcext:value-type="float">
            <text:p>-0.026389378290154</text:p>
          </table:table-cell>
          <table:table-cell table:formula="of:=[.E273]*2*PI()/360" office:value-type="float" office:value="0.298713101478829" calcext:value-type="float">
            <text:p>0.298713101478829</text:p>
          </table:table-cell>
          <table:table-cell table:formula="of:=[.F273]*2*PI()/360" office:value-type="float" office:value="0.304088715574972" calcext:value-type="float">
            <text:p>0.304088715574972</text:p>
          </table:table-cell>
          <table:table-cell table:formula="of:=([.G274]-[.G273])/([.B273]-[.B274])" office:value-type="float" office:value="-1.19799399856891" calcext:value-type="float">
            <text:p>-1.19799399856891</text:p>
          </table:table-cell>
          <table:table-cell table:formula="of:=([.H274]-[.H273])/([.B273]-[.B274])" office:value-type="float" office:value="-0.211533905341713" calcext:value-type="float">
            <text:p>-0.211533905341713</text:p>
          </table:table-cell>
          <table:table-cell table:formula="of:=([.I274]-[.I273])/([.B273]-[.B274])" office:value-type="float" office:value="0.347669586997265" calcext:value-type="float">
            <text:p>0.347669586997265</text:p>
          </table:table-cell>
          <table:table-cell table:formula="of:=([.J274]-[.J273])/([.B273]-[.B274])" office:value-type="float" office:value="-0.0691150383789754" calcext:value-type="float">
            <text:p>-0.069115038378975</text:p>
          </table:table-cell>
          <table:table-cell table:formula="of:=([.K274]-[.K273])/([.B273]-[.B274])" office:value-type="float" office:value="-12.3150432020719" calcext:value-type="float">
            <text:p>-12.3150432020719</text:p>
          </table:table-cell>
          <table:table-cell table:formula="of:=([.L274]-[.L273])/([.B273]-[.B274])" office:value-type="float" office:value="-16.5876092109541" calcext:value-type="float">
            <text:p>-16.5876092109541</text:p>
          </table:table-cell>
          <table:table-cell table:formula="of:=([.M274]-[.M273])/([.B273]-[.B274])" office:value-type="float" office:value="5.27787565802912" calcext:value-type="float">
            <text:p>5.27787565802912</text:p>
          </table:table-cell>
          <table:table-cell table:formula="of:=([.N274]-[.N273])/([.B273]-[.B274])" office:value-type="float" office:value="0.251327412287329" calcext:value-type="float">
            <text:p>0.251327412287329</text:p>
          </table:table-cell>
          <table:table-cell table:number-columns-repeated="100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74]/120" office:value-type="float" office:value="2.225" calcext:value-type="float">
            <text:p>2.225</text:p>
          </table:table-cell>
          <table:table-cell office:value-type="float" office:value="51.992" calcext:value-type="float">
            <text:p>51.992</text:p>
          </table:table-cell>
          <table:table-cell office:value-type="float" office:value="-1.411" calcext:value-type="float">
            <text:p>-1.411</text:p>
          </table:table-cell>
          <table:table-cell office:value-type="float" office:value="16.949" calcext:value-type="float">
            <text:p>16.949</text:p>
          </table:table-cell>
          <table:table-cell office:value-type="float" office:value="17.456" calcext:value-type="float">
            <text:p>17.456</text:p>
          </table:table-cell>
          <table:table-cell table:formula="of:=[.C274]*2*PI()/360" office:value-type="float" office:value="0.907431584696892" calcext:value-type="float">
            <text:p>0.907431584696892</text:p>
          </table:table-cell>
          <table:table-cell table:formula="of:=[.D274]*2*PI()/360" office:value-type="float" office:value="-0.02462659574564" calcext:value-type="float">
            <text:p>-0.02462659574564</text:p>
          </table:table-cell>
          <table:table-cell table:formula="of:=[.E274]*2*PI()/360" office:value-type="float" office:value="0.295815854920519" calcext:value-type="float">
            <text:p>0.295815854920519</text:p>
          </table:table-cell>
          <table:table-cell table:formula="of:=[.F274]*2*PI()/360" office:value-type="float" office:value="0.30466467422813" calcext:value-type="float">
            <text:p>0.30466467422813</text:p>
          </table:table-cell>
          <table:table-cell table:formula="of:=([.G275]-[.G274])/([.B274]-[.B275])" office:value-type="float" office:value="-1.09536863855164" calcext:value-type="float">
            <text:p>-1.09536863855164</text:p>
          </table:table-cell>
          <table:table-cell table:formula="of:=([.H275]-[.H274])/([.B274]-[.B275])" office:value-type="float" office:value="-0.073303828583763" calcext:value-type="float">
            <text:p>-0.073303828583763</text:p>
          </table:table-cell>
          <table:table-cell table:formula="of:=([.I275]-[.I274])/([.B274]-[.B275])" office:value-type="float" office:value="0.303687289847022" calcext:value-type="float">
            <text:p>0.303687289847022</text:p>
          </table:table-cell>
          <table:table-cell table:formula="of:=([.J275]-[.J274])/([.B274]-[.B275])" office:value-type="float" office:value="-0.0712094334813698" calcext:value-type="float">
            <text:p>-0.07120943348137</text:p>
          </table:table-cell>
          <table:table-cell table:formula="of:=([.K275]-[.K274])/([.B274]-[.B275])" office:value-type="float" office:value="-12.0637157897822" calcext:value-type="float">
            <text:p>-12.0637157897822</text:p>
          </table:table-cell>
          <table:table-cell table:formula="of:=([.L275]-[.L274])/([.B274]-[.B275])" office:value-type="float" office:value="-18.3469010969648" calcext:value-type="float">
            <text:p>-18.3469010969648</text:p>
          </table:table-cell>
          <table:table-cell table:formula="of:=([.M275]-[.M274])/([.B274]-[.B275])" office:value-type="float" office:value="5.02654824574499" calcext:value-type="float">
            <text:p>5.02654824574499</text:p>
          </table:table-cell>
          <table:table-cell table:formula="of:=([.N275]-[.N274])/([.B274]-[.B275])" office:value-type="float" office:value="0.753982236861989" calcext:value-type="float">
            <text:p>0.753982236861989</text:p>
          </table:table-cell>
          <table:table-cell table:number-columns-repeated="100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5]/120" office:value-type="float" office:value="2.23333333333333" calcext:value-type="float">
            <text:p>2.23333333333333</text:p>
          </table:table-cell>
          <table:table-cell office:value-type="float" office:value="52.515" calcext:value-type="float">
            <text:p>52.515</text:p>
          </table:table-cell>
          <table:table-cell office:value-type="float" office:value="-1.376" calcext:value-type="float">
            <text:p>-1.376</text:p>
          </table:table-cell>
          <table:table-cell office:value-type="float" office:value="16.804" calcext:value-type="float">
            <text:p>16.804</text:p>
          </table:table-cell>
          <table:table-cell office:value-type="float" office:value="17.49" calcext:value-type="float">
            <text:p>17.49</text:p>
          </table:table-cell>
          <table:table-cell table:formula="of:=[.C275]*2*PI()/360" office:value-type="float" office:value="0.916559656684822" calcext:value-type="float">
            <text:p>0.916559656684822</text:p>
          </table:table-cell>
          <table:table-cell table:formula="of:=[.D275]*2*PI()/360" office:value-type="float" office:value="-0.024015730507442" calcext:value-type="float">
            <text:p>-0.024015730507442</text:p>
          </table:table-cell>
          <table:table-cell table:formula="of:=[.E275]*2*PI()/360" office:value-type="float" office:value="0.293285127505127" calcext:value-type="float">
            <text:p>0.293285127505127</text:p>
          </table:table-cell>
          <table:table-cell table:formula="of:=[.F275]*2*PI()/360" office:value-type="float" office:value="0.305258086173808" calcext:value-type="float">
            <text:p>0.305258086173808</text:p>
          </table:table-cell>
          <table:table-cell table:formula="of:=([.G276]-[.G275])/([.B275]-[.B276])" office:value-type="float" office:value="-0.994837673636789" calcext:value-type="float">
            <text:p>-0.994837673636789</text:p>
          </table:table-cell>
          <table:table-cell table:formula="of:=([.H276]-[.H275])/([.B275]-[.B276])" office:value-type="float" office:value="0.0795870138909428" calcext:value-type="float">
            <text:p>0.079587013890943</text:p>
          </table:table-cell>
          <table:table-cell table:formula="of:=([.I276]-[.I275])/([.B275]-[.B276])" office:value-type="float" office:value="0.261799387799147" calcext:value-type="float">
            <text:p>0.261799387799147</text:p>
          </table:table-cell>
          <table:table-cell table:formula="of:=([.J276]-[.J275])/([.B275]-[.B276])" office:value-type="float" office:value="-0.077492618788553" calcext:value-type="float">
            <text:p>-0.077492618788553</text:p>
          </table:table-cell>
          <table:table-cell table:formula="of:=([.K276]-[.K275])/([.B275]-[.B276])" office:value-type="float" office:value="-11.0584061406393" calcext:value-type="float">
            <text:p>-11.0584061406393</text:p>
          </table:table-cell>
          <table:table-cell table:formula="of:=([.L276]-[.L275])/([.B275]-[.B276])" office:value-type="float" office:value="-18.3469010969643" calcext:value-type="float">
            <text:p>-18.3469010969643</text:p>
          </table:table-cell>
          <table:table-cell table:formula="of:=([.M276]-[.M275])/([.B275]-[.B276])" office:value-type="float" office:value="5.02654824574419" calcext:value-type="float">
            <text:p>5.02654824574419</text:p>
          </table:table-cell>
          <table:table-cell table:formula="of:=([.N276]-[.N275])/([.B275]-[.B276])" office:value-type="float" office:value="0.251327412286529" calcext:value-type="float">
            <text:p>0.251327412286529</text:p>
          </table:table-cell>
          <table:table-cell table:number-columns-repeated="100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6]/120" office:value-type="float" office:value="2.24166666666667" calcext:value-type="float">
            <text:p>2.24166666666667</text:p>
          </table:table-cell>
          <table:table-cell office:value-type="float" office:value="52.99" calcext:value-type="float">
            <text:p>52.99</text:p>
          </table:table-cell>
          <table:table-cell office:value-type="float" office:value="-1.414" calcext:value-type="float">
            <text:p>-1.414</text:p>
          </table:table-cell>
          <table:table-cell office:value-type="float" office:value="16.679" calcext:value-type="float">
            <text:p>16.679</text:p>
          </table:table-cell>
          <table:table-cell office:value-type="float" office:value="17.527" calcext:value-type="float">
            <text:p>17.527</text:p>
          </table:table-cell>
          <table:table-cell table:formula="of:=[.C276]*2*PI()/360" office:value-type="float" office:value="0.924849970631795" calcext:value-type="float">
            <text:p>0.924849970631795</text:p>
          </table:table-cell>
          <table:table-cell table:formula="of:=[.D276]*2*PI()/360" office:value-type="float" office:value="-0.0246789556231998" calcext:value-type="float">
            <text:p>-0.0246789556232</text:p>
          </table:table-cell>
          <table:table-cell table:formula="of:=[.E276]*2*PI()/360" office:value-type="float" office:value="0.291103465940134" calcext:value-type="float">
            <text:p>0.291103465940134</text:p>
          </table:table-cell>
          <table:table-cell table:formula="of:=[.F276]*2*PI()/360" office:value-type="float" office:value="0.305903857997046" calcext:value-type="float">
            <text:p>0.305903857997046</text:p>
          </table:table-cell>
          <table:table-cell table:formula="of:=([.G277]-[.G276])/([.B276]-[.B277])" office:value-type="float" office:value="-0.902684289131462" calcext:value-type="float">
            <text:p>-0.902684289131462</text:p>
          </table:table-cell>
          <table:table-cell table:formula="of:=([.H277]-[.H276])/([.B276]-[.B277])" office:value-type="float" office:value="0.232477856365644" calcext:value-type="float">
            <text:p>0.232477856365644</text:p>
          </table:table-cell>
          <table:table-cell table:formula="of:=([.I277]-[.I276])/([.B276]-[.B277])" office:value-type="float" office:value="0.219911485751279" calcext:value-type="float">
            <text:p>0.219911485751279</text:p>
          </table:table-cell>
          <table:table-cell table:formula="of:=([.J277]-[.J276])/([.B276]-[.B277])" office:value-type="float" office:value="-0.0795870138909408" calcext:value-type="float">
            <text:p>-0.079587013890941</text:p>
          </table:table-cell>
          <table:table-cell table:formula="of:=([.K277]-[.K276])/([.B276]-[.B277])" office:value-type="float" office:value="-10.0530964914884" calcext:value-type="float">
            <text:p>-10.0530964914884</text:p>
          </table:table-cell>
          <table:table-cell table:formula="of:=([.L277]-[.L276])/([.B276]-[.B277])" office:value-type="float" office:value="-19.1008833338263" calcext:value-type="float">
            <text:p>-19.1008833338263</text:p>
          </table:table-cell>
          <table:table-cell table:formula="of:=([.M277]-[.M276])/([.B276]-[.B277])" office:value-type="float" office:value="5.27787565802912" calcext:value-type="float">
            <text:p>5.27787565802912</text:p>
          </table:table-cell>
          <table:table-cell table:formula="of:=([.N277]-[.N276])/([.B276]-[.B277])" office:value-type="float" office:value="0.251327412286531" calcext:value-type="float">
            <text:p>0.251327412286531</text:p>
          </table:table-cell>
          <table:table-cell table:number-columns-repeated="100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7]/120" office:value-type="float" office:value="2.25" calcext:value-type="float">
            <text:p>2.25</text:p>
          </table:table-cell>
          <table:table-cell office:value-type="float" office:value="53.421" calcext:value-type="float">
            <text:p>53.421</text:p>
          </table:table-cell>
          <table:table-cell office:value-type="float" office:value="-1.525" calcext:value-type="float">
            <text:p>-1.525</text:p>
          </table:table-cell>
          <table:table-cell office:value-type="float" office:value="16.574" calcext:value-type="float">
            <text:p>16.574</text:p>
          </table:table-cell>
          <table:table-cell office:value-type="float" office:value="17.565" calcext:value-type="float">
            <text:p>17.565</text:p>
          </table:table-cell>
          <table:table-cell table:formula="of:=[.C277]*2*PI()/360" office:value-type="float" office:value="0.932372339707891" calcext:value-type="float">
            <text:p>0.932372339707891</text:p>
          </table:table-cell>
          <table:table-cell table:formula="of:=[.D277]*2*PI()/360" office:value-type="float" office:value="-0.0266162710929135" calcext:value-type="float">
            <text:p>-0.026616271092914</text:p>
          </table:table-cell>
          <table:table-cell table:formula="of:=[.E277]*2*PI()/360" office:value-type="float" office:value="0.28927087022554" calcext:value-type="float">
            <text:p>0.28927087022554</text:p>
          </table:table-cell>
          <table:table-cell table:formula="of:=[.F277]*2*PI()/360" office:value-type="float" office:value="0.306567083112804" calcext:value-type="float">
            <text:p>0.306567083112804</text:p>
          </table:table-cell>
          <table:table-cell table:formula="of:=([.G278]-[.G277])/([.B277]-[.B278])" office:value-type="float" office:value="-0.818908485035726" calcext:value-type="float">
            <text:p>-0.818908485035726</text:p>
          </table:table-cell>
          <table:table-cell table:formula="of:=([.H278]-[.H277])/([.B277]-[.B278])" office:value-type="float" office:value="0.39165188414753" calcext:value-type="float">
            <text:p>0.39165188414753</text:p>
          </table:table-cell>
          <table:table-cell table:formula="of:=([.I278]-[.I277])/([.B277]-[.B278])" office:value-type="float" office:value="0.175929188601037" calcext:value-type="float">
            <text:p>0.175929188601037</text:p>
          </table:table-cell>
          <table:table-cell table:formula="of:=([.J278]-[.J277])/([.B277]-[.B278])" office:value-type="float" office:value="-0.0816814089933285" calcext:value-type="float">
            <text:p>-0.081681408993329</text:p>
          </table:table-cell>
          <table:table-cell table:formula="of:=([.K278]-[.K277])/([.B277]-[.B278])" office:value-type="float" office:value="-10.0530964914852" calcext:value-type="float">
            <text:p>-10.0530964914852</text:p>
          </table:table-cell>
          <table:table-cell table:formula="of:=([.L278]-[.L277])/([.B277]-[.B278])" office:value-type="float" office:value="-19.100883333826" calcext:value-type="float">
            <text:p>-19.100883333826</text:p>
          </table:table-cell>
          <table:table-cell table:formula="of:=([.M278]-[.M277])/([.B277]-[.B278])" office:value-type="float" office:value="5.02654824574419" calcext:value-type="float">
            <text:p>5.02654824574419</text:p>
          </table:table-cell>
          <table:table-cell table:formula="of:=([.N278]-[.N277])/([.B277]-[.B278])" office:value-type="float" office:value="-0.251327412286531" calcext:value-type="float">
            <text:p>-0.251327412286531</text:p>
          </table:table-cell>
          <table:table-cell table:number-columns-repeated="1005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8]/120" office:value-type="float" office:value="2.25833333333333" calcext:value-type="float">
            <text:p>2.25833333333333</text:p>
          </table:table-cell>
          <table:table-cell office:value-type="float" office:value="53.812" calcext:value-type="float">
            <text:p>53.812</text:p>
          </table:table-cell>
          <table:table-cell office:value-type="float" office:value="-1.712" calcext:value-type="float">
            <text:p>-1.712</text:p>
          </table:table-cell>
          <table:table-cell office:value-type="float" office:value="16.49" calcext:value-type="float">
            <text:p>16.49</text:p>
          </table:table-cell>
          <table:table-cell office:value-type="float" office:value="17.604" calcext:value-type="float">
            <text:p>17.604</text:p>
          </table:table-cell>
          <table:table-cell table:formula="of:=[.C278]*2*PI()/360" office:value-type="float" office:value="0.939196577083188" calcext:value-type="float">
            <text:p>0.939196577083188</text:p>
          </table:table-cell>
          <table:table-cell table:formula="of:=[.D278]*2*PI()/360" office:value-type="float" office:value="-0.0298800367941429" calcext:value-type="float">
            <text:p>-0.029880036794143</text:p>
          </table:table-cell>
          <table:table-cell table:formula="of:=[.E278]*2*PI()/360" office:value-type="float" office:value="0.287804793653865" calcext:value-type="float">
            <text:p>0.287804793653865</text:p>
          </table:table-cell>
          <table:table-cell table:formula="of:=[.F278]*2*PI()/360" office:value-type="float" office:value="0.307247761521082" calcext:value-type="float">
            <text:p>0.307247761521082</text:p>
          </table:table-cell>
          <table:table-cell table:formula="of:=([.G279]-[.G278])/([.B278]-[.B279])" office:value-type="float" office:value="-0.735132680940017" calcext:value-type="float">
            <text:p>-0.735132680940017</text:p>
          </table:table-cell>
          <table:table-cell table:formula="of:=([.H279]-[.H278])/([.B278]-[.B279])" office:value-type="float" office:value="0.550825911929412" calcext:value-type="float">
            <text:p>0.550825911929412</text:p>
          </table:table-cell>
          <table:table-cell table:formula="of:=([.I279]-[.I278])/([.B278]-[.B279])" office:value-type="float" office:value="0.134041286553169" calcext:value-type="float">
            <text:p>0.134041286553169</text:p>
          </table:table-cell>
          <table:table-cell table:formula="of:=([.J279]-[.J278])/([.B278]-[.B279])" office:value-type="float" office:value="-0.0795870138909408" calcext:value-type="float">
            <text:p>-0.079587013890941</text:p>
          </table:table-cell>
          <table:table-cell table:formula="of:=([.K279]-[.K278])/([.B278]-[.B279])" office:value-type="float" office:value="-9.04778684233748" calcext:value-type="float">
            <text:p>-9.04778684233748</text:p>
          </table:table-cell>
          <table:table-cell table:formula="of:=([.L279]-[.L278])/([.B278]-[.B279])" office:value-type="float" office:value="-18.5982285092517" calcext:value-type="float">
            <text:p>-18.5982285092517</text:p>
          </table:table-cell>
          <table:table-cell table:formula="of:=([.M279]-[.M278])/([.B278]-[.B279])" office:value-type="float" office:value="5.02654824574579" calcext:value-type="float">
            <text:p>5.02654824574579</text:p>
          </table:table-cell>
          <table:table-cell table:formula="of:=([.N279]-[.N278])/([.B278]-[.B279])" office:value-type="float" office:value="-0.502654824573859" calcext:value-type="float">
            <text:p>-0.502654824573859</text:p>
          </table:table-cell>
          <table:table-cell table:number-columns-repeated="1005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9]/120" office:value-type="float" office:value="2.26666666666667" calcext:value-type="float">
            <text:p>2.26666666666667</text:p>
          </table:table-cell>
          <table:table-cell office:value-type="float" office:value="54.163" calcext:value-type="float">
            <text:p>54.163</text:p>
          </table:table-cell>
          <table:table-cell office:value-type="float" office:value="-1.975" calcext:value-type="float">
            <text:p>-1.975</text:p>
          </table:table-cell>
          <table:table-cell office:value-type="float" office:value="16.426" calcext:value-type="float">
            <text:p>16.426</text:p>
          </table:table-cell>
          <table:table-cell office:value-type="float" office:value="17.642" calcext:value-type="float">
            <text:p>17.642</text:p>
          </table:table-cell>
          <table:table-cell table:formula="of:=[.C279]*2*PI()/360" office:value-type="float" office:value="0.945322682757689" calcext:value-type="float">
            <text:p>0.945322682757689</text:p>
          </table:table-cell>
          <table:table-cell table:formula="of:=[.D279]*2*PI()/360" office:value-type="float" office:value="-0.034470252726888" calcext:value-type="float">
            <text:p>-0.034470252726888</text:p>
          </table:table-cell>
          <table:table-cell table:formula="of:=[.E279]*2*PI()/360" office:value-type="float" office:value="0.286687782932588" calcext:value-type="float">
            <text:p>0.286687782932588</text:p>
          </table:table-cell>
          <table:table-cell table:formula="of:=[.F279]*2*PI()/360" office:value-type="float" office:value="0.30791098663684" calcext:value-type="float">
            <text:p>0.30791098663684</text:p>
          </table:table-cell>
          <table:table-cell table:formula="of:=([.G280]-[.G279])/([.B279]-[.B280])" office:value-type="float" office:value="-0.659734457253871" calcext:value-type="float">
            <text:p>-0.659734457253871</text:p>
          </table:table-cell>
          <table:table-cell table:formula="of:=([.H280]-[.H279])/([.B279]-[.B280])" office:value-type="float" office:value="0.705811149506509" calcext:value-type="float">
            <text:p>0.705811149506509</text:p>
          </table:table-cell>
          <table:table-cell table:formula="of:=([.I280]-[.I279])/([.B279]-[.B280])" office:value-type="float" office:value="0.0921533845052872" calcext:value-type="float">
            <text:p>0.092153384505287</text:p>
          </table:table-cell>
          <table:table-cell table:formula="of:=([.J280]-[.J279])/([.B279]-[.B280])" office:value-type="float" office:value="-0.0753982236861586" calcext:value-type="float">
            <text:p>-0.075398223686159</text:p>
          </table:table-cell>
          <table:table-cell table:formula="of:=([.K280]-[.K279])/([.B279]-[.B280])" office:value-type="float" office:value="-9.55044166691372" calcext:value-type="float">
            <text:p>-9.55044166691372</text:p>
          </table:table-cell>
          <table:table-cell table:formula="of:=([.L280]-[.L279])/([.B279]-[.B280])" office:value-type="float" office:value="-17.8442462723902" calcext:value-type="float">
            <text:p>-17.8442462723902</text:p>
          </table:table-cell>
          <table:table-cell table:formula="of:=([.M280]-[.M279])/([.B279]-[.B280])" office:value-type="float" office:value="5.27787565802912" calcext:value-type="float">
            <text:p>5.27787565802912</text:p>
          </table:table-cell>
          <table:table-cell table:formula="of:=([.N280]-[.N279])/([.B279]-[.B280])" office:value-type="float" office:value="-0.753982236861987" calcext:value-type="float">
            <text:p>-0.753982236861987</text:p>
          </table:table-cell>
          <table:table-cell table:number-columns-repeated="1005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80]/120" office:value-type="float" office:value="2.275" calcext:value-type="float">
            <text:p>2.275</text:p>
          </table:table-cell>
          <table:table-cell office:value-type="float" office:value="54.478" calcext:value-type="float">
            <text:p>54.478</text:p>
          </table:table-cell>
          <table:table-cell office:value-type="float" office:value="-2.312" calcext:value-type="float">
            <text:p>-2.312</text:p>
          </table:table-cell>
          <table:table-cell office:value-type="float" office:value="16.382" calcext:value-type="float">
            <text:p>16.382</text:p>
          </table:table-cell>
          <table:table-cell office:value-type="float" office:value="17.678" calcext:value-type="float">
            <text:p>17.678</text:p>
          </table:table-cell>
          <table:table-cell table:formula="of:=[.C280]*2*PI()/360" office:value-type="float" office:value="0.950820469901471" calcext:value-type="float">
            <text:p>0.950820469901471</text:p>
          </table:table-cell>
          <table:table-cell table:formula="of:=[.D280]*2*PI()/360" office:value-type="float" office:value="-0.0403520123061089" calcext:value-type="float">
            <text:p>-0.040352012306109</text:p>
          </table:table-cell>
          <table:table-cell table:formula="of:=[.E280]*2*PI()/360" office:value-type="float" office:value="0.285919838061711" calcext:value-type="float">
            <text:p>0.285919838061711</text:p>
          </table:table-cell>
          <table:table-cell table:formula="of:=[.F280]*2*PI()/360" office:value-type="float" office:value="0.308539305167558" calcext:value-type="float">
            <text:p>0.308539305167558</text:p>
          </table:table-cell>
          <table:table-cell table:formula="of:=([.G281]-[.G280])/([.B280]-[.B281])" office:value-type="float" office:value="-0.580147443362924" calcext:value-type="float">
            <text:p>-0.580147443362924</text:p>
          </table:table-cell>
          <table:table-cell table:formula="of:=([.H281]-[.H280])/([.B280]-[.B281])" office:value-type="float" office:value="0.854513201776427" calcext:value-type="float">
            <text:p>0.854513201776427</text:p>
          </table:table-cell>
          <table:table-cell table:formula="of:=([.I281]-[.I280])/([.B280]-[.B281])" office:value-type="float" office:value="0.0481710873550447" calcext:value-type="float">
            <text:p>0.048171087355045</text:p>
          </table:table-cell>
          <table:table-cell table:formula="of:=([.J281]-[.J280])/([.B280]-[.B281])" office:value-type="float" office:value="-0.0691150383789754" calcext:value-type="float">
            <text:p>-0.069115038378975</text:p>
          </table:table-cell>
          <table:table-cell table:formula="of:=([.K281]-[.K280])/([.B280]-[.B281])" office:value-type="float" office:value="-10.05309649149" calcext:value-type="float">
            <text:p>-10.05309649149</text:p>
          </table:table-cell>
          <table:table-cell table:formula="of:=([.L281]-[.L280])/([.B280]-[.B281])" office:value-type="float" office:value="-16.336281798667" calcext:value-type="float">
            <text:p>-16.336281798667</text:p>
          </table:table-cell>
          <table:table-cell table:formula="of:=([.M281]-[.M280])/([.B280]-[.B281])" office:value-type="float" office:value="5.02654824574419" calcext:value-type="float">
            <text:p>5.02654824574419</text:p>
          </table:table-cell>
          <table:table-cell table:formula="of:=([.N281]-[.N280])/([.B280]-[.B281])" office:value-type="float" office:value="-1.00530964914932" calcext:value-type="float">
            <text:p>-1.00530964914932</text:p>
          </table:table-cell>
          <table:table-cell table:number-columns-repeated="1005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81]/120" office:value-type="float" office:value="2.28333333333333" calcext:value-type="float">
            <text:p>2.28333333333333</text:p>
          </table:table-cell>
          <table:table-cell office:value-type="float" office:value="54.755" calcext:value-type="float">
            <text:p>54.755</text:p>
          </table:table-cell>
          <table:table-cell office:value-type="float" office:value="-2.72" calcext:value-type="float">
            <text:p>-2.72</text:p>
          </table:table-cell>
          <table:table-cell office:value-type="float" office:value="16.359" calcext:value-type="float">
            <text:p>16.359</text:p>
          </table:table-cell>
          <table:table-cell office:value-type="float" office:value="17.711" calcext:value-type="float">
            <text:p>17.711</text:p>
          </table:table-cell>
          <table:table-cell table:formula="of:=[.C281]*2*PI()/360" office:value-type="float" office:value="0.955655031929495" calcext:value-type="float">
            <text:p>0.955655031929495</text:p>
          </table:table-cell>
          <table:table-cell table:formula="of:=[.D281]*2*PI()/360" office:value-type="float" office:value="-0.0474729556542458" calcext:value-type="float">
            <text:p>-0.047472955654246</text:p>
          </table:table-cell>
          <table:table-cell table:formula="of:=[.E281]*2*PI()/360" office:value-type="float" office:value="0.285518412333752" calcext:value-type="float">
            <text:p>0.285518412333752</text:p>
          </table:table-cell>
          <table:table-cell table:formula="of:=[.F281]*2*PI()/360" office:value-type="float" office:value="0.309115263820716" calcext:value-type="float">
            <text:p>0.309115263820716</text:p>
          </table:table-cell>
          <table:table-cell table:formula="of:=([.G282]-[.G281])/([.B281]-[.B282])" office:value-type="float" office:value="-0.496371639267174" calcext:value-type="float">
            <text:p>-0.496371639267174</text:p>
          </table:table-cell>
          <table:table-cell table:formula="of:=([.H282]-[.H281])/([.B281]-[.B282])" office:value-type="float" office:value="0.990648883431985" calcext:value-type="float">
            <text:p>0.990648883431985</text:p>
          </table:table-cell>
          <table:table-cell table:formula="of:=([.I282]-[.I281])/([.B281]-[.B282])" office:value-type="float" office:value="0.00628318530717655" calcext:value-type="float">
            <text:p>0.006283185307177</text:p>
          </table:table-cell>
          <table:table-cell table:formula="of:=([.J282]-[.J281])/([.B281]-[.B282])" office:value-type="float" office:value="-0.0607374579693978" calcext:value-type="float">
            <text:p>-0.060737457969398</text:p>
          </table:table-cell>
          <table:table-cell table:formula="of:=([.K282]-[.K281])/([.B281]-[.B282])" office:value-type="float" office:value="-11.0584061406329" calcext:value-type="float">
            <text:p>-11.0584061406329</text:p>
          </table:table-cell>
          <table:table-cell table:formula="of:=([.L282]-[.L281])/([.B281]-[.B282])" office:value-type="float" office:value="-14.0743350880824" calcext:value-type="float">
            <text:p>-14.0743350880824</text:p>
          </table:table-cell>
          <table:table-cell table:formula="of:=([.M282]-[.M281])/([.B281]-[.B282])" office:value-type="float" office:value="4.77522083345526" calcext:value-type="float">
            <text:p>4.77522083345526</text:p>
          </table:table-cell>
          <table:table-cell table:formula="of:=([.N282]-[.N281])/([.B281]-[.B282])" office:value-type="float" office:value="-2.01061929829624" calcext:value-type="float">
            <text:p>-2.01061929829624</text:p>
          </table:table-cell>
          <table:table-cell table:number-columns-repeated="100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82]/120" office:value-type="float" office:value="2.29166666666667" calcext:value-type="float">
            <text:p>2.29166666666667</text:p>
          </table:table-cell>
          <table:table-cell office:value-type="float" office:value="54.992" calcext:value-type="float">
            <text:p>54.992</text:p>
          </table:table-cell>
          <table:table-cell office:value-type="float" office:value="-3.193" calcext:value-type="float">
            <text:p>-3.193</text:p>
          </table:table-cell>
          <table:table-cell office:value-type="float" office:value="16.356" calcext:value-type="float">
            <text:p>16.356</text:p>
          </table:table-cell>
          <table:table-cell office:value-type="float" office:value="17.74" calcext:value-type="float">
            <text:p>17.74</text:p>
          </table:table-cell>
          <table:table-cell table:formula="of:=[.C282]*2*PI()/360" office:value-type="float" office:value="0.959791462256722" calcext:value-type="float">
            <text:p>0.959791462256722</text:p>
          </table:table-cell>
          <table:table-cell table:formula="of:=[.D282]*2*PI()/360" office:value-type="float" office:value="-0.0557283630161789" calcext:value-type="float">
            <text:p>-0.055728363016179</text:p>
          </table:table-cell>
          <table:table-cell table:formula="of:=[.E282]*2*PI()/360" office:value-type="float" office:value="0.285466052456193" calcext:value-type="float">
            <text:p>0.285466052456193</text:p>
          </table:table-cell>
          <table:table-cell table:formula="of:=[.F282]*2*PI()/360" office:value-type="float" office:value="0.309621409303794" calcext:value-type="float">
            <text:p>0.309621409303794</text:p>
          </table:table-cell>
          <table:table-cell table:formula="of:=([.G283]-[.G282])/([.B282]-[.B283])" office:value-type="float" office:value="-0.4042182547619" calcext:value-type="float">
            <text:p>-0.4042182547619</text:p>
          </table:table-cell>
          <table:table-cell table:formula="of:=([.H283]-[.H282])/([.B282]-[.B283])" office:value-type="float" office:value="1.107935009166" calcext:value-type="float">
            <text:p>1.107935009166</text:p>
          </table:table-cell>
          <table:table-cell table:formula="of:=([.I283]-[.I282])/([.B282]-[.B283])" office:value-type="float" office:value="-0.0335103216382838" calcext:value-type="float">
            <text:p>-0.033510321638284</text:p>
          </table:table-cell>
          <table:table-cell table:formula="of:=([.J283]-[.J282])/([.B282]-[.B283])" office:value-type="float" office:value="-0.0439822971502625" calcext:value-type="float">
            <text:p>-0.043982297150263</text:p>
          </table:table-cell>
          <table:table-cell table:formula="of:=([.K283]-[.K282])/([.B282]-[.B283])" office:value-type="float" office:value="-11.5610609652124" calcext:value-type="float">
            <text:p>-11.5610609652124</text:p>
          </table:table-cell>
          <table:table-cell table:formula="of:=([.L283]-[.L282])/([.B282]-[.B283])" office:value-type="float" office:value="-11.3097335529236" calcext:value-type="float">
            <text:p>-11.3097335529236</text:p>
          </table:table-cell>
          <table:table-cell table:formula="of:=([.M283]-[.M282])/([.B282]-[.B283])" office:value-type="float" office:value="4.272566008883" calcext:value-type="float">
            <text:p>4.272566008883</text:p>
          </table:table-cell>
          <table:table-cell table:formula="of:=([.N283]-[.N282])/([.B282]-[.B283])" office:value-type="float" office:value="-2.5132741228725" calcext:value-type="float">
            <text:p>-2.5132741228725</text:p>
          </table:table-cell>
          <table:table-cell table:number-columns-repeated="100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83]/120" office:value-type="float" office:value="2.3" calcext:value-type="float">
            <text:p>2.3</text:p>
          </table:table-cell>
          <table:table-cell office:value-type="float" office:value="55.185" calcext:value-type="float">
            <text:p>55.185</text:p>
          </table:table-cell>
          <table:table-cell office:value-type="float" office:value="-3.722" calcext:value-type="float">
            <text:p>-3.722</text:p>
          </table:table-cell>
          <table:table-cell office:value-type="float" office:value="16.372" calcext:value-type="float">
            <text:p>16.372</text:p>
          </table:table-cell>
          <table:table-cell office:value-type="float" office:value="17.761" calcext:value-type="float">
            <text:p>17.761</text:p>
          </table:table-cell>
          <table:table-cell table:formula="of:=[.C283]*2*PI()/360" office:value-type="float" office:value="0.963159947713071" calcext:value-type="float">
            <text:p>0.963159947713071</text:p>
          </table:table-cell>
          <table:table-cell table:formula="of:=[.D283]*2*PI()/360" office:value-type="float" office:value="-0.0649611547592289" calcext:value-type="float">
            <text:p>-0.064961154759229</text:p>
          </table:table-cell>
          <table:table-cell table:formula="of:=[.E283]*2*PI()/360" office:value-type="float" office:value="0.285745305136512" calcext:value-type="float">
            <text:p>0.285745305136512</text:p>
          </table:table-cell>
          <table:table-cell table:formula="of:=[.F283]*2*PI()/360" office:value-type="float" office:value="0.309987928446713" calcext:value-type="float">
            <text:p>0.309987928446713</text:p>
          </table:table-cell>
          <table:table-cell table:formula="of:=([.G284]-[.G283])/([.B283]-[.B284])" office:value-type="float" office:value="-0.307876080051798" calcext:value-type="float">
            <text:p>-0.307876080051798</text:p>
          </table:table-cell>
          <table:table-cell table:formula="of:=([.H284]-[.H283])/([.B283]-[.B284])" office:value-type="float" office:value="1.2021827887737" calcext:value-type="float">
            <text:p>1.2021827887737</text:p>
          </table:table-cell>
          <table:table-cell table:formula="of:=([.I284]-[.I283])/([.B283]-[.B284])" office:value-type="float" office:value="-0.0691150383789754" calcext:value-type="float">
            <text:p>-0.069115038378975</text:p>
          </table:table-cell>
          <table:table-cell table:formula="of:=([.J284]-[.J283])/([.B283]-[.B284])" office:value-type="float" office:value="-0.0230383461263251" calcext:value-type="float">
            <text:p>-0.023038346126325</text:p>
          </table:table-cell>
          <table:table-cell table:formula="of:=([.K284]-[.K283])/([.B283]-[.B284])" office:value-type="float" office:value="-13.069025438936" calcext:value-type="float">
            <text:p>-13.069025438936</text:p>
          </table:table-cell>
          <table:table-cell table:formula="of:=([.L284]-[.L283])/([.B283]-[.B284])" office:value-type="float" office:value="-8.29380460546873" calcext:value-type="float">
            <text:p>-8.29380460546873</text:p>
          </table:table-cell>
          <table:table-cell table:formula="of:=([.M284]-[.M283])/([.B283]-[.B284])" office:value-type="float" office:value="4.52389342116805" calcext:value-type="float">
            <text:p>4.52389342116805</text:p>
          </table:table-cell>
          <table:table-cell table:formula="of:=([.N284]-[.N283])/([.B283]-[.B284])" office:value-type="float" office:value="-3.76991118430749" calcext:value-type="float">
            <text:p>-3.76991118430749</text:p>
          </table:table-cell>
          <table:table-cell table:number-columns-repeated="100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84]/120" office:value-type="float" office:value="2.30833333333333" calcext:value-type="float">
            <text:p>2.30833333333333</text:p>
          </table:table-cell>
          <table:table-cell office:value-type="float" office:value="55.332" calcext:value-type="float">
            <text:p>55.332</text:p>
          </table:table-cell>
          <table:table-cell office:value-type="float" office:value="-4.296" calcext:value-type="float">
            <text:p>-4.296</text:p>
          </table:table-cell>
          <table:table-cell office:value-type="float" office:value="16.405" calcext:value-type="float">
            <text:p>16.405</text:p>
          </table:table-cell>
          <table:table-cell office:value-type="float" office:value="17.772" calcext:value-type="float">
            <text:p>17.772</text:p>
          </table:table-cell>
          <table:table-cell table:formula="of:=[.C284]*2*PI()/360" office:value-type="float" office:value="0.965725581713502" calcext:value-type="float">
            <text:p>0.965725581713502</text:p>
          </table:table-cell>
          <table:table-cell table:formula="of:=[.D284]*2*PI()/360" office:value-type="float" office:value="-0.0749793446656764" calcext:value-type="float">
            <text:p>-0.074979344665676</text:p>
          </table:table-cell>
          <table:table-cell table:formula="of:=[.E284]*2*PI()/360" office:value-type="float" office:value="0.28632126378967" calcext:value-type="float">
            <text:p>0.28632126378967</text:p>
          </table:table-cell>
          <table:table-cell table:formula="of:=[.F284]*2*PI()/360" office:value-type="float" office:value="0.310179914664432" calcext:value-type="float">
            <text:p>0.310179914664432</text:p>
          </table:table-cell>
          <table:table-cell table:formula="of:=([.G285]-[.G284])/([.B284]-[.B285])" office:value-type="float" office:value="-0.198967534727331" calcext:value-type="float">
            <text:p>-0.198967534727331</text:p>
          </table:table-cell>
          <table:table-cell table:formula="of:=([.H285]-[.H284])/([.B284]-[.B285])" office:value-type="float" office:value="1.27129782715261" calcext:value-type="float">
            <text:p>1.27129782715261</text:p>
          </table:table-cell>
          <table:table-cell table:formula="of:=([.I285]-[.I284])/([.B284]-[.B285])" office:value-type="float" office:value="-0.106814150222042" calcext:value-type="float">
            <text:p>-0.106814150222042</text:p>
          </table:table-cell>
          <table:table-cell table:formula="of:=([.J285]-[.J284])/([.B284]-[.B285])" office:value-type="float" office:value="0.00837758040957051" calcext:value-type="float">
            <text:p>0.008377580409571</text:p>
          </table:table-cell>
          <table:table-cell table:formula="of:=([.K285]-[.K284])/([.B284]-[.B285])" office:value-type="float" office:value="-14.0743350880772" calcext:value-type="float">
            <text:p>-14.0743350880772</text:p>
          </table:table-cell>
          <table:table-cell table:formula="of:=([.L285]-[.L284])/([.B284]-[.B285])" office:value-type="float" office:value="-5.27787565803839" calcext:value-type="float">
            <text:p>-5.27787565803839</text:p>
          </table:table-cell>
          <table:table-cell table:formula="of:=([.M285]-[.M284])/([.B284]-[.B285])" office:value-type="float" office:value="4.52389342117077" calcext:value-type="float">
            <text:p>4.52389342117077</text:p>
          </table:table-cell>
          <table:table-cell table:formula="of:=([.N285]-[.N284])/([.B284]-[.B285])" office:value-type="float" office:value="-4.02123859659471" calcext:value-type="float">
            <text:p>-4.02123859659471</text:p>
          </table:table-cell>
          <table:table-cell table:number-columns-repeated="100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5]/120" office:value-type="float" office:value="2.31666666666667" calcext:value-type="float">
            <text:p>2.31666666666667</text:p>
          </table:table-cell>
          <table:table-cell office:value-type="float" office:value="55.427" calcext:value-type="float">
            <text:p>55.427</text:p>
          </table:table-cell>
          <table:table-cell office:value-type="float" office:value="-4.903" calcext:value-type="float">
            <text:p>-4.903</text:p>
          </table:table-cell>
          <table:table-cell office:value-type="float" office:value="16.456" calcext:value-type="float">
            <text:p>16.456</text:p>
          </table:table-cell>
          <table:table-cell office:value-type="float" office:value="17.768" calcext:value-type="float">
            <text:p>17.768</text:p>
          </table:table-cell>
          <table:table-cell table:formula="of:=[.C285]*2*PI()/360" office:value-type="float" office:value="0.967383644502897" calcext:value-type="float">
            <text:p>0.967383644502897</text:p>
          </table:table-cell>
          <table:table-cell table:formula="of:=[.D285]*2*PI()/360" office:value-type="float" office:value="-0.085573493225282" calcext:value-type="float">
            <text:p>-0.085573493225282</text:p>
          </table:table-cell>
          <table:table-cell table:formula="of:=[.E285]*2*PI()/360" office:value-type="float" office:value="0.287211381708187" calcext:value-type="float">
            <text:p>0.287211381708187</text:p>
          </table:table-cell>
          <table:table-cell table:formula="of:=[.F285]*2*PI()/360" office:value-type="float" office:value="0.310110101494352" calcext:value-type="float">
            <text:p>0.310110101494352</text:p>
          </table:table-cell>
          <table:table-cell table:formula="of:=([.G286]-[.G285])/([.B285]-[.B286])" office:value-type="float" office:value="-0.0816814089933485" calcext:value-type="float">
            <text:p>-0.081681408993349</text:p>
          </table:table-cell>
          <table:table-cell table:formula="of:=([.H286]-[.H285])/([.B285]-[.B286])" office:value-type="float" office:value="1.31528012430293" calcext:value-type="float">
            <text:p>1.31528012430293</text:p>
          </table:table-cell>
          <table:table-cell table:formula="of:=([.I286]-[.I285])/([.B285]-[.B286])" office:value-type="float" office:value="-0.144513262065134" calcext:value-type="float">
            <text:p>-0.144513262065134</text:p>
          </table:table-cell>
          <table:table-cell table:formula="of:=([.J286]-[.J285])/([.B285]-[.B286])" office:value-type="float" office:value="0.0418879020478614" calcext:value-type="float">
            <text:p>0.041887902047862</text:p>
          </table:table-cell>
          <table:table-cell table:formula="of:=([.K286]-[.K285])/([.B285]-[.B286])" office:value-type="float" office:value="-15.582299561808" calcext:value-type="float">
            <text:p>-15.582299561808</text:p>
          </table:table-cell>
          <table:table-cell table:formula="of:=([.L286]-[.L285])/([.B285]-[.B286])" office:value-type="float" office:value="-2.01061929829802" calcext:value-type="float">
            <text:p>-2.01061929829802</text:p>
          </table:table-cell>
          <table:table-cell table:formula="of:=([.M286]-[.M285])/([.B285]-[.B286])" office:value-type="float" office:value="4.52389342116873" calcext:value-type="float">
            <text:p>4.52389342116873</text:p>
          </table:table-cell>
          <table:table-cell table:formula="of:=([.N286]-[.N285])/([.B285]-[.B286])" office:value-type="float" office:value="-3.76991118430834" calcext:value-type="float">
            <text:p>-3.76991118430834</text:p>
          </table:table-cell>
          <table:table-cell table:number-columns-repeated="1005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6]/120" office:value-type="float" office:value="2.325" calcext:value-type="float">
            <text:p>2.325</text:p>
          </table:table-cell>
          <table:table-cell office:value-type="float" office:value="55.466" calcext:value-type="float">
            <text:p>55.466</text:p>
          </table:table-cell>
          <table:table-cell office:value-type="float" office:value="-5.531" calcext:value-type="float">
            <text:p>-5.531</text:p>
          </table:table-cell>
          <table:table-cell office:value-type="float" office:value="16.525" calcext:value-type="float">
            <text:p>16.525</text:p>
          </table:table-cell>
          <table:table-cell office:value-type="float" office:value="17.748" calcext:value-type="float">
            <text:p>17.748</text:p>
          </table:table-cell>
          <table:table-cell table:formula="of:=[.C286]*2*PI()/360" office:value-type="float" office:value="0.968064322911175" calcext:value-type="float">
            <text:p>0.968064322911175</text:p>
          </table:table-cell>
          <table:table-cell table:formula="of:=[.D286]*2*PI()/360" office:value-type="float" office:value="-0.0965341609278064" calcext:value-type="float">
            <text:p>-0.096534160927806</text:p>
          </table:table-cell>
          <table:table-cell table:formula="of:=[.E286]*2*PI()/360" office:value-type="float" office:value="0.288415658892063" calcext:value-type="float">
            <text:p>0.288415658892063</text:p>
          </table:table-cell>
          <table:table-cell table:formula="of:=[.F286]*2*PI()/360" office:value-type="float" office:value="0.309761035643954" calcext:value-type="float">
            <text:p>0.309761035643954</text:p>
          </table:table-cell>
          <table:table-cell table:formula="of:=([.G287]-[.G286])/([.B286]-[.B287])" office:value-type="float" office:value="0.0481710873550513" calcext:value-type="float">
            <text:p>0.048171087355051</text:p>
          </table:table-cell>
          <table:table-cell table:formula="of:=([.H287]-[.H286])/([.B286]-[.B287])" office:value-type="float" office:value="1.33203528512208" calcext:value-type="float">
            <text:p>1.33203528512208</text:p>
          </table:table-cell>
          <table:table-cell table:formula="of:=([.I287]-[.I286])/([.B286]-[.B287])" office:value-type="float" office:value="-0.182212373908207" calcext:value-type="float">
            <text:p>-0.182212373908207</text:p>
          </table:table-cell>
          <table:table-cell table:formula="of:=([.J287]-[.J286])/([.B286]-[.B287])" office:value-type="float" office:value="0.0733038285837642" calcext:value-type="float">
            <text:p>0.073303828583764</text:p>
          </table:table-cell>
          <table:table-cell table:formula="of:=([.K287]-[.K286])/([.B286]-[.B287])" office:value-type="float" office:value="-16.336281798666" calcext:value-type="float">
            <text:p>-16.336281798666</text:p>
          </table:table-cell>
          <table:table-cell table:formula="of:=([.L287]-[.L286])/([.B286]-[.B287])" office:value-type="float" office:value="-0" calcext:value-type="float">
            <text:p>0</text:p>
          </table:table-cell>
          <table:table-cell table:formula="of:=([.M287]-[.M286])/([.B286]-[.B287])" office:value-type="float" office:value="4.02123859659568" calcext:value-type="float">
            <text:p>4.02123859659568</text:p>
          </table:table-cell>
          <table:table-cell table:formula="of:=([.N287]-[.N286])/([.B286]-[.B287])" office:value-type="float" office:value="-3.26725635973368" calcext:value-type="float">
            <text:p>-3.26725635973368</text:p>
          </table:table-cell>
          <table:table-cell table:number-columns-repeated="100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7]/120" office:value-type="float" office:value="2.33333333333333" calcext:value-type="float">
            <text:p>2.33333333333333</text:p>
          </table:table-cell>
          <table:table-cell office:value-type="float" office:value="55.443" calcext:value-type="float">
            <text:p>55.443</text:p>
          </table:table-cell>
          <table:table-cell office:value-type="float" office:value="-6.167" calcext:value-type="float">
            <text:p>-6.167</text:p>
          </table:table-cell>
          <table:table-cell office:value-type="float" office:value="16.612" calcext:value-type="float">
            <text:p>16.612</text:p>
          </table:table-cell>
          <table:table-cell office:value-type="float" office:value="17.713" calcext:value-type="float">
            <text:p>17.713</text:p>
          </table:table-cell>
          <table:table-cell table:formula="of:=[.C287]*2*PI()/360" office:value-type="float" office:value="0.967662897183216" calcext:value-type="float">
            <text:p>0.967662897183216</text:p>
          </table:table-cell>
          <table:table-cell table:formula="of:=[.D287]*2*PI()/360" office:value-type="float" office:value="-0.10763445497049" calcext:value-type="float">
            <text:p>-0.10763445497049</text:p>
          </table:table-cell>
          <table:table-cell table:formula="of:=[.E287]*2*PI()/360" office:value-type="float" office:value="0.289934095341298" calcext:value-type="float">
            <text:p>0.289934095341298</text:p>
          </table:table-cell>
          <table:table-cell table:formula="of:=[.F287]*2*PI()/360" office:value-type="float" office:value="0.309150170405756" calcext:value-type="float">
            <text:p>0.309150170405756</text:p>
          </table:table-cell>
          <table:table-cell table:formula="of:=([.G288]-[.G287])/([.B287]-[.B288])" office:value-type="float" office:value="0.184306769010601" calcext:value-type="float">
            <text:p>0.184306769010601</text:p>
          </table:table-cell>
          <table:table-cell table:formula="of:=([.H288]-[.H287])/([.B287]-[.B288])" office:value-type="float" office:value="1.33203528512208" calcext:value-type="float">
            <text:p>1.33203528512208</text:p>
          </table:table-cell>
          <table:table-cell table:formula="of:=([.I288]-[.I287])/([.B287]-[.B288])" office:value-type="float" office:value="-0.215722695546504" calcext:value-type="float">
            <text:p>-0.215722695546504</text:p>
          </table:table-cell>
          <table:table-cell table:formula="of:=([.J288]-[.J287])/([.B287]-[.B288])" office:value-type="float" office:value="0.100530964914878" calcext:value-type="float">
            <text:p>0.100530964914878</text:p>
          </table:table-cell>
          <table:table-cell table:formula="of:=([.K288]-[.K287])/([.B287]-[.B288])" office:value-type="float" office:value="-17.8442462723916" calcext:value-type="float">
            <text:p>-17.8442462723916</text:p>
          </table:table-cell>
          <table:table-cell table:formula="of:=([.L288]-[.L287])/([.B287]-[.B288])" office:value-type="float" office:value="3.01592894744616" calcext:value-type="float">
            <text:p>3.01592894744616</text:p>
          </table:table-cell>
          <table:table-cell table:formula="of:=([.M288]-[.M287])/([.B287]-[.B288])" office:value-type="float" office:value="4.02123859659407" calcext:value-type="float">
            <text:p>4.02123859659407</text:p>
          </table:table-cell>
          <table:table-cell table:formula="of:=([.N288]-[.N287])/([.B287]-[.B288])" office:value-type="float" office:value="-2.26194671058357" calcext:value-type="float">
            <text:p>-2.26194671058357</text:p>
          </table:table-cell>
          <table:table-cell table:number-columns-repeated="100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8]/120" office:value-type="float" office:value="2.34166666666667" calcext:value-type="float">
            <text:p>2.34166666666667</text:p>
          </table:table-cell>
          <table:table-cell office:value-type="float" office:value="55.355" calcext:value-type="float">
            <text:p>55.355</text:p>
          </table:table-cell>
          <table:table-cell office:value-type="float" office:value="-6.803" calcext:value-type="float">
            <text:p>-6.803</text:p>
          </table:table-cell>
          <table:table-cell office:value-type="float" office:value="16.715" calcext:value-type="float">
            <text:p>16.715</text:p>
          </table:table-cell>
          <table:table-cell office:value-type="float" office:value="17.665" calcext:value-type="float">
            <text:p>17.665</text:p>
          </table:table-cell>
          <table:table-cell table:formula="of:=[.C288]*2*PI()/360" office:value-type="float" office:value="0.966127007441461" calcext:value-type="float">
            <text:p>0.966127007441461</text:p>
          </table:table-cell>
          <table:table-cell table:formula="of:=[.D288]*2*PI()/360" office:value-type="float" office:value="-0.118734749013174" calcext:value-type="float">
            <text:p>-0.118734749013174</text:p>
          </table:table-cell>
          <table:table-cell table:formula="of:=[.E288]*2*PI()/360" office:value-type="float" office:value="0.291731784470852" calcext:value-type="float">
            <text:p>0.291731784470852</text:p>
          </table:table-cell>
          <table:table-cell table:formula="of:=[.F288]*2*PI()/360" office:value-type="float" office:value="0.308312412364798" calcext:value-type="float">
            <text:p>0.308312412364798</text:p>
          </table:table-cell>
          <table:table-cell table:formula="of:=([.G289]-[.G288])/([.B288]-[.B289])" office:value-type="float" office:value="0.33300882128053" calcext:value-type="float">
            <text:p>0.33300882128053</text:p>
          </table:table-cell>
          <table:table-cell table:formula="of:=([.H289]-[.H288])/([.B288]-[.B289])" office:value-type="float" office:value="1.30690254389336" calcext:value-type="float">
            <text:p>1.30690254389336</text:p>
          </table:table-cell>
          <table:table-cell table:formula="of:=([.I289]-[.I288])/([.B288]-[.B289])" office:value-type="float" office:value="-0.249233017184788" calcext:value-type="float">
            <text:p>-0.249233017184788</text:p>
          </table:table-cell>
          <table:table-cell table:formula="of:=([.J289]-[.J288])/([.B288]-[.B289])" office:value-type="float" office:value="0.119380520836408" calcext:value-type="float">
            <text:p>0.119380520836408</text:p>
          </table:table-cell>
          <table:table-cell table:formula="of:=([.K289]-[.K288])/([.B288]-[.B289])" office:value-type="float" office:value="-18.3469010969631" calcext:value-type="float">
            <text:p>-18.3469010969631</text:p>
          </table:table-cell>
          <table:table-cell table:formula="of:=([.L289]-[.L288])/([.B288]-[.B289])" office:value-type="float" office:value="4.52389342116954" calcext:value-type="float">
            <text:p>4.52389342116954</text:p>
          </table:table-cell>
          <table:table-cell table:formula="of:=([.M289]-[.M288])/([.B288]-[.B289])" office:value-type="float" office:value="4.272566008883" calcext:value-type="float">
            <text:p>4.272566008883</text:p>
          </table:table-cell>
          <table:table-cell table:formula="of:=([.N289]-[.N288])/([.B288]-[.B289])" office:value-type="float" office:value="-1.25663706143665" calcext:value-type="float">
            <text:p>-1.25663706143665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9]/120" office:value-type="float" office:value="2.35" calcext:value-type="float">
            <text:p>2.35</text:p>
          </table:table-cell>
          <table:table-cell office:value-type="float" office:value="55.196" calcext:value-type="float">
            <text:p>55.196</text:p>
          </table:table-cell>
          <table:table-cell office:value-type="float" office:value="-7.427" calcext:value-type="float">
            <text:p>-7.427</text:p>
          </table:table-cell>
          <table:table-cell office:value-type="float" office:value="16.834" calcext:value-type="float">
            <text:p>16.834</text:p>
          </table:table-cell>
          <table:table-cell office:value-type="float" office:value="17.608" calcext:value-type="float">
            <text:p>17.608</text:p>
          </table:table-cell>
          <table:table-cell table:formula="of:=[.C289]*2*PI()/360" office:value-type="float" office:value="0.96335193393079" calcext:value-type="float">
            <text:p>0.96335193393079</text:p>
          </table:table-cell>
          <table:table-cell table:formula="of:=[.D289]*2*PI()/360" office:value-type="float" office:value="-0.129625603545619" calcext:value-type="float">
            <text:p>-0.129625603545619</text:p>
          </table:table-cell>
          <table:table-cell table:formula="of:=[.E289]*2*PI()/360" office:value-type="float" office:value="0.293808726280725" calcext:value-type="float">
            <text:p>0.293808726280725</text:p>
          </table:table-cell>
          <table:table-cell table:formula="of:=[.F289]*2*PI()/360" office:value-type="float" office:value="0.307317574691162" calcext:value-type="float">
            <text:p>0.307317574691162</text:p>
          </table:table-cell>
          <table:table-cell table:formula="of:=([.G290]-[.G289])/([.B289]-[.B290])" office:value-type="float" office:value="0.485899663755222" calcext:value-type="float">
            <text:p>0.485899663755222</text:p>
          </table:table-cell>
          <table:table-cell table:formula="of:=([.H290]-[.H289])/([.B289]-[.B290])" office:value-type="float" office:value="1.26920343205028" calcext:value-type="float">
            <text:p>1.26920343205028</text:p>
          </table:table-cell>
          <table:table-cell table:formula="of:=([.I290]-[.I289])/([.B289]-[.B290])" office:value-type="float" office:value="-0.284837733925479" calcext:value-type="float">
            <text:p>-0.284837733925479</text:p>
          </table:table-cell>
          <table:table-cell table:formula="of:=([.J290]-[.J289])/([.B289]-[.B290])" office:value-type="float" office:value="0.12985249634838" calcext:value-type="float">
            <text:p>0.12985249634838</text:p>
          </table:table-cell>
          <table:table-cell table:formula="of:=([.K290]-[.K289])/([.B289]-[.B290])" office:value-type="float" office:value="-18.3469010969631" calcext:value-type="float">
            <text:p>-18.3469010969631</text:p>
          </table:table-cell>
          <table:table-cell table:formula="of:=([.L290]-[.L289])/([.B289]-[.B290])" office:value-type="float" office:value="6.28318530717964" calcext:value-type="float">
            <text:p>6.28318530717964</text:p>
          </table:table-cell>
          <table:table-cell table:formula="of:=([.M290]-[.M289])/([.B289]-[.B290])" office:value-type="float" office:value="3.76991118430674" calcext:value-type="float">
            <text:p>3.76991118430674</text:p>
          </table:table-cell>
          <table:table-cell table:formula="of:=([.N290]-[.N289])/([.B289]-[.B290])" office:value-type="float" office:value="0.251327412287332" calcext:value-type="float">
            <text:p>0.251327412287332</text:p>
          </table:table-cell>
          <table:table-cell table:number-columns-repeated="1005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90]/120" office:value-type="float" office:value="2.35833333333333" calcext:value-type="float">
            <text:p>2.35833333333333</text:p>
          </table:table-cell>
          <table:table-cell office:value-type="float" office:value="54.964" calcext:value-type="float">
            <text:p>54.964</text:p>
          </table:table-cell>
          <table:table-cell office:value-type="float" office:value="-8.033" calcext:value-type="float">
            <text:p>-8.033</text:p>
          </table:table-cell>
          <table:table-cell office:value-type="float" office:value="16.97" calcext:value-type="float">
            <text:p>16.97</text:p>
          </table:table-cell>
          <table:table-cell office:value-type="float" office:value="17.546" calcext:value-type="float">
            <text:p>17.546</text:p>
          </table:table-cell>
          <table:table-cell table:formula="of:=[.C290]*2*PI()/360" office:value-type="float" office:value="0.959302770066163" calcext:value-type="float">
            <text:p>0.959302770066163</text:p>
          </table:table-cell>
          <table:table-cell table:formula="of:=[.D290]*2*PI()/360" office:value-type="float" office:value="-0.140202298812704" calcext:value-type="float">
            <text:p>-0.140202298812704</text:p>
          </table:table-cell>
          <table:table-cell table:formula="of:=[.E290]*2*PI()/360" office:value-type="float" office:value="0.296182374063438" calcext:value-type="float">
            <text:p>0.296182374063438</text:p>
          </table:table-cell>
          <table:table-cell table:formula="of:=[.F290]*2*PI()/360" office:value-type="float" office:value="0.306235470554925" calcext:value-type="float">
            <text:p>0.306235470554925</text:p>
          </table:table-cell>
          <table:table-cell table:formula="of:=([.G291]-[.G290])/([.B290]-[.B291])" office:value-type="float" office:value="0.638790506229914" calcext:value-type="float">
            <text:p>0.638790506229914</text:p>
          </table:table-cell>
          <table:table-cell table:formula="of:=([.H291]-[.H290])/([.B290]-[.B291])" office:value-type="float" office:value="1.21684355449045" calcext:value-type="float">
            <text:p>1.21684355449045</text:p>
          </table:table-cell>
          <table:table-cell table:formula="of:=([.I291]-[.I290])/([.B290]-[.B291])" office:value-type="float" office:value="-0.316253660461369" calcext:value-type="float">
            <text:p>-0.316253660461369</text:p>
          </table:table-cell>
          <table:table-cell table:formula="of:=([.J291]-[.J290])/([.B290]-[.B291])" office:value-type="float" office:value="0.127758101245985" calcext:value-type="float">
            <text:p>0.127758101245985</text:p>
          </table:table-cell>
          <table:table-cell table:formula="of:=([.K291]-[.K290])/([.B290]-[.B291])" office:value-type="float" office:value="-18.8495559215393" calcext:value-type="float">
            <text:p>-18.8495559215393</text:p>
          </table:table-cell>
          <table:table-cell table:formula="of:=([.L291]-[.L290])/([.B290]-[.B291])" office:value-type="float" office:value="7.28849495632816" calcext:value-type="float">
            <text:p>7.28849495632816</text:p>
          </table:table-cell>
          <table:table-cell table:formula="of:=([.M291]-[.M290])/([.B290]-[.B291])" office:value-type="float" office:value="4.02123859659647" calcext:value-type="float">
            <text:p>4.02123859659647</text:p>
          </table:table-cell>
          <table:table-cell table:formula="of:=([.N291]-[.N290])/([.B290]-[.B291])" office:value-type="float" office:value="1.25663706143505" calcext:value-type="float">
            <text:p>1.25663706143505</text:p>
          </table:table-cell>
          <table:table-cell table:number-columns-repeated="1005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91]/120" office:value-type="float" office:value="2.36666666666667" calcext:value-type="float">
            <text:p>2.36666666666667</text:p>
          </table:table-cell>
          <table:table-cell office:value-type="float" office:value="54.659" calcext:value-type="float">
            <text:p>54.659</text:p>
          </table:table-cell>
          <table:table-cell office:value-type="float" office:value="-8.614" calcext:value-type="float">
            <text:p>-8.614</text:p>
          </table:table-cell>
          <table:table-cell office:value-type="float" office:value="17.121" calcext:value-type="float">
            <text:p>17.121</text:p>
          </table:table-cell>
          <table:table-cell office:value-type="float" office:value="17.485" calcext:value-type="float">
            <text:p>17.485</text:p>
          </table:table-cell>
          <table:table-cell table:formula="of:=[.C291]*2*PI()/360" office:value-type="float" office:value="0.953979515847581" calcext:value-type="float">
            <text:p>0.953979515847581</text:p>
          </table:table-cell>
          <table:table-cell table:formula="of:=[.D291]*2*PI()/360" office:value-type="float" office:value="-0.150342661766792" calcext:value-type="float">
            <text:p>-0.150342661766792</text:p>
          </table:table-cell>
          <table:table-cell table:formula="of:=[.E291]*2*PI()/360" office:value-type="float" office:value="0.298817821233949" calcext:value-type="float">
            <text:p>0.298817821233949</text:p>
          </table:table-cell>
          <table:table-cell table:formula="of:=[.F291]*2*PI()/360" office:value-type="float" office:value="0.305170819711208" calcext:value-type="float">
            <text:p>0.305170819711208</text:p>
          </table:table-cell>
          <table:table-cell table:formula="of:=([.G292]-[.G291])/([.B291]-[.B292])" office:value-type="float" office:value="0.795870138909408" calcext:value-type="float">
            <text:p>0.795870138909408</text:p>
          </table:table-cell>
          <table:table-cell table:formula="of:=([.H292]-[.H291])/([.B291]-[.B292])" office:value-type="float" office:value="1.15610609652105" calcext:value-type="float">
            <text:p>1.15610609652105</text:p>
          </table:table-cell>
          <table:table-cell table:formula="of:=([.I292]-[.I291])/([.B291]-[.B292])" office:value-type="float" office:value="-0.349763982099672" calcext:value-type="float">
            <text:p>-0.349763982099672</text:p>
          </table:table-cell>
          <table:table-cell table:formula="of:=([.J292]-[.J291])/([.B291]-[.B292])" office:value-type="float" office:value="0.117286125734027" calcext:value-type="float">
            <text:p>0.117286125734027</text:p>
          </table:table-cell>
          <table:table-cell table:formula="of:=([.K292]-[.K291])/([.B291]-[.B292])" office:value-type="float" office:value="-18.5982285092528" calcext:value-type="float">
            <text:p>-18.5982285092528</text:p>
          </table:table-cell>
          <table:table-cell table:formula="of:=([.L292]-[.L291])/([.B291]-[.B292])" office:value-type="float" office:value="7.28849495632853" calcext:value-type="float">
            <text:p>7.28849495632853</text:p>
          </table:table-cell>
          <table:table-cell table:formula="of:=([.M292]-[.M291])/([.B291]-[.B292])" office:value-type="float" office:value="3.51858377201942" calcext:value-type="float">
            <text:p>3.51858377201942</text:p>
          </table:table-cell>
          <table:table-cell table:formula="of:=([.N292]-[.N291])/([.B291]-[.B292])" office:value-type="float" office:value="2.51327412287329" calcext:value-type="float">
            <text:p>2.51327412287329</text:p>
          </table:table-cell>
          <table:table-cell table:number-columns-repeated="100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92]/120" office:value-type="float" office:value="2.375" calcext:value-type="float">
            <text:p>2.375</text:p>
          </table:table-cell>
          <table:table-cell office:value-type="float" office:value="54.279" calcext:value-type="float">
            <text:p>54.279</text:p>
          </table:table-cell>
          <table:table-cell office:value-type="float" office:value="-9.166" calcext:value-type="float">
            <text:p>-9.166</text:p>
          </table:table-cell>
          <table:table-cell office:value-type="float" office:value="17.288" calcext:value-type="float">
            <text:p>17.288</text:p>
          </table:table-cell>
          <table:table-cell office:value-type="float" office:value="17.429" calcext:value-type="float">
            <text:p>17.429</text:p>
          </table:table-cell>
          <table:table-cell table:formula="of:=[.C292]*2*PI()/360" office:value-type="float" office:value="0.947347264690002" calcext:value-type="float">
            <text:p>0.947347264690002</text:p>
          </table:table-cell>
          <table:table-cell table:formula="of:=[.D292]*2*PI()/360" office:value-type="float" office:value="-0.1599768792378" calcext:value-type="float">
            <text:p>-0.1599768792378</text:p>
          </table:table-cell>
          <table:table-cell table:formula="of:=[.E292]*2*PI()/360" office:value-type="float" office:value="0.30173252108478" calcext:value-type="float">
            <text:p>0.30173252108478</text:p>
          </table:table-cell>
          <table:table-cell table:formula="of:=[.F292]*2*PI()/360" office:value-type="float" office:value="0.304193435330092" calcext:value-type="float">
            <text:p>0.304193435330092</text:p>
          </table:table-cell>
          <table:table-cell table:formula="of:=([.G293]-[.G292])/([.B292]-[.B293])" office:value-type="float" office:value="0.950855376486513" calcext:value-type="float">
            <text:p>0.950855376486513</text:p>
          </table:table-cell>
          <table:table-cell table:formula="of:=([.H293]-[.H292])/([.B292]-[.B293])" office:value-type="float" office:value="1.09536863855164" calcext:value-type="float">
            <text:p>1.09536863855164</text:p>
          </table:table-cell>
          <table:table-cell table:formula="of:=([.I293]-[.I292])/([.B292]-[.B293])" office:value-type="float" office:value="-0.379085513533167" calcext:value-type="float">
            <text:p>-0.379085513533167</text:p>
          </table:table-cell>
          <table:table-cell table:formula="of:=([.J293]-[.J292])/([.B292]-[.B293])" office:value-type="float" office:value="0.0963421747100827" calcext:value-type="float">
            <text:p>0.096342174710083</text:p>
          </table:table-cell>
          <table:table-cell table:formula="of:=([.K293]-[.K292])/([.B292]-[.B293])" office:value-type="float" office:value="-18.3469010969663" calcext:value-type="float">
            <text:p>-18.3469010969663</text:p>
          </table:table-cell>
          <table:table-cell table:formula="of:=([.L293]-[.L292])/([.B292]-[.B293])" office:value-type="float" office:value="7.03716754404123" calcext:value-type="float">
            <text:p>7.03716754404123</text:p>
          </table:table-cell>
          <table:table-cell table:formula="of:=([.M293]-[.M292])/([.B292]-[.B293])" office:value-type="float" office:value="3.01592894744636" calcext:value-type="float">
            <text:p>3.01592894744636</text:p>
          </table:table-cell>
          <table:table-cell table:formula="of:=([.N293]-[.N292])/([.B292]-[.B293])" office:value-type="float" office:value="3.26725635973368" calcext:value-type="float">
            <text:p>3.26725635973368</text:p>
          </table:table-cell>
          <table:table-cell table:number-columns-repeated="100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93]/120" office:value-type="float" office:value="2.38333333333333" calcext:value-type="float">
            <text:p>2.38333333333333</text:p>
          </table:table-cell>
          <table:table-cell office:value-type="float" office:value="53.825" calcext:value-type="float">
            <text:p>53.825</text:p>
          </table:table-cell>
          <table:table-cell office:value-type="float" office:value="-9.689" calcext:value-type="float">
            <text:p>-9.689</text:p>
          </table:table-cell>
          <table:table-cell office:value-type="float" office:value="17.469" calcext:value-type="float">
            <text:p>17.469</text:p>
          </table:table-cell>
          <table:table-cell office:value-type="float" office:value="17.383" calcext:value-type="float">
            <text:p>17.383</text:p>
          </table:table-cell>
          <table:table-cell table:formula="of:=[.C293]*2*PI()/360" office:value-type="float" office:value="0.939423469885948" calcext:value-type="float">
            <text:p>0.939423469885948</text:p>
          </table:table-cell>
          <table:table-cell table:formula="of:=[.D293]*2*PI()/360" office:value-type="float" office:value="-0.169104951225731" calcext:value-type="float">
            <text:p>-0.169104951225731</text:p>
          </table:table-cell>
          <table:table-cell table:formula="of:=[.E293]*2*PI()/360" office:value-type="float" office:value="0.304891567030889" calcext:value-type="float">
            <text:p>0.304891567030889</text:p>
          </table:table-cell>
          <table:table-cell table:formula="of:=[.F293]*2*PI()/360" office:value-type="float" office:value="0.303390583874174" calcext:value-type="float">
            <text:p>0.303390583874174</text:p>
          </table:table-cell>
          <table:table-cell table:formula="of:=([.G294]-[.G293])/([.B293]-[.B294])" office:value-type="float" office:value="1.10374621896123" calcext:value-type="float">
            <text:p>1.10374621896123</text:p>
          </table:table-cell>
          <table:table-cell table:formula="of:=([.H294]-[.H293])/([.B293]-[.B294])" office:value-type="float" office:value="1.03672557568463" calcext:value-type="float">
            <text:p>1.03672557568463</text:p>
          </table:table-cell>
          <table:table-cell table:formula="of:=([.I294]-[.I293])/([.B293]-[.B294])" office:value-type="float" office:value="-0.404218254761887" calcext:value-type="float">
            <text:p>-0.404218254761887</text:p>
          </table:table-cell>
          <table:table-cell table:formula="of:=([.J294]-[.J293])/([.B293]-[.B294])" office:value-type="float" office:value="0.0691150383789687" calcext:value-type="float">
            <text:p>0.069115038378969</text:p>
          </table:table-cell>
          <table:table-cell table:formula="of:=([.K294]-[.K293])/([.B293]-[.B294])" office:value-type="float" office:value="-17.0902640355256" calcext:value-type="float">
            <text:p>-17.0902640355256</text:p>
          </table:table-cell>
          <table:table-cell table:formula="of:=([.L294]-[.L293])/([.B293]-[.B294])" office:value-type="float" office:value="6.03185789489232" calcext:value-type="float">
            <text:p>6.03185789489232</text:p>
          </table:table-cell>
          <table:table-cell table:formula="of:=([.M294]-[.M293])/([.B293]-[.B294])" office:value-type="float" office:value="4.2725660088822" calcext:value-type="float">
            <text:p>4.2725660088822</text:p>
          </table:table-cell>
          <table:table-cell table:formula="of:=([.N294]-[.N293])/([.B293]-[.B294])" office:value-type="float" office:value="3.76991118430675" calcext:value-type="float">
            <text:p>3.76991118430675</text:p>
          </table:table-cell>
          <table:table-cell table:number-columns-repeated="100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94]/120" office:value-type="float" office:value="2.39166666666667" calcext:value-type="float">
            <text:p>2.39166666666667</text:p>
          </table:table-cell>
          <table:table-cell office:value-type="float" office:value="53.298" calcext:value-type="float">
            <text:p>53.298</text:p>
          </table:table-cell>
          <table:table-cell office:value-type="float" office:value="-10.184" calcext:value-type="float">
            <text:p>-10.184</text:p>
          </table:table-cell>
          <table:table-cell office:value-type="float" office:value="17.662" calcext:value-type="float">
            <text:p>17.662</text:p>
          </table:table-cell>
          <table:table-cell office:value-type="float" office:value="17.35" calcext:value-type="float">
            <text:p>17.35</text:p>
          </table:table-cell>
          <table:table-cell table:formula="of:=[.C294]*2*PI()/360" office:value-type="float" office:value="0.930225584727938" calcext:value-type="float">
            <text:p>0.930225584727938</text:p>
          </table:table-cell>
          <table:table-cell table:formula="of:=[.D294]*2*PI()/360" office:value-type="float" office:value="-0.177744331023103" calcext:value-type="float">
            <text:p>-0.177744331023103</text:p>
          </table:table-cell>
          <table:table-cell table:formula="of:=[.E294]*2*PI()/360" office:value-type="float" office:value="0.308260052487238" calcext:value-type="float">
            <text:p>0.308260052487238</text:p>
          </table:table-cell>
          <table:table-cell table:formula="of:=[.F294]*2*PI()/360" office:value-type="float" office:value="0.302814625221016" calcext:value-type="float">
            <text:p>0.302814625221016</text:p>
          </table:table-cell>
          <table:table-cell table:formula="of:=([.G295]-[.G294])/([.B294]-[.B295])" office:value-type="float" office:value="1.24616508592394" calcext:value-type="float">
            <text:p>1.24616508592394</text:p>
          </table:table-cell>
          <table:table-cell table:formula="of:=([.H295]-[.H294])/([.B294]-[.B295])" office:value-type="float" office:value="0.986460093227199" calcext:value-type="float">
            <text:p>0.986460093227199</text:p>
          </table:table-cell>
          <table:table-cell table:formula="of:=([.I295]-[.I294])/([.B294]-[.B295])" office:value-type="float" office:value="-0.439822971502572" calcext:value-type="float">
            <text:p>-0.439822971502572</text:p>
          </table:table-cell>
          <table:table-cell table:formula="of:=([.J295]-[.J294])/([.B294]-[.B295])" office:value-type="float" office:value="0.0376991118430793" calcext:value-type="float">
            <text:p>0.037699111843079</text:p>
          </table:table-cell>
          <table:table-cell table:formula="of:=([.K295]-[.K294])/([.B294]-[.B295])" office:value-type="float" office:value="-16.5876092109573" calcext:value-type="float">
            <text:p>-16.5876092109573</text:p>
          </table:table-cell>
          <table:table-cell table:formula="of:=([.L295]-[.L294])/([.B294]-[.B295])" office:value-type="float" office:value="4.77522083345647" calcext:value-type="float">
            <text:p>4.77522083345647</text:p>
          </table:table-cell>
          <table:table-cell table:formula="of:=([.M295]-[.M294])/([.B294]-[.B295])" office:value-type="float" office:value="5.27787565803152" calcext:value-type="float">
            <text:p>5.27787565803152</text:p>
          </table:table-cell>
          <table:table-cell table:formula="of:=([.N295]-[.N294])/([.B294]-[.B295])" office:value-type="float" office:value="2.26194671058437" calcext:value-type="float">
            <text:p>2.26194671058437</text:p>
          </table:table-cell>
          <table:table-cell table:number-columns-repeated="1005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5]/120" office:value-type="float" office:value="2.4" calcext:value-type="float">
            <text:p>2.4</text:p>
          </table:table-cell>
          <table:table-cell office:value-type="float" office:value="52.703" calcext:value-type="float">
            <text:p>52.703</text:p>
          </table:table-cell>
          <table:table-cell office:value-type="float" office:value="-10.655" calcext:value-type="float">
            <text:p>-10.655</text:p>
          </table:table-cell>
          <table:table-cell office:value-type="float" office:value="17.872" calcext:value-type="float">
            <text:p>17.872</text:p>
          </table:table-cell>
          <table:table-cell office:value-type="float" office:value="17.332" calcext:value-type="float">
            <text:p>17.332</text:p>
          </table:table-cell>
          <table:table-cell table:formula="of:=[.C295]*2*PI()/360" office:value-type="float" office:value="0.919840875678572" calcext:value-type="float">
            <text:p>0.919840875678572</text:p>
          </table:table-cell>
          <table:table-cell table:formula="of:=[.D295]*2*PI()/360" office:value-type="float" office:value="-0.185964831799996" calcext:value-type="float">
            <text:p>-0.185964831799996</text:p>
          </table:table-cell>
          <table:table-cell table:formula="of:=[.E295]*2*PI()/360" office:value-type="float" office:value="0.311925243916427" calcext:value-type="float">
            <text:p>0.311925243916427</text:p>
          </table:table-cell>
          <table:table-cell table:formula="of:=[.F295]*2*PI()/360" office:value-type="float" office:value="0.302500465955657" calcext:value-type="float">
            <text:p>0.302500465955657</text:p>
          </table:table-cell>
          <table:table-cell table:formula="of:=([.G296]-[.G295])/([.B295]-[.B296])" office:value-type="float" office:value="1.38439516268192" calcext:value-type="float">
            <text:p>1.38439516268192</text:p>
          </table:table-cell>
          <table:table-cell table:formula="of:=([.H296]-[.H295])/([.B295]-[.B296])" office:value-type="float" office:value="0.946666586281728" calcext:value-type="float">
            <text:p>0.946666586281728</text:p>
          </table:table-cell>
          <table:table-cell table:formula="of:=([.I296]-[.I295])/([.B295]-[.B296])" office:value-type="float" office:value="-0.483805268652834" calcext:value-type="float">
            <text:p>-0.483805268652834</text:p>
          </table:table-cell>
          <table:table-cell table:formula="of:=([.J296]-[.J295])/([.B295]-[.B296])" office:value-type="float" office:value="0.018849555921543" calcext:value-type="float">
            <text:p>0.018849555921543</text:p>
          </table:table-cell>
          <table:table-cell table:formula="of:=([.K296]-[.K295])/([.B295]-[.B296])" office:value-type="float" office:value="-16.0849543863763" calcext:value-type="float">
            <text:p>-16.0849543863763</text:p>
          </table:table-cell>
          <table:table-cell table:formula="of:=([.L296]-[.L295])/([.B295]-[.B296])" office:value-type="float" office:value="4.52389342116913" calcext:value-type="float">
            <text:p>4.52389342116913</text:p>
          </table:table-cell>
          <table:table-cell table:formula="of:=([.M296]-[.M295])/([.B295]-[.B296])" office:value-type="float" office:value="6.03185789489191" calcext:value-type="float">
            <text:p>6.03185789489191</text:p>
          </table:table-cell>
          <table:table-cell table:formula="of:=([.N296]-[.N295])/([.B295]-[.B296])" office:value-type="float" office:value="1.25663706143665" calcext:value-type="float">
            <text:p>1.25663706143665</text:p>
          </table:table-cell>
          <table:table-cell table:number-columns-repeated="100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6]/120" office:value-type="float" office:value="2.40833333333333" calcext:value-type="float">
            <text:p>2.40833333333333</text:p>
          </table:table-cell>
          <table:table-cell office:value-type="float" office:value="52.042" calcext:value-type="float">
            <text:p>52.042</text:p>
          </table:table-cell>
          <table:table-cell office:value-type="float" office:value="-11.107" calcext:value-type="float">
            <text:p>-11.107</text:p>
          </table:table-cell>
          <table:table-cell office:value-type="float" office:value="18.103" calcext:value-type="float">
            <text:p>18.103</text:p>
          </table:table-cell>
          <table:table-cell office:value-type="float" office:value="17.323" calcext:value-type="float">
            <text:p>17.323</text:p>
          </table:table-cell>
          <table:table-cell table:formula="of:=[.C296]*2*PI()/360" office:value-type="float" office:value="0.908304249322889" calcext:value-type="float">
            <text:p>0.908304249322889</text:p>
          </table:table-cell>
          <table:table-cell table:formula="of:=[.D296]*2*PI()/360" office:value-type="float" office:value="-0.19385372001901" calcext:value-type="float">
            <text:p>-0.19385372001901</text:p>
          </table:table-cell>
          <table:table-cell table:formula="of:=[.E296]*2*PI()/360" office:value-type="float" office:value="0.315956954488533" calcext:value-type="float">
            <text:p>0.315956954488533</text:p>
          </table:table-cell>
          <table:table-cell table:formula="of:=[.F296]*2*PI()/360" office:value-type="float" office:value="0.302343386322978" calcext:value-type="float">
            <text:p>0.302343386322978</text:p>
          </table:table-cell>
          <table:table-cell table:formula="of:=([.G297]-[.G296])/([.B296]-[.B297])" office:value-type="float" office:value="1.51843644923506" calcext:value-type="float">
            <text:p>1.51843644923506</text:p>
          </table:table-cell>
          <table:table-cell table:formula="of:=([.H297]-[.H296])/([.B296]-[.B297])" office:value-type="float" office:value="0.908967474438652" calcext:value-type="float">
            <text:p>0.908967474438652</text:p>
          </table:table-cell>
          <table:table-cell table:formula="of:=([.I297]-[.I296])/([.B296]-[.B297])" office:value-type="float" office:value="-0.534070751110267" calcext:value-type="float">
            <text:p>-0.534070751110267</text:p>
          </table:table-cell>
          <table:table-cell table:formula="of:=([.J297]-[.J296])/([.B296]-[.B297])" office:value-type="float" office:value="0.00837758040957096" calcext:value-type="float">
            <text:p>0.008377580409571</text:p>
          </table:table-cell>
          <table:table-cell table:formula="of:=([.K297]-[.K296])/([.B296]-[.B297])" office:value-type="float" office:value="-14.5769899126587" calcext:value-type="float">
            <text:p>-14.5769899126587</text:p>
          </table:table-cell>
          <table:table-cell table:formula="of:=([.L297]-[.L296])/([.B296]-[.B297])" office:value-type="float" office:value="3.51858377202061" calcext:value-type="float">
            <text:p>3.51858377202061</text:p>
          </table:table-cell>
          <table:table-cell table:formula="of:=([.M297]-[.M296])/([.B296]-[.B297])" office:value-type="float" office:value="6.7858401317539" calcext:value-type="float">
            <text:p>6.7858401317539</text:p>
          </table:table-cell>
          <table:table-cell table:formula="of:=([.N297]-[.N296])/([.B296]-[.B297])" office:value-type="float" office:value="-0.502654824575458" calcext:value-type="float">
            <text:p>-0.502654824575458</text:p>
          </table:table-cell>
          <table:table-cell table:number-columns-repeated="100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7]/120" office:value-type="float" office:value="2.41666666666667" calcext:value-type="float">
            <text:p>2.41666666666667</text:p>
          </table:table-cell>
          <table:table-cell office:value-type="float" office:value="51.317" calcext:value-type="float">
            <text:p>51.317</text:p>
          </table:table-cell>
          <table:table-cell office:value-type="float" office:value="-11.541" calcext:value-type="float">
            <text:p>-11.541</text:p>
          </table:table-cell>
          <table:table-cell office:value-type="float" office:value="18.358" calcext:value-type="float">
            <text:p>18.358</text:p>
          </table:table-cell>
          <table:table-cell office:value-type="float" office:value="17.319" calcext:value-type="float">
            <text:p>17.319</text:p>
          </table:table-cell>
          <table:table-cell table:formula="of:=[.C297]*2*PI()/360" office:value-type="float" office:value="0.89565061224593" calcext:value-type="float">
            <text:p>0.89565061224593</text:p>
          </table:table-cell>
          <table:table-cell table:formula="of:=[.D297]*2*PI()/360" office:value-type="float" office:value="-0.201428448972666" calcext:value-type="float">
            <text:p>-0.201428448972666</text:p>
          </table:table-cell>
          <table:table-cell table:formula="of:=[.E297]*2*PI()/360" office:value-type="float" office:value="0.320407544081119" calcext:value-type="float">
            <text:p>0.320407544081119</text:p>
          </table:table-cell>
          <table:table-cell table:formula="of:=[.F297]*2*PI()/360" office:value-type="float" office:value="0.302273573152898" calcext:value-type="float">
            <text:p>0.302273573152898</text:p>
          </table:table-cell>
          <table:table-cell table:formula="of:=([.G298]-[.G297])/([.B297]-[.B298])" office:value-type="float" office:value="1.63991136517388" calcext:value-type="float">
            <text:p>1.63991136517388</text:p>
          </table:table-cell>
          <table:table-cell table:formula="of:=([.H298]-[.H297])/([.B297]-[.B298])" office:value-type="float" office:value="0.879645943005147" calcext:value-type="float">
            <text:p>0.879645943005147</text:p>
          </table:table-cell>
          <table:table-cell table:formula="of:=([.I298]-[.I297])/([.B297]-[.B298])" office:value-type="float" office:value="-0.590619418874882" calcext:value-type="float">
            <text:p>-0.590619418874882</text:p>
          </table:table-cell>
          <table:table-cell table:formula="of:=([.J298]-[.J297])/([.B297]-[.B298])" office:value-type="float" office:value="0.0125663706143664" calcext:value-type="float">
            <text:p>0.012566370614367</text:p>
          </table:table-cell>
          <table:table-cell table:formula="of:=([.K298]-[.K297])/([.B297]-[.B298])" office:value-type="float" office:value="-13.3203528512197" calcext:value-type="float">
            <text:p>-13.3203528512197</text:p>
          </table:table-cell>
          <table:table-cell table:formula="of:=([.L298]-[.L297])/([.B297]-[.B298])" office:value-type="float" office:value="3.26725635973409" calcext:value-type="float">
            <text:p>3.26725635973409</text:p>
          </table:table-cell>
          <table:table-cell table:formula="of:=([.M298]-[.M297])/([.B297]-[.B298])" office:value-type="float" office:value="6.7858401317547" calcext:value-type="float">
            <text:p>6.7858401317547</text:p>
          </table:table-cell>
          <table:table-cell table:formula="of:=([.N298]-[.N297])/([.B297]-[.B298])" office:value-type="float" office:value="-2.26194671058357" calcext:value-type="float">
            <text:p>-2.26194671058357</text:p>
          </table:table-cell>
          <table:table-cell table:number-columns-repeated="100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8]/120" office:value-type="float" office:value="2.425" calcext:value-type="float">
            <text:p>2.425</text:p>
          </table:table-cell>
          <table:table-cell office:value-type="float" office:value="50.534" calcext:value-type="float">
            <text:p>50.534</text:p>
          </table:table-cell>
          <table:table-cell office:value-type="float" office:value="-11.961" calcext:value-type="float">
            <text:p>-11.961</text:p>
          </table:table-cell>
          <table:table-cell office:value-type="float" office:value="18.64" calcext:value-type="float">
            <text:p>18.64</text:p>
          </table:table-cell>
          <table:table-cell office:value-type="float" office:value="17.313" calcext:value-type="float">
            <text:p>17.313</text:p>
          </table:table-cell>
          <table:table-cell table:formula="of:=[.C298]*2*PI()/360" office:value-type="float" office:value="0.881984684202815" calcext:value-type="float">
            <text:p>0.881984684202815</text:p>
          </table:table-cell>
          <table:table-cell table:formula="of:=[.D298]*2*PI()/360" office:value-type="float" office:value="-0.208758831831042" calcext:value-type="float">
            <text:p>-0.208758831831042</text:p>
          </table:table-cell>
          <table:table-cell table:formula="of:=[.E298]*2*PI()/360" office:value-type="float" office:value="0.325329372571743" calcext:value-type="float">
            <text:p>0.325329372571743</text:p>
          </table:table-cell>
          <table:table-cell table:formula="of:=[.F298]*2*PI()/360" office:value-type="float" office:value="0.302168853397778" calcext:value-type="float">
            <text:p>0.302168853397778</text:p>
          </table:table-cell>
          <table:table-cell table:formula="of:=([.G299]-[.G298])/([.B298]-[.B299])" office:value-type="float" office:value="1.75091430560071" calcext:value-type="float">
            <text:p>1.75091430560071</text:p>
          </table:table-cell>
          <table:table-cell table:formula="of:=([.H299]-[.H298])/([.B298]-[.B299])" office:value-type="float" office:value="0.85241880667403" calcext:value-type="float">
            <text:p>0.85241880667403</text:p>
          </table:table-cell>
          <table:table-cell table:formula="of:=([.I299]-[.I298])/([.B298]-[.B299])" office:value-type="float" office:value="-0.647168086639505" calcext:value-type="float">
            <text:p>-0.647168086639505</text:p>
          </table:table-cell>
          <table:table-cell table:formula="of:=([.J299]-[.J298])/([.B298]-[.B299])" office:value-type="float" office:value="0.0314159265358961" calcext:value-type="float">
            <text:p>0.031415926535896</text:p>
          </table:table-cell>
          <table:table-cell table:formula="of:=([.K299]-[.K298])/([.B298]-[.B299])" office:value-type="float" office:value="-12.0637157897752" calcext:value-type="float">
            <text:p>-12.0637157897752</text:p>
          </table:table-cell>
          <table:table-cell table:formula="of:=([.L299]-[.L298])/([.B298]-[.B299])" office:value-type="float" office:value="3.26725635973776" calcext:value-type="float">
            <text:p>3.26725635973776</text:p>
          </table:table-cell>
          <table:table-cell table:formula="of:=([.M299]-[.M298])/([.B298]-[.B299])" office:value-type="float" office:value="6.28318530717397" calcext:value-type="float">
            <text:p>6.28318530717397</text:p>
          </table:table-cell>
          <table:table-cell table:formula="of:=([.N299]-[.N298])/([.B298]-[.B299])" office:value-type="float" office:value="-3.26725635973331" calcext:value-type="float">
            <text:p>-3.26725635973331</text:p>
          </table:table-cell>
          <table:table-cell table:number-columns-repeated="1005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9]/120" office:value-type="float" office:value="2.43333333333333" calcext:value-type="float">
            <text:p>2.43333333333333</text:p>
          </table:table-cell>
          <table:table-cell office:value-type="float" office:value="49.698" calcext:value-type="float">
            <text:p>49.698</text:p>
          </table:table-cell>
          <table:table-cell office:value-type="float" office:value="-12.368" calcext:value-type="float">
            <text:p>-12.368</text:p>
          </table:table-cell>
          <table:table-cell office:value-type="float" office:value="18.949" calcext:value-type="float">
            <text:p>18.949</text:p>
          </table:table-cell>
          <table:table-cell office:value-type="float" office:value="17.298" calcext:value-type="float">
            <text:p>17.298</text:p>
          </table:table-cell>
          <table:table-cell table:formula="of:=[.C299]*2*PI()/360" office:value-type="float" office:value="0.867393731656142" calcext:value-type="float">
            <text:p>0.867393731656142</text:p>
          </table:table-cell>
          <table:table-cell table:formula="of:=[.D299]*2*PI()/360" office:value-type="float" office:value="-0.215862321886659" calcext:value-type="float">
            <text:p>-0.215862321886659</text:p>
          </table:table-cell>
          <table:table-cell table:formula="of:=[.E299]*2*PI()/360" office:value-type="float" office:value="0.330722439960406" calcext:value-type="float">
            <text:p>0.330722439960406</text:p>
          </table:table-cell>
          <table:table-cell table:formula="of:=[.F299]*2*PI()/360" office:value-type="float" office:value="0.301907054009979" calcext:value-type="float">
            <text:p>0.301907054009979</text:p>
          </table:table-cell>
          <table:table-cell table:formula="of:=([.G300]-[.G299])/([.B299]-[.B300])" office:value-type="float" office:value="1.8514452705155" calcext:value-type="float">
            <text:p>1.8514452705155</text:p>
          </table:table-cell>
          <table:table-cell table:formula="of:=([.H300]-[.H299])/([.B299]-[.B300])" office:value-type="float" office:value="0.825191670342882" calcext:value-type="float">
            <text:p>0.825191670342882</text:p>
          </table:table-cell>
          <table:table-cell table:formula="of:=([.I300]-[.I299])/([.B299]-[.B300])" office:value-type="float" office:value="-0.699527964199288" calcext:value-type="float">
            <text:p>-0.699527964199288</text:p>
          </table:table-cell>
          <table:table-cell table:formula="of:=([.J300]-[.J299])/([.B299]-[.B300])" office:value-type="float" office:value="0.0586430628670069" calcext:value-type="float">
            <text:p>0.058643062867007</text:p>
          </table:table-cell>
          <table:table-cell table:formula="of:=([.K300]-[.K299])/([.B299]-[.B300])" office:value-type="float" office:value="-10.8070787283592" calcext:value-type="float">
            <text:p>-10.8070787283592</text:p>
          </table:table-cell>
          <table:table-cell table:formula="of:=([.L300]-[.L299])/([.B299]-[.B300])" office:value-type="float" office:value="3.76991118430327" calcext:value-type="float">
            <text:p>3.76991118430327</text:p>
          </table:table-cell>
          <table:table-cell table:formula="of:=([.M300]-[.M299])/([.B299]-[.B300])" office:value-type="float" office:value="5.78053048260954" calcext:value-type="float">
            <text:p>5.78053048260954</text:p>
          </table:table-cell>
          <table:table-cell table:formula="of:=([.N300]-[.N299])/([.B299]-[.B300])" office:value-type="float" office:value="-5.0265482457427" calcext:value-type="float">
            <text:p>-5.0265482457427</text:p>
          </table:table-cell>
          <table:table-cell table:number-columns-repeated="100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300]/120" office:value-type="float" office:value="2.44166666666667" calcext:value-type="float">
            <text:p>2.44166666666667</text:p>
          </table:table-cell>
          <table:table-cell office:value-type="float" office:value="48.814" calcext:value-type="float">
            <text:p>48.814</text:p>
          </table:table-cell>
          <table:table-cell office:value-type="float" office:value="-12.762" calcext:value-type="float">
            <text:p>-12.762</text:p>
          </table:table-cell>
          <table:table-cell office:value-type="float" office:value="19.283" calcext:value-type="float">
            <text:p>19.283</text:p>
          </table:table-cell>
          <table:table-cell office:value-type="float" office:value="17.27" calcext:value-type="float">
            <text:p>17.27</text:p>
          </table:table-cell>
          <table:table-cell table:formula="of:=[.C300]*2*PI()/360" office:value-type="float" office:value="0.851965021068512" calcext:value-type="float">
            <text:p>0.851965021068512</text:p>
          </table:table-cell>
          <table:table-cell table:formula="of:=[.D300]*2*PI()/360" office:value-type="float" office:value="-0.222738919139516" calcext:value-type="float">
            <text:p>-0.222738919139516</text:p>
          </table:table-cell>
          <table:table-cell table:formula="of:=[.E300]*2*PI()/360" office:value-type="float" office:value="0.336551839662067" calcext:value-type="float">
            <text:p>0.336551839662067</text:p>
          </table:table-cell>
          <table:table-cell table:formula="of:=[.F300]*2*PI()/360" office:value-type="float" office:value="0.301418361819421" calcext:value-type="float">
            <text:p>0.301418361819421</text:p>
          </table:table-cell>
          <table:table-cell table:formula="of:=([.G301]-[.G300])/([.B300]-[.B301])" office:value-type="float" office:value="1.9415042599185" calcext:value-type="float">
            <text:p>1.9415042599185</text:p>
          </table:table-cell>
          <table:table-cell table:formula="of:=([.H301]-[.H300])/([.B300]-[.B301])" office:value-type="float" office:value="0.79377574380702" calcext:value-type="float">
            <text:p>0.79377574380702</text:p>
          </table:table-cell>
          <table:table-cell table:formula="of:=([.I301]-[.I300])/([.B300]-[.B301])" office:value-type="float" office:value="-0.74769905155437" calcext:value-type="float">
            <text:p>-0.74769905155437</text:p>
          </table:table-cell>
          <table:table-cell table:formula="of:=([.J301]-[.J300])/([.B300]-[.B301])" office:value-type="float" office:value="0.100530964914865" calcext:value-type="float">
            <text:p>0.100530964914865</text:p>
          </table:table-cell>
          <table:table-cell table:formula="of:=([.K301]-[.K300])/([.B300]-[.B301])" office:value-type="float" office:value="-10.3044239037765" calcext:value-type="float">
            <text:p>-10.3044239037765</text:p>
          </table:table-cell>
          <table:table-cell table:formula="of:=([.L301]-[.L300])/([.B300]-[.B301])" office:value-type="float" office:value="4.77522083345566" calcext:value-type="float">
            <text:p>4.77522083345566</text:p>
          </table:table-cell>
          <table:table-cell table:formula="of:=([.M301]-[.M300])/([.B300]-[.B301])" office:value-type="float" office:value="6.03185789489351" calcext:value-type="float">
            <text:p>6.03185789489351</text:p>
          </table:table-cell>
          <table:table-cell table:formula="of:=([.N301]-[.N300])/([.B300]-[.B301])" office:value-type="float" office:value="-5.78053048260698" calcext:value-type="float">
            <text:p>-5.78053048260698</text:p>
          </table:table-cell>
          <table:table-cell table:number-columns-repeated="100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301]/120" office:value-type="float" office:value="2.45" calcext:value-type="float">
            <text:p>2.45</text:p>
          </table:table-cell>
          <table:table-cell office:value-type="float" office:value="47.887" calcext:value-type="float">
            <text:p>47.887</text:p>
          </table:table-cell>
          <table:table-cell office:value-type="float" office:value="-13.141" calcext:value-type="float">
            <text:p>-13.141</text:p>
          </table:table-cell>
          <table:table-cell office:value-type="float" office:value="19.64" calcext:value-type="float">
            <text:p>19.64</text:p>
          </table:table-cell>
          <table:table-cell office:value-type="float" office:value="17.222" calcext:value-type="float">
            <text:p>17.222</text:p>
          </table:table-cell>
          <table:table-cell table:formula="of:=[.C301]*2*PI()/360" office:value-type="float" office:value="0.835785818902525" calcext:value-type="float">
            <text:p>0.835785818902525</text:p>
          </table:table-cell>
          <table:table-cell table:formula="of:=[.D301]*2*PI()/360" office:value-type="float" office:value="-0.229353717004575" calcext:value-type="float">
            <text:p>-0.229353717004575</text:p>
          </table:table-cell>
          <table:table-cell table:formula="of:=[.E301]*2*PI()/360" office:value-type="float" office:value="0.342782665091686" calcext:value-type="float">
            <text:p>0.342782665091686</text:p>
          </table:table-cell>
          <table:table-cell table:formula="of:=[.F301]*2*PI()/360" office:value-type="float" office:value="0.300580603778463" calcext:value-type="float">
            <text:p>0.300580603778463</text:p>
          </table:table-cell>
          <table:table-cell table:formula="of:=([.G302]-[.G301])/([.B301]-[.B302])" office:value-type="float" office:value="2.02737445911664" calcext:value-type="float">
            <text:p>2.02737445911664</text:p>
          </table:table-cell>
          <table:table-cell table:formula="of:=([.H302]-[.H301])/([.B301]-[.B302])" office:value-type="float" office:value="0.753982236861556" calcext:value-type="float">
            <text:p>0.753982236861556</text:p>
          </table:table-cell>
          <table:table-cell table:formula="of:=([.I302]-[.I301])/([.B301]-[.B302])" office:value-type="float" office:value="-0.797964534011815" calcext:value-type="float">
            <text:p>-0.797964534011815</text:p>
          </table:table-cell>
          <table:table-cell table:formula="of:=([.J302]-[.J301])/([.B301]-[.B302])" office:value-type="float" office:value="0.148702052269923" calcext:value-type="float">
            <text:p>0.148702052269923</text:p>
          </table:table-cell>
          <table:table-cell table:formula="of:=([.K302]-[.K301])/([.B301]-[.B302])" office:value-type="float" office:value="-10.053096491482" calcext:value-type="float">
            <text:p>-10.053096491482</text:p>
          </table:table-cell>
          <table:table-cell table:formula="of:=([.L302]-[.L301])/([.B301]-[.B302])" office:value-type="float" office:value="5.52920307031844" calcext:value-type="float">
            <text:p>5.52920307031844</text:p>
          </table:table-cell>
          <table:table-cell table:formula="of:=([.M302]-[.M301])/([.B301]-[.B302])" office:value-type="float" office:value="5.52920307031725" calcext:value-type="float">
            <text:p>5.52920307031725</text:p>
          </table:table-cell>
          <table:table-cell table:formula="of:=([.N302]-[.N301])/([.B301]-[.B302])" office:value-type="float" office:value="-5.78053048260458" calcext:value-type="float">
            <text:p>-5.78053048260458</text:p>
          </table:table-cell>
          <table:table-cell table:number-columns-repeated="1005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302]/120" office:value-type="float" office:value="2.45833333333333" calcext:value-type="float">
            <text:p>2.45833333333333</text:p>
          </table:table-cell>
          <table:table-cell office:value-type="float" office:value="46.919" calcext:value-type="float">
            <text:p>46.919</text:p>
          </table:table-cell>
          <table:table-cell office:value-type="float" office:value="-13.501" calcext:value-type="float">
            <text:p>-13.501</text:p>
          </table:table-cell>
          <table:table-cell office:value-type="float" office:value="20.021" calcext:value-type="float">
            <text:p>20.021</text:p>
          </table:table-cell>
          <table:table-cell office:value-type="float" office:value="17.151" calcext:value-type="float">
            <text:p>17.151</text:p>
          </table:table-cell>
          <table:table-cell table:formula="of:=[.C302]*2*PI()/360" office:value-type="float" office:value="0.818891031743219" calcext:value-type="float">
            <text:p>0.818891031743219</text:p>
          </table:table-cell>
          <table:table-cell table:formula="of:=[.D302]*2*PI()/360" office:value-type="float" office:value="-0.235636902311754" calcext:value-type="float">
            <text:p>-0.235636902311754</text:p>
          </table:table-cell>
          <table:table-cell table:formula="of:=[.E302]*2*PI()/360" office:value-type="float" office:value="0.349432369541785" calcext:value-type="float">
            <text:p>0.349432369541785</text:p>
          </table:table-cell>
          <table:table-cell table:formula="of:=[.F302]*2*PI()/360" office:value-type="float" office:value="0.299341420009547" calcext:value-type="float">
            <text:p>0.299341420009547</text:p>
          </table:table-cell>
          <table:table-cell table:formula="of:=([.G303]-[.G302])/([.B302]-[.B303])" office:value-type="float" office:value="2.11115026321232" calcext:value-type="float">
            <text:p>2.11115026321232</text:p>
          </table:table-cell>
          <table:table-cell table:formula="of:=([.H303]-[.H302])/([.B302]-[.B303])" office:value-type="float" office:value="0.707905544608903" calcext:value-type="float">
            <text:p>0.707905544608903</text:p>
          </table:table-cell>
          <table:table-cell table:formula="of:=([.I303]-[.I302])/([.B302]-[.B303])" office:value-type="float" office:value="-0.844041226264459" calcext:value-type="float">
            <text:p>-0.844041226264459</text:p>
          </table:table-cell>
          <table:table-cell table:formula="of:=([.J303]-[.J302])/([.B302]-[.B303])" office:value-type="float" office:value="0.196873139624961" calcext:value-type="float">
            <text:p>0.196873139624961</text:p>
          </table:table-cell>
          <table:table-cell table:formula="of:=([.K303]-[.K302])/([.B302]-[.B303])" office:value-type="float" office:value="-9.55044166691694" calcext:value-type="float">
            <text:p>-9.55044166691694</text:p>
          </table:table-cell>
          <table:table-cell table:formula="of:=([.L303]-[.L302])/([.B302]-[.B303])" office:value-type="float" office:value="6.03185789489272" calcext:value-type="float">
            <text:p>6.03185789489272</text:p>
          </table:table-cell>
          <table:table-cell table:formula="of:=([.M303]-[.M302])/([.B302]-[.B303])" office:value-type="float" office:value="5.27787565802992" calcext:value-type="float">
            <text:p>5.27787565802992</text:p>
          </table:table-cell>
          <table:table-cell table:formula="of:=([.N303]-[.N302])/([.B302]-[.B303])" office:value-type="float" office:value="-5.52920307031805" calcext:value-type="float">
            <text:p>-5.52920307031805</text:p>
          </table:table-cell>
          <table:table-cell table:number-columns-repeated="100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303]/120" office:value-type="float" office:value="2.46666666666667" calcext:value-type="float">
            <text:p>2.46666666666667</text:p>
          </table:table-cell>
          <table:table-cell office:value-type="float" office:value="45.911" calcext:value-type="float">
            <text:p>45.911</text:p>
          </table:table-cell>
          <table:table-cell office:value-type="float" office:value="-13.839" calcext:value-type="float">
            <text:p>-13.839</text:p>
          </table:table-cell>
          <table:table-cell office:value-type="float" office:value="20.424" calcext:value-type="float">
            <text:p>20.424</text:p>
          </table:table-cell>
          <table:table-cell office:value-type="float" office:value="17.057" calcext:value-type="float">
            <text:p>17.057</text:p>
          </table:table-cell>
          <table:table-cell table:formula="of:=[.C303]*2*PI()/360" office:value-type="float" office:value="0.801298112883117" calcext:value-type="float">
            <text:p>0.801298112883117</text:p>
          </table:table-cell>
          <table:table-cell table:formula="of:=[.D303]*2*PI()/360" office:value-type="float" office:value="-0.241536115183495" calcext:value-type="float">
            <text:p>-0.241536115183495</text:p>
          </table:table-cell>
          <table:table-cell table:formula="of:=[.E303]*2*PI()/360" office:value-type="float" office:value="0.356466046427322" calcext:value-type="float">
            <text:p>0.356466046427322</text:p>
          </table:table-cell>
          <table:table-cell table:formula="of:=[.F303]*2*PI()/360" office:value-type="float" office:value="0.297700810512673" calcext:value-type="float">
            <text:p>0.297700810512673</text:p>
          </table:table-cell>
          <table:table-cell table:formula="of:=([.G304]-[.G303])/([.B303]-[.B304])" office:value-type="float" office:value="2.1907372771033" calcext:value-type="float">
            <text:p>2.1907372771033</text:p>
          </table:table-cell>
          <table:table-cell table:formula="of:=([.H304]-[.H303])/([.B303]-[.B304])" office:value-type="float" office:value="0.657640062151463" calcext:value-type="float">
            <text:p>0.657640062151463</text:p>
          </table:table-cell>
          <table:table-cell table:formula="of:=([.I304]-[.I303])/([.B303]-[.B304])" office:value-type="float" office:value="-0.888023523414708" calcext:value-type="float">
            <text:p>-0.888023523414708</text:p>
          </table:table-cell>
          <table:table-cell table:formula="of:=([.J304]-[.J303])/([.B303]-[.B304])" office:value-type="float" office:value="0.242949831877611" calcext:value-type="float">
            <text:p>0.242949831877611</text:p>
          </table:table-cell>
          <table:table-cell table:formula="of:=([.K304]-[.K303])/([.B303]-[.B304])" office:value-type="float" office:value="-8.7964594300525" calcext:value-type="float">
            <text:p>-8.7964594300525</text:p>
          </table:table-cell>
          <table:table-cell table:formula="of:=([.L304]-[.L303])/([.B303]-[.B304])" office:value-type="float" office:value="6.7858401317539" calcext:value-type="float">
            <text:p>6.7858401317539</text:p>
          </table:table-cell>
          <table:table-cell table:formula="of:=([.M304]-[.M303])/([.B303]-[.B304])" office:value-type="float" office:value="5.27787565803313" calcext:value-type="float">
            <text:p>5.27787565803313</text:p>
          </table:table-cell>
          <table:table-cell table:formula="of:=([.N304]-[.N303])/([.B303]-[.B304])" office:value-type="float" office:value="-5.27787565803152" calcext:value-type="float">
            <text:p>-5.27787565803152</text:p>
          </table:table-cell>
          <table:table-cell table:number-columns-repeated="1005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304]/120" office:value-type="float" office:value="2.475" calcext:value-type="float">
            <text:p>2.475</text:p>
          </table:table-cell>
          <table:table-cell office:value-type="float" office:value="44.865" calcext:value-type="float">
            <text:p>44.865</text:p>
          </table:table-cell>
          <table:table-cell office:value-type="float" office:value="-14.153" calcext:value-type="float">
            <text:p>-14.153</text:p>
          </table:table-cell>
          <table:table-cell office:value-type="float" office:value="20.848" calcext:value-type="float">
            <text:p>20.848</text:p>
          </table:table-cell>
          <table:table-cell office:value-type="float" office:value="16.941" calcext:value-type="float">
            <text:p>16.941</text:p>
          </table:table-cell>
          <table:table-cell table:formula="of:=[.C304]*2*PI()/360" office:value-type="float" office:value="0.783041968907256" calcext:value-type="float">
            <text:p>0.783041968907256</text:p>
          </table:table-cell>
          <table:table-cell table:formula="of:=[.D304]*2*PI()/360" office:value-type="float" office:value="-0.247016449034757" calcext:value-type="float">
            <text:p>-0.247016449034757</text:p>
          </table:table-cell>
          <table:table-cell table:formula="of:=[.E304]*2*PI()/360" office:value-type="float" office:value="0.363866242455778" calcext:value-type="float">
            <text:p>0.363866242455778</text:p>
          </table:table-cell>
          <table:table-cell table:formula="of:=[.F304]*2*PI()/360" office:value-type="float" office:value="0.295676228580359" calcext:value-type="float">
            <text:p>0.295676228580359</text:p>
          </table:table-cell>
          <table:table-cell table:formula="of:=([.G305]-[.G304])/([.B304]-[.B305])" office:value-type="float" office:value="2.26404110568707" calcext:value-type="float">
            <text:p>2.26404110568707</text:p>
          </table:table-cell>
          <table:table-cell table:formula="of:=([.H305]-[.H304])/([.B304]-[.B305])" office:value-type="float" office:value="0.601091394386848" calcext:value-type="float">
            <text:p>0.601091394386848</text:p>
          </table:table-cell>
          <table:table-cell table:formula="of:=([.I305]-[.I304])/([.B304]-[.B305])" office:value-type="float" office:value="-0.932005820564984" calcext:value-type="float">
            <text:p>-0.932005820564984</text:p>
          </table:table-cell>
          <table:table-cell table:formula="of:=([.J305]-[.J304])/([.B304]-[.B305])" office:value-type="float" office:value="0.286932129027874" calcext:value-type="float">
            <text:p>0.286932129027874</text:p>
          </table:table-cell>
          <table:table-cell table:formula="of:=([.K305]-[.K304])/([.B304]-[.B305])" office:value-type="float" office:value="-8.54513201776123" calcext:value-type="float">
            <text:p>-8.54513201776123</text:p>
          </table:table-cell>
          <table:table-cell table:formula="of:=([.L305]-[.L304])/([.B304]-[.B305])" office:value-type="float" office:value="6.7858401317539" calcext:value-type="float">
            <text:p>6.7858401317539</text:p>
          </table:table-cell>
          <table:table-cell table:formula="of:=([.M305]-[.M304])/([.B304]-[.B305])" office:value-type="float" office:value="5.27787565802912" calcext:value-type="float">
            <text:p>5.27787565802912</text:p>
          </table:table-cell>
          <table:table-cell table:formula="of:=([.N305]-[.N304])/([.B304]-[.B305])" office:value-type="float" office:value="-3.76991118430674" calcext:value-type="float">
            <text:p>-3.76991118430674</text:p>
          </table:table-cell>
          <table:table-cell table:number-columns-repeated="100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5]/120" office:value-type="float" office:value="2.48333333333333" calcext:value-type="float">
            <text:p>2.48333333333333</text:p>
          </table:table-cell>
          <table:table-cell office:value-type="float" office:value="43.784" calcext:value-type="float">
            <text:p>43.784</text:p>
          </table:table-cell>
          <table:table-cell office:value-type="float" office:value="-14.44" calcext:value-type="float">
            <text:p>-14.44</text:p>
          </table:table-cell>
          <table:table-cell office:value-type="float" office:value="21.293" calcext:value-type="float">
            <text:p>21.293</text:p>
          </table:table-cell>
          <table:table-cell office:value-type="float" office:value="16.804" calcext:value-type="float">
            <text:p>16.804</text:p>
          </table:table-cell>
          <table:table-cell table:formula="of:=[.C305]*2*PI()/360" office:value-type="float" office:value="0.764174959693197" calcext:value-type="float">
            <text:p>0.764174959693197</text:p>
          </table:table-cell>
          <table:table-cell table:formula="of:=[.D305]*2*PI()/360" office:value-type="float" office:value="-0.252025543987981" calcext:value-type="float">
            <text:p>-0.252025543987981</text:p>
          </table:table-cell>
          <table:table-cell table:formula="of:=[.E305]*2*PI()/360" office:value-type="float" office:value="0.371632957627153" calcext:value-type="float">
            <text:p>0.371632957627153</text:p>
          </table:table-cell>
          <table:table-cell table:formula="of:=[.F305]*2*PI()/360" office:value-type="float" office:value="0.293285127505127" calcext:value-type="float">
            <text:p>0.293285127505127</text:p>
          </table:table-cell>
          <table:table-cell table:formula="of:=([.G306]-[.G305])/([.B305]-[.B306])" office:value-type="float" office:value="2.33525053916841" calcext:value-type="float">
            <text:p>2.33525053916841</text:p>
          </table:table-cell>
          <table:table-cell table:formula="of:=([.H306]-[.H305])/([.B305]-[.B306])" office:value-type="float" office:value="0.544542726622232" calcext:value-type="float">
            <text:p>0.544542726622232</text:p>
          </table:table-cell>
          <table:table-cell table:formula="of:=([.I306]-[.I305])/([.B305]-[.B306])" office:value-type="float" office:value="-0.975988117715226" calcext:value-type="float">
            <text:p>-0.975988117715226</text:p>
          </table:table-cell>
          <table:table-cell table:formula="of:=([.J306]-[.J305])/([.B305]-[.B306])" office:value-type="float" office:value="0.318348055563763" calcext:value-type="float">
            <text:p>0.318348055563763</text:p>
          </table:table-cell>
          <table:table-cell table:formula="of:=([.K306]-[.K305])/([.B305]-[.B306])" office:value-type="float" office:value="-7.53982236861826" calcext:value-type="float">
            <text:p>-7.53982236861826</text:p>
          </table:table-cell>
          <table:table-cell table:formula="of:=([.L306]-[.L305])/([.B305]-[.B306])" office:value-type="float" office:value="6.53451271946657" calcext:value-type="float">
            <text:p>6.53451271946657</text:p>
          </table:table-cell>
          <table:table-cell table:formula="of:=([.M306]-[.M305])/([.B305]-[.B306])" office:value-type="float" office:value="5.78053048260697" calcext:value-type="float">
            <text:p>5.78053048260697</text:p>
          </table:table-cell>
          <table:table-cell table:formula="of:=([.N306]-[.N305])/([.B305]-[.B306])" office:value-type="float" office:value="-2.5132741228725" calcext:value-type="float">
            <text:p>-2.5132741228725</text:p>
          </table:table-cell>
          <table:table-cell table:number-columns-repeated="100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6]/120" office:value-type="float" office:value="2.49166666666667" calcext:value-type="float">
            <text:p>2.49166666666667</text:p>
          </table:table-cell>
          <table:table-cell office:value-type="float" office:value="42.669" calcext:value-type="float">
            <text:p>42.669</text:p>
          </table:table-cell>
          <table:table-cell office:value-type="float" office:value="-14.7" calcext:value-type="float">
            <text:p>-14.7</text:p>
          </table:table-cell>
          <table:table-cell office:value-type="float" office:value="21.759" calcext:value-type="float">
            <text:p>21.759</text:p>
          </table:table-cell>
          <table:table-cell office:value-type="float" office:value="16.652" calcext:value-type="float">
            <text:p>16.652</text:p>
          </table:table-cell>
          <table:table-cell table:formula="of:=[.C306]*2*PI()/360" office:value-type="float" office:value="0.74471453853346" calcext:value-type="float">
            <text:p>0.74471453853346</text:p>
          </table:table-cell>
          <table:table-cell table:formula="of:=[.D306]*2*PI()/360" office:value-type="float" office:value="-0.256563400043166" calcext:value-type="float">
            <text:p>-0.256563400043166</text:p>
          </table:table-cell>
          <table:table-cell table:formula="of:=[.E306]*2*PI()/360" office:value-type="float" office:value="0.379766191941446" calcext:value-type="float">
            <text:p>0.379766191941446</text:p>
          </table:table-cell>
          <table:table-cell table:formula="of:=[.F306]*2*PI()/360" office:value-type="float" office:value="0.290632227042096" calcext:value-type="float">
            <text:p>0.290632227042096</text:p>
          </table:table-cell>
          <table:table-cell table:formula="of:=([.G307]-[.G306])/([.B306]-[.B307])" office:value-type="float" office:value="2.39808239224023" calcext:value-type="float">
            <text:p>2.39808239224023</text:p>
          </table:table-cell>
          <table:table-cell table:formula="of:=([.H307]-[.H306])/([.B306]-[.B307])" office:value-type="float" office:value="0.490088453960011" calcext:value-type="float">
            <text:p>0.490088453960011</text:p>
          </table:table-cell>
          <table:table-cell table:formula="of:=([.I307]-[.I306])/([.B306]-[.B307])" office:value-type="float" office:value="-1.02415920507028" calcext:value-type="float">
            <text:p>-1.02415920507028</text:p>
          </table:table-cell>
          <table:table-cell table:formula="of:=([.J307]-[.J306])/([.B306]-[.B307])" office:value-type="float" office:value="0.3392920065877" calcext:value-type="float">
            <text:p>0.3392920065877</text:p>
          </table:table-cell>
          <table:table-cell table:formula="of:=([.K307]-[.K306])/([.B306]-[.B307])" office:value-type="float" office:value="-6.78584013175233" calcext:value-type="float">
            <text:p>-6.78584013175233</text:p>
          </table:table-cell>
          <table:table-cell table:formula="of:=([.L307]-[.L306])/([.B306]-[.B307])" office:value-type="float" office:value="5.52920307031805" calcext:value-type="float">
            <text:p>5.52920307031805</text:p>
          </table:table-cell>
          <table:table-cell table:formula="of:=([.M307]-[.M306])/([.B306]-[.B307])" office:value-type="float" office:value="6.53451271946577" calcext:value-type="float">
            <text:p>6.53451271946577</text:p>
          </table:table-cell>
          <table:table-cell table:formula="of:=([.N307]-[.N306])/([.B306]-[.B307])" office:value-type="float" office:value="-1.50796447372238" calcext:value-type="float">
            <text:p>-1.50796447372238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7]/120" office:value-type="float" office:value="2.5" calcext:value-type="float">
            <text:p>2.5</text:p>
          </table:table-cell>
          <table:table-cell office:value-type="float" office:value="41.524" calcext:value-type="float">
            <text:p>41.524</text:p>
          </table:table-cell>
          <table:table-cell office:value-type="float" office:value="-14.934" calcext:value-type="float">
            <text:p>-14.934</text:p>
          </table:table-cell>
          <table:table-cell office:value-type="float" office:value="22.248" calcext:value-type="float">
            <text:p>22.248</text:p>
          </table:table-cell>
          <table:table-cell office:value-type="float" office:value="16.49" calcext:value-type="float">
            <text:p>16.49</text:p>
          </table:table-cell>
          <table:table-cell table:formula="of:=[.C307]*2*PI()/360" office:value-type="float" office:value="0.724730518598125" calcext:value-type="float">
            <text:p>0.724730518598125</text:p>
          </table:table-cell>
          <table:table-cell table:formula="of:=[.D307]*2*PI()/360" office:value-type="float" office:value="-0.260647470492833" calcext:value-type="float">
            <text:p>-0.260647470492833</text:p>
          </table:table-cell>
          <table:table-cell table:formula="of:=[.E307]*2*PI()/360" office:value-type="float" office:value="0.388300851983698" calcext:value-type="float">
            <text:p>0.388300851983698</text:p>
          </table:table-cell>
          <table:table-cell table:formula="of:=[.F307]*2*PI()/360" office:value-type="float" office:value="0.287804793653865" calcext:value-type="float">
            <text:p>0.287804793653865</text:p>
          </table:table-cell>
          <table:table-cell table:formula="of:=([.G308]-[.G307])/([.B307]-[.B308])" office:value-type="float" office:value="2.45463106000483" calcext:value-type="float">
            <text:p>2.45463106000483</text:p>
          </table:table-cell>
          <table:table-cell table:formula="of:=([.H308]-[.H307])/([.B307]-[.B308])" office:value-type="float" office:value="0.444011761707361" calcext:value-type="float">
            <text:p>0.444011761707361</text:p>
          </table:table-cell>
          <table:table-cell table:formula="of:=([.I308]-[.I307])/([.B307]-[.B308])" office:value-type="float" office:value="-1.0786134777325" calcext:value-type="float">
            <text:p>-1.0786134777325</text:p>
          </table:table-cell>
          <table:table-cell table:formula="of:=([.J308]-[.J307])/([.B307]-[.B308])" office:value-type="float" office:value="0.351858377202053" calcext:value-type="float">
            <text:p>0.351858377202053</text:p>
          </table:table-cell>
          <table:table-cell table:formula="of:=([.K308]-[.K307])/([.B307]-[.B308])" office:value-type="float" office:value="-4.52389342116872" calcext:value-type="float">
            <text:p>-4.52389342116872</text:p>
          </table:table-cell>
          <table:table-cell table:formula="of:=([.L308]-[.L307])/([.B307]-[.B308])" office:value-type="float" office:value="4.272566008883" calcext:value-type="float">
            <text:p>4.272566008883</text:p>
          </table:table-cell>
          <table:table-cell table:formula="of:=([.M308]-[.M307])/([.B307]-[.B308])" office:value-type="float" office:value="8.04247719318895" calcext:value-type="float">
            <text:p>8.04247719318895</text:p>
          </table:table-cell>
          <table:table-cell table:formula="of:=([.N308]-[.N307])/([.B307]-[.B308])" office:value-type="float" office:value="0.251327412286536" calcext:value-type="float">
            <text:p>0.251327412286536</text:p>
          </table:table-cell>
          <table:table-cell table:number-columns-repeated="100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8]/120" office:value-type="float" office:value="2.50833333333333" calcext:value-type="float">
            <text:p>2.50833333333333</text:p>
          </table:table-cell>
          <table:table-cell office:value-type="float" office:value="40.352" calcext:value-type="float">
            <text:p>40.352</text:p>
          </table:table-cell>
          <table:table-cell office:value-type="float" office:value="-15.146" calcext:value-type="float">
            <text:p>-15.146</text:p>
          </table:table-cell>
          <table:table-cell office:value-type="float" office:value="22.763" calcext:value-type="float">
            <text:p>22.763</text:p>
          </table:table-cell>
          <table:table-cell office:value-type="float" office:value="16.322" calcext:value-type="float">
            <text:p>16.322</text:p>
          </table:table-cell>
          <table:table-cell table:formula="of:=[.C308]*2*PI()/360" office:value-type="float" office:value="0.704275259764752" calcext:value-type="float">
            <text:p>0.704275259764752</text:p>
          </table:table-cell>
          <table:table-cell table:formula="of:=[.D308]*2*PI()/360" office:value-type="float" office:value="-0.264347568507061" calcext:value-type="float">
            <text:p>-0.264347568507061</text:p>
          </table:table-cell>
          <table:table-cell table:formula="of:=[.E308]*2*PI()/360" office:value-type="float" office:value="0.397289297631469" calcext:value-type="float">
            <text:p>0.397289297631469</text:p>
          </table:table-cell>
          <table:table-cell table:formula="of:=[.F308]*2*PI()/360" office:value-type="float" office:value="0.284872640510514" calcext:value-type="float">
            <text:p>0.284872640510514</text:p>
          </table:table-cell>
          <table:table-cell table:formula="of:=([.G309]-[.G308])/([.B308]-[.B309])" office:value-type="float" office:value="2.4923301718479" calcext:value-type="float">
            <text:p>2.4923301718479</text:p>
          </table:table-cell>
          <table:table-cell table:formula="of:=([.H309]-[.H308])/([.B308]-[.B309])" office:value-type="float" office:value="0.408407044966669" calcext:value-type="float">
            <text:p>0.408407044966669</text:p>
          </table:table-cell>
          <table:table-cell table:formula="of:=([.I309]-[.I308])/([.B308]-[.B309])" office:value-type="float" office:value="-1.14563412100907" calcext:value-type="float">
            <text:p>-1.14563412100907</text:p>
          </table:table-cell>
          <table:table-cell table:formula="of:=([.J309]-[.J308])/([.B308]-[.B309])" office:value-type="float" office:value="0.349763982099666" calcext:value-type="float">
            <text:p>0.349763982099666</text:p>
          </table:table-cell>
          <table:table-cell table:formula="of:=([.K309]-[.K308])/([.B308]-[.B309])" office:value-type="float" office:value="-2.51327412287329" calcext:value-type="float">
            <text:p>-2.51327412287329</text:p>
          </table:table-cell>
          <table:table-cell table:formula="of:=([.L309]-[.L308])/([.B308]-[.B309])" office:value-type="float" office:value="2.51327412287089" calcext:value-type="float">
            <text:p>2.51327412287089</text:p>
          </table:table-cell>
          <table:table-cell table:formula="of:=([.M309]-[.M308])/([.B308]-[.B309])" office:value-type="float" office:value="10.0530964914884" calcext:value-type="float">
            <text:p>10.0530964914884</text:p>
          </table:table-cell>
          <table:table-cell table:formula="of:=([.N309]-[.N308])/([.B308]-[.B309])" office:value-type="float" office:value="0.251327412287329" calcext:value-type="float">
            <text:p>0.251327412287329</text:p>
          </table:table-cell>
          <table:table-cell table:number-columns-repeated="1005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9]/120" office:value-type="float" office:value="2.51666666666667" calcext:value-type="float">
            <text:p>2.51666666666667</text:p>
          </table:table-cell>
          <table:table-cell office:value-type="float" office:value="39.162" calcext:value-type="float">
            <text:p>39.162</text:p>
          </table:table-cell>
          <table:table-cell office:value-type="float" office:value="-15.341" calcext:value-type="float">
            <text:p>-15.341</text:p>
          </table:table-cell>
          <table:table-cell office:value-type="float" office:value="23.31" calcext:value-type="float">
            <text:p>23.31</text:p>
          </table:table-cell>
          <table:table-cell office:value-type="float" office:value="16.155" calcext:value-type="float">
            <text:p>16.155</text:p>
          </table:table-cell>
          <table:table-cell table:formula="of:=[.C309]*2*PI()/360" office:value-type="float" office:value="0.683505841666019" calcext:value-type="float">
            <text:p>0.683505841666019</text:p>
          </table:table-cell>
          <table:table-cell table:formula="of:=[.D309]*2*PI()/360" office:value-type="float" office:value="-0.26775096054845" calcext:value-type="float">
            <text:p>-0.26775096054845</text:p>
          </table:table-cell>
          <table:table-cell table:formula="of:=[.E309]*2*PI()/360" office:value-type="float" office:value="0.406836248639878" calcext:value-type="float">
            <text:p>0.406836248639878</text:p>
          </table:table-cell>
          <table:table-cell table:formula="of:=[.F309]*2*PI()/360" office:value-type="float" office:value="0.281957940659684" calcext:value-type="float">
            <text:p>0.281957940659684</text:p>
          </table:table-cell>
          <table:table-cell table:formula="of:=([.G310]-[.G309])/([.B309]-[.B310])" office:value-type="float" office:value="2.51327412287185" calcext:value-type="float">
            <text:p>2.51327412287185</text:p>
          </table:table-cell>
          <table:table-cell table:formula="of:=([.H310]-[.H309])/([.B309]-[.B310])" office:value-type="float" office:value="0.387463093942745" calcext:value-type="float">
            <text:p>0.387463093942745</text:p>
          </table:table-cell>
          <table:table-cell table:formula="of:=([.I310]-[.I309])/([.B309]-[.B310])" office:value-type="float" office:value="-1.22940992510481" calcext:value-type="float">
            <text:p>-1.22940992510481</text:p>
          </table:table-cell>
          <table:table-cell table:formula="of:=([.J310]-[.J309])/([.B309]-[.B310])" office:value-type="float" office:value="0.347669586997271" calcext:value-type="float">
            <text:p>0.347669586997271</text:p>
          </table:table-cell>
          <table:table-cell table:formula="of:=([.K310]-[.K309])/([.B309]-[.B310])" office:value-type="float" office:value="-0" calcext:value-type="float">
            <text:p>0</text:p>
          </table:table-cell>
          <table:table-cell table:formula="of:=([.L310]-[.L309])/([.B309]-[.B310])" office:value-type="float" office:value="1.00530964914852" calcext:value-type="float">
            <text:p>1.00530964914852</text:p>
          </table:table-cell>
          <table:table-cell table:formula="of:=([.M310]-[.M309])/([.B309]-[.B310])" office:value-type="float" office:value="12.0637157897862" calcext:value-type="float">
            <text:p>12.0637157897862</text:p>
          </table:table-cell>
          <table:table-cell table:formula="of:=([.N310]-[.N309])/([.B309]-[.B310])" office:value-type="float" office:value="0.502654824574657" calcext:value-type="float">
            <text:p>0.502654824574657</text:p>
          </table:table-cell>
          <table:table-cell table:number-columns-repeated="100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10]/120" office:value-type="float" office:value="2.525" calcext:value-type="float">
            <text:p>2.525</text:p>
          </table:table-cell>
          <table:table-cell office:value-type="float" office:value="37.962" calcext:value-type="float">
            <text:p>37.962</text:p>
          </table:table-cell>
          <table:table-cell office:value-type="float" office:value="-15.526" calcext:value-type="float">
            <text:p>-15.526</text:p>
          </table:table-cell>
          <table:table-cell office:value-type="float" office:value="23.897" calcext:value-type="float">
            <text:p>23.897</text:p>
          </table:table-cell>
          <table:table-cell office:value-type="float" office:value="15.989" calcext:value-type="float">
            <text:p>15.989</text:p>
          </table:table-cell>
          <table:table-cell table:formula="of:=[.C310]*2*PI()/360" office:value-type="float" office:value="0.662561890642087" calcext:value-type="float">
            <text:p>0.662561890642087</text:p>
          </table:table-cell>
          <table:table-cell table:formula="of:=[.D310]*2*PI()/360" office:value-type="float" office:value="-0.27097981966464" calcext:value-type="float">
            <text:p>-0.27097981966464</text:p>
          </table:table-cell>
          <table:table-cell table:formula="of:=[.E310]*2*PI()/360" office:value-type="float" office:value="0.417081331349085" calcext:value-type="float">
            <text:p>0.417081331349085</text:p>
          </table:table-cell>
          <table:table-cell table:formula="of:=[.F310]*2*PI()/360" office:value-type="float" office:value="0.279060694101373" calcext:value-type="float">
            <text:p>0.279060694101373</text:p>
          </table:table-cell>
          <table:table-cell table:formula="of:=([.G311]-[.G310])/([.B310]-[.B311])" office:value-type="float" office:value="2.51327412287185" calcext:value-type="float">
            <text:p>2.51327412287185</text:p>
          </table:table-cell>
          <table:table-cell table:formula="of:=([.H311]-[.H310])/([.B310]-[.B311])" office:value-type="float" office:value="0.379085513533174" calcext:value-type="float">
            <text:p>0.379085513533174</text:p>
          </table:table-cell>
          <table:table-cell table:formula="of:=([.I311]-[.I310])/([.B310]-[.B311])" office:value-type="float" office:value="-1.32994089001969" calcext:value-type="float">
            <text:p>-1.32994089001969</text:p>
          </table:table-cell>
          <table:table-cell table:formula="of:=([.J311]-[.J310])/([.B310]-[.B311])" office:value-type="float" office:value="0.343480796792483" calcext:value-type="float">
            <text:p>0.343480796792483</text:p>
          </table:table-cell>
          <table:table-cell table:formula="of:=([.K311]-[.K310])/([.B310]-[.B311])" office:value-type="float" office:value="3.01592894744634" calcext:value-type="float">
            <text:p>3.01592894744634</text:p>
          </table:table-cell>
          <table:table-cell table:formula="of:=([.L311]-[.L310])/([.B310]-[.B311])" office:value-type="float" office:value="-0.753982236860394" calcext:value-type="float">
            <text:p>-0.753982236860394</text:p>
          </table:table-cell>
          <table:table-cell table:formula="of:=([.M311]-[.M310])/([.B310]-[.B311])" office:value-type="float" office:value="14.3256625003682" calcext:value-type="float">
            <text:p>14.3256625003682</text:p>
          </table:table-cell>
          <table:table-cell table:formula="of:=([.N311]-[.N310])/([.B310]-[.B311])" office:value-type="float" office:value="-0.753982236861986" calcext:value-type="float">
            <text:p>-0.753982236861986</text:p>
          </table:table-cell>
          <table:table-cell table:number-columns-repeated="100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11]/120" office:value-type="float" office:value="2.53333333333333" calcext:value-type="float">
            <text:p>2.53333333333333</text:p>
          </table:table-cell>
          <table:table-cell office:value-type="float" office:value="36.762" calcext:value-type="float">
            <text:p>36.762</text:p>
          </table:table-cell>
          <table:table-cell office:value-type="float" office:value="-15.707" calcext:value-type="float">
            <text:p>-15.707</text:p>
          </table:table-cell>
          <table:table-cell office:value-type="float" office:value="24.532" calcext:value-type="float">
            <text:p>24.532</text:p>
          </table:table-cell>
          <table:table-cell office:value-type="float" office:value="15.825" calcext:value-type="float">
            <text:p>15.825</text:p>
          </table:table-cell>
          <table:table-cell table:formula="of:=[.C311]*2*PI()/360" office:value-type="float" office:value="0.641617939618155" calcext:value-type="float">
            <text:p>0.641617939618155</text:p>
          </table:table-cell>
          <table:table-cell table:formula="of:=[.D311]*2*PI()/360" office:value-type="float" office:value="-0.274138865610749" calcext:value-type="float">
            <text:p>-0.274138865610749</text:p>
          </table:table-cell>
          <table:table-cell table:formula="of:=[.E311]*2*PI()/360" office:value-type="float" office:value="0.428164172099249" calcext:value-type="float">
            <text:p>0.428164172099249</text:p>
          </table:table-cell>
          <table:table-cell table:formula="of:=[.F311]*2*PI()/360" office:value-type="float" office:value="0.276198354128103" calcext:value-type="float">
            <text:p>0.276198354128103</text:p>
          </table:table-cell>
          <table:table-cell table:formula="of:=([.G312]-[.G311])/([.B311]-[.B312])" office:value-type="float" office:value="2.48814138164313" calcext:value-type="float">
            <text:p>2.48814138164313</text:p>
          </table:table-cell>
          <table:table-cell table:formula="of:=([.H312]-[.H311])/([.B311]-[.B312])" office:value-type="float" office:value="0.385368698840344" calcext:value-type="float">
            <text:p>0.385368698840344</text:p>
          </table:table-cell>
          <table:table-cell table:formula="of:=([.I312]-[.I311])/([.B311]-[.B312])" office:value-type="float" office:value="-1.4493214108561" calcext:value-type="float">
            <text:p>-1.4493214108561</text:p>
          </table:table-cell>
          <table:table-cell table:formula="of:=([.J312]-[.J311])/([.B311]-[.B312])" office:value-type="float" office:value="0.349763982099666" calcext:value-type="float">
            <text:p>0.349763982099666</text:p>
          </table:table-cell>
          <table:table-cell table:formula="of:=([.K312]-[.K311])/([.B311]-[.B312])" office:value-type="float" office:value="6.03185789489269" calcext:value-type="float">
            <text:p>6.03185789489269</text:p>
          </table:table-cell>
          <table:table-cell table:formula="of:=([.L312]-[.L311])/([.B311]-[.B312])" office:value-type="float" office:value="-1.50796447372397" calcext:value-type="float">
            <text:p>-1.50796447372397</text:p>
          </table:table-cell>
          <table:table-cell table:formula="of:=([.M312]-[.M311])/([.B311]-[.B312])" office:value-type="float" office:value="13.0690254389331" calcext:value-type="float">
            <text:p>13.0690254389331</text:p>
          </table:table-cell>
          <table:table-cell table:formula="of:=([.N312]-[.N311])/([.B311]-[.B312])" office:value-type="float" office:value="-1.50796447372398" calcext:value-type="float">
            <text:p>-1.50796447372398</text:p>
          </table:table-cell>
          <table:table-cell table:number-columns-repeated="100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12]/120" office:value-type="float" office:value="2.54166666666667" calcext:value-type="float">
            <text:p>2.54166666666667</text:p>
          </table:table-cell>
          <table:table-cell office:value-type="float" office:value="35.574" calcext:value-type="float">
            <text:p>35.574</text:p>
          </table:table-cell>
          <table:table-cell office:value-type="float" office:value="-15.891" calcext:value-type="float">
            <text:p>-15.891</text:p>
          </table:table-cell>
          <table:table-cell office:value-type="float" office:value="25.224" calcext:value-type="float">
            <text:p>25.224</text:p>
          </table:table-cell>
          <table:table-cell office:value-type="float" office:value="15.658" calcext:value-type="float">
            <text:p>15.658</text:p>
          </table:table-cell>
          <table:table-cell table:formula="of:=[.C312]*2*PI()/360" office:value-type="float" office:value="0.620883428104463" calcext:value-type="float">
            <text:p>0.620883428104463</text:p>
          </table:table-cell>
          <table:table-cell table:formula="of:=[.D312]*2*PI()/360" office:value-type="float" office:value="-0.277350271434419" calcext:value-type="float">
            <text:p>-0.277350271434419</text:p>
          </table:table-cell>
          <table:table-cell table:formula="of:=[.E312]*2*PI()/360" office:value-type="float" office:value="0.44024185052305" calcext:value-type="float">
            <text:p>0.44024185052305</text:p>
          </table:table-cell>
          <table:table-cell table:formula="of:=[.F312]*2*PI()/360" office:value-type="float" office:value="0.273283654277272" calcext:value-type="float">
            <text:p>0.273283654277272</text:p>
          </table:table-cell>
          <table:table-cell table:formula="of:=([.G313]-[.G312])/([.B312]-[.B313])" office:value-type="float" office:value="2.43787589918569" calcext:value-type="float">
            <text:p>2.43787589918569</text:p>
          </table:table-cell>
          <table:table-cell table:formula="of:=([.H313]-[.H312])/([.B312]-[.B313])" office:value-type="float" office:value="0.39793506945471" calcext:value-type="float">
            <text:p>0.39793506945471</text:p>
          </table:table-cell>
          <table:table-cell table:formula="of:=([.I313]-[.I312])/([.B312]-[.B313])" office:value-type="float" office:value="-1.55822995618054" calcext:value-type="float">
            <text:p>-1.55822995618054</text:p>
          </table:table-cell>
          <table:table-cell table:formula="of:=([.J313]-[.J312])/([.B312]-[.B313])" office:value-type="float" office:value="0.362330352714032" calcext:value-type="float">
            <text:p>0.362330352714032</text:p>
          </table:table-cell>
          <table:table-cell table:formula="of:=([.K313]-[.K312])/([.B312]-[.B313])" office:value-type="float" office:value="9.04778684233909" calcext:value-type="float">
            <text:p>9.04778684233909</text:p>
          </table:table-cell>
          <table:table-cell table:formula="of:=([.L313]-[.L312])/([.B312]-[.B313])" office:value-type="float" office:value="-2.26194671058517" calcext:value-type="float">
            <text:p>-2.26194671058517</text:p>
          </table:table-cell>
          <table:table-cell table:formula="of:=([.M313]-[.M312])/([.B312]-[.B313])" office:value-type="float" office:value="9.55044166691372" calcext:value-type="float">
            <text:p>9.55044166691372</text:p>
          </table:table-cell>
          <table:table-cell table:formula="of:=([.N313]-[.N312])/([.B312]-[.B313])" office:value-type="float" office:value="-1.25663706143425" calcext:value-type="float">
            <text:p>-1.25663706143425</text:p>
          </table:table-cell>
          <table:table-cell table:number-columns-repeated="100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13]/120" office:value-type="float" office:value="2.55" calcext:value-type="float">
            <text:p>2.55</text:p>
          </table:table-cell>
          <table:table-cell office:value-type="float" office:value="34.41" calcext:value-type="float">
            <text:p>34.41</text:p>
          </table:table-cell>
          <table:table-cell office:value-type="float" office:value="-16.081" calcext:value-type="float">
            <text:p>-16.081</text:p>
          </table:table-cell>
          <table:table-cell office:value-type="float" office:value="25.968" calcext:value-type="float">
            <text:p>25.968</text:p>
          </table:table-cell>
          <table:table-cell office:value-type="float" office:value="15.485" calcext:value-type="float">
            <text:p>15.485</text:p>
          </table:table-cell>
          <table:table-cell table:formula="of:=[.C313]*2*PI()/360" office:value-type="float" office:value="0.600567795611249" calcext:value-type="float">
            <text:p>0.600567795611249</text:p>
          </table:table-cell>
          <table:table-cell table:formula="of:=[.D313]*2*PI()/360" office:value-type="float" office:value="-0.280666397013208" calcext:value-type="float">
            <text:p>-0.280666397013208</text:p>
          </table:table-cell>
          <table:table-cell table:formula="of:=[.E313]*2*PI()/360" office:value-type="float" office:value="0.453227100157887" calcext:value-type="float">
            <text:p>0.453227100157887</text:p>
          </table:table-cell>
          <table:table-cell table:formula="of:=[.F313]*2*PI()/360" office:value-type="float" office:value="0.270264234671322" calcext:value-type="float">
            <text:p>0.270264234671322</text:p>
          </table:table-cell>
          <table:table-cell table:formula="of:=([.G314]-[.G313])/([.B313]-[.B314])" office:value-type="float" office:value="2.36247767549953" calcext:value-type="float">
            <text:p>2.36247767549953</text:p>
          </table:table-cell>
          <table:table-cell table:formula="of:=([.H314]-[.H313])/([.B313]-[.B314])" office:value-type="float" office:value="0.416784625376253" calcext:value-type="float">
            <text:p>0.416784625376253</text:p>
          </table:table-cell>
          <table:table-cell table:formula="of:=([.I314]-[.I313])/([.B313]-[.B314])" office:value-type="float" office:value="-1.63781697007149" calcext:value-type="float">
            <text:p>-1.63781697007149</text:p>
          </table:table-cell>
          <table:table-cell table:formula="of:=([.J314]-[.J313])/([.B313]-[.B314])" office:value-type="float" office:value="0.372802328225984" calcext:value-type="float">
            <text:p>0.372802328225984</text:p>
          </table:table-cell>
          <table:table-cell table:formula="of:=([.K314]-[.K313])/([.B313]-[.B314])" office:value-type="float" office:value="12.5663706143729" calcext:value-type="float">
            <text:p>12.5663706143729</text:p>
          </table:table-cell>
          <table:table-cell table:formula="of:=([.L314]-[.L313])/([.B313]-[.B314])" office:value-type="float" office:value="-3.51858377201656" calcext:value-type="float">
            <text:p>-3.51858377201656</text:p>
          </table:table-cell>
          <table:table-cell table:formula="of:=([.M314]-[.M313])/([.B313]-[.B314])" office:value-type="float" office:value="4.021238596585" calcext:value-type="float">
            <text:p>4.021238596585</text:p>
          </table:table-cell>
          <table:table-cell table:formula="of:=([.N314]-[.N313])/([.B313]-[.B314])" office:value-type="float" office:value="0.753982236862732" calcext:value-type="float">
            <text:p>0.753982236862732</text:p>
          </table:table-cell>
          <table:table-cell table:number-columns-repeated="1005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14]/120" office:value-type="float" office:value="2.55833333333333" calcext:value-type="float">
            <text:p>2.55833333333333</text:p>
          </table:table-cell>
          <table:table-cell office:value-type="float" office:value="33.282" calcext:value-type="float">
            <text:p>33.282</text:p>
          </table:table-cell>
          <table:table-cell office:value-type="float" office:value="-16.28" calcext:value-type="float">
            <text:p>-16.28</text:p>
          </table:table-cell>
          <table:table-cell office:value-type="float" office:value="26.75" calcext:value-type="float">
            <text:p>26.75</text:p>
          </table:table-cell>
          <table:table-cell office:value-type="float" office:value="15.307" calcext:value-type="float">
            <text:p>15.307</text:p>
          </table:table-cell>
          <table:table-cell table:formula="of:=[.C314]*2*PI()/360" office:value-type="float" office:value="0.580880481648753" calcext:value-type="float">
            <text:p>0.580880481648753</text:p>
          </table:table-cell>
          <table:table-cell table:formula="of:=[.D314]*2*PI()/360" office:value-type="float" office:value="-0.284139602224677" calcext:value-type="float">
            <text:p>-0.284139602224677</text:p>
          </table:table-cell>
          <table:table-cell table:formula="of:=[.E314]*2*PI()/360" office:value-type="float" office:value="0.466875574908483" calcext:value-type="float">
            <text:p>0.466875574908483</text:p>
          </table:table-cell>
          <table:table-cell table:formula="of:=[.F314]*2*PI()/360" office:value-type="float" office:value="0.267157548602772" calcext:value-type="float">
            <text:p>0.267157548602772</text:p>
          </table:table-cell>
          <table:table-cell table:formula="of:=([.G315]-[.G314])/([.B314]-[.B315])" office:value-type="float" office:value="2.25775792037976" calcext:value-type="float">
            <text:p>2.25775792037976</text:p>
          </table:table-cell>
          <table:table-cell table:formula="of:=([.H315]-[.H314])/([.B314]-[.B315])" office:value-type="float" office:value="0.446106156809725" calcext:value-type="float">
            <text:p>0.446106156809725</text:p>
          </table:table-cell>
          <table:table-cell table:formula="of:=([.I315]-[.I314])/([.B314]-[.B315])" office:value-type="float" office:value="-1.67132729170969" calcext:value-type="float">
            <text:p>-1.67132729170969</text:p>
          </table:table-cell>
          <table:table-cell table:formula="of:=([.J315]-[.J314])/([.B314]-[.B315])" office:value-type="float" office:value="0.366519142918795" calcext:value-type="float">
            <text:p>0.366519142918795</text:p>
          </table:table-cell>
          <table:table-cell table:formula="of:=([.K315]-[.K314])/([.B314]-[.B315])" office:value-type="float" office:value="15.0796447372181" calcext:value-type="float">
            <text:p>15.0796447372181</text:p>
          </table:table-cell>
          <table:table-cell table:formula="of:=([.L315]-[.L314])/([.B314]-[.B315])" office:value-type="float" office:value="-3.26725635973716" calcext:value-type="float">
            <text:p>-3.26725635973716</text:p>
          </table:table-cell>
          <table:table-cell table:formula="of:=([.M315]-[.M314])/([.B314]-[.B315])" office:value-type="float" office:value="0.0000000000098854258112619" calcext:value-type="float">
            <text:p>9.8854258112619E-12</text:p>
          </table:table-cell>
          <table:table-cell table:formula="of:=([.N315]-[.N314])/([.B314]-[.B315])" office:value-type="float" office:value="3.26725635973197" calcext:value-type="float">
            <text:p>3.26725635973197</text:p>
          </table:table-cell>
          <table:table-cell table:number-columns-repeated="100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5]/120" office:value-type="float" office:value="2.56666666666667" calcext:value-type="float">
            <text:p>2.56666666666667</text:p>
          </table:table-cell>
          <table:table-cell office:value-type="float" office:value="32.204" calcext:value-type="float">
            <text:p>32.204</text:p>
          </table:table-cell>
          <table:table-cell office:value-type="float" office:value="-16.493" calcext:value-type="float">
            <text:p>-16.493</text:p>
          </table:table-cell>
          <table:table-cell office:value-type="float" office:value="27.548" calcext:value-type="float">
            <text:p>27.548</text:p>
          </table:table-cell>
          <table:table-cell office:value-type="float" office:value="15.132" calcext:value-type="float">
            <text:p>15.132</text:p>
          </table:table-cell>
          <table:table-cell table:formula="of:=[.C315]*2*PI()/360" office:value-type="float" office:value="0.562065832312254" calcext:value-type="float">
            <text:p>0.562065832312254</text:p>
          </table:table-cell>
          <table:table-cell table:formula="of:=[.D315]*2*PI()/360" office:value-type="float" office:value="-0.287857153531425" calcext:value-type="float">
            <text:p>-0.287857153531425</text:p>
          </table:table-cell>
          <table:table-cell table:formula="of:=[.E315]*2*PI()/360" office:value-type="float" office:value="0.480803302339398" calcext:value-type="float">
            <text:p>0.480803302339398</text:p>
          </table:table-cell>
          <table:table-cell table:formula="of:=[.F315]*2*PI()/360" office:value-type="float" office:value="0.264103222411782" calcext:value-type="float">
            <text:p>0.264103222411782</text:p>
          </table:table-cell>
          <table:table-cell table:formula="of:=([.G316]-[.G315])/([.B315]-[.B316])" office:value-type="float" office:value="2.13209421423626" calcext:value-type="float">
            <text:p>2.13209421423626</text:p>
          </table:table-cell>
          <table:table-cell table:formula="of:=([.H316]-[.H315])/([.B315]-[.B316])" office:value-type="float" office:value="0.473333293140869" calcext:value-type="float">
            <text:p>0.473333293140869</text:p>
          </table:table-cell>
          <table:table-cell table:formula="of:=([.I316]-[.I315])/([.B315]-[.B316])" office:value-type="float" office:value="-1.67132729170978" calcext:value-type="float">
            <text:p>-1.67132729170978</text:p>
          </table:table-cell>
          <table:table-cell table:formula="of:=([.J316]-[.J315])/([.B315]-[.B316])" office:value-type="float" office:value="0.339292006587694" calcext:value-type="float">
            <text:p>0.339292006587694</text:p>
          </table:table-cell>
          <table:table-cell table:formula="of:=([.K316]-[.K315])/([.B315]-[.B316])" office:value-type="float" office:value="17.5929188601003" calcext:value-type="float">
            <text:p>17.5929188601003</text:p>
          </table:table-cell>
          <table:table-cell table:formula="of:=([.L316]-[.L315])/([.B315]-[.B316])" office:value-type="float" office:value="-4.2725660088806" calcext:value-type="float">
            <text:p>-4.2725660088806</text:p>
          </table:table-cell>
          <table:table-cell table:formula="of:=([.M316]-[.M315])/([.B315]-[.B316])" office:value-type="float" office:value="1.00530964914772" calcext:value-type="float">
            <text:p>1.00530964914772</text:p>
          </table:table-cell>
          <table:table-cell table:formula="of:=([.N316]-[.N315])/([.B315]-[.B316])" office:value-type="float" office:value="5.52920307031725" calcext:value-type="float">
            <text:p>5.52920307031725</text:p>
          </table:table-cell>
          <table:table-cell table:number-columns-repeated="1005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6]/120" office:value-type="float" office:value="2.575" calcext:value-type="float">
            <text:p>2.575</text:p>
          </table:table-cell>
          <table:table-cell office:value-type="float" office:value="31.186" calcext:value-type="float">
            <text:p>31.186</text:p>
          </table:table-cell>
          <table:table-cell office:value-type="float" office:value="-16.719" calcext:value-type="float">
            <text:p>-16.719</text:p>
          </table:table-cell>
          <table:table-cell office:value-type="float" office:value="28.346" calcext:value-type="float">
            <text:p>28.346</text:p>
          </table:table-cell>
          <table:table-cell office:value-type="float" office:value="14.97" calcext:value-type="float">
            <text:p>14.97</text:p>
          </table:table-cell>
          <table:table-cell table:formula="of:=[.C316]*2*PI()/360" office:value-type="float" office:value="0.544298380526952" calcext:value-type="float">
            <text:p>0.544298380526952</text:p>
          </table:table-cell>
          <table:table-cell table:formula="of:=[.D316]*2*PI()/360" office:value-type="float" office:value="-0.291801597640932" calcext:value-type="float">
            <text:p>-0.291801597640932</text:p>
          </table:table-cell>
          <table:table-cell table:formula="of:=[.E316]*2*PI()/360" office:value-type="float" office:value="0.494731029770313" calcext:value-type="float">
            <text:p>0.494731029770313</text:p>
          </table:table-cell>
          <table:table-cell table:formula="of:=[.F316]*2*PI()/360" office:value-type="float" office:value="0.261275789023551" calcext:value-type="float">
            <text:p>0.261275789023551</text:p>
          </table:table-cell>
          <table:table-cell table:formula="of:=([.G317]-[.G316])/([.B316]-[.B317])" office:value-type="float" office:value="1.98548655706876" calcext:value-type="float">
            <text:p>1.98548655706876</text:p>
          </table:table-cell>
          <table:table-cell table:formula="of:=([.H317]-[.H316])/([.B316]-[.B317])" office:value-type="float" office:value="0.508938009881541" calcext:value-type="float">
            <text:p>0.508938009881541</text:p>
          </table:table-cell>
          <table:table-cell table:formula="of:=([.I317]-[.I316])/([.B316]-[.B317])" office:value-type="float" office:value="-1.67970487211934" calcext:value-type="float">
            <text:p>-1.67970487211934</text:p>
          </table:table-cell>
          <table:table-cell table:formula="of:=([.J317]-[.J316])/([.B316]-[.B317])" office:value-type="float" office:value="0.29321531433505" calcext:value-type="float">
            <text:p>0.29321531433505</text:p>
          </table:table-cell>
          <table:table-cell table:formula="of:=([.K317]-[.K316])/([.B316]-[.B317])" office:value-type="float" office:value="18.0955736846781" calcext:value-type="float">
            <text:p>18.0955736846781</text:p>
          </table:table-cell>
          <table:table-cell table:formula="of:=([.L317]-[.L316])/([.B316]-[.B317])" office:value-type="float" office:value="-4.52389342117033" calcext:value-type="float">
            <text:p>-4.52389342117033</text:p>
          </table:table-cell>
          <table:table-cell table:formula="of:=([.M317]-[.M316])/([.B316]-[.B317])" office:value-type="float" office:value="4.52389342117032" calcext:value-type="float">
            <text:p>4.52389342117032</text:p>
          </table:table-cell>
          <table:table-cell table:formula="of:=([.N317]-[.N316])/([.B316]-[.B317])" office:value-type="float" office:value="7.28849495632856" calcext:value-type="float">
            <text:p>7.28849495632856</text:p>
          </table:table-cell>
          <table:table-cell table:number-columns-repeated="100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7]/120" office:value-type="float" office:value="2.58333333333333" calcext:value-type="float">
            <text:p>2.58333333333333</text:p>
          </table:table-cell>
          <table:table-cell office:value-type="float" office:value="30.238" calcext:value-type="float">
            <text:p>30.238</text:p>
          </table:table-cell>
          <table:table-cell office:value-type="float" office:value="-16.962" calcext:value-type="float">
            <text:p>-16.962</text:p>
          </table:table-cell>
          <table:table-cell office:value-type="float" office:value="29.148" calcext:value-type="float">
            <text:p>29.148</text:p>
          </table:table-cell>
          <table:table-cell office:value-type="float" office:value="14.83" calcext:value-type="float">
            <text:p>14.83</text:p>
          </table:table-cell>
          <table:table-cell table:formula="of:=[.C317]*2*PI()/360" office:value-type="float" office:value="0.527752659218045" calcext:value-type="float">
            <text:p>0.527752659218045</text:p>
          </table:table-cell>
          <table:table-cell table:formula="of:=[.D317]*2*PI()/360" office:value-type="float" office:value="-0.296042747723278" calcext:value-type="float">
            <text:p>-0.296042747723278</text:p>
          </table:table-cell>
          <table:table-cell table:formula="of:=[.E317]*2*PI()/360" office:value-type="float" office:value="0.508728570371307" calcext:value-type="float">
            <text:p>0.508728570371307</text:p>
          </table:table-cell>
          <table:table-cell table:formula="of:=[.F317]*2*PI()/360" office:value-type="float" office:value="0.258832328070759" calcext:value-type="float">
            <text:p>0.258832328070759</text:p>
          </table:table-cell>
          <table:table-cell table:formula="of:=([.G318]-[.G317])/([.B317]-[.B318])" office:value-type="float" office:value="1.83469010969645" calcext:value-type="float">
            <text:p>1.83469010969645</text:p>
          </table:table-cell>
          <table:table-cell table:formula="of:=([.H318]-[.H317])/([.B317]-[.B318])" office:value-type="float" office:value="0.546637121724627" calcext:value-type="float">
            <text:p>0.546637121724627</text:p>
          </table:table-cell>
          <table:table-cell table:formula="of:=([.I318]-[.I317])/([.B317]-[.B318])" office:value-type="float" office:value="-1.71740398396243" calcext:value-type="float">
            <text:p>-1.71740398396243</text:p>
          </table:table-cell>
          <table:table-cell table:formula="of:=([.J318]-[.J317])/([.B317]-[.B318])" office:value-type="float" office:value="0.232477856365646" calcext:value-type="float">
            <text:p>0.232477856365646</text:p>
          </table:table-cell>
          <table:table-cell table:formula="of:=([.K318]-[.K317])/([.B317]-[.B318])" office:value-type="float" office:value="18.5982285092512" calcext:value-type="float">
            <text:p>18.5982285092512</text:p>
          </table:table-cell>
          <table:table-cell table:formula="of:=([.L318]-[.L317])/([.B317]-[.B318])" office:value-type="float" office:value="-4.77522083345687" calcext:value-type="float">
            <text:p>-4.77522083345687</text:p>
          </table:table-cell>
          <table:table-cell table:formula="of:=([.M318]-[.M317])/([.B317]-[.B318])" office:value-type="float" office:value="6.7858401317539" calcext:value-type="float">
            <text:p>6.7858401317539</text:p>
          </table:table-cell>
          <table:table-cell table:formula="of:=([.N318]-[.N317])/([.B317]-[.B318])" office:value-type="float" office:value="8.04247719319055" calcext:value-type="float">
            <text:p>8.04247719319055</text:p>
          </table:table-cell>
          <table:table-cell table:number-columns-repeated="100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8]/120" office:value-type="float" office:value="2.59166666666667" calcext:value-type="float">
            <text:p>2.59166666666667</text:p>
          </table:table-cell>
          <table:table-cell office:value-type="float" office:value="29.362" calcext:value-type="float">
            <text:p>29.362</text:p>
          </table:table-cell>
          <table:table-cell office:value-type="float" office:value="-17.223" calcext:value-type="float">
            <text:p>-17.223</text:p>
          </table:table-cell>
          <table:table-cell office:value-type="float" office:value="29.968" calcext:value-type="float">
            <text:p>29.968</text:p>
          </table:table-cell>
          <table:table-cell office:value-type="float" office:value="14.719" calcext:value-type="float">
            <text:p>14.719</text:p>
          </table:table-cell>
          <table:table-cell table:formula="of:=[.C318]*2*PI()/360" office:value-type="float" office:value="0.512463574970575" calcext:value-type="float">
            <text:p>0.512463574970575</text:p>
          </table:table-cell>
          <table:table-cell table:formula="of:=[.D318]*2*PI()/360" office:value-type="float" office:value="-0.300598057070983" calcext:value-type="float">
            <text:p>-0.300598057070983</text:p>
          </table:table-cell>
          <table:table-cell table:formula="of:=[.E318]*2*PI()/360" office:value-type="float" office:value="0.523040270237661" calcext:value-type="float">
            <text:p>0.523040270237661</text:p>
          </table:table-cell>
          <table:table-cell table:formula="of:=[.F318]*2*PI()/360" office:value-type="float" office:value="0.256895012601045" calcext:value-type="float">
            <text:p>0.256895012601045</text:p>
          </table:table-cell>
          <table:table-cell table:formula="of:=([.G319]-[.G318])/([.B318]-[.B319])" office:value-type="float" office:value="1.67970487211935" calcext:value-type="float">
            <text:p>1.67970487211935</text:p>
          </table:table-cell>
          <table:table-cell table:formula="of:=([.H319]-[.H318])/([.B318]-[.B319])" office:value-type="float" office:value="0.5864306286701" calcext:value-type="float">
            <text:p>0.5864306286701</text:p>
          </table:table-cell>
          <table:table-cell table:formula="of:=([.I319]-[.I318])/([.B318]-[.B319])" office:value-type="float" office:value="-1.77395265172704" calcext:value-type="float">
            <text:p>-1.77395265172704</text:p>
          </table:table-cell>
          <table:table-cell table:formula="of:=([.J319]-[.J318])/([.B318]-[.B319])" office:value-type="float" office:value="0.165457213089058" calcext:value-type="float">
            <text:p>0.165457213089058</text:p>
          </table:table-cell>
          <table:table-cell table:formula="of:=([.K319]-[.K318])/([.B318]-[.B319])" office:value-type="float" office:value="17.5929188601035" calcext:value-type="float">
            <text:p>17.5929188601035</text:p>
          </table:table-cell>
          <table:table-cell table:formula="of:=([.L319]-[.L318])/([.B318]-[.B319])" office:value-type="float" office:value="-4.52389342116873" calcext:value-type="float">
            <text:p>-4.52389342116873</text:p>
          </table:table-cell>
          <table:table-cell table:formula="of:=([.M319]-[.M318])/([.B318]-[.B319])" office:value-type="float" office:value="7.53982236861509" calcext:value-type="float">
            <text:p>7.53982236861509</text:p>
          </table:table-cell>
          <table:table-cell table:formula="of:=([.N319]-[.N318])/([.B318]-[.B319])" office:value-type="float" office:value="8.04247719318895" calcext:value-type="float">
            <text:p>8.04247719318895</text:p>
          </table:table-cell>
          <table:table-cell table:number-columns-repeated="100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9]/120" office:value-type="float" office:value="2.6" calcext:value-type="float">
            <text:p>2.6</text:p>
          </table:table-cell>
          <table:table-cell office:value-type="float" office:value="28.56" calcext:value-type="float">
            <text:p>28.56</text:p>
          </table:table-cell>
          <table:table-cell office:value-type="float" office:value="-17.503" calcext:value-type="float">
            <text:p>-17.503</text:p>
          </table:table-cell>
          <table:table-cell office:value-type="float" office:value="30.815" calcext:value-type="float">
            <text:p>30.815</text:p>
          </table:table-cell>
          <table:table-cell office:value-type="float" office:value="14.64" calcext:value-type="float">
            <text:p>14.64</text:p>
          </table:table-cell>
          <table:table-cell table:formula="of:=[.C319]*2*PI()/360" office:value-type="float" office:value="0.49846603436958" calcext:value-type="float">
            <text:p>0.49846603436958</text:p>
          </table:table-cell>
          <table:table-cell table:formula="of:=[.D319]*2*PI()/360" office:value-type="float" office:value="-0.305484978976567" calcext:value-type="float">
            <text:p>-0.305484978976567</text:p>
          </table:table-cell>
          <table:table-cell table:formula="of:=[.E319]*2*PI()/360" office:value-type="float" office:value="0.537823209002053" calcext:value-type="float">
            <text:p>0.537823209002053</text:p>
          </table:table-cell>
          <table:table-cell table:formula="of:=[.F319]*2*PI()/360" office:value-type="float" office:value="0.25551620249197" calcext:value-type="float">
            <text:p>0.25551620249197</text:p>
          </table:table-cell>
          <table:table-cell table:formula="of:=([.G320]-[.G319])/([.B319]-[.B320])" office:value-type="float" office:value="1.53309721495183" calcext:value-type="float">
            <text:p>1.53309721495183</text:p>
          </table:table-cell>
          <table:table-cell table:formula="of:=([.H320]-[.H319])/([.B319]-[.B320])" office:value-type="float" office:value="0.624129740513173" calcext:value-type="float">
            <text:p>0.624129740513173</text:p>
          </table:table-cell>
          <table:table-cell table:formula="of:=([.I320]-[.I319])/([.B319]-[.B320])" office:value-type="float" office:value="-1.83678450479883" calcext:value-type="float">
            <text:p>-1.83678450479883</text:p>
          </table:table-cell>
          <table:table-cell table:formula="of:=([.J320]-[.J319])/([.B319]-[.B320])" office:value-type="float" office:value="0.0984365698124837" calcext:value-type="float">
            <text:p>0.098436569812484</text:p>
          </table:table-cell>
          <table:table-cell table:formula="of:=([.K320]-[.K319])/([.B319]-[.B320])" office:value-type="float" office:value="16.5876092109542" calcext:value-type="float">
            <text:p>16.5876092109542</text:p>
          </table:table-cell>
          <table:table-cell table:formula="of:=([.L320]-[.L319])/([.B319]-[.B320])" office:value-type="float" office:value="-4.52389342116953" calcext:value-type="float">
            <text:p>-4.52389342116953</text:p>
          </table:table-cell>
          <table:table-cell table:formula="of:=([.M320]-[.M319])/([.B319]-[.B320])" office:value-type="float" office:value="6.7858401317555" calcext:value-type="float">
            <text:p>6.7858401317555</text:p>
          </table:table-cell>
          <table:table-cell table:formula="of:=([.N320]-[.N319])/([.B319]-[.B320])" office:value-type="float" office:value="8.04247719318975" calcext:value-type="float">
            <text:p>8.04247719318975</text:p>
          </table:table-cell>
          <table:table-cell table:number-columns-repeated="100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20]/120" office:value-type="float" office:value="2.60833333333333" calcext:value-type="float">
            <text:p>2.60833333333333</text:p>
          </table:table-cell>
          <table:table-cell office:value-type="float" office:value="27.828" calcext:value-type="float">
            <text:p>27.828</text:p>
          </table:table-cell>
          <table:table-cell office:value-type="float" office:value="-17.801" calcext:value-type="float">
            <text:p>-17.801</text:p>
          </table:table-cell>
          <table:table-cell office:value-type="float" office:value="31.692" calcext:value-type="float">
            <text:p>31.692</text:p>
          </table:table-cell>
          <table:table-cell office:value-type="float" office:value="14.593" calcext:value-type="float">
            <text:p>14.593</text:p>
          </table:table-cell>
          <table:table-cell table:formula="of:=[.C320]*2*PI()/360" office:value-type="float" office:value="0.485690224244982" calcext:value-type="float">
            <text:p>0.485690224244982</text:p>
          </table:table-cell>
          <table:table-cell table:formula="of:=[.D320]*2*PI()/360" office:value-type="float" office:value="-0.310686060147511" calcext:value-type="float">
            <text:p>-0.310686060147511</text:p>
          </table:table-cell>
          <table:table-cell table:formula="of:=[.E320]*2*PI()/360" office:value-type="float" office:value="0.553129746542043" calcext:value-type="float">
            <text:p>0.553129746542043</text:p>
          </table:table-cell>
          <table:table-cell table:formula="of:=[.F320]*2*PI()/360" office:value-type="float" office:value="0.254695897743533" calcext:value-type="float">
            <text:p>0.254695897743533</text:p>
          </table:table-cell>
          <table:table-cell table:formula="of:=([.G321]-[.G320])/([.B320]-[.B321])" office:value-type="float" office:value="1.39486713819387" calcext:value-type="float">
            <text:p>1.39486713819387</text:p>
          </table:table-cell>
          <table:table-cell table:formula="of:=([.H321]-[.H320])/([.B320]-[.B321])" office:value-type="float" office:value="0.661828852356252" calcext:value-type="float">
            <text:p>0.661828852356252</text:p>
          </table:table-cell>
          <table:table-cell table:formula="of:=([.I321]-[.I320])/([.B320]-[.B321])" office:value-type="float" office:value="-1.89333317256346" calcext:value-type="float">
            <text:p>-1.89333317256346</text:p>
          </table:table-cell>
          <table:table-cell table:formula="of:=([.J321]-[.J320])/([.B320]-[.B321])" office:value-type="float" office:value="0.0314159265359027" calcext:value-type="float">
            <text:p>0.031415926535903</text:p>
          </table:table-cell>
          <table:table-cell table:formula="of:=([.K321]-[.K320])/([.B320]-[.B321])" office:value-type="float" office:value="15.3309721495183" calcext:value-type="float">
            <text:p>15.3309721495183</text:p>
          </table:table-cell>
          <table:table-cell table:formula="of:=([.L321]-[.L320])/([.B320]-[.B321])" office:value-type="float" office:value="-4.2725660088822" calcext:value-type="float">
            <text:p>-4.2725660088822</text:p>
          </table:table-cell>
          <table:table-cell table:formula="of:=([.M321]-[.M320])/([.B320]-[.B321])" office:value-type="float" office:value="4.52389342116874" calcext:value-type="float">
            <text:p>4.52389342116874</text:p>
          </table:table-cell>
          <table:table-cell table:formula="of:=([.N321]-[.N320])/([.B320]-[.B321])" office:value-type="float" office:value="6.7858401317555" calcext:value-type="float">
            <text:p>6.7858401317555</text:p>
          </table:table-cell>
          <table:table-cell table:number-columns-repeated="100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21]/120" office:value-type="float" office:value="2.61666666666667" calcext:value-type="float">
            <text:p>2.61666666666667</text:p>
          </table:table-cell>
          <table:table-cell office:value-type="float" office:value="27.162" calcext:value-type="float">
            <text:p>27.162</text:p>
          </table:table-cell>
          <table:table-cell office:value-type="float" office:value="-18.117" calcext:value-type="float">
            <text:p>-18.117</text:p>
          </table:table-cell>
          <table:table-cell office:value-type="float" office:value="32.596" calcext:value-type="float">
            <text:p>32.596</text:p>
          </table:table-cell>
          <table:table-cell office:value-type="float" office:value="14.578" calcext:value-type="float">
            <text:p>14.578</text:p>
          </table:table-cell>
          <table:table-cell table:formula="of:=[.C321]*2*PI()/360" office:value-type="float" office:value="0.4740663314267" calcext:value-type="float">
            <text:p>0.4740663314267</text:p>
          </table:table-cell>
          <table:table-cell table:formula="of:=[.D321]*2*PI()/360" office:value-type="float" office:value="-0.316201300583813" calcext:value-type="float">
            <text:p>-0.316201300583813</text:p>
          </table:table-cell>
          <table:table-cell table:formula="of:=[.E321]*2*PI()/360" office:value-type="float" office:value="0.568907522980072" calcext:value-type="float">
            <text:p>0.568907522980072</text:p>
          </table:table-cell>
          <table:table-cell table:formula="of:=[.F321]*2*PI()/360" office:value-type="float" office:value="0.254434098355733" calcext:value-type="float">
            <text:p>0.254434098355733</text:p>
          </table:table-cell>
          <table:table-cell table:formula="of:=([.G322]-[.G321])/([.B321]-[.B322])" office:value-type="float" office:value="1.26710903694789" calcext:value-type="float">
            <text:p>1.26710903694789</text:p>
          </table:table-cell>
          <table:table-cell table:formula="of:=([.H322]-[.H321])/([.B321]-[.B322])" office:value-type="float" office:value="0.697433569096937" calcext:value-type="float">
            <text:p>0.697433569096937</text:p>
          </table:table-cell>
          <table:table-cell table:formula="of:=([.I322]-[.I321])/([.B321]-[.B322])" office:value-type="float" office:value="-1.93103228440654" calcext:value-type="float">
            <text:p>-1.93103228440654</text:p>
          </table:table-cell>
          <table:table-cell table:formula="of:=([.J322]-[.J321])/([.B321]-[.B322])" office:value-type="float" office:value="-0.0251327412287262" calcext:value-type="float">
            <text:p>-0.025132741228726</text:p>
          </table:table-cell>
          <table:table-cell table:formula="of:=([.K322]-[.K321])/([.B321]-[.B322])" office:value-type="float" office:value="14.0743350880825" calcext:value-type="float">
            <text:p>14.0743350880825</text:p>
          </table:table-cell>
          <table:table-cell table:formula="of:=([.L322]-[.L321])/([.B321]-[.B322])" office:value-type="float" office:value="-4.2725660088822" calcext:value-type="float">
            <text:p>-4.2725660088822</text:p>
          </table:table-cell>
          <table:table-cell table:formula="of:=([.M322]-[.M321])/([.B321]-[.B322])" office:value-type="float" office:value="2.26194671058356" calcext:value-type="float">
            <text:p>2.26194671058356</text:p>
          </table:table-cell>
          <table:table-cell table:formula="of:=([.N322]-[.N321])/([.B321]-[.B322])" office:value-type="float" office:value="6.03185789489031" calcext:value-type="float">
            <text:p>6.03185789489031</text:p>
          </table:table-cell>
          <table:table-cell table:number-columns-repeated="100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22]/120" office:value-type="float" office:value="2.625" calcext:value-type="float">
            <text:p>2.625</text:p>
          </table:table-cell>
          <table:table-cell office:value-type="float" office:value="26.557" calcext:value-type="float">
            <text:p>26.557</text:p>
          </table:table-cell>
          <table:table-cell office:value-type="float" office:value="-18.45" calcext:value-type="float">
            <text:p>-18.45</text:p>
          </table:table-cell>
          <table:table-cell office:value-type="float" office:value="33.518" calcext:value-type="float">
            <text:p>33.518</text:p>
          </table:table-cell>
          <table:table-cell office:value-type="float" office:value="14.59" calcext:value-type="float">
            <text:p>14.59</text:p>
          </table:table-cell>
          <table:table-cell table:formula="of:=[.C322]*2*PI()/360" office:value-type="float" office:value="0.463507089452134" calcext:value-type="float">
            <text:p>0.463507089452134</text:p>
          </table:table-cell>
          <table:table-cell table:formula="of:=[.D322]*2*PI()/360" office:value-type="float" office:value="-0.322013246992954" calcext:value-type="float">
            <text:p>-0.322013246992954</text:p>
          </table:table-cell>
          <table:table-cell table:formula="of:=[.E322]*2*PI()/360" office:value-type="float" office:value="0.584999458683459" calcext:value-type="float">
            <text:p>0.584999458683459</text:p>
          </table:table-cell>
          <table:table-cell table:formula="of:=[.F322]*2*PI()/360" office:value-type="float" office:value="0.254643537865973" calcext:value-type="float">
            <text:p>0.254643537865973</text:p>
          </table:table-cell>
          <table:table-cell table:formula="of:=([.G323]-[.G322])/([.B322]-[.B323])" office:value-type="float" office:value="1.14982291121387" calcext:value-type="float">
            <text:p>1.14982291121387</text:p>
          </table:table-cell>
          <table:table-cell table:formula="of:=([.H323]-[.H322])/([.B322]-[.B323])" office:value-type="float" office:value="0.733038285837622" calcext:value-type="float">
            <text:p>0.733038285837622</text:p>
          </table:table-cell>
          <table:table-cell table:formula="of:=([.I323]-[.I322])/([.B322]-[.B323])" office:value-type="float" office:value="-1.94988184032807" calcext:value-type="float">
            <text:p>-1.94988184032807</text:p>
          </table:table-cell>
          <table:table-cell table:formula="of:=([.J323]-[.J322])/([.B322]-[.B323])" office:value-type="float" office:value="-0.0753982236861453" calcext:value-type="float">
            <text:p>-0.075398223686145</text:p>
          </table:table-cell>
          <table:table-cell table:formula="of:=([.K323]-[.K322])/([.B322]-[.B323])" office:value-type="float" office:value="12.8176980266474" calcext:value-type="float">
            <text:p>12.8176980266474</text:p>
          </table:table-cell>
          <table:table-cell table:formula="of:=([.L323]-[.L322])/([.B322]-[.B323])" office:value-type="float" office:value="-3.76991118430674" calcext:value-type="float">
            <text:p>-3.76991118430674</text:p>
          </table:table-cell>
          <table:table-cell table:formula="of:=([.M323]-[.M322])/([.B322]-[.B323])" office:value-type="float" office:value="-0.251327412286529" calcext:value-type="float">
            <text:p>-0.251327412286529</text:p>
          </table:table-cell>
          <table:table-cell table:formula="of:=([.N323]-[.N322])/([.B322]-[.B323])" office:value-type="float" office:value="4.77522083345846" calcext:value-type="float">
            <text:p>4.77522083345846</text:p>
          </table:table-cell>
          <table:table-cell table:number-columns-repeated="1005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23]/120" office:value-type="float" office:value="2.63333333333333" calcext:value-type="float">
            <text:p>2.63333333333333</text:p>
          </table:table-cell>
          <table:table-cell office:value-type="float" office:value="26.008" calcext:value-type="float">
            <text:p>26.008</text:p>
          </table:table-cell>
          <table:table-cell office:value-type="float" office:value="-18.8" calcext:value-type="float">
            <text:p>-18.8</text:p>
          </table:table-cell>
          <table:table-cell office:value-type="float" office:value="34.449" calcext:value-type="float">
            <text:p>34.449</text:p>
          </table:table-cell>
          <table:table-cell office:value-type="float" office:value="14.626" calcext:value-type="float">
            <text:p>14.626</text:p>
          </table:table-cell>
          <table:table-cell table:formula="of:=[.C323]*2*PI()/360" office:value-type="float" office:value="0.453925231858685" calcext:value-type="float">
            <text:p>0.453925231858685</text:p>
          </table:table-cell>
          <table:table-cell table:formula="of:=[.D323]*2*PI()/360" office:value-type="float" office:value="-0.328121899374934" calcext:value-type="float">
            <text:p>-0.328121899374934</text:p>
          </table:table-cell>
          <table:table-cell table:formula="of:=[.E323]*2*PI()/360" office:value-type="float" office:value="0.601248474019527" calcext:value-type="float">
            <text:p>0.601248474019527</text:p>
          </table:table-cell>
          <table:table-cell table:formula="of:=[.F323]*2*PI()/360" office:value-type="float" office:value="0.255271856396691" calcext:value-type="float">
            <text:p>0.255271856396691</text:p>
          </table:table-cell>
          <table:table-cell table:formula="of:=([.G324]-[.G323])/([.B323]-[.B324])" office:value-type="float" office:value="1.04300876099181" calcext:value-type="float">
            <text:p>1.04300876099181</text:p>
          </table:table-cell>
          <table:table-cell table:formula="of:=([.H324]-[.H323])/([.B323]-[.B324])" office:value-type="float" office:value="0.764454212373511" calcext:value-type="float">
            <text:p>0.764454212373511</text:p>
          </table:table-cell>
          <table:table-cell table:formula="of:=([.I324]-[.I323])/([.B323]-[.B324])" office:value-type="float" office:value="-1.94778744522568" calcext:value-type="float">
            <text:p>-1.94778744522568</text:p>
          </table:table-cell>
          <table:table-cell table:formula="of:=([.J324]-[.J323])/([.B323]-[.B324])" office:value-type="float" office:value="-0.115191730631632" calcext:value-type="float">
            <text:p>-0.115191730631632</text:p>
          </table:table-cell>
          <table:table-cell table:formula="of:=([.K324]-[.K323])/([.B323]-[.B324])" office:value-type="float" office:value="12.5663706143585" calcext:value-type="float">
            <text:p>12.5663706143585</text:p>
          </table:table-cell>
          <table:table-cell table:formula="of:=([.L324]-[.L323])/([.B323]-[.B324])" office:value-type="float" office:value="-3.26725635973449" calcext:value-type="float">
            <text:p>-3.26725635973449</text:p>
          </table:table-cell>
          <table:table-cell table:formula="of:=([.M324]-[.M323])/([.B323]-[.B324])" office:value-type="float" office:value="-2.76460153515822" calcext:value-type="float">
            <text:p>-2.76460153515822</text:p>
          </table:table-cell>
          <table:table-cell table:formula="of:=([.N324]-[.N323])/([.B323]-[.B324])" office:value-type="float" office:value="4.02123859659408" calcext:value-type="float">
            <text:p>4.02123859659408</text:p>
          </table:table-cell>
          <table:table-cell table:number-columns-repeated="100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24]/120" office:value-type="float" office:value="2.64166666666667" calcext:value-type="float">
            <text:p>2.64166666666667</text:p>
          </table:table-cell>
          <table:table-cell office:value-type="float" office:value="25.51" calcext:value-type="float">
            <text:p>25.51</text:p>
          </table:table-cell>
          <table:table-cell office:value-type="float" office:value="-19.165" calcext:value-type="float">
            <text:p>-19.165</text:p>
          </table:table-cell>
          <table:table-cell office:value-type="float" office:value="35.379" calcext:value-type="float">
            <text:p>35.379</text:p>
          </table:table-cell>
          <table:table-cell office:value-type="float" office:value="14.681" calcext:value-type="float">
            <text:p>14.681</text:p>
          </table:table-cell>
          <table:table-cell table:formula="of:=[.C324]*2*PI()/360" office:value-type="float" office:value="0.445233492183754" calcext:value-type="float">
            <text:p>0.445233492183754</text:p>
          </table:table-cell>
          <table:table-cell table:formula="of:=[.D324]*2*PI()/360" office:value-type="float" office:value="-0.334492351144713" calcext:value-type="float">
            <text:p>-0.334492351144713</text:p>
          </table:table-cell>
          <table:table-cell table:formula="of:=[.E324]*2*PI()/360" office:value-type="float" office:value="0.617480036063074" calcext:value-type="float">
            <text:p>0.617480036063074</text:p>
          </table:table-cell>
          <table:table-cell table:formula="of:=[.F324]*2*PI()/360" office:value-type="float" office:value="0.256231787485288" calcext:value-type="float">
            <text:p>0.256231787485288</text:p>
          </table:table-cell>
          <table:table-cell table:formula="of:=([.G325]-[.G324])/([.B324]-[.B325])" office:value-type="float" office:value="0.938289005872154" calcext:value-type="float">
            <text:p>0.938289005872154</text:p>
          </table:table-cell>
          <table:table-cell table:formula="of:=([.H325]-[.H324])/([.B324]-[.B325])" office:value-type="float" office:value="0.791681348704632" calcext:value-type="float">
            <text:p>0.791681348704632</text:p>
          </table:table-cell>
          <table:table-cell table:formula="of:=([.I325]-[.I324])/([.B324]-[.B325])" office:value-type="float" office:value="-1.92474909909936" calcext:value-type="float">
            <text:p>-1.92474909909936</text:p>
          </table:table-cell>
          <table:table-cell table:formula="of:=([.J325]-[.J324])/([.B324]-[.B325])" office:value-type="float" office:value="-0.148702052269916" calcext:value-type="float">
            <text:p>-0.148702052269916</text:p>
          </table:table-cell>
          <table:table-cell table:formula="of:=([.K325]-[.K324])/([.B324]-[.B325])" office:value-type="float" office:value="11.5610609652108" calcext:value-type="float">
            <text:p>11.5610609652108</text:p>
          </table:table-cell>
          <table:table-cell table:formula="of:=([.L325]-[.L324])/([.B324]-[.B325])" office:value-type="float" office:value="-3.76991118430754" calcext:value-type="float">
            <text:p>-3.76991118430754</text:p>
          </table:table-cell>
          <table:table-cell table:formula="of:=([.M325]-[.M324])/([.B324]-[.B325])" office:value-type="float" office:value="-6.03185789489272" calcext:value-type="float">
            <text:p>-6.03185789489272</text:p>
          </table:table-cell>
          <table:table-cell table:formula="of:=([.N325]-[.N324])/([.B324]-[.B325])" office:value-type="float" office:value="3.26725635973369" calcext:value-type="float">
            <text:p>3.26725635973369</text:p>
          </table:table-cell>
          <table:table-cell table:number-columns-repeated="100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5]/120" office:value-type="float" office:value="2.65" calcext:value-type="float">
            <text:p>2.65</text:p>
          </table:table-cell>
          <table:table-cell office:value-type="float" office:value="25.062" calcext:value-type="float">
            <text:p>25.062</text:p>
          </table:table-cell>
          <table:table-cell office:value-type="float" office:value="-19.543" calcext:value-type="float">
            <text:p>-19.543</text:p>
          </table:table-cell>
          <table:table-cell office:value-type="float" office:value="36.298" calcext:value-type="float">
            <text:p>36.298</text:p>
          </table:table-cell>
          <table:table-cell office:value-type="float" office:value="14.752" calcext:value-type="float">
            <text:p>14.752</text:p>
          </table:table-cell>
          <table:table-cell table:formula="of:=[.C325]*2*PI()/360" office:value-type="float" office:value="0.437414417134819" calcext:value-type="float">
            <text:p>0.437414417134819</text:p>
          </table:table-cell>
          <table:table-cell table:formula="of:=[.D325]*2*PI()/360" office:value-type="float" office:value="-0.341089695717252" calcext:value-type="float">
            <text:p>-0.341089695717252</text:p>
          </table:table-cell>
          <table:table-cell table:formula="of:=[.E325]*2*PI()/360" office:value-type="float" office:value="0.633519611888902" calcext:value-type="float">
            <text:p>0.633519611888902</text:p>
          </table:table-cell>
          <table:table-cell table:formula="of:=[.F325]*2*PI()/360" office:value-type="float" office:value="0.257470971254203" calcext:value-type="float">
            <text:p>0.257470971254203</text:p>
          </table:table-cell>
          <table:table-cell table:formula="of:=([.G326]-[.G325])/([.B325]-[.B326])" office:value-type="float" office:value="0.841946831162064" calcext:value-type="float">
            <text:p>0.841946831162064</text:p>
          </table:table-cell>
          <table:table-cell table:formula="of:=([.H326]-[.H325])/([.B325]-[.B326])" office:value-type="float" office:value="0.823097275240528" calcext:value-type="float">
            <text:p>0.823097275240528</text:p>
          </table:table-cell>
          <table:table-cell table:formula="of:=([.I326]-[.I325])/([.B325]-[.B326])" office:value-type="float" office:value="-1.87448361664192" calcext:value-type="float">
            <text:p>-1.87448361664192</text:p>
          </table:table-cell>
          <table:table-cell table:formula="of:=([.J326]-[.J325])/([.B325]-[.B326])" office:value-type="float" office:value="-0.17592918860103" calcext:value-type="float">
            <text:p>-0.17592918860103</text:p>
          </table:table-cell>
          <table:table-cell table:formula="of:=([.K326]-[.K325])/([.B325]-[.B326])" office:value-type="float" office:value="12.3150432020711" calcext:value-type="float">
            <text:p>12.3150432020711</text:p>
          </table:table-cell>
          <table:table-cell table:formula="of:=([.L326]-[.L325])/([.B325]-[.B326])" office:value-type="float" office:value="-3.51858377202101" calcext:value-type="float">
            <text:p>-3.51858377202101</text:p>
          </table:table-cell>
          <table:table-cell table:formula="of:=([.M326]-[.M325])/([.B325]-[.B326])" office:value-type="float" office:value="-9.29911425462559" calcext:value-type="float">
            <text:p>-9.29911425462559</text:p>
          </table:table-cell>
          <table:table-cell table:formula="of:=([.N326]-[.N325])/([.B325]-[.B326])" office:value-type="float" office:value="2.76460153515902" calcext:value-type="float">
            <text:p>2.76460153515902</text:p>
          </table:table-cell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6]/120" office:value-type="float" office:value="2.65833333333333" calcext:value-type="float">
            <text:p>2.65833333333333</text:p>
          </table:table-cell>
          <table:table-cell office:value-type="float" office:value="24.66" calcext:value-type="float">
            <text:p>24.66</text:p>
          </table:table-cell>
          <table:table-cell office:value-type="float" office:value="-19.936" calcext:value-type="float">
            <text:p>-19.936</text:p>
          </table:table-cell>
          <table:table-cell office:value-type="float" office:value="37.193" calcext:value-type="float">
            <text:p>37.193</text:p>
          </table:table-cell>
          <table:table-cell office:value-type="float" office:value="14.836" calcext:value-type="float">
            <text:p>14.836</text:p>
          </table:table-cell>
          <table:table-cell table:formula="of:=[.C326]*2*PI()/360" office:value-type="float" office:value="0.430398193541802" calcext:value-type="float">
            <text:p>0.430398193541802</text:p>
          </table:table-cell>
          <table:table-cell table:formula="of:=[.D326]*2*PI()/360" office:value-type="float" office:value="-0.347948839677589" calcext:value-type="float">
            <text:p>-0.347948839677589</text:p>
          </table:table-cell>
          <table:table-cell table:formula="of:=[.E326]*2*PI()/360" office:value-type="float" office:value="0.649140308694251" calcext:value-type="float">
            <text:p>0.649140308694251</text:p>
          </table:table-cell>
          <table:table-cell table:formula="of:=[.F326]*2*PI()/360" office:value-type="float" office:value="0.258937047825879" calcext:value-type="float">
            <text:p>0.258937047825879</text:p>
          </table:table-cell>
          <table:table-cell table:formula="of:=([.G327]-[.G326])/([.B326]-[.B327])" office:value-type="float" office:value="0.739321471144805" calcext:value-type="float">
            <text:p>0.739321471144805</text:p>
          </table:table-cell>
          <table:table-cell table:formula="of:=([.H327]-[.H326])/([.B326]-[.B327])" office:value-type="float" office:value="0.852418806674037" calcext:value-type="float">
            <text:p>0.852418806674037</text:p>
          </table:table-cell>
          <table:table-cell table:formula="of:=([.I327]-[.I326])/([.B326]-[.B327])" office:value-type="float" office:value="-1.79699099785337" calcext:value-type="float">
            <text:p>-1.79699099785337</text:p>
          </table:table-cell>
          <table:table-cell table:formula="of:=([.J327]-[.J326])/([.B326]-[.B327])" office:value-type="float" office:value="-0.198967534727355" calcext:value-type="float">
            <text:p>-0.198967534727355</text:p>
          </table:table-cell>
          <table:table-cell table:formula="of:=([.K327]-[.K326])/([.B326]-[.B327])" office:value-type="float" office:value="12.3150432020728" calcext:value-type="float">
            <text:p>12.3150432020728</text:p>
          </table:table-cell>
          <table:table-cell table:formula="of:=([.L327]-[.L326])/([.B326]-[.B327])" office:value-type="float" office:value="-3.76991118430754" calcext:value-type="float">
            <text:p>-3.76991118430754</text:p>
          </table:table-cell>
          <table:table-cell table:formula="of:=([.M327]-[.M326])/([.B326]-[.B327])" office:value-type="float" office:value="-10.5557513160647" calcext:value-type="float">
            <text:p>-10.5557513160647</text:p>
          </table:table-cell>
          <table:table-cell table:formula="of:=([.N327]-[.N326])/([.B326]-[.B327])" office:value-type="float" office:value="2.26194671058437" calcext:value-type="float">
            <text:p>2.26194671058437</text:p>
          </table:table-cell>
          <table:table-cell table:number-columns-repeated="100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7]/120" office:value-type="float" office:value="2.66666666666667" calcext:value-type="float">
            <text:p>2.66666666666667</text:p>
          </table:table-cell>
          <table:table-cell office:value-type="float" office:value="24.307" calcext:value-type="float">
            <text:p>24.307</text:p>
          </table:table-cell>
          <table:table-cell office:value-type="float" office:value="-20.343" calcext:value-type="float">
            <text:p>-20.343</text:p>
          </table:table-cell>
          <table:table-cell office:value-type="float" office:value="38.051" calcext:value-type="float">
            <text:p>38.051</text:p>
          </table:table-cell>
          <table:table-cell office:value-type="float" office:value="14.931" calcext:value-type="float">
            <text:p>14.931</text:p>
          </table:table-cell>
          <table:table-cell table:formula="of:=[.C327]*2*PI()/360" office:value-type="float" office:value="0.424237181282262" calcext:value-type="float">
            <text:p>0.424237181282262</text:p>
          </table:table-cell>
          <table:table-cell table:formula="of:=[.D327]*2*PI()/360" office:value-type="float" office:value="-0.355052329733206" calcext:value-type="float">
            <text:p>-0.355052329733206</text:p>
          </table:table-cell>
          <table:table-cell table:formula="of:=[.E327]*2*PI()/360" office:value-type="float" office:value="0.664115233676362" calcext:value-type="float">
            <text:p>0.664115233676362</text:p>
          </table:table-cell>
          <table:table-cell table:formula="of:=[.F327]*2*PI()/360" office:value-type="float" office:value="0.260595110615273" calcext:value-type="float">
            <text:p>0.260595110615273</text:p>
          </table:table-cell>
          <table:table-cell table:formula="of:=([.G328]-[.G327])/([.B327]-[.B328])" office:value-type="float" office:value="0.636696111127533" calcext:value-type="float">
            <text:p>0.636696111127533</text:p>
          </table:table-cell>
          <table:table-cell table:formula="of:=([.H328]-[.H327])/([.B327]-[.B328])" office:value-type="float" office:value="0.883834733209932" calcext:value-type="float">
            <text:p>0.883834733209932</text:p>
          </table:table-cell>
          <table:table-cell table:formula="of:=([.I328]-[.I327])/([.B327]-[.B328])" office:value-type="float" office:value="-1.70902640355284" calcext:value-type="float">
            <text:p>-1.70902640355284</text:p>
          </table:table-cell>
          <table:table-cell table:formula="of:=([.J328]-[.J327])/([.B327]-[.B328])" office:value-type="float" office:value="-0.217817090648892" calcext:value-type="float">
            <text:p>-0.217817090648892</text:p>
          </table:table-cell>
          <table:table-cell table:formula="of:=([.K328]-[.K327])/([.B327]-[.B328])" office:value-type="float" office:value="13.0690254389339" calcext:value-type="float">
            <text:p>13.0690254389339</text:p>
          </table:table-cell>
          <table:table-cell table:formula="of:=([.L328]-[.L327])/([.B327]-[.B328])" office:value-type="float" office:value="-4.2725660088822" calcext:value-type="float">
            <text:p>-4.2725660088822</text:p>
          </table:table-cell>
          <table:table-cell table:formula="of:=([.M328]-[.M327])/([.B327]-[.B328])" office:value-type="float" office:value="-12.3150432020687" calcext:value-type="float">
            <text:p>-12.3150432020687</text:p>
          </table:table-cell>
          <table:table-cell table:formula="of:=([.N328]-[.N327])/([.B327]-[.B328])" office:value-type="float" office:value="1.00530964914932" calcext:value-type="float">
            <text:p>1.00530964914932</text:p>
          </table:table-cell>
          <table:table-cell table:number-columns-repeated="1005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8]/120" office:value-type="float" office:value="2.675" calcext:value-type="float">
            <text:p>2.675</text:p>
          </table:table-cell>
          <table:table-cell office:value-type="float" office:value="24.003" calcext:value-type="float">
            <text:p>24.003</text:p>
          </table:table-cell>
          <table:table-cell office:value-type="float" office:value="-20.765" calcext:value-type="float">
            <text:p>-20.765</text:p>
          </table:table-cell>
          <table:table-cell office:value-type="float" office:value="38.867" calcext:value-type="float">
            <text:p>38.867</text:p>
          </table:table-cell>
          <table:table-cell office:value-type="float" office:value="15.035" calcext:value-type="float">
            <text:p>15.035</text:p>
          </table:table-cell>
          <table:table-cell table:formula="of:=[.C328]*2*PI()/360" office:value-type="float" office:value="0.418931380356199" calcext:value-type="float">
            <text:p>0.418931380356199</text:p>
          </table:table-cell>
          <table:table-cell table:formula="of:=[.D328]*2*PI()/360" office:value-type="float" office:value="-0.362417619176622" calcext:value-type="float">
            <text:p>-0.362417619176622</text:p>
          </table:table-cell>
          <table:table-cell table:formula="of:=[.E328]*2*PI()/360" office:value-type="float" office:value="0.678357120372636" calcext:value-type="float">
            <text:p>0.678357120372636</text:p>
          </table:table-cell>
          <table:table-cell table:formula="of:=[.F328]*2*PI()/360" office:value-type="float" office:value="0.262410253037347" calcext:value-type="float">
            <text:p>0.262410253037347</text:p>
          </table:table-cell>
          <table:table-cell table:formula="of:=([.G329]-[.G328])/([.B328]-[.B329])" office:value-type="float" office:value="0.527787565803084" calcext:value-type="float">
            <text:p>0.527787565803084</text:p>
          </table:table-cell>
          <table:table-cell table:formula="of:=([.H329]-[.H328])/([.B328]-[.B329])" office:value-type="float" office:value="0.919439449950617" calcext:value-type="float">
            <text:p>0.919439449950617</text:p>
          </table:table-cell>
          <table:table-cell table:formula="of:=([.I329]-[.I328])/([.B328]-[.B329])" office:value-type="float" office:value="-1.6064010435356" calcext:value-type="float">
            <text:p>-1.6064010435356</text:p>
          </table:table-cell>
          <table:table-cell table:formula="of:=([.J329]-[.J328])/([.B328]-[.B329])" office:value-type="float" office:value="-0.226194671058469" calcext:value-type="float">
            <text:p>-0.226194671058469</text:p>
          </table:table-cell>
          <table:table-cell table:formula="of:=([.K329]-[.K328])/([.B328]-[.B329])" office:value-type="float" office:value="12.8176980266477" calcext:value-type="float">
            <text:p>12.8176980266477</text:p>
          </table:table-cell>
          <table:table-cell table:formula="of:=([.L329]-[.L328])/([.B328]-[.B329])" office:value-type="float" office:value="-3.26725635972764" calcext:value-type="float">
            <text:p>-3.26725635972764</text:p>
          </table:table-cell>
          <table:table-cell table:formula="of:=([.M329]-[.M328])/([.B328]-[.B329])" office:value-type="float" office:value="-13.3203528512308" calcext:value-type="float">
            <text:p>-13.3203528512308</text:p>
          </table:table-cell>
          <table:table-cell table:formula="of:=([.N329]-[.N328])/([.B328]-[.B329])" office:value-type="float" office:value="0.753982236859701" calcext:value-type="float">
            <text:p>0.753982236859701</text:p>
          </table:table-cell>
          <table:table-cell table:number-columns-repeated="100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9]/120" office:value-type="float" office:value="2.68333333333333" calcext:value-type="float">
            <text:p>2.68333333333333</text:p>
          </table:table-cell>
          <table:table-cell office:value-type="float" office:value="23.751" calcext:value-type="float">
            <text:p>23.751</text:p>
          </table:table-cell>
          <table:table-cell office:value-type="float" office:value="-21.204" calcext:value-type="float">
            <text:p>-21.204</text:p>
          </table:table-cell>
          <table:table-cell office:value-type="float" office:value="39.634" calcext:value-type="float">
            <text:p>39.634</text:p>
          </table:table-cell>
          <table:table-cell office:value-type="float" office:value="15.143" calcext:value-type="float">
            <text:p>15.143</text:p>
          </table:table-cell>
          <table:table-cell table:formula="of:=[.C329]*2*PI()/360" office:value-type="float" office:value="0.414533150641173" calcext:value-type="float">
            <text:p>0.414533150641173</text:p>
          </table:table-cell>
          <table:table-cell table:formula="of:=[.D329]*2*PI()/360" office:value-type="float" office:value="-0.370079614592878" calcext:value-type="float">
            <text:p>-0.370079614592878</text:p>
          </table:table-cell>
          <table:table-cell table:formula="of:=[.E329]*2*PI()/360" office:value-type="float" office:value="0.691743795735433" calcext:value-type="float">
            <text:p>0.691743795735433</text:p>
          </table:table-cell>
          <table:table-cell table:formula="of:=[.F329]*2*PI()/360" office:value-type="float" office:value="0.264295208629501" calcext:value-type="float">
            <text:p>0.264295208629501</text:p>
          </table:table-cell>
          <table:table-cell table:formula="of:=([.G330]-[.G329])/([.B329]-[.B330])" office:value-type="float" office:value="0.42097341558102" calcext:value-type="float">
            <text:p>0.42097341558102</text:p>
          </table:table-cell>
          <table:table-cell table:formula="of:=([.H330]-[.H329])/([.B329]-[.B330])" office:value-type="float" office:value="0.946666586281681" calcext:value-type="float">
            <text:p>0.946666586281681</text:p>
          </table:table-cell>
          <table:table-cell table:formula="of:=([.I330]-[.I329])/([.B329]-[.B330])" office:value-type="float" office:value="-1.49539810310867" calcext:value-type="float">
            <text:p>-1.49539810310867</text:p>
          </table:table-cell>
          <table:table-cell table:formula="of:=([.J330]-[.J329])/([.B329]-[.B330])" office:value-type="float" office:value="-0.232477856365633" calcext:value-type="float">
            <text:p>-0.232477856365633</text:p>
          </table:table-cell>
          <table:table-cell table:formula="of:=([.K330]-[.K329])/([.B329]-[.B330])" office:value-type="float" office:value="13.3203528512195" calcext:value-type="float">
            <text:p>13.3203528512195</text:p>
          </table:table-cell>
          <table:table-cell table:formula="of:=([.L330]-[.L329])/([.B329]-[.B330])" office:value-type="float" office:value="-3.01592894745065" calcext:value-type="float">
            <text:p>-3.01592894745065</text:p>
          </table:table-cell>
          <table:table-cell table:formula="of:=([.M330]-[.M329])/([.B329]-[.B330])" office:value-type="float" office:value="-14.3256625003587" calcext:value-type="float">
            <text:p>-14.3256625003587</text:p>
          </table:table-cell>
          <table:table-cell table:formula="of:=([.N330]-[.N329])/([.B329]-[.B330])" office:value-type="float" office:value="-1.00530964914778" calcext:value-type="float">
            <text:p>-1.00530964914778</text:p>
          </table:table-cell>
          <table:table-cell table:number-columns-repeated="1005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30]/120" office:value-type="float" office:value="2.69166666666667" calcext:value-type="float">
            <text:p>2.69166666666667</text:p>
          </table:table-cell>
          <table:table-cell office:value-type="float" office:value="23.55" calcext:value-type="float">
            <text:p>23.55</text:p>
          </table:table-cell>
          <table:table-cell office:value-type="float" office:value="-21.656" calcext:value-type="float">
            <text:p>-21.656</text:p>
          </table:table-cell>
          <table:table-cell office:value-type="float" office:value="40.348" calcext:value-type="float">
            <text:p>40.348</text:p>
          </table:table-cell>
          <table:table-cell office:value-type="float" office:value="15.254" calcext:value-type="float">
            <text:p>15.254</text:p>
          </table:table-cell>
          <table:table-cell table:formula="of:=[.C330]*2*PI()/360" office:value-type="float" office:value="0.411025038844665" calcext:value-type="float">
            <text:p>0.411025038844665</text:p>
          </table:table-cell>
          <table:table-cell table:formula="of:=[.D330]*2*PI()/360" office:value-type="float" office:value="-0.377968502811892" calcext:value-type="float">
            <text:p>-0.377968502811892</text:p>
          </table:table-cell>
          <table:table-cell table:formula="of:=[.E330]*2*PI()/360" office:value-type="float" office:value="0.704205446594672" calcext:value-type="float">
            <text:p>0.704205446594672</text:p>
          </table:table-cell>
          <table:table-cell table:formula="of:=[.F330]*2*PI()/360" office:value-type="float" office:value="0.266232524099215" calcext:value-type="float">
            <text:p>0.266232524099215</text:p>
          </table:table-cell>
          <table:table-cell table:formula="of:=([.G331]-[.G330])/([.B330]-[.B331])" office:value-type="float" office:value="0.309970475154185" calcext:value-type="float">
            <text:p>0.309970475154185</text:p>
          </table:table-cell>
          <table:table-cell table:formula="of:=([.H331]-[.H330])/([.B330]-[.B331])" office:value-type="float" office:value="0.971799327510438" calcext:value-type="float">
            <text:p>0.971799327510438</text:p>
          </table:table-cell>
          <table:table-cell table:formula="of:=([.I331]-[.I330])/([.B330]-[.B331])" office:value-type="float" office:value="-1.37601758227234" calcext:value-type="float">
            <text:p>-1.37601758227234</text:p>
          </table:table-cell>
          <table:table-cell table:formula="of:=([.J331]-[.J330])/([.B330]-[.B331])" office:value-type="float" office:value="-0.224100275956068" calcext:value-type="float">
            <text:p>-0.224100275956068</text:p>
          </table:table-cell>
          <table:table-cell table:formula="of:=([.K331]-[.K330])/([.B330]-[.B331])" office:value-type="float" office:value="12.3150432020712" calcext:value-type="float">
            <text:p>12.3150432020712</text:p>
          </table:table-cell>
          <table:table-cell table:formula="of:=([.L331]-[.L330])/([.B330]-[.B331])" office:value-type="float" office:value="-1.50796447372477" calcext:value-type="float">
            <text:p>-1.50796447372477</text:p>
          </table:table-cell>
          <table:table-cell table:formula="of:=([.M331]-[.M330])/([.B330]-[.B331])" office:value-type="float" office:value="-14.8283173249452" calcext:value-type="float">
            <text:p>-14.8283173249452</text:p>
          </table:table-cell>
          <table:table-cell table:formula="of:=([.N331]-[.N330])/([.B330]-[.B331])" office:value-type="float" office:value="-2.26194671058437" calcext:value-type="float">
            <text:p>-2.26194671058437</text:p>
          </table:table-cell>
          <table:table-cell table:number-columns-repeated="100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31]/120" office:value-type="float" office:value="2.7" calcext:value-type="float">
            <text:p>2.7</text:p>
          </table:table-cell>
          <table:table-cell office:value-type="float" office:value="23.402" calcext:value-type="float">
            <text:p>23.402</text:p>
          </table:table-cell>
          <table:table-cell office:value-type="float" office:value="-22.12" calcext:value-type="float">
            <text:p>-22.12</text:p>
          </table:table-cell>
          <table:table-cell office:value-type="float" office:value="41.005" calcext:value-type="float">
            <text:p>41.005</text:p>
          </table:table-cell>
          <table:table-cell office:value-type="float" office:value="15.361" calcext:value-type="float">
            <text:p>15.361</text:p>
          </table:table-cell>
          <table:table-cell table:formula="of:=[.C331]*2*PI()/360" office:value-type="float" office:value="0.408441951551713" calcext:value-type="float">
            <text:p>0.408441951551713</text:p>
          </table:table-cell>
          <table:table-cell table:formula="of:=[.D331]*2*PI()/360" office:value-type="float" office:value="-0.386066830541146" calcext:value-type="float">
            <text:p>-0.386066830541146</text:p>
          </table:table-cell>
          <table:table-cell table:formula="of:=[.E331]*2*PI()/360" office:value-type="float" office:value="0.715672259780275" calcext:value-type="float">
            <text:p>0.715672259780275</text:p>
          </table:table-cell>
          <table:table-cell table:formula="of:=[.F331]*2*PI()/360" office:value-type="float" office:value="0.268100026398849" calcext:value-type="float">
            <text:p>0.268100026398849</text:p>
          </table:table-cell>
          <table:table-cell table:formula="of:=([.G332]-[.G331])/([.B331]-[.B332])" office:value-type="float" office:value="0.207345115136926" calcext:value-type="float">
            <text:p>0.207345115136926</text:p>
          </table:table-cell>
          <table:table-cell table:formula="of:=([.H332]-[.H331])/([.B331]-[.B332])" office:value-type="float" office:value="0.984365698124811" calcext:value-type="float">
            <text:p>0.984365698124811</text:p>
          </table:table-cell>
          <table:table-cell table:formula="of:=([.I332]-[.I331])/([.B331]-[.B332])" office:value-type="float" office:value="-1.25244827123113" calcext:value-type="float">
            <text:p>-1.25244827123113</text:p>
          </table:table-cell>
          <table:table-cell table:formula="of:=([.J332]-[.J331])/([.B331]-[.B332])" office:value-type="float" office:value="-0.205250720034532" calcext:value-type="float">
            <text:p>-0.205250720034532</text:p>
          </table:table-cell>
          <table:table-cell table:formula="of:=([.K332]-[.K331])/([.B331]-[.B332])" office:value-type="float" office:value="11.3097335529218" calcext:value-type="float">
            <text:p>11.3097335529218</text:p>
          </table:table-cell>
          <table:table-cell table:formula="of:=([.L332]-[.L331])/([.B331]-[.B332])" office:value-type="float" office:value="0.251327412287329" calcext:value-type="float">
            <text:p>0.251327412287329</text:p>
          </table:table-cell>
          <table:table-cell table:formula="of:=([.M332]-[.M331])/([.B331]-[.B332])" office:value-type="float" office:value="-14.5769899126587" calcext:value-type="float">
            <text:p>-14.5769899126587</text:p>
          </table:table-cell>
          <table:table-cell table:formula="of:=([.N332]-[.N331])/([.B331]-[.B332])" office:value-type="float" office:value="-3.26725635973208" calcext:value-type="float">
            <text:p>-3.26725635973208</text:p>
          </table:table-cell>
          <table:table-cell table:number-columns-repeated="100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32]/120" office:value-type="float" office:value="2.70833333333333" calcext:value-type="float">
            <text:p>2.70833333333333</text:p>
          </table:table-cell>
          <table:table-cell office:value-type="float" office:value="23.303" calcext:value-type="float">
            <text:p>23.303</text:p>
          </table:table-cell>
          <table:table-cell office:value-type="float" office:value="-22.59" calcext:value-type="float">
            <text:p>-22.59</text:p>
          </table:table-cell>
          <table:table-cell office:value-type="float" office:value="41.603" calcext:value-type="float">
            <text:p>41.603</text:p>
          </table:table-cell>
          <table:table-cell office:value-type="float" office:value="15.459" calcext:value-type="float">
            <text:p>15.459</text:p>
          </table:table-cell>
          <table:table-cell table:formula="of:=[.C332]*2*PI()/360" office:value-type="float" office:value="0.406714075592239" calcext:value-type="float">
            <text:p>0.406714075592239</text:p>
          </table:table-cell>
          <table:table-cell table:formula="of:=[.D332]*2*PI()/360" office:value-type="float" office:value="-0.394269878025519" calcext:value-type="float">
            <text:p>-0.394269878025519</text:p>
          </table:table-cell>
          <table:table-cell table:formula="of:=[.E332]*2*PI()/360" office:value-type="float" office:value="0.726109328707201" calcext:value-type="float">
            <text:p>0.726109328707201</text:p>
          </table:table-cell>
          <table:table-cell table:formula="of:=[.F332]*2*PI()/360" office:value-type="float" office:value="0.269810449065803" calcext:value-type="float">
            <text:p>0.269810449065803</text:p>
          </table:table-cell>
          <table:table-cell table:formula="of:=([.G333]-[.G332])/([.B332]-[.B333])" office:value-type="float" office:value="0.113097335529245" calcext:value-type="float">
            <text:p>0.113097335529245</text:p>
          </table:table-cell>
          <table:table-cell table:formula="of:=([.H333]-[.H332])/([.B332]-[.B333])" office:value-type="float" office:value="0.982271303022416" calcext:value-type="float">
            <text:p>0.982271303022416</text:p>
          </table:table-cell>
          <table:table-cell table:formula="of:=([.I333]-[.I332])/([.B332]-[.B333])" office:value-type="float" office:value="-1.13097335529231" calcext:value-type="float">
            <text:p>-1.13097335529231</text:p>
          </table:table-cell>
          <table:table-cell table:formula="of:=([.J333]-[.J332])/([.B332]-[.B333])" office:value-type="float" office:value="-0.178023583703431" calcext:value-type="float">
            <text:p>-0.178023583703431</text:p>
          </table:table-cell>
          <table:table-cell table:formula="of:=([.K333]-[.K332])/([.B332]-[.B333])" office:value-type="float" office:value="9.29911425462719" calcext:value-type="float">
            <text:p>9.29911425462719</text:p>
          </table:table-cell>
          <table:table-cell table:formula="of:=([.L333]-[.L332])/([.B332]-[.B333])" office:value-type="float" office:value="2.01061929829943" calcext:value-type="float">
            <text:p>2.01061929829943</text:p>
          </table:table-cell>
          <table:table-cell table:formula="of:=([.M333]-[.M332])/([.B332]-[.B333])" office:value-type="float" office:value="-13.8230076757927" calcext:value-type="float">
            <text:p>-13.8230076757927</text:p>
          </table:table-cell>
          <table:table-cell table:formula="of:=([.N333]-[.N332])/([.B332]-[.B333])" office:value-type="float" office:value="-5.02654824574579" calcext:value-type="float">
            <text:p>-5.02654824574579</text:p>
          </table:table-cell>
          <table:table-cell table:number-columns-repeated="1005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33]/120" office:value-type="float" office:value="2.71666666666667" calcext:value-type="float">
            <text:p>2.71666666666667</text:p>
          </table:table-cell>
          <table:table-cell office:value-type="float" office:value="23.249" calcext:value-type="float">
            <text:p>23.249</text:p>
          </table:table-cell>
          <table:table-cell office:value-type="float" office:value="-23.059" calcext:value-type="float">
            <text:p>-23.059</text:p>
          </table:table-cell>
          <table:table-cell office:value-type="float" office:value="42.143" calcext:value-type="float">
            <text:p>42.143</text:p>
          </table:table-cell>
          <table:table-cell office:value-type="float" office:value="15.544" calcext:value-type="float">
            <text:p>15.544</text:p>
          </table:table-cell>
          <table:table-cell table:formula="of:=[.C333]*2*PI()/360" office:value-type="float" office:value="0.405771597796162" calcext:value-type="float">
            <text:p>0.405771597796162</text:p>
          </table:table-cell>
          <table:table-cell table:formula="of:=[.D333]*2*PI()/360" office:value-type="float" office:value="-0.402455472217372" calcext:value-type="float">
            <text:p>-0.402455472217372</text:p>
          </table:table-cell>
          <table:table-cell table:formula="of:=[.E333]*2*PI()/360" office:value-type="float" office:value="0.73553410666797" calcext:value-type="float">
            <text:p>0.73553410666797</text:p>
          </table:table-cell>
          <table:table-cell table:formula="of:=[.F333]*2*PI()/360" office:value-type="float" office:value="0.271293978929999" calcext:value-type="float">
            <text:p>0.271293978929999</text:p>
          </table:table-cell>
          <table:table-cell table:formula="of:=([.G334]-[.G333])/([.B333]-[.B334])" office:value-type="float" office:value="0.0356047167406849" calcext:value-type="float">
            <text:p>0.035604716740685</text:p>
          </table:table-cell>
          <table:table-cell table:formula="of:=([.H334]-[.H333])/([.B333]-[.B334])" office:value-type="float" office:value="0.965516142203254" calcext:value-type="float">
            <text:p>0.965516142203254</text:p>
          </table:table-cell>
          <table:table-cell table:formula="of:=([.I334]-[.I333])/([.B333]-[.B334])" office:value-type="float" office:value="-1.01578162466071" calcext:value-type="float">
            <text:p>-1.01578162466071</text:p>
          </table:table-cell>
          <table:table-cell table:formula="of:=([.J334]-[.J333])/([.B333]-[.B334])" office:value-type="float" office:value="-0.13613568165555" calcext:value-type="float">
            <text:p>-0.13613568165555</text:p>
          </table:table-cell>
          <table:table-cell table:formula="of:=([.K334]-[.K333])/([.B333]-[.B334])" office:value-type="float" office:value="7.53982236861669" calcext:value-type="float">
            <text:p>7.53982236861669</text:p>
          </table:table-cell>
          <table:table-cell table:formula="of:=([.L334]-[.L333])/([.B333]-[.B334])" office:value-type="float" office:value="4.02123859659247" calcext:value-type="float">
            <text:p>4.02123859659247</text:p>
          </table:table-cell>
          <table:table-cell table:formula="of:=([.M334]-[.M333])/([.B333]-[.B334])" office:value-type="float" office:value="-13.8230076757959" calcext:value-type="float">
            <text:p>-13.8230076757959</text:p>
          </table:table-cell>
          <table:table-cell table:formula="of:=([.N334]-[.N333])/([.B333]-[.B334])" office:value-type="float" office:value="-5.52920307031725" calcext:value-type="float">
            <text:p>-5.52920307031725</text:p>
          </table:table-cell>
          <table:table-cell table:number-columns-repeated="100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34]/120" office:value-type="float" office:value="2.725" calcext:value-type="float">
            <text:p>2.725</text:p>
          </table:table-cell>
          <table:table-cell office:value-type="float" office:value="23.232" calcext:value-type="float">
            <text:p>23.232</text:p>
          </table:table-cell>
          <table:table-cell office:value-type="float" office:value="-23.52" calcext:value-type="float">
            <text:p>-23.52</text:p>
          </table:table-cell>
          <table:table-cell office:value-type="float" office:value="42.628" calcext:value-type="float">
            <text:p>42.628</text:p>
          </table:table-cell>
          <table:table-cell office:value-type="float" office:value="15.609" calcext:value-type="float">
            <text:p>15.609</text:p>
          </table:table-cell>
          <table:table-cell table:formula="of:=[.C334]*2*PI()/360" office:value-type="float" office:value="0.405474891823323" calcext:value-type="float">
            <text:p>0.405474891823323</text:p>
          </table:table-cell>
          <table:table-cell table:formula="of:=[.D334]*2*PI()/360" office:value-type="float" office:value="-0.410501440069066" calcext:value-type="float">
            <text:p>-0.410501440069066</text:p>
          </table:table-cell>
          <table:table-cell table:formula="of:=[.E334]*2*PI()/360" office:value-type="float" office:value="0.743998953540143" calcext:value-type="float">
            <text:p>0.743998953540143</text:p>
          </table:table-cell>
          <table:table-cell table:formula="of:=[.F334]*2*PI()/360" office:value-type="float" office:value="0.272428442943795" calcext:value-type="float">
            <text:p>0.272428442943795</text:p>
          </table:table-cell>
          <table:table-cell table:formula="of:=([.G335]-[.G334])/([.B334]-[.B335])" office:value-type="float" office:value="-0.0272271363311206" calcext:value-type="float">
            <text:p>-0.027227136331121</text:p>
          </table:table-cell>
          <table:table-cell table:formula="of:=([.H335]-[.H334])/([.B334]-[.B335])" office:value-type="float" office:value="0.932005820564984" calcext:value-type="float">
            <text:p>0.932005820564984</text:p>
          </table:table-cell>
          <table:table-cell table:formula="of:=([.I335]-[.I334])/([.B334]-[.B335])" office:value-type="float" office:value="-0.900589894029075" calcext:value-type="float">
            <text:p>-0.900589894029075</text:p>
          </table:table-cell>
          <table:table-cell table:formula="of:=([.J335]-[.J334])/([.B334]-[.B335])" office:value-type="float" office:value="-0.0900589894029061" calcext:value-type="float">
            <text:p>-0.090058989402906</text:p>
          </table:table-cell>
          <table:table-cell table:formula="of:=([.K335]-[.K334])/([.B334]-[.B335])" office:value-type="float" office:value="6.03185789489111" calcext:value-type="float">
            <text:p>6.03185789489111</text:p>
          </table:table-cell>
          <table:table-cell table:formula="of:=([.L335]-[.L334])/([.B334]-[.B335])" office:value-type="float" office:value="6.03185789489351" calcext:value-type="float">
            <text:p>6.03185789489351</text:p>
          </table:table-cell>
          <table:table-cell table:formula="of:=([.M335]-[.M334])/([.B334]-[.B335])" office:value-type="float" office:value="-14.0743350880825" calcext:value-type="float">
            <text:p>-14.0743350880825</text:p>
          </table:table-cell>
          <table:table-cell table:formula="of:=([.N335]-[.N334])/([.B334]-[.B335])" office:value-type="float" office:value="-7.03716754404043" calcext:value-type="float">
            <text:p>-7.03716754404043</text:p>
          </table:table-cell>
          <table:table-cell table:number-columns-repeated="1005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5]/120" office:value-type="float" office:value="2.73333333333333" calcext:value-type="float">
            <text:p>2.73333333333333</text:p>
          </table:table-cell>
          <table:table-cell office:value-type="float" office:value="23.245" calcext:value-type="float">
            <text:p>23.245</text:p>
          </table:table-cell>
          <table:table-cell office:value-type="float" office:value="-23.965" calcext:value-type="float">
            <text:p>-23.965</text:p>
          </table:table-cell>
          <table:table-cell office:value-type="float" office:value="43.058" calcext:value-type="float">
            <text:p>43.058</text:p>
          </table:table-cell>
          <table:table-cell office:value-type="float" office:value="15.652" calcext:value-type="float">
            <text:p>15.652</text:p>
          </table:table-cell>
          <table:table-cell table:formula="of:=[.C335]*2*PI()/360" office:value-type="float" office:value="0.405701784626082" calcext:value-type="float">
            <text:p>0.405701784626082</text:p>
          </table:table-cell>
          <table:table-cell table:formula="of:=[.D335]*2*PI()/360" office:value-type="float" office:value="-0.418268155240441" calcext:value-type="float">
            <text:p>-0.418268155240441</text:p>
          </table:table-cell>
          <table:table-cell table:formula="of:=[.E335]*2*PI()/360" office:value-type="float" office:value="0.751503869323718" calcext:value-type="float">
            <text:p>0.751503869323718</text:p>
          </table:table-cell>
          <table:table-cell table:formula="of:=[.F335]*2*PI()/360" office:value-type="float" office:value="0.273178934522152" calcext:value-type="float">
            <text:p>0.273178934522152</text:p>
          </table:table-cell>
          <table:table-cell table:formula="of:=([.G336]-[.G335])/([.B335]-[.B336])" office:value-type="float" office:value="-0.0774926187885464" calcext:value-type="float">
            <text:p>-0.077492618788546</text:p>
          </table:table-cell>
          <table:table-cell table:formula="of:=([.H336]-[.H335])/([.B335]-[.B336])" office:value-type="float" office:value="0.881740338107538" calcext:value-type="float">
            <text:p>0.881740338107538</text:p>
          </table:table-cell>
          <table:table-cell table:formula="of:=([.I336]-[.I335])/([.B335]-[.B336])" office:value-type="float" office:value="-0.783303768295054" calcext:value-type="float">
            <text:p>-0.783303768295054</text:p>
          </table:table-cell>
          <table:table-cell table:formula="of:=([.J336]-[.J335])/([.B335]-[.B336])" office:value-type="float" office:value="-0.0314159265359027" calcext:value-type="float">
            <text:p>-0.031415926535903</text:p>
          </table:table-cell>
          <table:table-cell table:formula="of:=([.K336]-[.K335])/([.B335]-[.B336])" office:value-type="float" office:value="3.76991118430754" calcext:value-type="float">
            <text:p>3.76991118430754</text:p>
          </table:table-cell>
          <table:table-cell table:formula="of:=([.L336]-[.L335])/([.B335]-[.B336])" office:value-type="float" office:value="7.03716754404203" calcext:value-type="float">
            <text:p>7.03716754404203</text:p>
          </table:table-cell>
          <table:table-cell table:formula="of:=([.M336]-[.M335])/([.B335]-[.B336])" office:value-type="float" office:value="-13.8230076757943" calcext:value-type="float">
            <text:p>-13.8230076757943</text:p>
          </table:table-cell>
          <table:table-cell table:formula="of:=([.N336]-[.N335])/([.B335]-[.B336])" office:value-type="float" office:value="-6.7858401317547" calcext:value-type="float">
            <text:p>-6.7858401317547</text:p>
          </table:table-cell>
          <table:table-cell table:number-columns-repeated="100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6]/120" office:value-type="float" office:value="2.74166666666667" calcext:value-type="float">
            <text:p>2.74166666666667</text:p>
          </table:table-cell>
          <table:table-cell office:value-type="float" office:value="23.282" calcext:value-type="float">
            <text:p>23.282</text:p>
          </table:table-cell>
          <table:table-cell office:value-type="float" office:value="-24.386" calcext:value-type="float">
            <text:p>-24.386</text:p>
          </table:table-cell>
          <table:table-cell office:value-type="float" office:value="43.432" calcext:value-type="float">
            <text:p>43.432</text:p>
          </table:table-cell>
          <table:table-cell office:value-type="float" office:value="15.667" calcext:value-type="float">
            <text:p>15.667</text:p>
          </table:table-cell>
          <table:table-cell table:formula="of:=[.C336]*2*PI()/360" office:value-type="float" office:value="0.40634755644932" calcext:value-type="float">
            <text:p>0.40634755644932</text:p>
          </table:table-cell>
          <table:table-cell table:formula="of:=[.D336]*2*PI()/360" office:value-type="float" office:value="-0.425615991391337" calcext:value-type="float">
            <text:p>-0.425615991391337</text:p>
          </table:table-cell>
          <table:table-cell table:formula="of:=[.E336]*2*PI()/360" office:value-type="float" office:value="0.758031400726177" calcext:value-type="float">
            <text:p>0.758031400726177</text:p>
          </table:table-cell>
          <table:table-cell table:formula="of:=[.F336]*2*PI()/360" office:value-type="float" office:value="0.273440733909952" calcext:value-type="float">
            <text:p>0.273440733909952</text:p>
          </table:table-cell>
          <table:table-cell table:formula="of:=([.G337]-[.G336])/([.B336]-[.B337])" office:value-type="float" office:value="-0.108908545324442" calcext:value-type="float">
            <text:p>-0.108908545324442</text:p>
          </table:table-cell>
          <table:table-cell table:formula="of:=([.H337]-[.H336])/([.B336]-[.B337])" office:value-type="float" office:value="0.823097275240521" calcext:value-type="float">
            <text:p>0.823097275240521</text:p>
          </table:table-cell>
          <table:table-cell table:formula="of:=([.I337]-[.I336])/([.B336]-[.B337])" office:value-type="float" office:value="-0.668112037663435" calcext:value-type="float">
            <text:p>-0.668112037663435</text:p>
          </table:table-cell>
          <table:table-cell table:formula="of:=([.J337]-[.J336])/([.B336]-[.B337])" office:value-type="float" office:value="0.0251327412287195" calcext:value-type="float">
            <text:p>0.02513274122872</text:p>
          </table:table-cell>
          <table:table-cell table:formula="of:=([.K337]-[.K336])/([.B336]-[.B337])" office:value-type="float" office:value="1.00530964915012" calcext:value-type="float">
            <text:p>1.00530964915012</text:p>
          </table:table-cell>
          <table:table-cell table:formula="of:=([.L337]-[.L336])/([.B336]-[.B337])" office:value-type="float" office:value="8.04247719318895" calcext:value-type="float">
            <text:p>8.04247719318895</text:p>
          </table:table-cell>
          <table:table-cell table:formula="of:=([.M337]-[.M336])/([.B336]-[.B337])" office:value-type="float" office:value="-14.5769899126571" calcext:value-type="float">
            <text:p>-14.5769899126571</text:p>
          </table:table-cell>
          <table:table-cell table:formula="of:=([.N337]-[.N336])/([.B336]-[.B337])" office:value-type="float" office:value="-6.7858401317539" calcext:value-type="float">
            <text:p>-6.7858401317539</text:p>
          </table:table-cell>
          <table:table-cell table:number-columns-repeated="100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7]/120" office:value-type="float" office:value="2.75" calcext:value-type="float">
            <text:p>2.75</text:p>
          </table:table-cell>
          <table:table-cell office:value-type="float" office:value="23.334" calcext:value-type="float">
            <text:p>23.334</text:p>
          </table:table-cell>
          <table:table-cell office:value-type="float" office:value="-24.779" calcext:value-type="float">
            <text:p>-24.779</text:p>
          </table:table-cell>
          <table:table-cell office:value-type="float" office:value="43.751" calcext:value-type="float">
            <text:p>43.751</text:p>
          </table:table-cell>
          <table:table-cell office:value-type="float" office:value="15.655" calcext:value-type="float">
            <text:p>15.655</text:p>
          </table:table-cell>
          <table:table-cell table:formula="of:=[.C337]*2*PI()/360" office:value-type="float" office:value="0.407255127660357" calcext:value-type="float">
            <text:p>0.407255127660357</text:p>
          </table:table-cell>
          <table:table-cell table:formula="of:=[.D337]*2*PI()/360" office:value-type="float" office:value="-0.432475135351675" calcext:value-type="float">
            <text:p>-0.432475135351675</text:p>
          </table:table-cell>
          <table:table-cell table:formula="of:=[.E337]*2*PI()/360" office:value-type="float" office:value="0.763599001040039" calcext:value-type="float">
            <text:p>0.763599001040039</text:p>
          </table:table-cell>
          <table:table-cell table:formula="of:=[.F337]*2*PI()/360" office:value-type="float" office:value="0.273231294399712" calcext:value-type="float">
            <text:p>0.273231294399712</text:p>
          </table:table-cell>
          <table:table-cell table:formula="of:=([.G338]-[.G337])/([.B337]-[.B338])" office:value-type="float" office:value="-0.117286125734027" calcext:value-type="float">
            <text:p>-0.117286125734027</text:p>
          </table:table-cell>
          <table:table-cell table:formula="of:=([.H338]-[.H337])/([.B337]-[.B338])" office:value-type="float" office:value="0.756076631963947" calcext:value-type="float">
            <text:p>0.756076631963947</text:p>
          </table:table-cell>
          <table:table-cell table:formula="of:=([.I338]-[.I337])/([.B337]-[.B338])" office:value-type="float" office:value="-0.546637121724627" calcext:value-type="float">
            <text:p>-0.546637121724627</text:p>
          </table:table-cell>
          <table:table-cell table:formula="of:=([.J338]-[.J337])/([.B337]-[.B338])" office:value-type="float" office:value="0.0816814089933352" calcext:value-type="float">
            <text:p>0.081681408993335</text:p>
          </table:table-cell>
          <table:table-cell table:formula="of:=([.K338]-[.K337])/([.B337]-[.B338])" office:value-type="float" office:value="-1.00530964915012" calcext:value-type="float">
            <text:p>-1.00530964915012</text:p>
          </table:table-cell>
          <table:table-cell table:formula="of:=([.L338]-[.L337])/([.B337]-[.B338])" office:value-type="float" office:value="7.79114978090322" calcext:value-type="float">
            <text:p>7.79114978090322</text:p>
          </table:table-cell>
          <table:table-cell table:formula="of:=([.M338]-[.M337])/([.B337]-[.B338])" office:value-type="float" office:value="-14.8283173249452" calcext:value-type="float">
            <text:p>-14.8283173249452</text:p>
          </table:table-cell>
          <table:table-cell table:formula="of:=([.N338]-[.N337])/([.B337]-[.B338])" office:value-type="float" office:value="-6.7858401317539" calcext:value-type="float">
            <text:p>-6.7858401317539</text:p>
          </table:table-cell>
          <table:table-cell table:number-columns-repeated="100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8]/120" office:value-type="float" office:value="2.75833333333333" calcext:value-type="float">
            <text:p>2.75833333333333</text:p>
          </table:table-cell>
          <table:table-cell office:value-type="float" office:value="23.39" calcext:value-type="float">
            <text:p>23.39</text:p>
          </table:table-cell>
          <table:table-cell office:value-type="float" office:value="-25.14" calcext:value-type="float">
            <text:p>-25.14</text:p>
          </table:table-cell>
          <table:table-cell office:value-type="float" office:value="44.012" calcext:value-type="float">
            <text:p>44.012</text:p>
          </table:table-cell>
          <table:table-cell office:value-type="float" office:value="15.616" calcext:value-type="float">
            <text:p>15.616</text:p>
          </table:table-cell>
          <table:table-cell table:formula="of:=[.C338]*2*PI()/360" office:value-type="float" office:value="0.408232512041474" calcext:value-type="float">
            <text:p>0.408232512041474</text:p>
          </table:table-cell>
          <table:table-cell table:formula="of:=[.D338]*2*PI()/360" office:value-type="float" office:value="-0.438775773951374" calcext:value-type="float">
            <text:p>-0.438775773951374</text:p>
          </table:table-cell>
          <table:table-cell table:formula="of:=[.E338]*2*PI()/360" office:value-type="float" office:value="0.768154310387744" calcext:value-type="float">
            <text:p>0.768154310387744</text:p>
          </table:table-cell>
          <table:table-cell table:formula="of:=[.F338]*2*PI()/360" office:value-type="float" office:value="0.272550615991434" calcext:value-type="float">
            <text:p>0.272550615991434</text:p>
          </table:table-cell>
          <table:table-cell table:formula="of:=([.G339]-[.G338])/([.B338]-[.B339])" office:value-type="float" office:value="-0.108908545324442" calcext:value-type="float">
            <text:p>-0.108908545324442</text:p>
          </table:table-cell>
          <table:table-cell table:formula="of:=([.H339]-[.H338])/([.B338]-[.B339])" office:value-type="float" office:value="0.691150383789754" calcext:value-type="float">
            <text:p>0.691150383789754</text:p>
          </table:table-cell>
          <table:table-cell table:formula="of:=([.I339]-[.I338])/([.B338]-[.B339])" office:value-type="float" office:value="-0.423067810683417" calcext:value-type="float">
            <text:p>-0.423067810683417</text:p>
          </table:table-cell>
          <table:table-cell table:formula="of:=([.J339]-[.J338])/([.B338]-[.B339])" office:value-type="float" office:value="0.138230076757951" calcext:value-type="float">
            <text:p>0.138230076757951</text:p>
          </table:table-cell>
          <table:table-cell table:formula="of:=([.K339]-[.K338])/([.B338]-[.B339])" office:value-type="float" office:value="-3.51858377202022" calcext:value-type="float">
            <text:p>-3.51858377202022</text:p>
          </table:table-cell>
          <table:table-cell table:formula="of:=([.L339]-[.L338])/([.B338]-[.B339])" office:value-type="float" office:value="8.04247719318895" calcext:value-type="float">
            <text:p>8.04247719318895</text:p>
          </table:table-cell>
          <table:table-cell table:formula="of:=([.M339]-[.M338])/([.B338]-[.B339])" office:value-type="float" office:value="-15.8336269740882" calcext:value-type="float">
            <text:p>-15.8336269740882</text:p>
          </table:table-cell>
          <table:table-cell table:formula="of:=([.N339]-[.N338])/([.B338]-[.B339])" office:value-type="float" office:value="-6.53451271946657" calcext:value-type="float">
            <text:p>-6.53451271946657</text:p>
          </table:table-cell>
          <table:table-cell table:number-columns-repeated="1005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9]/120" office:value-type="float" office:value="2.76666666666667" calcext:value-type="float">
            <text:p>2.76666666666667</text:p>
          </table:table-cell>
          <table:table-cell office:value-type="float" office:value="23.442" calcext:value-type="float">
            <text:p>23.442</text:p>
          </table:table-cell>
          <table:table-cell office:value-type="float" office:value="-25.47" calcext:value-type="float">
            <text:p>-25.47</text:p>
          </table:table-cell>
          <table:table-cell office:value-type="float" office:value="44.214" calcext:value-type="float">
            <text:p>44.214</text:p>
          </table:table-cell>
          <table:table-cell office:value-type="float" office:value="15.55" calcext:value-type="float">
            <text:p>15.55</text:p>
          </table:table-cell>
          <table:table-cell table:formula="of:=[.C339]*2*PI()/360" office:value-type="float" office:value="0.409140083252511" calcext:value-type="float">
            <text:p>0.409140083252511</text:p>
          </table:table-cell>
          <table:table-cell table:formula="of:=[.D339]*2*PI()/360" office:value-type="float" office:value="-0.444535360482956" calcext:value-type="float">
            <text:p>-0.444535360482956</text:p>
          </table:table-cell>
          <table:table-cell table:formula="of:=[.E339]*2*PI()/360" office:value-type="float" office:value="0.771679875476773" calcext:value-type="float">
            <text:p>0.771679875476773</text:p>
          </table:table-cell>
          <table:table-cell table:formula="of:=[.F339]*2*PI()/360" office:value-type="float" office:value="0.271398698685118" calcext:value-type="float">
            <text:p>0.271398698685118</text:p>
          </table:table-cell>
          <table:table-cell table:formula="of:=([.G340]-[.G339])/([.B339]-[.B340])" office:value-type="float" office:value="-0.0795870138909408" calcext:value-type="float">
            <text:p>-0.079587013890941</text:p>
          </table:table-cell>
          <table:table-cell table:formula="of:=([.H340]-[.H339])/([.B339]-[.B340])" office:value-type="float" office:value="0.62412974051318" calcext:value-type="float">
            <text:p>0.62412974051318</text:p>
          </table:table-cell>
          <table:table-cell table:formula="of:=([.I340]-[.I339])/([.B339]-[.B340])" office:value-type="float" office:value="-0.291120919232682" calcext:value-type="float">
            <text:p>-0.291120919232682</text:p>
          </table:table-cell>
          <table:table-cell table:formula="of:=([.J340]-[.J339])/([.B339]-[.B340])" office:value-type="float" office:value="0.192684349420172" calcext:value-type="float">
            <text:p>0.192684349420172</text:p>
          </table:table-cell>
          <table:table-cell table:formula="of:=([.K340]-[.K339])/([.B339]-[.B340])" office:value-type="float" office:value="-5.78053048260538" calcext:value-type="float">
            <text:p>-5.78053048260538</text:p>
          </table:table-cell>
          <table:table-cell table:formula="of:=([.L340]-[.L339])/([.B339]-[.B340])" office:value-type="float" office:value="8.29380460547707" calcext:value-type="float">
            <text:p>8.29380460547707</text:p>
          </table:table-cell>
          <table:table-cell table:formula="of:=([.M340]-[.M339])/([.B339]-[.B340])" office:value-type="float" office:value="-17.0902640355336" calcext:value-type="float">
            <text:p>-17.0902640355336</text:p>
          </table:table-cell>
          <table:table-cell table:formula="of:=([.N340]-[.N339])/([.B339]-[.B340])" office:value-type="float" office:value="-6.03185789489271" calcext:value-type="float">
            <text:p>-6.03185789489271</text:p>
          </table:table-cell>
          <table:table-cell table:number-columns-repeated="1005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40]/120" office:value-type="float" office:value="2.775" calcext:value-type="float">
            <text:p>2.775</text:p>
          </table:table-cell>
          <table:table-cell office:value-type="float" office:value="23.48" calcext:value-type="float">
            <text:p>23.48</text:p>
          </table:table-cell>
          <table:table-cell office:value-type="float" office:value="-25.768" calcext:value-type="float">
            <text:p>-25.768</text:p>
          </table:table-cell>
          <table:table-cell office:value-type="float" office:value="44.353" calcext:value-type="float">
            <text:p>44.353</text:p>
          </table:table-cell>
          <table:table-cell office:value-type="float" office:value="15.458" calcext:value-type="float">
            <text:p>15.458</text:p>
          </table:table-cell>
          <table:table-cell table:formula="of:=[.C340]*2*PI()/360" office:value-type="float" office:value="0.409803308368269" calcext:value-type="float">
            <text:p>0.409803308368269</text:p>
          </table:table-cell>
          <table:table-cell table:formula="of:=[.D340]*2*PI()/360" office:value-type="float" office:value="-0.449736441653899" calcext:value-type="float">
            <text:p>-0.449736441653899</text:p>
          </table:table-cell>
          <table:table-cell table:formula="of:=[.E340]*2*PI()/360" office:value-type="float" office:value="0.774105883137045" calcext:value-type="float">
            <text:p>0.774105883137045</text:p>
          </table:table-cell>
          <table:table-cell table:formula="of:=[.F340]*2*PI()/360" office:value-type="float" office:value="0.269792995773283" calcext:value-type="float">
            <text:p>0.269792995773283</text:p>
          </table:table-cell>
          <table:table-cell table:formula="of:=([.G341]-[.G340])/([.B340]-[.B341])" office:value-type="float" office:value="-0.0314159265358961" calcext:value-type="float">
            <text:p>-0.031415926535896</text:p>
          </table:table-cell>
          <table:table-cell table:formula="of:=([.H341]-[.H340])/([.B340]-[.B341])" office:value-type="float" office:value="0.555014702134204" calcext:value-type="float">
            <text:p>0.555014702134204</text:p>
          </table:table-cell>
          <table:table-cell table:formula="of:=([.I341]-[.I340])/([.B340]-[.B341])" office:value-type="float" office:value="-0.148702052269903" calcext:value-type="float">
            <text:p>-0.148702052269903</text:p>
          </table:table-cell>
          <table:table-cell table:formula="of:=([.J341]-[.J340])/([.B340]-[.B341])" office:value-type="float" office:value="0.242949831877611" calcext:value-type="float">
            <text:p>0.242949831877611</text:p>
          </table:table-cell>
          <table:table-cell table:formula="of:=([.K341]-[.K340])/([.B340]-[.B341])" office:value-type="float" office:value="-6.53451271946577" calcext:value-type="float">
            <text:p>-6.53451271946577</text:p>
          </table:table-cell>
          <table:table-cell table:formula="of:=([.L341]-[.L340])/([.B340]-[.B341])" office:value-type="float" office:value="8.29380460547788" calcext:value-type="float">
            <text:p>8.29380460547788</text:p>
          </table:table-cell>
          <table:table-cell table:formula="of:=([.M341]-[.M340])/([.B340]-[.B341])" office:value-type="float" office:value="-18.5982285092496" calcext:value-type="float">
            <text:p>-18.5982285092496</text:p>
          </table:table-cell>
          <table:table-cell table:formula="of:=([.N341]-[.N340])/([.B340]-[.B341])" office:value-type="float" office:value="-5.02654824574419" calcext:value-type="float">
            <text:p>-5.02654824574419</text:p>
          </table:table-cell>
          <table:table-cell table:number-columns-repeated="100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41]/120" office:value-type="float" office:value="2.78333333333333" calcext:value-type="float">
            <text:p>2.78333333333333</text:p>
          </table:table-cell>
          <table:table-cell office:value-type="float" office:value="23.495" calcext:value-type="float">
            <text:p>23.495</text:p>
          </table:table-cell>
          <table:table-cell office:value-type="float" office:value="-26.033" calcext:value-type="float">
            <text:p>-26.033</text:p>
          </table:table-cell>
          <table:table-cell office:value-type="float" office:value="44.424" calcext:value-type="float">
            <text:p>44.424</text:p>
          </table:table-cell>
          <table:table-cell office:value-type="float" office:value="15.342" calcext:value-type="float">
            <text:p>15.342</text:p>
          </table:table-cell>
          <table:table-cell table:formula="of:=[.C341]*2*PI()/360" office:value-type="float" office:value="0.410065107756068" calcext:value-type="float">
            <text:p>0.410065107756068</text:p>
          </table:table-cell>
          <table:table-cell table:formula="of:=[.D341]*2*PI()/360" office:value-type="float" office:value="-0.454361564171684" calcext:value-type="float">
            <text:p>-0.454361564171684</text:p>
          </table:table-cell>
          <table:table-cell table:formula="of:=[.E341]*2*PI()/360" office:value-type="float" office:value="0.775345066905961" calcext:value-type="float">
            <text:p>0.775345066905961</text:p>
          </table:table-cell>
          <table:table-cell table:formula="of:=[.F341]*2*PI()/360" office:value-type="float" office:value="0.26776841384097" calcext:value-type="float">
            <text:p>0.26776841384097</text:p>
          </table:table-cell>
          <table:table-cell table:formula="of:=([.G342]-[.G341])/([.B341]-[.B342])" office:value-type="float" office:value="0.0230383461263185" calcext:value-type="float">
            <text:p>0.023038346126319</text:p>
          </table:table-cell>
          <table:table-cell table:formula="of:=([.H342]-[.H341])/([.B341]-[.B342])" office:value-type="float" office:value="0.485899663755222" calcext:value-type="float">
            <text:p>0.485899663755222</text:p>
          </table:table-cell>
          <table:table-cell table:formula="of:=([.I342]-[.I341])/([.B341]-[.B342])" office:value-type="float" office:value="0.00628318530717655" calcext:value-type="float">
            <text:p>0.006283185307177</text:p>
          </table:table-cell>
          <table:table-cell table:formula="of:=([.J342]-[.J341])/([.B341]-[.B342])" office:value-type="float" office:value="0.284837733925479" calcext:value-type="float">
            <text:p>0.284837733925479</text:p>
          </table:table-cell>
          <table:table-cell table:formula="of:=([.K342]-[.K341])/([.B341]-[.B342])" office:value-type="float" office:value="-7.53982236861669" calcext:value-type="float">
            <text:p>-7.53982236861669</text:p>
          </table:table-cell>
          <table:table-cell table:formula="of:=([.L342]-[.L341])/([.B341]-[.B342])" office:value-type="float" office:value="8.5451320177644" calcext:value-type="float">
            <text:p>8.5451320177644</text:p>
          </table:table-cell>
          <table:table-cell table:formula="of:=([.M342]-[.M341])/([.B341]-[.B342])" office:value-type="float" office:value="-20.1061929829752" calcext:value-type="float">
            <text:p>-20.1061929829752</text:p>
          </table:table-cell>
          <table:table-cell table:formula="of:=([.N342]-[.N341])/([.B341]-[.B342])" office:value-type="float" office:value="-3.76991118430754" calcext:value-type="float">
            <text:p>-3.76991118430754</text:p>
          </table:table-cell>
          <table:table-cell table:number-columns-repeated="100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42]/120" office:value-type="float" office:value="2.79166666666667" calcext:value-type="float">
            <text:p>2.79166666666667</text:p>
          </table:table-cell>
          <table:table-cell office:value-type="float" office:value="23.484" calcext:value-type="float">
            <text:p>23.484</text:p>
          </table:table-cell>
          <table:table-cell office:value-type="float" office:value="-26.265" calcext:value-type="float">
            <text:p>-26.265</text:p>
          </table:table-cell>
          <table:table-cell office:value-type="float" office:value="44.421" calcext:value-type="float">
            <text:p>44.421</text:p>
          </table:table-cell>
          <table:table-cell office:value-type="float" office:value="15.206" calcext:value-type="float">
            <text:p>15.206</text:p>
          </table:table-cell>
          <table:table-cell table:formula="of:=[.C342]*2*PI()/360" office:value-type="float" office:value="0.409873121538348" calcext:value-type="float">
            <text:p>0.409873121538348</text:p>
          </table:table-cell>
          <table:table-cell table:formula="of:=[.D342]*2*PI()/360" office:value-type="float" office:value="-0.458410728036311" calcext:value-type="float">
            <text:p>-0.458410728036311</text:p>
          </table:table-cell>
          <table:table-cell table:formula="of:=[.E342]*2*PI()/360" office:value-type="float" office:value="0.775292707028401" calcext:value-type="float">
            <text:p>0.775292707028401</text:p>
          </table:table-cell>
          <table:table-cell table:formula="of:=[.F342]*2*PI()/360" office:value-type="float" office:value="0.265394766058258" calcext:value-type="float">
            <text:p>0.265394766058258</text:p>
          </table:table-cell>
          <table:table-cell table:formula="of:=([.G343]-[.G342])/([.B342]-[.B343])" office:value-type="float" office:value="0.085870199198124" calcext:value-type="float">
            <text:p>0.085870199198124</text:p>
          </table:table-cell>
          <table:table-cell table:formula="of:=([.H343]-[.H342])/([.B342]-[.B343])" office:value-type="float" office:value="0.414690230273852" calcext:value-type="float">
            <text:p>0.414690230273852</text:p>
          </table:table-cell>
          <table:table-cell table:formula="of:=([.I343]-[.I342])/([.B342]-[.B343])" office:value-type="float" office:value="0.173834793498636" calcext:value-type="float">
            <text:p>0.173834793498636</text:p>
          </table:table-cell>
          <table:table-cell table:formula="of:=([.J343]-[.J342])/([.B342]-[.B343])" office:value-type="float" office:value="0.316253660461375" calcext:value-type="float">
            <text:p>0.316253660461375</text:p>
          </table:table-cell>
          <table:table-cell table:formula="of:=([.K343]-[.K342])/([.B342]-[.B343])" office:value-type="float" office:value="-8.04247719318975" calcext:value-type="float">
            <text:p>-8.04247719318975</text:p>
          </table:table-cell>
          <table:table-cell table:formula="of:=([.L343]-[.L342])/([.B342]-[.B343])" office:value-type="float" office:value="9.2991142546256" calcext:value-type="float">
            <text:p>9.2991142546256</text:p>
          </table:table-cell>
          <table:table-cell table:formula="of:=([.M343]-[.M342])/([.B342]-[.B343])" office:value-type="float" office:value="-21.6141574566991" calcext:value-type="float">
            <text:p>-21.6141574566991</text:p>
          </table:table-cell>
          <table:table-cell table:formula="of:=([.N343]-[.N342])/([.B342]-[.B343])" office:value-type="float" office:value="-2.76460153515823" calcext:value-type="float">
            <text:p>-2.76460153515823</text:p>
          </table:table-cell>
          <table:table-cell table:number-columns-repeated="100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43]/120" office:value-type="float" office:value="2.8" calcext:value-type="float">
            <text:p>2.8</text:p>
          </table:table-cell>
          <table:table-cell office:value-type="float" office:value="23.443" calcext:value-type="float">
            <text:p>23.443</text:p>
          </table:table-cell>
          <table:table-cell office:value-type="float" office:value="-26.463" calcext:value-type="float">
            <text:p>-26.463</text:p>
          </table:table-cell>
          <table:table-cell office:value-type="float" office:value="44.338" calcext:value-type="float">
            <text:p>44.338</text:p>
          </table:table-cell>
          <table:table-cell office:value-type="float" office:value="15.055" calcext:value-type="float">
            <text:p>15.055</text:p>
          </table:table-cell>
          <table:table-cell table:formula="of:=[.C343]*2*PI()/360" office:value-type="float" office:value="0.409157536545031" calcext:value-type="float">
            <text:p>0.409157536545031</text:p>
          </table:table-cell>
          <table:table-cell table:formula="of:=[.D343]*2*PI()/360" office:value-type="float" office:value="-0.461866479955259" calcext:value-type="float">
            <text:p>-0.461866479955259</text:p>
          </table:table-cell>
          <table:table-cell table:formula="of:=[.E343]*2*PI()/360" office:value-type="float" office:value="0.773844083749246" calcext:value-type="float">
            <text:p>0.773844083749246</text:p>
          </table:table-cell>
          <table:table-cell table:formula="of:=[.F343]*2*PI()/360" office:value-type="float" office:value="0.262759318887746" calcext:value-type="float">
            <text:p>0.262759318887746</text:p>
          </table:table-cell>
          <table:table-cell table:formula="of:=([.G344]-[.G343])/([.B343]-[.B344])" office:value-type="float" office:value="0.152890842474705" calcext:value-type="float">
            <text:p>0.152890842474705</text:p>
          </table:table-cell>
          <table:table-cell table:formula="of:=([.H344]-[.H343])/([.B343]-[.B344])" office:value-type="float" office:value="0.337197611485306" calcext:value-type="float">
            <text:p>0.337197611485306</text:p>
          </table:table-cell>
          <table:table-cell table:formula="of:=([.I344]-[.I343])/([.B343]-[.B344])" office:value-type="float" office:value="0.353952772304461" calcext:value-type="float">
            <text:p>0.353952772304461</text:p>
          </table:table-cell>
          <table:table-cell table:formula="of:=([.J344]-[.J343])/([.B343]-[.B344])" office:value-type="float" office:value="0.339292006587694" calcext:value-type="float">
            <text:p>0.339292006587694</text:p>
          </table:table-cell>
          <table:table-cell table:formula="of:=([.K344]-[.K343])/([.B343]-[.B344])" office:value-type="float" office:value="-9.0477868423376" calcext:value-type="float">
            <text:p>-9.0477868423376</text:p>
          </table:table-cell>
          <table:table-cell table:formula="of:=([.L344]-[.L343])/([.B343]-[.B344])" office:value-type="float" office:value="9.80176907920269" calcext:value-type="float">
            <text:p>9.80176907920269</text:p>
          </table:table-cell>
          <table:table-cell table:formula="of:=([.M344]-[.M343])/([.B343]-[.B344])" office:value-type="float" office:value="-23.6247767549895" calcext:value-type="float">
            <text:p>-23.6247767549895</text:p>
          </table:table-cell>
          <table:table-cell table:formula="of:=([.N344]-[.N343])/([.B343]-[.B344])" office:value-type="float" office:value="-0.753982236860574" calcext:value-type="float">
            <text:p>-0.753982236860574</text:p>
          </table:table-cell>
          <table:table-cell table:number-columns-repeated="1005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44]/120" office:value-type="float" office:value="2.80833333333333" calcext:value-type="float">
            <text:p>2.80833333333333</text:p>
          </table:table-cell>
          <table:table-cell office:value-type="float" office:value="23.37" calcext:value-type="float">
            <text:p>23.37</text:p>
          </table:table-cell>
          <table:table-cell office:value-type="float" office:value="-26.624" calcext:value-type="float">
            <text:p>-26.624</text:p>
          </table:table-cell>
          <table:table-cell office:value-type="float" office:value="44.169" calcext:value-type="float">
            <text:p>44.169</text:p>
          </table:table-cell>
          <table:table-cell office:value-type="float" office:value="14.893" calcext:value-type="float">
            <text:p>14.893</text:p>
          </table:table-cell>
          <table:table-cell table:formula="of:=[.C344]*2*PI()/360" office:value-type="float" office:value="0.407883446191075" calcext:value-type="float">
            <text:p>0.407883446191075</text:p>
          </table:table-cell>
          <table:table-cell table:formula="of:=[.D344]*2*PI()/360" office:value-type="float" office:value="-0.46467646005097" calcext:value-type="float">
            <text:p>-0.46467646005097</text:p>
          </table:table-cell>
          <table:table-cell table:formula="of:=[.E344]*2*PI()/360" office:value-type="float" office:value="0.770894477313375" calcext:value-type="float">
            <text:p>0.770894477313375</text:p>
          </table:table-cell>
          <table:table-cell table:formula="of:=[.F344]*2*PI()/360" office:value-type="float" office:value="0.259931885499515" calcext:value-type="float">
            <text:p>0.259931885499515</text:p>
          </table:table-cell>
          <table:table-cell table:formula="of:=([.G345]-[.G344])/([.B344]-[.B345])" office:value-type="float" office:value="0.228289066160851" calcext:value-type="float">
            <text:p>0.228289066160851</text:p>
          </table:table-cell>
          <table:table-cell table:formula="of:=([.H345]-[.H344])/([.B344]-[.B345])" office:value-type="float" office:value="0.255516202491951" calcext:value-type="float">
            <text:p>0.255516202491951</text:p>
          </table:table-cell>
          <table:table-cell table:formula="of:=([.I345]-[.I344])/([.B344]-[.B345])" office:value-type="float" office:value="0.550825911929373" calcext:value-type="float">
            <text:p>0.550825911929373</text:p>
          </table:table-cell>
          <table:table-cell table:formula="of:=([.J345]-[.J344])/([.B344]-[.B345])" office:value-type="float" office:value="0.345575191894865" calcext:value-type="float">
            <text:p>0.345575191894865</text:p>
          </table:table-cell>
          <table:table-cell table:formula="of:=([.K345]-[.K344])/([.B344]-[.B345])" office:value-type="float" office:value="-9.80176907919959" calcext:value-type="float">
            <text:p>-9.80176907919959</text:p>
          </table:table-cell>
          <table:table-cell table:formula="of:=([.L345]-[.L344])/([.B344]-[.B345])" office:value-type="float" office:value="11.3097335529196" calcext:value-type="float">
            <text:p>11.3097335529196</text:p>
          </table:table-cell>
          <table:table-cell table:formula="of:=([.M345]-[.M344])/([.B344]-[.B345])" office:value-type="float" office:value="-24.6300864041493" calcext:value-type="float">
            <text:p>-24.6300864041493</text:p>
          </table:table-cell>
          <table:table-cell table:formula="of:=([.N345]-[.N344])/([.B344]-[.B345])" office:value-type="float" office:value="-0.00000000000141220368732313" calcext:value-type="float">
            <text:p>-1.41220368732313E-12</text:p>
          </table:table-cell>
          <table:table-cell table:number-columns-repeated="100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5]/120" office:value-type="float" office:value="2.81666666666667" calcext:value-type="float">
            <text:p>2.81666666666667</text:p>
          </table:table-cell>
          <table:table-cell office:value-type="float" office:value="23.261" calcext:value-type="float">
            <text:p>23.261</text:p>
          </table:table-cell>
          <table:table-cell office:value-type="float" office:value="-26.746" calcext:value-type="float">
            <text:p>-26.746</text:p>
          </table:table-cell>
          <table:table-cell office:value-type="float" office:value="43.906" calcext:value-type="float">
            <text:p>43.906</text:p>
          </table:table-cell>
          <table:table-cell office:value-type="float" office:value="14.728" calcext:value-type="float">
            <text:p>14.728</text:p>
          </table:table-cell>
          <table:table-cell table:formula="of:=[.C345]*2*PI()/360" office:value-type="float" office:value="0.405981037306401" calcext:value-type="float">
            <text:p>0.405981037306401</text:p>
          </table:table-cell>
          <table:table-cell table:formula="of:=[.D345]*2*PI()/360" office:value-type="float" office:value="-0.466805761738403" calcext:value-type="float">
            <text:p>-0.466805761738403</text:p>
          </table:table-cell>
          <table:table-cell table:formula="of:=[.E345]*2*PI()/360" office:value-type="float" office:value="0.76630426138063" calcext:value-type="float">
            <text:p>0.76630426138063</text:p>
          </table:table-cell>
          <table:table-cell table:formula="of:=[.F345]*2*PI()/360" office:value-type="float" office:value="0.257052092233725" calcext:value-type="float">
            <text:p>0.257052092233725</text:p>
          </table:table-cell>
          <table:table-cell table:formula="of:=([.G346]-[.G345])/([.B345]-[.B346])" office:value-type="float" office:value="0.309970475154185" calcext:value-type="float">
            <text:p>0.309970475154185</text:p>
          </table:table-cell>
          <table:table-cell table:formula="of:=([.H346]-[.H345])/([.B345]-[.B346])" office:value-type="float" office:value="0.161268422884283" calcext:value-type="float">
            <text:p>0.161268422884283</text:p>
          </table:table-cell>
          <table:table-cell table:formula="of:=([.I346]-[.I345])/([.B345]-[.B346])" office:value-type="float" office:value="0.75607663196396" calcext:value-type="float">
            <text:p>0.75607663196396</text:p>
          </table:table-cell>
          <table:table-cell table:formula="of:=([.J346]-[.J345])/([.B345]-[.B346])" office:value-type="float" office:value="0.345575191894877" calcext:value-type="float">
            <text:p>0.345575191894877</text:p>
          </table:table-cell>
          <table:table-cell table:formula="of:=([.K346]-[.K345])/([.B345]-[.B346])" office:value-type="float" office:value="-10.555751316063" calcext:value-type="float">
            <text:p>-10.555751316063</text:p>
          </table:table-cell>
          <table:table-cell table:formula="of:=([.L346]-[.L345])/([.B345]-[.B346])" office:value-type="float" office:value="12.0637157897854" calcext:value-type="float">
            <text:p>12.0637157897854</text:p>
          </table:table-cell>
          <table:table-cell table:formula="of:=([.M346]-[.M345])/([.B345]-[.B346])" office:value-type="float" office:value="-25.6353960532884" calcext:value-type="float">
            <text:p>-25.6353960532884</text:p>
          </table:table-cell>
          <table:table-cell table:formula="of:=([.N346]-[.N345])/([.B345]-[.B346])" office:value-type="float" office:value="1.00530964914852" calcext:value-type="float">
            <text:p>1.00530964914852</text:p>
          </table:table-cell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6]/120" office:value-type="float" office:value="2.825" calcext:value-type="float">
            <text:p>2.825</text:p>
          </table:table-cell>
          <table:table-cell office:value-type="float" office:value="23.113" calcext:value-type="float">
            <text:p>23.113</text:p>
          </table:table-cell>
          <table:table-cell office:value-type="float" office:value="-26.823" calcext:value-type="float">
            <text:p>-26.823</text:p>
          </table:table-cell>
          <table:table-cell office:value-type="float" office:value="43.545" calcext:value-type="float">
            <text:p>43.545</text:p>
          </table:table-cell>
          <table:table-cell office:value-type="float" office:value="14.563" calcext:value-type="float">
            <text:p>14.563</text:p>
          </table:table-cell>
          <table:table-cell table:formula="of:=[.C346]*2*PI()/360" office:value-type="float" office:value="0.403397950013449" calcext:value-type="float">
            <text:p>0.403397950013449</text:p>
          </table:table-cell>
          <table:table-cell table:formula="of:=[.D346]*2*PI()/360" office:value-type="float" office:value="-0.468149665262439" calcext:value-type="float">
            <text:p>-0.468149665262439</text:p>
          </table:table-cell>
          <table:table-cell table:formula="of:=[.E346]*2*PI()/360" office:value-type="float" office:value="0.760003622780931" calcext:value-type="float">
            <text:p>0.760003622780931</text:p>
          </table:table-cell>
          <table:table-cell table:formula="of:=[.F346]*2*PI()/360" office:value-type="float" office:value="0.254172298967934" calcext:value-type="float">
            <text:p>0.254172298967934</text:p>
          </table:table-cell>
          <table:table-cell table:formula="of:=([.G347]-[.G346])/([.B346]-[.B347])" office:value-type="float" office:value="0.39793506945471" calcext:value-type="float">
            <text:p>0.39793506945471</text:p>
          </table:table-cell>
          <table:table-cell table:formula="of:=([.H347]-[.H346])/([.B346]-[.B347])" office:value-type="float" office:value="0.0607374579694044" calcext:value-type="float">
            <text:p>0.060737457969405</text:p>
          </table:table-cell>
          <table:table-cell table:formula="of:=([.I347]-[.I346])/([.B346]-[.B347])" office:value-type="float" office:value="0.96970493240803" calcext:value-type="float">
            <text:p>0.96970493240803</text:p>
          </table:table-cell>
          <table:table-cell table:formula="of:=([.J347]-[.J346])/([.B346]-[.B347])" office:value-type="float" office:value="0.337197611485306" calcext:value-type="float">
            <text:p>0.337197611485306</text:p>
          </table:table-cell>
          <table:table-cell table:formula="of:=([.K347]-[.K346])/([.B346]-[.B347])" office:value-type="float" office:value="-10.0530964914868" calcext:value-type="float">
            <text:p>-10.0530964914868</text:p>
          </table:table-cell>
          <table:table-cell table:formula="of:=([.L347]-[.L346])/([.B346]-[.B347])" office:value-type="float" office:value="13.3203528512221" calcext:value-type="float">
            <text:p>13.3203528512221</text:p>
          </table:table-cell>
          <table:table-cell table:formula="of:=([.M347]-[.M346])/([.B346]-[.B347])" office:value-type="float" office:value="-25.1327412287234" calcext:value-type="float">
            <text:p>-25.1327412287234</text:p>
          </table:table-cell>
          <table:table-cell table:formula="of:=([.N347]-[.N346])/([.B346]-[.B347])" office:value-type="float" office:value="1.50796447372318" calcext:value-type="float">
            <text:p>1.50796447372318</text:p>
          </table:table-cell>
          <table:table-cell table:number-columns-repeated="100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7]/120" office:value-type="float" office:value="2.83333333333333" calcext:value-type="float">
            <text:p>2.83333333333333</text:p>
          </table:table-cell>
          <table:table-cell office:value-type="float" office:value="22.923" calcext:value-type="float">
            <text:p>22.923</text:p>
          </table:table-cell>
          <table:table-cell office:value-type="float" office:value="-26.852" calcext:value-type="float">
            <text:p>-26.852</text:p>
          </table:table-cell>
          <table:table-cell office:value-type="float" office:value="43.082" calcext:value-type="float">
            <text:p>43.082</text:p>
          </table:table-cell>
          <table:table-cell office:value-type="float" office:value="14.402" calcext:value-type="float">
            <text:p>14.402</text:p>
          </table:table-cell>
          <table:table-cell table:formula="of:=[.C347]*2*PI()/360" office:value-type="float" office:value="0.40008182443466" calcext:value-type="float">
            <text:p>0.40008182443466</text:p>
          </table:table-cell>
          <table:table-cell table:formula="of:=[.D347]*2*PI()/360" office:value-type="float" office:value="-0.468655810745517" calcext:value-type="float">
            <text:p>-0.468655810745517</text:p>
          </table:table-cell>
          <table:table-cell table:formula="of:=[.E347]*2*PI()/360" office:value-type="float" office:value="0.751922748344197" calcext:value-type="float">
            <text:p>0.751922748344197</text:p>
          </table:table-cell>
          <table:table-cell table:formula="of:=[.F347]*2*PI()/360" office:value-type="float" office:value="0.251362318872223" calcext:value-type="float">
            <text:p>0.251362318872223</text:p>
          </table:table-cell>
          <table:table-cell table:formula="of:=([.G348]-[.G347])/([.B347]-[.B348])" office:value-type="float" office:value="0.481710873550433" calcext:value-type="float">
            <text:p>0.481710873550433</text:p>
          </table:table-cell>
          <table:table-cell table:formula="of:=([.H348]-[.H347])/([.B347]-[.B348])" office:value-type="float" office:value="-0.0502654824574457" calcext:value-type="float">
            <text:p>-0.050265482457446</text:p>
          </table:table-cell>
          <table:table-cell table:formula="of:=([.I348]-[.I347])/([.B347]-[.B348])" office:value-type="float" office:value="1.17914444264739" calcext:value-type="float">
            <text:p>1.17914444264739</text:p>
          </table:table-cell>
          <table:table-cell table:formula="of:=([.J348]-[.J347])/([.B347]-[.B348])" office:value-type="float" office:value="0.324631240870946" calcext:value-type="float">
            <text:p>0.324631240870946</text:p>
          </table:table-cell>
          <table:table-cell table:formula="of:=([.K348]-[.K347])/([.B347]-[.B348])" office:value-type="float" office:value="-9.55044166691452" calcext:value-type="float">
            <text:p>-9.55044166691452</text:p>
          </table:table-cell>
          <table:table-cell table:formula="of:=([.L348]-[.L347])/([.B347]-[.B348])" office:value-type="float" office:value="14.0743350880801" calcext:value-type="float">
            <text:p>14.0743350880801</text:p>
          </table:table-cell>
          <table:table-cell table:formula="of:=([.M348]-[.M347])/([.B347]-[.B348])" office:value-type="float" office:value="-24.1274315795676" calcext:value-type="float">
            <text:p>-24.1274315795676</text:p>
          </table:table-cell>
          <table:table-cell table:formula="of:=([.N348]-[.N347])/([.B347]-[.B348])" office:value-type="float" office:value="1.75929188601051" calcext:value-type="float">
            <text:p>1.75929188601051</text:p>
          </table:table-cell>
          <table:table-cell table:number-columns-repeated="100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8]/120" office:value-type="float" office:value="2.84166666666667" calcext:value-type="float">
            <text:p>2.84166666666667</text:p>
          </table:table-cell>
          <table:table-cell office:value-type="float" office:value="22.693" calcext:value-type="float">
            <text:p>22.693</text:p>
          </table:table-cell>
          <table:table-cell office:value-type="float" office:value="-26.828" calcext:value-type="float">
            <text:p>-26.828</text:p>
          </table:table-cell>
          <table:table-cell office:value-type="float" office:value="42.519" calcext:value-type="float">
            <text:p>42.519</text:p>
          </table:table-cell>
          <table:table-cell office:value-type="float" office:value="14.247" calcext:value-type="float">
            <text:p>14.247</text:p>
          </table:table-cell>
          <table:table-cell table:formula="of:=[.C348]*2*PI()/360" office:value-type="float" office:value="0.396067567155073" calcext:value-type="float">
            <text:p>0.396067567155073</text:p>
          </table:table-cell>
          <table:table-cell table:formula="of:=[.D348]*2*PI()/360" office:value-type="float" office:value="-0.468236931725039" calcext:value-type="float">
            <text:p>-0.468236931725039</text:p>
          </table:table-cell>
          <table:table-cell table:formula="of:=[.E348]*2*PI()/360" office:value-type="float" office:value="0.742096544655469" calcext:value-type="float">
            <text:p>0.742096544655469</text:p>
          </table:table-cell>
          <table:table-cell table:formula="of:=[.F348]*2*PI()/360" office:value-type="float" office:value="0.248657058531632" calcext:value-type="float">
            <text:p>0.248657058531632</text:p>
          </table:table-cell>
          <table:table-cell table:formula="of:=([.G349]-[.G348])/([.B348]-[.B349])" office:value-type="float" office:value="0.561297887441387" calcext:value-type="float">
            <text:p>0.561297887441387</text:p>
          </table:table-cell>
          <table:table-cell table:formula="of:=([.H349]-[.H348])/([.B348]-[.B349])" office:value-type="float" office:value="-0.167551608191446" calcext:value-type="float">
            <text:p>-0.167551608191446</text:p>
          </table:table-cell>
          <table:table-cell table:formula="of:=([.I349]-[.I348])/([.B348]-[.B349])" office:value-type="float" office:value="1.38020637247712" calcext:value-type="float">
            <text:p>1.38020637247712</text:p>
          </table:table-cell>
          <table:table-cell table:formula="of:=([.J349]-[.J348])/([.B348]-[.B349])" office:value-type="float" office:value="0.309970475154192" calcext:value-type="float">
            <text:p>0.309970475154192</text:p>
          </table:table-cell>
          <table:table-cell table:formula="of:=([.K349]-[.K348])/([.B348]-[.B349])" office:value-type="float" office:value="-6.7858401317523" calcext:value-type="float">
            <text:p>-6.7858401317523</text:p>
          </table:table-cell>
          <table:table-cell table:formula="of:=([.L349]-[.L348])/([.B348]-[.B349])" office:value-type="float" office:value="15.0796447372326" calcext:value-type="float">
            <text:p>15.0796447372326</text:p>
          </table:table-cell>
          <table:table-cell table:formula="of:=([.M349]-[.M348])/([.B348]-[.B349])" office:value-type="float" office:value="-22.6194671058485" calcext:value-type="float">
            <text:p>-22.6194671058485</text:p>
          </table:table-cell>
          <table:table-cell table:formula="of:=([.N349]-[.N348])/([.B348]-[.B349])" office:value-type="float" office:value="1.25663706143585" calcext:value-type="float">
            <text:p>1.25663706143585</text:p>
          </table:table-cell>
          <table:table-cell table:number-columns-repeated="1005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9]/120" office:value-type="float" office:value="2.85" calcext:value-type="float">
            <text:p>2.85</text:p>
          </table:table-cell>
          <table:table-cell office:value-type="float" office:value="22.425" calcext:value-type="float">
            <text:p>22.425</text:p>
          </table:table-cell>
          <table:table-cell office:value-type="float" office:value="-26.748" calcext:value-type="float">
            <text:p>-26.748</text:p>
          </table:table-cell>
          <table:table-cell office:value-type="float" office:value="41.86" calcext:value-type="float">
            <text:p>41.86</text:p>
          </table:table-cell>
          <table:table-cell office:value-type="float" office:value="14.099" calcext:value-type="float">
            <text:p>14.099</text:p>
          </table:table-cell>
          <table:table-cell table:formula="of:=[.C349]*2*PI()/360" office:value-type="float" office:value="0.391390084759728" calcext:value-type="float">
            <text:p>0.391390084759728</text:p>
          </table:table-cell>
          <table:table-cell table:formula="of:=[.D349]*2*PI()/360" office:value-type="float" office:value="-0.466840668323443" calcext:value-type="float">
            <text:p>-0.466840668323443</text:p>
          </table:table-cell>
          <table:table-cell table:formula="of:=[.E349]*2*PI()/360" office:value-type="float" office:value="0.730594824884826" calcext:value-type="float">
            <text:p>0.730594824884826</text:p>
          </table:table-cell>
          <table:table-cell table:formula="of:=[.F349]*2*PI()/360" office:value-type="float" office:value="0.24607397123868" calcext:value-type="float">
            <text:p>0.24607397123868</text:p>
          </table:table-cell>
          <table:table-cell table:formula="of:=([.G350]-[.G349])/([.B349]-[.B350])" office:value-type="float" office:value="0.61784655520599" calcext:value-type="float">
            <text:p>0.61784655520599</text:p>
          </table:table-cell>
          <table:table-cell table:formula="of:=([.H350]-[.H349])/([.B349]-[.B350])" office:value-type="float" office:value="-0.29321531433505" calcext:value-type="float">
            <text:p>-0.29321531433505</text:p>
          </table:table-cell>
          <table:table-cell table:formula="of:=([.I350]-[.I349])/([.B349]-[.B350])" office:value-type="float" office:value="1.56870193169252" calcext:value-type="float">
            <text:p>1.56870193169252</text:p>
          </table:table-cell>
          <table:table-cell table:formula="of:=([.J350]-[.J349])/([.B349]-[.B350])" office:value-type="float" office:value="0.299498499642227" calcext:value-type="float">
            <text:p>0.299498499642227</text:p>
          </table:table-cell>
          <table:table-cell table:formula="of:=([.K350]-[.K349])/([.B349]-[.B350])" office:value-type="float" office:value="-4.52389342117033" calcext:value-type="float">
            <text:p>-4.52389342117033</text:p>
          </table:table-cell>
          <table:table-cell table:formula="of:=([.L350]-[.L349])/([.B349]-[.B350])" office:value-type="float" office:value="15.079644737231" calcext:value-type="float">
            <text:p>15.079644737231</text:p>
          </table:table-cell>
          <table:table-cell table:formula="of:=([.M350]-[.M349])/([.B349]-[.B350])" office:value-type="float" office:value="-20.3575203952585" calcext:value-type="float">
            <text:p>-20.3575203952585</text:p>
          </table:table-cell>
          <table:table-cell table:formula="of:=([.N350]-[.N349])/([.B349]-[.B350])" office:value-type="float" office:value="1.50796447372318" calcext:value-type="float">
            <text:p>1.50796447372318</text:p>
          </table:table-cell>
          <table:table-cell table:number-columns-repeated="100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50]/120" office:value-type="float" office:value="2.85833333333333" calcext:value-type="float">
            <text:p>2.85833333333333</text:p>
          </table:table-cell>
          <table:table-cell office:value-type="float" office:value="22.13" calcext:value-type="float">
            <text:p>22.13</text:p>
          </table:table-cell>
          <table:table-cell office:value-type="float" office:value="-26.608" calcext:value-type="float">
            <text:p>-26.608</text:p>
          </table:table-cell>
          <table:table-cell office:value-type="float" office:value="41.111" calcext:value-type="float">
            <text:p>41.111</text:p>
          </table:table-cell>
          <table:table-cell office:value-type="float" office:value="13.956" calcext:value-type="float">
            <text:p>13.956</text:p>
          </table:table-cell>
          <table:table-cell table:formula="of:=[.C350]*2*PI()/360" office:value-type="float" office:value="0.386241363466345" calcext:value-type="float">
            <text:p>0.386241363466345</text:p>
          </table:table-cell>
          <table:table-cell table:formula="of:=[.D350]*2*PI()/360" office:value-type="float" office:value="-0.464397207370651" calcext:value-type="float">
            <text:p>-0.464397207370651</text:p>
          </table:table-cell>
          <table:table-cell table:formula="of:=[.E350]*2*PI()/360" office:value-type="float" office:value="0.717522308787389" calcext:value-type="float">
            <text:p>0.717522308787389</text:p>
          </table:table-cell>
          <table:table-cell table:formula="of:=[.F350]*2*PI()/360" office:value-type="float" office:value="0.243578150408329" calcext:value-type="float">
            <text:p>0.243578150408329</text:p>
          </table:table-cell>
          <table:table-cell table:formula="of:=([.G351]-[.G350])/([.B350]-[.B351])" office:value-type="float" office:value="0.655545667049076" calcext:value-type="float">
            <text:p>0.655545667049076</text:p>
          </table:table-cell>
          <table:table-cell table:formula="of:=([.H351]-[.H350])/([.B350]-[.B351])" office:value-type="float" office:value="-0.418879020478641" calcext:value-type="float">
            <text:p>-0.418879020478641</text:p>
          </table:table-cell>
          <table:table-cell table:formula="of:=([.I351]-[.I350])/([.B350]-[.B351])" office:value-type="float" office:value="1.73834793498634" calcext:value-type="float">
            <text:p>1.73834793498634</text:p>
          </table:table-cell>
          <table:table-cell table:formula="of:=([.J351]-[.J350])/([.B350]-[.B351])" office:value-type="float" office:value="0.286932129027867" calcext:value-type="float">
            <text:p>0.286932129027867</text:p>
          </table:table-cell>
          <table:table-cell table:formula="of:=([.K351]-[.K350])/([.B350]-[.B351])" office:value-type="float" office:value="-0.502654824573858" calcext:value-type="float">
            <text:p>-0.502654824573858</text:p>
          </table:table-cell>
          <table:table-cell table:formula="of:=([.L351]-[.L350])/([.B350]-[.B351])" office:value-type="float" office:value="15.079644737231" calcext:value-type="float">
            <text:p>15.079644737231</text:p>
          </table:table-cell>
          <table:table-cell table:formula="of:=([.M351]-[.M350])/([.B350]-[.B351])" office:value-type="float" office:value="-17.84424627239" calcext:value-type="float">
            <text:p>-17.84424627239</text:p>
          </table:table-cell>
          <table:table-cell table:formula="of:=([.N351]-[.N350])/([.B350]-[.B351])" office:value-type="float" office:value="1.50796447372277" calcext:value-type="float">
            <text:p>1.50796447372277</text:p>
          </table:table-cell>
          <table:table-cell table:number-columns-repeated="1005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51]/120" office:value-type="float" office:value="2.86666666666667" calcext:value-type="float">
            <text:p>2.86666666666667</text:p>
          </table:table-cell>
          <table:table-cell office:value-type="float" office:value="21.817" calcext:value-type="float">
            <text:p>21.817</text:p>
          </table:table-cell>
          <table:table-cell office:value-type="float" office:value="-26.408" calcext:value-type="float">
            <text:p>-26.408</text:p>
          </table:table-cell>
          <table:table-cell office:value-type="float" office:value="40.281" calcext:value-type="float">
            <text:p>40.281</text:p>
          </table:table-cell>
          <table:table-cell office:value-type="float" office:value="13.819" calcext:value-type="float">
            <text:p>13.819</text:p>
          </table:table-cell>
          <table:table-cell table:formula="of:=[.C351]*2*PI()/360" office:value-type="float" office:value="0.380778482907603" calcext:value-type="float">
            <text:p>0.380778482907603</text:p>
          </table:table-cell>
          <table:table-cell table:formula="of:=[.D351]*2*PI()/360" office:value-type="float" office:value="-0.460906548866663" calcext:value-type="float">
            <text:p>-0.460906548866663</text:p>
          </table:table-cell>
          <table:table-cell table:formula="of:=[.E351]*2*PI()/360" office:value-type="float" office:value="0.703036075995836" calcext:value-type="float">
            <text:p>0.703036075995836</text:p>
          </table:table-cell>
          <table:table-cell table:formula="of:=[.F351]*2*PI()/360" office:value-type="float" office:value="0.241187049333096" calcext:value-type="float">
            <text:p>0.241187049333096</text:p>
          </table:table-cell>
          <table:table-cell table:formula="of:=([.G352]-[.G351])/([.B351]-[.B352])" office:value-type="float" office:value="0.659734457253858" calcext:value-type="float">
            <text:p>0.659734457253858</text:p>
          </table:table-cell>
          <table:table-cell table:formula="of:=([.H352]-[.H351])/([.B351]-[.B352])" office:value-type="float" office:value="-0.544542726622232" calcext:value-type="float">
            <text:p>-0.544542726622232</text:p>
          </table:table-cell>
          <table:table-cell table:formula="of:=([.I352]-[.I351])/([.B351]-[.B352])" office:value-type="float" office:value="1.88704998725626" calcext:value-type="float">
            <text:p>1.88704998725626</text:p>
          </table:table-cell>
          <table:table-cell table:formula="of:=([.J352]-[.J351])/([.B351]-[.B352])" office:value-type="float" office:value="0.27436575841351" calcext:value-type="float">
            <text:p>0.27436575841351</text:p>
          </table:table-cell>
          <table:table-cell table:formula="of:=([.K352]-[.K351])/([.B351]-[.B352])" office:value-type="float" office:value="2.76460153515903" calcext:value-type="float">
            <text:p>2.76460153515903</text:p>
          </table:table-cell>
          <table:table-cell table:formula="of:=([.L352]-[.L351])/([.B351]-[.B352])" office:value-type="float" office:value="14.8283173249436" calcext:value-type="float">
            <text:p>14.8283173249436</text:p>
          </table:table-cell>
          <table:table-cell table:formula="of:=([.M352]-[.M351])/([.B351]-[.B352])" office:value-type="float" office:value="-14.8283173249468" calcext:value-type="float">
            <text:p>-14.8283173249468</text:p>
          </table:table-cell>
          <table:table-cell table:formula="of:=([.N352]-[.N351])/([.B351]-[.B352])" office:value-type="float" office:value="1.50796447372318" calcext:value-type="float">
            <text:p>1.50796447372318</text:p>
          </table:table-cell>
          <table:table-cell table:number-columns-repeated="100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52]/120" office:value-type="float" office:value="2.875" calcext:value-type="float">
            <text:p>2.875</text:p>
          </table:table-cell>
          <table:table-cell office:value-type="float" office:value="21.502" calcext:value-type="float">
            <text:p>21.502</text:p>
          </table:table-cell>
          <table:table-cell office:value-type="float" office:value="-26.148" calcext:value-type="float">
            <text:p>-26.148</text:p>
          </table:table-cell>
          <table:table-cell office:value-type="float" office:value="39.38" calcext:value-type="float">
            <text:p>39.38</text:p>
          </table:table-cell>
          <table:table-cell office:value-type="float" office:value="13.688" calcext:value-type="float">
            <text:p>13.688</text:p>
          </table:table-cell>
          <table:table-cell table:formula="of:=[.C352]*2*PI()/360" office:value-type="float" office:value="0.375280695763821" calcext:value-type="float">
            <text:p>0.375280695763821</text:p>
          </table:table-cell>
          <table:table-cell table:formula="of:=[.D352]*2*PI()/360" office:value-type="float" office:value="-0.456368692811477" calcext:value-type="float">
            <text:p>-0.456368692811477</text:p>
          </table:table-cell>
          <table:table-cell table:formula="of:=[.E352]*2*PI()/360" office:value-type="float" office:value="0.687310659435367" calcext:value-type="float">
            <text:p>0.687310659435367</text:p>
          </table:table-cell>
          <table:table-cell table:formula="of:=[.F352]*2*PI()/360" office:value-type="float" office:value="0.238900668012984" calcext:value-type="float">
            <text:p>0.238900668012984</text:p>
          </table:table-cell>
          <table:table-cell table:formula="of:=([.G353]-[.G352])/([.B352]-[.B353])" office:value-type="float" office:value="0.636696111127533" calcext:value-type="float">
            <text:p>0.636696111127533</text:p>
          </table:table-cell>
          <table:table-cell table:formula="of:=([.H353]-[.H352])/([.B352]-[.B353])" office:value-type="float" office:value="-0.668112037663429" calcext:value-type="float">
            <text:p>-0.668112037663429</text:p>
          </table:table-cell>
          <table:table-cell table:formula="of:=([.I353]-[.I352])/([.B352]-[.B353])" office:value-type="float" office:value="2.01061929829748" calcext:value-type="float">
            <text:p>2.01061929829748</text:p>
          </table:table-cell>
          <table:table-cell table:formula="of:=([.J353]-[.J352])/([.B352]-[.B353])" office:value-type="float" office:value="0.261799387799151" calcext:value-type="float">
            <text:p>0.261799387799151</text:p>
          </table:table-cell>
          <table:table-cell table:formula="of:=([.K353]-[.K352])/([.B352]-[.B353])" office:value-type="float" office:value="6.78584013175309" calcext:value-type="float">
            <text:p>6.78584013175309</text:p>
          </table:table-cell>
          <table:table-cell table:formula="of:=([.L353]-[.L352])/([.B352]-[.B353])" office:value-type="float" office:value="14.0743350880833" calcext:value-type="float">
            <text:p>14.0743350880833</text:p>
          </table:table-cell>
          <table:table-cell table:formula="of:=([.M353]-[.M352])/([.B352]-[.B353])" office:value-type="float" office:value="-11.8123883774989" calcext:value-type="float">
            <text:p>-11.8123883774989</text:p>
          </table:table-cell>
          <table:table-cell table:formula="of:=([.N353]-[.N352])/([.B352]-[.B353])" office:value-type="float" office:value="1.00530964914852" calcext:value-type="float">
            <text:p>1.00530964914852</text:p>
          </table:table-cell>
          <table:table-cell table:number-columns-repeated="100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53]/120" office:value-type="float" office:value="2.88333333333333" calcext:value-type="float">
            <text:p>2.88333333333333</text:p>
          </table:table-cell>
          <table:table-cell office:value-type="float" office:value="21.198" calcext:value-type="float">
            <text:p>21.198</text:p>
          </table:table-cell>
          <table:table-cell office:value-type="float" office:value="-25.829" calcext:value-type="float">
            <text:p>-25.829</text:p>
          </table:table-cell>
          <table:table-cell office:value-type="float" office:value="38.42" calcext:value-type="float">
            <text:p>38.42</text:p>
          </table:table-cell>
          <table:table-cell office:value-type="float" office:value="13.563" calcext:value-type="float">
            <text:p>13.563</text:p>
          </table:table-cell>
          <table:table-cell table:formula="of:=[.C353]*2*PI()/360" office:value-type="float" office:value="0.369974894837758" calcext:value-type="float">
            <text:p>0.369974894837758</text:p>
          </table:table-cell>
          <table:table-cell table:formula="of:=[.D353]*2*PI()/360" office:value-type="float" office:value="-0.450801092497615" calcext:value-type="float">
            <text:p>-0.450801092497615</text:p>
          </table:table-cell>
          <table:table-cell table:formula="of:=[.E353]*2*PI()/360" office:value-type="float" office:value="0.670555498616221" calcext:value-type="float">
            <text:p>0.670555498616221</text:p>
          </table:table-cell>
          <table:table-cell table:formula="of:=[.F353]*2*PI()/360" office:value-type="float" office:value="0.236719006447991" calcext:value-type="float">
            <text:p>0.236719006447991</text:p>
          </table:table-cell>
          <table:table-cell table:formula="of:=([.G354]-[.G353])/([.B353]-[.B354])" office:value-type="float" office:value="0.580147443362924" calcext:value-type="float">
            <text:p>0.580147443362924</text:p>
          </table:table-cell>
          <table:table-cell table:formula="of:=([.H354]-[.H353])/([.B353]-[.B354])" office:value-type="float" office:value="-0.785398163397456" calcext:value-type="float">
            <text:p>-0.785398163397456</text:p>
          </table:table-cell>
          <table:table-cell table:formula="of:=([.I354]-[.I353])/([.B353]-[.B354])" office:value-type="float" office:value="2.10905586810997" calcext:value-type="float">
            <text:p>2.10905586810997</text:p>
          </table:table-cell>
          <table:table-cell table:formula="of:=([.J354]-[.J353])/([.B353]-[.B354])" office:value-type="float" office:value="0.25342180738958" calcext:value-type="float">
            <text:p>0.25342180738958</text:p>
          </table:table-cell>
          <table:table-cell table:formula="of:=([.K354]-[.K353])/([.B353]-[.B354])" office:value-type="float" office:value="10.3044239037765" calcext:value-type="float">
            <text:p>10.3044239037765</text:p>
          </table:table-cell>
          <table:table-cell table:formula="of:=([.L354]-[.L353])/([.B353]-[.B354])" office:value-type="float" office:value="13.0690254389331" calcext:value-type="float">
            <text:p>13.0690254389331</text:p>
          </table:table-cell>
          <table:table-cell table:formula="of:=([.M354]-[.M353])/([.B353]-[.B354])" office:value-type="float" office:value="-7.03716754403721" calcext:value-type="float">
            <text:p>-7.03716754403721</text:p>
          </table:table-cell>
          <table:table-cell table:formula="of:=([.N354]-[.N353])/([.B353]-[.B354])" office:value-type="float" office:value="0.753982236861586" calcext:value-type="float">
            <text:p>0.753982236861586</text:p>
          </table:table-cell>
          <table:table-cell table:number-columns-repeated="100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54]/120" office:value-type="float" office:value="2.89166666666667" calcext:value-type="float">
            <text:p>2.89166666666667</text:p>
          </table:table-cell>
          <table:table-cell office:value-type="float" office:value="20.921" calcext:value-type="float">
            <text:p>20.921</text:p>
          </table:table-cell>
          <table:table-cell office:value-type="float" office:value="-25.454" calcext:value-type="float">
            <text:p>-25.454</text:p>
          </table:table-cell>
          <table:table-cell office:value-type="float" office:value="37.413" calcext:value-type="float">
            <text:p>37.413</text:p>
          </table:table-cell>
          <table:table-cell office:value-type="float" office:value="13.442" calcext:value-type="float">
            <text:p>13.442</text:p>
          </table:table-cell>
          <table:table-cell table:formula="of:=[.C354]*2*PI()/360" office:value-type="float" office:value="0.365140332809734" calcext:value-type="float">
            <text:p>0.365140332809734</text:p>
          </table:table-cell>
          <table:table-cell table:formula="of:=[.D354]*2*PI()/360" office:value-type="float" office:value="-0.444256107802637" calcext:value-type="float">
            <text:p>-0.444256107802637</text:p>
          </table:table-cell>
          <table:table-cell table:formula="of:=[.E354]*2*PI()/360" office:value-type="float" office:value="0.652980033048638" calcext:value-type="float">
            <text:p>0.652980033048638</text:p>
          </table:table-cell>
          <table:table-cell table:formula="of:=[.F354]*2*PI()/360" office:value-type="float" office:value="0.234607158053078" calcext:value-type="float">
            <text:p>0.234607158053078</text:p>
          </table:table-cell>
          <table:table-cell table:formula="of:=([.G355]-[.G354])/([.B354]-[.B355])" office:value-type="float" office:value="0.494277244164786" calcext:value-type="float">
            <text:p>0.494277244164786</text:p>
          </table:table-cell>
          <table:table-cell table:formula="of:=([.H355]-[.H354])/([.B354]-[.B355])" office:value-type="float" office:value="-0.894306708721898" calcext:value-type="float">
            <text:p>-0.894306708721898</text:p>
          </table:table-cell>
          <table:table-cell table:formula="of:=([.I355]-[.I354])/([.B354]-[.B355])" office:value-type="float" office:value="2.16769893097695" calcext:value-type="float">
            <text:p>2.16769893097695</text:p>
          </table:table-cell>
          <table:table-cell table:formula="of:=([.J355]-[.J354])/([.B354]-[.B355])" office:value-type="float" office:value="0.2471386220824" calcext:value-type="float">
            <text:p>0.2471386220824</text:p>
          </table:table-cell>
          <table:table-cell table:formula="of:=([.K355]-[.K354])/([.B354]-[.B355])" office:value-type="float" office:value="13.0690254389331" calcext:value-type="float">
            <text:p>13.0690254389331</text:p>
          </table:table-cell>
          <table:table-cell table:formula="of:=([.L355]-[.L354])/([.B354]-[.B355])" office:value-type="float" office:value="12.0637157897846" calcext:value-type="float">
            <text:p>12.0637157897846</text:p>
          </table:table-cell>
          <table:table-cell table:formula="of:=([.M355]-[.M354])/([.B354]-[.B355])" office:value-type="float" office:value="-3.51858377202265" calcext:value-type="float">
            <text:p>-3.51858377202265</text:p>
          </table:table-cell>
          <table:table-cell table:formula="of:=([.N355]-[.N354])/([.B354]-[.B355])" office:value-type="float" office:value="0.753982236861989" calcext:value-type="float">
            <text:p>0.753982236861989</text:p>
          </table:table-cell>
          <table:table-cell table:number-columns-repeated="100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5]/120" office:value-type="float" office:value="2.9" calcext:value-type="float">
            <text:p>2.9</text:p>
          </table:table-cell>
          <table:table-cell office:value-type="float" office:value="20.685" calcext:value-type="float">
            <text:p>20.685</text:p>
          </table:table-cell>
          <table:table-cell office:value-type="float" office:value="-25.027" calcext:value-type="float">
            <text:p>-25.027</text:p>
          </table:table-cell>
          <table:table-cell office:value-type="float" office:value="36.378" calcext:value-type="float">
            <text:p>36.378</text:p>
          </table:table-cell>
          <table:table-cell office:value-type="float" office:value="13.324" calcext:value-type="float">
            <text:p>13.324</text:p>
          </table:table-cell>
          <table:table-cell table:formula="of:=[.C355]*2*PI()/360" office:value-type="float" office:value="0.361021355775027" calcext:value-type="float">
            <text:p>0.361021355775027</text:p>
          </table:table-cell>
          <table:table-cell table:formula="of:=[.D355]*2*PI()/360" office:value-type="float" office:value="-0.436803551896621" calcext:value-type="float">
            <text:p>-0.436803551896621</text:p>
          </table:table-cell>
          <table:table-cell table:formula="of:=[.E355]*2*PI()/360" office:value-type="float" office:value="0.634915875290497" calcext:value-type="float">
            <text:p>0.634915875290497</text:p>
          </table:table-cell>
          <table:table-cell table:formula="of:=[.F355]*2*PI()/360" office:value-type="float" office:value="0.232547669535724" calcext:value-type="float">
            <text:p>0.232547669535724</text:p>
          </table:table-cell>
          <table:table-cell table:formula="of:=([.G356]-[.G355])/([.B355]-[.B356])" office:value-type="float" office:value="0.385368698840344" calcext:value-type="float">
            <text:p>0.385368698840344</text:p>
          </table:table-cell>
          <table:table-cell table:formula="of:=([.H356]-[.H355])/([.B355]-[.B356])" office:value-type="float" office:value="-0.994837673636769" calcext:value-type="float">
            <text:p>-0.994837673636769</text:p>
          </table:table-cell>
          <table:table-cell table:formula="of:=([.I356]-[.I355])/([.B355]-[.B356])" office:value-type="float" office:value="2.19702046241047" calcext:value-type="float">
            <text:p>2.19702046241047</text:p>
          </table:table-cell>
          <table:table-cell table:formula="of:=([.J356]-[.J355])/([.B355]-[.B356])" office:value-type="float" office:value="0.240855436775217" calcext:value-type="float">
            <text:p>0.240855436775217</text:p>
          </table:table-cell>
          <table:table-cell table:formula="of:=([.K356]-[.K355])/([.B355]-[.B356])" office:value-type="float" office:value="16.5876092109518" calcext:value-type="float">
            <text:p>16.5876092109518</text:p>
          </table:table-cell>
          <table:table-cell table:formula="of:=([.L356]-[.L355])/([.B355]-[.B356])" office:value-type="float" office:value="10.0530964914876" calcext:value-type="float">
            <text:p>10.0530964914876</text:p>
          </table:table-cell>
          <table:table-cell table:formula="of:=([.M356]-[.M355])/([.B355]-[.B356])" office:value-type="float" office:value="0.753982236861186" calcext:value-type="float">
            <text:p>0.753982236861186</text:p>
          </table:table-cell>
          <table:table-cell table:formula="of:=([.N356]-[.N355])/([.B355]-[.B356])" office:value-type="float" office:value="0.502654824574261" calcext:value-type="float">
            <text:p>0.502654824574261</text:p>
          </table:table-cell>
          <table:table-cell table:number-columns-repeated="100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6]/120" office:value-type="float" office:value="2.90833333333333" calcext:value-type="float">
            <text:p>2.90833333333333</text:p>
          </table:table-cell>
          <table:table-cell office:value-type="float" office:value="20.501" calcext:value-type="float">
            <text:p>20.501</text:p>
          </table:table-cell>
          <table:table-cell office:value-type="float" office:value="-24.552" calcext:value-type="float">
            <text:p>-24.552</text:p>
          </table:table-cell>
          <table:table-cell office:value-type="float" office:value="35.329" calcext:value-type="float">
            <text:p>35.329</text:p>
          </table:table-cell>
          <table:table-cell office:value-type="float" office:value="13.209" calcext:value-type="float">
            <text:p>13.209</text:p>
          </table:table-cell>
          <table:table-cell table:formula="of:=[.C356]*2*PI()/360" office:value-type="float" office:value="0.357809949951358" calcext:value-type="float">
            <text:p>0.357809949951358</text:p>
          </table:table-cell>
          <table:table-cell table:formula="of:=[.D356]*2*PI()/360" office:value-type="float" office:value="-0.428513237949648" calcext:value-type="float">
            <text:p>-0.428513237949648</text:p>
          </table:table-cell>
          <table:table-cell table:formula="of:=[.E356]*2*PI()/360" office:value-type="float" office:value="0.616607371437077" calcext:value-type="float">
            <text:p>0.616607371437077</text:p>
          </table:table-cell>
          <table:table-cell table:formula="of:=[.F356]*2*PI()/360" office:value-type="float" office:value="0.230540540895931" calcext:value-type="float">
            <text:p>0.230540540895931</text:p>
          </table:table-cell>
          <table:table-cell table:formula="of:=([.G357]-[.G356])/([.B356]-[.B357])" office:value-type="float" office:value="0.247138622082413" calcext:value-type="float">
            <text:p>0.247138622082413</text:p>
          </table:table-cell>
          <table:table-cell table:formula="of:=([.H357]-[.H356])/([.B356]-[.B357])" office:value-type="float" office:value="-1.0786134777325" calcext:value-type="float">
            <text:p>-1.0786134777325</text:p>
          </table:table-cell>
          <table:table-cell table:formula="of:=([.I357]-[.I356])/([.B356]-[.B357])" office:value-type="float" office:value="2.1907372771033" calcext:value-type="float">
            <text:p>2.1907372771033</text:p>
          </table:table-cell>
          <table:table-cell table:formula="of:=([.J357]-[.J356])/([.B356]-[.B357])" office:value-type="float" office:value="0.236666646570431" calcext:value-type="float">
            <text:p>0.236666646570431</text:p>
          </table:table-cell>
          <table:table-cell table:formula="of:=([.K357]-[.K356])/([.B356]-[.B357])" office:value-type="float" office:value="18.5982285092544" calcext:value-type="float">
            <text:p>18.5982285092544</text:p>
          </table:table-cell>
          <table:table-cell table:formula="of:=([.L357]-[.L356])/([.B356]-[.B357])" office:value-type="float" office:value="8.5451320177644" calcext:value-type="float">
            <text:p>8.5451320177644</text:p>
          </table:table-cell>
          <table:table-cell table:formula="of:=([.M357]-[.M356])/([.B356]-[.B357])" office:value-type="float" office:value="2.51327412287334" calcext:value-type="float">
            <text:p>2.51327412287334</text:p>
          </table:table-cell>
          <table:table-cell table:formula="of:=([.N357]-[.N356])/([.B356]-[.B357])" office:value-type="float" office:value="1.50796447372278" calcext:value-type="float">
            <text:p>1.50796447372278</text:p>
          </table:table-cell>
          <table:table-cell table:number-columns-repeated="100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7]/120" office:value-type="float" office:value="2.91666666666667" calcext:value-type="float">
            <text:p>2.91666666666667</text:p>
          </table:table-cell>
          <table:table-cell office:value-type="float" office:value="20.383" calcext:value-type="float">
            <text:p>20.383</text:p>
          </table:table-cell>
          <table:table-cell office:value-type="float" office:value="-24.037" calcext:value-type="float">
            <text:p>-24.037</text:p>
          </table:table-cell>
          <table:table-cell office:value-type="float" office:value="34.283" calcext:value-type="float">
            <text:p>34.283</text:p>
          </table:table-cell>
          <table:table-cell office:value-type="float" office:value="13.096" calcext:value-type="float">
            <text:p>13.096</text:p>
          </table:table-cell>
          <table:table-cell table:formula="of:=[.C357]*2*PI()/360" office:value-type="float" office:value="0.355750461434004" calcext:value-type="float">
            <text:p>0.355750461434004</text:p>
          </table:table-cell>
          <table:table-cell table:formula="of:=[.D357]*2*PI()/360" office:value-type="float" office:value="-0.419524792301877" calcext:value-type="float">
            <text:p>-0.419524792301877</text:p>
          </table:table-cell>
          <table:table-cell table:formula="of:=[.E357]*2*PI()/360" office:value-type="float" office:value="0.598351227461216" calcext:value-type="float">
            <text:p>0.598351227461216</text:p>
          </table:table-cell>
          <table:table-cell table:formula="of:=[.F357]*2*PI()/360" office:value-type="float" office:value="0.228568318841177" calcext:value-type="float">
            <text:p>0.228568318841177</text:p>
          </table:table-cell>
          <table:table-cell table:formula="of:=([.G358]-[.G357])/([.B357]-[.B358])" office:value-type="float" office:value="0.0921533845052939" calcext:value-type="float">
            <text:p>0.092153384505294</text:p>
          </table:table-cell>
          <table:table-cell table:formula="of:=([.H358]-[.H357])/([.B357]-[.B358])" office:value-type="float" office:value="-1.14982291121387" calcext:value-type="float">
            <text:p>-1.14982291121387</text:p>
          </table:table-cell>
          <table:table-cell table:formula="of:=([.I358]-[.I357])/([.B357]-[.B358])" office:value-type="float" office:value="2.16979332607935" calcext:value-type="float">
            <text:p>2.16979332607935</text:p>
          </table:table-cell>
          <table:table-cell table:formula="of:=([.J358]-[.J357])/([.B357]-[.B358])" office:value-type="float" office:value="0.224100275956075" calcext:value-type="float">
            <text:p>0.224100275956075</text:p>
          </table:table-cell>
          <table:table-cell table:formula="of:=([.K358]-[.K357])/([.B357]-[.B358])" office:value-type="float" office:value="20.8601752198356" calcext:value-type="float">
            <text:p>20.8601752198356</text:p>
          </table:table-cell>
          <table:table-cell table:formula="of:=([.L358]-[.L357])/([.B357]-[.B358])" office:value-type="float" office:value="6.03185789489192" calcext:value-type="float">
            <text:p>6.03185789489192</text:p>
          </table:table-cell>
          <table:table-cell table:formula="of:=([.M358]-[.M357])/([.B357]-[.B358])" office:value-type="float" office:value="4.27256600888219" calcext:value-type="float">
            <text:p>4.27256600888219</text:p>
          </table:table-cell>
          <table:table-cell table:formula="of:=([.N358]-[.N357])/([.B357]-[.B358])" office:value-type="float" office:value="2.26194671058517" calcext:value-type="float">
            <text:p>2.26194671058517</text:p>
          </table:table-cell>
          <table:table-cell table:number-columns-repeated="1005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8]/120" office:value-type="float" office:value="2.925" calcext:value-type="float">
            <text:p>2.925</text:p>
          </table:table-cell>
          <table:table-cell office:value-type="float" office:value="20.339" calcext:value-type="float">
            <text:p>20.339</text:p>
          </table:table-cell>
          <table:table-cell office:value-type="float" office:value="-23.488" calcext:value-type="float">
            <text:p>-23.488</text:p>
          </table:table-cell>
          <table:table-cell office:value-type="float" office:value="33.247" calcext:value-type="float">
            <text:p>33.247</text:p>
          </table:table-cell>
          <table:table-cell office:value-type="float" office:value="12.989" calcext:value-type="float">
            <text:p>12.989</text:p>
          </table:table-cell>
          <table:table-cell table:formula="of:=[.C358]*2*PI()/360" office:value-type="float" office:value="0.354982516563127" calcext:value-type="float">
            <text:p>0.354982516563127</text:p>
          </table:table-cell>
          <table:table-cell table:formula="of:=[.D358]*2*PI()/360" office:value-type="float" office:value="-0.409942934708428" calcext:value-type="float">
            <text:p>-0.409942934708428</text:p>
          </table:table-cell>
          <table:table-cell table:formula="of:=[.E358]*2*PI()/360" office:value-type="float" office:value="0.580269616410555" calcext:value-type="float">
            <text:p>0.580269616410555</text:p>
          </table:table-cell>
          <table:table-cell table:formula="of:=[.F358]*2*PI()/360" office:value-type="float" office:value="0.226700816541543" calcext:value-type="float">
            <text:p>0.226700816541543</text:p>
          </table:table-cell>
          <table:table-cell table:formula="of:=([.G359]-[.G358])/([.B358]-[.B359])" office:value-type="float" office:value="-0.0816814089933352" calcext:value-type="float">
            <text:p>-0.081681408993335</text:p>
          </table:table-cell>
          <table:table-cell table:formula="of:=([.H359]-[.H358])/([.B358]-[.B359])" office:value-type="float" office:value="-1.2000883936713" calcext:value-type="float">
            <text:p>-1.2000883936713</text:p>
          </table:table-cell>
          <table:table-cell table:formula="of:=([.I359]-[.I358])/([.B358]-[.B359])" office:value-type="float" office:value="2.13418860933867" calcext:value-type="float">
            <text:p>2.13418860933867</text:p>
          </table:table-cell>
          <table:table-cell table:formula="of:=([.J359]-[.J358])/([.B358]-[.B359])" office:value-type="float" office:value="0.205250720034532" calcext:value-type="float">
            <text:p>0.205250720034532</text:p>
          </table:table-cell>
          <table:table-cell table:formula="of:=([.K359]-[.K358])/([.B358]-[.B359])" office:value-type="float" office:value="21.8654848689832" calcext:value-type="float">
            <text:p>21.8654848689832</text:p>
          </table:table-cell>
          <table:table-cell table:formula="of:=([.L359]-[.L358])/([.B358]-[.B359])" office:value-type="float" office:value="4.2725660088759" calcext:value-type="float">
            <text:p>4.2725660088759</text:p>
          </table:table-cell>
          <table:table-cell table:formula="of:=([.M359]-[.M358])/([.B358]-[.B359])" office:value-type="float" office:value="4.77522083346868" calcext:value-type="float">
            <text:p>4.77522083346868</text:p>
          </table:table-cell>
          <table:table-cell table:formula="of:=([.N359]-[.N358])/([.B358]-[.B359])" office:value-type="float" office:value="4.02123859659557" calcext:value-type="float">
            <text:p>4.02123859659557</text:p>
          </table:table-cell>
          <table:table-cell table:number-columns-repeated="100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9]/120" office:value-type="float" office:value="2.93333333333333" calcext:value-type="float">
            <text:p>2.93333333333333</text:p>
          </table:table-cell>
          <table:table-cell office:value-type="float" office:value="20.378" calcext:value-type="float">
            <text:p>20.378</text:p>
          </table:table-cell>
          <table:table-cell office:value-type="float" office:value="-22.915" calcext:value-type="float">
            <text:p>-22.915</text:p>
          </table:table-cell>
          <table:table-cell office:value-type="float" office:value="32.228" calcext:value-type="float">
            <text:p>32.228</text:p>
          </table:table-cell>
          <table:table-cell office:value-type="float" office:value="12.891" calcext:value-type="float">
            <text:p>12.891</text:p>
          </table:table-cell>
          <table:table-cell table:formula="of:=[.C359]*2*PI()/360" office:value-type="float" office:value="0.355663194971404" calcext:value-type="float">
            <text:p>0.355663194971404</text:p>
          </table:table-cell>
          <table:table-cell table:formula="of:=[.D359]*2*PI()/360" office:value-type="float" office:value="-0.399942198094501" calcext:value-type="float">
            <text:p>-0.399942198094501</text:p>
          </table:table-cell>
          <table:table-cell table:formula="of:=[.E359]*2*PI()/360" office:value-type="float" office:value="0.562484711332733" calcext:value-type="float">
            <text:p>0.562484711332733</text:p>
          </table:table-cell>
          <table:table-cell table:formula="of:=[.F359]*2*PI()/360" office:value-type="float" office:value="0.224990393874589" calcext:value-type="float">
            <text:p>0.224990393874589</text:p>
          </table:table-cell>
          <table:table-cell table:formula="of:=([.G360]-[.G359])/([.B359]-[.B360])" office:value-type="float" office:value="-0.263893782901528" calcext:value-type="float">
            <text:p>-0.263893782901528</text:p>
          </table:table-cell>
          <table:table-cell table:formula="of:=([.H360]-[.H359])/([.B359]-[.B360])" office:value-type="float" office:value="-1.23569311041193" calcext:value-type="float">
            <text:p>-1.23569311041193</text:p>
          </table:table-cell>
          <table:table-cell table:formula="of:=([.I360]-[.I359])/([.B359]-[.B360])" office:value-type="float" office:value="2.09439510239309" calcext:value-type="float">
            <text:p>2.09439510239309</text:p>
          </table:table-cell>
          <table:table-cell table:formula="of:=([.J360]-[.J359])/([.B359]-[.B360])" office:value-type="float" office:value="0.171740398396235" calcext:value-type="float">
            <text:p>0.171740398396235</text:p>
          </table:table-cell>
          <table:table-cell table:formula="of:=([.K360]-[.K359])/([.B359]-[.B360])" office:value-type="float" office:value="22.36813969356" calcext:value-type="float">
            <text:p>22.36813969356</text:p>
          </table:table-cell>
          <table:table-cell table:formula="of:=([.L360]-[.L359])/([.B359]-[.B360])" office:value-type="float" office:value="2.51327412287787" calcext:value-type="float">
            <text:p>2.51327412287787</text:p>
          </table:table-cell>
          <table:table-cell table:formula="of:=([.M360]-[.M359])/([.B359]-[.B360])" office:value-type="float" office:value="5.52920307030436" calcext:value-type="float">
            <text:p>5.52920307030436</text:p>
          </table:table-cell>
          <table:table-cell table:formula="of:=([.N360]-[.N359])/([.B359]-[.B360])" office:value-type="float" office:value="6.03185789489129" calcext:value-type="float">
            <text:p>6.03185789489129</text:p>
          </table:table-cell>
          <table:table-cell table:number-columns-repeated="100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60]/120" office:value-type="float" office:value="2.94166666666667" calcext:value-type="float">
            <text:p>2.94166666666667</text:p>
          </table:table-cell>
          <table:table-cell office:value-type="float" office:value="20.504" calcext:value-type="float">
            <text:p>20.504</text:p>
          </table:table-cell>
          <table:table-cell office:value-type="float" office:value="-22.325" calcext:value-type="float">
            <text:p>-22.325</text:p>
          </table:table-cell>
          <table:table-cell office:value-type="float" office:value="31.228" calcext:value-type="float">
            <text:p>31.228</text:p>
          </table:table-cell>
          <table:table-cell office:value-type="float" office:value="12.809" calcext:value-type="float">
            <text:p>12.809</text:p>
          </table:table-cell>
          <table:table-cell table:formula="of:=[.C360]*2*PI()/360" office:value-type="float" office:value="0.357862309828917" calcext:value-type="float">
            <text:p>0.357862309828917</text:p>
          </table:table-cell>
          <table:table-cell table:formula="of:=[.D360]*2*PI()/360" office:value-type="float" office:value="-0.389644755507734" calcext:value-type="float">
            <text:p>-0.389644755507734</text:p>
          </table:table-cell>
          <table:table-cell table:formula="of:=[.E360]*2*PI()/360" office:value-type="float" office:value="0.545031418812789" calcext:value-type="float">
            <text:p>0.545031418812789</text:p>
          </table:table-cell>
          <table:table-cell table:formula="of:=[.F360]*2*PI()/360" office:value-type="float" office:value="0.223559223887954" calcext:value-type="float">
            <text:p>0.223559223887954</text:p>
          </table:table-cell>
          <table:table-cell table:formula="of:=([.G361]-[.G360])/([.B360]-[.B361])" office:value-type="float" office:value="-0.450294947014537" calcext:value-type="float">
            <text:p>-0.450294947014537</text:p>
          </table:table-cell>
          <table:table-cell table:formula="of:=([.H361]-[.H360])/([.B360]-[.B361])" office:value-type="float" office:value="-1.25663706143592" calcext:value-type="float">
            <text:p>-1.25663706143592</text:p>
          </table:table-cell>
          <table:table-cell table:formula="of:=([.I361]-[.I360])/([.B360]-[.B361])" office:value-type="float" office:value="2.04831841014056" calcext:value-type="float">
            <text:p>2.04831841014056</text:p>
          </table:table-cell>
          <table:table-cell table:formula="of:=([.J361]-[.J360])/([.B360]-[.B361])" office:value-type="float" office:value="0.121474915938806" calcext:value-type="float">
            <text:p>0.121474915938806</text:p>
          </table:table-cell>
          <table:table-cell table:formula="of:=([.K361]-[.K360])/([.B360]-[.B361])" office:value-type="float" office:value="21.6141574566975" calcext:value-type="float">
            <text:p>21.6141574566975</text:p>
          </table:table-cell>
          <table:table-cell table:formula="of:=([.L361]-[.L360])/([.B360]-[.B361])" office:value-type="float" office:value="1.50796447372477" calcext:value-type="float">
            <text:p>1.50796447372477</text:p>
          </table:table-cell>
          <table:table-cell table:formula="of:=([.M361]-[.M360])/([.B360]-[.B361])" office:value-type="float" office:value="6.53451271946575" calcext:value-type="float">
            <text:p>6.53451271946575</text:p>
          </table:table-cell>
          <table:table-cell table:formula="of:=([.N361]-[.N360])/([.B360]-[.B361])" office:value-type="float" office:value="7.53982236861549" calcext:value-type="float">
            <text:p>7.53982236861549</text:p>
          </table:table-cell>
          <table:table-cell table:number-columns-repeated="100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61]/120" office:value-type="float" office:value="2.95" calcext:value-type="float">
            <text:p>2.95</text:p>
          </table:table-cell>
          <table:table-cell office:value-type="float" office:value="20.719" calcext:value-type="float">
            <text:p>20.719</text:p>
          </table:table-cell>
          <table:table-cell office:value-type="float" office:value="-21.725" calcext:value-type="float">
            <text:p>-21.725</text:p>
          </table:table-cell>
          <table:table-cell office:value-type="float" office:value="30.25" calcext:value-type="float">
            <text:p>30.25</text:p>
          </table:table-cell>
          <table:table-cell office:value-type="float" office:value="12.751" calcext:value-type="float">
            <text:p>12.751</text:p>
          </table:table-cell>
          <table:table-cell table:formula="of:=[.C361]*2*PI()/360" office:value-type="float" office:value="0.361614767720705" calcext:value-type="float">
            <text:p>0.361614767720705</text:p>
          </table:table-cell>
          <table:table-cell table:formula="of:=[.D361]*2*PI()/360" office:value-type="float" office:value="-0.379172779995768" calcext:value-type="float">
            <text:p>-0.379172779995768</text:p>
          </table:table-cell>
          <table:table-cell table:formula="of:=[.E361]*2*PI()/360" office:value-type="float" office:value="0.527962098728285" calcext:value-type="float">
            <text:p>0.527962098728285</text:p>
          </table:table-cell>
          <table:table-cell table:formula="of:=[.F361]*2*PI()/360" office:value-type="float" office:value="0.222546932921797" calcext:value-type="float">
            <text:p>0.222546932921797</text:p>
          </table:table-cell>
          <table:table-cell table:formula="of:=([.G362]-[.G361])/([.B361]-[.B362])" office:value-type="float" office:value="-0.63041292582035" calcext:value-type="float">
            <text:p>-0.63041292582035</text:p>
          </table:table-cell>
          <table:table-cell table:formula="of:=([.H362]-[.H361])/([.B361]-[.B362])" office:value-type="float" office:value="-1.26920343205029" calcext:value-type="float">
            <text:p>-1.26920343205029</text:p>
          </table:table-cell>
          <table:table-cell table:formula="of:=([.I362]-[.I361])/([.B361]-[.B362])" office:value-type="float" office:value="1.99386413747834" calcext:value-type="float">
            <text:p>1.99386413747834</text:p>
          </table:table-cell>
          <table:table-cell table:formula="of:=([.J362]-[.J361])/([.B361]-[.B362])" office:value-type="float" office:value="0.05864306286701" calcext:value-type="float">
            <text:p>0.05864306286701</text:p>
          </table:table-cell>
          <table:table-cell table:formula="of:=([.K362]-[.K361])/([.B361]-[.B362])" office:value-type="float" office:value="20.3575203952633" calcext:value-type="float">
            <text:p>20.3575203952633</text:p>
          </table:table-cell>
          <table:table-cell table:formula="of:=([.L362]-[.L361])/([.B361]-[.B362])" office:value-type="float" office:value="0.753982236858788" calcext:value-type="float">
            <text:p>0.753982236858788</text:p>
          </table:table-cell>
          <table:table-cell table:formula="of:=([.M362]-[.M361])/([.B361]-[.B362])" office:value-type="float" office:value="7.79114978090481" calcext:value-type="float">
            <text:p>7.79114978090481</text:p>
          </table:table-cell>
          <table:table-cell table:formula="of:=([.N362]-[.N361])/([.B361]-[.B362])" office:value-type="float" office:value="7.79114978090282" calcext:value-type="float">
            <text:p>7.79114978090282</text:p>
          </table:table-cell>
          <table:table-cell table:number-columns-repeated="100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62]/120" office:value-type="float" office:value="2.95833333333333" calcext:value-type="float">
            <text:p>2.95833333333333</text:p>
          </table:table-cell>
          <table:table-cell office:value-type="float" office:value="21.02" calcext:value-type="float">
            <text:p>21.02</text:p>
          </table:table-cell>
          <table:table-cell office:value-type="float" office:value="-21.119" calcext:value-type="float">
            <text:p>-21.119</text:p>
          </table:table-cell>
          <table:table-cell office:value-type="float" office:value="29.298" calcext:value-type="float">
            <text:p>29.298</text:p>
          </table:table-cell>
          <table:table-cell office:value-type="float" office:value="12.723" calcext:value-type="float">
            <text:p>12.723</text:p>
          </table:table-cell>
          <table:table-cell table:formula="of:=[.C362]*2*PI()/360" office:value-type="float" office:value="0.366868208769208" calcext:value-type="float">
            <text:p>0.366868208769208</text:p>
          </table:table-cell>
          <table:table-cell table:formula="of:=[.D362]*2*PI()/360" office:value-type="float" office:value="-0.368596084728682" calcext:value-type="float">
            <text:p>-0.368596084728682</text:p>
          </table:table-cell>
          <table:table-cell table:formula="of:=[.E362]*2*PI()/360" office:value-type="float" office:value="0.511346564249299" calcext:value-type="float">
            <text:p>0.511346564249299</text:p>
          </table:table-cell>
          <table:table-cell table:formula="of:=[.F362]*2*PI()/360" office:value-type="float" office:value="0.222058240731238" calcext:value-type="float">
            <text:p>0.222058240731238</text:p>
          </table:table-cell>
          <table:table-cell table:formula="of:=([.G363]-[.G362])/([.B362]-[.B363])" office:value-type="float" office:value="-0.80005892911421" calcext:value-type="float">
            <text:p>-0.80005892911421</text:p>
          </table:table-cell>
          <table:table-cell table:formula="of:=([.H363]-[.H362])/([.B362]-[.B363])" office:value-type="float" office:value="-1.27548661735745" calcext:value-type="float">
            <text:p>-1.27548661735745</text:p>
          </table:table-cell>
          <table:table-cell table:formula="of:=([.I363]-[.I362])/([.B362]-[.B363])" office:value-type="float" office:value="1.92893788930413" calcext:value-type="float">
            <text:p>1.92893788930413</text:p>
          </table:table-cell>
          <table:table-cell table:formula="of:=([.J363]-[.J362])/([.B362]-[.B363])" office:value-type="float" office:value="-0.00628318530717988" calcext:value-type="float">
            <text:p>-0.00628318530718</text:p>
          </table:table-cell>
          <table:table-cell table:formula="of:=([.K363]-[.K362])/([.B362]-[.B363])" office:value-type="float" office:value="19.3522107461124" calcext:value-type="float">
            <text:p>19.3522107461124</text:p>
          </table:table-cell>
          <table:table-cell table:formula="of:=([.L363]-[.L362])/([.B362]-[.B363])" office:value-type="float" office:value="0.502654824576256" calcext:value-type="float">
            <text:p>0.502654824576256</text:p>
          </table:table-cell>
          <table:table-cell table:formula="of:=([.M363]-[.M362])/([.B362]-[.B363])" office:value-type="float" office:value="9.55044166691212" calcext:value-type="float">
            <text:p>9.55044166691212</text:p>
          </table:table-cell>
          <table:table-cell table:formula="of:=([.N363]-[.N362])/([.B362]-[.B363])" office:value-type="float" office:value="8.04247719318975" calcext:value-type="float">
            <text:p>8.04247719318975</text:p>
          </table:table-cell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63]/120" office:value-type="float" office:value="2.96666666666667" calcext:value-type="float">
            <text:p>2.96666666666667</text:p>
          </table:table-cell>
          <table:table-cell office:value-type="float" office:value="21.402" calcext:value-type="float">
            <text:p>21.402</text:p>
          </table:table-cell>
          <table:table-cell office:value-type="float" office:value="-20.51" calcext:value-type="float">
            <text:p>-20.51</text:p>
          </table:table-cell>
          <table:table-cell office:value-type="float" office:value="28.377" calcext:value-type="float">
            <text:p>28.377</text:p>
          </table:table-cell>
          <table:table-cell office:value-type="float" office:value="12.726" calcext:value-type="float">
            <text:p>12.726</text:p>
          </table:table-cell>
          <table:table-cell table:formula="of:=[.C363]*2*PI()/360" office:value-type="float" office:value="0.373535366511826" calcext:value-type="float">
            <text:p>0.373535366511826</text:p>
          </table:table-cell>
          <table:table-cell table:formula="of:=[.D363]*2*PI()/360" office:value-type="float" office:value="-0.357967029584037" calcext:value-type="float">
            <text:p>-0.357967029584037</text:p>
          </table:table-cell>
          <table:table-cell table:formula="of:=[.E363]*2*PI()/360" office:value-type="float" office:value="0.495272081838431" calcext:value-type="float">
            <text:p>0.495272081838431</text:p>
          </table:table-cell>
          <table:table-cell table:formula="of:=[.F363]*2*PI()/360" office:value-type="float" office:value="0.222110600608798" calcext:value-type="float">
            <text:p>0.222110600608798</text:p>
          </table:table-cell>
          <table:table-cell table:formula="of:=([.G364]-[.G363])/([.B363]-[.B364])" office:value-type="float" office:value="-0.961327351998479" calcext:value-type="float">
            <text:p>-0.961327351998479</text:p>
          </table:table-cell>
          <table:table-cell table:formula="of:=([.H364]-[.H363])/([.B363]-[.B364])" office:value-type="float" office:value="-1.27967540756225" calcext:value-type="float">
            <text:p>-1.27967540756225</text:p>
          </table:table-cell>
          <table:table-cell table:formula="of:=([.I364]-[.I363])/([.B363]-[.B364])" office:value-type="float" office:value="1.8493508754132" calcext:value-type="float">
            <text:p>1.8493508754132</text:p>
          </table:table-cell>
          <table:table-cell table:formula="of:=([.J364]-[.J363])/([.B363]-[.B364])" office:value-type="float" office:value="-0.0733038285837609" calcext:value-type="float">
            <text:p>-0.073303828583761</text:p>
          </table:table-cell>
          <table:table-cell table:formula="of:=([.K364]-[.K363])/([.B363]-[.B364])" office:value-type="float" office:value="17.0902640355296" calcext:value-type="float">
            <text:p>17.0902640355296</text:p>
          </table:table-cell>
          <table:table-cell table:formula="of:=([.L364]-[.L363])/([.B363]-[.B364])" office:value-type="float" office:value="0.502654824574684" calcext:value-type="float">
            <text:p>0.502654824574684</text:p>
          </table:table-cell>
          <table:table-cell table:formula="of:=([.M364]-[.M363])/([.B363]-[.B364])" office:value-type="float" office:value="11.8123883774997" calcext:value-type="float">
            <text:p>11.8123883774997</text:p>
          </table:table-cell>
          <table:table-cell table:formula="of:=([.N364]-[.N363])/([.B363]-[.B364])" office:value-type="float" office:value="7.79114978090322" calcext:value-type="float">
            <text:p>7.79114978090322</text:p>
          </table:table-cell>
          <table:table-cell table:number-columns-repeated="100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64]/120" office:value-type="float" office:value="2.975" calcext:value-type="float">
            <text:p>2.975</text:p>
          </table:table-cell>
          <table:table-cell office:value-type="float" office:value="21.861" calcext:value-type="float">
            <text:p>21.861</text:p>
          </table:table-cell>
          <table:table-cell office:value-type="float" office:value="-19.899" calcext:value-type="float">
            <text:p>-19.899</text:p>
          </table:table-cell>
          <table:table-cell office:value-type="float" office:value="27.494" calcext:value-type="float">
            <text:p>27.494</text:p>
          </table:table-cell>
          <table:table-cell office:value-type="float" office:value="12.761" calcext:value-type="float">
            <text:p>12.761</text:p>
          </table:table-cell>
          <table:table-cell table:formula="of:=[.C364]*2*PI()/360" office:value-type="float" office:value="0.38154642777848" calcext:value-type="float">
            <text:p>0.38154642777848</text:p>
          </table:table-cell>
          <table:table-cell table:formula="of:=[.D364]*2*PI()/360" office:value-type="float" office:value="-0.347303067854352" calcext:value-type="float">
            <text:p>-0.347303067854352</text:p>
          </table:table-cell>
          <table:table-cell table:formula="of:=[.E364]*2*PI()/360" office:value-type="float" office:value="0.479860824543321" calcext:value-type="float">
            <text:p>0.479860824543321</text:p>
          </table:table-cell>
          <table:table-cell table:formula="of:=[.F364]*2*PI()/360" office:value-type="float" office:value="0.222721465846996" calcext:value-type="float">
            <text:p>0.222721465846996</text:p>
          </table:table-cell>
          <table:table-cell table:formula="of:=([.G365]-[.G364])/([.B364]-[.B365])" office:value-type="float" office:value="-1.10374621896123" calcext:value-type="float">
            <text:p>-1.10374621896123</text:p>
          </table:table-cell>
          <table:table-cell table:formula="of:=([.H365]-[.H364])/([.B364]-[.B365])" office:value-type="float" office:value="-1.28386419776704" calcext:value-type="float">
            <text:p>-1.28386419776704</text:p>
          </table:table-cell>
          <table:table-cell table:formula="of:=([.I365]-[.I364])/([.B364]-[.B365])" office:value-type="float" office:value="1.7509143056007" calcext:value-type="float">
            <text:p>1.7509143056007</text:p>
          </table:table-cell>
          <table:table-cell table:formula="of:=([.J365]-[.J364])/([.B364]-[.B365])" office:value-type="float" office:value="-0.138230076757954" calcext:value-type="float">
            <text:p>-0.138230076757954</text:p>
          </table:table-cell>
          <table:table-cell table:formula="of:=([.K365]-[.K364])/([.B364]-[.B365])" office:value-type="float" office:value="15.3309721495167" calcext:value-type="float">
            <text:p>15.3309721495167</text:p>
          </table:table-cell>
          <table:table-cell table:formula="of:=([.L365]-[.L364])/([.B364]-[.B365])" office:value-type="float" office:value="-0.000000000000799360577730116" calcext:value-type="float">
            <text:p>-7.99360577730116E-13</text:p>
          </table:table-cell>
          <table:table-cell table:formula="of:=([.M365]-[.M364])/([.B364]-[.B365])" office:value-type="float" office:value="13.3203528512173" calcext:value-type="float">
            <text:p>13.3203528512173</text:p>
          </table:table-cell>
          <table:table-cell table:formula="of:=([.N365]-[.N364])/([.B364]-[.B365])" office:value-type="float" office:value="6.53451271946657" calcext:value-type="float">
            <text:p>6.53451271946657</text:p>
          </table:table-cell>
          <table:table-cell table:number-columns-repeated="100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5]/120" office:value-type="float" office:value="2.98333333333333" calcext:value-type="float">
            <text:p>2.98333333333333</text:p>
          </table:table-cell>
          <table:table-cell office:value-type="float" office:value="22.388" calcext:value-type="float">
            <text:p>22.388</text:p>
          </table:table-cell>
          <table:table-cell office:value-type="float" office:value="-19.286" calcext:value-type="float">
            <text:p>-19.286</text:p>
          </table:table-cell>
          <table:table-cell office:value-type="float" office:value="26.658" calcext:value-type="float">
            <text:p>26.658</text:p>
          </table:table-cell>
          <table:table-cell office:value-type="float" office:value="12.827" calcext:value-type="float">
            <text:p>12.827</text:p>
          </table:table-cell>
          <table:table-cell table:formula="of:=[.C365]*2*PI()/360" office:value-type="float" office:value="0.390744312936491" calcext:value-type="float">
            <text:p>0.390744312936491</text:p>
          </table:table-cell>
          <table:table-cell table:formula="of:=[.D365]*2*PI()/360" office:value-type="float" office:value="-0.336604199539626" calcext:value-type="float">
            <text:p>-0.336604199539626</text:p>
          </table:table-cell>
          <table:table-cell table:formula="of:=[.E365]*2*PI()/360" office:value-type="float" office:value="0.465269871996648" calcext:value-type="float">
            <text:p>0.465269871996648</text:p>
          </table:table-cell>
          <table:table-cell table:formula="of:=[.F365]*2*PI()/360" office:value-type="float" office:value="0.223873383153313" calcext:value-type="float">
            <text:p>0.223873383153313</text:p>
          </table:table-cell>
          <table:table-cell table:formula="of:=([.G366]-[.G365])/([.B365]-[.B366])" office:value-type="float" office:value="-1.2315043202072" calcext:value-type="float">
            <text:p>-1.2315043202072</text:p>
          </table:table-cell>
          <table:table-cell table:formula="of:=([.H366]-[.H365])/([.B365]-[.B366])" office:value-type="float" office:value="-1.28386419776703" calcext:value-type="float">
            <text:p>-1.28386419776703</text:p>
          </table:table-cell>
          <table:table-cell table:formula="of:=([.I366]-[.I365])/([.B365]-[.B366])" office:value-type="float" office:value="1.63991136517389" calcext:value-type="float">
            <text:p>1.63991136517389</text:p>
          </table:table-cell>
          <table:table-cell table:formula="of:=([.J366]-[.J365])/([.B365]-[.B366])" office:value-type="float" office:value="-0.192684349420175" calcext:value-type="float">
            <text:p>-0.192684349420175</text:p>
          </table:table-cell>
          <table:table-cell table:formula="of:=([.K366]-[.K365])/([.B365]-[.B366])" office:value-type="float" office:value="13.5716802635086" calcext:value-type="float">
            <text:p>13.5716802635086</text:p>
          </table:table-cell>
          <table:table-cell table:formula="of:=([.L366]-[.L365])/([.B365]-[.B366])" office:value-type="float" office:value="0.251327412288128" calcext:value-type="float">
            <text:p>0.251327412288128</text:p>
          </table:table-cell>
          <table:table-cell table:formula="of:=([.M366]-[.M365])/([.B365]-[.B366])" office:value-type="float" office:value="15.0796447372342" calcext:value-type="float">
            <text:p>15.0796447372342</text:p>
          </table:table-cell>
          <table:table-cell table:formula="of:=([.N366]-[.N365])/([.B365]-[.B366])" office:value-type="float" office:value="7.03716754404123" calcext:value-type="float">
            <text:p>7.03716754404123</text:p>
          </table:table-cell>
          <table:table-cell table:number-columns-repeated="100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6]/120" office:value-type="float" office:value="2.99166666666667" calcext:value-type="float">
            <text:p>2.99166666666667</text:p>
          </table:table-cell>
          <table:table-cell office:value-type="float" office:value="22.976" calcext:value-type="float">
            <text:p>22.976</text:p>
          </table:table-cell>
          <table:table-cell office:value-type="float" office:value="-18.673" calcext:value-type="float">
            <text:p>-18.673</text:p>
          </table:table-cell>
          <table:table-cell office:value-type="float" office:value="25.875" calcext:value-type="float">
            <text:p>25.875</text:p>
          </table:table-cell>
          <table:table-cell office:value-type="float" office:value="12.919" calcext:value-type="float">
            <text:p>12.919</text:p>
          </table:table-cell>
          <table:table-cell table:formula="of:=[.C366]*2*PI()/360" office:value-type="float" office:value="0.401006848938217" calcext:value-type="float">
            <text:p>0.401006848938217</text:p>
          </table:table-cell>
          <table:table-cell table:formula="of:=[.D366]*2*PI()/360" office:value-type="float" office:value="-0.325905331224901" calcext:value-type="float">
            <text:p>-0.325905331224901</text:p>
          </table:table-cell>
          <table:table-cell table:formula="of:=[.E366]*2*PI()/360" office:value-type="float" office:value="0.451603943953533" calcext:value-type="float">
            <text:p>0.451603943953533</text:p>
          </table:table-cell>
          <table:table-cell table:formula="of:=[.F366]*2*PI()/360" office:value-type="float" office:value="0.225479086065147" calcext:value-type="float">
            <text:p>0.225479086065147</text:p>
          </table:table-cell>
          <table:table-cell table:formula="of:=([.G367]-[.G366])/([.B366]-[.B367])" office:value-type="float" office:value="-1.34460165573644" calcext:value-type="float">
            <text:p>-1.34460165573644</text:p>
          </table:table-cell>
          <table:table-cell table:formula="of:=([.H367]-[.H366])/([.B366]-[.B367])" office:value-type="float" office:value="-1.28595859286943" calcext:value-type="float">
            <text:p>-1.28595859286943</text:p>
          </table:table-cell>
          <table:table-cell table:formula="of:=([.I367]-[.I366])/([.B366]-[.B367])" office:value-type="float" office:value="1.51424765903028" calcext:value-type="float">
            <text:p>1.51424765903028</text:p>
          </table:table-cell>
          <table:table-cell table:formula="of:=([.J367]-[.J366])/([.B366]-[.B367])" office:value-type="float" office:value="-0.251327412287185" calcext:value-type="float">
            <text:p>-0.251327412287185</text:p>
          </table:table-cell>
          <table:table-cell table:formula="of:=([.K367]-[.K366])/([.B366]-[.B367])" office:value-type="float" office:value="11.3097335529234" calcext:value-type="float">
            <text:p>11.3097335529234</text:p>
          </table:table-cell>
          <table:table-cell table:formula="of:=([.L367]-[.L366])/([.B366]-[.B367])" office:value-type="float" office:value="0.251327412286529" calcext:value-type="float">
            <text:p>0.251327412286529</text:p>
          </table:table-cell>
          <table:table-cell table:formula="of:=([.M367]-[.M366])/([.B366]-[.B367])" office:value-type="float" office:value="15.8336269740906" calcext:value-type="float">
            <text:p>15.8336269740906</text:p>
          </table:table-cell>
          <table:table-cell table:formula="of:=([.N367]-[.N366])/([.B366]-[.B367])" office:value-type="float" office:value="8.04247719318975" calcext:value-type="float">
            <text:p>8.04247719318975</text:p>
          </table:table-cell>
          <table:table-cell table:number-columns-repeated="100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7]/120" office:value-type="float" office:value="3" calcext:value-type="float">
            <text:p>3</text:p>
          </table:table-cell>
          <table:table-cell office:value-type="float" office:value="23.618" calcext:value-type="float">
            <text:p>23.618</text:p>
          </table:table-cell>
          <table:table-cell office:value-type="float" office:value="-18.059" calcext:value-type="float">
            <text:p>-18.059</text:p>
          </table:table-cell>
          <table:table-cell office:value-type="float" office:value="25.152" calcext:value-type="float">
            <text:p>25.152</text:p>
          </table:table-cell>
          <table:table-cell office:value-type="float" office:value="13.039" calcext:value-type="float">
            <text:p>13.039</text:p>
          </table:table-cell>
          <table:table-cell table:formula="of:=[.C367]*2*PI()/360" office:value-type="float" office:value="0.412211862736021" calcext:value-type="float">
            <text:p>0.412211862736021</text:p>
          </table:table-cell>
          <table:table-cell table:formula="of:=[.D367]*2*PI()/360" office:value-type="float" office:value="-0.315189009617656" calcext:value-type="float">
            <text:p>-0.315189009617656</text:p>
          </table:table-cell>
          <table:table-cell table:formula="of:=[.E367]*2*PI()/360" office:value-type="float" office:value="0.438985213461614" calcext:value-type="float">
            <text:p>0.438985213461614</text:p>
          </table:table-cell>
          <table:table-cell table:formula="of:=[.F367]*2*PI()/360" office:value-type="float" office:value="0.227573481167541" calcext:value-type="float">
            <text:p>0.227573481167541</text:p>
          </table:table-cell>
          <table:table-cell table:formula="of:=([.G368]-[.G367])/([.B367]-[.B368])" office:value-type="float" office:value="-1.43884943534413" calcext:value-type="float">
            <text:p>-1.43884943534413</text:p>
          </table:table-cell>
          <table:table-cell table:formula="of:=([.H368]-[.H367])/([.B367]-[.B368])" office:value-type="float" office:value="-1.28805298797182" calcext:value-type="float">
            <text:p>-1.28805298797182</text:p>
          </table:table-cell>
          <table:table-cell table:formula="of:=([.I368]-[.I367])/([.B367]-[.B368])" office:value-type="float" office:value="1.38230076757952" calcext:value-type="float">
            <text:p>1.38230076757952</text:p>
          </table:table-cell>
          <table:table-cell table:formula="of:=([.J368]-[.J367])/([.B367]-[.B368])" office:value-type="float" office:value="-0.318348055563766" calcext:value-type="float">
            <text:p>-0.318348055563766</text:p>
          </table:table-cell>
          <table:table-cell table:formula="of:=([.K368]-[.K367])/([.B367]-[.B368])" office:value-type="float" office:value="9.55044166691372" calcext:value-type="float">
            <text:p>9.55044166691372</text:p>
          </table:table-cell>
          <table:table-cell table:formula="of:=([.L368]-[.L367])/([.B367]-[.B368])" office:value-type="float" office:value="0.502654824573858" calcext:value-type="float">
            <text:p>0.502654824573858</text:p>
          </table:table-cell>
          <table:table-cell table:formula="of:=([.M368]-[.M367])/([.B367]-[.B368])" office:value-type="float" office:value="15.5822995618056" calcext:value-type="float">
            <text:p>15.5822995618056</text:p>
          </table:table-cell>
          <table:table-cell table:formula="of:=([.N368]-[.N367])/([.B367]-[.B368])" office:value-type="float" office:value="7.79114978090282" calcext:value-type="float">
            <text:p>7.79114978090282</text:p>
          </table:table-cell>
          <table:table-cell table:number-columns-repeated="1005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8]/120" office:value-type="float" office:value="3.00833333333333" calcext:value-type="float">
            <text:p>3.00833333333333</text:p>
          </table:table-cell>
          <table:table-cell office:value-type="float" office:value="24.305" calcext:value-type="float">
            <text:p>24.305</text:p>
          </table:table-cell>
          <table:table-cell office:value-type="float" office:value="-17.444" calcext:value-type="float">
            <text:p>-17.444</text:p>
          </table:table-cell>
          <table:table-cell office:value-type="float" office:value="24.492" calcext:value-type="float">
            <text:p>24.492</text:p>
          </table:table-cell>
          <table:table-cell office:value-type="float" office:value="13.191" calcext:value-type="float">
            <text:p>13.191</text:p>
          </table:table-cell>
          <table:table-cell table:formula="of:=[.C368]*2*PI()/360" office:value-type="float" office:value="0.424202274697222" calcext:value-type="float">
            <text:p>0.424202274697222</text:p>
          </table:table-cell>
          <table:table-cell table:formula="of:=[.D368]*2*PI()/360" office:value-type="float" office:value="-0.304455234717891" calcext:value-type="float">
            <text:p>-0.304455234717891</text:p>
          </table:table-cell>
          <table:table-cell table:formula="of:=[.E368]*2*PI()/360" office:value-type="float" office:value="0.427466040398451" calcext:value-type="float">
            <text:p>0.427466040398451</text:p>
          </table:table-cell>
          <table:table-cell table:formula="of:=[.F368]*2*PI()/360" office:value-type="float" office:value="0.230226381630572" calcext:value-type="float">
            <text:p>0.230226381630572</text:p>
          </table:table-cell>
          <table:table-cell table:formula="of:=([.G369]-[.G368])/([.B368]-[.B369])" office:value-type="float" office:value="-1.51843644923508" calcext:value-type="float">
            <text:p>-1.51843644923508</text:p>
          </table:table-cell>
          <table:table-cell table:formula="of:=([.H369]-[.H368])/([.B368]-[.B369])" office:value-type="float" office:value="-1.2922417781766" calcext:value-type="float">
            <text:p>-1.2922417781766</text:p>
          </table:table-cell>
          <table:table-cell table:formula="of:=([.I369]-[.I368])/([.B368]-[.B369])" office:value-type="float" office:value="1.25244827123114" calcext:value-type="float">
            <text:p>1.25244827123114</text:p>
          </table:table-cell>
          <table:table-cell table:formula="of:=([.J369]-[.J368])/([.B368]-[.B369])" office:value-type="float" office:value="-0.383274303737956" calcext:value-type="float">
            <text:p>-0.383274303737956</text:p>
          </table:table-cell>
          <table:table-cell table:formula="of:=([.K369]-[.K368])/([.B368]-[.B369])" office:value-type="float" office:value="8.29380460547628" calcext:value-type="float">
            <text:p>8.29380460547628</text:p>
          </table:table-cell>
          <table:table-cell table:formula="of:=([.L369]-[.L368])/([.B368]-[.B369])" office:value-type="float" office:value="-0.25132741228573" calcext:value-type="float">
            <text:p>-0.25132741228573</text:p>
          </table:table-cell>
          <table:table-cell table:formula="of:=([.M369]-[.M368])/([.B368]-[.B369])" office:value-type="float" office:value="15.8336269740954" calcext:value-type="float">
            <text:p>15.8336269740954</text:p>
          </table:table-cell>
          <table:table-cell table:formula="of:=([.N369]-[.N368])/([.B368]-[.B369])" office:value-type="float" office:value="6.7858401317535" calcext:value-type="float">
            <text:p>6.7858401317535</text:p>
          </table:table-cell>
          <table:table-cell table:number-columns-repeated="100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9]/120" office:value-type="float" office:value="3.01666666666667" calcext:value-type="float">
            <text:p>3.01666666666667</text:p>
          </table:table-cell>
          <table:table-cell office:value-type="float" office:value="25.03" calcext:value-type="float">
            <text:p>25.03</text:p>
          </table:table-cell>
          <table:table-cell office:value-type="float" office:value="-16.827" calcext:value-type="float">
            <text:p>-16.827</text:p>
          </table:table-cell>
          <table:table-cell office:value-type="float" office:value="23.894" calcext:value-type="float">
            <text:p>23.894</text:p>
          </table:table-cell>
          <table:table-cell office:value-type="float" office:value="13.374" calcext:value-type="float">
            <text:p>13.374</text:p>
          </table:table-cell>
          <table:table-cell table:formula="of:=[.C369]*2*PI()/360" office:value-type="float" office:value="0.436855911774181" calcext:value-type="float">
            <text:p>0.436855911774181</text:p>
          </table:table-cell>
          <table:table-cell table:formula="of:=[.D369]*2*PI()/360" office:value-type="float" office:value="-0.293686553233086" calcext:value-type="float">
            <text:p>-0.293686553233086</text:p>
          </table:table-cell>
          <table:table-cell table:formula="of:=[.E369]*2*PI()/360" office:value-type="float" office:value="0.417028971471525" calcext:value-type="float">
            <text:p>0.417028971471525</text:p>
          </table:table-cell>
          <table:table-cell table:formula="of:=[.F369]*2*PI()/360" office:value-type="float" office:value="0.233420334161722" calcext:value-type="float">
            <text:p>0.233420334161722</text:p>
          </table:table-cell>
          <table:table-cell table:formula="of:=([.G370]-[.G369])/([.B369]-[.B370])" office:value-type="float" office:value="-1.58755148761405" calcext:value-type="float">
            <text:p>-1.58755148761405</text:p>
          </table:table-cell>
          <table:table-cell table:formula="of:=([.H370]-[.H369])/([.B369]-[.B370])" office:value-type="float" office:value="-1.29014738307422" calcext:value-type="float">
            <text:p>-1.29014738307422</text:p>
          </table:table-cell>
          <table:table-cell table:formula="of:=([.I370]-[.I369])/([.B369]-[.B370])" office:value-type="float" office:value="1.12050137978035" calcext:value-type="float">
            <text:p>1.12050137978035</text:p>
          </table:table-cell>
          <table:table-cell table:formula="of:=([.J370]-[.J369])/([.B369]-[.B370])" office:value-type="float" office:value="-0.439822971502569" calcext:value-type="float">
            <text:p>-0.439822971502569</text:p>
          </table:table-cell>
          <table:table-cell table:formula="of:=([.K370]-[.K369])/([.B369]-[.B370])" office:value-type="float" office:value="7.28849495632776" calcext:value-type="float">
            <text:p>7.28849495632776</text:p>
          </table:table-cell>
          <table:table-cell table:formula="of:=([.L370]-[.L369])/([.B369]-[.B370])" office:value-type="float" office:value="-0.00000000000159872115546023" calcext:value-type="float">
            <text:p>-1.59872115546023E-12</text:p>
          </table:table-cell>
          <table:table-cell table:formula="of:=([.M370]-[.M369])/([.B369]-[.B370])" office:value-type="float" office:value="16.3362817986636" calcext:value-type="float">
            <text:p>16.3362817986636</text:p>
          </table:table-cell>
          <table:table-cell table:formula="of:=([.N370]-[.N369])/([.B369]-[.B370])" office:value-type="float" office:value="5.52920307031885" calcext:value-type="float">
            <text:p>5.52920307031885</text:p>
          </table:table-cell>
          <table:table-cell table:number-columns-repeated="100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70]/120" office:value-type="float" office:value="3.025" calcext:value-type="float">
            <text:p>3.025</text:p>
          </table:table-cell>
          <table:table-cell office:value-type="float" office:value="25.788" calcext:value-type="float">
            <text:p>25.788</text:p>
          </table:table-cell>
          <table:table-cell office:value-type="float" office:value="-16.211" calcext:value-type="float">
            <text:p>-16.211</text:p>
          </table:table-cell>
          <table:table-cell office:value-type="float" office:value="23.359" calcext:value-type="float">
            <text:p>23.359</text:p>
          </table:table-cell>
          <table:table-cell office:value-type="float" office:value="13.584" calcext:value-type="float">
            <text:p>13.584</text:p>
          </table:table-cell>
          <table:table-cell table:formula="of:=[.C370]*2*PI()/360" office:value-type="float" office:value="0.450085507504298" calcext:value-type="float">
            <text:p>0.450085507504298</text:p>
          </table:table-cell>
          <table:table-cell table:formula="of:=[.D370]*2*PI()/360" office:value-type="float" office:value="-0.282935325040801" calcext:value-type="float">
            <text:p>-0.282935325040801</text:p>
          </table:table-cell>
          <table:table-cell table:formula="of:=[.E370]*2*PI()/360" office:value-type="float" office:value="0.407691459973356" calcext:value-type="float">
            <text:p>0.407691459973356</text:p>
          </table:table-cell>
          <table:table-cell table:formula="of:=[.F370]*2*PI()/360" office:value-type="float" office:value="0.23708552559091" calcext:value-type="float">
            <text:p>0.23708552559091</text:p>
          </table:table-cell>
          <table:table-cell table:formula="of:=([.G371]-[.G370])/([.B370]-[.B371])" office:value-type="float" office:value="-1.64828894558344" calcext:value-type="float">
            <text:p>-1.64828894558344</text:p>
          </table:table-cell>
          <table:table-cell table:formula="of:=([.H371]-[.H370])/([.B370]-[.B371])" office:value-type="float" office:value="-1.29014738307421" calcext:value-type="float">
            <text:p>-1.29014738307421</text:p>
          </table:table-cell>
          <table:table-cell table:formula="of:=([.I371]-[.I370])/([.B370]-[.B371])" office:value-type="float" office:value="0.984365698124817" calcext:value-type="float">
            <text:p>0.984365698124817</text:p>
          </table:table-cell>
          <table:table-cell table:formula="of:=([.J371]-[.J370])/([.B370]-[.B371])" office:value-type="float" office:value="-0.485899663755226" calcext:value-type="float">
            <text:p>-0.485899663755226</text:p>
          </table:table-cell>
          <table:table-cell table:formula="of:=([.K371]-[.K370])/([.B370]-[.B371])" office:value-type="float" office:value="6.03185789489351" calcext:value-type="float">
            <text:p>6.03185789489351</text:p>
          </table:table-cell>
          <table:table-cell table:formula="of:=([.L371]-[.L370])/([.B370]-[.B371])" office:value-type="float" office:value="-0.251327412286529" calcext:value-type="float">
            <text:p>-0.251327412286529</text:p>
          </table:table-cell>
          <table:table-cell table:formula="of:=([.M371]-[.M370])/([.B370]-[.B371])" office:value-type="float" office:value="15.3309721495199" calcext:value-type="float">
            <text:p>15.3309721495199</text:p>
          </table:table-cell>
          <table:table-cell table:formula="of:=([.N371]-[.N370])/([.B370]-[.B371])" office:value-type="float" office:value="4.77522083345607" calcext:value-type="float">
            <text:p>4.77522083345607</text:p>
          </table:table-cell>
          <table:table-cell table:number-columns-repeated="100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71]/120" office:value-type="float" office:value="3.03333333333333" calcext:value-type="float">
            <text:p>3.03333333333333</text:p>
          </table:table-cell>
          <table:table-cell office:value-type="float" office:value="26.575" calcext:value-type="float">
            <text:p>26.575</text:p>
          </table:table-cell>
          <table:table-cell office:value-type="float" office:value="-15.595" calcext:value-type="float">
            <text:p>-15.595</text:p>
          </table:table-cell>
          <table:table-cell office:value-type="float" office:value="22.889" calcext:value-type="float">
            <text:p>22.889</text:p>
          </table:table-cell>
          <table:table-cell office:value-type="float" office:value="13.816" calcext:value-type="float">
            <text:p>13.816</text:p>
          </table:table-cell>
          <table:table-cell table:formula="of:=[.C371]*2*PI()/360" office:value-type="float" office:value="0.463821248717493" calcext:value-type="float">
            <text:p>0.463821248717493</text:p>
          </table:table-cell>
          <table:table-cell table:formula="of:=[.D371]*2*PI()/360" office:value-type="float" office:value="-0.272184096848516" calcext:value-type="float">
            <text:p>-0.272184096848516</text:p>
          </table:table-cell>
          <table:table-cell table:formula="of:=[.E371]*2*PI()/360" office:value-type="float" office:value="0.399488412488982" calcext:value-type="float">
            <text:p>0.399488412488982</text:p>
          </table:table-cell>
          <table:table-cell table:formula="of:=[.F371]*2*PI()/360" office:value-type="float" office:value="0.241134689455537" calcext:value-type="float">
            <text:p>0.241134689455537</text:p>
          </table:table-cell>
          <table:table-cell table:formula="of:=([.G372]-[.G371])/([.B371]-[.B372])" office:value-type="float" office:value="-1.69855442804089" calcext:value-type="float">
            <text:p>-1.69855442804089</text:p>
          </table:table-cell>
          <table:table-cell table:formula="of:=([.H372]-[.H371])/([.B371]-[.B372])" office:value-type="float" office:value="-1.28805298797182" calcext:value-type="float">
            <text:p>-1.28805298797182</text:p>
          </table:table-cell>
          <table:table-cell table:formula="of:=([.I372]-[.I371])/([.B371]-[.B372])" office:value-type="float" office:value="0.856607596878819" calcext:value-type="float">
            <text:p>0.856607596878819</text:p>
          </table:table-cell>
          <table:table-cell table:formula="of:=([.J372]-[.J371])/([.B371]-[.B372])" office:value-type="float" office:value="-0.525693170700693" calcext:value-type="float">
            <text:p>-0.525693170700693</text:p>
          </table:table-cell>
          <table:table-cell table:formula="of:=([.K372]-[.K371])/([.B371]-[.B372])" office:value-type="float" office:value="5.0265482457442" calcext:value-type="float">
            <text:p>5.0265482457442</text:p>
          </table:table-cell>
          <table:table-cell table:formula="of:=([.L372]-[.L371])/([.B371]-[.B372])" office:value-type="float" office:value="-0.251327412286529" calcext:value-type="float">
            <text:p>-0.251327412286529</text:p>
          </table:table-cell>
          <table:table-cell table:formula="of:=([.M372]-[.M371])/([.B371]-[.B372])" office:value-type="float" office:value="14.3256625003698" calcext:value-type="float">
            <text:p>14.3256625003698</text:p>
          </table:table-cell>
          <table:table-cell table:formula="of:=([.N372]-[.N371])/([.B371]-[.B372])" office:value-type="float" office:value="3.26725635973369" calcext:value-type="float">
            <text:p>3.26725635973369</text:p>
          </table:table-cell>
          <table:table-cell table:number-columns-repeated="100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72]/120" office:value-type="float" office:value="3.04166666666667" calcext:value-type="float">
            <text:p>3.04166666666667</text:p>
          </table:table-cell>
          <table:table-cell office:value-type="float" office:value="27.386" calcext:value-type="float">
            <text:p>27.386</text:p>
          </table:table-cell>
          <table:table-cell office:value-type="float" office:value="-14.98" calcext:value-type="float">
            <text:p>-14.98</text:p>
          </table:table-cell>
          <table:table-cell office:value-type="float" office:value="22.48" calcext:value-type="float">
            <text:p>22.48</text:p>
          </table:table-cell>
          <table:table-cell office:value-type="float" office:value="14.067" calcext:value-type="float">
            <text:p>14.067</text:p>
          </table:table-cell>
          <table:table-cell table:formula="of:=[.C372]*2*PI()/360" office:value-type="float" office:value="0.477975868951167" calcext:value-type="float">
            <text:p>0.477975868951167</text:p>
          </table:table-cell>
          <table:table-cell table:formula="of:=[.D372]*2*PI()/360" office:value-type="float" office:value="-0.261450321948751" calcext:value-type="float">
            <text:p>-0.261450321948751</text:p>
          </table:table-cell>
          <table:table-cell table:formula="of:=[.E372]*2*PI()/360" office:value-type="float" office:value="0.392350015848325" calcext:value-type="float">
            <text:p>0.392350015848325</text:p>
          </table:table-cell>
          <table:table-cell table:formula="of:=[.F372]*2*PI()/360" office:value-type="float" office:value="0.245515465878042" calcext:value-type="float">
            <text:p>0.245515465878042</text:p>
          </table:table-cell>
          <table:table-cell table:formula="of:=([.G373]-[.G372])/([.B372]-[.B373])" office:value-type="float" office:value="-1.74044233008876" calcext:value-type="float">
            <text:p>-1.74044233008876</text:p>
          </table:table-cell>
          <table:table-cell table:formula="of:=([.H373]-[.H372])/([.B372]-[.B373])" office:value-type="float" office:value="-1.28595859286943" calcext:value-type="float">
            <text:p>-1.28595859286943</text:p>
          </table:table-cell>
          <table:table-cell table:formula="of:=([.I373]-[.I372])/([.B372]-[.B373])" office:value-type="float" office:value="0.737227076042404" calcext:value-type="float">
            <text:p>0.737227076042404</text:p>
          </table:table-cell>
          <table:table-cell table:formula="of:=([.J373]-[.J372])/([.B372]-[.B373])" office:value-type="float" office:value="-0.552920307031807" calcext:value-type="float">
            <text:p>-0.552920307031807</text:p>
          </table:table-cell>
          <table:table-cell table:formula="of:=([.K373]-[.K372])/([.B372]-[.B373])" office:value-type="float" office:value="4.52389342116712" calcext:value-type="float">
            <text:p>4.52389342116712</text:p>
          </table:table-cell>
          <table:table-cell table:formula="of:=([.L373]-[.L372])/([.B372]-[.B373])" office:value-type="float" office:value="-0.251327412288528" calcext:value-type="float">
            <text:p>-0.251327412288528</text:p>
          </table:table-cell>
          <table:table-cell table:formula="of:=([.M373]-[.M372])/([.B372]-[.B373])" office:value-type="float" office:value="11.8123883774973" calcext:value-type="float">
            <text:p>11.8123883774973</text:p>
          </table:table-cell>
          <table:table-cell table:formula="of:=([.N373]-[.N372])/([.B372]-[.B373])" office:value-type="float" office:value="1.50796447372277" calcext:value-type="float">
            <text:p>1.50796447372277</text:p>
          </table:table-cell>
          <table:table-cell table:number-columns-repeated="100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73]/120" office:value-type="float" office:value="3.05" calcext:value-type="float">
            <text:p>3.05</text:p>
          </table:table-cell>
          <table:table-cell office:value-type="float" office:value="28.217" calcext:value-type="float">
            <text:p>28.217</text:p>
          </table:table-cell>
          <table:table-cell office:value-type="float" office:value="-14.366" calcext:value-type="float">
            <text:p>-14.366</text:p>
          </table:table-cell>
          <table:table-cell office:value-type="float" office:value="22.128" calcext:value-type="float">
            <text:p>22.128</text:p>
          </table:table-cell>
          <table:table-cell office:value-type="float" office:value="14.331" calcext:value-type="float">
            <text:p>14.331</text:p>
          </table:table-cell>
          <table:table-cell table:formula="of:=[.C373]*2*PI()/360" office:value-type="float" office:value="0.49247955503524" calcext:value-type="float">
            <text:p>0.49247955503524</text:p>
          </table:table-cell>
          <table:table-cell table:formula="of:=[.D373]*2*PI()/360" office:value-type="float" office:value="-0.250734000341505" calcext:value-type="float">
            <text:p>-0.250734000341505</text:p>
          </table:table-cell>
          <table:table-cell table:formula="of:=[.E373]*2*PI()/360" office:value-type="float" office:value="0.386206456881305" calcext:value-type="float">
            <text:p>0.386206456881305</text:p>
          </table:table-cell>
          <table:table-cell table:formula="of:=[.F373]*2*PI()/360" office:value-type="float" office:value="0.250123135103307" calcext:value-type="float">
            <text:p>0.250123135103307</text:p>
          </table:table-cell>
          <table:table-cell table:formula="of:=([.G374]-[.G373])/([.B373]-[.B374])" office:value-type="float" office:value="-1.77814144193182" calcext:value-type="float">
            <text:p>-1.77814144193182</text:p>
          </table:table-cell>
          <table:table-cell table:formula="of:=([.H374]-[.H373])/([.B373]-[.B374])" office:value-type="float" office:value="-1.28386419776703" calcext:value-type="float">
            <text:p>-1.28386419776703</text:p>
          </table:table-cell>
          <table:table-cell table:formula="of:=([.I374]-[.I373])/([.B373]-[.B374])" office:value-type="float" office:value="0.638790506229927" calcext:value-type="float">
            <text:p>0.638790506229927</text:p>
          </table:table-cell>
          <table:table-cell table:formula="of:=([.J374]-[.J373])/([.B373]-[.B374])" office:value-type="float" office:value="-0.565486677646163" calcext:value-type="float">
            <text:p>-0.565486677646163</text:p>
          </table:table-cell>
          <table:table-cell table:formula="of:=([.K374]-[.K373])/([.B373]-[.B374])" office:value-type="float" office:value="4.02123859658569" calcext:value-type="float">
            <text:p>4.02123859658569</text:p>
          </table:table-cell>
          <table:table-cell table:formula="of:=([.L374]-[.L373])/([.B373]-[.B374])" office:value-type="float" office:value="-0.502654824581665" calcext:value-type="float">
            <text:p>-0.502654824581665</text:p>
          </table:table-cell>
          <table:table-cell table:formula="of:=([.M374]-[.M373])/([.B373]-[.B374])" office:value-type="float" office:value="8.54513201776803" calcext:value-type="float">
            <text:p>8.54513201776803</text:p>
          </table:table-cell>
          <table:table-cell table:formula="of:=([.N374]-[.N373])/([.B373]-[.B374])" office:value-type="float" office:value="-0.75398223686477" calcext:value-type="float">
            <text:p>-0.75398223686477</text:p>
          </table:table-cell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74]/120" office:value-type="float" office:value="3.05833333333333" calcext:value-type="float">
            <text:p>3.05833333333333</text:p>
          </table:table-cell>
          <table:table-cell office:value-type="float" office:value="29.066" calcext:value-type="float">
            <text:p>29.066</text:p>
          </table:table-cell>
          <table:table-cell office:value-type="float" office:value="-13.753" calcext:value-type="float">
            <text:p>-13.753</text:p>
          </table:table-cell>
          <table:table-cell office:value-type="float" office:value="21.823" calcext:value-type="float">
            <text:p>21.823</text:p>
          </table:table-cell>
          <table:table-cell office:value-type="float" office:value="14.601" calcext:value-type="float">
            <text:p>14.601</text:p>
          </table:table-cell>
          <table:table-cell table:formula="of:=[.C374]*2*PI()/360" office:value-type="float" office:value="0.507297400384672" calcext:value-type="float">
            <text:p>0.507297400384672</text:p>
          </table:table-cell>
          <table:table-cell table:formula="of:=[.D374]*2*PI()/360" office:value-type="float" office:value="-0.24003513202678" calcext:value-type="float">
            <text:p>-0.24003513202678</text:p>
          </table:table-cell>
          <table:table-cell table:formula="of:=[.E374]*2*PI()/360" office:value-type="float" office:value="0.380883202662722" calcext:value-type="float">
            <text:p>0.380883202662722</text:p>
          </table:table-cell>
          <table:table-cell table:formula="of:=[.F374]*2*PI()/360" office:value-type="float" office:value="0.254835524083692" calcext:value-type="float">
            <text:p>0.254835524083692</text:p>
          </table:table-cell>
          <table:table-cell table:formula="of:=([.G375]-[.G374])/([.B374]-[.B375])" office:value-type="float" office:value="-1.81165176357003" calcext:value-type="float">
            <text:p>-1.81165176357003</text:p>
          </table:table-cell>
          <table:table-cell table:formula="of:=([.H375]-[.H374])/([.B374]-[.B375])" office:value-type="float" office:value="-1.27967540756218" calcext:value-type="float">
            <text:p>-1.27967540756218</text:p>
          </table:table-cell>
          <table:table-cell table:formula="of:=([.I375]-[.I374])/([.B374]-[.B375])" office:value-type="float" office:value="0.567581072748527" calcext:value-type="float">
            <text:p>0.567581072748527</text:p>
          </table:table-cell>
          <table:table-cell table:formula="of:=([.J375]-[.J374])/([.B374]-[.B375])" office:value-type="float" office:value="-0.559203492338957" calcext:value-type="float">
            <text:p>-0.559203492338957</text:p>
          </table:table-cell>
          <table:table-cell table:formula="of:=([.K375]-[.K374])/([.B374]-[.B375])" office:value-type="float" office:value="3.01592894745777" calcext:value-type="float">
            <text:p>3.01592894745777</text:p>
          </table:table-cell>
          <table:table-cell table:formula="of:=([.L375]-[.L374])/([.B374]-[.B375])" office:value-type="float" office:value="-0.251327412279535" calcext:value-type="float">
            <text:p>-0.251327412279535</text:p>
          </table:table-cell>
          <table:table-cell table:formula="of:=([.M375]-[.M374])/([.B374]-[.B375])" office:value-type="float" office:value="3.01592894744257" calcext:value-type="float">
            <text:p>3.01592894744257</text:p>
          </table:table-cell>
          <table:table-cell table:formula="of:=([.N375]-[.N374])/([.B374]-[.B375])" office:value-type="float" office:value="-2.7646015351553" calcext:value-type="float">
            <text:p>-2.7646015351553</text:p>
          </table:table-cell>
          <table:table-cell table:number-columns-repeated="100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5]/120" office:value-type="float" office:value="3.06666666666667" calcext:value-type="float">
            <text:p>3.06666666666667</text:p>
          </table:table-cell>
          <table:table-cell office:value-type="float" office:value="29.931" calcext:value-type="float">
            <text:p>29.931</text:p>
          </table:table-cell>
          <table:table-cell office:value-type="float" office:value="-13.142" calcext:value-type="float">
            <text:p>-13.142</text:p>
          </table:table-cell>
          <table:table-cell office:value-type="float" office:value="21.552" calcext:value-type="float">
            <text:p>21.552</text:p>
          </table:table-cell>
          <table:table-cell office:value-type="float" office:value="14.868" calcext:value-type="float">
            <text:p>14.868</text:p>
          </table:table-cell>
          <table:table-cell table:formula="of:=[.C375]*2*PI()/360" office:value-type="float" office:value="0.522394498414423" calcext:value-type="float">
            <text:p>0.522394498414423</text:p>
          </table:table-cell>
          <table:table-cell table:formula="of:=[.D375]*2*PI()/360" office:value-type="float" office:value="-0.229371170297095" calcext:value-type="float">
            <text:p>-0.229371170297095</text:p>
          </table:table-cell>
          <table:table-cell table:formula="of:=[.E375]*2*PI()/360" office:value-type="float" office:value="0.376153360389818" calcext:value-type="float">
            <text:p>0.376153360389818</text:p>
          </table:table-cell>
          <table:table-cell table:formula="of:=[.F375]*2*PI()/360" office:value-type="float" office:value="0.259495553186517" calcext:value-type="float">
            <text:p>0.259495553186517</text:p>
          </table:table-cell>
          <table:table-cell table:formula="of:=([.G376]-[.G375])/([.B375]-[.B376])" office:value-type="float" office:value="-1.83678450479885" calcext:value-type="float">
            <text:p>-1.83678450479885</text:p>
          </table:table-cell>
          <table:table-cell table:formula="of:=([.H376]-[.H375])/([.B375]-[.B376])" office:value-type="float" office:value="-1.27758101245985" calcext:value-type="float">
            <text:p>-1.27758101245985</text:p>
          </table:table-cell>
          <table:table-cell table:formula="of:=([.I376]-[.I375])/([.B375]-[.B376])" office:value-type="float" office:value="0.542448331519838" calcext:value-type="float">
            <text:p>0.542448331519838</text:p>
          </table:table-cell>
          <table:table-cell table:formula="of:=([.J376]-[.J375])/([.B375]-[.B376])" office:value-type="float" office:value="-0.536165146212661" calcext:value-type="float">
            <text:p>-0.536165146212661</text:p>
          </table:table-cell>
          <table:table-cell table:formula="of:=([.K376]-[.K375])/([.B375]-[.B376])" office:value-type="float" office:value="2.51327412287011" calcext:value-type="float">
            <text:p>2.51327412287011</text:p>
          </table:table-cell>
          <table:table-cell table:formula="of:=([.L376]-[.L375])/([.B375]-[.B376])" office:value-type="float" office:value="0.251327412288128" calcext:value-type="float">
            <text:p>0.251327412288128</text:p>
          </table:table-cell>
          <table:table-cell table:formula="of:=([.M376]-[.M375])/([.B375]-[.B376])" office:value-type="float" office:value="-0" calcext:value-type="float">
            <text:p>0</text:p>
          </table:table-cell>
          <table:table-cell table:formula="of:=([.N376]-[.N375])/([.B375]-[.B376])" office:value-type="float" office:value="-3.76991118430834" calcext:value-type="float">
            <text:p>-3.76991118430834</text:p>
          </table:table-cell>
          <table:table-cell table:number-columns-repeated="1005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6]/120" office:value-type="float" office:value="3.075" calcext:value-type="float">
            <text:p>3.075</text:p>
          </table:table-cell>
          <table:table-cell office:value-type="float" office:value="30.808" calcext:value-type="float">
            <text:p>30.808</text:p>
          </table:table-cell>
          <table:table-cell office:value-type="float" office:value="-12.532" calcext:value-type="float">
            <text:p>-12.532</text:p>
          </table:table-cell>
          <table:table-cell office:value-type="float" office:value="21.293" calcext:value-type="float">
            <text:p>21.293</text:p>
          </table:table-cell>
          <table:table-cell office:value-type="float" office:value="15.124" calcext:value-type="float">
            <text:p>15.124</text:p>
          </table:table-cell>
          <table:table-cell table:formula="of:=[.C376]*2*PI()/360" office:value-type="float" office:value="0.537701035954413" calcext:value-type="float">
            <text:p>0.537701035954413</text:p>
          </table:table-cell>
          <table:table-cell table:formula="of:=[.D376]*2*PI()/360" office:value-type="float" office:value="-0.218724661859929" calcext:value-type="float">
            <text:p>-0.218724661859929</text:p>
          </table:table-cell>
          <table:table-cell table:formula="of:=[.E376]*2*PI()/360" office:value-type="float" office:value="0.371632957627153" calcext:value-type="float">
            <text:p>0.371632957627153</text:p>
          </table:table-cell>
          <table:table-cell table:formula="of:=[.F376]*2*PI()/360" office:value-type="float" office:value="0.263963596071622" calcext:value-type="float">
            <text:p>0.263963596071622</text:p>
          </table:table-cell>
          <table:table-cell table:formula="of:=([.G377]-[.G376])/([.B376]-[.B377])" office:value-type="float" office:value="-1.85772845582276" calcext:value-type="float">
            <text:p>-1.85772845582276</text:p>
          </table:table-cell>
          <table:table-cell table:formula="of:=([.H377]-[.H376])/([.B376]-[.B377])" office:value-type="float" office:value="-1.27967540756225" calcext:value-type="float">
            <text:p>-1.27967540756225</text:p>
          </table:table-cell>
          <table:table-cell table:formula="of:=([.I377]-[.I376])/([.B376]-[.B377])" office:value-type="float" office:value="0.542448331519838" calcext:value-type="float">
            <text:p>0.542448331519838</text:p>
          </table:table-cell>
          <table:table-cell table:formula="of:=([.J377]-[.J376])/([.B376]-[.B377])" office:value-type="float" office:value="-0.504749219676758" calcext:value-type="float">
            <text:p>-0.504749219676758</text:p>
          </table:table-cell>
          <table:table-cell table:formula="of:=([.K377]-[.K376])/([.B376]-[.B377])" office:value-type="float" office:value="0.753982236862785" calcext:value-type="float">
            <text:p>0.753982236862785</text:p>
          </table:table-cell>
          <table:table-cell table:formula="of:=([.L377]-[.L376])/([.B376]-[.B377])" office:value-type="float" office:value="1.00530964914814" calcext:value-type="float">
            <text:p>1.00530964914814</text:p>
          </table:table-cell>
          <table:table-cell table:formula="of:=([.M377]-[.M376])/([.B376]-[.B377])" office:value-type="float" office:value="1.00530964914772" calcext:value-type="float">
            <text:p>1.00530964914772</text:p>
          </table:table-cell>
          <table:table-cell table:formula="of:=([.N377]-[.N376])/([.B376]-[.B377])" office:value-type="float" office:value="-4.77522083345606" calcext:value-type="float">
            <text:p>-4.77522083345606</text:p>
          </table:table-cell>
          <table:table-cell table:number-columns-repeated="100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7]/120" office:value-type="float" office:value="3.08333333333333" calcext:value-type="float">
            <text:p>3.08333333333333</text:p>
          </table:table-cell>
          <table:table-cell office:value-type="float" office:value="31.695" calcext:value-type="float">
            <text:p>31.695</text:p>
          </table:table-cell>
          <table:table-cell office:value-type="float" office:value="-11.921" calcext:value-type="float">
            <text:p>-11.921</text:p>
          </table:table-cell>
          <table:table-cell office:value-type="float" office:value="21.034" calcext:value-type="float">
            <text:p>21.034</text:p>
          </table:table-cell>
          <table:table-cell office:value-type="float" office:value="15.365" calcext:value-type="float">
            <text:p>15.365</text:p>
          </table:table-cell>
          <table:table-cell table:formula="of:=[.C377]*2*PI()/360" office:value-type="float" office:value="0.553182106419603" calcext:value-type="float">
            <text:p>0.553182106419603</text:p>
          </table:table-cell>
          <table:table-cell table:formula="of:=[.D377]*2*PI()/360" office:value-type="float" office:value="-0.208060700130244" calcext:value-type="float">
            <text:p>-0.208060700130244</text:p>
          </table:table-cell>
          <table:table-cell table:formula="of:=[.E377]*2*PI()/360" office:value-type="float" office:value="0.367112554864487" calcext:value-type="float">
            <text:p>0.367112554864487</text:p>
          </table:table-cell>
          <table:table-cell table:formula="of:=[.F377]*2*PI()/360" office:value-type="float" office:value="0.268169839568929" calcext:value-type="float">
            <text:p>0.268169839568929</text:p>
          </table:table-cell>
          <table:table-cell table:formula="of:=([.G378]-[.G377])/([.B377]-[.B378])" office:value-type="float" office:value="-1.86401164112995" calcext:value-type="float">
            <text:p>-1.86401164112995</text:p>
          </table:table-cell>
          <table:table-cell table:formula="of:=([.H378]-[.H377])/([.B377]-[.B378])" office:value-type="float" office:value="-1.28805298797182" calcext:value-type="float">
            <text:p>-1.28805298797182</text:p>
          </table:table-cell>
          <table:table-cell table:formula="of:=([.I378]-[.I377])/([.B377]-[.B378])" office:value-type="float" office:value="0.534070751110273" calcext:value-type="float">
            <text:p>0.534070751110273</text:p>
          </table:table-cell>
          <table:table-cell table:formula="of:=([.J378]-[.J377])/([.B377]-[.B378])" office:value-type="float" office:value="-0.464955712731291" calcext:value-type="float">
            <text:p>-0.464955712731291</text:p>
          </table:table-cell>
          <table:table-cell table:formula="of:=([.K378]-[.K377])/([.B377]-[.B378])" office:value-type="float" office:value="-0.502654824576256" calcext:value-type="float">
            <text:p>-0.502654824576256</text:p>
          </table:table-cell>
          <table:table-cell table:formula="of:=([.L378]-[.L377])/([.B377]-[.B378])" office:value-type="float" office:value="1.25663706143584" calcext:value-type="float">
            <text:p>1.25663706143584</text:p>
          </table:table-cell>
          <table:table-cell table:formula="of:=([.M378]-[.M377])/([.B377]-[.B378])" office:value-type="float" office:value="4.2725660088838" calcext:value-type="float">
            <text:p>4.2725660088838</text:p>
          </table:table-cell>
          <table:table-cell table:formula="of:=([.N378]-[.N377])/([.B377]-[.B378])" office:value-type="float" office:value="-5.27787565803072" calcext:value-type="float">
            <text:p>-5.27787565803072</text:p>
          </table:table-cell>
          <table:table-cell table:number-columns-repeated="1005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8]/120" office:value-type="float" office:value="3.09166666666667" calcext:value-type="float">
            <text:p>3.09166666666667</text:p>
          </table:table-cell>
          <table:table-cell office:value-type="float" office:value="32.585" calcext:value-type="float">
            <text:p>32.585</text:p>
          </table:table-cell>
          <table:table-cell office:value-type="float" office:value="-11.306" calcext:value-type="float">
            <text:p>-11.306</text:p>
          </table:table-cell>
          <table:table-cell office:value-type="float" office:value="20.779" calcext:value-type="float">
            <text:p>20.779</text:p>
          </table:table-cell>
          <table:table-cell office:value-type="float" office:value="15.587" calcext:value-type="float">
            <text:p>15.587</text:p>
          </table:table-cell>
          <table:table-cell table:formula="of:=[.C378]*2*PI()/360" office:value-type="float" office:value="0.568715536762352" calcext:value-type="float">
            <text:p>0.568715536762352</text:p>
          </table:table-cell>
          <table:table-cell table:formula="of:=[.D378]*2*PI()/360" office:value-type="float" office:value="-0.197326925230479" calcext:value-type="float">
            <text:p>-0.197326925230479</text:p>
          </table:table-cell>
          <table:table-cell table:formula="of:=[.E378]*2*PI()/360" office:value-type="float" office:value="0.362661965271902" calcext:value-type="float">
            <text:p>0.362661965271902</text:p>
          </table:table-cell>
          <table:table-cell table:formula="of:=[.F378]*2*PI()/360" office:value-type="float" office:value="0.272044470508356" calcext:value-type="float">
            <text:p>0.272044470508356</text:p>
          </table:table-cell>
          <table:table-cell table:formula="of:=([.G379]-[.G378])/([.B378]-[.B379])" office:value-type="float" office:value="-1.85982285092515" calcext:value-type="float">
            <text:p>-1.85982285092515</text:p>
          </table:table-cell>
          <table:table-cell table:formula="of:=([.H379]-[.H378])/([.B378]-[.B379])" office:value-type="float" office:value="-1.29852496348379" calcext:value-type="float">
            <text:p>-1.29852496348379</text:p>
          </table:table-cell>
          <table:table-cell table:formula="of:=([.I379]-[.I378])/([.B378]-[.B379])" office:value-type="float" office:value="0.498466034369575" calcext:value-type="float">
            <text:p>0.498466034369575</text:p>
          </table:table-cell>
          <table:table-cell table:formula="of:=([.J379]-[.J378])/([.B378]-[.B379])" office:value-type="float" office:value="-0.420973415581036" calcext:value-type="float">
            <text:p>-0.420973415581036</text:p>
          </table:table-cell>
          <table:table-cell table:formula="of:=([.K379]-[.K378])/([.B378]-[.B379])" office:value-type="float" office:value="-1.7592918860089" calcext:value-type="float">
            <text:p>-1.7592918860089</text:p>
          </table:table-cell>
          <table:table-cell table:formula="of:=([.L379]-[.L378])/([.B378]-[.B379])" office:value-type="float" office:value="1.7592918860105" calcext:value-type="float">
            <text:p>1.7592918860105</text:p>
          </table:table-cell>
          <table:table-cell table:formula="of:=([.M379]-[.M378])/([.B378]-[.B379])" office:value-type="float" office:value="6.53451271946577" calcext:value-type="float">
            <text:p>6.53451271946577</text:p>
          </table:table-cell>
          <table:table-cell table:formula="of:=([.N379]-[.N378])/([.B378]-[.B379])" office:value-type="float" office:value="-4.52389342116953" calcext:value-type="float">
            <text:p>-4.52389342116953</text:p>
          </table:table-cell>
          <table:table-cell table:number-columns-repeated="1005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9]/120" office:value-type="float" office:value="3.1" calcext:value-type="float">
            <text:p>3.1</text:p>
          </table:table-cell>
          <table:table-cell office:value-type="float" office:value="33.473" calcext:value-type="float">
            <text:p>33.473</text:p>
          </table:table-cell>
          <table:table-cell office:value-type="float" office:value="-10.686" calcext:value-type="float">
            <text:p>-10.686</text:p>
          </table:table-cell>
          <table:table-cell office:value-type="float" office:value="20.541" calcext:value-type="float">
            <text:p>20.541</text:p>
          </table:table-cell>
          <table:table-cell office:value-type="float" office:value="15.788" calcext:value-type="float">
            <text:p>15.788</text:p>
          </table:table-cell>
          <table:table-cell table:formula="of:=[.C379]*2*PI()/360" office:value-type="float" office:value="0.584214060520062" calcext:value-type="float">
            <text:p>0.584214060520062</text:p>
          </table:table-cell>
          <table:table-cell table:formula="of:=[.D379]*2*PI()/360" office:value-type="float" office:value="-0.186505883868114" calcext:value-type="float">
            <text:p>-0.186505883868114</text:p>
          </table:table-cell>
          <table:table-cell table:formula="of:=[.E379]*2*PI()/360" office:value-type="float" office:value="0.358508081652155" calcext:value-type="float">
            <text:p>0.358508081652155</text:p>
          </table:table-cell>
          <table:table-cell table:formula="of:=[.F379]*2*PI()/360" office:value-type="float" office:value="0.275552582304865" calcext:value-type="float">
            <text:p>0.275552582304865</text:p>
          </table:table-cell>
          <table:table-cell table:formula="of:=([.G380]-[.G379])/([.B379]-[.B380])" office:value-type="float" office:value="-1.84516208520841" calcext:value-type="float">
            <text:p>-1.84516208520841</text:p>
          </table:table-cell>
          <table:table-cell table:formula="of:=([.H380]-[.H379])/([.B379]-[.B380])" office:value-type="float" office:value="-1.31318572920054" calcext:value-type="float">
            <text:p>-1.31318572920054</text:p>
          </table:table-cell>
          <table:table-cell table:formula="of:=([.I380]-[.I379])/([.B379]-[.B380])" office:value-type="float" office:value="0.444011761707361" calcext:value-type="float">
            <text:p>0.444011761707361</text:p>
          </table:table-cell>
          <table:table-cell table:formula="of:=([.J380]-[.J379])/([.B379]-[.B380])" office:value-type="float" office:value="-0.383274303737956" calcext:value-type="float">
            <text:p>-0.383274303737956</text:p>
          </table:table-cell>
          <table:table-cell table:formula="of:=([.K380]-[.K379])/([.B379]-[.B380])" office:value-type="float" office:value="-2.76460153515824" calcext:value-type="float">
            <text:p>-2.76460153515824</text:p>
          </table:table-cell>
          <table:table-cell table:formula="of:=([.L380]-[.L379])/([.B379]-[.B380])" office:value-type="float" office:value="1.7592918860097" calcext:value-type="float">
            <text:p>1.7592918860097</text:p>
          </table:table-cell>
          <table:table-cell table:formula="of:=([.M380]-[.M379])/([.B379]-[.B380])" office:value-type="float" office:value="7.28849495632855" calcext:value-type="float">
            <text:p>7.28849495632855</text:p>
          </table:table-cell>
          <table:table-cell table:formula="of:=([.N380]-[.N379])/([.B379]-[.B380])" office:value-type="float" office:value="-4.52389342116954" calcext:value-type="float">
            <text:p>-4.52389342116954</text:p>
          </table:table-cell>
          <table:table-cell table:number-columns-repeated="1005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80]/120" office:value-type="float" office:value="3.10833333333333" calcext:value-type="float">
            <text:p>3.10833333333333</text:p>
          </table:table-cell>
          <table:table-cell office:value-type="float" office:value="34.354" calcext:value-type="float">
            <text:p>34.354</text:p>
          </table:table-cell>
          <table:table-cell office:value-type="float" office:value="-10.059" calcext:value-type="float">
            <text:p>-10.059</text:p>
          </table:table-cell>
          <table:table-cell office:value-type="float" office:value="20.329" calcext:value-type="float">
            <text:p>20.329</text:p>
          </table:table-cell>
          <table:table-cell office:value-type="float" office:value="15.971" calcext:value-type="float">
            <text:p>15.971</text:p>
          </table:table-cell>
          <table:table-cell table:formula="of:=[.C380]*2*PI()/360" office:value-type="float" office:value="0.599590411230132" calcext:value-type="float">
            <text:p>0.599590411230132</text:p>
          </table:table-cell>
          <table:table-cell table:formula="of:=[.D380]*2*PI()/360" office:value-type="float" office:value="-0.17556266945811" calcext:value-type="float">
            <text:p>-0.17556266945811</text:p>
          </table:table-cell>
          <table:table-cell table:formula="of:=[.E380]*2*PI()/360" office:value-type="float" office:value="0.354807983637927" calcext:value-type="float">
            <text:p>0.354807983637927</text:p>
          </table:table-cell>
          <table:table-cell table:formula="of:=[.F380]*2*PI()/360" office:value-type="float" office:value="0.278746534836014" calcext:value-type="float">
            <text:p>0.278746534836014</text:p>
          </table:table-cell>
          <table:table-cell table:formula="of:=([.G381]-[.G380])/([.B380]-[.B381])" office:value-type="float" office:value="-1.82212373908209" calcext:value-type="float">
            <text:p>-1.82212373908209</text:p>
          </table:table-cell>
          <table:table-cell table:formula="of:=([.H381]-[.H380])/([.B380]-[.B381])" office:value-type="float" office:value="-1.32784649491729" calcext:value-type="float">
            <text:p>-1.32784649491729</text:p>
          </table:table-cell>
          <table:table-cell table:formula="of:=([.I381]-[.I380])/([.B380]-[.B381])" office:value-type="float" office:value="0.383274303737956" calcext:value-type="float">
            <text:p>0.383274303737956</text:p>
          </table:table-cell>
          <table:table-cell table:formula="of:=([.J381]-[.J380])/([.B380]-[.B381])" office:value-type="float" office:value="-0.345575191894877" calcext:value-type="float">
            <text:p>-0.345575191894877</text:p>
          </table:table-cell>
          <table:table-cell table:formula="of:=([.K381]-[.K380])/([.B380]-[.B381])" office:value-type="float" office:value="-4.27256600888379" calcext:value-type="float">
            <text:p>-4.27256600888379</text:p>
          </table:table-cell>
          <table:table-cell table:formula="of:=([.L381]-[.L380])/([.B380]-[.B381])" office:value-type="float" office:value="1.25663706143664" calcext:value-type="float">
            <text:p>1.25663706143664</text:p>
          </table:table-cell>
          <table:table-cell table:formula="of:=([.M381]-[.M380])/([.B380]-[.B381])" office:value-type="float" office:value="6.53451271946657" calcext:value-type="float">
            <text:p>6.53451271946657</text:p>
          </table:table-cell>
          <table:table-cell table:formula="of:=([.N381]-[.N380])/([.B380]-[.B381])" office:value-type="float" office:value="-4.77522083345606" calcext:value-type="float">
            <text:p>-4.77522083345606</text:p>
          </table:table-cell>
          <table:table-cell table:number-columns-repeated="100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81]/120" office:value-type="float" office:value="3.11666666666667" calcext:value-type="float">
            <text:p>3.11666666666667</text:p>
          </table:table-cell>
          <table:table-cell office:value-type="float" office:value="35.224" calcext:value-type="float">
            <text:p>35.224</text:p>
          </table:table-cell>
          <table:table-cell office:value-type="float" office:value="-9.425" calcext:value-type="float">
            <text:p>-9.425</text:p>
          </table:table-cell>
          <table:table-cell office:value-type="float" office:value="20.146" calcext:value-type="float">
            <text:p>20.146</text:p>
          </table:table-cell>
          <table:table-cell office:value-type="float" office:value="16.136" calcext:value-type="float">
            <text:p>16.136</text:p>
          </table:table-cell>
          <table:table-cell table:formula="of:=[.C381]*2*PI()/360" office:value-type="float" office:value="0.614774775722483" calcext:value-type="float">
            <text:p>0.614774775722483</text:p>
          </table:table-cell>
          <table:table-cell table:formula="of:=[.D381]*2*PI()/360" office:value-type="float" office:value="-0.164497282000466" calcext:value-type="float">
            <text:p>-0.164497282000466</text:p>
          </table:table-cell>
          <table:table-cell table:formula="of:=[.E381]*2*PI()/360" office:value-type="float" office:value="0.351614031106778" calcext:value-type="float">
            <text:p>0.351614031106778</text:p>
          </table:table-cell>
          <table:table-cell table:formula="of:=[.F381]*2*PI()/360" office:value-type="float" office:value="0.281626328101805" calcext:value-type="float">
            <text:p>0.281626328101805</text:p>
          </table:table-cell>
          <table:table-cell table:formula="of:=([.G382]-[.G381])/([.B381]-[.B382])" office:value-type="float" office:value="-1.7865190223414" calcext:value-type="float">
            <text:p>-1.7865190223414</text:p>
          </table:table-cell>
          <table:table-cell table:formula="of:=([.H382]-[.H381])/([.B381]-[.B382])" office:value-type="float" office:value="-1.33831847042926" calcext:value-type="float">
            <text:p>-1.33831847042926</text:p>
          </table:table-cell>
          <table:table-cell table:formula="of:=([.I382]-[.I381])/([.B381]-[.B382])" office:value-type="float" office:value="0.328820031075735" calcext:value-type="float">
            <text:p>0.328820031075735</text:p>
          </table:table-cell>
          <table:table-cell table:formula="of:=([.J382]-[.J381])/([.B381]-[.B382])" office:value-type="float" office:value="-0.30578168494941" calcext:value-type="float">
            <text:p>-0.30578168494941</text:p>
          </table:table-cell>
          <table:table-cell table:formula="of:=([.K382]-[.K381])/([.B381]-[.B382])" office:value-type="float" office:value="-5.0265482457434" calcext:value-type="float">
            <text:p>-5.0265482457434</text:p>
          </table:table-cell>
          <table:table-cell table:formula="of:=([.L382]-[.L381])/([.B381]-[.B382])" office:value-type="float" office:value="0.753982236861213" calcext:value-type="float">
            <text:p>0.753982236861213</text:p>
          </table:table-cell>
          <table:table-cell table:formula="of:=([.M382]-[.M381])/([.B381]-[.B382])" office:value-type="float" office:value="3.51858377202101" calcext:value-type="float">
            <text:p>3.51858377202101</text:p>
          </table:table-cell>
          <table:table-cell table:formula="of:=([.N382]-[.N381])/([.B381]-[.B382])" office:value-type="float" office:value="-5.02654824574339" calcext:value-type="float">
            <text:p>-5.02654824574339</text:p>
          </table:table-cell>
          <table:table-cell table:number-columns-repeated="1005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82]/120" office:value-type="float" office:value="3.125" calcext:value-type="float">
            <text:p>3.125</text:p>
          </table:table-cell>
          <table:table-cell office:value-type="float" office:value="36.077" calcext:value-type="float">
            <text:p>36.077</text:p>
          </table:table-cell>
          <table:table-cell office:value-type="float" office:value="-8.786" calcext:value-type="float">
            <text:p>-8.786</text:p>
          </table:table-cell>
          <table:table-cell office:value-type="float" office:value="19.989" calcext:value-type="float">
            <text:p>19.989</text:p>
          </table:table-cell>
          <table:table-cell office:value-type="float" office:value="16.282" calcext:value-type="float">
            <text:p>16.282</text:p>
          </table:table-cell>
          <table:table-cell table:formula="of:=[.C382]*2*PI()/360" office:value-type="float" office:value="0.629662434241994" calcext:value-type="float">
            <text:p>0.629662434241994</text:p>
          </table:table-cell>
          <table:table-cell table:formula="of:=[.D382]*2*PI()/360" office:value-type="float" office:value="-0.153344628080222" calcext:value-type="float">
            <text:p>-0.153344628080222</text:p>
          </table:table-cell>
          <table:table-cell table:formula="of:=[.E382]*2*PI()/360" office:value-type="float" office:value="0.348873864181146" calcext:value-type="float">
            <text:p>0.348873864181146</text:p>
          </table:table-cell>
          <table:table-cell table:formula="of:=[.F382]*2*PI()/360" office:value-type="float" office:value="0.284174508809717" calcext:value-type="float">
            <text:p>0.284174508809717</text:p>
          </table:table-cell>
          <table:table-cell table:formula="of:=([.G383]-[.G382])/([.B382]-[.B383])" office:value-type="float" office:value="-1.74463112029353" calcext:value-type="float">
            <text:p>-1.74463112029353</text:p>
          </table:table-cell>
          <table:table-cell table:formula="of:=([.H383]-[.H382])/([.B382]-[.B383])" office:value-type="float" office:value="-1.34460165573644" calcext:value-type="float">
            <text:p>-1.34460165573644</text:p>
          </table:table-cell>
          <table:table-cell table:formula="of:=([.I383]-[.I382])/([.B382]-[.B383])" office:value-type="float" office:value="0.299498499642227" calcext:value-type="float">
            <text:p>0.299498499642227</text:p>
          </table:table-cell>
          <table:table-cell table:formula="of:=([.J383]-[.J382])/([.B382]-[.B383])" office:value-type="float" office:value="-0.263893782901548" calcext:value-type="float">
            <text:p>-0.263893782901548</text:p>
          </table:table-cell>
          <table:table-cell table:formula="of:=([.K383]-[.K382])/([.B382]-[.B383])" office:value-type="float" office:value="-6.03185789488952" calcext:value-type="float">
            <text:p>-6.03185789488952</text:p>
          </table:table-cell>
          <table:table-cell table:formula="of:=([.L383]-[.L382])/([.B382]-[.B383])" office:value-type="float" office:value="-0.753982236861213" calcext:value-type="float">
            <text:p>-0.753982236861213</text:p>
          </table:table-cell>
          <table:table-cell table:formula="of:=([.M383]-[.M382])/([.B382]-[.B383])" office:value-type="float" office:value="-2.5132741228717" calcext:value-type="float">
            <text:p>-2.5132741228717</text:p>
          </table:table-cell>
          <table:table-cell table:formula="of:=([.N383]-[.N382])/([.B382]-[.B383])" office:value-type="float" office:value="-5.27787565803152" calcext:value-type="float">
            <text:p>-5.27787565803152</text:p>
          </table:table-cell>
          <table:table-cell table:number-columns-repeated="1005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83]/120" office:value-type="float" office:value="3.13333333333333" calcext:value-type="float">
            <text:p>3.13333333333333</text:p>
          </table:table-cell>
          <table:table-cell office:value-type="float" office:value="36.91" calcext:value-type="float">
            <text:p>36.91</text:p>
          </table:table-cell>
          <table:table-cell office:value-type="float" office:value="-8.144" calcext:value-type="float">
            <text:p>-8.144</text:p>
          </table:table-cell>
          <table:table-cell office:value-type="float" office:value="19.846" calcext:value-type="float">
            <text:p>19.846</text:p>
          </table:table-cell>
          <table:table-cell office:value-type="float" office:value="16.408" calcext:value-type="float">
            <text:p>16.408</text:p>
          </table:table-cell>
          <table:table-cell table:formula="of:=[.C383]*2*PI()/360" office:value-type="float" office:value="0.644201026911107" calcext:value-type="float">
            <text:p>0.644201026911107</text:p>
          </table:table-cell>
          <table:table-cell table:formula="of:=[.D383]*2*PI()/360" office:value-type="float" office:value="-0.142139614282418" calcext:value-type="float">
            <text:p>-0.142139614282418</text:p>
          </table:table-cell>
          <table:table-cell table:formula="of:=[.E383]*2*PI()/360" office:value-type="float" office:value="0.346378043350795" calcext:value-type="float">
            <text:p>0.346378043350795</text:p>
          </table:table-cell>
          <table:table-cell table:formula="of:=[.F383]*2*PI()/360" office:value-type="float" office:value="0.28637362366723" calcext:value-type="float">
            <text:p>0.28637362366723</text:p>
          </table:table-cell>
          <table:table-cell table:formula="of:=([.G384]-[.G383])/([.B383]-[.B384])" office:value-type="float" office:value="-1.69436563783612" calcext:value-type="float">
            <text:p>-1.69436563783612</text:p>
          </table:table-cell>
          <table:table-cell table:formula="of:=([.H384]-[.H383])/([.B383]-[.B384])" office:value-type="float" office:value="-1.33831847042926" calcext:value-type="float">
            <text:p>-1.33831847042926</text:p>
          </table:table-cell>
          <table:table-cell table:formula="of:=([.I384]-[.I383])/([.B383]-[.B384])" office:value-type="float" office:value="0.320442450666157" calcext:value-type="float">
            <text:p>0.320442450666157</text:p>
          </table:table-cell>
          <table:table-cell table:formula="of:=([.J384]-[.J383])/([.B383]-[.B384])" office:value-type="float" office:value="-0.219911485751286" calcext:value-type="float">
            <text:p>-0.219911485751286</text:p>
          </table:table-cell>
          <table:table-cell table:formula="of:=([.K384]-[.K383])/([.B383]-[.B384])" office:value-type="float" office:value="-6.7858401317587" calcext:value-type="float">
            <text:p>-6.7858401317587</text:p>
          </table:table-cell>
          <table:table-cell table:formula="of:=([.L384]-[.L383])/([.B383]-[.B384])" office:value-type="float" office:value="-2.26194671058516" calcext:value-type="float">
            <text:p>-2.26194671058516</text:p>
          </table:table-cell>
          <table:table-cell table:formula="of:=([.M384]-[.M383])/([.B383]-[.B384])" office:value-type="float" office:value="-8.79645943005253" calcext:value-type="float">
            <text:p>-8.79645943005253</text:p>
          </table:table-cell>
          <table:table-cell table:formula="of:=([.N384]-[.N383])/([.B383]-[.B384])" office:value-type="float" office:value="-5.02654824574499" calcext:value-type="float">
            <text:p>-5.02654824574499</text:p>
          </table:table-cell>
          <table:table-cell table:number-columns-repeated="1005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84]/120" office:value-type="float" office:value="3.14166666666667" calcext:value-type="float">
            <text:p>3.14166666666667</text:p>
          </table:table-cell>
          <table:table-cell office:value-type="float" office:value="37.719" calcext:value-type="float">
            <text:p>37.719</text:p>
          </table:table-cell>
          <table:table-cell office:value-type="float" office:value="-7.505" calcext:value-type="float">
            <text:p>-7.505</text:p>
          </table:table-cell>
          <table:table-cell office:value-type="float" office:value="19.693" calcext:value-type="float">
            <text:p>19.693</text:p>
          </table:table-cell>
          <table:table-cell office:value-type="float" office:value="16.513" calcext:value-type="float">
            <text:p>16.513</text:p>
          </table:table-cell>
          <table:table-cell table:formula="of:=[.C384]*2*PI()/360" office:value-type="float" office:value="0.658320740559741" calcext:value-type="float">
            <text:p>0.658320740559741</text:p>
          </table:table-cell>
          <table:table-cell table:formula="of:=[.D384]*2*PI()/360" office:value-type="float" office:value="-0.130986960362174" calcext:value-type="float">
            <text:p>-0.130986960362174</text:p>
          </table:table-cell>
          <table:table-cell table:formula="of:=[.E384]*2*PI()/360" office:value-type="float" office:value="0.343707689595243" calcext:value-type="float">
            <text:p>0.343707689595243</text:p>
          </table:table-cell>
          <table:table-cell table:formula="of:=[.F384]*2*PI()/360" office:value-type="float" office:value="0.288206219381824" calcext:value-type="float">
            <text:p>0.288206219381824</text:p>
          </table:table-cell>
          <table:table-cell table:formula="of:=([.G385]-[.G384])/([.B384]-[.B385])" office:value-type="float" office:value="-1.63781697007147" calcext:value-type="float">
            <text:p>-1.63781697007147</text:p>
          </table:table-cell>
          <table:table-cell table:formula="of:=([.H385]-[.H384])/([.B384]-[.B385])" office:value-type="float" office:value="-1.31946891450772" calcext:value-type="float">
            <text:p>-1.31946891450772</text:p>
          </table:table-cell>
          <table:table-cell table:formula="of:=([.I385]-[.I384])/([.B384]-[.B385])" office:value-type="float" office:value="0.393746279249928" calcext:value-type="float">
            <text:p>0.393746279249928</text:p>
          </table:table-cell>
          <table:table-cell table:formula="of:=([.J385]-[.J384])/([.B384]-[.B385])" office:value-type="float" office:value="-0.178023583703411" calcext:value-type="float">
            <text:p>-0.178023583703411</text:p>
          </table:table-cell>
          <table:table-cell table:formula="of:=([.K385]-[.K384])/([.B384]-[.B385])" office:value-type="float" office:value="-7.03716754403723" calcext:value-type="float">
            <text:p>-7.03716754403723</text:p>
          </table:table-cell>
          <table:table-cell table:formula="of:=([.L385]-[.L384])/([.B384]-[.B385])" office:value-type="float" office:value="-3.01592894744576" calcext:value-type="float">
            <text:p>-3.01592894744576</text:p>
          </table:table-cell>
          <table:table-cell table:formula="of:=([.M385]-[.M384])/([.B384]-[.B385])" office:value-type="float" office:value="-12.8176980266458" calcext:value-type="float">
            <text:p>-12.8176980266458</text:p>
          </table:table-cell>
          <table:table-cell table:formula="of:=([.N385]-[.N384])/([.B384]-[.B385])" office:value-type="float" office:value="-5.78053048260298" calcext:value-type="float">
            <text:p>-5.78053048260298</text:p>
          </table:table-cell>
          <table:table-cell table:number-columns-repeated="1005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5]/120" office:value-type="float" office:value="3.15" calcext:value-type="float">
            <text:p>3.15</text:p>
          </table:table-cell>
          <table:table-cell office:value-type="float" office:value="38.501" calcext:value-type="float">
            <text:p>38.501</text:p>
          </table:table-cell>
          <table:table-cell office:value-type="float" office:value="-6.875" calcext:value-type="float">
            <text:p>-6.875</text:p>
          </table:table-cell>
          <table:table-cell office:value-type="float" office:value="19.505" calcext:value-type="float">
            <text:p>19.505</text:p>
          </table:table-cell>
          <table:table-cell office:value-type="float" office:value="16.598" calcext:value-type="float">
            <text:p>16.598</text:p>
          </table:table-cell>
          <table:table-cell table:formula="of:=[.C385]*2*PI()/360" office:value-type="float" office:value="0.671969215310337" calcext:value-type="float">
            <text:p>0.671969215310337</text:p>
          </table:table-cell>
          <table:table-cell table:formula="of:=[.D385]*2*PI()/360" office:value-type="float" office:value="-0.11999138607461" calcext:value-type="float">
            <text:p>-0.11999138607461</text:p>
          </table:table-cell>
          <table:table-cell table:formula="of:=[.E385]*2*PI()/360" office:value-type="float" office:value="0.340426470601494" calcext:value-type="float">
            <text:p>0.340426470601494</text:p>
          </table:table-cell>
          <table:table-cell table:formula="of:=[.F385]*2*PI()/360" office:value-type="float" office:value="0.289689749246019" calcext:value-type="float">
            <text:p>0.289689749246019</text:p>
          </table:table-cell>
          <table:table-cell table:formula="of:=([.G386]-[.G385])/([.B385]-[.B386])" office:value-type="float" office:value="-1.57917390720449" calcext:value-type="float">
            <text:p>-1.57917390720449</text:p>
          </table:table-cell>
          <table:table-cell table:formula="of:=([.H386]-[.H385])/([.B385]-[.B386])" office:value-type="float" office:value="-1.294336173279" calcext:value-type="float">
            <text:p>-1.294336173279</text:p>
          </table:table-cell>
          <table:table-cell table:formula="of:=([.I386]-[.I385])/([.B385]-[.B386])" office:value-type="float" office:value="0.500560429471976" calcext:value-type="float">
            <text:p>0.500560429471976</text:p>
          </table:table-cell>
          <table:table-cell table:formula="of:=([.J386]-[.J385])/([.B385]-[.B386])" office:value-type="float" office:value="-0.129852496348387" calcext:value-type="float">
            <text:p>-0.129852496348387</text:p>
          </table:table-cell>
          <table:table-cell table:formula="of:=([.K386]-[.K385])/([.B385]-[.B386])" office:value-type="float" office:value="-7.28849495633016" calcext:value-type="float">
            <text:p>-7.28849495633016</text:p>
          </table:table-cell>
          <table:table-cell table:formula="of:=([.L386]-[.L385])/([.B385]-[.B386])" office:value-type="float" office:value="-4.27256600888259" calcext:value-type="float">
            <text:p>-4.27256600888259</text:p>
          </table:table-cell>
          <table:table-cell table:formula="of:=([.M386]-[.M385])/([.B385]-[.B386])" office:value-type="float" office:value="-10.3044239037741" calcext:value-type="float">
            <text:p>-10.3044239037741</text:p>
          </table:table-cell>
          <table:table-cell table:formula="of:=([.N386]-[.N385])/([.B385]-[.B386])" office:value-type="float" office:value="-6.7858401317555" calcext:value-type="float">
            <text:p>-6.7858401317555</text:p>
          </table:table-cell>
          <table:table-cell table:number-columns-repeated="1005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6]/120" office:value-type="float" office:value="3.15833333333333" calcext:value-type="float">
            <text:p>3.15833333333333</text:p>
          </table:table-cell>
          <table:table-cell office:value-type="float" office:value="39.255" calcext:value-type="float">
            <text:p>39.255</text:p>
          </table:table-cell>
          <table:table-cell office:value-type="float" office:value="-6.257" calcext:value-type="float">
            <text:p>-6.257</text:p>
          </table:table-cell>
          <table:table-cell office:value-type="float" office:value="19.266" calcext:value-type="float">
            <text:p>19.266</text:p>
          </table:table-cell>
          <table:table-cell office:value-type="float" office:value="16.66" calcext:value-type="float">
            <text:p>16.66</text:p>
          </table:table-cell>
          <table:table-cell table:formula="of:=[.C386]*2*PI()/360" office:value-type="float" office:value="0.685128997870374" calcext:value-type="float">
            <text:p>0.685128997870374</text:p>
          </table:table-cell>
          <table:table-cell table:formula="of:=[.D386]*2*PI()/360" office:value-type="float" office:value="-0.109205251297285" calcext:value-type="float">
            <text:p>-0.109205251297285</text:p>
          </table:table-cell>
          <table:table-cell table:formula="of:=[.E386]*2*PI()/360" office:value-type="float" office:value="0.336255133689227" calcext:value-type="float">
            <text:p>0.336255133689227</text:p>
          </table:table-cell>
          <table:table-cell table:formula="of:=[.F386]*2*PI()/360" office:value-type="float" office:value="0.290771853382255" calcext:value-type="float">
            <text:p>0.290771853382255</text:p>
          </table:table-cell>
          <table:table-cell table:formula="of:=([.G387]-[.G386])/([.B386]-[.B387])" office:value-type="float" office:value="-1.51843644923507" calcext:value-type="float">
            <text:p>-1.51843644923507</text:p>
          </table:table-cell>
          <table:table-cell table:formula="of:=([.H387]-[.H386])/([.B386]-[.B387])" office:value-type="float" office:value="-1.25873145653831" calcext:value-type="float">
            <text:p>-1.25873145653831</text:p>
          </table:table-cell>
          <table:table-cell table:formula="of:=([.I387]-[.I386])/([.B386]-[.B387])" office:value-type="float" office:value="0.586430628670094" calcext:value-type="float">
            <text:p>0.586430628670094</text:p>
          </table:table-cell>
          <table:table-cell table:formula="of:=([.J387]-[.J386])/([.B386]-[.B387])" office:value-type="float" office:value="-0.0733038285837575" calcext:value-type="float">
            <text:p>-0.073303828583758</text:p>
          </table:table-cell>
          <table:table-cell table:formula="of:=([.K387]-[.K386])/([.B386]-[.B387])" office:value-type="float" office:value="-6.28318530717924" calcext:value-type="float">
            <text:p>-6.28318530717924</text:p>
          </table:table-cell>
          <table:table-cell table:formula="of:=([.L387]-[.L386])/([.B386]-[.B387])" office:value-type="float" office:value="-5.52920307031766" calcext:value-type="float">
            <text:p>-5.52920307031766</text:p>
          </table:table-cell>
          <table:table-cell table:formula="of:=([.M387]-[.M386])/([.B386]-[.B387])" office:value-type="float" office:value="-3.76991118430834" calcext:value-type="float">
            <text:p>-3.76991118430834</text:p>
          </table:table-cell>
          <table:table-cell table:formula="of:=([.N387]-[.N386])/([.B386]-[.B387])" office:value-type="float" office:value="-8.04247719318895" calcext:value-type="float">
            <text:p>-8.04247719318895</text:p>
          </table:table-cell>
          <table:table-cell table:number-columns-repeated="100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7]/120" office:value-type="float" office:value="3.16666666666667" calcext:value-type="float">
            <text:p>3.16666666666667</text:p>
          </table:table-cell>
          <table:table-cell office:value-type="float" office:value="39.98" calcext:value-type="float">
            <text:p>39.98</text:p>
          </table:table-cell>
          <table:table-cell office:value-type="float" office:value="-5.656" calcext:value-type="float">
            <text:p>-5.656</text:p>
          </table:table-cell>
          <table:table-cell office:value-type="float" office:value="18.986" calcext:value-type="float">
            <text:p>18.986</text:p>
          </table:table-cell>
          <table:table-cell office:value-type="float" office:value="16.695" calcext:value-type="float">
            <text:p>16.695</text:p>
          </table:table-cell>
          <table:table-cell table:formula="of:=[.C387]*2*PI()/360" office:value-type="float" office:value="0.697782634947333" calcext:value-type="float">
            <text:p>0.697782634947333</text:p>
          </table:table-cell>
          <table:table-cell table:formula="of:=[.D387]*2*PI()/360" office:value-type="float" office:value="-0.0987158224927993" calcext:value-type="float">
            <text:p>-0.098715822492799</text:p>
          </table:table-cell>
          <table:table-cell table:formula="of:=[.E387]*2*PI()/360" office:value-type="float" office:value="0.331368211783643" calcext:value-type="float">
            <text:p>0.331368211783643</text:p>
          </table:table-cell>
          <table:table-cell table:formula="of:=[.F387]*2*PI()/360" office:value-type="float" office:value="0.291382718620453" calcext:value-type="float">
            <text:p>0.291382718620453</text:p>
          </table:table-cell>
          <table:table-cell table:formula="of:=([.G388]-[.G387])/([.B387]-[.B388])" office:value-type="float" office:value="-1.46607657167524" calcext:value-type="float">
            <text:p>-1.46607657167524</text:p>
          </table:table-cell>
          <table:table-cell table:formula="of:=([.H388]-[.H387])/([.B387]-[.B388])" office:value-type="float" office:value="-1.21265476428567" calcext:value-type="float">
            <text:p>-1.21265476428567</text:p>
          </table:table-cell>
          <table:table-cell table:formula="of:=([.I388]-[.I387])/([.B387]-[.B388])" office:value-type="float" office:value="0.617846555205996" calcext:value-type="float">
            <text:p>0.617846555205996</text:p>
          </table:table-cell>
          <table:table-cell table:formula="of:=([.J388]-[.J387])/([.B387]-[.B388])" office:value-type="float" office:value="-0.00628318530718321" calcext:value-type="float">
            <text:p>-0.006283185307183</text:p>
          </table:table-cell>
          <table:table-cell table:formula="of:=([.K388]-[.K387])/([.B387]-[.B388])" office:value-type="float" office:value="-5.2778756580315" calcext:value-type="float">
            <text:p>-5.2778756580315</text:p>
          </table:table-cell>
          <table:table-cell table:formula="of:=([.L388]-[.L387])/([.B387]-[.B388])" office:value-type="float" office:value="-6.53451271946716" calcext:value-type="float">
            <text:p>-6.53451271946716</text:p>
          </table:table-cell>
          <table:table-cell table:formula="of:=([.M388]-[.M387])/([.B387]-[.B388])" office:value-type="float" office:value="2.01061929829784" calcext:value-type="float">
            <text:p>2.01061929829784</text:p>
          </table:table-cell>
          <table:table-cell table:formula="of:=([.N388]-[.N387])/([.B387]-[.B388])" office:value-type="float" office:value="-8.29380460547788" calcext:value-type="float">
            <text:p>-8.29380460547788</text:p>
          </table:table-cell>
          <table:table-cell table:number-columns-repeated="1005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8]/120" office:value-type="float" office:value="3.175" calcext:value-type="float">
            <text:p>3.175</text:p>
          </table:table-cell>
          <table:table-cell office:value-type="float" office:value="40.68" calcext:value-type="float">
            <text:p>40.68</text:p>
          </table:table-cell>
          <table:table-cell office:value-type="float" office:value="-5.077" calcext:value-type="float">
            <text:p>-5.077</text:p>
          </table:table-cell>
          <table:table-cell office:value-type="float" office:value="18.691" calcext:value-type="float">
            <text:p>18.691</text:p>
          </table:table-cell>
          <table:table-cell office:value-type="float" office:value="16.698" calcext:value-type="float">
            <text:p>16.698</text:p>
          </table:table-cell>
          <table:table-cell table:formula="of:=[.C388]*2*PI()/360" office:value-type="float" office:value="0.709999939711293" calcext:value-type="float">
            <text:p>0.709999939711293</text:p>
          </table:table-cell>
          <table:table-cell table:formula="of:=[.D388]*2*PI()/360" office:value-type="float" office:value="-0.0886103661237521" calcext:value-type="float">
            <text:p>-0.088610366123752</text:p>
          </table:table-cell>
          <table:table-cell table:formula="of:=[.E388]*2*PI()/360" office:value-type="float" office:value="0.32621949049026" calcext:value-type="float">
            <text:p>0.32621949049026</text:p>
          </table:table-cell>
          <table:table-cell table:formula="of:=[.F388]*2*PI()/360" office:value-type="float" office:value="0.291435078498013" calcext:value-type="float">
            <text:p>0.291435078498013</text:p>
          </table:table-cell>
          <table:table-cell table:formula="of:=([.G389]-[.G388])/([.B388]-[.B389])" office:value-type="float" office:value="-1.42209427452498" calcext:value-type="float">
            <text:p>-1.42209427452498</text:p>
          </table:table-cell>
          <table:table-cell table:formula="of:=([.H389]-[.H388])/([.B388]-[.B389])" office:value-type="float" office:value="-1.15820049162344" calcext:value-type="float">
            <text:p>-1.15820049162344</text:p>
          </table:table-cell>
          <table:table-cell table:formula="of:=([.I389]-[.I388])/([.B388]-[.B389])" office:value-type="float" office:value="0.601091394386848" calcext:value-type="float">
            <text:p>0.601091394386848</text:p>
          </table:table-cell>
          <table:table-cell table:formula="of:=([.J389]-[.J388])/([.B388]-[.B389])" office:value-type="float" office:value="0.0628318530717988" calcext:value-type="float">
            <text:p>0.062831853071799</text:p>
          </table:table-cell>
          <table:table-cell table:number-columns-repeated="1009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9]/120" office:value-type="float" office:value="3.18333333333333" calcext:value-type="float">
            <text:p>3.18333333333333</text:p>
          </table:table-cell>
          <table:table-cell office:value-type="float" office:value="41.359" calcext:value-type="float">
            <text:p>41.359</text:p>
          </table:table-cell>
          <table:table-cell office:value-type="float" office:value="-4.524" calcext:value-type="float">
            <text:p>-4.524</text:p>
          </table:table-cell>
          <table:table-cell office:value-type="float" office:value="18.404" calcext:value-type="float">
            <text:p>18.404</text:p>
          </table:table-cell>
          <table:table-cell office:value-type="float" office:value="16.668" calcext:value-type="float">
            <text:p>16.668</text:p>
          </table:table-cell>
          <table:table-cell table:formula="of:=[.C389]*2*PI()/360" office:value-type="float" office:value="0.721850725332335" calcext:value-type="float">
            <text:p>0.721850725332335</text:p>
          </table:table-cell>
          <table:table-cell table:formula="of:=[.D389]*2*PI()/360" office:value-type="float" office:value="-0.0789586953602235" calcext:value-type="float">
            <text:p>-0.078958695360224</text:p>
          </table:table-cell>
          <table:table-cell table:formula="of:=[.E389]*2*PI()/360" office:value-type="float" office:value="0.321210395537036" calcext:value-type="float">
            <text:p>0.321210395537036</text:p>
          </table:table-cell>
          <table:table-cell table:formula="of:=[.F389]*2*PI()/360" office:value-type="float" office:value="0.290911479722415" calcext:value-type="float">
            <text:p>0.290911479722415</text:p>
          </table:table-cell>
          <table:table-cell table:number-columns-repeated="1013"/>
        </table:table-row>
        <table:table-row table:style-name="ro1" table:number-rows-repeated="104818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4:56:03.195384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18:13:01.321784587</dc:date>
    <meta:editing-duration>P3DT4H22M30S</meta:editing-duration>
    <meta:editing-cycles>54</meta:editing-cycles>
    <meta:generator>LibreOffice/6.4.7.2$Linux_X86_64 LibreOffice_project/40$Build-2</meta:generator>
    <meta:document-statistic meta:table-count="1" meta:cell-count="6938" meta:object-count="0"/>
  </office:meta>
</office:document-meta>
</file>